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5.29pt"/>
    </style:style>
    <style:style style:name="co2" style:family="table-column">
      <style:table-column-properties fo:break-before="auto" style:column-width="19.11pt"/>
    </style:style>
    <style:style style:name="co3" style:family="table-column">
      <style:table-column-properties fo:break-before="auto" style:column-width="57.71pt"/>
    </style:style>
    <style:style style:name="co4" style:family="table-column">
      <style:table-column-properties fo:break-before="auto" style:column-width="51.9pt"/>
    </style:style>
    <style:style style:name="co5" style:family="table-column">
      <style:table-column-properties fo:break-before="auto" style:column-width="26.84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1.06pt"/>
    </style:style>
    <style:style style:name="co8" style:family="table-column">
      <style:table-column-properties fo:break-before="auto" style:column-width="26.45pt"/>
    </style:style>
    <style:style style:name="co9" style:family="table-column">
      <style:table-column-properties fo:break-before="auto" style:column-width="15.65pt"/>
    </style:style>
    <style:style style:name="co10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map style:condition="cell-content()=1" style:apply-style-name="Untitled1" style:base-cell-address="Sheet2.E9"/>
      <style:map style:condition="cell-content()=2" style:apply-style-name="Untitled2" style:base-cell-address="Sheet2.E9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map style:condition="cell-content()&gt;0" style:apply-style-name="Untitled1" style:base-cell-address="Sheet2.AB9"/>
    </style:style>
    <style:style style:name="ce5" style:family="table-cell" style:parent-style-name="Default">
      <style:table-cell-properties fo:border="0.06pt solid #000000"/>
      <style:map style:condition="cell-content()=1" style:apply-style-name="Untitled1" style:base-cell-address="Sheet2.AB27"/>
      <style:map style:condition="cell-content()=2" style:apply-style-name="Untitled2" style:base-cell-address="Sheet2.AB27"/>
    </style:style>
    <style:style style:name="ce6" style:family="table-cell" style:parent-style-name="Default">
      <style:table-cell-properties fo:border="0.06pt solid #000000"/>
      <style:map style:condition="cell-content()=1" style:apply-style-name="Untitled1" style:base-cell-address="Sheet2.AB27"/>
      <style:map style:condition="cell-content()=2" style:apply-style-name="Untitled2" style:base-cell-address="Sheet2.AB27"/>
    </style:style>
    <style:style style:name="ce7" style:family="table-cell" style:parent-style-name="Default">
      <style:table-cell-properties fo:border="0.06pt solid #000000"/>
      <style:map style:condition="cell-content()=1" style:apply-style-name="Untitled1" style:base-cell-address="Sheet2.AC28"/>
      <style:map style:condition="cell-content()=2" style:apply-style-name="Untitled2" style:base-cell-address="Sheet2.AC28"/>
    </style:style>
    <style:style style:name="ce8" style:family="table-cell" style:parent-style-name="Default">
      <style:table-cell-properties fo:border="0.06pt solid #000000"/>
      <style:map style:condition="cell-content()=1" style:apply-style-name="Untitled1" style:base-cell-address="Sheet2.AD29"/>
      <style:map style:condition="cell-content()=2" style:apply-style-name="Untitled2" style:base-cell-address="Sheet2.AD29"/>
    </style:style>
    <style:style style:name="ce9" style:family="table-cell" style:parent-style-name="Default">
      <style:table-cell-properties fo:border="0.06pt solid #000000"/>
      <style:map style:condition="cell-content()=1" style:apply-style-name="Untitled1" style:base-cell-address="Sheet2.AE30"/>
      <style:map style:condition="cell-content()=2" style:apply-style-name="Untitled2" style:base-cell-address="Sheet2.AE30"/>
    </style:style>
    <style:style style:name="ce10" style:family="table-cell" style:parent-style-name="Default">
      <style:table-cell-properties fo:border="0.06pt solid #000000"/>
      <style:map style:condition="cell-content()=1" style:apply-style-name="Untitled1" style:base-cell-address="Sheet2.AF30"/>
      <style:map style:condition="cell-content()=2" style:apply-style-name="Untitled2" style:base-cell-address="Sheet2.AF30"/>
    </style:style>
    <style:style style:name="ce11" style:family="table-cell" style:parent-style-name="Default">
      <style:table-cell-properties fo:border="0.06pt solid #000000"/>
      <style:map style:condition="cell-content()=1" style:apply-style-name="Untitled1" style:base-cell-address="Sheet2.AG31"/>
      <style:map style:condition="cell-content()=2" style:apply-style-name="Untitled2" style:base-cell-address="Sheet2.AG31"/>
    </style:style>
    <style:style style:name="ce12" style:family="table-cell" style:parent-style-name="Default">
      <style:table-cell-properties fo:border="0.06pt solid #000000"/>
      <style:map style:condition="cell-content()=1" style:apply-style-name="Untitled1" style:base-cell-address="Sheet2.AG31"/>
      <style:map style:condition="cell-content()=2" style:apply-style-name="Untitled2" style:base-cell-address="Sheet2.AG31"/>
    </style:style>
    <style:style style:name="ce13" style:family="table-cell" style:parent-style-name="Default">
      <style:table-cell-properties fo:border="0.06pt solid #000000"/>
      <style:map style:condition="cell-content()=1" style:apply-style-name="Untitled1" style:base-cell-address="Sheet2.AH32"/>
      <style:map style:condition="cell-content()=2" style:apply-style-name="Untitled2" style:base-cell-address="Sheet2.AH32"/>
    </style:style>
    <style:style style:name="ce14" style:family="table-cell" style:parent-style-name="Default">
      <style:table-cell-properties fo:border="0.06pt solid #000000"/>
      <style:map style:condition="cell-content()=1" style:apply-style-name="Untitled1" style:base-cell-address="Sheet2.AI32"/>
      <style:map style:condition="cell-content()=2" style:apply-style-name="Untitled2" style:base-cell-address="Sheet2.AI32"/>
    </style:style>
    <style:style style:name="ce15" style:family="table-cell" style:parent-style-name="Default">
      <style:table-cell-properties fo:border="0.06pt solid #000000"/>
      <style:map style:condition="cell-content()=1" style:apply-style-name="Untitled1" style:base-cell-address="Sheet2.AI33"/>
      <style:map style:condition="cell-content()=2" style:apply-style-name="Untitled2" style:base-cell-address="Sheet2.AI33"/>
    </style:style>
    <style:style style:name="ce16" style:family="table-cell" style:parent-style-name="Default">
      <style:table-cell-properties fo:border="0.06pt solid #000000"/>
      <style:map style:condition="cell-content()=1" style:apply-style-name="Untitled1" style:base-cell-address="Sheet2.AJ34"/>
      <style:map style:condition="cell-content()=2" style:apply-style-name="Untitled2" style:base-cell-address="Sheet2.AJ34"/>
    </style:style>
    <style:style style:name="ce17" style:family="table-cell" style:parent-style-name="Default">
      <style:table-cell-properties fo:border="0.06pt solid #000000"/>
      <style:map style:condition="cell-content()=1" style:apply-style-name="Untitled1" style:base-cell-address="Sheet2.AK33"/>
      <style:map style:condition="cell-content()=2" style:apply-style-name="Untitled2" style:base-cell-address="Sheet2.AK33"/>
    </style:style>
    <style:style style:name="ce18" style:family="table-cell" style:parent-style-name="Default">
      <style:table-cell-properties fo:border="0.06pt solid #000000"/>
      <style:map style:condition="cell-content()=1" style:apply-style-name="Untitled1" style:base-cell-address="Sheet2.AK35"/>
      <style:map style:condition="cell-content()=2" style:apply-style-name="Untitled2" style:base-cell-address="Sheet2.AK35"/>
    </style:style>
    <style:style style:name="ce19" style:family="table-cell" style:parent-style-name="Default">
      <style:table-cell-properties fo:border="0.06pt solid #000000"/>
      <style:map style:condition="cell-content()=1" style:apply-style-name="Untitled1" style:base-cell-address="Sheet2.AL36"/>
      <style:map style:condition="cell-content()=2" style:apply-style-name="Untitled2" style:base-cell-address="Sheet2.AL36"/>
    </style:style>
    <style:style style:name="ce20" style:family="table-cell" style:parent-style-name="Default">
      <style:table-cell-properties fo:border="0.06pt solid #000000"/>
      <style:map style:condition="cell-content()=1" style:apply-style-name="Untitled1" style:base-cell-address="Sheet2.AM34"/>
      <style:map style:condition="cell-content()=2" style:apply-style-name="Untitled2" style:base-cell-address="Sheet2.AM34"/>
    </style:style>
    <style:style style:name="ce21" style:family="table-cell" style:parent-style-name="Default">
      <style:table-cell-properties fo:border="0.06pt solid #000000"/>
      <style:map style:condition="cell-content()=1" style:apply-style-name="Untitled1" style:base-cell-address="Sheet2.AM37"/>
      <style:map style:condition="cell-content()=2" style:apply-style-name="Untitled2" style:base-cell-address="Sheet2.AM37"/>
    </style:style>
    <style:style style:name="ce22" style:family="table-cell" style:parent-style-name="Default">
      <style:table-cell-properties fo:border="0.06pt solid #000000"/>
      <style:map style:condition="cell-content()=1" style:apply-style-name="Untitled1" style:base-cell-address="Sheet2.AN38"/>
      <style:map style:condition="cell-content()=2" style:apply-style-name="Untitled2" style:base-cell-address="Sheet2.AN38"/>
    </style:style>
    <style:style style:name="ce23" style:family="table-cell" style:parent-style-name="Default">
      <style:table-cell-properties fo:border="0.06pt solid #000000"/>
      <style:map style:condition="cell-content()=1" style:apply-style-name="Untitled1" style:base-cell-address="Sheet2.AO35"/>
      <style:map style:condition="cell-content()=2" style:apply-style-name="Untitled2" style:base-cell-address="Sheet2.AO35"/>
    </style:style>
    <style:style style:name="ce24" style:family="table-cell" style:parent-style-name="Default">
      <style:table-cell-properties fo:border="0.06pt solid #000000"/>
      <style:map style:condition="cell-content()=1" style:apply-style-name="Untitled1" style:base-cell-address="Sheet2.AO39"/>
      <style:map style:condition="cell-content()=2" style:apply-style-name="Untitled2" style:base-cell-address="Sheet2.AO39"/>
    </style:style>
    <style:style style:name="ce25" style:family="table-cell" style:parent-style-name="Default">
      <style:table-cell-properties fo:border="0.06pt solid #000000"/>
      <style:map style:condition="cell-content()=1" style:apply-style-name="Untitled1" style:base-cell-address="Sheet2.AP40"/>
      <style:map style:condition="cell-content()=2" style:apply-style-name="Untitled2" style:base-cell-address="Sheet2.AP40"/>
    </style:style>
    <style:style style:name="ce26" style:family="table-cell" style:parent-style-name="Default">
      <style:table-cell-properties fo:border="0.06pt solid #000000"/>
      <style:map style:condition="cell-content()=1" style:apply-style-name="Untitled1" style:base-cell-address="Sheet2.AQ36"/>
      <style:map style:condition="cell-content()=2" style:apply-style-name="Untitled2" style:base-cell-address="Sheet2.AQ36"/>
    </style:style>
    <style:style style:name="ce27" style:family="table-cell" style:parent-style-name="Default">
      <style:table-cell-properties fo:border="0.06pt solid #000000"/>
      <style:map style:condition="cell-content()=1" style:apply-style-name="Untitled1" style:base-cell-address="Sheet2.AS37"/>
      <style:map style:condition="cell-content()=2" style:apply-style-name="Untitled2" style:base-cell-address="Sheet2.AS37"/>
    </style:style>
    <style:style style:name="ce28" style:family="table-cell" style:parent-style-name="Default">
      <style:table-cell-properties fo:border="0.06pt solid #000000"/>
      <style:map style:condition="cell-content()=1" style:apply-style-name="Untitled1" style:base-cell-address="Sheet2.AU38"/>
      <style:map style:condition="cell-content()=2" style:apply-style-name="Untitled2" style:base-cell-address="Sheet2.AU38"/>
    </style:style>
    <style:style style:name="ce29" style:family="table-cell" style:parent-style-name="Default">
      <style:table-cell-properties fo:border="0.06pt solid #000000"/>
      <style:map style:condition="cell-content()=1" style:apply-style-name="Untitled1" style:base-cell-address="Sheet2.AW39"/>
      <style:map style:condition="cell-content()=2" style:apply-style-name="Untitled2" style:base-cell-address="Sheet2.AW39"/>
    </style:style>
    <style:style style:name="ce30" style:family="table-cell" style:parent-style-name="Default">
      <style:table-cell-properties fo:border="0.06pt solid #000000"/>
      <style:map style:condition="cell-content()=1" style:apply-style-name="Untitled1" style:base-cell-address="Sheet2.AN38"/>
      <style:map style:condition="cell-content()=2" style:apply-style-name="Untitled2" style:base-cell-address="Sheet2.AN38"/>
    </style:style>
    <style:style style:name="ce31" style:family="table-cell" style:parent-style-name="Default">
      <style:table-cell-properties fo:border="0.06pt solid #000000"/>
      <style:map style:condition="cell-content()=1" style:apply-style-name="Untitled1" style:base-cell-address="Sheet2.AO39"/>
      <style:map style:condition="cell-content()=2" style:apply-style-name="Untitled2" style:base-cell-address="Sheet2.AO39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="0.06pt solid #000000"/>
      <style:map style:condition="cell-content()=1" style:apply-style-name="Untitled1" style:base-cell-address="Sheet2.AP40"/>
      <style:map style:condition="cell-content()=2" style:apply-style-name="Untitled2" style:base-cell-address="Sheet2.AP40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formula="of:=[.C3]/[.C4]" office:value-type="float" office:value="27.4285714285714" calcext:value-type="float">
            <text:p>27.428571428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8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MOD(CEILING([.$C$5]*[.$D6];1)+CEILING([.$C$5]*[.E$5];1)-CEILING([.$C$5]*MOD([.$D6]+[.E$5];[.$C$4]);1);[.$C$3])" office:value-type="float" office:value="0" calcext:value-type="float">
            <text:p>0</text:p>
          </table:table-cell>
          <table:table-cell table:formula="of:=MOD(CEILING([.$C$5]*[.$D6];1)+CEILING([.$C$5]*[.F$5];1)-CEILING([.$C$5]*MOD([.$D6]+[.F$5];[.$C$4]);1);[.$C$3])" office:value-type="float" office:value="0" calcext:value-type="float">
            <text:p>0</text:p>
          </table:table-cell>
          <table:table-cell table:formula="of:=MOD(CEILING([.$C$5]*[.$D6];1)+CEILING([.$C$5]*[.G$5];1)-CEILING([.$C$5]*MOD([.$D6]+[.G$5];[.$C$4]);1);[.$C$3])" office:value-type="float" office:value="0" calcext:value-type="float">
            <text:p>0</text:p>
          </table:table-cell>
          <table:table-cell table:formula="of:=MOD(CEILING([.$C$5]*[.$D6];1)+CEILING([.$C$5]*[.H$5];1)-CEILING([.$C$5]*MOD([.$D6]+[.H$5];[.$C$4]);1);[.$C$3])" office:value-type="float" office:value="0" calcext:value-type="float">
            <text:p>0</text:p>
          </table:table-cell>
          <table:table-cell table:formula="of:=MOD(CEILING([.$C$5]*[.$D6];1)+CEILING([.$C$5]*[.I$5];1)-CEILING([.$C$5]*MOD([.$D6]+[.I$5];[.$C$4]);1);[.$C$3])" office:value-type="float" office:value="0" calcext:value-type="float">
            <text:p>0</text:p>
          </table:table-cell>
          <table:table-cell table:formula="of:=MOD(CEILING([.$C$5]*[.$D6];1)+CEILING([.$C$5]*[.J$5];1)-CEILING([.$C$5]*MOD([.$D6]+[.J$5];[.$C$4]);1);[.$C$3])" office:value-type="float" office:value="0" calcext:value-type="float">
            <text:p>0</text:p>
          </table:table-cell>
          <table:table-cell table:formula="of:=MOD(CEILING([.$C$5]*[.$D6];1)+CEILING([.$C$5]*[.K$5];1)-CEILING([.$C$5]*MOD([.$D6]+[.K$5];[.$C$4]);1);[.$C$3])" office:value-type="float" office:value="0" calcext:value-type="float">
            <text:p>0</text:p>
          </table:table-cell>
          <table:table-cell table:formula="of:=MOD(CEILING([.$C$5]*[.$D6];1)+CEILING([.$C$5]*[.L$5];1)-CEILING([.$C$5]*MOD([.$D6]+[.L$5];[.$C$4]);1);[.$C$3])" office:value-type="float" office:value="0" calcext:value-type="float">
            <text:p>0</text:p>
          </table:table-cell>
          <table:table-cell table:formula="of:=MOD(CEILING([.$C$5]*[.$D6];1)+CEILING([.$C$5]*[.M$5];1)-CEILING([.$C$5]*MOD([.$D6]+[.M$5];[.$C$4]);1);[.$C$3])" office:value-type="float" office:value="0" calcext:value-type="float">
            <text:p>0</text:p>
          </table:table-cell>
          <table:table-cell table:formula="of:=MOD(CEILING([.$C$5]*[.$D6];1)+CEILING([.$C$5]*[.N$5];1)-CEILING([.$C$5]*MOD([.$D6]+[.N$5];[.$C$4]);1);[.$C$3])" office:value-type="float" office:value="0" calcext:value-type="float">
            <text:p>0</text:p>
          </table:table-cell>
          <table:table-cell table:formula="of:=MOD(CEILING([.$C$5]*[.$D6];1)+CEILING([.$C$5]*[.O$5];1)-CEILING([.$C$5]*MOD([.$D6]+[.O$5];[.$C$4]);1);[.$C$3])" office:value-type="float" office:value="0" calcext:value-type="float">
            <text:p>0</text:p>
          </table:table-cell>
          <table:table-cell table:formula="of:=MOD(CEILING([.$C$5]*[.$D6];1)+CEILING([.$C$5]*[.P$5];1)-CEILING([.$C$5]*MOD([.$D6]+[.P$5];[.$C$4]);1);[.$C$3])" office:value-type="float" office:value="0" calcext:value-type="float">
            <text:p>0</text:p>
          </table:table-cell>
          <table:table-cell table:formula="of:=MOD(CEILING([.$C$5]*[.$D6];1)+CEILING([.$C$5]*[.Q$5];1)-CEILING([.$C$5]*MOD([.$D6]+[.Q$5];[.$C$4]);1);[.$C$3])" office:value-type="float" office:value="0" calcext:value-type="float">
            <text:p>0</text:p>
          </table:table-cell>
          <table:table-cell table:formula="of:=MOD(CEILING([.$C$5]*[.$D6];1)+CEILING([.$C$5]*[.R$5];1)-CEILING([.$C$5]*MOD([.$D6]+[.R$5];[.$C$4]);1);[.$C$3])" office:value-type="float" office:value="0" calcext:value-type="float">
            <text:p>0</text:p>
          </table:table-cell>
          <table:table-cell table:formula="of:=MOD(CEILING([.$C$5]*[.$D6];1)+CEILING([.$C$5]*[.S$5];1)-CEILING([.$C$5]*MOD([.$D6]+[.S$5];[.$C$4]);1);[.$C$3])" office:value-type="float" office:value="0" calcext:value-type="float">
            <text:p>0</text:p>
          </table:table-cell>
          <table:table-cell table:formula="of:=MOD(CEILING([.$C$5]*[.$D6];1)+CEILING([.$C$5]*[.T$5];1)-CEILING([.$C$5]*MOD([.$D6]+[.T$5];[.$C$4]);1);[.$C$3])" office:value-type="float" office:value="0" calcext:value-type="float">
            <text:p>0</text:p>
          </table:table-cell>
          <table:table-cell table:formula="of:=MOD(CEILING([.$C$5]*[.$D6];1)+CEILING([.$C$5]*[.U$5];1)-CEILING([.$C$5]*MOD([.$D6]+[.U$5];[.$C$4]);1);[.$C$3])" office:value-type="float" office:value="0" calcext:value-type="float">
            <text:p>0</text:p>
          </table:table-cell>
          <table:table-cell table:formula="of:=MOD(CEILING([.$C$5]*[.$D6];1)+CEILING([.$C$5]*[.V$5];1)-CEILING([.$C$5]*MOD([.$D6]+[.V$5];[.$C$4]);1);[.$C$3])" office:value-type="float" office:value="0" calcext:value-type="float">
            <text:p>0</text:p>
          </table:table-cell>
          <table:table-cell table:formula="of:=MOD(CEILING([.$C$5]*[.$D6];1)+CEILING([.$C$5]*[.W$5];1)-CEILING([.$C$5]*MOD([.$D6]+[.W$5];[.$C$4]);1);[.$C$3])" office:value-type="float" office:value="0" calcext:value-type="float">
            <text:p>0</text:p>
          </table:table-cell>
          <table:table-cell table:formula="of:=MOD(CEILING([.$C$5]*[.$D6];1)+CEILING([.$C$5]*[.X$5];1)-CEILING([.$C$5]*MOD([.$D6]+[.X$5];[.$C$4]);1);[.$C$3])" office:value-type="float" office:value="0" calcext:value-type="float">
            <text:p>0</text:p>
          </table:table-cell>
          <table:table-cell table:formula="of:=MOD(CEILING([.$C$5]*[.$D6];1)+CEILING([.$C$5]*[.Y$5];1)-CEILING([.$C$5]*MOD([.$D6]+[.Y$5];[.$C$4]);1);[.$C$3])" office:value-type="float" office:value="0" calcext:value-type="float">
            <text:p>0</text:p>
          </table:table-cell>
          <table:table-cell table:formula="of:=MOD(CEILING([.$C$5]*[.$D6];1)+CEILING([.$C$5]*[.Z$5];1)-CEILING([.$C$5]*MOD([.$D6]+[.Z$5];[.$C$4]);1);[.$C$3])" office:value-type="float" office:value="0" calcext:value-type="float">
            <text:p>0</text:p>
          </table:table-cell>
          <table:table-cell table:formula="of:=MOD(CEILING([.$C$5]*[.$D6];1)+CEILING([.$C$5]*[.AA$5];1)-CEILING([.$C$5]*MOD([.$D6]+[.AA$5];[.$C$4]);1);[.$C$3])" office:value-type="float" office:value="0" calcext:value-type="float">
            <text:p>0</text:p>
          </table:table-cell>
          <table:table-cell table:formula="of:=MOD(CEILING([.$C$5]*[.$D6];1)+CEILING([.$C$5]*[.AB$5];1)-CEILING([.$C$5]*MOD([.$D6]+[.AB$5];[.$C$4]);1);[.$C$3])" office:value-type="float" office:value="0" calcext:value-type="float">
            <text:p>0</text:p>
          </table:table-cell>
          <table:table-cell table:formula="of:=MOD(CEILING([.$C$5]*[.$D6];1)+CEILING([.$C$5]*[.AC$5];1)-CEILING([.$C$5]*MOD([.$D6]+[.AC$5];[.$C$4]);1);[.$C$3])" office:value-type="float" office:value="0" calcext:value-type="float">
            <text:p>0</text:p>
          </table:table-cell>
          <table:table-cell table:formula="of:=MOD(CEILING([.$C$5]*[.$D6];1)+CEILING([.$C$5]*[.AD$5];1)-CEILING([.$C$5]*MOD([.$D6]+[.AD$5];[.$C$4]);1);[.$C$3])" office:value-type="float" office:value="0" calcext:value-type="float">
            <text:p>0</text:p>
          </table:table-cell>
          <table:table-cell table:formula="of:=MOD(CEILING([.$C$5]*[.$D6];1)+CEILING([.$C$5]*[.AE$5];1)-CEILING([.$C$5]*MOD([.$D6]+[.AE$5];[.$C$4]);1);[.$C$3])" office:value-type="float" office:value="0" calcext:value-type="float">
            <text:p>0</text:p>
          </table:table-cell>
          <table:table-cell table:formula="of:=MOD(CEILING([.$C$5]*[.$D6];1)+CEILING([.$C$5]*[.AF$5];1)-CEILING([.$C$5]*MOD([.$D6]+[.AF$5];[.$C$4]);1);[.$C$3])" office:value-type="float" office:value="0" calcext:value-type="float">
            <text:p>0</text:p>
          </table:table-cell>
          <table:table-cell table:formula="of:=MOD(CEILING([.$C$5]*[.$D6];1)+CEILING([.$C$5]*[.AG$5];1)-CEILING([.$C$5]*MOD([.$D6]+[.AG$5];[.$C$4]);1);[.$C$3])" office:value-type="float" office:value="0" calcext:value-type="float">
            <text:p>0</text:p>
          </table:table-cell>
          <table:table-cell table:formula="of:=MOD(CEILING([.$C$5]*[.$D6];1)+CEILING([.$C$5]*[.AH$5];1)-CEILING([.$C$5]*MOD([.$D6]+[.AH$5];[.$C$4]);1);[.$C$3])" office:value-type="float" office:value="0" calcext:value-type="float">
            <text:p>0</text:p>
          </table:table-cell>
          <table:table-cell table:formula="of:=MOD(CEILING([.$C$5]*[.$D6];1)+CEILING([.$C$5]*[.AI$5];1)-CEILING([.$C$5]*MOD([.$D6]+[.AI$5];[.$C$4]);1);[.$C$3])" office:value-type="float" office:value="0" calcext:value-type="float">
            <text:p>0</text:p>
          </table:table-cell>
          <table:table-cell table:formula="of:=MOD(CEILING([.$C$5]*[.$D6];1)+CEILING([.$C$5]*[.AJ$5];1)-CEILING([.$C$5]*MOD([.$D6]+[.AJ$5];[.$C$4]);1);[.$C$3])" office:value-type="float" office:value="0" calcext:value-type="float">
            <text:p>0</text:p>
          </table:table-cell>
          <table:table-cell table:formula="of:=MOD(CEILING([.$C$5]*[.$D6];1)+CEILING([.$C$5]*[.AK$5];1)-CEILING([.$C$5]*MOD([.$D6]+[.AK$5];[.$C$4]);1);[.$C$3])" office:value-type="float" office:value="0" calcext:value-type="float">
            <text:p>0</text:p>
          </table:table-cell>
          <table:table-cell table:formula="of:=MOD(CEILING([.$C$5]*[.$D6];1)+CEILING([.$C$5]*[.AL$5];1)-CEILING([.$C$5]*MOD([.$D6]+[.AL$5];[.$C$4]);1);[.$C$3])" office:value-type="float" office:value="0" calcext:value-type="float">
            <text:p>0</text:p>
          </table:table-cell>
          <table:table-cell table:formula="of:=MOD(CEILING([.$C$5]*[.$D6];1)+CEILING([.$C$5]*[.AM$5];1)-CEILING([.$C$5]*MOD([.$D6]+[.AM$5];[.$C$4]);1);[.$C$3])" office:value-type="float" office:value="0" calcext:value-type="float">
            <text:p>0</text:p>
          </table:table-cell>
          <table:table-cell table:formula="of:=MOD(CEILING([.$C$5]*[.$D6];1)+CEILING([.$C$5]*[.AN$5];1)-CEILING([.$C$5]*MOD([.$D6]+[.AN$5];[.$C$4]);1);[.$C$3])" office:value-type="float" office:value="0" calcext:value-type="float">
            <text:p>0</text:p>
          </table:table-cell>
          <table:table-cell table:formula="of:=MOD(CEILING([.$C$5]*[.$D6];1)+CEILING([.$C$5]*[.AO$5];1)-CEILING([.$C$5]*MOD([.$D6]+[.AO$5];[.$C$4]);1);[.$C$3])" office:value-type="float" office:value="0" calcext:value-type="float">
            <text:p>0</text:p>
          </table:table-cell>
          <table:table-cell table:formula="of:=MOD(CEILING([.$C$5]*[.$D6];1)+CEILING([.$C$5]*[.AP$5];1)-CEILING([.$C$5]*MOD([.$D6]+[.AP$5];[.$C$4]);1);[.$C$3])" office:value-type="float" office:value="0" calcext:value-type="float">
            <text:p>0</text:p>
          </table:table-cell>
          <table:table-cell table:formula="of:=MOD(CEILING([.$C$5]*[.$D6];1)+CEILING([.$C$5]*[.AQ$5];1)-CEILING([.$C$5]*MOD([.$D6]+[.AQ$5];[.$C$4]);1);[.$C$3])" office:value-type="float" office:value="0" calcext:value-type="float">
            <text:p>0</text:p>
          </table:table-cell>
          <table:table-cell table:formula="of:=MOD(CEILING([.$C$5]*[.$D6];1)+CEILING([.$C$5]*[.AR$5];1)-CEILING([.$C$5]*MOD([.$D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sum</text:p>
          </table:table-cell>
          <table:table-cell table:formula="of:=SUM(OFFSET([.$E$6];0;0;[.$C$4];[.$C$4])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CEILING([.$C$5]*[.$D7];1)+CEILING([.$C$5]*[.E$5];1)-CEILING([.$C$5]*MOD([.$D7]+[.E$5];[.$C$4]);1);[.$C$3])" office:value-type="float" office:value="0" calcext:value-type="float">
            <text:p>0</text:p>
          </table:table-cell>
          <table:table-cell table:formula="of:=MOD(CEILING([.$C$5]*[.$D7];1)+CEILING([.$C$5]*[.F$5];1)-CEILING([.$C$5]*MOD([.$D7]+[.F$5];[.$C$4]);1);[.$C$3])" office:value-type="float" office:value="1" calcext:value-type="float">
            <text:p>1</text:p>
          </table:table-cell>
          <table:table-cell table:formula="of:=MOD(CEILING([.$C$5]*[.$D7];1)+CEILING([.$C$5]*[.G$5];1)-CEILING([.$C$5]*MOD([.$D7]+[.G$5];[.$C$4]);1);[.$C$3])" office:value-type="float" office:value="0" calcext:value-type="float">
            <text:p>0</text:p>
          </table:table-cell>
          <table:table-cell table:formula="of:=MOD(CEILING([.$C$5]*[.$D7];1)+CEILING([.$C$5]*[.H$5];1)-CEILING([.$C$5]*MOD([.$D7]+[.H$5];[.$C$4]);1);[.$C$3])" office:value-type="float" office:value="1" calcext:value-type="float">
            <text:p>1</text:p>
          </table:table-cell>
          <table:table-cell table:formula="of:=MOD(CEILING([.$C$5]*[.$D7];1)+CEILING([.$C$5]*[.I$5];1)-CEILING([.$C$5]*MOD([.$D7]+[.I$5];[.$C$4]);1);[.$C$3])" office:value-type="float" office:value="0" calcext:value-type="float">
            <text:p>0</text:p>
          </table:table-cell>
          <table:table-cell table:formula="of:=MOD(CEILING([.$C$5]*[.$D7];1)+CEILING([.$C$5]*[.J$5];1)-CEILING([.$C$5]*MOD([.$D7]+[.J$5];[.$C$4]);1);[.$C$3])" office:value-type="float" office:value="1" calcext:value-type="float">
            <text:p>1</text:p>
          </table:table-cell>
          <table:table-cell table:formula="of:=MOD(CEILING([.$C$5]*[.$D7];1)+CEILING([.$C$5]*[.K$5];1)-CEILING([.$C$5]*MOD([.$D7]+[.K$5];[.$C$4]);1);[.$C$3])" office:value-type="float" office:value="1" calcext:value-type="float">
            <text:p>1</text:p>
          </table:table-cell>
          <table:table-cell table:formula="of:=MOD(CEILING([.$C$5]*[.$D7];1)+CEILING([.$C$5]*[.L$5];1)-CEILING([.$C$5]*MOD([.$D7]+[.L$5];[.$C$4]);1);[.$C$3])" office:value-type="float" office:value="0" calcext:value-type="float">
            <text:p>0</text:p>
          </table:table-cell>
          <table:table-cell table:formula="of:=MOD(CEILING([.$C$5]*[.$D7];1)+CEILING([.$C$5]*[.M$5];1)-CEILING([.$C$5]*MOD([.$D7]+[.M$5];[.$C$4]);1);[.$C$3])" office:value-type="float" office:value="1" calcext:value-type="float">
            <text:p>1</text:p>
          </table:table-cell>
          <table:table-cell table:formula="of:=MOD(CEILING([.$C$5]*[.$D7];1)+CEILING([.$C$5]*[.N$5];1)-CEILING([.$C$5]*MOD([.$D7]+[.N$5];[.$C$4]);1);[.$C$3])" office:value-type="float" office:value="0" calcext:value-type="float">
            <text:p>0</text:p>
          </table:table-cell>
          <table:table-cell table:formula="of:=MOD(CEILING([.$C$5]*[.$D7];1)+CEILING([.$C$5]*[.O$5];1)-CEILING([.$C$5]*MOD([.$D7]+[.O$5];[.$C$4]);1);[.$C$3])" office:value-type="float" office:value="1" calcext:value-type="float">
            <text:p>1</text:p>
          </table:table-cell>
          <table:table-cell table:formula="of:=MOD(CEILING([.$C$5]*[.$D7];1)+CEILING([.$C$5]*[.P$5];1)-CEILING([.$C$5]*MOD([.$D7]+[.P$5];[.$C$4]);1);[.$C$3])" office:value-type="float" office:value="0" calcext:value-type="float">
            <text:p>0</text:p>
          </table:table-cell>
          <table:table-cell table:formula="of:=MOD(CEILING([.$C$5]*[.$D7];1)+CEILING([.$C$5]*[.Q$5];1)-CEILING([.$C$5]*MOD([.$D7]+[.Q$5];[.$C$4]);1);[.$C$3])" office:value-type="float" office:value="1" calcext:value-type="float">
            <text:p>1</text:p>
          </table:table-cell>
          <table:table-cell table:formula="of:=MOD(CEILING([.$C$5]*[.$D7];1)+CEILING([.$C$5]*[.R$5];1)-CEILING([.$C$5]*MOD([.$D7]+[.R$5];[.$C$4]);1);[.$C$3])" office:value-type="float" office:value="1" calcext:value-type="float">
            <text:p>1</text:p>
          </table:table-cell>
          <table:table-cell table:formula="of:=MOD(CEILING([.$C$5]*[.$D7];1)+CEILING([.$C$5]*[.S$5];1)-CEILING([.$C$5]*MOD([.$D7]+[.S$5];[.$C$4]);1);[.$C$3])" office:value-type="float" office:value="0" calcext:value-type="float">
            <text:p>0</text:p>
          </table:table-cell>
          <table:table-cell table:formula="of:=MOD(CEILING([.$C$5]*[.$D7];1)+CEILING([.$C$5]*[.T$5];1)-CEILING([.$C$5]*MOD([.$D7]+[.T$5];[.$C$4]);1);[.$C$3])" office:value-type="float" office:value="1" calcext:value-type="float">
            <text:p>1</text:p>
          </table:table-cell>
          <table:table-cell table:formula="of:=MOD(CEILING([.$C$5]*[.$D7];1)+CEILING([.$C$5]*[.U$5];1)-CEILING([.$C$5]*MOD([.$D7]+[.U$5];[.$C$4]);1);[.$C$3])" office:value-type="float" office:value="0" calcext:value-type="float">
            <text:p>0</text:p>
          </table:table-cell>
          <table:table-cell table:formula="of:=MOD(CEILING([.$C$5]*[.$D7];1)+CEILING([.$C$5]*[.V$5];1)-CEILING([.$C$5]*MOD([.$D7]+[.V$5];[.$C$4]);1);[.$C$3])" office:value-type="float" office:value="1" calcext:value-type="float">
            <text:p>1</text:p>
          </table:table-cell>
          <table:table-cell table:formula="of:=MOD(CEILING([.$C$5]*[.$D7];1)+CEILING([.$C$5]*[.W$5];1)-CEILING([.$C$5]*MOD([.$D7]+[.W$5];[.$C$4]);1);[.$C$3])" office:value-type="float" office:value="0" calcext:value-type="float">
            <text:p>0</text:p>
          </table:table-cell>
          <table:table-cell table:formula="of:=MOD(CEILING([.$C$5]*[.$D7];1)+CEILING([.$C$5]*[.X$5];1)-CEILING([.$C$5]*MOD([.$D7]+[.X$5];[.$C$4]);1);[.$C$3])" office:value-type="float" office:value="1" calcext:value-type="float">
            <text:p>1</text:p>
          </table:table-cell>
          <table:table-cell table:formula="of:=MOD(CEILING([.$C$5]*[.$D7];1)+CEILING([.$C$5]*[.Y$5];1)-CEILING([.$C$5]*MOD([.$D7]+[.Y$5];[.$C$4]);1);[.$C$3])" office:value-type="float" office:value="1" calcext:value-type="float">
            <text:p>1</text:p>
          </table:table-cell>
          <table:table-cell table:formula="of:=MOD(CEILING([.$C$5]*[.$D7];1)+CEILING([.$C$5]*[.Z$5];1)-CEILING([.$C$5]*MOD([.$D7]+[.Z$5];[.$C$4]);1);[.$C$3])" office:value-type="float" office:value="0" calcext:value-type="float">
            <text:p>0</text:p>
          </table:table-cell>
          <table:table-cell table:formula="of:=MOD(CEILING([.$C$5]*[.$D7];1)+CEILING([.$C$5]*[.AA$5];1)-CEILING([.$C$5]*MOD([.$D7]+[.AA$5];[.$C$4]);1);[.$C$3])" office:value-type="float" office:value="1" calcext:value-type="float">
            <text:p>1</text:p>
          </table:table-cell>
          <table:table-cell table:formula="of:=MOD(CEILING([.$C$5]*[.$D7];1)+CEILING([.$C$5]*[.AB$5];1)-CEILING([.$C$5]*MOD([.$D7]+[.AB$5];[.$C$4]);1);[.$C$3])" office:value-type="float" office:value="0" calcext:value-type="float">
            <text:p>0</text:p>
          </table:table-cell>
          <table:table-cell table:formula="of:=MOD(CEILING([.$C$5]*[.$D7];1)+CEILING([.$C$5]*[.AC$5];1)-CEILING([.$C$5]*MOD([.$D7]+[.AC$5];[.$C$4]);1);[.$C$3])" office:value-type="float" office:value="1" calcext:value-type="float">
            <text:p>1</text:p>
          </table:table-cell>
          <table:table-cell table:formula="of:=MOD(CEILING([.$C$5]*[.$D7];1)+CEILING([.$C$5]*[.AD$5];1)-CEILING([.$C$5]*MOD([.$D7]+[.AD$5];[.$C$4]);1);[.$C$3])" office:value-type="float" office:value="0" calcext:value-type="float">
            <text:p>0</text:p>
          </table:table-cell>
          <table:table-cell table:formula="of:=MOD(CEILING([.$C$5]*[.$D7];1)+CEILING([.$C$5]*[.AE$5];1)-CEILING([.$C$5]*MOD([.$D7]+[.AE$5];[.$C$4]);1);[.$C$3])" office:value-type="float" office:value="1" calcext:value-type="float">
            <text:p>1</text:p>
          </table:table-cell>
          <table:table-cell table:formula="of:=MOD(CEILING([.$C$5]*[.$D7];1)+CEILING([.$C$5]*[.AF$5];1)-CEILING([.$C$5]*MOD([.$D7]+[.AF$5];[.$C$4]);1);[.$C$3])" office:value-type="float" office:value="1" calcext:value-type="float">
            <text:p>1</text:p>
          </table:table-cell>
          <table:table-cell table:formula="of:=MOD(CEILING([.$C$5]*[.$D7];1)+CEILING([.$C$5]*[.AG$5];1)-CEILING([.$C$5]*MOD([.$D7]+[.AG$5];[.$C$4]);1);[.$C$3])" office:value-type="float" office:value="0" calcext:value-type="float">
            <text:p>0</text:p>
          </table:table-cell>
          <table:table-cell table:formula="of:=MOD(CEILING([.$C$5]*[.$D7];1)+CEILING([.$C$5]*[.AH$5];1)-CEILING([.$C$5]*MOD([.$D7]+[.AH$5];[.$C$4]);1);[.$C$3])" office:value-type="float" office:value="1" calcext:value-type="float">
            <text:p>1</text:p>
          </table:table-cell>
          <table:table-cell table:formula="of:=MOD(CEILING([.$C$5]*[.$D7];1)+CEILING([.$C$5]*[.AI$5];1)-CEILING([.$C$5]*MOD([.$D7]+[.AI$5];[.$C$4]);1);[.$C$3])" office:value-type="float" office:value="0" calcext:value-type="float">
            <text:p>0</text:p>
          </table:table-cell>
          <table:table-cell table:formula="of:=MOD(CEILING([.$C$5]*[.$D7];1)+CEILING([.$C$5]*[.AJ$5];1)-CEILING([.$C$5]*MOD([.$D7]+[.AJ$5];[.$C$4]);1);[.$C$3])" office:value-type="float" office:value="1" calcext:value-type="float">
            <text:p>1</text:p>
          </table:table-cell>
          <table:table-cell table:formula="of:=MOD(CEILING([.$C$5]*[.$D7];1)+CEILING([.$C$5]*[.AK$5];1)-CEILING([.$C$5]*MOD([.$D7]+[.AK$5];[.$C$4]);1);[.$C$3])" office:value-type="float" office:value="0" calcext:value-type="float">
            <text:p>0</text:p>
          </table:table-cell>
          <table:table-cell table:formula="of:=MOD(CEILING([.$C$5]*[.$D7];1)+CEILING([.$C$5]*[.AL$5];1)-CEILING([.$C$5]*MOD([.$D7]+[.AL$5];[.$C$4]);1);[.$C$3])" office:value-type="float" office:value="1" calcext:value-type="float">
            <text:p>1</text:p>
          </table:table-cell>
          <table:table-cell table:formula="of:=MOD(CEILING([.$C$5]*[.$D7];1)+CEILING([.$C$5]*[.AM$5];1)-CEILING([.$C$5]*MOD([.$D7]+[.AM$5];[.$C$4]);1);[.$C$3])" office:value-type="float" office:value="1" calcext:value-type="float">
            <text:p>1</text:p>
          </table:table-cell>
          <table:table-cell table:formula="of:=MOD(CEILING([.$C$5]*[.$D7];1)+CEILING([.$C$5]*[.AN$5];1)-CEILING([.$C$5]*MOD([.$D7]+[.AN$5];[.$C$4]);1);[.$C$3])" office:value-type="float" office:value="0" calcext:value-type="float">
            <text:p>0</text:p>
          </table:table-cell>
          <table:table-cell table:formula="of:=MOD(CEILING([.$C$5]*[.$D7];1)+CEILING([.$C$5]*[.AO$5];1)-CEILING([.$C$5]*MOD([.$D7]+[.AO$5];[.$C$4]);1);[.$C$3])" office:value-type="float" office:value="1" calcext:value-type="float">
            <text:p>1</text:p>
          </table:table-cell>
          <table:table-cell table:formula="of:=MOD(CEILING([.$C$5]*[.$D7];1)+CEILING([.$C$5]*[.AP$5];1)-CEILING([.$C$5]*MOD([.$D7]+[.AP$5];[.$C$4]);1);[.$C$3])" office:value-type="float" office:value="0" calcext:value-type="float">
            <text:p>0</text:p>
          </table:table-cell>
          <table:table-cell table:formula="of:=MOD(CEILING([.$C$5]*[.$D7];1)+CEILING([.$C$5]*[.AQ$5];1)-CEILING([.$C$5]*MOD([.$D7]+[.AQ$5];[.$C$4]);1);[.$C$3])" office:value-type="float" office:value="1" calcext:value-type="float">
            <text:p>1</text:p>
          </table:table-cell>
          <table:table-cell table:formula="of:=MOD(CEILING([.$C$5]*[.$D7];1)+CEILING([.$C$5]*[.AR$5];1)-CEILING([.$C$5]*MOD([.$D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formula="of:=MOD(CEILING([.$C$5]*[.$D8];1)+CEILING([.$C$5]*[.E$5];1)-CEILING([.$C$5]*MOD([.$D8]+[.E$5];[.$C$4]);1);[.$C$3])" office:value-type="float" office:value="0" calcext:value-type="float">
            <text:p>0</text:p>
          </table:table-cell>
          <table:table-cell table:formula="of:=MOD(CEILING([.$C$5]*[.$D8];1)+CEILING([.$C$5]*[.F$5];1)-CEILING([.$C$5]*MOD([.$D8]+[.F$5];[.$C$4]);1);[.$C$3])" office:value-type="float" office:value="0" calcext:value-type="float">
            <text:p>0</text:p>
          </table:table-cell>
          <table:table-cell table:formula="of:=MOD(CEILING([.$C$5]*[.$D8];1)+CEILING([.$C$5]*[.G$5];1)-CEILING([.$C$5]*MOD([.$D8]+[.G$5];[.$C$4]);1);[.$C$3])" office:value-type="float" office:value="0" calcext:value-type="float">
            <text:p>0</text:p>
          </table:table-cell>
          <table:table-cell table:formula="of:=MOD(CEILING([.$C$5]*[.$D8];1)+CEILING([.$C$5]*[.H$5];1)-CEILING([.$C$5]*MOD([.$D8]+[.H$5];[.$C$4]);1);[.$C$3])" office:value-type="float" office:value="0" calcext:value-type="float">
            <text:p>0</text:p>
          </table:table-cell>
          <table:table-cell table:formula="of:=MOD(CEILING([.$C$5]*[.$D8];1)+CEILING([.$C$5]*[.I$5];1)-CEILING([.$C$5]*MOD([.$D8]+[.I$5];[.$C$4]);1);[.$C$3])" office:value-type="float" office:value="0" calcext:value-type="float">
            <text:p>0</text:p>
          </table:table-cell>
          <table:table-cell table:formula="of:=MOD(CEILING([.$C$5]*[.$D8];1)+CEILING([.$C$5]*[.J$5];1)-CEILING([.$C$5]*MOD([.$D8]+[.J$5];[.$C$4]);1);[.$C$3])" office:value-type="float" office:value="1" calcext:value-type="float">
            <text:p>1</text:p>
          </table:table-cell>
          <table:table-cell table:formula="of:=MOD(CEILING([.$C$5]*[.$D8];1)+CEILING([.$C$5]*[.K$5];1)-CEILING([.$C$5]*MOD([.$D8]+[.K$5];[.$C$4]);1);[.$C$3])" office:value-type="float" office:value="0" calcext:value-type="float">
            <text:p>0</text:p>
          </table:table-cell>
          <table:table-cell table:formula="of:=MOD(CEILING([.$C$5]*[.$D8];1)+CEILING([.$C$5]*[.L$5];1)-CEILING([.$C$5]*MOD([.$D8]+[.L$5];[.$C$4]);1);[.$C$3])" office:value-type="float" office:value="0" calcext:value-type="float">
            <text:p>0</text:p>
          </table:table-cell>
          <table:table-cell table:formula="of:=MOD(CEILING([.$C$5]*[.$D8];1)+CEILING([.$C$5]*[.M$5];1)-CEILING([.$C$5]*MOD([.$D8]+[.M$5];[.$C$4]);1);[.$C$3])" office:value-type="float" office:value="0" calcext:value-type="float">
            <text:p>0</text:p>
          </table:table-cell>
          <table:table-cell table:formula="of:=MOD(CEILING([.$C$5]*[.$D8];1)+CEILING([.$C$5]*[.N$5];1)-CEILING([.$C$5]*MOD([.$D8]+[.N$5];[.$C$4]);1);[.$C$3])" office:value-type="float" office:value="0" calcext:value-type="float">
            <text:p>0</text:p>
          </table:table-cell>
          <table:table-cell table:formula="of:=MOD(CEILING([.$C$5]*[.$D8];1)+CEILING([.$C$5]*[.O$5];1)-CEILING([.$C$5]*MOD([.$D8]+[.O$5];[.$C$4]);1);[.$C$3])" office:value-type="float" office:value="0" calcext:value-type="float">
            <text:p>0</text:p>
          </table:table-cell>
          <table:table-cell table:formula="of:=MOD(CEILING([.$C$5]*[.$D8];1)+CEILING([.$C$5]*[.P$5];1)-CEILING([.$C$5]*MOD([.$D8]+[.P$5];[.$C$4]);1);[.$C$3])" office:value-type="float" office:value="0" calcext:value-type="float">
            <text:p>0</text:p>
          </table:table-cell>
          <table:table-cell table:formula="of:=MOD(CEILING([.$C$5]*[.$D8];1)+CEILING([.$C$5]*[.Q$5];1)-CEILING([.$C$5]*MOD([.$D8]+[.Q$5];[.$C$4]);1);[.$C$3])" office:value-type="float" office:value="1" calcext:value-type="float">
            <text:p>1</text:p>
          </table:table-cell>
          <table:table-cell table:formula="of:=MOD(CEILING([.$C$5]*[.$D8];1)+CEILING([.$C$5]*[.R$5];1)-CEILING([.$C$5]*MOD([.$D8]+[.R$5];[.$C$4]);1);[.$C$3])" office:value-type="float" office:value="0" calcext:value-type="float">
            <text:p>0</text:p>
          </table:table-cell>
          <table:table-cell table:formula="of:=MOD(CEILING([.$C$5]*[.$D8];1)+CEILING([.$C$5]*[.S$5];1)-CEILING([.$C$5]*MOD([.$D8]+[.S$5];[.$C$4]);1);[.$C$3])" office:value-type="float" office:value="0" calcext:value-type="float">
            <text:p>0</text:p>
          </table:table-cell>
          <table:table-cell table:formula="of:=MOD(CEILING([.$C$5]*[.$D8];1)+CEILING([.$C$5]*[.T$5];1)-CEILING([.$C$5]*MOD([.$D8]+[.T$5];[.$C$4]);1);[.$C$3])" office:value-type="float" office:value="0" calcext:value-type="float">
            <text:p>0</text:p>
          </table:table-cell>
          <table:table-cell table:formula="of:=MOD(CEILING([.$C$5]*[.$D8];1)+CEILING([.$C$5]*[.U$5];1)-CEILING([.$C$5]*MOD([.$D8]+[.U$5];[.$C$4]);1);[.$C$3])" office:value-type="float" office:value="0" calcext:value-type="float">
            <text:p>0</text:p>
          </table:table-cell>
          <table:table-cell table:formula="of:=MOD(CEILING([.$C$5]*[.$D8];1)+CEILING([.$C$5]*[.V$5];1)-CEILING([.$C$5]*MOD([.$D8]+[.V$5];[.$C$4]);1);[.$C$3])" office:value-type="float" office:value="0" calcext:value-type="float">
            <text:p>0</text:p>
          </table:table-cell>
          <table:table-cell table:formula="of:=MOD(CEILING([.$C$5]*[.$D8];1)+CEILING([.$C$5]*[.W$5];1)-CEILING([.$C$5]*MOD([.$D8]+[.W$5];[.$C$4]);1);[.$C$3])" office:value-type="float" office:value="0" calcext:value-type="float">
            <text:p>0</text:p>
          </table:table-cell>
          <table:table-cell table:formula="of:=MOD(CEILING([.$C$5]*[.$D8];1)+CEILING([.$C$5]*[.X$5];1)-CEILING([.$C$5]*MOD([.$D8]+[.X$5];[.$C$4]);1);[.$C$3])" office:value-type="float" office:value="1" calcext:value-type="float">
            <text:p>1</text:p>
          </table:table-cell>
          <table:table-cell table:formula="of:=MOD(CEILING([.$C$5]*[.$D8];1)+CEILING([.$C$5]*[.Y$5];1)-CEILING([.$C$5]*MOD([.$D8]+[.Y$5];[.$C$4]);1);[.$C$3])" office:value-type="float" office:value="0" calcext:value-type="float">
            <text:p>0</text:p>
          </table:table-cell>
          <table:table-cell table:formula="of:=MOD(CEILING([.$C$5]*[.$D8];1)+CEILING([.$C$5]*[.Z$5];1)-CEILING([.$C$5]*MOD([.$D8]+[.Z$5];[.$C$4]);1);[.$C$3])" office:value-type="float" office:value="0" calcext:value-type="float">
            <text:p>0</text:p>
          </table:table-cell>
          <table:table-cell table:formula="of:=MOD(CEILING([.$C$5]*[.$D8];1)+CEILING([.$C$5]*[.AA$5];1)-CEILING([.$C$5]*MOD([.$D8]+[.AA$5];[.$C$4]);1);[.$C$3])" office:value-type="float" office:value="0" calcext:value-type="float">
            <text:p>0</text:p>
          </table:table-cell>
          <table:table-cell table:formula="of:=MOD(CEILING([.$C$5]*[.$D8];1)+CEILING([.$C$5]*[.AB$5];1)-CEILING([.$C$5]*MOD([.$D8]+[.AB$5];[.$C$4]);1);[.$C$3])" office:value-type="float" office:value="0" calcext:value-type="float">
            <text:p>0</text:p>
          </table:table-cell>
          <table:table-cell table:formula="of:=MOD(CEILING([.$C$5]*[.$D8];1)+CEILING([.$C$5]*[.AC$5];1)-CEILING([.$C$5]*MOD([.$D8]+[.AC$5];[.$C$4]);1);[.$C$3])" office:value-type="float" office:value="0" calcext:value-type="float">
            <text:p>0</text:p>
          </table:table-cell>
          <table:table-cell table:formula="of:=MOD(CEILING([.$C$5]*[.$D8];1)+CEILING([.$C$5]*[.AD$5];1)-CEILING([.$C$5]*MOD([.$D8]+[.AD$5];[.$C$4]);1);[.$C$3])" office:value-type="float" office:value="0" calcext:value-type="float">
            <text:p>0</text:p>
          </table:table-cell>
          <table:table-cell table:formula="of:=MOD(CEILING([.$C$5]*[.$D8];1)+CEILING([.$C$5]*[.AE$5];1)-CEILING([.$C$5]*MOD([.$D8]+[.AE$5];[.$C$4]);1);[.$C$3])" office:value-type="float" office:value="1" calcext:value-type="float">
            <text:p>1</text:p>
          </table:table-cell>
          <table:table-cell table:formula="of:=MOD(CEILING([.$C$5]*[.$D8];1)+CEILING([.$C$5]*[.AF$5];1)-CEILING([.$C$5]*MOD([.$D8]+[.AF$5];[.$C$4]);1);[.$C$3])" office:value-type="float" office:value="0" calcext:value-type="float">
            <text:p>0</text:p>
          </table:table-cell>
          <table:table-cell table:formula="of:=MOD(CEILING([.$C$5]*[.$D8];1)+CEILING([.$C$5]*[.AG$5];1)-CEILING([.$C$5]*MOD([.$D8]+[.AG$5];[.$C$4]);1);[.$C$3])" office:value-type="float" office:value="0" calcext:value-type="float">
            <text:p>0</text:p>
          </table:table-cell>
          <table:table-cell table:formula="of:=MOD(CEILING([.$C$5]*[.$D8];1)+CEILING([.$C$5]*[.AH$5];1)-CEILING([.$C$5]*MOD([.$D8]+[.AH$5];[.$C$4]);1);[.$C$3])" office:value-type="float" office:value="0" calcext:value-type="float">
            <text:p>0</text:p>
          </table:table-cell>
          <table:table-cell table:formula="of:=MOD(CEILING([.$C$5]*[.$D8];1)+CEILING([.$C$5]*[.AI$5];1)-CEILING([.$C$5]*MOD([.$D8]+[.AI$5];[.$C$4]);1);[.$C$3])" office:value-type="float" office:value="0" calcext:value-type="float">
            <text:p>0</text:p>
          </table:table-cell>
          <table:table-cell table:formula="of:=MOD(CEILING([.$C$5]*[.$D8];1)+CEILING([.$C$5]*[.AJ$5];1)-CEILING([.$C$5]*MOD([.$D8]+[.AJ$5];[.$C$4]);1);[.$C$3])" office:value-type="float" office:value="0" calcext:value-type="float">
            <text:p>0</text:p>
          </table:table-cell>
          <table:table-cell table:formula="of:=MOD(CEILING([.$C$5]*[.$D8];1)+CEILING([.$C$5]*[.AK$5];1)-CEILING([.$C$5]*MOD([.$D8]+[.AK$5];[.$C$4]);1);[.$C$3])" office:value-type="float" office:value="0" calcext:value-type="float">
            <text:p>0</text:p>
          </table:table-cell>
          <table:table-cell table:formula="of:=MOD(CEILING([.$C$5]*[.$D8];1)+CEILING([.$C$5]*[.AL$5];1)-CEILING([.$C$5]*MOD([.$D8]+[.AL$5];[.$C$4]);1);[.$C$3])" office:value-type="float" office:value="1" calcext:value-type="float">
            <text:p>1</text:p>
          </table:table-cell>
          <table:table-cell table:formula="of:=MOD(CEILING([.$C$5]*[.$D8];1)+CEILING([.$C$5]*[.AM$5];1)-CEILING([.$C$5]*MOD([.$D8]+[.AM$5];[.$C$4]);1);[.$C$3])" office:value-type="float" office:value="0" calcext:value-type="float">
            <text:p>0</text:p>
          </table:table-cell>
          <table:table-cell table:formula="of:=MOD(CEILING([.$C$5]*[.$D8];1)+CEILING([.$C$5]*[.AN$5];1)-CEILING([.$C$5]*MOD([.$D8]+[.AN$5];[.$C$4]);1);[.$C$3])" office:value-type="float" office:value="0" calcext:value-type="float">
            <text:p>0</text:p>
          </table:table-cell>
          <table:table-cell table:formula="of:=MOD(CEILING([.$C$5]*[.$D8];1)+CEILING([.$C$5]*[.AO$5];1)-CEILING([.$C$5]*MOD([.$D8]+[.AO$5];[.$C$4]);1);[.$C$3])" office:value-type="float" office:value="0" calcext:value-type="float">
            <text:p>0</text:p>
          </table:table-cell>
          <table:table-cell table:formula="of:=MOD(CEILING([.$C$5]*[.$D8];1)+CEILING([.$C$5]*[.AP$5];1)-CEILING([.$C$5]*MOD([.$D8]+[.AP$5];[.$C$4]);1);[.$C$3])" office:value-type="float" office:value="0" calcext:value-type="float">
            <text:p>0</text:p>
          </table:table-cell>
          <table:table-cell table:formula="of:=MOD(CEILING([.$C$5]*[.$D8];1)+CEILING([.$C$5]*[.AQ$5];1)-CEILING([.$C$5]*MOD([.$D8]+[.AQ$5];[.$C$4]);1);[.$C$3])" office:value-type="float" office:value="0" calcext:value-type="float">
            <text:p>0</text:p>
          </table:table-cell>
          <table:table-cell table:formula="of:=MOD(CEILING([.$C$5]*[.$D8];1)+CEILING([.$C$5]*[.AR$5];1)-CEILING([.$C$5]*MOD([.$D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formula="of:=MOD(CEILING([.$C$5]*[.$D9];1)+CEILING([.$C$5]*[.E$5];1)-CEILING([.$C$5]*MOD([.$D9]+[.E$5];[.$C$4]);1);[.$C$3])" office:value-type="float" office:value="0" calcext:value-type="float">
            <text:p>0</text:p>
          </table:table-cell>
          <table:table-cell table:formula="of:=MOD(CEILING([.$C$5]*[.$D9];1)+CEILING([.$C$5]*[.F$5];1)-CEILING([.$C$5]*MOD([.$D9]+[.F$5];[.$C$4]);1);[.$C$3])" office:value-type="float" office:value="1" calcext:value-type="float">
            <text:p>1</text:p>
          </table:table-cell>
          <table:table-cell table:formula="of:=MOD(CEILING([.$C$5]*[.$D9];1)+CEILING([.$C$5]*[.G$5];1)-CEILING([.$C$5]*MOD([.$D9]+[.G$5];[.$C$4]);1);[.$C$3])" office:value-type="float" office:value="0" calcext:value-type="float">
            <text:p>0</text:p>
          </table:table-cell>
          <table:table-cell table:formula="of:=MOD(CEILING([.$C$5]*[.$D9];1)+CEILING([.$C$5]*[.H$5];1)-CEILING([.$C$5]*MOD([.$D9]+[.H$5];[.$C$4]);1);[.$C$3])" office:value-type="float" office:value="1" calcext:value-type="float">
            <text:p>1</text:p>
          </table:table-cell>
          <table:table-cell table:formula="of:=MOD(CEILING([.$C$5]*[.$D9];1)+CEILING([.$C$5]*[.I$5];1)-CEILING([.$C$5]*MOD([.$D9]+[.I$5];[.$C$4]);1);[.$C$3])" office:value-type="float" office:value="1" calcext:value-type="float">
            <text:p>1</text:p>
          </table:table-cell>
          <table:table-cell table:formula="of:=MOD(CEILING([.$C$5]*[.$D9];1)+CEILING([.$C$5]*[.J$5];1)-CEILING([.$C$5]*MOD([.$D9]+[.J$5];[.$C$4]);1);[.$C$3])" office:value-type="float" office:value="1" calcext:value-type="float">
            <text:p>1</text:p>
          </table:table-cell>
          <table:table-cell table:formula="of:=MOD(CEILING([.$C$5]*[.$D9];1)+CEILING([.$C$5]*[.K$5];1)-CEILING([.$C$5]*MOD([.$D9]+[.K$5];[.$C$4]);1);[.$C$3])" office:value-type="float" office:value="1" calcext:value-type="float">
            <text:p>1</text:p>
          </table:table-cell>
          <table:table-cell table:formula="of:=MOD(CEILING([.$C$5]*[.$D9];1)+CEILING([.$C$5]*[.L$5];1)-CEILING([.$C$5]*MOD([.$D9]+[.L$5];[.$C$4]);1);[.$C$3])" office:value-type="float" office:value="0" calcext:value-type="float">
            <text:p>0</text:p>
          </table:table-cell>
          <table:table-cell table:formula="of:=MOD(CEILING([.$C$5]*[.$D9];1)+CEILING([.$C$5]*[.M$5];1)-CEILING([.$C$5]*MOD([.$D9]+[.M$5];[.$C$4]);1);[.$C$3])" office:value-type="float" office:value="1" calcext:value-type="float">
            <text:p>1</text:p>
          </table:table-cell>
          <table:table-cell table:formula="of:=MOD(CEILING([.$C$5]*[.$D9];1)+CEILING([.$C$5]*[.N$5];1)-CEILING([.$C$5]*MOD([.$D9]+[.N$5];[.$C$4]);1);[.$C$3])" office:value-type="float" office:value="0" calcext:value-type="float">
            <text:p>0</text:p>
          </table:table-cell>
          <table:table-cell table:formula="of:=MOD(CEILING([.$C$5]*[.$D9];1)+CEILING([.$C$5]*[.O$5];1)-CEILING([.$C$5]*MOD([.$D9]+[.O$5];[.$C$4]);1);[.$C$3])" office:value-type="float" office:value="1" calcext:value-type="float">
            <text:p>1</text:p>
          </table:table-cell>
          <table:table-cell table:formula="of:=MOD(CEILING([.$C$5]*[.$D9];1)+CEILING([.$C$5]*[.P$5];1)-CEILING([.$C$5]*MOD([.$D9]+[.P$5];[.$C$4]);1);[.$C$3])" office:value-type="float" office:value="1" calcext:value-type="float">
            <text:p>1</text:p>
          </table:table-cell>
          <table:table-cell table:formula="of:=MOD(CEILING([.$C$5]*[.$D9];1)+CEILING([.$C$5]*[.Q$5];1)-CEILING([.$C$5]*MOD([.$D9]+[.Q$5];[.$C$4]);1);[.$C$3])" office:value-type="float" office:value="1" calcext:value-type="float">
            <text:p>1</text:p>
          </table:table-cell>
          <table:table-cell table:formula="of:=MOD(CEILING([.$C$5]*[.$D9];1)+CEILING([.$C$5]*[.R$5];1)-CEILING([.$C$5]*MOD([.$D9]+[.R$5];[.$C$4]);1);[.$C$3])" office:value-type="float" office:value="1" calcext:value-type="float">
            <text:p>1</text:p>
          </table:table-cell>
          <table:table-cell table:formula="of:=MOD(CEILING([.$C$5]*[.$D9];1)+CEILING([.$C$5]*[.S$5];1)-CEILING([.$C$5]*MOD([.$D9]+[.S$5];[.$C$4]);1);[.$C$3])" office:value-type="float" office:value="0" calcext:value-type="float">
            <text:p>0</text:p>
          </table:table-cell>
          <table:table-cell table:formula="of:=MOD(CEILING([.$C$5]*[.$D9];1)+CEILING([.$C$5]*[.T$5];1)-CEILING([.$C$5]*MOD([.$D9]+[.T$5];[.$C$4]);1);[.$C$3])" office:value-type="float" office:value="1" calcext:value-type="float">
            <text:p>1</text:p>
          </table:table-cell>
          <table:table-cell table:formula="of:=MOD(CEILING([.$C$5]*[.$D9];1)+CEILING([.$C$5]*[.U$5];1)-CEILING([.$C$5]*MOD([.$D9]+[.U$5];[.$C$4]);1);[.$C$3])" office:value-type="float" office:value="0" calcext:value-type="float">
            <text:p>0</text:p>
          </table:table-cell>
          <table:table-cell table:formula="of:=MOD(CEILING([.$C$5]*[.$D9];1)+CEILING([.$C$5]*[.V$5];1)-CEILING([.$C$5]*MOD([.$D9]+[.V$5];[.$C$4]);1);[.$C$3])" office:value-type="float" office:value="1" calcext:value-type="float">
            <text:p>1</text:p>
          </table:table-cell>
          <table:table-cell table:formula="of:=MOD(CEILING([.$C$5]*[.$D9];1)+CEILING([.$C$5]*[.W$5];1)-CEILING([.$C$5]*MOD([.$D9]+[.W$5];[.$C$4]);1);[.$C$3])" office:value-type="float" office:value="1" calcext:value-type="float">
            <text:p>1</text:p>
          </table:table-cell>
          <table:table-cell table:formula="of:=MOD(CEILING([.$C$5]*[.$D9];1)+CEILING([.$C$5]*[.X$5];1)-CEILING([.$C$5]*MOD([.$D9]+[.X$5];[.$C$4]);1);[.$C$3])" office:value-type="float" office:value="1" calcext:value-type="float">
            <text:p>1</text:p>
          </table:table-cell>
          <table:table-cell table:formula="of:=MOD(CEILING([.$C$5]*[.$D9];1)+CEILING([.$C$5]*[.Y$5];1)-CEILING([.$C$5]*MOD([.$D9]+[.Y$5];[.$C$4]);1);[.$C$3])" office:value-type="float" office:value="1" calcext:value-type="float">
            <text:p>1</text:p>
          </table:table-cell>
          <table:table-cell table:formula="of:=MOD(CEILING([.$C$5]*[.$D9];1)+CEILING([.$C$5]*[.Z$5];1)-CEILING([.$C$5]*MOD([.$D9]+[.Z$5];[.$C$4]);1);[.$C$3])" office:value-type="float" office:value="0" calcext:value-type="float">
            <text:p>0</text:p>
          </table:table-cell>
          <table:table-cell table:formula="of:=MOD(CEILING([.$C$5]*[.$D9];1)+CEILING([.$C$5]*[.AA$5];1)-CEILING([.$C$5]*MOD([.$D9]+[.AA$5];[.$C$4]);1);[.$C$3])" office:value-type="float" office:value="1" calcext:value-type="float">
            <text:p>1</text:p>
          </table:table-cell>
          <table:table-cell table:formula="of:=MOD(CEILING([.$C$5]*[.$D9];1)+CEILING([.$C$5]*[.AB$5];1)-CEILING([.$C$5]*MOD([.$D9]+[.AB$5];[.$C$4]);1);[.$C$3])" office:value-type="float" office:value="0" calcext:value-type="float">
            <text:p>0</text:p>
          </table:table-cell>
          <table:table-cell table:formula="of:=MOD(CEILING([.$C$5]*[.$D9];1)+CEILING([.$C$5]*[.AC$5];1)-CEILING([.$C$5]*MOD([.$D9]+[.AC$5];[.$C$4]);1);[.$C$3])" office:value-type="float" office:value="1" calcext:value-type="float">
            <text:p>1</text:p>
          </table:table-cell>
          <table:table-cell table:formula="of:=MOD(CEILING([.$C$5]*[.$D9];1)+CEILING([.$C$5]*[.AD$5];1)-CEILING([.$C$5]*MOD([.$D9]+[.AD$5];[.$C$4]);1);[.$C$3])" office:value-type="float" office:value="1" calcext:value-type="float">
            <text:p>1</text:p>
          </table:table-cell>
          <table:table-cell table:formula="of:=MOD(CEILING([.$C$5]*[.$D9];1)+CEILING([.$C$5]*[.AE$5];1)-CEILING([.$C$5]*MOD([.$D9]+[.AE$5];[.$C$4]);1);[.$C$3])" office:value-type="float" office:value="1" calcext:value-type="float">
            <text:p>1</text:p>
          </table:table-cell>
          <table:table-cell table:formula="of:=MOD(CEILING([.$C$5]*[.$D9];1)+CEILING([.$C$5]*[.AF$5];1)-CEILING([.$C$5]*MOD([.$D9]+[.AF$5];[.$C$4]);1);[.$C$3])" office:value-type="float" office:value="1" calcext:value-type="float">
            <text:p>1</text:p>
          </table:table-cell>
          <table:table-cell table:formula="of:=MOD(CEILING([.$C$5]*[.$D9];1)+CEILING([.$C$5]*[.AG$5];1)-CEILING([.$C$5]*MOD([.$D9]+[.AG$5];[.$C$4]);1);[.$C$3])" office:value-type="float" office:value="0" calcext:value-type="float">
            <text:p>0</text:p>
          </table:table-cell>
          <table:table-cell table:formula="of:=MOD(CEILING([.$C$5]*[.$D9];1)+CEILING([.$C$5]*[.AH$5];1)-CEILING([.$C$5]*MOD([.$D9]+[.AH$5];[.$C$4]);1);[.$C$3])" office:value-type="float" office:value="1" calcext:value-type="float">
            <text:p>1</text:p>
          </table:table-cell>
          <table:table-cell table:formula="of:=MOD(CEILING([.$C$5]*[.$D9];1)+CEILING([.$C$5]*[.AI$5];1)-CEILING([.$C$5]*MOD([.$D9]+[.AI$5];[.$C$4]);1);[.$C$3])" office:value-type="float" office:value="0" calcext:value-type="float">
            <text:p>0</text:p>
          </table:table-cell>
          <table:table-cell table:formula="of:=MOD(CEILING([.$C$5]*[.$D9];1)+CEILING([.$C$5]*[.AJ$5];1)-CEILING([.$C$5]*MOD([.$D9]+[.AJ$5];[.$C$4]);1);[.$C$3])" office:value-type="float" office:value="1" calcext:value-type="float">
            <text:p>1</text:p>
          </table:table-cell>
          <table:table-cell table:formula="of:=MOD(CEILING([.$C$5]*[.$D9];1)+CEILING([.$C$5]*[.AK$5];1)-CEILING([.$C$5]*MOD([.$D9]+[.AK$5];[.$C$4]);1);[.$C$3])" office:value-type="float" office:value="1" calcext:value-type="float">
            <text:p>1</text:p>
          </table:table-cell>
          <table:table-cell table:formula="of:=MOD(CEILING([.$C$5]*[.$D9];1)+CEILING([.$C$5]*[.AL$5];1)-CEILING([.$C$5]*MOD([.$D9]+[.AL$5];[.$C$4]);1);[.$C$3])" office:value-type="float" office:value="1" calcext:value-type="float">
            <text:p>1</text:p>
          </table:table-cell>
          <table:table-cell table:formula="of:=MOD(CEILING([.$C$5]*[.$D9];1)+CEILING([.$C$5]*[.AM$5];1)-CEILING([.$C$5]*MOD([.$D9]+[.AM$5];[.$C$4]);1);[.$C$3])" office:value-type="float" office:value="1" calcext:value-type="float">
            <text:p>1</text:p>
          </table:table-cell>
          <table:table-cell table:formula="of:=MOD(CEILING([.$C$5]*[.$D9];1)+CEILING([.$C$5]*[.AN$5];1)-CEILING([.$C$5]*MOD([.$D9]+[.AN$5];[.$C$4]);1);[.$C$3])" office:value-type="float" office:value="0" calcext:value-type="float">
            <text:p>0</text:p>
          </table:table-cell>
          <table:table-cell table:formula="of:=MOD(CEILING([.$C$5]*[.$D9];1)+CEILING([.$C$5]*[.AO$5];1)-CEILING([.$C$5]*MOD([.$D9]+[.AO$5];[.$C$4]);1);[.$C$3])" office:value-type="float" office:value="1" calcext:value-type="float">
            <text:p>1</text:p>
          </table:table-cell>
          <table:table-cell table:formula="of:=MOD(CEILING([.$C$5]*[.$D9];1)+CEILING([.$C$5]*[.AP$5];1)-CEILING([.$C$5]*MOD([.$D9]+[.AP$5];[.$C$4]);1);[.$C$3])" office:value-type="float" office:value="0" calcext:value-type="float">
            <text:p>0</text:p>
          </table:table-cell>
          <table:table-cell table:formula="of:=MOD(CEILING([.$C$5]*[.$D9];1)+CEILING([.$C$5]*[.AQ$5];1)-CEILING([.$C$5]*MOD([.$D9]+[.AQ$5];[.$C$4]);1);[.$C$3])" office:value-type="float" office:value="1" calcext:value-type="float">
            <text:p>1</text:p>
          </table:table-cell>
          <table:table-cell table:formula="of:=MOD(CEILING([.$C$5]*[.$D9];1)+CEILING([.$C$5]*[.AR$5];1)-CEILING([.$C$5]*MOD([.$D9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um</text:p>
          </table:table-cell>
          <table:table-cell/>
          <table:table-cell office:value-type="float" office:value="4" calcext:value-type="float">
            <text:p>4</text:p>
          </table:table-cell>
          <table:table-cell table:formula="of:=MOD(CEILING([.$C$5]*[.$D10];1)+CEILING([.$C$5]*[.E$5];1)-CEILING([.$C$5]*MOD([.$D10]+[.E$5];[.$C$4]);1);[.$C$3])" office:value-type="float" office:value="0" calcext:value-type="float">
            <text:p>0</text:p>
          </table:table-cell>
          <table:table-cell table:formula="of:=MOD(CEILING([.$C$5]*[.$D10];1)+CEILING([.$C$5]*[.F$5];1)-CEILING([.$C$5]*MOD([.$D10]+[.F$5];[.$C$4]);1);[.$C$3])" office:value-type="float" office:value="0" calcext:value-type="float">
            <text:p>0</text:p>
          </table:table-cell>
          <table:table-cell table:formula="of:=MOD(CEILING([.$C$5]*[.$D10];1)+CEILING([.$C$5]*[.G$5];1)-CEILING([.$C$5]*MOD([.$D10]+[.G$5];[.$C$4]);1);[.$C$3])" office:value-type="float" office:value="0" calcext:value-type="float">
            <text:p>0</text:p>
          </table:table-cell>
          <table:table-cell table:formula="of:=MOD(CEILING([.$C$5]*[.$D10];1)+CEILING([.$C$5]*[.H$5];1)-CEILING([.$C$5]*MOD([.$D10]+[.H$5];[.$C$4]);1);[.$C$3])" office:value-type="float" office:value="1" calcext:value-type="float">
            <text:p>1</text:p>
          </table:table-cell>
          <table:table-cell table:formula="of:=MOD(CEILING([.$C$5]*[.$D10];1)+CEILING([.$C$5]*[.I$5];1)-CEILING([.$C$5]*MOD([.$D10]+[.I$5];[.$C$4]);1);[.$C$3])" office:value-type="float" office:value="0" calcext:value-type="float">
            <text:p>0</text:p>
          </table:table-cell>
          <table:table-cell table:formula="of:=MOD(CEILING([.$C$5]*[.$D10];1)+CEILING([.$C$5]*[.J$5];1)-CEILING([.$C$5]*MOD([.$D10]+[.J$5];[.$C$4]);1);[.$C$3])" office:value-type="float" office:value="1" calcext:value-type="float">
            <text:p>1</text:p>
          </table:table-cell>
          <table:table-cell table:formula="of:=MOD(CEILING([.$C$5]*[.$D10];1)+CEILING([.$C$5]*[.K$5];1)-CEILING([.$C$5]*MOD([.$D10]+[.K$5];[.$C$4]);1);[.$C$3])" office:value-type="float" office:value="0" calcext:value-type="float">
            <text:p>0</text:p>
          </table:table-cell>
          <table:table-cell table:formula="of:=MOD(CEILING([.$C$5]*[.$D10];1)+CEILING([.$C$5]*[.L$5];1)-CEILING([.$C$5]*MOD([.$D10]+[.L$5];[.$C$4]);1);[.$C$3])" office:value-type="float" office:value="0" calcext:value-type="float">
            <text:p>0</text:p>
          </table:table-cell>
          <table:table-cell table:formula="of:=MOD(CEILING([.$C$5]*[.$D10];1)+CEILING([.$C$5]*[.M$5];1)-CEILING([.$C$5]*MOD([.$D10]+[.M$5];[.$C$4]);1);[.$C$3])" office:value-type="float" office:value="0" calcext:value-type="float">
            <text:p>0</text:p>
          </table:table-cell>
          <table:table-cell table:formula="of:=MOD(CEILING([.$C$5]*[.$D10];1)+CEILING([.$C$5]*[.N$5];1)-CEILING([.$C$5]*MOD([.$D10]+[.N$5];[.$C$4]);1);[.$C$3])" office:value-type="float" office:value="0" calcext:value-type="float">
            <text:p>0</text:p>
          </table:table-cell>
          <table:table-cell table:formula="of:=MOD(CEILING([.$C$5]*[.$D10];1)+CEILING([.$C$5]*[.O$5];1)-CEILING([.$C$5]*MOD([.$D10]+[.O$5];[.$C$4]);1);[.$C$3])" office:value-type="float" office:value="1" calcext:value-type="float">
            <text:p>1</text:p>
          </table:table-cell>
          <table:table-cell table:formula="of:=MOD(CEILING([.$C$5]*[.$D10];1)+CEILING([.$C$5]*[.P$5];1)-CEILING([.$C$5]*MOD([.$D10]+[.P$5];[.$C$4]);1);[.$C$3])" office:value-type="float" office:value="0" calcext:value-type="float">
            <text:p>0</text:p>
          </table:table-cell>
          <table:table-cell table:formula="of:=MOD(CEILING([.$C$5]*[.$D10];1)+CEILING([.$C$5]*[.Q$5];1)-CEILING([.$C$5]*MOD([.$D10]+[.Q$5];[.$C$4]);1);[.$C$3])" office:value-type="float" office:value="1" calcext:value-type="float">
            <text:p>1</text:p>
          </table:table-cell>
          <table:table-cell table:formula="of:=MOD(CEILING([.$C$5]*[.$D10];1)+CEILING([.$C$5]*[.R$5];1)-CEILING([.$C$5]*MOD([.$D10]+[.R$5];[.$C$4]);1);[.$C$3])" office:value-type="float" office:value="0" calcext:value-type="float">
            <text:p>0</text:p>
          </table:table-cell>
          <table:table-cell table:formula="of:=MOD(CEILING([.$C$5]*[.$D10];1)+CEILING([.$C$5]*[.S$5];1)-CEILING([.$C$5]*MOD([.$D10]+[.S$5];[.$C$4]);1);[.$C$3])" office:value-type="float" office:value="0" calcext:value-type="float">
            <text:p>0</text:p>
          </table:table-cell>
          <table:table-cell table:formula="of:=MOD(CEILING([.$C$5]*[.$D10];1)+CEILING([.$C$5]*[.T$5];1)-CEILING([.$C$5]*MOD([.$D10]+[.T$5];[.$C$4]);1);[.$C$3])" office:value-type="float" office:value="0" calcext:value-type="float">
            <text:p>0</text:p>
          </table:table-cell>
          <table:table-cell table:formula="of:=MOD(CEILING([.$C$5]*[.$D10];1)+CEILING([.$C$5]*[.U$5];1)-CEILING([.$C$5]*MOD([.$D10]+[.U$5];[.$C$4]);1);[.$C$3])" office:value-type="float" office:value="0" calcext:value-type="float">
            <text:p>0</text:p>
          </table:table-cell>
          <table:table-cell table:formula="of:=MOD(CEILING([.$C$5]*[.$D10];1)+CEILING([.$C$5]*[.V$5];1)-CEILING([.$C$5]*MOD([.$D10]+[.V$5];[.$C$4]);1);[.$C$3])" office:value-type="float" office:value="1" calcext:value-type="float">
            <text:p>1</text:p>
          </table:table-cell>
          <table:table-cell table:formula="of:=MOD(CEILING([.$C$5]*[.$D10];1)+CEILING([.$C$5]*[.W$5];1)-CEILING([.$C$5]*MOD([.$D10]+[.W$5];[.$C$4]);1);[.$C$3])" office:value-type="float" office:value="0" calcext:value-type="float">
            <text:p>0</text:p>
          </table:table-cell>
          <table:table-cell table:formula="of:=MOD(CEILING([.$C$5]*[.$D10];1)+CEILING([.$C$5]*[.X$5];1)-CEILING([.$C$5]*MOD([.$D10]+[.X$5];[.$C$4]);1);[.$C$3])" office:value-type="float" office:value="1" calcext:value-type="float">
            <text:p>1</text:p>
          </table:table-cell>
          <table:table-cell table:formula="of:=MOD(CEILING([.$C$5]*[.$D10];1)+CEILING([.$C$5]*[.Y$5];1)-CEILING([.$C$5]*MOD([.$D10]+[.Y$5];[.$C$4]);1);[.$C$3])" office:value-type="float" office:value="0" calcext:value-type="float">
            <text:p>0</text:p>
          </table:table-cell>
          <table:table-cell table:formula="of:=MOD(CEILING([.$C$5]*[.$D10];1)+CEILING([.$C$5]*[.Z$5];1)-CEILING([.$C$5]*MOD([.$D10]+[.Z$5];[.$C$4]);1);[.$C$3])" office:value-type="float" office:value="0" calcext:value-type="float">
            <text:p>0</text:p>
          </table:table-cell>
          <table:table-cell table:formula="of:=MOD(CEILING([.$C$5]*[.$D10];1)+CEILING([.$C$5]*[.AA$5];1)-CEILING([.$C$5]*MOD([.$D10]+[.AA$5];[.$C$4]);1);[.$C$3])" office:value-type="float" office:value="0" calcext:value-type="float">
            <text:p>0</text:p>
          </table:table-cell>
          <table:table-cell table:formula="of:=MOD(CEILING([.$C$5]*[.$D10];1)+CEILING([.$C$5]*[.AB$5];1)-CEILING([.$C$5]*MOD([.$D10]+[.AB$5];[.$C$4]);1);[.$C$3])" office:value-type="float" office:value="0" calcext:value-type="float">
            <text:p>0</text:p>
          </table:table-cell>
          <table:table-cell table:formula="of:=MOD(CEILING([.$C$5]*[.$D10];1)+CEILING([.$C$5]*[.AC$5];1)-CEILING([.$C$5]*MOD([.$D10]+[.AC$5];[.$C$4]);1);[.$C$3])" office:value-type="float" office:value="1" calcext:value-type="float">
            <text:p>1</text:p>
          </table:table-cell>
          <table:table-cell table:formula="of:=MOD(CEILING([.$C$5]*[.$D10];1)+CEILING([.$C$5]*[.AD$5];1)-CEILING([.$C$5]*MOD([.$D10]+[.AD$5];[.$C$4]);1);[.$C$3])" office:value-type="float" office:value="0" calcext:value-type="float">
            <text:p>0</text:p>
          </table:table-cell>
          <table:table-cell table:formula="of:=MOD(CEILING([.$C$5]*[.$D10];1)+CEILING([.$C$5]*[.AE$5];1)-CEILING([.$C$5]*MOD([.$D10]+[.AE$5];[.$C$4]);1);[.$C$3])" office:value-type="float" office:value="1" calcext:value-type="float">
            <text:p>1</text:p>
          </table:table-cell>
          <table:table-cell table:formula="of:=MOD(CEILING([.$C$5]*[.$D10];1)+CEILING([.$C$5]*[.AF$5];1)-CEILING([.$C$5]*MOD([.$D10]+[.AF$5];[.$C$4]);1);[.$C$3])" office:value-type="float" office:value="0" calcext:value-type="float">
            <text:p>0</text:p>
          </table:table-cell>
          <table:table-cell table:formula="of:=MOD(CEILING([.$C$5]*[.$D10];1)+CEILING([.$C$5]*[.AG$5];1)-CEILING([.$C$5]*MOD([.$D10]+[.AG$5];[.$C$4]);1);[.$C$3])" office:value-type="float" office:value="0" calcext:value-type="float">
            <text:p>0</text:p>
          </table:table-cell>
          <table:table-cell table:formula="of:=MOD(CEILING([.$C$5]*[.$D10];1)+CEILING([.$C$5]*[.AH$5];1)-CEILING([.$C$5]*MOD([.$D10]+[.AH$5];[.$C$4]);1);[.$C$3])" office:value-type="float" office:value="0" calcext:value-type="float">
            <text:p>0</text:p>
          </table:table-cell>
          <table:table-cell table:formula="of:=MOD(CEILING([.$C$5]*[.$D10];1)+CEILING([.$C$5]*[.AI$5];1)-CEILING([.$C$5]*MOD([.$D10]+[.AI$5];[.$C$4]);1);[.$C$3])" office:value-type="float" office:value="0" calcext:value-type="float">
            <text:p>0</text:p>
          </table:table-cell>
          <table:table-cell table:formula="of:=MOD(CEILING([.$C$5]*[.$D10];1)+CEILING([.$C$5]*[.AJ$5];1)-CEILING([.$C$5]*MOD([.$D10]+[.AJ$5];[.$C$4]);1);[.$C$3])" office:value-type="float" office:value="1" calcext:value-type="float">
            <text:p>1</text:p>
          </table:table-cell>
          <table:table-cell table:formula="of:=MOD(CEILING([.$C$5]*[.$D10];1)+CEILING([.$C$5]*[.AK$5];1)-CEILING([.$C$5]*MOD([.$D10]+[.AK$5];[.$C$4]);1);[.$C$3])" office:value-type="float" office:value="0" calcext:value-type="float">
            <text:p>0</text:p>
          </table:table-cell>
          <table:table-cell table:formula="of:=MOD(CEILING([.$C$5]*[.$D10];1)+CEILING([.$C$5]*[.AL$5];1)-CEILING([.$C$5]*MOD([.$D10]+[.AL$5];[.$C$4]);1);[.$C$3])" office:value-type="float" office:value="1" calcext:value-type="float">
            <text:p>1</text:p>
          </table:table-cell>
          <table:table-cell table:formula="of:=MOD(CEILING([.$C$5]*[.$D10];1)+CEILING([.$C$5]*[.AM$5];1)-CEILING([.$C$5]*MOD([.$D10]+[.AM$5];[.$C$4]);1);[.$C$3])" office:value-type="float" office:value="0" calcext:value-type="float">
            <text:p>0</text:p>
          </table:table-cell>
          <table:table-cell table:formula="of:=MOD(CEILING([.$C$5]*[.$D10];1)+CEILING([.$C$5]*[.AN$5];1)-CEILING([.$C$5]*MOD([.$D10]+[.AN$5];[.$C$4]);1);[.$C$3])" office:value-type="float" office:value="0" calcext:value-type="float">
            <text:p>0</text:p>
          </table:table-cell>
          <table:table-cell table:formula="of:=MOD(CEILING([.$C$5]*[.$D10];1)+CEILING([.$C$5]*[.AO$5];1)-CEILING([.$C$5]*MOD([.$D10]+[.AO$5];[.$C$4]);1);[.$C$3])" office:value-type="float" office:value="0" calcext:value-type="float">
            <text:p>0</text:p>
          </table:table-cell>
          <table:table-cell table:formula="of:=MOD(CEILING([.$C$5]*[.$D10];1)+CEILING([.$C$5]*[.AP$5];1)-CEILING([.$C$5]*MOD([.$D10]+[.AP$5];[.$C$4]);1);[.$C$3])" office:value-type="float" office:value="0" calcext:value-type="float">
            <text:p>0</text:p>
          </table:table-cell>
          <table:table-cell table:formula="of:=MOD(CEILING([.$C$5]*[.$D10];1)+CEILING([.$C$5]*[.AQ$5];1)-CEILING([.$C$5]*MOD([.$D10]+[.AQ$5];[.$C$4]);1);[.$C$3])" office:value-type="float" office:value="1" calcext:value-type="float">
            <text:p>1</text:p>
          </table:table-cell>
          <table:table-cell table:formula="of:=MOD(CEILING([.$C$5]*[.$D10];1)+CEILING([.$C$5]*[.AR$5];1)-CEILING([.$C$5]*MOD([.$D1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05" calcext:value-type="float">
            <text:p>25.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MOD(CEILING([.$C$5]*[.$D11];1)+CEILING([.$C$5]*[.E$5];1)-CEILING([.$C$5]*MOD([.$D11]+[.E$5];[.$C$4]);1);[.$C$3])" office:value-type="float" office:value="0" calcext:value-type="float">
            <text:p>0</text:p>
          </table:table-cell>
          <table:table-cell table:formula="of:=MOD(CEILING([.$C$5]*[.$D11];1)+CEILING([.$C$5]*[.F$5];1)-CEILING([.$C$5]*MOD([.$D11]+[.F$5];[.$C$4]);1);[.$C$3])" office:value-type="float" office:value="1" calcext:value-type="float">
            <text:p>1</text:p>
          </table:table-cell>
          <table:table-cell table:formula="of:=MOD(CEILING([.$C$5]*[.$D11];1)+CEILING([.$C$5]*[.G$5];1)-CEILING([.$C$5]*MOD([.$D11]+[.G$5];[.$C$4]);1);[.$C$3])" office:value-type="float" office:value="1" calcext:value-type="float">
            <text:p>1</text:p>
          </table:table-cell>
          <table:table-cell table:formula="of:=MOD(CEILING([.$C$5]*[.$D11];1)+CEILING([.$C$5]*[.H$5];1)-CEILING([.$C$5]*MOD([.$D11]+[.H$5];[.$C$4]);1);[.$C$3])" office:value-type="float" office:value="1" calcext:value-type="float">
            <text:p>1</text:p>
          </table:table-cell>
          <table:table-cell table:formula="of:=MOD(CEILING([.$C$5]*[.$D11];1)+CEILING([.$C$5]*[.I$5];1)-CEILING([.$C$5]*MOD([.$D11]+[.I$5];[.$C$4]);1);[.$C$3])" office:value-type="float" office:value="1" calcext:value-type="float">
            <text:p>1</text:p>
          </table:table-cell>
          <table:table-cell table:formula="of:=MOD(CEILING([.$C$5]*[.$D11];1)+CEILING([.$C$5]*[.J$5];1)-CEILING([.$C$5]*MOD([.$D11]+[.J$5];[.$C$4]);1);[.$C$3])" office:value-type="float" office:value="1" calcext:value-type="float">
            <text:p>1</text:p>
          </table:table-cell>
          <table:table-cell table:formula="of:=MOD(CEILING([.$C$5]*[.$D11];1)+CEILING([.$C$5]*[.K$5];1)-CEILING([.$C$5]*MOD([.$D11]+[.K$5];[.$C$4]);1);[.$C$3])" office:value-type="float" office:value="1" calcext:value-type="float">
            <text:p>1</text:p>
          </table:table-cell>
          <table:table-cell table:formula="of:=MOD(CEILING([.$C$5]*[.$D11];1)+CEILING([.$C$5]*[.L$5];1)-CEILING([.$C$5]*MOD([.$D11]+[.L$5];[.$C$4]);1);[.$C$3])" office:value-type="float" office:value="0" calcext:value-type="float">
            <text:p>0</text:p>
          </table:table-cell>
          <table:table-cell table:formula="of:=MOD(CEILING([.$C$5]*[.$D11];1)+CEILING([.$C$5]*[.M$5];1)-CEILING([.$C$5]*MOD([.$D11]+[.M$5];[.$C$4]);1);[.$C$3])" office:value-type="float" office:value="1" calcext:value-type="float">
            <text:p>1</text:p>
          </table:table-cell>
          <table:table-cell table:formula="of:=MOD(CEILING([.$C$5]*[.$D11];1)+CEILING([.$C$5]*[.N$5];1)-CEILING([.$C$5]*MOD([.$D11]+[.N$5];[.$C$4]);1);[.$C$3])" office:value-type="float" office:value="1" calcext:value-type="float">
            <text:p>1</text:p>
          </table:table-cell>
          <table:table-cell table:formula="of:=MOD(CEILING([.$C$5]*[.$D11];1)+CEILING([.$C$5]*[.O$5];1)-CEILING([.$C$5]*MOD([.$D11]+[.O$5];[.$C$4]);1);[.$C$3])" office:value-type="float" office:value="1" calcext:value-type="float">
            <text:p>1</text:p>
          </table:table-cell>
          <table:table-cell table:formula="of:=MOD(CEILING([.$C$5]*[.$D11];1)+CEILING([.$C$5]*[.P$5];1)-CEILING([.$C$5]*MOD([.$D11]+[.P$5];[.$C$4]);1);[.$C$3])" office:value-type="float" office:value="1" calcext:value-type="float">
            <text:p>1</text:p>
          </table:table-cell>
          <table:table-cell table:formula="of:=MOD(CEILING([.$C$5]*[.$D11];1)+CEILING([.$C$5]*[.Q$5];1)-CEILING([.$C$5]*MOD([.$D11]+[.Q$5];[.$C$4]);1);[.$C$3])" office:value-type="float" office:value="1" calcext:value-type="float">
            <text:p>1</text:p>
          </table:table-cell>
          <table:table-cell table:formula="of:=MOD(CEILING([.$C$5]*[.$D11];1)+CEILING([.$C$5]*[.R$5];1)-CEILING([.$C$5]*MOD([.$D11]+[.R$5];[.$C$4]);1);[.$C$3])" office:value-type="float" office:value="1" calcext:value-type="float">
            <text:p>1</text:p>
          </table:table-cell>
          <table:table-cell table:formula="of:=MOD(CEILING([.$C$5]*[.$D11];1)+CEILING([.$C$5]*[.S$5];1)-CEILING([.$C$5]*MOD([.$D11]+[.S$5];[.$C$4]);1);[.$C$3])" office:value-type="float" office:value="0" calcext:value-type="float">
            <text:p>0</text:p>
          </table:table-cell>
          <table:table-cell table:formula="of:=MOD(CEILING([.$C$5]*[.$D11];1)+CEILING([.$C$5]*[.T$5];1)-CEILING([.$C$5]*MOD([.$D11]+[.T$5];[.$C$4]);1);[.$C$3])" office:value-type="float" office:value="1" calcext:value-type="float">
            <text:p>1</text:p>
          </table:table-cell>
          <table:table-cell table:formula="of:=MOD(CEILING([.$C$5]*[.$D11];1)+CEILING([.$C$5]*[.U$5];1)-CEILING([.$C$5]*MOD([.$D11]+[.U$5];[.$C$4]);1);[.$C$3])" office:value-type="float" office:value="1" calcext:value-type="float">
            <text:p>1</text:p>
          </table:table-cell>
          <table:table-cell table:formula="of:=MOD(CEILING([.$C$5]*[.$D11];1)+CEILING([.$C$5]*[.V$5];1)-CEILING([.$C$5]*MOD([.$D11]+[.V$5];[.$C$4]);1);[.$C$3])" office:value-type="float" office:value="1" calcext:value-type="float">
            <text:p>1</text:p>
          </table:table-cell>
          <table:table-cell table:formula="of:=MOD(CEILING([.$C$5]*[.$D11];1)+CEILING([.$C$5]*[.W$5];1)-CEILING([.$C$5]*MOD([.$D11]+[.W$5];[.$C$4]);1);[.$C$3])" office:value-type="float" office:value="1" calcext:value-type="float">
            <text:p>1</text:p>
          </table:table-cell>
          <table:table-cell table:formula="of:=MOD(CEILING([.$C$5]*[.$D11];1)+CEILING([.$C$5]*[.X$5];1)-CEILING([.$C$5]*MOD([.$D11]+[.X$5];[.$C$4]);1);[.$C$3])" office:value-type="float" office:value="1" calcext:value-type="float">
            <text:p>1</text:p>
          </table:table-cell>
          <table:table-cell table:formula="of:=MOD(CEILING([.$C$5]*[.$D11];1)+CEILING([.$C$5]*[.Y$5];1)-CEILING([.$C$5]*MOD([.$D11]+[.Y$5];[.$C$4]);1);[.$C$3])" office:value-type="float" office:value="1" calcext:value-type="float">
            <text:p>1</text:p>
          </table:table-cell>
          <table:table-cell table:formula="of:=MOD(CEILING([.$C$5]*[.$D11];1)+CEILING([.$C$5]*[.Z$5];1)-CEILING([.$C$5]*MOD([.$D11]+[.Z$5];[.$C$4]);1);[.$C$3])" office:value-type="float" office:value="0" calcext:value-type="float">
            <text:p>0</text:p>
          </table:table-cell>
          <table:table-cell table:formula="of:=MOD(CEILING([.$C$5]*[.$D11];1)+CEILING([.$C$5]*[.AA$5];1)-CEILING([.$C$5]*MOD([.$D11]+[.AA$5];[.$C$4]);1);[.$C$3])" office:value-type="float" office:value="1" calcext:value-type="float">
            <text:p>1</text:p>
          </table:table-cell>
          <table:table-cell table:formula="of:=MOD(CEILING([.$C$5]*[.$D11];1)+CEILING([.$C$5]*[.AB$5];1)-CEILING([.$C$5]*MOD([.$D11]+[.AB$5];[.$C$4]);1);[.$C$3])" office:value-type="float" office:value="1" calcext:value-type="float">
            <text:p>1</text:p>
          </table:table-cell>
          <table:table-cell table:formula="of:=MOD(CEILING([.$C$5]*[.$D11];1)+CEILING([.$C$5]*[.AC$5];1)-CEILING([.$C$5]*MOD([.$D11]+[.AC$5];[.$C$4]);1);[.$C$3])" office:value-type="float" office:value="1" calcext:value-type="float">
            <text:p>1</text:p>
          </table:table-cell>
          <table:table-cell table:formula="of:=MOD(CEILING([.$C$5]*[.$D11];1)+CEILING([.$C$5]*[.AD$5];1)-CEILING([.$C$5]*MOD([.$D11]+[.AD$5];[.$C$4]);1);[.$C$3])" office:value-type="float" office:value="1" calcext:value-type="float">
            <text:p>1</text:p>
          </table:table-cell>
          <table:table-cell table:formula="of:=MOD(CEILING([.$C$5]*[.$D11];1)+CEILING([.$C$5]*[.AE$5];1)-CEILING([.$C$5]*MOD([.$D11]+[.AE$5];[.$C$4]);1);[.$C$3])" office:value-type="float" office:value="1" calcext:value-type="float">
            <text:p>1</text:p>
          </table:table-cell>
          <table:table-cell table:formula="of:=MOD(CEILING([.$C$5]*[.$D11];1)+CEILING([.$C$5]*[.AF$5];1)-CEILING([.$C$5]*MOD([.$D11]+[.AF$5];[.$C$4]);1);[.$C$3])" office:value-type="float" office:value="1" calcext:value-type="float">
            <text:p>1</text:p>
          </table:table-cell>
          <table:table-cell table:formula="of:=MOD(CEILING([.$C$5]*[.$D11];1)+CEILING([.$C$5]*[.AG$5];1)-CEILING([.$C$5]*MOD([.$D11]+[.AG$5];[.$C$4]);1);[.$C$3])" office:value-type="float" office:value="0" calcext:value-type="float">
            <text:p>0</text:p>
          </table:table-cell>
          <table:table-cell table:formula="of:=MOD(CEILING([.$C$5]*[.$D11];1)+CEILING([.$C$5]*[.AH$5];1)-CEILING([.$C$5]*MOD([.$D11]+[.AH$5];[.$C$4]);1);[.$C$3])" office:value-type="float" office:value="1" calcext:value-type="float">
            <text:p>1</text:p>
          </table:table-cell>
          <table:table-cell table:formula="of:=MOD(CEILING([.$C$5]*[.$D11];1)+CEILING([.$C$5]*[.AI$5];1)-CEILING([.$C$5]*MOD([.$D11]+[.AI$5];[.$C$4]);1);[.$C$3])" office:value-type="float" office:value="1" calcext:value-type="float">
            <text:p>1</text:p>
          </table:table-cell>
          <table:table-cell table:formula="of:=MOD(CEILING([.$C$5]*[.$D11];1)+CEILING([.$C$5]*[.AJ$5];1)-CEILING([.$C$5]*MOD([.$D11]+[.AJ$5];[.$C$4]);1);[.$C$3])" office:value-type="float" office:value="1" calcext:value-type="float">
            <text:p>1</text:p>
          </table:table-cell>
          <table:table-cell table:formula="of:=MOD(CEILING([.$C$5]*[.$D11];1)+CEILING([.$C$5]*[.AK$5];1)-CEILING([.$C$5]*MOD([.$D11]+[.AK$5];[.$C$4]);1);[.$C$3])" office:value-type="float" office:value="1" calcext:value-type="float">
            <text:p>1</text:p>
          </table:table-cell>
          <table:table-cell table:formula="of:=MOD(CEILING([.$C$5]*[.$D11];1)+CEILING([.$C$5]*[.AL$5];1)-CEILING([.$C$5]*MOD([.$D11]+[.AL$5];[.$C$4]);1);[.$C$3])" office:value-type="float" office:value="1" calcext:value-type="float">
            <text:p>1</text:p>
          </table:table-cell>
          <table:table-cell table:formula="of:=MOD(CEILING([.$C$5]*[.$D11];1)+CEILING([.$C$5]*[.AM$5];1)-CEILING([.$C$5]*MOD([.$D11]+[.AM$5];[.$C$4]);1);[.$C$3])" office:value-type="float" office:value="1" calcext:value-type="float">
            <text:p>1</text:p>
          </table:table-cell>
          <table:table-cell table:formula="of:=MOD(CEILING([.$C$5]*[.$D11];1)+CEILING([.$C$5]*[.AN$5];1)-CEILING([.$C$5]*MOD([.$D11]+[.AN$5];[.$C$4]);1);[.$C$3])" office:value-type="float" office:value="0" calcext:value-type="float">
            <text:p>0</text:p>
          </table:table-cell>
          <table:table-cell table:formula="of:=MOD(CEILING([.$C$5]*[.$D11];1)+CEILING([.$C$5]*[.AO$5];1)-CEILING([.$C$5]*MOD([.$D11]+[.AO$5];[.$C$4]);1);[.$C$3])" office:value-type="float" office:value="1" calcext:value-type="float">
            <text:p>1</text:p>
          </table:table-cell>
          <table:table-cell table:formula="of:=MOD(CEILING([.$C$5]*[.$D11];1)+CEILING([.$C$5]*[.AP$5];1)-CEILING([.$C$5]*MOD([.$D11]+[.AP$5];[.$C$4]);1);[.$C$3])" office:value-type="float" office:value="1" calcext:value-type="float">
            <text:p>1</text:p>
          </table:table-cell>
          <table:table-cell table:formula="of:=MOD(CEILING([.$C$5]*[.$D11];1)+CEILING([.$C$5]*[.AQ$5];1)-CEILING([.$C$5]*MOD([.$D11]+[.AQ$5];[.$C$4]);1);[.$C$3])" office:value-type="float" office:value="1" calcext:value-type="float">
            <text:p>1</text:p>
          </table:table-cell>
          <table:table-cell table:formula="of:=MOD(CEILING([.$C$5]*[.$D11];1)+CEILING([.$C$5]*[.AR$5];1)-CEILING([.$C$5]*MOD([.$D11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1" calcext:value-type="float">
            <text:p>25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MOD(CEILING([.$C$5]*[.$D12];1)+CEILING([.$C$5]*[.E$5];1)-CEILING([.$C$5]*MOD([.$D12]+[.E$5];[.$C$4]);1);[.$C$3])" office:value-type="float" office:value="0" calcext:value-type="float">
            <text:p>0</text:p>
          </table:table-cell>
          <table:table-cell table:formula="of:=MOD(CEILING([.$C$5]*[.$D12];1)+CEILING([.$C$5]*[.F$5];1)-CEILING([.$C$5]*MOD([.$D12]+[.F$5];[.$C$4]);1);[.$C$3])" office:value-type="float" office:value="1" calcext:value-type="float">
            <text:p>1</text:p>
          </table:table-cell>
          <table:table-cell table:formula="of:=MOD(CEILING([.$C$5]*[.$D12];1)+CEILING([.$C$5]*[.G$5];1)-CEILING([.$C$5]*MOD([.$D12]+[.G$5];[.$C$4]);1);[.$C$3])" office:value-type="float" office:value="0" calcext:value-type="float">
            <text:p>0</text:p>
          </table:table-cell>
          <table:table-cell table:formula="of:=MOD(CEILING([.$C$5]*[.$D12];1)+CEILING([.$C$5]*[.H$5];1)-CEILING([.$C$5]*MOD([.$D12]+[.H$5];[.$C$4]);1);[.$C$3])" office:value-type="float" office:value="1" calcext:value-type="float">
            <text:p>1</text:p>
          </table:table-cell>
          <table:table-cell table:formula="of:=MOD(CEILING([.$C$5]*[.$D12];1)+CEILING([.$C$5]*[.I$5];1)-CEILING([.$C$5]*MOD([.$D12]+[.I$5];[.$C$4]);1);[.$C$3])" office:value-type="float" office:value="0" calcext:value-type="float">
            <text:p>0</text:p>
          </table:table-cell>
          <table:table-cell table:formula="of:=MOD(CEILING([.$C$5]*[.$D12];1)+CEILING([.$C$5]*[.J$5];1)-CEILING([.$C$5]*MOD([.$D12]+[.J$5];[.$C$4]);1);[.$C$3])" office:value-type="float" office:value="1" calcext:value-type="float">
            <text:p>1</text:p>
          </table:table-cell>
          <table:table-cell table:formula="of:=MOD(CEILING([.$C$5]*[.$D12];1)+CEILING([.$C$5]*[.K$5];1)-CEILING([.$C$5]*MOD([.$D12]+[.K$5];[.$C$4]);1);[.$C$3])" office:value-type="float" office:value="0" calcext:value-type="float">
            <text:p>0</text:p>
          </table:table-cell>
          <table:table-cell table:formula="of:=MOD(CEILING([.$C$5]*[.$D12];1)+CEILING([.$C$5]*[.L$5];1)-CEILING([.$C$5]*MOD([.$D12]+[.L$5];[.$C$4]);1);[.$C$3])" office:value-type="float" office:value="0" calcext:value-type="float">
            <text:p>0</text:p>
          </table:table-cell>
          <table:table-cell table:formula="of:=MOD(CEILING([.$C$5]*[.$D12];1)+CEILING([.$C$5]*[.M$5];1)-CEILING([.$C$5]*MOD([.$D12]+[.M$5];[.$C$4]);1);[.$C$3])" office:value-type="float" office:value="1" calcext:value-type="float">
            <text:p>1</text:p>
          </table:table-cell>
          <table:table-cell table:formula="of:=MOD(CEILING([.$C$5]*[.$D12];1)+CEILING([.$C$5]*[.N$5];1)-CEILING([.$C$5]*MOD([.$D12]+[.N$5];[.$C$4]);1);[.$C$3])" office:value-type="float" office:value="0" calcext:value-type="float">
            <text:p>0</text:p>
          </table:table-cell>
          <table:table-cell table:formula="of:=MOD(CEILING([.$C$5]*[.$D12];1)+CEILING([.$C$5]*[.O$5];1)-CEILING([.$C$5]*MOD([.$D12]+[.O$5];[.$C$4]);1);[.$C$3])" office:value-type="float" office:value="1" calcext:value-type="float">
            <text:p>1</text:p>
          </table:table-cell>
          <table:table-cell table:formula="of:=MOD(CEILING([.$C$5]*[.$D12];1)+CEILING([.$C$5]*[.P$5];1)-CEILING([.$C$5]*MOD([.$D12]+[.P$5];[.$C$4]);1);[.$C$3])" office:value-type="float" office:value="0" calcext:value-type="float">
            <text:p>0</text:p>
          </table:table-cell>
          <table:table-cell table:formula="of:=MOD(CEILING([.$C$5]*[.$D12];1)+CEILING([.$C$5]*[.Q$5];1)-CEILING([.$C$5]*MOD([.$D12]+[.Q$5];[.$C$4]);1);[.$C$3])" office:value-type="float" office:value="1" calcext:value-type="float">
            <text:p>1</text:p>
          </table:table-cell>
          <table:table-cell table:formula="of:=MOD(CEILING([.$C$5]*[.$D12];1)+CEILING([.$C$5]*[.R$5];1)-CEILING([.$C$5]*MOD([.$D12]+[.R$5];[.$C$4]);1);[.$C$3])" office:value-type="float" office:value="0" calcext:value-type="float">
            <text:p>0</text:p>
          </table:table-cell>
          <table:table-cell table:formula="of:=MOD(CEILING([.$C$5]*[.$D12];1)+CEILING([.$C$5]*[.S$5];1)-CEILING([.$C$5]*MOD([.$D12]+[.S$5];[.$C$4]);1);[.$C$3])" office:value-type="float" office:value="0" calcext:value-type="float">
            <text:p>0</text:p>
          </table:table-cell>
          <table:table-cell table:formula="of:=MOD(CEILING([.$C$5]*[.$D12];1)+CEILING([.$C$5]*[.T$5];1)-CEILING([.$C$5]*MOD([.$D12]+[.T$5];[.$C$4]);1);[.$C$3])" office:value-type="float" office:value="1" calcext:value-type="float">
            <text:p>1</text:p>
          </table:table-cell>
          <table:table-cell table:formula="of:=MOD(CEILING([.$C$5]*[.$D12];1)+CEILING([.$C$5]*[.U$5];1)-CEILING([.$C$5]*MOD([.$D12]+[.U$5];[.$C$4]);1);[.$C$3])" office:value-type="float" office:value="0" calcext:value-type="float">
            <text:p>0</text:p>
          </table:table-cell>
          <table:table-cell table:formula="of:=MOD(CEILING([.$C$5]*[.$D12];1)+CEILING([.$C$5]*[.V$5];1)-CEILING([.$C$5]*MOD([.$D12]+[.V$5];[.$C$4]);1);[.$C$3])" office:value-type="float" office:value="1" calcext:value-type="float">
            <text:p>1</text:p>
          </table:table-cell>
          <table:table-cell table:formula="of:=MOD(CEILING([.$C$5]*[.$D12];1)+CEILING([.$C$5]*[.W$5];1)-CEILING([.$C$5]*MOD([.$D12]+[.W$5];[.$C$4]);1);[.$C$3])" office:value-type="float" office:value="0" calcext:value-type="float">
            <text:p>0</text:p>
          </table:table-cell>
          <table:table-cell table:formula="of:=MOD(CEILING([.$C$5]*[.$D12];1)+CEILING([.$C$5]*[.X$5];1)-CEILING([.$C$5]*MOD([.$D12]+[.X$5];[.$C$4]);1);[.$C$3])" office:value-type="float" office:value="1" calcext:value-type="float">
            <text:p>1</text:p>
          </table:table-cell>
          <table:table-cell table:formula="of:=MOD(CEILING([.$C$5]*[.$D12];1)+CEILING([.$C$5]*[.Y$5];1)-CEILING([.$C$5]*MOD([.$D12]+[.Y$5];[.$C$4]);1);[.$C$3])" office:value-type="float" office:value="0" calcext:value-type="float">
            <text:p>0</text:p>
          </table:table-cell>
          <table:table-cell table:formula="of:=MOD(CEILING([.$C$5]*[.$D12];1)+CEILING([.$C$5]*[.Z$5];1)-CEILING([.$C$5]*MOD([.$D12]+[.Z$5];[.$C$4]);1);[.$C$3])" office:value-type="float" office:value="0" calcext:value-type="float">
            <text:p>0</text:p>
          </table:table-cell>
          <table:table-cell table:formula="of:=MOD(CEILING([.$C$5]*[.$D12];1)+CEILING([.$C$5]*[.AA$5];1)-CEILING([.$C$5]*MOD([.$D12]+[.AA$5];[.$C$4]);1);[.$C$3])" office:value-type="float" office:value="1" calcext:value-type="float">
            <text:p>1</text:p>
          </table:table-cell>
          <table:table-cell table:formula="of:=MOD(CEILING([.$C$5]*[.$D12];1)+CEILING([.$C$5]*[.AB$5];1)-CEILING([.$C$5]*MOD([.$D12]+[.AB$5];[.$C$4]);1);[.$C$3])" office:value-type="float" office:value="0" calcext:value-type="float">
            <text:p>0</text:p>
          </table:table-cell>
          <table:table-cell table:formula="of:=MOD(CEILING([.$C$5]*[.$D12];1)+CEILING([.$C$5]*[.AC$5];1)-CEILING([.$C$5]*MOD([.$D12]+[.AC$5];[.$C$4]);1);[.$C$3])" office:value-type="float" office:value="1" calcext:value-type="float">
            <text:p>1</text:p>
          </table:table-cell>
          <table:table-cell table:formula="of:=MOD(CEILING([.$C$5]*[.$D12];1)+CEILING([.$C$5]*[.AD$5];1)-CEILING([.$C$5]*MOD([.$D12]+[.AD$5];[.$C$4]);1);[.$C$3])" office:value-type="float" office:value="0" calcext:value-type="float">
            <text:p>0</text:p>
          </table:table-cell>
          <table:table-cell table:formula="of:=MOD(CEILING([.$C$5]*[.$D12];1)+CEILING([.$C$5]*[.AE$5];1)-CEILING([.$C$5]*MOD([.$D12]+[.AE$5];[.$C$4]);1);[.$C$3])" office:value-type="float" office:value="1" calcext:value-type="float">
            <text:p>1</text:p>
          </table:table-cell>
          <table:table-cell table:formula="of:=MOD(CEILING([.$C$5]*[.$D12];1)+CEILING([.$C$5]*[.AF$5];1)-CEILING([.$C$5]*MOD([.$D12]+[.AF$5];[.$C$4]);1);[.$C$3])" office:value-type="float" office:value="0" calcext:value-type="float">
            <text:p>0</text:p>
          </table:table-cell>
          <table:table-cell table:formula="of:=MOD(CEILING([.$C$5]*[.$D12];1)+CEILING([.$C$5]*[.AG$5];1)-CEILING([.$C$5]*MOD([.$D12]+[.AG$5];[.$C$4]);1);[.$C$3])" office:value-type="float" office:value="0" calcext:value-type="float">
            <text:p>0</text:p>
          </table:table-cell>
          <table:table-cell table:formula="of:=MOD(CEILING([.$C$5]*[.$D12];1)+CEILING([.$C$5]*[.AH$5];1)-CEILING([.$C$5]*MOD([.$D12]+[.AH$5];[.$C$4]);1);[.$C$3])" office:value-type="float" office:value="1" calcext:value-type="float">
            <text:p>1</text:p>
          </table:table-cell>
          <table:table-cell table:formula="of:=MOD(CEILING([.$C$5]*[.$D12];1)+CEILING([.$C$5]*[.AI$5];1)-CEILING([.$C$5]*MOD([.$D12]+[.AI$5];[.$C$4]);1);[.$C$3])" office:value-type="float" office:value="0" calcext:value-type="float">
            <text:p>0</text:p>
          </table:table-cell>
          <table:table-cell table:formula="of:=MOD(CEILING([.$C$5]*[.$D12];1)+CEILING([.$C$5]*[.AJ$5];1)-CEILING([.$C$5]*MOD([.$D12]+[.AJ$5];[.$C$4]);1);[.$C$3])" office:value-type="float" office:value="1" calcext:value-type="float">
            <text:p>1</text:p>
          </table:table-cell>
          <table:table-cell table:formula="of:=MOD(CEILING([.$C$5]*[.$D12];1)+CEILING([.$C$5]*[.AK$5];1)-CEILING([.$C$5]*MOD([.$D12]+[.AK$5];[.$C$4]);1);[.$C$3])" office:value-type="float" office:value="0" calcext:value-type="float">
            <text:p>0</text:p>
          </table:table-cell>
          <table:table-cell table:formula="of:=MOD(CEILING([.$C$5]*[.$D12];1)+CEILING([.$C$5]*[.AL$5];1)-CEILING([.$C$5]*MOD([.$D12]+[.AL$5];[.$C$4]);1);[.$C$3])" office:value-type="float" office:value="1" calcext:value-type="float">
            <text:p>1</text:p>
          </table:table-cell>
          <table:table-cell table:formula="of:=MOD(CEILING([.$C$5]*[.$D12];1)+CEILING([.$C$5]*[.AM$5];1)-CEILING([.$C$5]*MOD([.$D12]+[.AM$5];[.$C$4]);1);[.$C$3])" office:value-type="float" office:value="0" calcext:value-type="float">
            <text:p>0</text:p>
          </table:table-cell>
          <table:table-cell table:formula="of:=MOD(CEILING([.$C$5]*[.$D12];1)+CEILING([.$C$5]*[.AN$5];1)-CEILING([.$C$5]*MOD([.$D12]+[.AN$5];[.$C$4]);1);[.$C$3])" office:value-type="float" office:value="0" calcext:value-type="float">
            <text:p>0</text:p>
          </table:table-cell>
          <table:table-cell table:formula="of:=MOD(CEILING([.$C$5]*[.$D12];1)+CEILING([.$C$5]*[.AO$5];1)-CEILING([.$C$5]*MOD([.$D12]+[.AO$5];[.$C$4]);1);[.$C$3])" office:value-type="float" office:value="1" calcext:value-type="float">
            <text:p>1</text:p>
          </table:table-cell>
          <table:table-cell table:formula="of:=MOD(CEILING([.$C$5]*[.$D12];1)+CEILING([.$C$5]*[.AP$5];1)-CEILING([.$C$5]*MOD([.$D12]+[.AP$5];[.$C$4]);1);[.$C$3])" office:value-type="float" office:value="0" calcext:value-type="float">
            <text:p>0</text:p>
          </table:table-cell>
          <table:table-cell table:formula="of:=MOD(CEILING([.$C$5]*[.$D12];1)+CEILING([.$C$5]*[.AQ$5];1)-CEILING([.$C$5]*MOD([.$D12]+[.AQ$5];[.$C$4]);1);[.$C$3])" office:value-type="float" office:value="1" calcext:value-type="float">
            <text:p>1</text:p>
          </table:table-cell>
          <table:table-cell table:formula="of:=MOD(CEILING([.$C$5]*[.$D12];1)+CEILING([.$C$5]*[.AR$5];1)-CEILING([.$C$5]*MOD([.$D1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15" calcext:value-type="float">
            <text:p>25.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MOD(CEILING([.$C$5]*[.$D13];1)+CEILING([.$C$5]*[.E$5];1)-CEILING([.$C$5]*MOD([.$D13]+[.E$5];[.$C$4]);1);[.$C$3])" office:value-type="float" office:value="0" calcext:value-type="float">
            <text:p>0</text:p>
          </table:table-cell>
          <table:table-cell table:formula="of:=MOD(CEILING([.$C$5]*[.$D13];1)+CEILING([.$C$5]*[.F$5];1)-CEILING([.$C$5]*MOD([.$D13]+[.F$5];[.$C$4]);1);[.$C$3])" office:value-type="float" office:value="0" calcext:value-type="float">
            <text:p>0</text:p>
          </table:table-cell>
          <table:table-cell table:formula="of:=MOD(CEILING([.$C$5]*[.$D13];1)+CEILING([.$C$5]*[.G$5];1)-CEILING([.$C$5]*MOD([.$D13]+[.G$5];[.$C$4]);1);[.$C$3])" office:value-type="float" office:value="0" calcext:value-type="float">
            <text:p>0</text:p>
          </table:table-cell>
          <table:table-cell table:formula="of:=MOD(CEILING([.$C$5]*[.$D13];1)+CEILING([.$C$5]*[.H$5];1)-CEILING([.$C$5]*MOD([.$D13]+[.H$5];[.$C$4]);1);[.$C$3])" office:value-type="float" office:value="0" calcext:value-type="float">
            <text:p>0</text:p>
          </table:table-cell>
          <table:table-cell table:formula="of:=MOD(CEILING([.$C$5]*[.$D13];1)+CEILING([.$C$5]*[.I$5];1)-CEILING([.$C$5]*MOD([.$D13]+[.I$5];[.$C$4]);1);[.$C$3])" office:value-type="float" office:value="0" calcext:value-type="float">
            <text:p>0</text:p>
          </table:table-cell>
          <table:table-cell table:formula="of:=MOD(CEILING([.$C$5]*[.$D13];1)+CEILING([.$C$5]*[.J$5];1)-CEILING([.$C$5]*MOD([.$D13]+[.J$5];[.$C$4]);1);[.$C$3])" office:value-type="float" office:value="0" calcext:value-type="float">
            <text:p>0</text:p>
          </table:table-cell>
          <table:table-cell table:formula="of:=MOD(CEILING([.$C$5]*[.$D13];1)+CEILING([.$C$5]*[.K$5];1)-CEILING([.$C$5]*MOD([.$D13]+[.K$5];[.$C$4]);1);[.$C$3])" office:value-type="float" office:value="0" calcext:value-type="float">
            <text:p>0</text:p>
          </table:table-cell>
          <table:table-cell table:formula="of:=MOD(CEILING([.$C$5]*[.$D13];1)+CEILING([.$C$5]*[.L$5];1)-CEILING([.$C$5]*MOD([.$D13]+[.L$5];[.$C$4]);1);[.$C$3])" office:value-type="float" office:value="0" calcext:value-type="float">
            <text:p>0</text:p>
          </table:table-cell>
          <table:table-cell table:formula="of:=MOD(CEILING([.$C$5]*[.$D13];1)+CEILING([.$C$5]*[.M$5];1)-CEILING([.$C$5]*MOD([.$D13]+[.M$5];[.$C$4]);1);[.$C$3])" office:value-type="float" office:value="0" calcext:value-type="float">
            <text:p>0</text:p>
          </table:table-cell>
          <table:table-cell table:formula="of:=MOD(CEILING([.$C$5]*[.$D13];1)+CEILING([.$C$5]*[.N$5];1)-CEILING([.$C$5]*MOD([.$D13]+[.N$5];[.$C$4]);1);[.$C$3])" office:value-type="float" office:value="0" calcext:value-type="float">
            <text:p>0</text:p>
          </table:table-cell>
          <table:table-cell table:formula="of:=MOD(CEILING([.$C$5]*[.$D13];1)+CEILING([.$C$5]*[.O$5];1)-CEILING([.$C$5]*MOD([.$D13]+[.O$5];[.$C$4]);1);[.$C$3])" office:value-type="float" office:value="0" calcext:value-type="float">
            <text:p>0</text:p>
          </table:table-cell>
          <table:table-cell table:formula="of:=MOD(CEILING([.$C$5]*[.$D13];1)+CEILING([.$C$5]*[.P$5];1)-CEILING([.$C$5]*MOD([.$D13]+[.P$5];[.$C$4]);1);[.$C$3])" office:value-type="float" office:value="0" calcext:value-type="float">
            <text:p>0</text:p>
          </table:table-cell>
          <table:table-cell table:formula="of:=MOD(CEILING([.$C$5]*[.$D13];1)+CEILING([.$C$5]*[.Q$5];1)-CEILING([.$C$5]*MOD([.$D13]+[.Q$5];[.$C$4]);1);[.$C$3])" office:value-type="float" office:value="0" calcext:value-type="float">
            <text:p>0</text:p>
          </table:table-cell>
          <table:table-cell table:formula="of:=MOD(CEILING([.$C$5]*[.$D13];1)+CEILING([.$C$5]*[.R$5];1)-CEILING([.$C$5]*MOD([.$D13]+[.R$5];[.$C$4]);1);[.$C$3])" office:value-type="float" office:value="0" calcext:value-type="float">
            <text:p>0</text:p>
          </table:table-cell>
          <table:table-cell table:formula="of:=MOD(CEILING([.$C$5]*[.$D13];1)+CEILING([.$C$5]*[.S$5];1)-CEILING([.$C$5]*MOD([.$D13]+[.S$5];[.$C$4]);1);[.$C$3])" office:value-type="float" office:value="0" calcext:value-type="float">
            <text:p>0</text:p>
          </table:table-cell>
          <table:table-cell table:formula="of:=MOD(CEILING([.$C$5]*[.$D13];1)+CEILING([.$C$5]*[.T$5];1)-CEILING([.$C$5]*MOD([.$D13]+[.T$5];[.$C$4]);1);[.$C$3])" office:value-type="float" office:value="0" calcext:value-type="float">
            <text:p>0</text:p>
          </table:table-cell>
          <table:table-cell table:formula="of:=MOD(CEILING([.$C$5]*[.$D13];1)+CEILING([.$C$5]*[.U$5];1)-CEILING([.$C$5]*MOD([.$D13]+[.U$5];[.$C$4]);1);[.$C$3])" office:value-type="float" office:value="0" calcext:value-type="float">
            <text:p>0</text:p>
          </table:table-cell>
          <table:table-cell table:formula="of:=MOD(CEILING([.$C$5]*[.$D13];1)+CEILING([.$C$5]*[.V$5];1)-CEILING([.$C$5]*MOD([.$D13]+[.V$5];[.$C$4]);1);[.$C$3])" office:value-type="float" office:value="0" calcext:value-type="float">
            <text:p>0</text:p>
          </table:table-cell>
          <table:table-cell table:formula="of:=MOD(CEILING([.$C$5]*[.$D13];1)+CEILING([.$C$5]*[.W$5];1)-CEILING([.$C$5]*MOD([.$D13]+[.W$5];[.$C$4]);1);[.$C$3])" office:value-type="float" office:value="0" calcext:value-type="float">
            <text:p>0</text:p>
          </table:table-cell>
          <table:table-cell table:formula="of:=MOD(CEILING([.$C$5]*[.$D13];1)+CEILING([.$C$5]*[.X$5];1)-CEILING([.$C$5]*MOD([.$D13]+[.X$5];[.$C$4]);1);[.$C$3])" office:value-type="float" office:value="0" calcext:value-type="float">
            <text:p>0</text:p>
          </table:table-cell>
          <table:table-cell table:formula="of:=MOD(CEILING([.$C$5]*[.$D13];1)+CEILING([.$C$5]*[.Y$5];1)-CEILING([.$C$5]*MOD([.$D13]+[.Y$5];[.$C$4]);1);[.$C$3])" office:value-type="float" office:value="0" calcext:value-type="float">
            <text:p>0</text:p>
          </table:table-cell>
          <table:table-cell table:formula="of:=MOD(CEILING([.$C$5]*[.$D13];1)+CEILING([.$C$5]*[.Z$5];1)-CEILING([.$C$5]*MOD([.$D13]+[.Z$5];[.$C$4]);1);[.$C$3])" office:value-type="float" office:value="0" calcext:value-type="float">
            <text:p>0</text:p>
          </table:table-cell>
          <table:table-cell table:formula="of:=MOD(CEILING([.$C$5]*[.$D13];1)+CEILING([.$C$5]*[.AA$5];1)-CEILING([.$C$5]*MOD([.$D13]+[.AA$5];[.$C$4]);1);[.$C$3])" office:value-type="float" office:value="0" calcext:value-type="float">
            <text:p>0</text:p>
          </table:table-cell>
          <table:table-cell table:formula="of:=MOD(CEILING([.$C$5]*[.$D13];1)+CEILING([.$C$5]*[.AB$5];1)-CEILING([.$C$5]*MOD([.$D13]+[.AB$5];[.$C$4]);1);[.$C$3])" office:value-type="float" office:value="0" calcext:value-type="float">
            <text:p>0</text:p>
          </table:table-cell>
          <table:table-cell table:formula="of:=MOD(CEILING([.$C$5]*[.$D13];1)+CEILING([.$C$5]*[.AC$5];1)-CEILING([.$C$5]*MOD([.$D13]+[.AC$5];[.$C$4]);1);[.$C$3])" office:value-type="float" office:value="0" calcext:value-type="float">
            <text:p>0</text:p>
          </table:table-cell>
          <table:table-cell table:formula="of:=MOD(CEILING([.$C$5]*[.$D13];1)+CEILING([.$C$5]*[.AD$5];1)-CEILING([.$C$5]*MOD([.$D13]+[.AD$5];[.$C$4]);1);[.$C$3])" office:value-type="float" office:value="0" calcext:value-type="float">
            <text:p>0</text:p>
          </table:table-cell>
          <table:table-cell table:formula="of:=MOD(CEILING([.$C$5]*[.$D13];1)+CEILING([.$C$5]*[.AE$5];1)-CEILING([.$C$5]*MOD([.$D13]+[.AE$5];[.$C$4]);1);[.$C$3])" office:value-type="float" office:value="0" calcext:value-type="float">
            <text:p>0</text:p>
          </table:table-cell>
          <table:table-cell table:formula="of:=MOD(CEILING([.$C$5]*[.$D13];1)+CEILING([.$C$5]*[.AF$5];1)-CEILING([.$C$5]*MOD([.$D13]+[.AF$5];[.$C$4]);1);[.$C$3])" office:value-type="float" office:value="0" calcext:value-type="float">
            <text:p>0</text:p>
          </table:table-cell>
          <table:table-cell table:formula="of:=MOD(CEILING([.$C$5]*[.$D13];1)+CEILING([.$C$5]*[.AG$5];1)-CEILING([.$C$5]*MOD([.$D13]+[.AG$5];[.$C$4]);1);[.$C$3])" office:value-type="float" office:value="0" calcext:value-type="float">
            <text:p>0</text:p>
          </table:table-cell>
          <table:table-cell table:formula="of:=MOD(CEILING([.$C$5]*[.$D13];1)+CEILING([.$C$5]*[.AH$5];1)-CEILING([.$C$5]*MOD([.$D13]+[.AH$5];[.$C$4]);1);[.$C$3])" office:value-type="float" office:value="0" calcext:value-type="float">
            <text:p>0</text:p>
          </table:table-cell>
          <table:table-cell table:formula="of:=MOD(CEILING([.$C$5]*[.$D13];1)+CEILING([.$C$5]*[.AI$5];1)-CEILING([.$C$5]*MOD([.$D13]+[.AI$5];[.$C$4]);1);[.$C$3])" office:value-type="float" office:value="0" calcext:value-type="float">
            <text:p>0</text:p>
          </table:table-cell>
          <table:table-cell table:formula="of:=MOD(CEILING([.$C$5]*[.$D13];1)+CEILING([.$C$5]*[.AJ$5];1)-CEILING([.$C$5]*MOD([.$D13]+[.AJ$5];[.$C$4]);1);[.$C$3])" office:value-type="float" office:value="0" calcext:value-type="float">
            <text:p>0</text:p>
          </table:table-cell>
          <table:table-cell table:formula="of:=MOD(CEILING([.$C$5]*[.$D13];1)+CEILING([.$C$5]*[.AK$5];1)-CEILING([.$C$5]*MOD([.$D13]+[.AK$5];[.$C$4]);1);[.$C$3])" office:value-type="float" office:value="0" calcext:value-type="float">
            <text:p>0</text:p>
          </table:table-cell>
          <table:table-cell table:formula="of:=MOD(CEILING([.$C$5]*[.$D13];1)+CEILING([.$C$5]*[.AL$5];1)-CEILING([.$C$5]*MOD([.$D13]+[.AL$5];[.$C$4]);1);[.$C$3])" office:value-type="float" office:value="0" calcext:value-type="float">
            <text:p>0</text:p>
          </table:table-cell>
          <table:table-cell table:formula="of:=MOD(CEILING([.$C$5]*[.$D13];1)+CEILING([.$C$5]*[.AM$5];1)-CEILING([.$C$5]*MOD([.$D13]+[.AM$5];[.$C$4]);1);[.$C$3])" office:value-type="float" office:value="0" calcext:value-type="float">
            <text:p>0</text:p>
          </table:table-cell>
          <table:table-cell table:formula="of:=MOD(CEILING([.$C$5]*[.$D13];1)+CEILING([.$C$5]*[.AN$5];1)-CEILING([.$C$5]*MOD([.$D13]+[.AN$5];[.$C$4]);1);[.$C$3])" office:value-type="float" office:value="0" calcext:value-type="float">
            <text:p>0</text:p>
          </table:table-cell>
          <table:table-cell table:formula="of:=MOD(CEILING([.$C$5]*[.$D13];1)+CEILING([.$C$5]*[.AO$5];1)-CEILING([.$C$5]*MOD([.$D13]+[.AO$5];[.$C$4]);1);[.$C$3])" office:value-type="float" office:value="0" calcext:value-type="float">
            <text:p>0</text:p>
          </table:table-cell>
          <table:table-cell table:formula="of:=MOD(CEILING([.$C$5]*[.$D13];1)+CEILING([.$C$5]*[.AP$5];1)-CEILING([.$C$5]*MOD([.$D13]+[.AP$5];[.$C$4]);1);[.$C$3])" office:value-type="float" office:value="0" calcext:value-type="float">
            <text:p>0</text:p>
          </table:table-cell>
          <table:table-cell table:formula="of:=MOD(CEILING([.$C$5]*[.$D13];1)+CEILING([.$C$5]*[.AQ$5];1)-CEILING([.$C$5]*MOD([.$D13]+[.AQ$5];[.$C$4]);1);[.$C$3])" office:value-type="float" office:value="0" calcext:value-type="float">
            <text:p>0</text:p>
          </table:table-cell>
          <table:table-cell table:formula="of:=MOD(CEILING([.$C$5]*[.$D13];1)+CEILING([.$C$5]*[.AR$5];1)-CEILING([.$C$5]*MOD([.$D1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2" calcext:value-type="float">
            <text:p>25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MOD(CEILING([.$C$5]*[.$D14];1)+CEILING([.$C$5]*[.E$5];1)-CEILING([.$C$5]*MOD([.$D14]+[.E$5];[.$C$4]);1);[.$C$3])" office:value-type="float" office:value="0" calcext:value-type="float">
            <text:p>0</text:p>
          </table:table-cell>
          <table:table-cell table:formula="of:=MOD(CEILING([.$C$5]*[.$D14];1)+CEILING([.$C$5]*[.F$5];1)-CEILING([.$C$5]*MOD([.$D14]+[.F$5];[.$C$4]);1);[.$C$3])" office:value-type="float" office:value="1" calcext:value-type="float">
            <text:p>1</text:p>
          </table:table-cell>
          <table:table-cell table:formula="of:=MOD(CEILING([.$C$5]*[.$D14];1)+CEILING([.$C$5]*[.G$5];1)-CEILING([.$C$5]*MOD([.$D14]+[.G$5];[.$C$4]);1);[.$C$3])" office:value-type="float" office:value="0" calcext:value-type="float">
            <text:p>0</text:p>
          </table:table-cell>
          <table:table-cell table:formula="of:=MOD(CEILING([.$C$5]*[.$D14];1)+CEILING([.$C$5]*[.H$5];1)-CEILING([.$C$5]*MOD([.$D14]+[.H$5];[.$C$4]);1);[.$C$3])" office:value-type="float" office:value="1" calcext:value-type="float">
            <text:p>1</text:p>
          </table:table-cell>
          <table:table-cell table:formula="of:=MOD(CEILING([.$C$5]*[.$D14];1)+CEILING([.$C$5]*[.I$5];1)-CEILING([.$C$5]*MOD([.$D14]+[.I$5];[.$C$4]);1);[.$C$3])" office:value-type="float" office:value="0" calcext:value-type="float">
            <text:p>0</text:p>
          </table:table-cell>
          <table:table-cell table:formula="of:=MOD(CEILING([.$C$5]*[.$D14];1)+CEILING([.$C$5]*[.J$5];1)-CEILING([.$C$5]*MOD([.$D14]+[.J$5];[.$C$4]);1);[.$C$3])" office:value-type="float" office:value="1" calcext:value-type="float">
            <text:p>1</text:p>
          </table:table-cell>
          <table:table-cell table:formula="of:=MOD(CEILING([.$C$5]*[.$D14];1)+CEILING([.$C$5]*[.K$5];1)-CEILING([.$C$5]*MOD([.$D14]+[.K$5];[.$C$4]);1);[.$C$3])" office:value-type="float" office:value="1" calcext:value-type="float">
            <text:p>1</text:p>
          </table:table-cell>
          <table:table-cell table:formula="of:=MOD(CEILING([.$C$5]*[.$D14];1)+CEILING([.$C$5]*[.L$5];1)-CEILING([.$C$5]*MOD([.$D14]+[.L$5];[.$C$4]);1);[.$C$3])" office:value-type="float" office:value="0" calcext:value-type="float">
            <text:p>0</text:p>
          </table:table-cell>
          <table:table-cell table:formula="of:=MOD(CEILING([.$C$5]*[.$D14];1)+CEILING([.$C$5]*[.M$5];1)-CEILING([.$C$5]*MOD([.$D14]+[.M$5];[.$C$4]);1);[.$C$3])" office:value-type="float" office:value="1" calcext:value-type="float">
            <text:p>1</text:p>
          </table:table-cell>
          <table:table-cell table:formula="of:=MOD(CEILING([.$C$5]*[.$D14];1)+CEILING([.$C$5]*[.N$5];1)-CEILING([.$C$5]*MOD([.$D14]+[.N$5];[.$C$4]);1);[.$C$3])" office:value-type="float" office:value="0" calcext:value-type="float">
            <text:p>0</text:p>
          </table:table-cell>
          <table:table-cell table:formula="of:=MOD(CEILING([.$C$5]*[.$D14];1)+CEILING([.$C$5]*[.O$5];1)-CEILING([.$C$5]*MOD([.$D14]+[.O$5];[.$C$4]);1);[.$C$3])" office:value-type="float" office:value="1" calcext:value-type="float">
            <text:p>1</text:p>
          </table:table-cell>
          <table:table-cell table:formula="of:=MOD(CEILING([.$C$5]*[.$D14];1)+CEILING([.$C$5]*[.P$5];1)-CEILING([.$C$5]*MOD([.$D14]+[.P$5];[.$C$4]);1);[.$C$3])" office:value-type="float" office:value="0" calcext:value-type="float">
            <text:p>0</text:p>
          </table:table-cell>
          <table:table-cell table:formula="of:=MOD(CEILING([.$C$5]*[.$D14];1)+CEILING([.$C$5]*[.Q$5];1)-CEILING([.$C$5]*MOD([.$D14]+[.Q$5];[.$C$4]);1);[.$C$3])" office:value-type="float" office:value="1" calcext:value-type="float">
            <text:p>1</text:p>
          </table:table-cell>
          <table:table-cell table:formula="of:=MOD(CEILING([.$C$5]*[.$D14];1)+CEILING([.$C$5]*[.R$5];1)-CEILING([.$C$5]*MOD([.$D14]+[.R$5];[.$C$4]);1);[.$C$3])" office:value-type="float" office:value="1" calcext:value-type="float">
            <text:p>1</text:p>
          </table:table-cell>
          <table:table-cell table:formula="of:=MOD(CEILING([.$C$5]*[.$D14];1)+CEILING([.$C$5]*[.S$5];1)-CEILING([.$C$5]*MOD([.$D14]+[.S$5];[.$C$4]);1);[.$C$3])" office:value-type="float" office:value="0" calcext:value-type="float">
            <text:p>0</text:p>
          </table:table-cell>
          <table:table-cell table:formula="of:=MOD(CEILING([.$C$5]*[.$D14];1)+CEILING([.$C$5]*[.T$5];1)-CEILING([.$C$5]*MOD([.$D14]+[.T$5];[.$C$4]);1);[.$C$3])" office:value-type="float" office:value="1" calcext:value-type="float">
            <text:p>1</text:p>
          </table:table-cell>
          <table:table-cell table:formula="of:=MOD(CEILING([.$C$5]*[.$D14];1)+CEILING([.$C$5]*[.U$5];1)-CEILING([.$C$5]*MOD([.$D14]+[.U$5];[.$C$4]);1);[.$C$3])" office:value-type="float" office:value="0" calcext:value-type="float">
            <text:p>0</text:p>
          </table:table-cell>
          <table:table-cell table:formula="of:=MOD(CEILING([.$C$5]*[.$D14];1)+CEILING([.$C$5]*[.V$5];1)-CEILING([.$C$5]*MOD([.$D14]+[.V$5];[.$C$4]);1);[.$C$3])" office:value-type="float" office:value="1" calcext:value-type="float">
            <text:p>1</text:p>
          </table:table-cell>
          <table:table-cell table:formula="of:=MOD(CEILING([.$C$5]*[.$D14];1)+CEILING([.$C$5]*[.W$5];1)-CEILING([.$C$5]*MOD([.$D14]+[.W$5];[.$C$4]);1);[.$C$3])" office:value-type="float" office:value="0" calcext:value-type="float">
            <text:p>0</text:p>
          </table:table-cell>
          <table:table-cell table:formula="of:=MOD(CEILING([.$C$5]*[.$D14];1)+CEILING([.$C$5]*[.X$5];1)-CEILING([.$C$5]*MOD([.$D14]+[.X$5];[.$C$4]);1);[.$C$3])" office:value-type="float" office:value="1" calcext:value-type="float">
            <text:p>1</text:p>
          </table:table-cell>
          <table:table-cell table:formula="of:=MOD(CEILING([.$C$5]*[.$D14];1)+CEILING([.$C$5]*[.Y$5];1)-CEILING([.$C$5]*MOD([.$D14]+[.Y$5];[.$C$4]);1);[.$C$3])" office:value-type="float" office:value="1" calcext:value-type="float">
            <text:p>1</text:p>
          </table:table-cell>
          <table:table-cell table:formula="of:=MOD(CEILING([.$C$5]*[.$D14];1)+CEILING([.$C$5]*[.Z$5];1)-CEILING([.$C$5]*MOD([.$D14]+[.Z$5];[.$C$4]);1);[.$C$3])" office:value-type="float" office:value="0" calcext:value-type="float">
            <text:p>0</text:p>
          </table:table-cell>
          <table:table-cell table:formula="of:=MOD(CEILING([.$C$5]*[.$D14];1)+CEILING([.$C$5]*[.AA$5];1)-CEILING([.$C$5]*MOD([.$D14]+[.AA$5];[.$C$4]);1);[.$C$3])" office:value-type="float" office:value="1" calcext:value-type="float">
            <text:p>1</text:p>
          </table:table-cell>
          <table:table-cell table:formula="of:=MOD(CEILING([.$C$5]*[.$D14];1)+CEILING([.$C$5]*[.AB$5];1)-CEILING([.$C$5]*MOD([.$D14]+[.AB$5];[.$C$4]);1);[.$C$3])" office:value-type="float" office:value="0" calcext:value-type="float">
            <text:p>0</text:p>
          </table:table-cell>
          <table:table-cell table:formula="of:=MOD(CEILING([.$C$5]*[.$D14];1)+CEILING([.$C$5]*[.AC$5];1)-CEILING([.$C$5]*MOD([.$D14]+[.AC$5];[.$C$4]);1);[.$C$3])" office:value-type="float" office:value="1" calcext:value-type="float">
            <text:p>1</text:p>
          </table:table-cell>
          <table:table-cell table:formula="of:=MOD(CEILING([.$C$5]*[.$D14];1)+CEILING([.$C$5]*[.AD$5];1)-CEILING([.$C$5]*MOD([.$D14]+[.AD$5];[.$C$4]);1);[.$C$3])" office:value-type="float" office:value="0" calcext:value-type="float">
            <text:p>0</text:p>
          </table:table-cell>
          <table:table-cell table:formula="of:=MOD(CEILING([.$C$5]*[.$D14];1)+CEILING([.$C$5]*[.AE$5];1)-CEILING([.$C$5]*MOD([.$D14]+[.AE$5];[.$C$4]);1);[.$C$3])" office:value-type="float" office:value="1" calcext:value-type="float">
            <text:p>1</text:p>
          </table:table-cell>
          <table:table-cell table:formula="of:=MOD(CEILING([.$C$5]*[.$D14];1)+CEILING([.$C$5]*[.AF$5];1)-CEILING([.$C$5]*MOD([.$D14]+[.AF$5];[.$C$4]);1);[.$C$3])" office:value-type="float" office:value="1" calcext:value-type="float">
            <text:p>1</text:p>
          </table:table-cell>
          <table:table-cell table:formula="of:=MOD(CEILING([.$C$5]*[.$D14];1)+CEILING([.$C$5]*[.AG$5];1)-CEILING([.$C$5]*MOD([.$D14]+[.AG$5];[.$C$4]);1);[.$C$3])" office:value-type="float" office:value="0" calcext:value-type="float">
            <text:p>0</text:p>
          </table:table-cell>
          <table:table-cell table:formula="of:=MOD(CEILING([.$C$5]*[.$D14];1)+CEILING([.$C$5]*[.AH$5];1)-CEILING([.$C$5]*MOD([.$D14]+[.AH$5];[.$C$4]);1);[.$C$3])" office:value-type="float" office:value="1" calcext:value-type="float">
            <text:p>1</text:p>
          </table:table-cell>
          <table:table-cell table:formula="of:=MOD(CEILING([.$C$5]*[.$D14];1)+CEILING([.$C$5]*[.AI$5];1)-CEILING([.$C$5]*MOD([.$D14]+[.AI$5];[.$C$4]);1);[.$C$3])" office:value-type="float" office:value="0" calcext:value-type="float">
            <text:p>0</text:p>
          </table:table-cell>
          <table:table-cell table:formula="of:=MOD(CEILING([.$C$5]*[.$D14];1)+CEILING([.$C$5]*[.AJ$5];1)-CEILING([.$C$5]*MOD([.$D14]+[.AJ$5];[.$C$4]);1);[.$C$3])" office:value-type="float" office:value="1" calcext:value-type="float">
            <text:p>1</text:p>
          </table:table-cell>
          <table:table-cell table:formula="of:=MOD(CEILING([.$C$5]*[.$D14];1)+CEILING([.$C$5]*[.AK$5];1)-CEILING([.$C$5]*MOD([.$D14]+[.AK$5];[.$C$4]);1);[.$C$3])" office:value-type="float" office:value="0" calcext:value-type="float">
            <text:p>0</text:p>
          </table:table-cell>
          <table:table-cell table:formula="of:=MOD(CEILING([.$C$5]*[.$D14];1)+CEILING([.$C$5]*[.AL$5];1)-CEILING([.$C$5]*MOD([.$D14]+[.AL$5];[.$C$4]);1);[.$C$3])" office:value-type="float" office:value="1" calcext:value-type="float">
            <text:p>1</text:p>
          </table:table-cell>
          <table:table-cell table:formula="of:=MOD(CEILING([.$C$5]*[.$D14];1)+CEILING([.$C$5]*[.AM$5];1)-CEILING([.$C$5]*MOD([.$D14]+[.AM$5];[.$C$4]);1);[.$C$3])" office:value-type="float" office:value="1" calcext:value-type="float">
            <text:p>1</text:p>
          </table:table-cell>
          <table:table-cell table:formula="of:=MOD(CEILING([.$C$5]*[.$D14];1)+CEILING([.$C$5]*[.AN$5];1)-CEILING([.$C$5]*MOD([.$D14]+[.AN$5];[.$C$4]);1);[.$C$3])" office:value-type="float" office:value="0" calcext:value-type="float">
            <text:p>0</text:p>
          </table:table-cell>
          <table:table-cell table:formula="of:=MOD(CEILING([.$C$5]*[.$D14];1)+CEILING([.$C$5]*[.AO$5];1)-CEILING([.$C$5]*MOD([.$D14]+[.AO$5];[.$C$4]);1);[.$C$3])" office:value-type="float" office:value="1" calcext:value-type="float">
            <text:p>1</text:p>
          </table:table-cell>
          <table:table-cell table:formula="of:=MOD(CEILING([.$C$5]*[.$D14];1)+CEILING([.$C$5]*[.AP$5];1)-CEILING([.$C$5]*MOD([.$D14]+[.AP$5];[.$C$4]);1);[.$C$3])" office:value-type="float" office:value="0" calcext:value-type="float">
            <text:p>0</text:p>
          </table:table-cell>
          <table:table-cell table:formula="of:=MOD(CEILING([.$C$5]*[.$D14];1)+CEILING([.$C$5]*[.AQ$5];1)-CEILING([.$C$5]*MOD([.$D14]+[.AQ$5];[.$C$4]);1);[.$C$3])" office:value-type="float" office:value="1" calcext:value-type="float">
            <text:p>1</text:p>
          </table:table-cell>
          <table:table-cell table:formula="of:=MOD(CEILING([.$C$5]*[.$D14];1)+CEILING([.$C$5]*[.AR$5];1)-CEILING([.$C$5]*MOD([.$D1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25" calcext:value-type="float">
            <text:p>25.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MOD(CEILING([.$C$5]*[.$D15];1)+CEILING([.$C$5]*[.E$5];1)-CEILING([.$C$5]*MOD([.$D15]+[.E$5];[.$C$4]);1);[.$C$3])" office:value-type="float" office:value="0" calcext:value-type="float">
            <text:p>0</text:p>
          </table:table-cell>
          <table:table-cell table:formula="of:=MOD(CEILING([.$C$5]*[.$D15];1)+CEILING([.$C$5]*[.F$5];1)-CEILING([.$C$5]*MOD([.$D15]+[.F$5];[.$C$4]);1);[.$C$3])" office:value-type="float" office:value="0" calcext:value-type="float">
            <text:p>0</text:p>
          </table:table-cell>
          <table:table-cell table:formula="of:=MOD(CEILING([.$C$5]*[.$D15];1)+CEILING([.$C$5]*[.G$5];1)-CEILING([.$C$5]*MOD([.$D15]+[.G$5];[.$C$4]);1);[.$C$3])" office:value-type="float" office:value="0" calcext:value-type="float">
            <text:p>0</text:p>
          </table:table-cell>
          <table:table-cell table:formula="of:=MOD(CEILING([.$C$5]*[.$D15];1)+CEILING([.$C$5]*[.H$5];1)-CEILING([.$C$5]*MOD([.$D15]+[.H$5];[.$C$4]);1);[.$C$3])" office:value-type="float" office:value="0" calcext:value-type="float">
            <text:p>0</text:p>
          </table:table-cell>
          <table:table-cell table:formula="of:=MOD(CEILING([.$C$5]*[.$D15];1)+CEILING([.$C$5]*[.I$5];1)-CEILING([.$C$5]*MOD([.$D15]+[.I$5];[.$C$4]);1);[.$C$3])" office:value-type="float" office:value="0" calcext:value-type="float">
            <text:p>0</text:p>
          </table:table-cell>
          <table:table-cell table:formula="of:=MOD(CEILING([.$C$5]*[.$D15];1)+CEILING([.$C$5]*[.J$5];1)-CEILING([.$C$5]*MOD([.$D15]+[.J$5];[.$C$4]);1);[.$C$3])" office:value-type="float" office:value="1" calcext:value-type="float">
            <text:p>1</text:p>
          </table:table-cell>
          <table:table-cell table:formula="of:=MOD(CEILING([.$C$5]*[.$D15];1)+CEILING([.$C$5]*[.K$5];1)-CEILING([.$C$5]*MOD([.$D15]+[.K$5];[.$C$4]);1);[.$C$3])" office:value-type="float" office:value="0" calcext:value-type="float">
            <text:p>0</text:p>
          </table:table-cell>
          <table:table-cell table:formula="of:=MOD(CEILING([.$C$5]*[.$D15];1)+CEILING([.$C$5]*[.L$5];1)-CEILING([.$C$5]*MOD([.$D15]+[.L$5];[.$C$4]);1);[.$C$3])" office:value-type="float" office:value="0" calcext:value-type="float">
            <text:p>0</text:p>
          </table:table-cell>
          <table:table-cell table:formula="of:=MOD(CEILING([.$C$5]*[.$D15];1)+CEILING([.$C$5]*[.M$5];1)-CEILING([.$C$5]*MOD([.$D15]+[.M$5];[.$C$4]);1);[.$C$3])" office:value-type="float" office:value="0" calcext:value-type="float">
            <text:p>0</text:p>
          </table:table-cell>
          <table:table-cell table:formula="of:=MOD(CEILING([.$C$5]*[.$D15];1)+CEILING([.$C$5]*[.N$5];1)-CEILING([.$C$5]*MOD([.$D15]+[.N$5];[.$C$4]);1);[.$C$3])" office:value-type="float" office:value="0" calcext:value-type="float">
            <text:p>0</text:p>
          </table:table-cell>
          <table:table-cell table:formula="of:=MOD(CEILING([.$C$5]*[.$D15];1)+CEILING([.$C$5]*[.O$5];1)-CEILING([.$C$5]*MOD([.$D15]+[.O$5];[.$C$4]);1);[.$C$3])" office:value-type="float" office:value="0" calcext:value-type="float">
            <text:p>0</text:p>
          </table:table-cell>
          <table:table-cell table:formula="of:=MOD(CEILING([.$C$5]*[.$D15];1)+CEILING([.$C$5]*[.P$5];1)-CEILING([.$C$5]*MOD([.$D15]+[.P$5];[.$C$4]);1);[.$C$3])" office:value-type="float" office:value="0" calcext:value-type="float">
            <text:p>0</text:p>
          </table:table-cell>
          <table:table-cell table:formula="of:=MOD(CEILING([.$C$5]*[.$D15];1)+CEILING([.$C$5]*[.Q$5];1)-CEILING([.$C$5]*MOD([.$D15]+[.Q$5];[.$C$4]);1);[.$C$3])" office:value-type="float" office:value="1" calcext:value-type="float">
            <text:p>1</text:p>
          </table:table-cell>
          <table:table-cell table:formula="of:=MOD(CEILING([.$C$5]*[.$D15];1)+CEILING([.$C$5]*[.R$5];1)-CEILING([.$C$5]*MOD([.$D15]+[.R$5];[.$C$4]);1);[.$C$3])" office:value-type="float" office:value="0" calcext:value-type="float">
            <text:p>0</text:p>
          </table:table-cell>
          <table:table-cell table:formula="of:=MOD(CEILING([.$C$5]*[.$D15];1)+CEILING([.$C$5]*[.S$5];1)-CEILING([.$C$5]*MOD([.$D15]+[.S$5];[.$C$4]);1);[.$C$3])" office:value-type="float" office:value="0" calcext:value-type="float">
            <text:p>0</text:p>
          </table:table-cell>
          <table:table-cell table:formula="of:=MOD(CEILING([.$C$5]*[.$D15];1)+CEILING([.$C$5]*[.T$5];1)-CEILING([.$C$5]*MOD([.$D15]+[.T$5];[.$C$4]);1);[.$C$3])" office:value-type="float" office:value="0" calcext:value-type="float">
            <text:p>0</text:p>
          </table:table-cell>
          <table:table-cell table:formula="of:=MOD(CEILING([.$C$5]*[.$D15];1)+CEILING([.$C$5]*[.U$5];1)-CEILING([.$C$5]*MOD([.$D15]+[.U$5];[.$C$4]);1);[.$C$3])" office:value-type="float" office:value="0" calcext:value-type="float">
            <text:p>0</text:p>
          </table:table-cell>
          <table:table-cell table:formula="of:=MOD(CEILING([.$C$5]*[.$D15];1)+CEILING([.$C$5]*[.V$5];1)-CEILING([.$C$5]*MOD([.$D15]+[.V$5];[.$C$4]);1);[.$C$3])" office:value-type="float" office:value="0" calcext:value-type="float">
            <text:p>0</text:p>
          </table:table-cell>
          <table:table-cell table:formula="of:=MOD(CEILING([.$C$5]*[.$D15];1)+CEILING([.$C$5]*[.W$5];1)-CEILING([.$C$5]*MOD([.$D15]+[.W$5];[.$C$4]);1);[.$C$3])" office:value-type="float" office:value="0" calcext:value-type="float">
            <text:p>0</text:p>
          </table:table-cell>
          <table:table-cell table:formula="of:=MOD(CEILING([.$C$5]*[.$D15];1)+CEILING([.$C$5]*[.X$5];1)-CEILING([.$C$5]*MOD([.$D15]+[.X$5];[.$C$4]);1);[.$C$3])" office:value-type="float" office:value="1" calcext:value-type="float">
            <text:p>1</text:p>
          </table:table-cell>
          <table:table-cell table:formula="of:=MOD(CEILING([.$C$5]*[.$D15];1)+CEILING([.$C$5]*[.Y$5];1)-CEILING([.$C$5]*MOD([.$D15]+[.Y$5];[.$C$4]);1);[.$C$3])" office:value-type="float" office:value="0" calcext:value-type="float">
            <text:p>0</text:p>
          </table:table-cell>
          <table:table-cell table:formula="of:=MOD(CEILING([.$C$5]*[.$D15];1)+CEILING([.$C$5]*[.Z$5];1)-CEILING([.$C$5]*MOD([.$D15]+[.Z$5];[.$C$4]);1);[.$C$3])" office:value-type="float" office:value="0" calcext:value-type="float">
            <text:p>0</text:p>
          </table:table-cell>
          <table:table-cell table:formula="of:=MOD(CEILING([.$C$5]*[.$D15];1)+CEILING([.$C$5]*[.AA$5];1)-CEILING([.$C$5]*MOD([.$D15]+[.AA$5];[.$C$4]);1);[.$C$3])" office:value-type="float" office:value="0" calcext:value-type="float">
            <text:p>0</text:p>
          </table:table-cell>
          <table:table-cell table:formula="of:=MOD(CEILING([.$C$5]*[.$D15];1)+CEILING([.$C$5]*[.AB$5];1)-CEILING([.$C$5]*MOD([.$D15]+[.AB$5];[.$C$4]);1);[.$C$3])" office:value-type="float" office:value="0" calcext:value-type="float">
            <text:p>0</text:p>
          </table:table-cell>
          <table:table-cell table:formula="of:=MOD(CEILING([.$C$5]*[.$D15];1)+CEILING([.$C$5]*[.AC$5];1)-CEILING([.$C$5]*MOD([.$D15]+[.AC$5];[.$C$4]);1);[.$C$3])" office:value-type="float" office:value="0" calcext:value-type="float">
            <text:p>0</text:p>
          </table:table-cell>
          <table:table-cell table:formula="of:=MOD(CEILING([.$C$5]*[.$D15];1)+CEILING([.$C$5]*[.AD$5];1)-CEILING([.$C$5]*MOD([.$D15]+[.AD$5];[.$C$4]);1);[.$C$3])" office:value-type="float" office:value="0" calcext:value-type="float">
            <text:p>0</text:p>
          </table:table-cell>
          <table:table-cell table:formula="of:=MOD(CEILING([.$C$5]*[.$D15];1)+CEILING([.$C$5]*[.AE$5];1)-CEILING([.$C$5]*MOD([.$D15]+[.AE$5];[.$C$4]);1);[.$C$3])" office:value-type="float" office:value="1" calcext:value-type="float">
            <text:p>1</text:p>
          </table:table-cell>
          <table:table-cell table:formula="of:=MOD(CEILING([.$C$5]*[.$D15];1)+CEILING([.$C$5]*[.AF$5];1)-CEILING([.$C$5]*MOD([.$D15]+[.AF$5];[.$C$4]);1);[.$C$3])" office:value-type="float" office:value="0" calcext:value-type="float">
            <text:p>0</text:p>
          </table:table-cell>
          <table:table-cell table:formula="of:=MOD(CEILING([.$C$5]*[.$D15];1)+CEILING([.$C$5]*[.AG$5];1)-CEILING([.$C$5]*MOD([.$D15]+[.AG$5];[.$C$4]);1);[.$C$3])" office:value-type="float" office:value="0" calcext:value-type="float">
            <text:p>0</text:p>
          </table:table-cell>
          <table:table-cell table:formula="of:=MOD(CEILING([.$C$5]*[.$D15];1)+CEILING([.$C$5]*[.AH$5];1)-CEILING([.$C$5]*MOD([.$D15]+[.AH$5];[.$C$4]);1);[.$C$3])" office:value-type="float" office:value="0" calcext:value-type="float">
            <text:p>0</text:p>
          </table:table-cell>
          <table:table-cell table:formula="of:=MOD(CEILING([.$C$5]*[.$D15];1)+CEILING([.$C$5]*[.AI$5];1)-CEILING([.$C$5]*MOD([.$D15]+[.AI$5];[.$C$4]);1);[.$C$3])" office:value-type="float" office:value="0" calcext:value-type="float">
            <text:p>0</text:p>
          </table:table-cell>
          <table:table-cell table:formula="of:=MOD(CEILING([.$C$5]*[.$D15];1)+CEILING([.$C$5]*[.AJ$5];1)-CEILING([.$C$5]*MOD([.$D15]+[.AJ$5];[.$C$4]);1);[.$C$3])" office:value-type="float" office:value="0" calcext:value-type="float">
            <text:p>0</text:p>
          </table:table-cell>
          <table:table-cell table:formula="of:=MOD(CEILING([.$C$5]*[.$D15];1)+CEILING([.$C$5]*[.AK$5];1)-CEILING([.$C$5]*MOD([.$D15]+[.AK$5];[.$C$4]);1);[.$C$3])" office:value-type="float" office:value="0" calcext:value-type="float">
            <text:p>0</text:p>
          </table:table-cell>
          <table:table-cell table:formula="of:=MOD(CEILING([.$C$5]*[.$D15];1)+CEILING([.$C$5]*[.AL$5];1)-CEILING([.$C$5]*MOD([.$D15]+[.AL$5];[.$C$4]);1);[.$C$3])" office:value-type="float" office:value="1" calcext:value-type="float">
            <text:p>1</text:p>
          </table:table-cell>
          <table:table-cell table:formula="of:=MOD(CEILING([.$C$5]*[.$D15];1)+CEILING([.$C$5]*[.AM$5];1)-CEILING([.$C$5]*MOD([.$D15]+[.AM$5];[.$C$4]);1);[.$C$3])" office:value-type="float" office:value="0" calcext:value-type="float">
            <text:p>0</text:p>
          </table:table-cell>
          <table:table-cell table:formula="of:=MOD(CEILING([.$C$5]*[.$D15];1)+CEILING([.$C$5]*[.AN$5];1)-CEILING([.$C$5]*MOD([.$D15]+[.AN$5];[.$C$4]);1);[.$C$3])" office:value-type="float" office:value="0" calcext:value-type="float">
            <text:p>0</text:p>
          </table:table-cell>
          <table:table-cell table:formula="of:=MOD(CEILING([.$C$5]*[.$D15];1)+CEILING([.$C$5]*[.AO$5];1)-CEILING([.$C$5]*MOD([.$D15]+[.AO$5];[.$C$4]);1);[.$C$3])" office:value-type="float" office:value="0" calcext:value-type="float">
            <text:p>0</text:p>
          </table:table-cell>
          <table:table-cell table:formula="of:=MOD(CEILING([.$C$5]*[.$D15];1)+CEILING([.$C$5]*[.AP$5];1)-CEILING([.$C$5]*MOD([.$D15]+[.AP$5];[.$C$4]);1);[.$C$3])" office:value-type="float" office:value="0" calcext:value-type="float">
            <text:p>0</text:p>
          </table:table-cell>
          <table:table-cell table:formula="of:=MOD(CEILING([.$C$5]*[.$D15];1)+CEILING([.$C$5]*[.AQ$5];1)-CEILING([.$C$5]*MOD([.$D15]+[.AQ$5];[.$C$4]);1);[.$C$3])" office:value-type="float" office:value="0" calcext:value-type="float">
            <text:p>0</text:p>
          </table:table-cell>
          <table:table-cell table:formula="of:=MOD(CEILING([.$C$5]*[.$D15];1)+CEILING([.$C$5]*[.AR$5];1)-CEILING([.$C$5]*MOD([.$D1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3" calcext:value-type="float">
            <text:p>25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MOD(CEILING([.$C$5]*[.$D16];1)+CEILING([.$C$5]*[.E$5];1)-CEILING([.$C$5]*MOD([.$D16]+[.E$5];[.$C$4]);1);[.$C$3])" office:value-type="float" office:value="0" calcext:value-type="float">
            <text:p>0</text:p>
          </table:table-cell>
          <table:table-cell table:formula="of:=MOD(CEILING([.$C$5]*[.$D16];1)+CEILING([.$C$5]*[.F$5];1)-CEILING([.$C$5]*MOD([.$D16]+[.F$5];[.$C$4]);1);[.$C$3])" office:value-type="float" office:value="1" calcext:value-type="float">
            <text:p>1</text:p>
          </table:table-cell>
          <table:table-cell table:formula="of:=MOD(CEILING([.$C$5]*[.$D16];1)+CEILING([.$C$5]*[.G$5];1)-CEILING([.$C$5]*MOD([.$D16]+[.G$5];[.$C$4]);1);[.$C$3])" office:value-type="float" office:value="0" calcext:value-type="float">
            <text:p>0</text:p>
          </table:table-cell>
          <table:table-cell table:formula="of:=MOD(CEILING([.$C$5]*[.$D16];1)+CEILING([.$C$5]*[.H$5];1)-CEILING([.$C$5]*MOD([.$D16]+[.H$5];[.$C$4]);1);[.$C$3])" office:value-type="float" office:value="1" calcext:value-type="float">
            <text:p>1</text:p>
          </table:table-cell>
          <table:table-cell table:formula="of:=MOD(CEILING([.$C$5]*[.$D16];1)+CEILING([.$C$5]*[.I$5];1)-CEILING([.$C$5]*MOD([.$D16]+[.I$5];[.$C$4]);1);[.$C$3])" office:value-type="float" office:value="1" calcext:value-type="float">
            <text:p>1</text:p>
          </table:table-cell>
          <table:table-cell table:formula="of:=MOD(CEILING([.$C$5]*[.$D16];1)+CEILING([.$C$5]*[.J$5];1)-CEILING([.$C$5]*MOD([.$D16]+[.J$5];[.$C$4]);1);[.$C$3])" office:value-type="float" office:value="1" calcext:value-type="float">
            <text:p>1</text:p>
          </table:table-cell>
          <table:table-cell table:formula="of:=MOD(CEILING([.$C$5]*[.$D16];1)+CEILING([.$C$5]*[.K$5];1)-CEILING([.$C$5]*MOD([.$D16]+[.K$5];[.$C$4]);1);[.$C$3])" office:value-type="float" office:value="1" calcext:value-type="float">
            <text:p>1</text:p>
          </table:table-cell>
          <table:table-cell table:formula="of:=MOD(CEILING([.$C$5]*[.$D16];1)+CEILING([.$C$5]*[.L$5];1)-CEILING([.$C$5]*MOD([.$D16]+[.L$5];[.$C$4]);1);[.$C$3])" office:value-type="float" office:value="0" calcext:value-type="float">
            <text:p>0</text:p>
          </table:table-cell>
          <table:table-cell table:formula="of:=MOD(CEILING([.$C$5]*[.$D16];1)+CEILING([.$C$5]*[.M$5];1)-CEILING([.$C$5]*MOD([.$D16]+[.M$5];[.$C$4]);1);[.$C$3])" office:value-type="float" office:value="1" calcext:value-type="float">
            <text:p>1</text:p>
          </table:table-cell>
          <table:table-cell table:formula="of:=MOD(CEILING([.$C$5]*[.$D16];1)+CEILING([.$C$5]*[.N$5];1)-CEILING([.$C$5]*MOD([.$D16]+[.N$5];[.$C$4]);1);[.$C$3])" office:value-type="float" office:value="0" calcext:value-type="float">
            <text:p>0</text:p>
          </table:table-cell>
          <table:table-cell table:formula="of:=MOD(CEILING([.$C$5]*[.$D16];1)+CEILING([.$C$5]*[.O$5];1)-CEILING([.$C$5]*MOD([.$D16]+[.O$5];[.$C$4]);1);[.$C$3])" office:value-type="float" office:value="1" calcext:value-type="float">
            <text:p>1</text:p>
          </table:table-cell>
          <table:table-cell table:formula="of:=MOD(CEILING([.$C$5]*[.$D16];1)+CEILING([.$C$5]*[.P$5];1)-CEILING([.$C$5]*MOD([.$D16]+[.P$5];[.$C$4]);1);[.$C$3])" office:value-type="float" office:value="1" calcext:value-type="float">
            <text:p>1</text:p>
          </table:table-cell>
          <table:table-cell table:formula="of:=MOD(CEILING([.$C$5]*[.$D16];1)+CEILING([.$C$5]*[.Q$5];1)-CEILING([.$C$5]*MOD([.$D16]+[.Q$5];[.$C$4]);1);[.$C$3])" office:value-type="float" office:value="1" calcext:value-type="float">
            <text:p>1</text:p>
          </table:table-cell>
          <table:table-cell table:formula="of:=MOD(CEILING([.$C$5]*[.$D16];1)+CEILING([.$C$5]*[.R$5];1)-CEILING([.$C$5]*MOD([.$D16]+[.R$5];[.$C$4]);1);[.$C$3])" office:value-type="float" office:value="1" calcext:value-type="float">
            <text:p>1</text:p>
          </table:table-cell>
          <table:table-cell table:formula="of:=MOD(CEILING([.$C$5]*[.$D16];1)+CEILING([.$C$5]*[.S$5];1)-CEILING([.$C$5]*MOD([.$D16]+[.S$5];[.$C$4]);1);[.$C$3])" office:value-type="float" office:value="0" calcext:value-type="float">
            <text:p>0</text:p>
          </table:table-cell>
          <table:table-cell table:formula="of:=MOD(CEILING([.$C$5]*[.$D16];1)+CEILING([.$C$5]*[.T$5];1)-CEILING([.$C$5]*MOD([.$D16]+[.T$5];[.$C$4]);1);[.$C$3])" office:value-type="float" office:value="1" calcext:value-type="float">
            <text:p>1</text:p>
          </table:table-cell>
          <table:table-cell table:formula="of:=MOD(CEILING([.$C$5]*[.$D16];1)+CEILING([.$C$5]*[.U$5];1)-CEILING([.$C$5]*MOD([.$D16]+[.U$5];[.$C$4]);1);[.$C$3])" office:value-type="float" office:value="0" calcext:value-type="float">
            <text:p>0</text:p>
          </table:table-cell>
          <table:table-cell table:formula="of:=MOD(CEILING([.$C$5]*[.$D16];1)+CEILING([.$C$5]*[.V$5];1)-CEILING([.$C$5]*MOD([.$D16]+[.V$5];[.$C$4]);1);[.$C$3])" office:value-type="float" office:value="1" calcext:value-type="float">
            <text:p>1</text:p>
          </table:table-cell>
          <table:table-cell table:formula="of:=MOD(CEILING([.$C$5]*[.$D16];1)+CEILING([.$C$5]*[.W$5];1)-CEILING([.$C$5]*MOD([.$D16]+[.W$5];[.$C$4]);1);[.$C$3])" office:value-type="float" office:value="1" calcext:value-type="float">
            <text:p>1</text:p>
          </table:table-cell>
          <table:table-cell table:formula="of:=MOD(CEILING([.$C$5]*[.$D16];1)+CEILING([.$C$5]*[.X$5];1)-CEILING([.$C$5]*MOD([.$D16]+[.X$5];[.$C$4]);1);[.$C$3])" office:value-type="float" office:value="1" calcext:value-type="float">
            <text:p>1</text:p>
          </table:table-cell>
          <table:table-cell table:formula="of:=MOD(CEILING([.$C$5]*[.$D16];1)+CEILING([.$C$5]*[.Y$5];1)-CEILING([.$C$5]*MOD([.$D16]+[.Y$5];[.$C$4]);1);[.$C$3])" office:value-type="float" office:value="1" calcext:value-type="float">
            <text:p>1</text:p>
          </table:table-cell>
          <table:table-cell table:formula="of:=MOD(CEILING([.$C$5]*[.$D16];1)+CEILING([.$C$5]*[.Z$5];1)-CEILING([.$C$5]*MOD([.$D16]+[.Z$5];[.$C$4]);1);[.$C$3])" office:value-type="float" office:value="0" calcext:value-type="float">
            <text:p>0</text:p>
          </table:table-cell>
          <table:table-cell table:formula="of:=MOD(CEILING([.$C$5]*[.$D16];1)+CEILING([.$C$5]*[.AA$5];1)-CEILING([.$C$5]*MOD([.$D16]+[.AA$5];[.$C$4]);1);[.$C$3])" office:value-type="float" office:value="1" calcext:value-type="float">
            <text:p>1</text:p>
          </table:table-cell>
          <table:table-cell table:formula="of:=MOD(CEILING([.$C$5]*[.$D16];1)+CEILING([.$C$5]*[.AB$5];1)-CEILING([.$C$5]*MOD([.$D16]+[.AB$5];[.$C$4]);1);[.$C$3])" office:value-type="float" office:value="0" calcext:value-type="float">
            <text:p>0</text:p>
          </table:table-cell>
          <table:table-cell table:formula="of:=MOD(CEILING([.$C$5]*[.$D16];1)+CEILING([.$C$5]*[.AC$5];1)-CEILING([.$C$5]*MOD([.$D16]+[.AC$5];[.$C$4]);1);[.$C$3])" office:value-type="float" office:value="1" calcext:value-type="float">
            <text:p>1</text:p>
          </table:table-cell>
          <table:table-cell table:formula="of:=MOD(CEILING([.$C$5]*[.$D16];1)+CEILING([.$C$5]*[.AD$5];1)-CEILING([.$C$5]*MOD([.$D16]+[.AD$5];[.$C$4]);1);[.$C$3])" office:value-type="float" office:value="1" calcext:value-type="float">
            <text:p>1</text:p>
          </table:table-cell>
          <table:table-cell table:formula="of:=MOD(CEILING([.$C$5]*[.$D16];1)+CEILING([.$C$5]*[.AE$5];1)-CEILING([.$C$5]*MOD([.$D16]+[.AE$5];[.$C$4]);1);[.$C$3])" office:value-type="float" office:value="1" calcext:value-type="float">
            <text:p>1</text:p>
          </table:table-cell>
          <table:table-cell table:formula="of:=MOD(CEILING([.$C$5]*[.$D16];1)+CEILING([.$C$5]*[.AF$5];1)-CEILING([.$C$5]*MOD([.$D16]+[.AF$5];[.$C$4]);1);[.$C$3])" office:value-type="float" office:value="1" calcext:value-type="float">
            <text:p>1</text:p>
          </table:table-cell>
          <table:table-cell table:formula="of:=MOD(CEILING([.$C$5]*[.$D16];1)+CEILING([.$C$5]*[.AG$5];1)-CEILING([.$C$5]*MOD([.$D16]+[.AG$5];[.$C$4]);1);[.$C$3])" office:value-type="float" office:value="0" calcext:value-type="float">
            <text:p>0</text:p>
          </table:table-cell>
          <table:table-cell table:formula="of:=MOD(CEILING([.$C$5]*[.$D16];1)+CEILING([.$C$5]*[.AH$5];1)-CEILING([.$C$5]*MOD([.$D16]+[.AH$5];[.$C$4]);1);[.$C$3])" office:value-type="float" office:value="1" calcext:value-type="float">
            <text:p>1</text:p>
          </table:table-cell>
          <table:table-cell table:formula="of:=MOD(CEILING([.$C$5]*[.$D16];1)+CEILING([.$C$5]*[.AI$5];1)-CEILING([.$C$5]*MOD([.$D16]+[.AI$5];[.$C$4]);1);[.$C$3])" office:value-type="float" office:value="0" calcext:value-type="float">
            <text:p>0</text:p>
          </table:table-cell>
          <table:table-cell table:formula="of:=MOD(CEILING([.$C$5]*[.$D16];1)+CEILING([.$C$5]*[.AJ$5];1)-CEILING([.$C$5]*MOD([.$D16]+[.AJ$5];[.$C$4]);1);[.$C$3])" office:value-type="float" office:value="1" calcext:value-type="float">
            <text:p>1</text:p>
          </table:table-cell>
          <table:table-cell table:formula="of:=MOD(CEILING([.$C$5]*[.$D16];1)+CEILING([.$C$5]*[.AK$5];1)-CEILING([.$C$5]*MOD([.$D16]+[.AK$5];[.$C$4]);1);[.$C$3])" office:value-type="float" office:value="1" calcext:value-type="float">
            <text:p>1</text:p>
          </table:table-cell>
          <table:table-cell table:formula="of:=MOD(CEILING([.$C$5]*[.$D16];1)+CEILING([.$C$5]*[.AL$5];1)-CEILING([.$C$5]*MOD([.$D16]+[.AL$5];[.$C$4]);1);[.$C$3])" office:value-type="float" office:value="1" calcext:value-type="float">
            <text:p>1</text:p>
          </table:table-cell>
          <table:table-cell table:formula="of:=MOD(CEILING([.$C$5]*[.$D16];1)+CEILING([.$C$5]*[.AM$5];1)-CEILING([.$C$5]*MOD([.$D16]+[.AM$5];[.$C$4]);1);[.$C$3])" office:value-type="float" office:value="1" calcext:value-type="float">
            <text:p>1</text:p>
          </table:table-cell>
          <table:table-cell table:formula="of:=MOD(CEILING([.$C$5]*[.$D16];1)+CEILING([.$C$5]*[.AN$5];1)-CEILING([.$C$5]*MOD([.$D16]+[.AN$5];[.$C$4]);1);[.$C$3])" office:value-type="float" office:value="0" calcext:value-type="float">
            <text:p>0</text:p>
          </table:table-cell>
          <table:table-cell table:formula="of:=MOD(CEILING([.$C$5]*[.$D16];1)+CEILING([.$C$5]*[.AO$5];1)-CEILING([.$C$5]*MOD([.$D16]+[.AO$5];[.$C$4]);1);[.$C$3])" office:value-type="float" office:value="1" calcext:value-type="float">
            <text:p>1</text:p>
          </table:table-cell>
          <table:table-cell table:formula="of:=MOD(CEILING([.$C$5]*[.$D16];1)+CEILING([.$C$5]*[.AP$5];1)-CEILING([.$C$5]*MOD([.$D16]+[.AP$5];[.$C$4]);1);[.$C$3])" office:value-type="float" office:value="0" calcext:value-type="float">
            <text:p>0</text:p>
          </table:table-cell>
          <table:table-cell table:formula="of:=MOD(CEILING([.$C$5]*[.$D16];1)+CEILING([.$C$5]*[.AQ$5];1)-CEILING([.$C$5]*MOD([.$D16]+[.AQ$5];[.$C$4]);1);[.$C$3])" office:value-type="float" office:value="1" calcext:value-type="float">
            <text:p>1</text:p>
          </table:table-cell>
          <table:table-cell table:formula="of:=MOD(CEILING([.$C$5]*[.$D16];1)+CEILING([.$C$5]*[.AR$5];1)-CEILING([.$C$5]*MOD([.$D16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35" calcext:value-type="float">
            <text:p>25.3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MOD(CEILING([.$C$5]*[.$D17];1)+CEILING([.$C$5]*[.E$5];1)-CEILING([.$C$5]*MOD([.$D17]+[.E$5];[.$C$4]);1);[.$C$3])" office:value-type="float" office:value="0" calcext:value-type="float">
            <text:p>0</text:p>
          </table:table-cell>
          <table:table-cell table:formula="of:=MOD(CEILING([.$C$5]*[.$D17];1)+CEILING([.$C$5]*[.F$5];1)-CEILING([.$C$5]*MOD([.$D17]+[.F$5];[.$C$4]);1);[.$C$3])" office:value-type="float" office:value="0" calcext:value-type="float">
            <text:p>0</text:p>
          </table:table-cell>
          <table:table-cell table:formula="of:=MOD(CEILING([.$C$5]*[.$D17];1)+CEILING([.$C$5]*[.G$5];1)-CEILING([.$C$5]*MOD([.$D17]+[.G$5];[.$C$4]);1);[.$C$3])" office:value-type="float" office:value="0" calcext:value-type="float">
            <text:p>0</text:p>
          </table:table-cell>
          <table:table-cell table:formula="of:=MOD(CEILING([.$C$5]*[.$D17];1)+CEILING([.$C$5]*[.H$5];1)-CEILING([.$C$5]*MOD([.$D17]+[.H$5];[.$C$4]);1);[.$C$3])" office:value-type="float" office:value="1" calcext:value-type="float">
            <text:p>1</text:p>
          </table:table-cell>
          <table:table-cell table:formula="of:=MOD(CEILING([.$C$5]*[.$D17];1)+CEILING([.$C$5]*[.I$5];1)-CEILING([.$C$5]*MOD([.$D17]+[.I$5];[.$C$4]);1);[.$C$3])" office:value-type="float" office:value="0" calcext:value-type="float">
            <text:p>0</text:p>
          </table:table-cell>
          <table:table-cell table:formula="of:=MOD(CEILING([.$C$5]*[.$D17];1)+CEILING([.$C$5]*[.J$5];1)-CEILING([.$C$5]*MOD([.$D17]+[.J$5];[.$C$4]);1);[.$C$3])" office:value-type="float" office:value="1" calcext:value-type="float">
            <text:p>1</text:p>
          </table:table-cell>
          <table:table-cell table:formula="of:=MOD(CEILING([.$C$5]*[.$D17];1)+CEILING([.$C$5]*[.K$5];1)-CEILING([.$C$5]*MOD([.$D17]+[.K$5];[.$C$4]);1);[.$C$3])" office:value-type="float" office:value="0" calcext:value-type="float">
            <text:p>0</text:p>
          </table:table-cell>
          <table:table-cell table:formula="of:=MOD(CEILING([.$C$5]*[.$D17];1)+CEILING([.$C$5]*[.L$5];1)-CEILING([.$C$5]*MOD([.$D17]+[.L$5];[.$C$4]);1);[.$C$3])" office:value-type="float" office:value="0" calcext:value-type="float">
            <text:p>0</text:p>
          </table:table-cell>
          <table:table-cell table:formula="of:=MOD(CEILING([.$C$5]*[.$D17];1)+CEILING([.$C$5]*[.M$5];1)-CEILING([.$C$5]*MOD([.$D17]+[.M$5];[.$C$4]);1);[.$C$3])" office:value-type="float" office:value="0" calcext:value-type="float">
            <text:p>0</text:p>
          </table:table-cell>
          <table:table-cell table:formula="of:=MOD(CEILING([.$C$5]*[.$D17];1)+CEILING([.$C$5]*[.N$5];1)-CEILING([.$C$5]*MOD([.$D17]+[.N$5];[.$C$4]);1);[.$C$3])" office:value-type="float" office:value="0" calcext:value-type="float">
            <text:p>0</text:p>
          </table:table-cell>
          <table:table-cell table:formula="of:=MOD(CEILING([.$C$5]*[.$D17];1)+CEILING([.$C$5]*[.O$5];1)-CEILING([.$C$5]*MOD([.$D17]+[.O$5];[.$C$4]);1);[.$C$3])" office:value-type="float" office:value="1" calcext:value-type="float">
            <text:p>1</text:p>
          </table:table-cell>
          <table:table-cell table:formula="of:=MOD(CEILING([.$C$5]*[.$D17];1)+CEILING([.$C$5]*[.P$5];1)-CEILING([.$C$5]*MOD([.$D17]+[.P$5];[.$C$4]);1);[.$C$3])" office:value-type="float" office:value="0" calcext:value-type="float">
            <text:p>0</text:p>
          </table:table-cell>
          <table:table-cell table:formula="of:=MOD(CEILING([.$C$5]*[.$D17];1)+CEILING([.$C$5]*[.Q$5];1)-CEILING([.$C$5]*MOD([.$D17]+[.Q$5];[.$C$4]);1);[.$C$3])" office:value-type="float" office:value="1" calcext:value-type="float">
            <text:p>1</text:p>
          </table:table-cell>
          <table:table-cell table:formula="of:=MOD(CEILING([.$C$5]*[.$D17];1)+CEILING([.$C$5]*[.R$5];1)-CEILING([.$C$5]*MOD([.$D17]+[.R$5];[.$C$4]);1);[.$C$3])" office:value-type="float" office:value="0" calcext:value-type="float">
            <text:p>0</text:p>
          </table:table-cell>
          <table:table-cell table:formula="of:=MOD(CEILING([.$C$5]*[.$D17];1)+CEILING([.$C$5]*[.S$5];1)-CEILING([.$C$5]*MOD([.$D17]+[.S$5];[.$C$4]);1);[.$C$3])" office:value-type="float" office:value="0" calcext:value-type="float">
            <text:p>0</text:p>
          </table:table-cell>
          <table:table-cell table:formula="of:=MOD(CEILING([.$C$5]*[.$D17];1)+CEILING([.$C$5]*[.T$5];1)-CEILING([.$C$5]*MOD([.$D17]+[.T$5];[.$C$4]);1);[.$C$3])" office:value-type="float" office:value="0" calcext:value-type="float">
            <text:p>0</text:p>
          </table:table-cell>
          <table:table-cell table:formula="of:=MOD(CEILING([.$C$5]*[.$D17];1)+CEILING([.$C$5]*[.U$5];1)-CEILING([.$C$5]*MOD([.$D17]+[.U$5];[.$C$4]);1);[.$C$3])" office:value-type="float" office:value="0" calcext:value-type="float">
            <text:p>0</text:p>
          </table:table-cell>
          <table:table-cell table:formula="of:=MOD(CEILING([.$C$5]*[.$D17];1)+CEILING([.$C$5]*[.V$5];1)-CEILING([.$C$5]*MOD([.$D17]+[.V$5];[.$C$4]);1);[.$C$3])" office:value-type="float" office:value="1" calcext:value-type="float">
            <text:p>1</text:p>
          </table:table-cell>
          <table:table-cell table:formula="of:=MOD(CEILING([.$C$5]*[.$D17];1)+CEILING([.$C$5]*[.W$5];1)-CEILING([.$C$5]*MOD([.$D17]+[.W$5];[.$C$4]);1);[.$C$3])" office:value-type="float" office:value="0" calcext:value-type="float">
            <text:p>0</text:p>
          </table:table-cell>
          <table:table-cell table:formula="of:=MOD(CEILING([.$C$5]*[.$D17];1)+CEILING([.$C$5]*[.X$5];1)-CEILING([.$C$5]*MOD([.$D17]+[.X$5];[.$C$4]);1);[.$C$3])" office:value-type="float" office:value="1" calcext:value-type="float">
            <text:p>1</text:p>
          </table:table-cell>
          <table:table-cell table:formula="of:=MOD(CEILING([.$C$5]*[.$D17];1)+CEILING([.$C$5]*[.Y$5];1)-CEILING([.$C$5]*MOD([.$D17]+[.Y$5];[.$C$4]);1);[.$C$3])" office:value-type="float" office:value="0" calcext:value-type="float">
            <text:p>0</text:p>
          </table:table-cell>
          <table:table-cell table:formula="of:=MOD(CEILING([.$C$5]*[.$D17];1)+CEILING([.$C$5]*[.Z$5];1)-CEILING([.$C$5]*MOD([.$D17]+[.Z$5];[.$C$4]);1);[.$C$3])" office:value-type="float" office:value="0" calcext:value-type="float">
            <text:p>0</text:p>
          </table:table-cell>
          <table:table-cell table:formula="of:=MOD(CEILING([.$C$5]*[.$D17];1)+CEILING([.$C$5]*[.AA$5];1)-CEILING([.$C$5]*MOD([.$D17]+[.AA$5];[.$C$4]);1);[.$C$3])" office:value-type="float" office:value="0" calcext:value-type="float">
            <text:p>0</text:p>
          </table:table-cell>
          <table:table-cell table:formula="of:=MOD(CEILING([.$C$5]*[.$D17];1)+CEILING([.$C$5]*[.AB$5];1)-CEILING([.$C$5]*MOD([.$D17]+[.AB$5];[.$C$4]);1);[.$C$3])" office:value-type="float" office:value="0" calcext:value-type="float">
            <text:p>0</text:p>
          </table:table-cell>
          <table:table-cell table:formula="of:=MOD(CEILING([.$C$5]*[.$D17];1)+CEILING([.$C$5]*[.AC$5];1)-CEILING([.$C$5]*MOD([.$D17]+[.AC$5];[.$C$4]);1);[.$C$3])" office:value-type="float" office:value="1" calcext:value-type="float">
            <text:p>1</text:p>
          </table:table-cell>
          <table:table-cell table:formula="of:=MOD(CEILING([.$C$5]*[.$D17];1)+CEILING([.$C$5]*[.AD$5];1)-CEILING([.$C$5]*MOD([.$D17]+[.AD$5];[.$C$4]);1);[.$C$3])" office:value-type="float" office:value="0" calcext:value-type="float">
            <text:p>0</text:p>
          </table:table-cell>
          <table:table-cell table:formula="of:=MOD(CEILING([.$C$5]*[.$D17];1)+CEILING([.$C$5]*[.AE$5];1)-CEILING([.$C$5]*MOD([.$D17]+[.AE$5];[.$C$4]);1);[.$C$3])" office:value-type="float" office:value="1" calcext:value-type="float">
            <text:p>1</text:p>
          </table:table-cell>
          <table:table-cell table:formula="of:=MOD(CEILING([.$C$5]*[.$D17];1)+CEILING([.$C$5]*[.AF$5];1)-CEILING([.$C$5]*MOD([.$D17]+[.AF$5];[.$C$4]);1);[.$C$3])" office:value-type="float" office:value="0" calcext:value-type="float">
            <text:p>0</text:p>
          </table:table-cell>
          <table:table-cell table:formula="of:=MOD(CEILING([.$C$5]*[.$D17];1)+CEILING([.$C$5]*[.AG$5];1)-CEILING([.$C$5]*MOD([.$D17]+[.AG$5];[.$C$4]);1);[.$C$3])" office:value-type="float" office:value="0" calcext:value-type="float">
            <text:p>0</text:p>
          </table:table-cell>
          <table:table-cell table:formula="of:=MOD(CEILING([.$C$5]*[.$D17];1)+CEILING([.$C$5]*[.AH$5];1)-CEILING([.$C$5]*MOD([.$D17]+[.AH$5];[.$C$4]);1);[.$C$3])" office:value-type="float" office:value="0" calcext:value-type="float">
            <text:p>0</text:p>
          </table:table-cell>
          <table:table-cell table:formula="of:=MOD(CEILING([.$C$5]*[.$D17];1)+CEILING([.$C$5]*[.AI$5];1)-CEILING([.$C$5]*MOD([.$D17]+[.AI$5];[.$C$4]);1);[.$C$3])" office:value-type="float" office:value="0" calcext:value-type="float">
            <text:p>0</text:p>
          </table:table-cell>
          <table:table-cell table:formula="of:=MOD(CEILING([.$C$5]*[.$D17];1)+CEILING([.$C$5]*[.AJ$5];1)-CEILING([.$C$5]*MOD([.$D17]+[.AJ$5];[.$C$4]);1);[.$C$3])" office:value-type="float" office:value="1" calcext:value-type="float">
            <text:p>1</text:p>
          </table:table-cell>
          <table:table-cell table:formula="of:=MOD(CEILING([.$C$5]*[.$D17];1)+CEILING([.$C$5]*[.AK$5];1)-CEILING([.$C$5]*MOD([.$D17]+[.AK$5];[.$C$4]);1);[.$C$3])" office:value-type="float" office:value="0" calcext:value-type="float">
            <text:p>0</text:p>
          </table:table-cell>
          <table:table-cell table:formula="of:=MOD(CEILING([.$C$5]*[.$D17];1)+CEILING([.$C$5]*[.AL$5];1)-CEILING([.$C$5]*MOD([.$D17]+[.AL$5];[.$C$4]);1);[.$C$3])" office:value-type="float" office:value="1" calcext:value-type="float">
            <text:p>1</text:p>
          </table:table-cell>
          <table:table-cell table:formula="of:=MOD(CEILING([.$C$5]*[.$D17];1)+CEILING([.$C$5]*[.AM$5];1)-CEILING([.$C$5]*MOD([.$D17]+[.AM$5];[.$C$4]);1);[.$C$3])" office:value-type="float" office:value="0" calcext:value-type="float">
            <text:p>0</text:p>
          </table:table-cell>
          <table:table-cell table:formula="of:=MOD(CEILING([.$C$5]*[.$D17];1)+CEILING([.$C$5]*[.AN$5];1)-CEILING([.$C$5]*MOD([.$D17]+[.AN$5];[.$C$4]);1);[.$C$3])" office:value-type="float" office:value="0" calcext:value-type="float">
            <text:p>0</text:p>
          </table:table-cell>
          <table:table-cell table:formula="of:=MOD(CEILING([.$C$5]*[.$D17];1)+CEILING([.$C$5]*[.AO$5];1)-CEILING([.$C$5]*MOD([.$D17]+[.AO$5];[.$C$4]);1);[.$C$3])" office:value-type="float" office:value="0" calcext:value-type="float">
            <text:p>0</text:p>
          </table:table-cell>
          <table:table-cell table:formula="of:=MOD(CEILING([.$C$5]*[.$D17];1)+CEILING([.$C$5]*[.AP$5];1)-CEILING([.$C$5]*MOD([.$D17]+[.AP$5];[.$C$4]);1);[.$C$3])" office:value-type="float" office:value="0" calcext:value-type="float">
            <text:p>0</text:p>
          </table:table-cell>
          <table:table-cell table:formula="of:=MOD(CEILING([.$C$5]*[.$D17];1)+CEILING([.$C$5]*[.AQ$5];1)-CEILING([.$C$5]*MOD([.$D17]+[.AQ$5];[.$C$4]);1);[.$C$3])" office:value-type="float" office:value="1" calcext:value-type="float">
            <text:p>1</text:p>
          </table:table-cell>
          <table:table-cell table:formula="of:=MOD(CEILING([.$C$5]*[.$D17];1)+CEILING([.$C$5]*[.AR$5];1)-CEILING([.$C$5]*MOD([.$D1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4" calcext:value-type="float">
            <text:p>25.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MOD(CEILING([.$C$5]*[.$D18];1)+CEILING([.$C$5]*[.E$5];1)-CEILING([.$C$5]*MOD([.$D18]+[.E$5];[.$C$4]);1);[.$C$3])" office:value-type="float" office:value="0" calcext:value-type="float">
            <text:p>0</text:p>
          </table:table-cell>
          <table:table-cell table:formula="of:=MOD(CEILING([.$C$5]*[.$D18];1)+CEILING([.$C$5]*[.F$5];1)-CEILING([.$C$5]*MOD([.$D18]+[.F$5];[.$C$4]);1);[.$C$3])" office:value-type="float" office:value="1" calcext:value-type="float">
            <text:p>1</text:p>
          </table:table-cell>
          <table:table-cell table:formula="of:=MOD(CEILING([.$C$5]*[.$D18];1)+CEILING([.$C$5]*[.G$5];1)-CEILING([.$C$5]*MOD([.$D18]+[.G$5];[.$C$4]);1);[.$C$3])" office:value-type="float" office:value="1" calcext:value-type="float">
            <text:p>1</text:p>
          </table:table-cell>
          <table:table-cell table:formula="of:=MOD(CEILING([.$C$5]*[.$D18];1)+CEILING([.$C$5]*[.H$5];1)-CEILING([.$C$5]*MOD([.$D18]+[.H$5];[.$C$4]);1);[.$C$3])" office:value-type="float" office:value="1" calcext:value-type="float">
            <text:p>1</text:p>
          </table:table-cell>
          <table:table-cell table:formula="of:=MOD(CEILING([.$C$5]*[.$D18];1)+CEILING([.$C$5]*[.I$5];1)-CEILING([.$C$5]*MOD([.$D18]+[.I$5];[.$C$4]);1);[.$C$3])" office:value-type="float" office:value="1" calcext:value-type="float">
            <text:p>1</text:p>
          </table:table-cell>
          <table:table-cell table:formula="of:=MOD(CEILING([.$C$5]*[.$D18];1)+CEILING([.$C$5]*[.J$5];1)-CEILING([.$C$5]*MOD([.$D18]+[.J$5];[.$C$4]);1);[.$C$3])" office:value-type="float" office:value="1" calcext:value-type="float">
            <text:p>1</text:p>
          </table:table-cell>
          <table:table-cell table:formula="of:=MOD(CEILING([.$C$5]*[.$D18];1)+CEILING([.$C$5]*[.K$5];1)-CEILING([.$C$5]*MOD([.$D18]+[.K$5];[.$C$4]);1);[.$C$3])" office:value-type="float" office:value="1" calcext:value-type="float">
            <text:p>1</text:p>
          </table:table-cell>
          <table:table-cell table:formula="of:=MOD(CEILING([.$C$5]*[.$D18];1)+CEILING([.$C$5]*[.L$5];1)-CEILING([.$C$5]*MOD([.$D18]+[.L$5];[.$C$4]);1);[.$C$3])" office:value-type="float" office:value="0" calcext:value-type="float">
            <text:p>0</text:p>
          </table:table-cell>
          <table:table-cell table:formula="of:=MOD(CEILING([.$C$5]*[.$D18];1)+CEILING([.$C$5]*[.M$5];1)-CEILING([.$C$5]*MOD([.$D18]+[.M$5];[.$C$4]);1);[.$C$3])" office:value-type="float" office:value="1" calcext:value-type="float">
            <text:p>1</text:p>
          </table:table-cell>
          <table:table-cell table:formula="of:=MOD(CEILING([.$C$5]*[.$D18];1)+CEILING([.$C$5]*[.N$5];1)-CEILING([.$C$5]*MOD([.$D18]+[.N$5];[.$C$4]);1);[.$C$3])" office:value-type="float" office:value="1" calcext:value-type="float">
            <text:p>1</text:p>
          </table:table-cell>
          <table:table-cell table:formula="of:=MOD(CEILING([.$C$5]*[.$D18];1)+CEILING([.$C$5]*[.O$5];1)-CEILING([.$C$5]*MOD([.$D18]+[.O$5];[.$C$4]);1);[.$C$3])" office:value-type="float" office:value="1" calcext:value-type="float">
            <text:p>1</text:p>
          </table:table-cell>
          <table:table-cell table:formula="of:=MOD(CEILING([.$C$5]*[.$D18];1)+CEILING([.$C$5]*[.P$5];1)-CEILING([.$C$5]*MOD([.$D18]+[.P$5];[.$C$4]);1);[.$C$3])" office:value-type="float" office:value="1" calcext:value-type="float">
            <text:p>1</text:p>
          </table:table-cell>
          <table:table-cell table:formula="of:=MOD(CEILING([.$C$5]*[.$D18];1)+CEILING([.$C$5]*[.Q$5];1)-CEILING([.$C$5]*MOD([.$D18]+[.Q$5];[.$C$4]);1);[.$C$3])" office:value-type="float" office:value="1" calcext:value-type="float">
            <text:p>1</text:p>
          </table:table-cell>
          <table:table-cell table:formula="of:=MOD(CEILING([.$C$5]*[.$D18];1)+CEILING([.$C$5]*[.R$5];1)-CEILING([.$C$5]*MOD([.$D18]+[.R$5];[.$C$4]);1);[.$C$3])" office:value-type="float" office:value="1" calcext:value-type="float">
            <text:p>1</text:p>
          </table:table-cell>
          <table:table-cell table:formula="of:=MOD(CEILING([.$C$5]*[.$D18];1)+CEILING([.$C$5]*[.S$5];1)-CEILING([.$C$5]*MOD([.$D18]+[.S$5];[.$C$4]);1);[.$C$3])" office:value-type="float" office:value="0" calcext:value-type="float">
            <text:p>0</text:p>
          </table:table-cell>
          <table:table-cell table:formula="of:=MOD(CEILING([.$C$5]*[.$D18];1)+CEILING([.$C$5]*[.T$5];1)-CEILING([.$C$5]*MOD([.$D18]+[.T$5];[.$C$4]);1);[.$C$3])" office:value-type="float" office:value="1" calcext:value-type="float">
            <text:p>1</text:p>
          </table:table-cell>
          <table:table-cell table:formula="of:=MOD(CEILING([.$C$5]*[.$D18];1)+CEILING([.$C$5]*[.U$5];1)-CEILING([.$C$5]*MOD([.$D18]+[.U$5];[.$C$4]);1);[.$C$3])" office:value-type="float" office:value="1" calcext:value-type="float">
            <text:p>1</text:p>
          </table:table-cell>
          <table:table-cell table:formula="of:=MOD(CEILING([.$C$5]*[.$D18];1)+CEILING([.$C$5]*[.V$5];1)-CEILING([.$C$5]*MOD([.$D18]+[.V$5];[.$C$4]);1);[.$C$3])" office:value-type="float" office:value="1" calcext:value-type="float">
            <text:p>1</text:p>
          </table:table-cell>
          <table:table-cell table:formula="of:=MOD(CEILING([.$C$5]*[.$D18];1)+CEILING([.$C$5]*[.W$5];1)-CEILING([.$C$5]*MOD([.$D18]+[.W$5];[.$C$4]);1);[.$C$3])" office:value-type="float" office:value="1" calcext:value-type="float">
            <text:p>1</text:p>
          </table:table-cell>
          <table:table-cell table:formula="of:=MOD(CEILING([.$C$5]*[.$D18];1)+CEILING([.$C$5]*[.X$5];1)-CEILING([.$C$5]*MOD([.$D18]+[.X$5];[.$C$4]);1);[.$C$3])" office:value-type="float" office:value="1" calcext:value-type="float">
            <text:p>1</text:p>
          </table:table-cell>
          <table:table-cell table:formula="of:=MOD(CEILING([.$C$5]*[.$D18];1)+CEILING([.$C$5]*[.Y$5];1)-CEILING([.$C$5]*MOD([.$D18]+[.Y$5];[.$C$4]);1);[.$C$3])" office:value-type="float" office:value="1" calcext:value-type="float">
            <text:p>1</text:p>
          </table:table-cell>
          <table:table-cell table:formula="of:=MOD(CEILING([.$C$5]*[.$D18];1)+CEILING([.$C$5]*[.Z$5];1)-CEILING([.$C$5]*MOD([.$D18]+[.Z$5];[.$C$4]);1);[.$C$3])" office:value-type="float" office:value="0" calcext:value-type="float">
            <text:p>0</text:p>
          </table:table-cell>
          <table:table-cell table:formula="of:=MOD(CEILING([.$C$5]*[.$D18];1)+CEILING([.$C$5]*[.AA$5];1)-CEILING([.$C$5]*MOD([.$D18]+[.AA$5];[.$C$4]);1);[.$C$3])" office:value-type="float" office:value="1" calcext:value-type="float">
            <text:p>1</text:p>
          </table:table-cell>
          <table:table-cell table:formula="of:=MOD(CEILING([.$C$5]*[.$D18];1)+CEILING([.$C$5]*[.AB$5];1)-CEILING([.$C$5]*MOD([.$D18]+[.AB$5];[.$C$4]);1);[.$C$3])" office:value-type="float" office:value="1" calcext:value-type="float">
            <text:p>1</text:p>
          </table:table-cell>
          <table:table-cell table:formula="of:=MOD(CEILING([.$C$5]*[.$D18];1)+CEILING([.$C$5]*[.AC$5];1)-CEILING([.$C$5]*MOD([.$D18]+[.AC$5];[.$C$4]);1);[.$C$3])" office:value-type="float" office:value="1" calcext:value-type="float">
            <text:p>1</text:p>
          </table:table-cell>
          <table:table-cell table:formula="of:=MOD(CEILING([.$C$5]*[.$D18];1)+CEILING([.$C$5]*[.AD$5];1)-CEILING([.$C$5]*MOD([.$D18]+[.AD$5];[.$C$4]);1);[.$C$3])" office:value-type="float" office:value="1" calcext:value-type="float">
            <text:p>1</text:p>
          </table:table-cell>
          <table:table-cell table:formula="of:=MOD(CEILING([.$C$5]*[.$D18];1)+CEILING([.$C$5]*[.AE$5];1)-CEILING([.$C$5]*MOD([.$D18]+[.AE$5];[.$C$4]);1);[.$C$3])" office:value-type="float" office:value="1" calcext:value-type="float">
            <text:p>1</text:p>
          </table:table-cell>
          <table:table-cell table:formula="of:=MOD(CEILING([.$C$5]*[.$D18];1)+CEILING([.$C$5]*[.AF$5];1)-CEILING([.$C$5]*MOD([.$D18]+[.AF$5];[.$C$4]);1);[.$C$3])" office:value-type="float" office:value="1" calcext:value-type="float">
            <text:p>1</text:p>
          </table:table-cell>
          <table:table-cell table:formula="of:=MOD(CEILING([.$C$5]*[.$D18];1)+CEILING([.$C$5]*[.AG$5];1)-CEILING([.$C$5]*MOD([.$D18]+[.AG$5];[.$C$4]);1);[.$C$3])" office:value-type="float" office:value="0" calcext:value-type="float">
            <text:p>0</text:p>
          </table:table-cell>
          <table:table-cell table:formula="of:=MOD(CEILING([.$C$5]*[.$D18];1)+CEILING([.$C$5]*[.AH$5];1)-CEILING([.$C$5]*MOD([.$D18]+[.AH$5];[.$C$4]);1);[.$C$3])" office:value-type="float" office:value="1" calcext:value-type="float">
            <text:p>1</text:p>
          </table:table-cell>
          <table:table-cell table:formula="of:=MOD(CEILING([.$C$5]*[.$D18];1)+CEILING([.$C$5]*[.AI$5];1)-CEILING([.$C$5]*MOD([.$D18]+[.AI$5];[.$C$4]);1);[.$C$3])" office:value-type="float" office:value="1" calcext:value-type="float">
            <text:p>1</text:p>
          </table:table-cell>
          <table:table-cell table:formula="of:=MOD(CEILING([.$C$5]*[.$D18];1)+CEILING([.$C$5]*[.AJ$5];1)-CEILING([.$C$5]*MOD([.$D18]+[.AJ$5];[.$C$4]);1);[.$C$3])" office:value-type="float" office:value="1" calcext:value-type="float">
            <text:p>1</text:p>
          </table:table-cell>
          <table:table-cell table:formula="of:=MOD(CEILING([.$C$5]*[.$D18];1)+CEILING([.$C$5]*[.AK$5];1)-CEILING([.$C$5]*MOD([.$D18]+[.AK$5];[.$C$4]);1);[.$C$3])" office:value-type="float" office:value="1" calcext:value-type="float">
            <text:p>1</text:p>
          </table:table-cell>
          <table:table-cell table:formula="of:=MOD(CEILING([.$C$5]*[.$D18];1)+CEILING([.$C$5]*[.AL$5];1)-CEILING([.$C$5]*MOD([.$D18]+[.AL$5];[.$C$4]);1);[.$C$3])" office:value-type="float" office:value="1" calcext:value-type="float">
            <text:p>1</text:p>
          </table:table-cell>
          <table:table-cell table:formula="of:=MOD(CEILING([.$C$5]*[.$D18];1)+CEILING([.$C$5]*[.AM$5];1)-CEILING([.$C$5]*MOD([.$D18]+[.AM$5];[.$C$4]);1);[.$C$3])" office:value-type="float" office:value="1" calcext:value-type="float">
            <text:p>1</text:p>
          </table:table-cell>
          <table:table-cell table:formula="of:=MOD(CEILING([.$C$5]*[.$D18];1)+CEILING([.$C$5]*[.AN$5];1)-CEILING([.$C$5]*MOD([.$D18]+[.AN$5];[.$C$4]);1);[.$C$3])" office:value-type="float" office:value="0" calcext:value-type="float">
            <text:p>0</text:p>
          </table:table-cell>
          <table:table-cell table:formula="of:=MOD(CEILING([.$C$5]*[.$D18];1)+CEILING([.$C$5]*[.AO$5];1)-CEILING([.$C$5]*MOD([.$D18]+[.AO$5];[.$C$4]);1);[.$C$3])" office:value-type="float" office:value="1" calcext:value-type="float">
            <text:p>1</text:p>
          </table:table-cell>
          <table:table-cell table:formula="of:=MOD(CEILING([.$C$5]*[.$D18];1)+CEILING([.$C$5]*[.AP$5];1)-CEILING([.$C$5]*MOD([.$D18]+[.AP$5];[.$C$4]);1);[.$C$3])" office:value-type="float" office:value="1" calcext:value-type="float">
            <text:p>1</text:p>
          </table:table-cell>
          <table:table-cell table:formula="of:=MOD(CEILING([.$C$5]*[.$D18];1)+CEILING([.$C$5]*[.AQ$5];1)-CEILING([.$C$5]*MOD([.$D18]+[.AQ$5];[.$C$4]);1);[.$C$3])" office:value-type="float" office:value="1" calcext:value-type="float">
            <text:p>1</text:p>
          </table:table-cell>
          <table:table-cell table:formula="of:=MOD(CEILING([.$C$5]*[.$D18];1)+CEILING([.$C$5]*[.AR$5];1)-CEILING([.$C$5]*MOD([.$D18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45" calcext:value-type="float">
            <text:p>25.4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MOD(CEILING([.$C$5]*[.$D19];1)+CEILING([.$C$5]*[.E$5];1)-CEILING([.$C$5]*MOD([.$D19]+[.E$5];[.$C$4]);1);[.$C$3])" office:value-type="float" office:value="0" calcext:value-type="float">
            <text:p>0</text:p>
          </table:table-cell>
          <table:table-cell table:formula="of:=MOD(CEILING([.$C$5]*[.$D19];1)+CEILING([.$C$5]*[.F$5];1)-CEILING([.$C$5]*MOD([.$D19]+[.F$5];[.$C$4]);1);[.$C$3])" office:value-type="float" office:value="1" calcext:value-type="float">
            <text:p>1</text:p>
          </table:table-cell>
          <table:table-cell table:formula="of:=MOD(CEILING([.$C$5]*[.$D19];1)+CEILING([.$C$5]*[.G$5];1)-CEILING([.$C$5]*MOD([.$D19]+[.G$5];[.$C$4]);1);[.$C$3])" office:value-type="float" office:value="0" calcext:value-type="float">
            <text:p>0</text:p>
          </table:table-cell>
          <table:table-cell table:formula="of:=MOD(CEILING([.$C$5]*[.$D19];1)+CEILING([.$C$5]*[.H$5];1)-CEILING([.$C$5]*MOD([.$D19]+[.H$5];[.$C$4]);1);[.$C$3])" office:value-type="float" office:value="1" calcext:value-type="float">
            <text:p>1</text:p>
          </table:table-cell>
          <table:table-cell table:formula="of:=MOD(CEILING([.$C$5]*[.$D19];1)+CEILING([.$C$5]*[.I$5];1)-CEILING([.$C$5]*MOD([.$D19]+[.I$5];[.$C$4]);1);[.$C$3])" office:value-type="float" office:value="0" calcext:value-type="float">
            <text:p>0</text:p>
          </table:table-cell>
          <table:table-cell table:formula="of:=MOD(CEILING([.$C$5]*[.$D19];1)+CEILING([.$C$5]*[.J$5];1)-CEILING([.$C$5]*MOD([.$D19]+[.J$5];[.$C$4]);1);[.$C$3])" office:value-type="float" office:value="1" calcext:value-type="float">
            <text:p>1</text:p>
          </table:table-cell>
          <table:table-cell table:formula="of:=MOD(CEILING([.$C$5]*[.$D19];1)+CEILING([.$C$5]*[.K$5];1)-CEILING([.$C$5]*MOD([.$D19]+[.K$5];[.$C$4]);1);[.$C$3])" office:value-type="float" office:value="0" calcext:value-type="float">
            <text:p>0</text:p>
          </table:table-cell>
          <table:table-cell table:formula="of:=MOD(CEILING([.$C$5]*[.$D19];1)+CEILING([.$C$5]*[.L$5];1)-CEILING([.$C$5]*MOD([.$D19]+[.L$5];[.$C$4]);1);[.$C$3])" office:value-type="float" office:value="0" calcext:value-type="float">
            <text:p>0</text:p>
          </table:table-cell>
          <table:table-cell table:formula="of:=MOD(CEILING([.$C$5]*[.$D19];1)+CEILING([.$C$5]*[.M$5];1)-CEILING([.$C$5]*MOD([.$D19]+[.M$5];[.$C$4]);1);[.$C$3])" office:value-type="float" office:value="1" calcext:value-type="float">
            <text:p>1</text:p>
          </table:table-cell>
          <table:table-cell table:formula="of:=MOD(CEILING([.$C$5]*[.$D19];1)+CEILING([.$C$5]*[.N$5];1)-CEILING([.$C$5]*MOD([.$D19]+[.N$5];[.$C$4]);1);[.$C$3])" office:value-type="float" office:value="0" calcext:value-type="float">
            <text:p>0</text:p>
          </table:table-cell>
          <table:table-cell table:formula="of:=MOD(CEILING([.$C$5]*[.$D19];1)+CEILING([.$C$5]*[.O$5];1)-CEILING([.$C$5]*MOD([.$D19]+[.O$5];[.$C$4]);1);[.$C$3])" office:value-type="float" office:value="1" calcext:value-type="float">
            <text:p>1</text:p>
          </table:table-cell>
          <table:table-cell table:formula="of:=MOD(CEILING([.$C$5]*[.$D19];1)+CEILING([.$C$5]*[.P$5];1)-CEILING([.$C$5]*MOD([.$D19]+[.P$5];[.$C$4]);1);[.$C$3])" office:value-type="float" office:value="0" calcext:value-type="float">
            <text:p>0</text:p>
          </table:table-cell>
          <table:table-cell table:formula="of:=MOD(CEILING([.$C$5]*[.$D19];1)+CEILING([.$C$5]*[.Q$5];1)-CEILING([.$C$5]*MOD([.$D19]+[.Q$5];[.$C$4]);1);[.$C$3])" office:value-type="float" office:value="1" calcext:value-type="float">
            <text:p>1</text:p>
          </table:table-cell>
          <table:table-cell table:formula="of:=MOD(CEILING([.$C$5]*[.$D19];1)+CEILING([.$C$5]*[.R$5];1)-CEILING([.$C$5]*MOD([.$D19]+[.R$5];[.$C$4]);1);[.$C$3])" office:value-type="float" office:value="0" calcext:value-type="float">
            <text:p>0</text:p>
          </table:table-cell>
          <table:table-cell table:formula="of:=MOD(CEILING([.$C$5]*[.$D19];1)+CEILING([.$C$5]*[.S$5];1)-CEILING([.$C$5]*MOD([.$D19]+[.S$5];[.$C$4]);1);[.$C$3])" office:value-type="float" office:value="0" calcext:value-type="float">
            <text:p>0</text:p>
          </table:table-cell>
          <table:table-cell table:formula="of:=MOD(CEILING([.$C$5]*[.$D19];1)+CEILING([.$C$5]*[.T$5];1)-CEILING([.$C$5]*MOD([.$D19]+[.T$5];[.$C$4]);1);[.$C$3])" office:value-type="float" office:value="1" calcext:value-type="float">
            <text:p>1</text:p>
          </table:table-cell>
          <table:table-cell table:formula="of:=MOD(CEILING([.$C$5]*[.$D19];1)+CEILING([.$C$5]*[.U$5];1)-CEILING([.$C$5]*MOD([.$D19]+[.U$5];[.$C$4]);1);[.$C$3])" office:value-type="float" office:value="0" calcext:value-type="float">
            <text:p>0</text:p>
          </table:table-cell>
          <table:table-cell table:formula="of:=MOD(CEILING([.$C$5]*[.$D19];1)+CEILING([.$C$5]*[.V$5];1)-CEILING([.$C$5]*MOD([.$D19]+[.V$5];[.$C$4]);1);[.$C$3])" office:value-type="float" office:value="1" calcext:value-type="float">
            <text:p>1</text:p>
          </table:table-cell>
          <table:table-cell table:formula="of:=MOD(CEILING([.$C$5]*[.$D19];1)+CEILING([.$C$5]*[.W$5];1)-CEILING([.$C$5]*MOD([.$D19]+[.W$5];[.$C$4]);1);[.$C$3])" office:value-type="float" office:value="0" calcext:value-type="float">
            <text:p>0</text:p>
          </table:table-cell>
          <table:table-cell table:formula="of:=MOD(CEILING([.$C$5]*[.$D19];1)+CEILING([.$C$5]*[.X$5];1)-CEILING([.$C$5]*MOD([.$D19]+[.X$5];[.$C$4]);1);[.$C$3])" office:value-type="float" office:value="1" calcext:value-type="float">
            <text:p>1</text:p>
          </table:table-cell>
          <table:table-cell table:formula="of:=MOD(CEILING([.$C$5]*[.$D19];1)+CEILING([.$C$5]*[.Y$5];1)-CEILING([.$C$5]*MOD([.$D19]+[.Y$5];[.$C$4]);1);[.$C$3])" office:value-type="float" office:value="0" calcext:value-type="float">
            <text:p>0</text:p>
          </table:table-cell>
          <table:table-cell table:formula="of:=MOD(CEILING([.$C$5]*[.$D19];1)+CEILING([.$C$5]*[.Z$5];1)-CEILING([.$C$5]*MOD([.$D19]+[.Z$5];[.$C$4]);1);[.$C$3])" office:value-type="float" office:value="0" calcext:value-type="float">
            <text:p>0</text:p>
          </table:table-cell>
          <table:table-cell table:formula="of:=MOD(CEILING([.$C$5]*[.$D19];1)+CEILING([.$C$5]*[.AA$5];1)-CEILING([.$C$5]*MOD([.$D19]+[.AA$5];[.$C$4]);1);[.$C$3])" office:value-type="float" office:value="1" calcext:value-type="float">
            <text:p>1</text:p>
          </table:table-cell>
          <table:table-cell table:formula="of:=MOD(CEILING([.$C$5]*[.$D19];1)+CEILING([.$C$5]*[.AB$5];1)-CEILING([.$C$5]*MOD([.$D19]+[.AB$5];[.$C$4]);1);[.$C$3])" office:value-type="float" office:value="0" calcext:value-type="float">
            <text:p>0</text:p>
          </table:table-cell>
          <table:table-cell table:formula="of:=MOD(CEILING([.$C$5]*[.$D19];1)+CEILING([.$C$5]*[.AC$5];1)-CEILING([.$C$5]*MOD([.$D19]+[.AC$5];[.$C$4]);1);[.$C$3])" office:value-type="float" office:value="1" calcext:value-type="float">
            <text:p>1</text:p>
          </table:table-cell>
          <table:table-cell table:formula="of:=MOD(CEILING([.$C$5]*[.$D19];1)+CEILING([.$C$5]*[.AD$5];1)-CEILING([.$C$5]*MOD([.$D19]+[.AD$5];[.$C$4]);1);[.$C$3])" office:value-type="float" office:value="0" calcext:value-type="float">
            <text:p>0</text:p>
          </table:table-cell>
          <table:table-cell table:formula="of:=MOD(CEILING([.$C$5]*[.$D19];1)+CEILING([.$C$5]*[.AE$5];1)-CEILING([.$C$5]*MOD([.$D19]+[.AE$5];[.$C$4]);1);[.$C$3])" office:value-type="float" office:value="1" calcext:value-type="float">
            <text:p>1</text:p>
          </table:table-cell>
          <table:table-cell table:formula="of:=MOD(CEILING([.$C$5]*[.$D19];1)+CEILING([.$C$5]*[.AF$5];1)-CEILING([.$C$5]*MOD([.$D19]+[.AF$5];[.$C$4]);1);[.$C$3])" office:value-type="float" office:value="0" calcext:value-type="float">
            <text:p>0</text:p>
          </table:table-cell>
          <table:table-cell table:formula="of:=MOD(CEILING([.$C$5]*[.$D19];1)+CEILING([.$C$5]*[.AG$5];1)-CEILING([.$C$5]*MOD([.$D19]+[.AG$5];[.$C$4]);1);[.$C$3])" office:value-type="float" office:value="0" calcext:value-type="float">
            <text:p>0</text:p>
          </table:table-cell>
          <table:table-cell table:formula="of:=MOD(CEILING([.$C$5]*[.$D19];1)+CEILING([.$C$5]*[.AH$5];1)-CEILING([.$C$5]*MOD([.$D19]+[.AH$5];[.$C$4]);1);[.$C$3])" office:value-type="float" office:value="1" calcext:value-type="float">
            <text:p>1</text:p>
          </table:table-cell>
          <table:table-cell table:formula="of:=MOD(CEILING([.$C$5]*[.$D19];1)+CEILING([.$C$5]*[.AI$5];1)-CEILING([.$C$5]*MOD([.$D19]+[.AI$5];[.$C$4]);1);[.$C$3])" office:value-type="float" office:value="0" calcext:value-type="float">
            <text:p>0</text:p>
          </table:table-cell>
          <table:table-cell table:formula="of:=MOD(CEILING([.$C$5]*[.$D19];1)+CEILING([.$C$5]*[.AJ$5];1)-CEILING([.$C$5]*MOD([.$D19]+[.AJ$5];[.$C$4]);1);[.$C$3])" office:value-type="float" office:value="1" calcext:value-type="float">
            <text:p>1</text:p>
          </table:table-cell>
          <table:table-cell table:formula="of:=MOD(CEILING([.$C$5]*[.$D19];1)+CEILING([.$C$5]*[.AK$5];1)-CEILING([.$C$5]*MOD([.$D19]+[.AK$5];[.$C$4]);1);[.$C$3])" office:value-type="float" office:value="0" calcext:value-type="float">
            <text:p>0</text:p>
          </table:table-cell>
          <table:table-cell table:formula="of:=MOD(CEILING([.$C$5]*[.$D19];1)+CEILING([.$C$5]*[.AL$5];1)-CEILING([.$C$5]*MOD([.$D19]+[.AL$5];[.$C$4]);1);[.$C$3])" office:value-type="float" office:value="1" calcext:value-type="float">
            <text:p>1</text:p>
          </table:table-cell>
          <table:table-cell table:formula="of:=MOD(CEILING([.$C$5]*[.$D19];1)+CEILING([.$C$5]*[.AM$5];1)-CEILING([.$C$5]*MOD([.$D19]+[.AM$5];[.$C$4]);1);[.$C$3])" office:value-type="float" office:value="0" calcext:value-type="float">
            <text:p>0</text:p>
          </table:table-cell>
          <table:table-cell table:formula="of:=MOD(CEILING([.$C$5]*[.$D19];1)+CEILING([.$C$5]*[.AN$5];1)-CEILING([.$C$5]*MOD([.$D19]+[.AN$5];[.$C$4]);1);[.$C$3])" office:value-type="float" office:value="0" calcext:value-type="float">
            <text:p>0</text:p>
          </table:table-cell>
          <table:table-cell table:formula="of:=MOD(CEILING([.$C$5]*[.$D19];1)+CEILING([.$C$5]*[.AO$5];1)-CEILING([.$C$5]*MOD([.$D19]+[.AO$5];[.$C$4]);1);[.$C$3])" office:value-type="float" office:value="1" calcext:value-type="float">
            <text:p>1</text:p>
          </table:table-cell>
          <table:table-cell table:formula="of:=MOD(CEILING([.$C$5]*[.$D19];1)+CEILING([.$C$5]*[.AP$5];1)-CEILING([.$C$5]*MOD([.$D19]+[.AP$5];[.$C$4]);1);[.$C$3])" office:value-type="float" office:value="0" calcext:value-type="float">
            <text:p>0</text:p>
          </table:table-cell>
          <table:table-cell table:formula="of:=MOD(CEILING([.$C$5]*[.$D19];1)+CEILING([.$C$5]*[.AQ$5];1)-CEILING([.$C$5]*MOD([.$D19]+[.AQ$5];[.$C$4]);1);[.$C$3])" office:value-type="float" office:value="1" calcext:value-type="float">
            <text:p>1</text:p>
          </table:table-cell>
          <table:table-cell table:formula="of:=MOD(CEILING([.$C$5]*[.$D19];1)+CEILING([.$C$5]*[.AR$5];1)-CEILING([.$C$5]*MOD([.$D19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5" calcext:value-type="float">
            <text:p>25.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MOD(CEILING([.$C$5]*[.$D20];1)+CEILING([.$C$5]*[.E$5];1)-CEILING([.$C$5]*MOD([.$D20]+[.E$5];[.$C$4]);1);[.$C$3])" office:value-type="float" office:value="0" calcext:value-type="float">
            <text:p>0</text:p>
          </table:table-cell>
          <table:table-cell table:formula="of:=MOD(CEILING([.$C$5]*[.$D20];1)+CEILING([.$C$5]*[.F$5];1)-CEILING([.$C$5]*MOD([.$D20]+[.F$5];[.$C$4]);1);[.$C$3])" office:value-type="float" office:value="0" calcext:value-type="float">
            <text:p>0</text:p>
          </table:table-cell>
          <table:table-cell table:formula="of:=MOD(CEILING([.$C$5]*[.$D20];1)+CEILING([.$C$5]*[.G$5];1)-CEILING([.$C$5]*MOD([.$D20]+[.G$5];[.$C$4]);1);[.$C$3])" office:value-type="float" office:value="0" calcext:value-type="float">
            <text:p>0</text:p>
          </table:table-cell>
          <table:table-cell table:formula="of:=MOD(CEILING([.$C$5]*[.$D20];1)+CEILING([.$C$5]*[.H$5];1)-CEILING([.$C$5]*MOD([.$D20]+[.H$5];[.$C$4]);1);[.$C$3])" office:value-type="float" office:value="0" calcext:value-type="float">
            <text:p>0</text:p>
          </table:table-cell>
          <table:table-cell table:formula="of:=MOD(CEILING([.$C$5]*[.$D20];1)+CEILING([.$C$5]*[.I$5];1)-CEILING([.$C$5]*MOD([.$D20]+[.I$5];[.$C$4]);1);[.$C$3])" office:value-type="float" office:value="0" calcext:value-type="float">
            <text:p>0</text:p>
          </table:table-cell>
          <table:table-cell table:formula="of:=MOD(CEILING([.$C$5]*[.$D20];1)+CEILING([.$C$5]*[.J$5];1)-CEILING([.$C$5]*MOD([.$D20]+[.J$5];[.$C$4]);1);[.$C$3])" office:value-type="float" office:value="0" calcext:value-type="float">
            <text:p>0</text:p>
          </table:table-cell>
          <table:table-cell table:formula="of:=MOD(CEILING([.$C$5]*[.$D20];1)+CEILING([.$C$5]*[.K$5];1)-CEILING([.$C$5]*MOD([.$D20]+[.K$5];[.$C$4]);1);[.$C$3])" office:value-type="float" office:value="0" calcext:value-type="float">
            <text:p>0</text:p>
          </table:table-cell>
          <table:table-cell table:formula="of:=MOD(CEILING([.$C$5]*[.$D20];1)+CEILING([.$C$5]*[.L$5];1)-CEILING([.$C$5]*MOD([.$D20]+[.L$5];[.$C$4]);1);[.$C$3])" office:value-type="float" office:value="0" calcext:value-type="float">
            <text:p>0</text:p>
          </table:table-cell>
          <table:table-cell table:formula="of:=MOD(CEILING([.$C$5]*[.$D20];1)+CEILING([.$C$5]*[.M$5];1)-CEILING([.$C$5]*MOD([.$D20]+[.M$5];[.$C$4]);1);[.$C$3])" office:value-type="float" office:value="0" calcext:value-type="float">
            <text:p>0</text:p>
          </table:table-cell>
          <table:table-cell table:formula="of:=MOD(CEILING([.$C$5]*[.$D20];1)+CEILING([.$C$5]*[.N$5];1)-CEILING([.$C$5]*MOD([.$D20]+[.N$5];[.$C$4]);1);[.$C$3])" office:value-type="float" office:value="0" calcext:value-type="float">
            <text:p>0</text:p>
          </table:table-cell>
          <table:table-cell table:formula="of:=MOD(CEILING([.$C$5]*[.$D20];1)+CEILING([.$C$5]*[.O$5];1)-CEILING([.$C$5]*MOD([.$D20]+[.O$5];[.$C$4]);1);[.$C$3])" office:value-type="float" office:value="0" calcext:value-type="float">
            <text:p>0</text:p>
          </table:table-cell>
          <table:table-cell table:formula="of:=MOD(CEILING([.$C$5]*[.$D20];1)+CEILING([.$C$5]*[.P$5];1)-CEILING([.$C$5]*MOD([.$D20]+[.P$5];[.$C$4]);1);[.$C$3])" office:value-type="float" office:value="0" calcext:value-type="float">
            <text:p>0</text:p>
          </table:table-cell>
          <table:table-cell table:formula="of:=MOD(CEILING([.$C$5]*[.$D20];1)+CEILING([.$C$5]*[.Q$5];1)-CEILING([.$C$5]*MOD([.$D20]+[.Q$5];[.$C$4]);1);[.$C$3])" office:value-type="float" office:value="0" calcext:value-type="float">
            <text:p>0</text:p>
          </table:table-cell>
          <table:table-cell table:formula="of:=MOD(CEILING([.$C$5]*[.$D20];1)+CEILING([.$C$5]*[.R$5];1)-CEILING([.$C$5]*MOD([.$D20]+[.R$5];[.$C$4]);1);[.$C$3])" office:value-type="float" office:value="0" calcext:value-type="float">
            <text:p>0</text:p>
          </table:table-cell>
          <table:table-cell table:formula="of:=MOD(CEILING([.$C$5]*[.$D20];1)+CEILING([.$C$5]*[.S$5];1)-CEILING([.$C$5]*MOD([.$D20]+[.S$5];[.$C$4]);1);[.$C$3])" office:value-type="float" office:value="0" calcext:value-type="float">
            <text:p>0</text:p>
          </table:table-cell>
          <table:table-cell table:formula="of:=MOD(CEILING([.$C$5]*[.$D20];1)+CEILING([.$C$5]*[.T$5];1)-CEILING([.$C$5]*MOD([.$D20]+[.T$5];[.$C$4]);1);[.$C$3])" office:value-type="float" office:value="0" calcext:value-type="float">
            <text:p>0</text:p>
          </table:table-cell>
          <table:table-cell table:formula="of:=MOD(CEILING([.$C$5]*[.$D20];1)+CEILING([.$C$5]*[.U$5];1)-CEILING([.$C$5]*MOD([.$D20]+[.U$5];[.$C$4]);1);[.$C$3])" office:value-type="float" office:value="0" calcext:value-type="float">
            <text:p>0</text:p>
          </table:table-cell>
          <table:table-cell table:formula="of:=MOD(CEILING([.$C$5]*[.$D20];1)+CEILING([.$C$5]*[.V$5];1)-CEILING([.$C$5]*MOD([.$D20]+[.V$5];[.$C$4]);1);[.$C$3])" office:value-type="float" office:value="0" calcext:value-type="float">
            <text:p>0</text:p>
          </table:table-cell>
          <table:table-cell table:formula="of:=MOD(CEILING([.$C$5]*[.$D20];1)+CEILING([.$C$5]*[.W$5];1)-CEILING([.$C$5]*MOD([.$D20]+[.W$5];[.$C$4]);1);[.$C$3])" office:value-type="float" office:value="0" calcext:value-type="float">
            <text:p>0</text:p>
          </table:table-cell>
          <table:table-cell table:formula="of:=MOD(CEILING([.$C$5]*[.$D20];1)+CEILING([.$C$5]*[.X$5];1)-CEILING([.$C$5]*MOD([.$D20]+[.X$5];[.$C$4]);1);[.$C$3])" office:value-type="float" office:value="0" calcext:value-type="float">
            <text:p>0</text:p>
          </table:table-cell>
          <table:table-cell table:formula="of:=MOD(CEILING([.$C$5]*[.$D20];1)+CEILING([.$C$5]*[.Y$5];1)-CEILING([.$C$5]*MOD([.$D20]+[.Y$5];[.$C$4]);1);[.$C$3])" office:value-type="float" office:value="0" calcext:value-type="float">
            <text:p>0</text:p>
          </table:table-cell>
          <table:table-cell table:formula="of:=MOD(CEILING([.$C$5]*[.$D20];1)+CEILING([.$C$5]*[.Z$5];1)-CEILING([.$C$5]*MOD([.$D20]+[.Z$5];[.$C$4]);1);[.$C$3])" office:value-type="float" office:value="0" calcext:value-type="float">
            <text:p>0</text:p>
          </table:table-cell>
          <table:table-cell table:formula="of:=MOD(CEILING([.$C$5]*[.$D20];1)+CEILING([.$C$5]*[.AA$5];1)-CEILING([.$C$5]*MOD([.$D20]+[.AA$5];[.$C$4]);1);[.$C$3])" office:value-type="float" office:value="0" calcext:value-type="float">
            <text:p>0</text:p>
          </table:table-cell>
          <table:table-cell table:formula="of:=MOD(CEILING([.$C$5]*[.$D20];1)+CEILING([.$C$5]*[.AB$5];1)-CEILING([.$C$5]*MOD([.$D20]+[.AB$5];[.$C$4]);1);[.$C$3])" office:value-type="float" office:value="0" calcext:value-type="float">
            <text:p>0</text:p>
          </table:table-cell>
          <table:table-cell table:formula="of:=MOD(CEILING([.$C$5]*[.$D20];1)+CEILING([.$C$5]*[.AC$5];1)-CEILING([.$C$5]*MOD([.$D20]+[.AC$5];[.$C$4]);1);[.$C$3])" office:value-type="float" office:value="0" calcext:value-type="float">
            <text:p>0</text:p>
          </table:table-cell>
          <table:table-cell table:formula="of:=MOD(CEILING([.$C$5]*[.$D20];1)+CEILING([.$C$5]*[.AD$5];1)-CEILING([.$C$5]*MOD([.$D20]+[.AD$5];[.$C$4]);1);[.$C$3])" office:value-type="float" office:value="0" calcext:value-type="float">
            <text:p>0</text:p>
          </table:table-cell>
          <table:table-cell table:formula="of:=MOD(CEILING([.$C$5]*[.$D20];1)+CEILING([.$C$5]*[.AE$5];1)-CEILING([.$C$5]*MOD([.$D20]+[.AE$5];[.$C$4]);1);[.$C$3])" office:value-type="float" office:value="0" calcext:value-type="float">
            <text:p>0</text:p>
          </table:table-cell>
          <table:table-cell table:formula="of:=MOD(CEILING([.$C$5]*[.$D20];1)+CEILING([.$C$5]*[.AF$5];1)-CEILING([.$C$5]*MOD([.$D20]+[.AF$5];[.$C$4]);1);[.$C$3])" office:value-type="float" office:value="0" calcext:value-type="float">
            <text:p>0</text:p>
          </table:table-cell>
          <table:table-cell table:formula="of:=MOD(CEILING([.$C$5]*[.$D20];1)+CEILING([.$C$5]*[.AG$5];1)-CEILING([.$C$5]*MOD([.$D20]+[.AG$5];[.$C$4]);1);[.$C$3])" office:value-type="float" office:value="0" calcext:value-type="float">
            <text:p>0</text:p>
          </table:table-cell>
          <table:table-cell table:formula="of:=MOD(CEILING([.$C$5]*[.$D20];1)+CEILING([.$C$5]*[.AH$5];1)-CEILING([.$C$5]*MOD([.$D20]+[.AH$5];[.$C$4]);1);[.$C$3])" office:value-type="float" office:value="0" calcext:value-type="float">
            <text:p>0</text:p>
          </table:table-cell>
          <table:table-cell table:formula="of:=MOD(CEILING([.$C$5]*[.$D20];1)+CEILING([.$C$5]*[.AI$5];1)-CEILING([.$C$5]*MOD([.$D20]+[.AI$5];[.$C$4]);1);[.$C$3])" office:value-type="float" office:value="0" calcext:value-type="float">
            <text:p>0</text:p>
          </table:table-cell>
          <table:table-cell table:formula="of:=MOD(CEILING([.$C$5]*[.$D20];1)+CEILING([.$C$5]*[.AJ$5];1)-CEILING([.$C$5]*MOD([.$D20]+[.AJ$5];[.$C$4]);1);[.$C$3])" office:value-type="float" office:value="0" calcext:value-type="float">
            <text:p>0</text:p>
          </table:table-cell>
          <table:table-cell table:formula="of:=MOD(CEILING([.$C$5]*[.$D20];1)+CEILING([.$C$5]*[.AK$5];1)-CEILING([.$C$5]*MOD([.$D20]+[.AK$5];[.$C$4]);1);[.$C$3])" office:value-type="float" office:value="0" calcext:value-type="float">
            <text:p>0</text:p>
          </table:table-cell>
          <table:table-cell table:formula="of:=MOD(CEILING([.$C$5]*[.$D20];1)+CEILING([.$C$5]*[.AL$5];1)-CEILING([.$C$5]*MOD([.$D20]+[.AL$5];[.$C$4]);1);[.$C$3])" office:value-type="float" office:value="0" calcext:value-type="float">
            <text:p>0</text:p>
          </table:table-cell>
          <table:table-cell table:formula="of:=MOD(CEILING([.$C$5]*[.$D20];1)+CEILING([.$C$5]*[.AM$5];1)-CEILING([.$C$5]*MOD([.$D20]+[.AM$5];[.$C$4]);1);[.$C$3])" office:value-type="float" office:value="0" calcext:value-type="float">
            <text:p>0</text:p>
          </table:table-cell>
          <table:table-cell table:formula="of:=MOD(CEILING([.$C$5]*[.$D20];1)+CEILING([.$C$5]*[.AN$5];1)-CEILING([.$C$5]*MOD([.$D20]+[.AN$5];[.$C$4]);1);[.$C$3])" office:value-type="float" office:value="0" calcext:value-type="float">
            <text:p>0</text:p>
          </table:table-cell>
          <table:table-cell table:formula="of:=MOD(CEILING([.$C$5]*[.$D20];1)+CEILING([.$C$5]*[.AO$5];1)-CEILING([.$C$5]*MOD([.$D20]+[.AO$5];[.$C$4]);1);[.$C$3])" office:value-type="float" office:value="0" calcext:value-type="float">
            <text:p>0</text:p>
          </table:table-cell>
          <table:table-cell table:formula="of:=MOD(CEILING([.$C$5]*[.$D20];1)+CEILING([.$C$5]*[.AP$5];1)-CEILING([.$C$5]*MOD([.$D20]+[.AP$5];[.$C$4]);1);[.$C$3])" office:value-type="float" office:value="0" calcext:value-type="float">
            <text:p>0</text:p>
          </table:table-cell>
          <table:table-cell table:formula="of:=MOD(CEILING([.$C$5]*[.$D20];1)+CEILING([.$C$5]*[.AQ$5];1)-CEILING([.$C$5]*MOD([.$D20]+[.AQ$5];[.$C$4]);1);[.$C$3])" office:value-type="float" office:value="0" calcext:value-type="float">
            <text:p>0</text:p>
          </table:table-cell>
          <table:table-cell table:formula="of:=MOD(CEILING([.$C$5]*[.$D20];1)+CEILING([.$C$5]*[.AR$5];1)-CEILING([.$C$5]*MOD([.$D2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55" calcext:value-type="float">
            <text:p>25.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MOD(CEILING([.$C$5]*[.$D21];1)+CEILING([.$C$5]*[.E$5];1)-CEILING([.$C$5]*MOD([.$D21]+[.E$5];[.$C$4]);1);[.$C$3])" office:value-type="float" office:value="0" calcext:value-type="float">
            <text:p>0</text:p>
          </table:table-cell>
          <table:table-cell table:formula="of:=MOD(CEILING([.$C$5]*[.$D21];1)+CEILING([.$C$5]*[.F$5];1)-CEILING([.$C$5]*MOD([.$D21]+[.F$5];[.$C$4]);1);[.$C$3])" office:value-type="float" office:value="1" calcext:value-type="float">
            <text:p>1</text:p>
          </table:table-cell>
          <table:table-cell table:formula="of:=MOD(CEILING([.$C$5]*[.$D21];1)+CEILING([.$C$5]*[.G$5];1)-CEILING([.$C$5]*MOD([.$D21]+[.G$5];[.$C$4]);1);[.$C$3])" office:value-type="float" office:value="0" calcext:value-type="float">
            <text:p>0</text:p>
          </table:table-cell>
          <table:table-cell table:formula="of:=MOD(CEILING([.$C$5]*[.$D21];1)+CEILING([.$C$5]*[.H$5];1)-CEILING([.$C$5]*MOD([.$D21]+[.H$5];[.$C$4]);1);[.$C$3])" office:value-type="float" office:value="1" calcext:value-type="float">
            <text:p>1</text:p>
          </table:table-cell>
          <table:table-cell table:formula="of:=MOD(CEILING([.$C$5]*[.$D21];1)+CEILING([.$C$5]*[.I$5];1)-CEILING([.$C$5]*MOD([.$D21]+[.I$5];[.$C$4]);1);[.$C$3])" office:value-type="float" office:value="0" calcext:value-type="float">
            <text:p>0</text:p>
          </table:table-cell>
          <table:table-cell table:formula="of:=MOD(CEILING([.$C$5]*[.$D21];1)+CEILING([.$C$5]*[.J$5];1)-CEILING([.$C$5]*MOD([.$D21]+[.J$5];[.$C$4]);1);[.$C$3])" office:value-type="float" office:value="1" calcext:value-type="float">
            <text:p>1</text:p>
          </table:table-cell>
          <table:table-cell table:formula="of:=MOD(CEILING([.$C$5]*[.$D21];1)+CEILING([.$C$5]*[.K$5];1)-CEILING([.$C$5]*MOD([.$D21]+[.K$5];[.$C$4]);1);[.$C$3])" office:value-type="float" office:value="1" calcext:value-type="float">
            <text:p>1</text:p>
          </table:table-cell>
          <table:table-cell table:formula="of:=MOD(CEILING([.$C$5]*[.$D21];1)+CEILING([.$C$5]*[.L$5];1)-CEILING([.$C$5]*MOD([.$D21]+[.L$5];[.$C$4]);1);[.$C$3])" office:value-type="float" office:value="0" calcext:value-type="float">
            <text:p>0</text:p>
          </table:table-cell>
          <table:table-cell table:formula="of:=MOD(CEILING([.$C$5]*[.$D21];1)+CEILING([.$C$5]*[.M$5];1)-CEILING([.$C$5]*MOD([.$D21]+[.M$5];[.$C$4]);1);[.$C$3])" office:value-type="float" office:value="1" calcext:value-type="float">
            <text:p>1</text:p>
          </table:table-cell>
          <table:table-cell table:formula="of:=MOD(CEILING([.$C$5]*[.$D21];1)+CEILING([.$C$5]*[.N$5];1)-CEILING([.$C$5]*MOD([.$D21]+[.N$5];[.$C$4]);1);[.$C$3])" office:value-type="float" office:value="0" calcext:value-type="float">
            <text:p>0</text:p>
          </table:table-cell>
          <table:table-cell table:formula="of:=MOD(CEILING([.$C$5]*[.$D21];1)+CEILING([.$C$5]*[.O$5];1)-CEILING([.$C$5]*MOD([.$D21]+[.O$5];[.$C$4]);1);[.$C$3])" office:value-type="float" office:value="1" calcext:value-type="float">
            <text:p>1</text:p>
          </table:table-cell>
          <table:table-cell table:formula="of:=MOD(CEILING([.$C$5]*[.$D21];1)+CEILING([.$C$5]*[.P$5];1)-CEILING([.$C$5]*MOD([.$D21]+[.P$5];[.$C$4]);1);[.$C$3])" office:value-type="float" office:value="0" calcext:value-type="float">
            <text:p>0</text:p>
          </table:table-cell>
          <table:table-cell table:formula="of:=MOD(CEILING([.$C$5]*[.$D21];1)+CEILING([.$C$5]*[.Q$5];1)-CEILING([.$C$5]*MOD([.$D21]+[.Q$5];[.$C$4]);1);[.$C$3])" office:value-type="float" office:value="1" calcext:value-type="float">
            <text:p>1</text:p>
          </table:table-cell>
          <table:table-cell table:formula="of:=MOD(CEILING([.$C$5]*[.$D21];1)+CEILING([.$C$5]*[.R$5];1)-CEILING([.$C$5]*MOD([.$D21]+[.R$5];[.$C$4]);1);[.$C$3])" office:value-type="float" office:value="1" calcext:value-type="float">
            <text:p>1</text:p>
          </table:table-cell>
          <table:table-cell table:formula="of:=MOD(CEILING([.$C$5]*[.$D21];1)+CEILING([.$C$5]*[.S$5];1)-CEILING([.$C$5]*MOD([.$D21]+[.S$5];[.$C$4]);1);[.$C$3])" office:value-type="float" office:value="0" calcext:value-type="float">
            <text:p>0</text:p>
          </table:table-cell>
          <table:table-cell table:formula="of:=MOD(CEILING([.$C$5]*[.$D21];1)+CEILING([.$C$5]*[.T$5];1)-CEILING([.$C$5]*MOD([.$D21]+[.T$5];[.$C$4]);1);[.$C$3])" office:value-type="float" office:value="1" calcext:value-type="float">
            <text:p>1</text:p>
          </table:table-cell>
          <table:table-cell table:formula="of:=MOD(CEILING([.$C$5]*[.$D21];1)+CEILING([.$C$5]*[.U$5];1)-CEILING([.$C$5]*MOD([.$D21]+[.U$5];[.$C$4]);1);[.$C$3])" office:value-type="float" office:value="0" calcext:value-type="float">
            <text:p>0</text:p>
          </table:table-cell>
          <table:table-cell table:formula="of:=MOD(CEILING([.$C$5]*[.$D21];1)+CEILING([.$C$5]*[.V$5];1)-CEILING([.$C$5]*MOD([.$D21]+[.V$5];[.$C$4]);1);[.$C$3])" office:value-type="float" office:value="1" calcext:value-type="float">
            <text:p>1</text:p>
          </table:table-cell>
          <table:table-cell table:formula="of:=MOD(CEILING([.$C$5]*[.$D21];1)+CEILING([.$C$5]*[.W$5];1)-CEILING([.$C$5]*MOD([.$D21]+[.W$5];[.$C$4]);1);[.$C$3])" office:value-type="float" office:value="0" calcext:value-type="float">
            <text:p>0</text:p>
          </table:table-cell>
          <table:table-cell table:formula="of:=MOD(CEILING([.$C$5]*[.$D21];1)+CEILING([.$C$5]*[.X$5];1)-CEILING([.$C$5]*MOD([.$D21]+[.X$5];[.$C$4]);1);[.$C$3])" office:value-type="float" office:value="1" calcext:value-type="float">
            <text:p>1</text:p>
          </table:table-cell>
          <table:table-cell table:formula="of:=MOD(CEILING([.$C$5]*[.$D21];1)+CEILING([.$C$5]*[.Y$5];1)-CEILING([.$C$5]*MOD([.$D21]+[.Y$5];[.$C$4]);1);[.$C$3])" office:value-type="float" office:value="1" calcext:value-type="float">
            <text:p>1</text:p>
          </table:table-cell>
          <table:table-cell table:formula="of:=MOD(CEILING([.$C$5]*[.$D21];1)+CEILING([.$C$5]*[.Z$5];1)-CEILING([.$C$5]*MOD([.$D21]+[.Z$5];[.$C$4]);1);[.$C$3])" office:value-type="float" office:value="0" calcext:value-type="float">
            <text:p>0</text:p>
          </table:table-cell>
          <table:table-cell table:formula="of:=MOD(CEILING([.$C$5]*[.$D21];1)+CEILING([.$C$5]*[.AA$5];1)-CEILING([.$C$5]*MOD([.$D21]+[.AA$5];[.$C$4]);1);[.$C$3])" office:value-type="float" office:value="1" calcext:value-type="float">
            <text:p>1</text:p>
          </table:table-cell>
          <table:table-cell table:formula="of:=MOD(CEILING([.$C$5]*[.$D21];1)+CEILING([.$C$5]*[.AB$5];1)-CEILING([.$C$5]*MOD([.$D21]+[.AB$5];[.$C$4]);1);[.$C$3])" office:value-type="float" office:value="0" calcext:value-type="float">
            <text:p>0</text:p>
          </table:table-cell>
          <table:table-cell table:formula="of:=MOD(CEILING([.$C$5]*[.$D21];1)+CEILING([.$C$5]*[.AC$5];1)-CEILING([.$C$5]*MOD([.$D21]+[.AC$5];[.$C$4]);1);[.$C$3])" office:value-type="float" office:value="1" calcext:value-type="float">
            <text:p>1</text:p>
          </table:table-cell>
          <table:table-cell table:formula="of:=MOD(CEILING([.$C$5]*[.$D21];1)+CEILING([.$C$5]*[.AD$5];1)-CEILING([.$C$5]*MOD([.$D21]+[.AD$5];[.$C$4]);1);[.$C$3])" office:value-type="float" office:value="0" calcext:value-type="float">
            <text:p>0</text:p>
          </table:table-cell>
          <table:table-cell table:formula="of:=MOD(CEILING([.$C$5]*[.$D21];1)+CEILING([.$C$5]*[.AE$5];1)-CEILING([.$C$5]*MOD([.$D21]+[.AE$5];[.$C$4]);1);[.$C$3])" office:value-type="float" office:value="1" calcext:value-type="float">
            <text:p>1</text:p>
          </table:table-cell>
          <table:table-cell table:formula="of:=MOD(CEILING([.$C$5]*[.$D21];1)+CEILING([.$C$5]*[.AF$5];1)-CEILING([.$C$5]*MOD([.$D21]+[.AF$5];[.$C$4]);1);[.$C$3])" office:value-type="float" office:value="1" calcext:value-type="float">
            <text:p>1</text:p>
          </table:table-cell>
          <table:table-cell table:formula="of:=MOD(CEILING([.$C$5]*[.$D21];1)+CEILING([.$C$5]*[.AG$5];1)-CEILING([.$C$5]*MOD([.$D21]+[.AG$5];[.$C$4]);1);[.$C$3])" office:value-type="float" office:value="0" calcext:value-type="float">
            <text:p>0</text:p>
          </table:table-cell>
          <table:table-cell table:formula="of:=MOD(CEILING([.$C$5]*[.$D21];1)+CEILING([.$C$5]*[.AH$5];1)-CEILING([.$C$5]*MOD([.$D21]+[.AH$5];[.$C$4]);1);[.$C$3])" office:value-type="float" office:value="1" calcext:value-type="float">
            <text:p>1</text:p>
          </table:table-cell>
          <table:table-cell table:formula="of:=MOD(CEILING([.$C$5]*[.$D21];1)+CEILING([.$C$5]*[.AI$5];1)-CEILING([.$C$5]*MOD([.$D21]+[.AI$5];[.$C$4]);1);[.$C$3])" office:value-type="float" office:value="0" calcext:value-type="float">
            <text:p>0</text:p>
          </table:table-cell>
          <table:table-cell table:formula="of:=MOD(CEILING([.$C$5]*[.$D21];1)+CEILING([.$C$5]*[.AJ$5];1)-CEILING([.$C$5]*MOD([.$D21]+[.AJ$5];[.$C$4]);1);[.$C$3])" office:value-type="float" office:value="1" calcext:value-type="float">
            <text:p>1</text:p>
          </table:table-cell>
          <table:table-cell table:formula="of:=MOD(CEILING([.$C$5]*[.$D21];1)+CEILING([.$C$5]*[.AK$5];1)-CEILING([.$C$5]*MOD([.$D21]+[.AK$5];[.$C$4]);1);[.$C$3])" office:value-type="float" office:value="0" calcext:value-type="float">
            <text:p>0</text:p>
          </table:table-cell>
          <table:table-cell table:formula="of:=MOD(CEILING([.$C$5]*[.$D21];1)+CEILING([.$C$5]*[.AL$5];1)-CEILING([.$C$5]*MOD([.$D21]+[.AL$5];[.$C$4]);1);[.$C$3])" office:value-type="float" office:value="1" calcext:value-type="float">
            <text:p>1</text:p>
          </table:table-cell>
          <table:table-cell table:formula="of:=MOD(CEILING([.$C$5]*[.$D21];1)+CEILING([.$C$5]*[.AM$5];1)-CEILING([.$C$5]*MOD([.$D21]+[.AM$5];[.$C$4]);1);[.$C$3])" office:value-type="float" office:value="1" calcext:value-type="float">
            <text:p>1</text:p>
          </table:table-cell>
          <table:table-cell table:formula="of:=MOD(CEILING([.$C$5]*[.$D21];1)+CEILING([.$C$5]*[.AN$5];1)-CEILING([.$C$5]*MOD([.$D21]+[.AN$5];[.$C$4]);1);[.$C$3])" office:value-type="float" office:value="0" calcext:value-type="float">
            <text:p>0</text:p>
          </table:table-cell>
          <table:table-cell table:formula="of:=MOD(CEILING([.$C$5]*[.$D21];1)+CEILING([.$C$5]*[.AO$5];1)-CEILING([.$C$5]*MOD([.$D21]+[.AO$5];[.$C$4]);1);[.$C$3])" office:value-type="float" office:value="1" calcext:value-type="float">
            <text:p>1</text:p>
          </table:table-cell>
          <table:table-cell table:formula="of:=MOD(CEILING([.$C$5]*[.$D21];1)+CEILING([.$C$5]*[.AP$5];1)-CEILING([.$C$5]*MOD([.$D21]+[.AP$5];[.$C$4]);1);[.$C$3])" office:value-type="float" office:value="0" calcext:value-type="float">
            <text:p>0</text:p>
          </table:table-cell>
          <table:table-cell table:formula="of:=MOD(CEILING([.$C$5]*[.$D21];1)+CEILING([.$C$5]*[.AQ$5];1)-CEILING([.$C$5]*MOD([.$D21]+[.AQ$5];[.$C$4]);1);[.$C$3])" office:value-type="float" office:value="1" calcext:value-type="float">
            <text:p>1</text:p>
          </table:table-cell>
          <table:table-cell table:formula="of:=MOD(CEILING([.$C$5]*[.$D21];1)+CEILING([.$C$5]*[.AR$5];1)-CEILING([.$C$5]*MOD([.$D2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6" calcext:value-type="float">
            <text:p>25.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MOD(CEILING([.$C$5]*[.$D22];1)+CEILING([.$C$5]*[.E$5];1)-CEILING([.$C$5]*MOD([.$D22]+[.E$5];[.$C$4]);1);[.$C$3])" office:value-type="float" office:value="0" calcext:value-type="float">
            <text:p>0</text:p>
          </table:table-cell>
          <table:table-cell table:formula="of:=MOD(CEILING([.$C$5]*[.$D22];1)+CEILING([.$C$5]*[.F$5];1)-CEILING([.$C$5]*MOD([.$D22]+[.F$5];[.$C$4]);1);[.$C$3])" office:value-type="float" office:value="0" calcext:value-type="float">
            <text:p>0</text:p>
          </table:table-cell>
          <table:table-cell table:formula="of:=MOD(CEILING([.$C$5]*[.$D22];1)+CEILING([.$C$5]*[.G$5];1)-CEILING([.$C$5]*MOD([.$D22]+[.G$5];[.$C$4]);1);[.$C$3])" office:value-type="float" office:value="0" calcext:value-type="float">
            <text:p>0</text:p>
          </table:table-cell>
          <table:table-cell table:formula="of:=MOD(CEILING([.$C$5]*[.$D22];1)+CEILING([.$C$5]*[.H$5];1)-CEILING([.$C$5]*MOD([.$D22]+[.H$5];[.$C$4]);1);[.$C$3])" office:value-type="float" office:value="0" calcext:value-type="float">
            <text:p>0</text:p>
          </table:table-cell>
          <table:table-cell table:formula="of:=MOD(CEILING([.$C$5]*[.$D22];1)+CEILING([.$C$5]*[.I$5];1)-CEILING([.$C$5]*MOD([.$D22]+[.I$5];[.$C$4]);1);[.$C$3])" office:value-type="float" office:value="0" calcext:value-type="float">
            <text:p>0</text:p>
          </table:table-cell>
          <table:table-cell table:formula="of:=MOD(CEILING([.$C$5]*[.$D22];1)+CEILING([.$C$5]*[.J$5];1)-CEILING([.$C$5]*MOD([.$D22]+[.J$5];[.$C$4]);1);[.$C$3])" office:value-type="float" office:value="1" calcext:value-type="float">
            <text:p>1</text:p>
          </table:table-cell>
          <table:table-cell table:formula="of:=MOD(CEILING([.$C$5]*[.$D22];1)+CEILING([.$C$5]*[.K$5];1)-CEILING([.$C$5]*MOD([.$D22]+[.K$5];[.$C$4]);1);[.$C$3])" office:value-type="float" office:value="0" calcext:value-type="float">
            <text:p>0</text:p>
          </table:table-cell>
          <table:table-cell table:formula="of:=MOD(CEILING([.$C$5]*[.$D22];1)+CEILING([.$C$5]*[.L$5];1)-CEILING([.$C$5]*MOD([.$D22]+[.L$5];[.$C$4]);1);[.$C$3])" office:value-type="float" office:value="0" calcext:value-type="float">
            <text:p>0</text:p>
          </table:table-cell>
          <table:table-cell table:formula="of:=MOD(CEILING([.$C$5]*[.$D22];1)+CEILING([.$C$5]*[.M$5];1)-CEILING([.$C$5]*MOD([.$D22]+[.M$5];[.$C$4]);1);[.$C$3])" office:value-type="float" office:value="0" calcext:value-type="float">
            <text:p>0</text:p>
          </table:table-cell>
          <table:table-cell table:formula="of:=MOD(CEILING([.$C$5]*[.$D22];1)+CEILING([.$C$5]*[.N$5];1)-CEILING([.$C$5]*MOD([.$D22]+[.N$5];[.$C$4]);1);[.$C$3])" office:value-type="float" office:value="0" calcext:value-type="float">
            <text:p>0</text:p>
          </table:table-cell>
          <table:table-cell table:formula="of:=MOD(CEILING([.$C$5]*[.$D22];1)+CEILING([.$C$5]*[.O$5];1)-CEILING([.$C$5]*MOD([.$D22]+[.O$5];[.$C$4]);1);[.$C$3])" office:value-type="float" office:value="0" calcext:value-type="float">
            <text:p>0</text:p>
          </table:table-cell>
          <table:table-cell table:formula="of:=MOD(CEILING([.$C$5]*[.$D22];1)+CEILING([.$C$5]*[.P$5];1)-CEILING([.$C$5]*MOD([.$D22]+[.P$5];[.$C$4]);1);[.$C$3])" office:value-type="float" office:value="0" calcext:value-type="float">
            <text:p>0</text:p>
          </table:table-cell>
          <table:table-cell table:formula="of:=MOD(CEILING([.$C$5]*[.$D22];1)+CEILING([.$C$5]*[.Q$5];1)-CEILING([.$C$5]*MOD([.$D22]+[.Q$5];[.$C$4]);1);[.$C$3])" office:value-type="float" office:value="1" calcext:value-type="float">
            <text:p>1</text:p>
          </table:table-cell>
          <table:table-cell table:formula="of:=MOD(CEILING([.$C$5]*[.$D22];1)+CEILING([.$C$5]*[.R$5];1)-CEILING([.$C$5]*MOD([.$D22]+[.R$5];[.$C$4]);1);[.$C$3])" office:value-type="float" office:value="0" calcext:value-type="float">
            <text:p>0</text:p>
          </table:table-cell>
          <table:table-cell table:formula="of:=MOD(CEILING([.$C$5]*[.$D22];1)+CEILING([.$C$5]*[.S$5];1)-CEILING([.$C$5]*MOD([.$D22]+[.S$5];[.$C$4]);1);[.$C$3])" office:value-type="float" office:value="0" calcext:value-type="float">
            <text:p>0</text:p>
          </table:table-cell>
          <table:table-cell table:formula="of:=MOD(CEILING([.$C$5]*[.$D22];1)+CEILING([.$C$5]*[.T$5];1)-CEILING([.$C$5]*MOD([.$D22]+[.T$5];[.$C$4]);1);[.$C$3])" office:value-type="float" office:value="0" calcext:value-type="float">
            <text:p>0</text:p>
          </table:table-cell>
          <table:table-cell table:formula="of:=MOD(CEILING([.$C$5]*[.$D22];1)+CEILING([.$C$5]*[.U$5];1)-CEILING([.$C$5]*MOD([.$D22]+[.U$5];[.$C$4]);1);[.$C$3])" office:value-type="float" office:value="0" calcext:value-type="float">
            <text:p>0</text:p>
          </table:table-cell>
          <table:table-cell table:formula="of:=MOD(CEILING([.$C$5]*[.$D22];1)+CEILING([.$C$5]*[.V$5];1)-CEILING([.$C$5]*MOD([.$D22]+[.V$5];[.$C$4]);1);[.$C$3])" office:value-type="float" office:value="0" calcext:value-type="float">
            <text:p>0</text:p>
          </table:table-cell>
          <table:table-cell table:formula="of:=MOD(CEILING([.$C$5]*[.$D22];1)+CEILING([.$C$5]*[.W$5];1)-CEILING([.$C$5]*MOD([.$D22]+[.W$5];[.$C$4]);1);[.$C$3])" office:value-type="float" office:value="0" calcext:value-type="float">
            <text:p>0</text:p>
          </table:table-cell>
          <table:table-cell table:formula="of:=MOD(CEILING([.$C$5]*[.$D22];1)+CEILING([.$C$5]*[.X$5];1)-CEILING([.$C$5]*MOD([.$D22]+[.X$5];[.$C$4]);1);[.$C$3])" office:value-type="float" office:value="1" calcext:value-type="float">
            <text:p>1</text:p>
          </table:table-cell>
          <table:table-cell table:formula="of:=MOD(CEILING([.$C$5]*[.$D22];1)+CEILING([.$C$5]*[.Y$5];1)-CEILING([.$C$5]*MOD([.$D22]+[.Y$5];[.$C$4]);1);[.$C$3])" office:value-type="float" office:value="0" calcext:value-type="float">
            <text:p>0</text:p>
          </table:table-cell>
          <table:table-cell table:formula="of:=MOD(CEILING([.$C$5]*[.$D22];1)+CEILING([.$C$5]*[.Z$5];1)-CEILING([.$C$5]*MOD([.$D22]+[.Z$5];[.$C$4]);1);[.$C$3])" office:value-type="float" office:value="0" calcext:value-type="float">
            <text:p>0</text:p>
          </table:table-cell>
          <table:table-cell table:formula="of:=MOD(CEILING([.$C$5]*[.$D22];1)+CEILING([.$C$5]*[.AA$5];1)-CEILING([.$C$5]*MOD([.$D22]+[.AA$5];[.$C$4]);1);[.$C$3])" office:value-type="float" office:value="0" calcext:value-type="float">
            <text:p>0</text:p>
          </table:table-cell>
          <table:table-cell table:formula="of:=MOD(CEILING([.$C$5]*[.$D22];1)+CEILING([.$C$5]*[.AB$5];1)-CEILING([.$C$5]*MOD([.$D22]+[.AB$5];[.$C$4]);1);[.$C$3])" office:value-type="float" office:value="0" calcext:value-type="float">
            <text:p>0</text:p>
          </table:table-cell>
          <table:table-cell table:formula="of:=MOD(CEILING([.$C$5]*[.$D22];1)+CEILING([.$C$5]*[.AC$5];1)-CEILING([.$C$5]*MOD([.$D22]+[.AC$5];[.$C$4]);1);[.$C$3])" office:value-type="float" office:value="0" calcext:value-type="float">
            <text:p>0</text:p>
          </table:table-cell>
          <table:table-cell table:formula="of:=MOD(CEILING([.$C$5]*[.$D22];1)+CEILING([.$C$5]*[.AD$5];1)-CEILING([.$C$5]*MOD([.$D22]+[.AD$5];[.$C$4]);1);[.$C$3])" office:value-type="float" office:value="0" calcext:value-type="float">
            <text:p>0</text:p>
          </table:table-cell>
          <table:table-cell table:formula="of:=MOD(CEILING([.$C$5]*[.$D22];1)+CEILING([.$C$5]*[.AE$5];1)-CEILING([.$C$5]*MOD([.$D22]+[.AE$5];[.$C$4]);1);[.$C$3])" office:value-type="float" office:value="1" calcext:value-type="float">
            <text:p>1</text:p>
          </table:table-cell>
          <table:table-cell table:formula="of:=MOD(CEILING([.$C$5]*[.$D22];1)+CEILING([.$C$5]*[.AF$5];1)-CEILING([.$C$5]*MOD([.$D22]+[.AF$5];[.$C$4]);1);[.$C$3])" office:value-type="float" office:value="0" calcext:value-type="float">
            <text:p>0</text:p>
          </table:table-cell>
          <table:table-cell table:formula="of:=MOD(CEILING([.$C$5]*[.$D22];1)+CEILING([.$C$5]*[.AG$5];1)-CEILING([.$C$5]*MOD([.$D22]+[.AG$5];[.$C$4]);1);[.$C$3])" office:value-type="float" office:value="0" calcext:value-type="float">
            <text:p>0</text:p>
          </table:table-cell>
          <table:table-cell table:formula="of:=MOD(CEILING([.$C$5]*[.$D22];1)+CEILING([.$C$5]*[.AH$5];1)-CEILING([.$C$5]*MOD([.$D22]+[.AH$5];[.$C$4]);1);[.$C$3])" office:value-type="float" office:value="0" calcext:value-type="float">
            <text:p>0</text:p>
          </table:table-cell>
          <table:table-cell table:formula="of:=MOD(CEILING([.$C$5]*[.$D22];1)+CEILING([.$C$5]*[.AI$5];1)-CEILING([.$C$5]*MOD([.$D22]+[.AI$5];[.$C$4]);1);[.$C$3])" office:value-type="float" office:value="0" calcext:value-type="float">
            <text:p>0</text:p>
          </table:table-cell>
          <table:table-cell table:formula="of:=MOD(CEILING([.$C$5]*[.$D22];1)+CEILING([.$C$5]*[.AJ$5];1)-CEILING([.$C$5]*MOD([.$D22]+[.AJ$5];[.$C$4]);1);[.$C$3])" office:value-type="float" office:value="0" calcext:value-type="float">
            <text:p>0</text:p>
          </table:table-cell>
          <table:table-cell table:formula="of:=MOD(CEILING([.$C$5]*[.$D22];1)+CEILING([.$C$5]*[.AK$5];1)-CEILING([.$C$5]*MOD([.$D22]+[.AK$5];[.$C$4]);1);[.$C$3])" office:value-type="float" office:value="0" calcext:value-type="float">
            <text:p>0</text:p>
          </table:table-cell>
          <table:table-cell table:formula="of:=MOD(CEILING([.$C$5]*[.$D22];1)+CEILING([.$C$5]*[.AL$5];1)-CEILING([.$C$5]*MOD([.$D22]+[.AL$5];[.$C$4]);1);[.$C$3])" office:value-type="float" office:value="1" calcext:value-type="float">
            <text:p>1</text:p>
          </table:table-cell>
          <table:table-cell table:formula="of:=MOD(CEILING([.$C$5]*[.$D22];1)+CEILING([.$C$5]*[.AM$5];1)-CEILING([.$C$5]*MOD([.$D22]+[.AM$5];[.$C$4]);1);[.$C$3])" office:value-type="float" office:value="0" calcext:value-type="float">
            <text:p>0</text:p>
          </table:table-cell>
          <table:table-cell table:formula="of:=MOD(CEILING([.$C$5]*[.$D22];1)+CEILING([.$C$5]*[.AN$5];1)-CEILING([.$C$5]*MOD([.$D22]+[.AN$5];[.$C$4]);1);[.$C$3])" office:value-type="float" office:value="0" calcext:value-type="float">
            <text:p>0</text:p>
          </table:table-cell>
          <table:table-cell table:formula="of:=MOD(CEILING([.$C$5]*[.$D22];1)+CEILING([.$C$5]*[.AO$5];1)-CEILING([.$C$5]*MOD([.$D22]+[.AO$5];[.$C$4]);1);[.$C$3])" office:value-type="float" office:value="0" calcext:value-type="float">
            <text:p>0</text:p>
          </table:table-cell>
          <table:table-cell table:formula="of:=MOD(CEILING([.$C$5]*[.$D22];1)+CEILING([.$C$5]*[.AP$5];1)-CEILING([.$C$5]*MOD([.$D22]+[.AP$5];[.$C$4]);1);[.$C$3])" office:value-type="float" office:value="0" calcext:value-type="float">
            <text:p>0</text:p>
          </table:table-cell>
          <table:table-cell table:formula="of:=MOD(CEILING([.$C$5]*[.$D22];1)+CEILING([.$C$5]*[.AQ$5];1)-CEILING([.$C$5]*MOD([.$D22]+[.AQ$5];[.$C$4]);1);[.$C$3])" office:value-type="float" office:value="0" calcext:value-type="float">
            <text:p>0</text:p>
          </table:table-cell>
          <table:table-cell table:formula="of:=MOD(CEILING([.$C$5]*[.$D22];1)+CEILING([.$C$5]*[.AR$5];1)-CEILING([.$C$5]*MOD([.$D2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65" calcext:value-type="float">
            <text:p>25.6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MOD(CEILING([.$C$5]*[.$D23];1)+CEILING([.$C$5]*[.E$5];1)-CEILING([.$C$5]*MOD([.$D23]+[.E$5];[.$C$4]);1);[.$C$3])" office:value-type="float" office:value="0" calcext:value-type="float">
            <text:p>0</text:p>
          </table:table-cell>
          <table:table-cell table:formula="of:=MOD(CEILING([.$C$5]*[.$D23];1)+CEILING([.$C$5]*[.F$5];1)-CEILING([.$C$5]*MOD([.$D23]+[.F$5];[.$C$4]);1);[.$C$3])" office:value-type="float" office:value="1" calcext:value-type="float">
            <text:p>1</text:p>
          </table:table-cell>
          <table:table-cell table:formula="of:=MOD(CEILING([.$C$5]*[.$D23];1)+CEILING([.$C$5]*[.G$5];1)-CEILING([.$C$5]*MOD([.$D23]+[.G$5];[.$C$4]);1);[.$C$3])" office:value-type="float" office:value="0" calcext:value-type="float">
            <text:p>0</text:p>
          </table:table-cell>
          <table:table-cell table:formula="of:=MOD(CEILING([.$C$5]*[.$D23];1)+CEILING([.$C$5]*[.H$5];1)-CEILING([.$C$5]*MOD([.$D23]+[.H$5];[.$C$4]);1);[.$C$3])" office:value-type="float" office:value="1" calcext:value-type="float">
            <text:p>1</text:p>
          </table:table-cell>
          <table:table-cell table:formula="of:=MOD(CEILING([.$C$5]*[.$D23];1)+CEILING([.$C$5]*[.I$5];1)-CEILING([.$C$5]*MOD([.$D23]+[.I$5];[.$C$4]);1);[.$C$3])" office:value-type="float" office:value="1" calcext:value-type="float">
            <text:p>1</text:p>
          </table:table-cell>
          <table:table-cell table:formula="of:=MOD(CEILING([.$C$5]*[.$D23];1)+CEILING([.$C$5]*[.J$5];1)-CEILING([.$C$5]*MOD([.$D23]+[.J$5];[.$C$4]);1);[.$C$3])" office:value-type="float" office:value="1" calcext:value-type="float">
            <text:p>1</text:p>
          </table:table-cell>
          <table:table-cell table:formula="of:=MOD(CEILING([.$C$5]*[.$D23];1)+CEILING([.$C$5]*[.K$5];1)-CEILING([.$C$5]*MOD([.$D23]+[.K$5];[.$C$4]);1);[.$C$3])" office:value-type="float" office:value="1" calcext:value-type="float">
            <text:p>1</text:p>
          </table:table-cell>
          <table:table-cell table:formula="of:=MOD(CEILING([.$C$5]*[.$D23];1)+CEILING([.$C$5]*[.L$5];1)-CEILING([.$C$5]*MOD([.$D23]+[.L$5];[.$C$4]);1);[.$C$3])" office:value-type="float" office:value="0" calcext:value-type="float">
            <text:p>0</text:p>
          </table:table-cell>
          <table:table-cell table:formula="of:=MOD(CEILING([.$C$5]*[.$D23];1)+CEILING([.$C$5]*[.M$5];1)-CEILING([.$C$5]*MOD([.$D23]+[.M$5];[.$C$4]);1);[.$C$3])" office:value-type="float" office:value="1" calcext:value-type="float">
            <text:p>1</text:p>
          </table:table-cell>
          <table:table-cell table:formula="of:=MOD(CEILING([.$C$5]*[.$D23];1)+CEILING([.$C$5]*[.N$5];1)-CEILING([.$C$5]*MOD([.$D23]+[.N$5];[.$C$4]);1);[.$C$3])" office:value-type="float" office:value="0" calcext:value-type="float">
            <text:p>0</text:p>
          </table:table-cell>
          <table:table-cell table:formula="of:=MOD(CEILING([.$C$5]*[.$D23];1)+CEILING([.$C$5]*[.O$5];1)-CEILING([.$C$5]*MOD([.$D23]+[.O$5];[.$C$4]);1);[.$C$3])" office:value-type="float" office:value="1" calcext:value-type="float">
            <text:p>1</text:p>
          </table:table-cell>
          <table:table-cell table:formula="of:=MOD(CEILING([.$C$5]*[.$D23];1)+CEILING([.$C$5]*[.P$5];1)-CEILING([.$C$5]*MOD([.$D23]+[.P$5];[.$C$4]);1);[.$C$3])" office:value-type="float" office:value="1" calcext:value-type="float">
            <text:p>1</text:p>
          </table:table-cell>
          <table:table-cell table:formula="of:=MOD(CEILING([.$C$5]*[.$D23];1)+CEILING([.$C$5]*[.Q$5];1)-CEILING([.$C$5]*MOD([.$D23]+[.Q$5];[.$C$4]);1);[.$C$3])" office:value-type="float" office:value="1" calcext:value-type="float">
            <text:p>1</text:p>
          </table:table-cell>
          <table:table-cell table:formula="of:=MOD(CEILING([.$C$5]*[.$D23];1)+CEILING([.$C$5]*[.R$5];1)-CEILING([.$C$5]*MOD([.$D23]+[.R$5];[.$C$4]);1);[.$C$3])" office:value-type="float" office:value="1" calcext:value-type="float">
            <text:p>1</text:p>
          </table:table-cell>
          <table:table-cell table:formula="of:=MOD(CEILING([.$C$5]*[.$D23];1)+CEILING([.$C$5]*[.S$5];1)-CEILING([.$C$5]*MOD([.$D23]+[.S$5];[.$C$4]);1);[.$C$3])" office:value-type="float" office:value="0" calcext:value-type="float">
            <text:p>0</text:p>
          </table:table-cell>
          <table:table-cell table:formula="of:=MOD(CEILING([.$C$5]*[.$D23];1)+CEILING([.$C$5]*[.T$5];1)-CEILING([.$C$5]*MOD([.$D23]+[.T$5];[.$C$4]);1);[.$C$3])" office:value-type="float" office:value="1" calcext:value-type="float">
            <text:p>1</text:p>
          </table:table-cell>
          <table:table-cell table:formula="of:=MOD(CEILING([.$C$5]*[.$D23];1)+CEILING([.$C$5]*[.U$5];1)-CEILING([.$C$5]*MOD([.$D23]+[.U$5];[.$C$4]);1);[.$C$3])" office:value-type="float" office:value="0" calcext:value-type="float">
            <text:p>0</text:p>
          </table:table-cell>
          <table:table-cell table:formula="of:=MOD(CEILING([.$C$5]*[.$D23];1)+CEILING([.$C$5]*[.V$5];1)-CEILING([.$C$5]*MOD([.$D23]+[.V$5];[.$C$4]);1);[.$C$3])" office:value-type="float" office:value="1" calcext:value-type="float">
            <text:p>1</text:p>
          </table:table-cell>
          <table:table-cell table:formula="of:=MOD(CEILING([.$C$5]*[.$D23];1)+CEILING([.$C$5]*[.W$5];1)-CEILING([.$C$5]*MOD([.$D23]+[.W$5];[.$C$4]);1);[.$C$3])" office:value-type="float" office:value="1" calcext:value-type="float">
            <text:p>1</text:p>
          </table:table-cell>
          <table:table-cell table:formula="of:=MOD(CEILING([.$C$5]*[.$D23];1)+CEILING([.$C$5]*[.X$5];1)-CEILING([.$C$5]*MOD([.$D23]+[.X$5];[.$C$4]);1);[.$C$3])" office:value-type="float" office:value="1" calcext:value-type="float">
            <text:p>1</text:p>
          </table:table-cell>
          <table:table-cell table:formula="of:=MOD(CEILING([.$C$5]*[.$D23];1)+CEILING([.$C$5]*[.Y$5];1)-CEILING([.$C$5]*MOD([.$D23]+[.Y$5];[.$C$4]);1);[.$C$3])" office:value-type="float" office:value="1" calcext:value-type="float">
            <text:p>1</text:p>
          </table:table-cell>
          <table:table-cell table:formula="of:=MOD(CEILING([.$C$5]*[.$D23];1)+CEILING([.$C$5]*[.Z$5];1)-CEILING([.$C$5]*MOD([.$D23]+[.Z$5];[.$C$4]);1);[.$C$3])" office:value-type="float" office:value="0" calcext:value-type="float">
            <text:p>0</text:p>
          </table:table-cell>
          <table:table-cell table:formula="of:=MOD(CEILING([.$C$5]*[.$D23];1)+CEILING([.$C$5]*[.AA$5];1)-CEILING([.$C$5]*MOD([.$D23]+[.AA$5];[.$C$4]);1);[.$C$3])" office:value-type="float" office:value="1" calcext:value-type="float">
            <text:p>1</text:p>
          </table:table-cell>
          <table:table-cell table:formula="of:=MOD(CEILING([.$C$5]*[.$D23];1)+CEILING([.$C$5]*[.AB$5];1)-CEILING([.$C$5]*MOD([.$D23]+[.AB$5];[.$C$4]);1);[.$C$3])" office:value-type="float" office:value="0" calcext:value-type="float">
            <text:p>0</text:p>
          </table:table-cell>
          <table:table-cell table:formula="of:=MOD(CEILING([.$C$5]*[.$D23];1)+CEILING([.$C$5]*[.AC$5];1)-CEILING([.$C$5]*MOD([.$D23]+[.AC$5];[.$C$4]);1);[.$C$3])" office:value-type="float" office:value="1" calcext:value-type="float">
            <text:p>1</text:p>
          </table:table-cell>
          <table:table-cell table:formula="of:=MOD(CEILING([.$C$5]*[.$D23];1)+CEILING([.$C$5]*[.AD$5];1)-CEILING([.$C$5]*MOD([.$D23]+[.AD$5];[.$C$4]);1);[.$C$3])" office:value-type="float" office:value="1" calcext:value-type="float">
            <text:p>1</text:p>
          </table:table-cell>
          <table:table-cell table:formula="of:=MOD(CEILING([.$C$5]*[.$D23];1)+CEILING([.$C$5]*[.AE$5];1)-CEILING([.$C$5]*MOD([.$D23]+[.AE$5];[.$C$4]);1);[.$C$3])" office:value-type="float" office:value="1" calcext:value-type="float">
            <text:p>1</text:p>
          </table:table-cell>
          <table:table-cell table:formula="of:=MOD(CEILING([.$C$5]*[.$D23];1)+CEILING([.$C$5]*[.AF$5];1)-CEILING([.$C$5]*MOD([.$D23]+[.AF$5];[.$C$4]);1);[.$C$3])" office:value-type="float" office:value="1" calcext:value-type="float">
            <text:p>1</text:p>
          </table:table-cell>
          <table:table-cell table:formula="of:=MOD(CEILING([.$C$5]*[.$D23];1)+CEILING([.$C$5]*[.AG$5];1)-CEILING([.$C$5]*MOD([.$D23]+[.AG$5];[.$C$4]);1);[.$C$3])" office:value-type="float" office:value="0" calcext:value-type="float">
            <text:p>0</text:p>
          </table:table-cell>
          <table:table-cell table:formula="of:=MOD(CEILING([.$C$5]*[.$D23];1)+CEILING([.$C$5]*[.AH$5];1)-CEILING([.$C$5]*MOD([.$D23]+[.AH$5];[.$C$4]);1);[.$C$3])" office:value-type="float" office:value="1" calcext:value-type="float">
            <text:p>1</text:p>
          </table:table-cell>
          <table:table-cell table:formula="of:=MOD(CEILING([.$C$5]*[.$D23];1)+CEILING([.$C$5]*[.AI$5];1)-CEILING([.$C$5]*MOD([.$D23]+[.AI$5];[.$C$4]);1);[.$C$3])" office:value-type="float" office:value="0" calcext:value-type="float">
            <text:p>0</text:p>
          </table:table-cell>
          <table:table-cell table:formula="of:=MOD(CEILING([.$C$5]*[.$D23];1)+CEILING([.$C$5]*[.AJ$5];1)-CEILING([.$C$5]*MOD([.$D23]+[.AJ$5];[.$C$4]);1);[.$C$3])" office:value-type="float" office:value="1" calcext:value-type="float">
            <text:p>1</text:p>
          </table:table-cell>
          <table:table-cell table:formula="of:=MOD(CEILING([.$C$5]*[.$D23];1)+CEILING([.$C$5]*[.AK$5];1)-CEILING([.$C$5]*MOD([.$D23]+[.AK$5];[.$C$4]);1);[.$C$3])" office:value-type="float" office:value="1" calcext:value-type="float">
            <text:p>1</text:p>
          </table:table-cell>
          <table:table-cell table:formula="of:=MOD(CEILING([.$C$5]*[.$D23];1)+CEILING([.$C$5]*[.AL$5];1)-CEILING([.$C$5]*MOD([.$D23]+[.AL$5];[.$C$4]);1);[.$C$3])" office:value-type="float" office:value="1" calcext:value-type="float">
            <text:p>1</text:p>
          </table:table-cell>
          <table:table-cell table:formula="of:=MOD(CEILING([.$C$5]*[.$D23];1)+CEILING([.$C$5]*[.AM$5];1)-CEILING([.$C$5]*MOD([.$D23]+[.AM$5];[.$C$4]);1);[.$C$3])" office:value-type="float" office:value="1" calcext:value-type="float">
            <text:p>1</text:p>
          </table:table-cell>
          <table:table-cell table:formula="of:=MOD(CEILING([.$C$5]*[.$D23];1)+CEILING([.$C$5]*[.AN$5];1)-CEILING([.$C$5]*MOD([.$D23]+[.AN$5];[.$C$4]);1);[.$C$3])" office:value-type="float" office:value="0" calcext:value-type="float">
            <text:p>0</text:p>
          </table:table-cell>
          <table:table-cell table:formula="of:=MOD(CEILING([.$C$5]*[.$D23];1)+CEILING([.$C$5]*[.AO$5];1)-CEILING([.$C$5]*MOD([.$D23]+[.AO$5];[.$C$4]);1);[.$C$3])" office:value-type="float" office:value="1" calcext:value-type="float">
            <text:p>1</text:p>
          </table:table-cell>
          <table:table-cell table:formula="of:=MOD(CEILING([.$C$5]*[.$D23];1)+CEILING([.$C$5]*[.AP$5];1)-CEILING([.$C$5]*MOD([.$D23]+[.AP$5];[.$C$4]);1);[.$C$3])" office:value-type="float" office:value="0" calcext:value-type="float">
            <text:p>0</text:p>
          </table:table-cell>
          <table:table-cell table:formula="of:=MOD(CEILING([.$C$5]*[.$D23];1)+CEILING([.$C$5]*[.AQ$5];1)-CEILING([.$C$5]*MOD([.$D23]+[.AQ$5];[.$C$4]);1);[.$C$3])" office:value-type="float" office:value="1" calcext:value-type="float">
            <text:p>1</text:p>
          </table:table-cell>
          <table:table-cell table:formula="of:=MOD(CEILING([.$C$5]*[.$D23];1)+CEILING([.$C$5]*[.AR$5];1)-CEILING([.$C$5]*MOD([.$D23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7" calcext:value-type="float">
            <text:p>25.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MOD(CEILING([.$C$5]*[.$D24];1)+CEILING([.$C$5]*[.E$5];1)-CEILING([.$C$5]*MOD([.$D24]+[.E$5];[.$C$4]);1);[.$C$3])" office:value-type="float" office:value="0" calcext:value-type="float">
            <text:p>0</text:p>
          </table:table-cell>
          <table:table-cell table:formula="of:=MOD(CEILING([.$C$5]*[.$D24];1)+CEILING([.$C$5]*[.F$5];1)-CEILING([.$C$5]*MOD([.$D24]+[.F$5];[.$C$4]);1);[.$C$3])" office:value-type="float" office:value="0" calcext:value-type="float">
            <text:p>0</text:p>
          </table:table-cell>
          <table:table-cell table:formula="of:=MOD(CEILING([.$C$5]*[.$D24];1)+CEILING([.$C$5]*[.G$5];1)-CEILING([.$C$5]*MOD([.$D24]+[.G$5];[.$C$4]);1);[.$C$3])" office:value-type="float" office:value="0" calcext:value-type="float">
            <text:p>0</text:p>
          </table:table-cell>
          <table:table-cell table:formula="of:=MOD(CEILING([.$C$5]*[.$D24];1)+CEILING([.$C$5]*[.H$5];1)-CEILING([.$C$5]*MOD([.$D24]+[.H$5];[.$C$4]);1);[.$C$3])" office:value-type="float" office:value="1" calcext:value-type="float">
            <text:p>1</text:p>
          </table:table-cell>
          <table:table-cell table:formula="of:=MOD(CEILING([.$C$5]*[.$D24];1)+CEILING([.$C$5]*[.I$5];1)-CEILING([.$C$5]*MOD([.$D24]+[.I$5];[.$C$4]);1);[.$C$3])" office:value-type="float" office:value="0" calcext:value-type="float">
            <text:p>0</text:p>
          </table:table-cell>
          <table:table-cell table:formula="of:=MOD(CEILING([.$C$5]*[.$D24];1)+CEILING([.$C$5]*[.J$5];1)-CEILING([.$C$5]*MOD([.$D24]+[.J$5];[.$C$4]);1);[.$C$3])" office:value-type="float" office:value="1" calcext:value-type="float">
            <text:p>1</text:p>
          </table:table-cell>
          <table:table-cell table:formula="of:=MOD(CEILING([.$C$5]*[.$D24];1)+CEILING([.$C$5]*[.K$5];1)-CEILING([.$C$5]*MOD([.$D24]+[.K$5];[.$C$4]);1);[.$C$3])" office:value-type="float" office:value="0" calcext:value-type="float">
            <text:p>0</text:p>
          </table:table-cell>
          <table:table-cell table:formula="of:=MOD(CEILING([.$C$5]*[.$D24];1)+CEILING([.$C$5]*[.L$5];1)-CEILING([.$C$5]*MOD([.$D24]+[.L$5];[.$C$4]);1);[.$C$3])" office:value-type="float" office:value="0" calcext:value-type="float">
            <text:p>0</text:p>
          </table:table-cell>
          <table:table-cell table:formula="of:=MOD(CEILING([.$C$5]*[.$D24];1)+CEILING([.$C$5]*[.M$5];1)-CEILING([.$C$5]*MOD([.$D24]+[.M$5];[.$C$4]);1);[.$C$3])" office:value-type="float" office:value="0" calcext:value-type="float">
            <text:p>0</text:p>
          </table:table-cell>
          <table:table-cell table:formula="of:=MOD(CEILING([.$C$5]*[.$D24];1)+CEILING([.$C$5]*[.N$5];1)-CEILING([.$C$5]*MOD([.$D24]+[.N$5];[.$C$4]);1);[.$C$3])" office:value-type="float" office:value="0" calcext:value-type="float">
            <text:p>0</text:p>
          </table:table-cell>
          <table:table-cell table:formula="of:=MOD(CEILING([.$C$5]*[.$D24];1)+CEILING([.$C$5]*[.O$5];1)-CEILING([.$C$5]*MOD([.$D24]+[.O$5];[.$C$4]);1);[.$C$3])" office:value-type="float" office:value="1" calcext:value-type="float">
            <text:p>1</text:p>
          </table:table-cell>
          <table:table-cell table:formula="of:=MOD(CEILING([.$C$5]*[.$D24];1)+CEILING([.$C$5]*[.P$5];1)-CEILING([.$C$5]*MOD([.$D24]+[.P$5];[.$C$4]);1);[.$C$3])" office:value-type="float" office:value="0" calcext:value-type="float">
            <text:p>0</text:p>
          </table:table-cell>
          <table:table-cell table:formula="of:=MOD(CEILING([.$C$5]*[.$D24];1)+CEILING([.$C$5]*[.Q$5];1)-CEILING([.$C$5]*MOD([.$D24]+[.Q$5];[.$C$4]);1);[.$C$3])" office:value-type="float" office:value="1" calcext:value-type="float">
            <text:p>1</text:p>
          </table:table-cell>
          <table:table-cell table:formula="of:=MOD(CEILING([.$C$5]*[.$D24];1)+CEILING([.$C$5]*[.R$5];1)-CEILING([.$C$5]*MOD([.$D24]+[.R$5];[.$C$4]);1);[.$C$3])" office:value-type="float" office:value="0" calcext:value-type="float">
            <text:p>0</text:p>
          </table:table-cell>
          <table:table-cell table:formula="of:=MOD(CEILING([.$C$5]*[.$D24];1)+CEILING([.$C$5]*[.S$5];1)-CEILING([.$C$5]*MOD([.$D24]+[.S$5];[.$C$4]);1);[.$C$3])" office:value-type="float" office:value="0" calcext:value-type="float">
            <text:p>0</text:p>
          </table:table-cell>
          <table:table-cell table:formula="of:=MOD(CEILING([.$C$5]*[.$D24];1)+CEILING([.$C$5]*[.T$5];1)-CEILING([.$C$5]*MOD([.$D24]+[.T$5];[.$C$4]);1);[.$C$3])" office:value-type="float" office:value="0" calcext:value-type="float">
            <text:p>0</text:p>
          </table:table-cell>
          <table:table-cell table:formula="of:=MOD(CEILING([.$C$5]*[.$D24];1)+CEILING([.$C$5]*[.U$5];1)-CEILING([.$C$5]*MOD([.$D24]+[.U$5];[.$C$4]);1);[.$C$3])" office:value-type="float" office:value="0" calcext:value-type="float">
            <text:p>0</text:p>
          </table:table-cell>
          <table:table-cell table:formula="of:=MOD(CEILING([.$C$5]*[.$D24];1)+CEILING([.$C$5]*[.V$5];1)-CEILING([.$C$5]*MOD([.$D24]+[.V$5];[.$C$4]);1);[.$C$3])" office:value-type="float" office:value="1" calcext:value-type="float">
            <text:p>1</text:p>
          </table:table-cell>
          <table:table-cell table:formula="of:=MOD(CEILING([.$C$5]*[.$D24];1)+CEILING([.$C$5]*[.W$5];1)-CEILING([.$C$5]*MOD([.$D24]+[.W$5];[.$C$4]);1);[.$C$3])" office:value-type="float" office:value="0" calcext:value-type="float">
            <text:p>0</text:p>
          </table:table-cell>
          <table:table-cell table:formula="of:=MOD(CEILING([.$C$5]*[.$D24];1)+CEILING([.$C$5]*[.X$5];1)-CEILING([.$C$5]*MOD([.$D24]+[.X$5];[.$C$4]);1);[.$C$3])" office:value-type="float" office:value="1" calcext:value-type="float">
            <text:p>1</text:p>
          </table:table-cell>
          <table:table-cell table:formula="of:=MOD(CEILING([.$C$5]*[.$D24];1)+CEILING([.$C$5]*[.Y$5];1)-CEILING([.$C$5]*MOD([.$D24]+[.Y$5];[.$C$4]);1);[.$C$3])" office:value-type="float" office:value="0" calcext:value-type="float">
            <text:p>0</text:p>
          </table:table-cell>
          <table:table-cell table:formula="of:=MOD(CEILING([.$C$5]*[.$D24];1)+CEILING([.$C$5]*[.Z$5];1)-CEILING([.$C$5]*MOD([.$D24]+[.Z$5];[.$C$4]);1);[.$C$3])" office:value-type="float" office:value="0" calcext:value-type="float">
            <text:p>0</text:p>
          </table:table-cell>
          <table:table-cell table:formula="of:=MOD(CEILING([.$C$5]*[.$D24];1)+CEILING([.$C$5]*[.AA$5];1)-CEILING([.$C$5]*MOD([.$D24]+[.AA$5];[.$C$4]);1);[.$C$3])" office:value-type="float" office:value="0" calcext:value-type="float">
            <text:p>0</text:p>
          </table:table-cell>
          <table:table-cell table:formula="of:=MOD(CEILING([.$C$5]*[.$D24];1)+CEILING([.$C$5]*[.AB$5];1)-CEILING([.$C$5]*MOD([.$D24]+[.AB$5];[.$C$4]);1);[.$C$3])" office:value-type="float" office:value="0" calcext:value-type="float">
            <text:p>0</text:p>
          </table:table-cell>
          <table:table-cell table:formula="of:=MOD(CEILING([.$C$5]*[.$D24];1)+CEILING([.$C$5]*[.AC$5];1)-CEILING([.$C$5]*MOD([.$D24]+[.AC$5];[.$C$4]);1);[.$C$3])" office:value-type="float" office:value="1" calcext:value-type="float">
            <text:p>1</text:p>
          </table:table-cell>
          <table:table-cell table:formula="of:=MOD(CEILING([.$C$5]*[.$D24];1)+CEILING([.$C$5]*[.AD$5];1)-CEILING([.$C$5]*MOD([.$D24]+[.AD$5];[.$C$4]);1);[.$C$3])" office:value-type="float" office:value="0" calcext:value-type="float">
            <text:p>0</text:p>
          </table:table-cell>
          <table:table-cell table:formula="of:=MOD(CEILING([.$C$5]*[.$D24];1)+CEILING([.$C$5]*[.AE$5];1)-CEILING([.$C$5]*MOD([.$D24]+[.AE$5];[.$C$4]);1);[.$C$3])" office:value-type="float" office:value="1" calcext:value-type="float">
            <text:p>1</text:p>
          </table:table-cell>
          <table:table-cell table:formula="of:=MOD(CEILING([.$C$5]*[.$D24];1)+CEILING([.$C$5]*[.AF$5];1)-CEILING([.$C$5]*MOD([.$D24]+[.AF$5];[.$C$4]);1);[.$C$3])" office:value-type="float" office:value="0" calcext:value-type="float">
            <text:p>0</text:p>
          </table:table-cell>
          <table:table-cell table:formula="of:=MOD(CEILING([.$C$5]*[.$D24];1)+CEILING([.$C$5]*[.AG$5];1)-CEILING([.$C$5]*MOD([.$D24]+[.AG$5];[.$C$4]);1);[.$C$3])" office:value-type="float" office:value="0" calcext:value-type="float">
            <text:p>0</text:p>
          </table:table-cell>
          <table:table-cell table:formula="of:=MOD(CEILING([.$C$5]*[.$D24];1)+CEILING([.$C$5]*[.AH$5];1)-CEILING([.$C$5]*MOD([.$D24]+[.AH$5];[.$C$4]);1);[.$C$3])" office:value-type="float" office:value="0" calcext:value-type="float">
            <text:p>0</text:p>
          </table:table-cell>
          <table:table-cell table:formula="of:=MOD(CEILING([.$C$5]*[.$D24];1)+CEILING([.$C$5]*[.AI$5];1)-CEILING([.$C$5]*MOD([.$D24]+[.AI$5];[.$C$4]);1);[.$C$3])" office:value-type="float" office:value="0" calcext:value-type="float">
            <text:p>0</text:p>
          </table:table-cell>
          <table:table-cell table:formula="of:=MOD(CEILING([.$C$5]*[.$D24];1)+CEILING([.$C$5]*[.AJ$5];1)-CEILING([.$C$5]*MOD([.$D24]+[.AJ$5];[.$C$4]);1);[.$C$3])" office:value-type="float" office:value="1" calcext:value-type="float">
            <text:p>1</text:p>
          </table:table-cell>
          <table:table-cell table:formula="of:=MOD(CEILING([.$C$5]*[.$D24];1)+CEILING([.$C$5]*[.AK$5];1)-CEILING([.$C$5]*MOD([.$D24]+[.AK$5];[.$C$4]);1);[.$C$3])" office:value-type="float" office:value="0" calcext:value-type="float">
            <text:p>0</text:p>
          </table:table-cell>
          <table:table-cell table:formula="of:=MOD(CEILING([.$C$5]*[.$D24];1)+CEILING([.$C$5]*[.AL$5];1)-CEILING([.$C$5]*MOD([.$D24]+[.AL$5];[.$C$4]);1);[.$C$3])" office:value-type="float" office:value="1" calcext:value-type="float">
            <text:p>1</text:p>
          </table:table-cell>
          <table:table-cell table:formula="of:=MOD(CEILING([.$C$5]*[.$D24];1)+CEILING([.$C$5]*[.AM$5];1)-CEILING([.$C$5]*MOD([.$D24]+[.AM$5];[.$C$4]);1);[.$C$3])" office:value-type="float" office:value="0" calcext:value-type="float">
            <text:p>0</text:p>
          </table:table-cell>
          <table:table-cell table:formula="of:=MOD(CEILING([.$C$5]*[.$D24];1)+CEILING([.$C$5]*[.AN$5];1)-CEILING([.$C$5]*MOD([.$D24]+[.AN$5];[.$C$4]);1);[.$C$3])" office:value-type="float" office:value="0" calcext:value-type="float">
            <text:p>0</text:p>
          </table:table-cell>
          <table:table-cell table:formula="of:=MOD(CEILING([.$C$5]*[.$D24];1)+CEILING([.$C$5]*[.AO$5];1)-CEILING([.$C$5]*MOD([.$D24]+[.AO$5];[.$C$4]);1);[.$C$3])" office:value-type="float" office:value="0" calcext:value-type="float">
            <text:p>0</text:p>
          </table:table-cell>
          <table:table-cell table:formula="of:=MOD(CEILING([.$C$5]*[.$D24];1)+CEILING([.$C$5]*[.AP$5];1)-CEILING([.$C$5]*MOD([.$D24]+[.AP$5];[.$C$4]);1);[.$C$3])" office:value-type="float" office:value="0" calcext:value-type="float">
            <text:p>0</text:p>
          </table:table-cell>
          <table:table-cell table:formula="of:=MOD(CEILING([.$C$5]*[.$D24];1)+CEILING([.$C$5]*[.AQ$5];1)-CEILING([.$C$5]*MOD([.$D24]+[.AQ$5];[.$C$4]);1);[.$C$3])" office:value-type="float" office:value="1" calcext:value-type="float">
            <text:p>1</text:p>
          </table:table-cell>
          <table:table-cell table:formula="of:=MOD(CEILING([.$C$5]*[.$D24];1)+CEILING([.$C$5]*[.AR$5];1)-CEILING([.$C$5]*MOD([.$D2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75" calcext:value-type="float">
            <text:p>25.7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MOD(CEILING([.$C$5]*[.$D25];1)+CEILING([.$C$5]*[.E$5];1)-CEILING([.$C$5]*MOD([.$D25]+[.E$5];[.$C$4]);1);[.$C$3])" office:value-type="float" office:value="0" calcext:value-type="float">
            <text:p>0</text:p>
          </table:table-cell>
          <table:table-cell table:formula="of:=MOD(CEILING([.$C$5]*[.$D25];1)+CEILING([.$C$5]*[.F$5];1)-CEILING([.$C$5]*MOD([.$D25]+[.F$5];[.$C$4]);1);[.$C$3])" office:value-type="float" office:value="1" calcext:value-type="float">
            <text:p>1</text:p>
          </table:table-cell>
          <table:table-cell table:formula="of:=MOD(CEILING([.$C$5]*[.$D25];1)+CEILING([.$C$5]*[.G$5];1)-CEILING([.$C$5]*MOD([.$D25]+[.G$5];[.$C$4]);1);[.$C$3])" office:value-type="float" office:value="1" calcext:value-type="float">
            <text:p>1</text:p>
          </table:table-cell>
          <table:table-cell table:formula="of:=MOD(CEILING([.$C$5]*[.$D25];1)+CEILING([.$C$5]*[.H$5];1)-CEILING([.$C$5]*MOD([.$D25]+[.H$5];[.$C$4]);1);[.$C$3])" office:value-type="float" office:value="1" calcext:value-type="float">
            <text:p>1</text:p>
          </table:table-cell>
          <table:table-cell table:formula="of:=MOD(CEILING([.$C$5]*[.$D25];1)+CEILING([.$C$5]*[.I$5];1)-CEILING([.$C$5]*MOD([.$D25]+[.I$5];[.$C$4]);1);[.$C$3])" office:value-type="float" office:value="1" calcext:value-type="float">
            <text:p>1</text:p>
          </table:table-cell>
          <table:table-cell table:formula="of:=MOD(CEILING([.$C$5]*[.$D25];1)+CEILING([.$C$5]*[.J$5];1)-CEILING([.$C$5]*MOD([.$D25]+[.J$5];[.$C$4]);1);[.$C$3])" office:value-type="float" office:value="1" calcext:value-type="float">
            <text:p>1</text:p>
          </table:table-cell>
          <table:table-cell table:formula="of:=MOD(CEILING([.$C$5]*[.$D25];1)+CEILING([.$C$5]*[.K$5];1)-CEILING([.$C$5]*MOD([.$D25]+[.K$5];[.$C$4]);1);[.$C$3])" office:value-type="float" office:value="1" calcext:value-type="float">
            <text:p>1</text:p>
          </table:table-cell>
          <table:table-cell table:formula="of:=MOD(CEILING([.$C$5]*[.$D25];1)+CEILING([.$C$5]*[.L$5];1)-CEILING([.$C$5]*MOD([.$D25]+[.L$5];[.$C$4]);1);[.$C$3])" office:value-type="float" office:value="0" calcext:value-type="float">
            <text:p>0</text:p>
          </table:table-cell>
          <table:table-cell table:formula="of:=MOD(CEILING([.$C$5]*[.$D25];1)+CEILING([.$C$5]*[.M$5];1)-CEILING([.$C$5]*MOD([.$D25]+[.M$5];[.$C$4]);1);[.$C$3])" office:value-type="float" office:value="1" calcext:value-type="float">
            <text:p>1</text:p>
          </table:table-cell>
          <table:table-cell table:formula="of:=MOD(CEILING([.$C$5]*[.$D25];1)+CEILING([.$C$5]*[.N$5];1)-CEILING([.$C$5]*MOD([.$D25]+[.N$5];[.$C$4]);1);[.$C$3])" office:value-type="float" office:value="1" calcext:value-type="float">
            <text:p>1</text:p>
          </table:table-cell>
          <table:table-cell table:formula="of:=MOD(CEILING([.$C$5]*[.$D25];1)+CEILING([.$C$5]*[.O$5];1)-CEILING([.$C$5]*MOD([.$D25]+[.O$5];[.$C$4]);1);[.$C$3])" office:value-type="float" office:value="1" calcext:value-type="float">
            <text:p>1</text:p>
          </table:table-cell>
          <table:table-cell table:formula="of:=MOD(CEILING([.$C$5]*[.$D25];1)+CEILING([.$C$5]*[.P$5];1)-CEILING([.$C$5]*MOD([.$D25]+[.P$5];[.$C$4]);1);[.$C$3])" office:value-type="float" office:value="1" calcext:value-type="float">
            <text:p>1</text:p>
          </table:table-cell>
          <table:table-cell table:formula="of:=MOD(CEILING([.$C$5]*[.$D25];1)+CEILING([.$C$5]*[.Q$5];1)-CEILING([.$C$5]*MOD([.$D25]+[.Q$5];[.$C$4]);1);[.$C$3])" office:value-type="float" office:value="1" calcext:value-type="float">
            <text:p>1</text:p>
          </table:table-cell>
          <table:table-cell table:formula="of:=MOD(CEILING([.$C$5]*[.$D25];1)+CEILING([.$C$5]*[.R$5];1)-CEILING([.$C$5]*MOD([.$D25]+[.R$5];[.$C$4]);1);[.$C$3])" office:value-type="float" office:value="1" calcext:value-type="float">
            <text:p>1</text:p>
          </table:table-cell>
          <table:table-cell table:formula="of:=MOD(CEILING([.$C$5]*[.$D25];1)+CEILING([.$C$5]*[.S$5];1)-CEILING([.$C$5]*MOD([.$D25]+[.S$5];[.$C$4]);1);[.$C$3])" office:value-type="float" office:value="0" calcext:value-type="float">
            <text:p>0</text:p>
          </table:table-cell>
          <table:table-cell table:formula="of:=MOD(CEILING([.$C$5]*[.$D25];1)+CEILING([.$C$5]*[.T$5];1)-CEILING([.$C$5]*MOD([.$D25]+[.T$5];[.$C$4]);1);[.$C$3])" office:value-type="float" office:value="1" calcext:value-type="float">
            <text:p>1</text:p>
          </table:table-cell>
          <table:table-cell table:formula="of:=MOD(CEILING([.$C$5]*[.$D25];1)+CEILING([.$C$5]*[.U$5];1)-CEILING([.$C$5]*MOD([.$D25]+[.U$5];[.$C$4]);1);[.$C$3])" office:value-type="float" office:value="1" calcext:value-type="float">
            <text:p>1</text:p>
          </table:table-cell>
          <table:table-cell table:formula="of:=MOD(CEILING([.$C$5]*[.$D25];1)+CEILING([.$C$5]*[.V$5];1)-CEILING([.$C$5]*MOD([.$D25]+[.V$5];[.$C$4]);1);[.$C$3])" office:value-type="float" office:value="1" calcext:value-type="float">
            <text:p>1</text:p>
          </table:table-cell>
          <table:table-cell table:formula="of:=MOD(CEILING([.$C$5]*[.$D25];1)+CEILING([.$C$5]*[.W$5];1)-CEILING([.$C$5]*MOD([.$D25]+[.W$5];[.$C$4]);1);[.$C$3])" office:value-type="float" office:value="1" calcext:value-type="float">
            <text:p>1</text:p>
          </table:table-cell>
          <table:table-cell table:formula="of:=MOD(CEILING([.$C$5]*[.$D25];1)+CEILING([.$C$5]*[.X$5];1)-CEILING([.$C$5]*MOD([.$D25]+[.X$5];[.$C$4]);1);[.$C$3])" office:value-type="float" office:value="1" calcext:value-type="float">
            <text:p>1</text:p>
          </table:table-cell>
          <table:table-cell table:formula="of:=MOD(CEILING([.$C$5]*[.$D25];1)+CEILING([.$C$5]*[.Y$5];1)-CEILING([.$C$5]*MOD([.$D25]+[.Y$5];[.$C$4]);1);[.$C$3])" office:value-type="float" office:value="1" calcext:value-type="float">
            <text:p>1</text:p>
          </table:table-cell>
          <table:table-cell table:formula="of:=MOD(CEILING([.$C$5]*[.$D25];1)+CEILING([.$C$5]*[.Z$5];1)-CEILING([.$C$5]*MOD([.$D25]+[.Z$5];[.$C$4]);1);[.$C$3])" office:value-type="float" office:value="0" calcext:value-type="float">
            <text:p>0</text:p>
          </table:table-cell>
          <table:table-cell table:formula="of:=MOD(CEILING([.$C$5]*[.$D25];1)+CEILING([.$C$5]*[.AA$5];1)-CEILING([.$C$5]*MOD([.$D25]+[.AA$5];[.$C$4]);1);[.$C$3])" office:value-type="float" office:value="1" calcext:value-type="float">
            <text:p>1</text:p>
          </table:table-cell>
          <table:table-cell table:formula="of:=MOD(CEILING([.$C$5]*[.$D25];1)+CEILING([.$C$5]*[.AB$5];1)-CEILING([.$C$5]*MOD([.$D25]+[.AB$5];[.$C$4]);1);[.$C$3])" office:value-type="float" office:value="1" calcext:value-type="float">
            <text:p>1</text:p>
          </table:table-cell>
          <table:table-cell table:formula="of:=MOD(CEILING([.$C$5]*[.$D25];1)+CEILING([.$C$5]*[.AC$5];1)-CEILING([.$C$5]*MOD([.$D25]+[.AC$5];[.$C$4]);1);[.$C$3])" office:value-type="float" office:value="1" calcext:value-type="float">
            <text:p>1</text:p>
          </table:table-cell>
          <table:table-cell table:formula="of:=MOD(CEILING([.$C$5]*[.$D25];1)+CEILING([.$C$5]*[.AD$5];1)-CEILING([.$C$5]*MOD([.$D25]+[.AD$5];[.$C$4]);1);[.$C$3])" office:value-type="float" office:value="1" calcext:value-type="float">
            <text:p>1</text:p>
          </table:table-cell>
          <table:table-cell table:formula="of:=MOD(CEILING([.$C$5]*[.$D25];1)+CEILING([.$C$5]*[.AE$5];1)-CEILING([.$C$5]*MOD([.$D25]+[.AE$5];[.$C$4]);1);[.$C$3])" office:value-type="float" office:value="1" calcext:value-type="float">
            <text:p>1</text:p>
          </table:table-cell>
          <table:table-cell table:formula="of:=MOD(CEILING([.$C$5]*[.$D25];1)+CEILING([.$C$5]*[.AF$5];1)-CEILING([.$C$5]*MOD([.$D25]+[.AF$5];[.$C$4]);1);[.$C$3])" office:value-type="float" office:value="1" calcext:value-type="float">
            <text:p>1</text:p>
          </table:table-cell>
          <table:table-cell table:formula="of:=MOD(CEILING([.$C$5]*[.$D25];1)+CEILING([.$C$5]*[.AG$5];1)-CEILING([.$C$5]*MOD([.$D25]+[.AG$5];[.$C$4]);1);[.$C$3])" office:value-type="float" office:value="0" calcext:value-type="float">
            <text:p>0</text:p>
          </table:table-cell>
          <table:table-cell table:formula="of:=MOD(CEILING([.$C$5]*[.$D25];1)+CEILING([.$C$5]*[.AH$5];1)-CEILING([.$C$5]*MOD([.$D25]+[.AH$5];[.$C$4]);1);[.$C$3])" office:value-type="float" office:value="1" calcext:value-type="float">
            <text:p>1</text:p>
          </table:table-cell>
          <table:table-cell table:formula="of:=MOD(CEILING([.$C$5]*[.$D25];1)+CEILING([.$C$5]*[.AI$5];1)-CEILING([.$C$5]*MOD([.$D25]+[.AI$5];[.$C$4]);1);[.$C$3])" office:value-type="float" office:value="1" calcext:value-type="float">
            <text:p>1</text:p>
          </table:table-cell>
          <table:table-cell table:formula="of:=MOD(CEILING([.$C$5]*[.$D25];1)+CEILING([.$C$5]*[.AJ$5];1)-CEILING([.$C$5]*MOD([.$D25]+[.AJ$5];[.$C$4]);1);[.$C$3])" office:value-type="float" office:value="1" calcext:value-type="float">
            <text:p>1</text:p>
          </table:table-cell>
          <table:table-cell table:formula="of:=MOD(CEILING([.$C$5]*[.$D25];1)+CEILING([.$C$5]*[.AK$5];1)-CEILING([.$C$5]*MOD([.$D25]+[.AK$5];[.$C$4]);1);[.$C$3])" office:value-type="float" office:value="1" calcext:value-type="float">
            <text:p>1</text:p>
          </table:table-cell>
          <table:table-cell table:formula="of:=MOD(CEILING([.$C$5]*[.$D25];1)+CEILING([.$C$5]*[.AL$5];1)-CEILING([.$C$5]*MOD([.$D25]+[.AL$5];[.$C$4]);1);[.$C$3])" office:value-type="float" office:value="1" calcext:value-type="float">
            <text:p>1</text:p>
          </table:table-cell>
          <table:table-cell table:formula="of:=MOD(CEILING([.$C$5]*[.$D25];1)+CEILING([.$C$5]*[.AM$5];1)-CEILING([.$C$5]*MOD([.$D25]+[.AM$5];[.$C$4]);1);[.$C$3])" office:value-type="float" office:value="1" calcext:value-type="float">
            <text:p>1</text:p>
          </table:table-cell>
          <table:table-cell table:formula="of:=MOD(CEILING([.$C$5]*[.$D25];1)+CEILING([.$C$5]*[.AN$5];1)-CEILING([.$C$5]*MOD([.$D25]+[.AN$5];[.$C$4]);1);[.$C$3])" office:value-type="float" office:value="0" calcext:value-type="float">
            <text:p>0</text:p>
          </table:table-cell>
          <table:table-cell table:formula="of:=MOD(CEILING([.$C$5]*[.$D25];1)+CEILING([.$C$5]*[.AO$5];1)-CEILING([.$C$5]*MOD([.$D25]+[.AO$5];[.$C$4]);1);[.$C$3])" office:value-type="float" office:value="1" calcext:value-type="float">
            <text:p>1</text:p>
          </table:table-cell>
          <table:table-cell table:formula="of:=MOD(CEILING([.$C$5]*[.$D25];1)+CEILING([.$C$5]*[.AP$5];1)-CEILING([.$C$5]*MOD([.$D25]+[.AP$5];[.$C$4]);1);[.$C$3])" office:value-type="float" office:value="1" calcext:value-type="float">
            <text:p>1</text:p>
          </table:table-cell>
          <table:table-cell table:formula="of:=MOD(CEILING([.$C$5]*[.$D25];1)+CEILING([.$C$5]*[.AQ$5];1)-CEILING([.$C$5]*MOD([.$D25]+[.AQ$5];[.$C$4]);1);[.$C$3])" office:value-type="float" office:value="1" calcext:value-type="float">
            <text:p>1</text:p>
          </table:table-cell>
          <table:table-cell table:formula="of:=MOD(CEILING([.$C$5]*[.$D25];1)+CEILING([.$C$5]*[.AR$5];1)-CEILING([.$C$5]*MOD([.$D25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8" calcext:value-type="float">
            <text:p>25.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MOD(CEILING([.$C$5]*[.$D26];1)+CEILING([.$C$5]*[.E$5];1)-CEILING([.$C$5]*MOD([.$D26]+[.E$5];[.$C$4]);1);[.$C$3])" office:value-type="float" office:value="0" calcext:value-type="float">
            <text:p>0</text:p>
          </table:table-cell>
          <table:table-cell table:formula="of:=MOD(CEILING([.$C$5]*[.$D26];1)+CEILING([.$C$5]*[.F$5];1)-CEILING([.$C$5]*MOD([.$D26]+[.F$5];[.$C$4]);1);[.$C$3])" office:value-type="float" office:value="1" calcext:value-type="float">
            <text:p>1</text:p>
          </table:table-cell>
          <table:table-cell table:formula="of:=MOD(CEILING([.$C$5]*[.$D26];1)+CEILING([.$C$5]*[.G$5];1)-CEILING([.$C$5]*MOD([.$D26]+[.G$5];[.$C$4]);1);[.$C$3])" office:value-type="float" office:value="0" calcext:value-type="float">
            <text:p>0</text:p>
          </table:table-cell>
          <table:table-cell table:formula="of:=MOD(CEILING([.$C$5]*[.$D26];1)+CEILING([.$C$5]*[.H$5];1)-CEILING([.$C$5]*MOD([.$D26]+[.H$5];[.$C$4]);1);[.$C$3])" office:value-type="float" office:value="1" calcext:value-type="float">
            <text:p>1</text:p>
          </table:table-cell>
          <table:table-cell table:formula="of:=MOD(CEILING([.$C$5]*[.$D26];1)+CEILING([.$C$5]*[.I$5];1)-CEILING([.$C$5]*MOD([.$D26]+[.I$5];[.$C$4]);1);[.$C$3])" office:value-type="float" office:value="0" calcext:value-type="float">
            <text:p>0</text:p>
          </table:table-cell>
          <table:table-cell table:formula="of:=MOD(CEILING([.$C$5]*[.$D26];1)+CEILING([.$C$5]*[.J$5];1)-CEILING([.$C$5]*MOD([.$D26]+[.J$5];[.$C$4]);1);[.$C$3])" office:value-type="float" office:value="1" calcext:value-type="float">
            <text:p>1</text:p>
          </table:table-cell>
          <table:table-cell table:formula="of:=MOD(CEILING([.$C$5]*[.$D26];1)+CEILING([.$C$5]*[.K$5];1)-CEILING([.$C$5]*MOD([.$D26]+[.K$5];[.$C$4]);1);[.$C$3])" office:value-type="float" office:value="0" calcext:value-type="float">
            <text:p>0</text:p>
          </table:table-cell>
          <table:table-cell table:formula="of:=MOD(CEILING([.$C$5]*[.$D26];1)+CEILING([.$C$5]*[.L$5];1)-CEILING([.$C$5]*MOD([.$D26]+[.L$5];[.$C$4]);1);[.$C$3])" office:value-type="float" office:value="0" calcext:value-type="float">
            <text:p>0</text:p>
          </table:table-cell>
          <table:table-cell table:formula="of:=MOD(CEILING([.$C$5]*[.$D26];1)+CEILING([.$C$5]*[.M$5];1)-CEILING([.$C$5]*MOD([.$D26]+[.M$5];[.$C$4]);1);[.$C$3])" office:value-type="float" office:value="1" calcext:value-type="float">
            <text:p>1</text:p>
          </table:table-cell>
          <table:table-cell table:formula="of:=MOD(CEILING([.$C$5]*[.$D26];1)+CEILING([.$C$5]*[.N$5];1)-CEILING([.$C$5]*MOD([.$D26]+[.N$5];[.$C$4]);1);[.$C$3])" office:value-type="float" office:value="0" calcext:value-type="float">
            <text:p>0</text:p>
          </table:table-cell>
          <table:table-cell table:formula="of:=MOD(CEILING([.$C$5]*[.$D26];1)+CEILING([.$C$5]*[.O$5];1)-CEILING([.$C$5]*MOD([.$D26]+[.O$5];[.$C$4]);1);[.$C$3])" office:value-type="float" office:value="1" calcext:value-type="float">
            <text:p>1</text:p>
          </table:table-cell>
          <table:table-cell table:formula="of:=MOD(CEILING([.$C$5]*[.$D26];1)+CEILING([.$C$5]*[.P$5];1)-CEILING([.$C$5]*MOD([.$D26]+[.P$5];[.$C$4]);1);[.$C$3])" office:value-type="float" office:value="0" calcext:value-type="float">
            <text:p>0</text:p>
          </table:table-cell>
          <table:table-cell table:formula="of:=MOD(CEILING([.$C$5]*[.$D26];1)+CEILING([.$C$5]*[.Q$5];1)-CEILING([.$C$5]*MOD([.$D26]+[.Q$5];[.$C$4]);1);[.$C$3])" office:value-type="float" office:value="1" calcext:value-type="float">
            <text:p>1</text:p>
          </table:table-cell>
          <table:table-cell table:formula="of:=MOD(CEILING([.$C$5]*[.$D26];1)+CEILING([.$C$5]*[.R$5];1)-CEILING([.$C$5]*MOD([.$D26]+[.R$5];[.$C$4]);1);[.$C$3])" office:value-type="float" office:value="0" calcext:value-type="float">
            <text:p>0</text:p>
          </table:table-cell>
          <table:table-cell table:formula="of:=MOD(CEILING([.$C$5]*[.$D26];1)+CEILING([.$C$5]*[.S$5];1)-CEILING([.$C$5]*MOD([.$D26]+[.S$5];[.$C$4]);1);[.$C$3])" office:value-type="float" office:value="0" calcext:value-type="float">
            <text:p>0</text:p>
          </table:table-cell>
          <table:table-cell table:formula="of:=MOD(CEILING([.$C$5]*[.$D26];1)+CEILING([.$C$5]*[.T$5];1)-CEILING([.$C$5]*MOD([.$D26]+[.T$5];[.$C$4]);1);[.$C$3])" office:value-type="float" office:value="1" calcext:value-type="float">
            <text:p>1</text:p>
          </table:table-cell>
          <table:table-cell table:formula="of:=MOD(CEILING([.$C$5]*[.$D26];1)+CEILING([.$C$5]*[.U$5];1)-CEILING([.$C$5]*MOD([.$D26]+[.U$5];[.$C$4]);1);[.$C$3])" office:value-type="float" office:value="0" calcext:value-type="float">
            <text:p>0</text:p>
          </table:table-cell>
          <table:table-cell table:formula="of:=MOD(CEILING([.$C$5]*[.$D26];1)+CEILING([.$C$5]*[.V$5];1)-CEILING([.$C$5]*MOD([.$D26]+[.V$5];[.$C$4]);1);[.$C$3])" office:value-type="float" office:value="1" calcext:value-type="float">
            <text:p>1</text:p>
          </table:table-cell>
          <table:table-cell table:formula="of:=MOD(CEILING([.$C$5]*[.$D26];1)+CEILING([.$C$5]*[.W$5];1)-CEILING([.$C$5]*MOD([.$D26]+[.W$5];[.$C$4]);1);[.$C$3])" office:value-type="float" office:value="0" calcext:value-type="float">
            <text:p>0</text:p>
          </table:table-cell>
          <table:table-cell table:formula="of:=MOD(CEILING([.$C$5]*[.$D26];1)+CEILING([.$C$5]*[.X$5];1)-CEILING([.$C$5]*MOD([.$D26]+[.X$5];[.$C$4]);1);[.$C$3])" office:value-type="float" office:value="1" calcext:value-type="float">
            <text:p>1</text:p>
          </table:table-cell>
          <table:table-cell table:formula="of:=MOD(CEILING([.$C$5]*[.$D26];1)+CEILING([.$C$5]*[.Y$5];1)-CEILING([.$C$5]*MOD([.$D26]+[.Y$5];[.$C$4]);1);[.$C$3])" office:value-type="float" office:value="0" calcext:value-type="float">
            <text:p>0</text:p>
          </table:table-cell>
          <table:table-cell table:formula="of:=MOD(CEILING([.$C$5]*[.$D26];1)+CEILING([.$C$5]*[.Z$5];1)-CEILING([.$C$5]*MOD([.$D26]+[.Z$5];[.$C$4]);1);[.$C$3])" office:value-type="float" office:value="0" calcext:value-type="float">
            <text:p>0</text:p>
          </table:table-cell>
          <table:table-cell table:formula="of:=MOD(CEILING([.$C$5]*[.$D26];1)+CEILING([.$C$5]*[.AA$5];1)-CEILING([.$C$5]*MOD([.$D26]+[.AA$5];[.$C$4]);1);[.$C$3])" office:value-type="float" office:value="1" calcext:value-type="float">
            <text:p>1</text:p>
          </table:table-cell>
          <table:table-cell table:formula="of:=MOD(CEILING([.$C$5]*[.$D26];1)+CEILING([.$C$5]*[.AB$5];1)-CEILING([.$C$5]*MOD([.$D26]+[.AB$5];[.$C$4]);1);[.$C$3])" office:value-type="float" office:value="0" calcext:value-type="float">
            <text:p>0</text:p>
          </table:table-cell>
          <table:table-cell table:formula="of:=MOD(CEILING([.$C$5]*[.$D26];1)+CEILING([.$C$5]*[.AC$5];1)-CEILING([.$C$5]*MOD([.$D26]+[.AC$5];[.$C$4]);1);[.$C$3])" office:value-type="float" office:value="1" calcext:value-type="float">
            <text:p>1</text:p>
          </table:table-cell>
          <table:table-cell table:formula="of:=MOD(CEILING([.$C$5]*[.$D26];1)+CEILING([.$C$5]*[.AD$5];1)-CEILING([.$C$5]*MOD([.$D26]+[.AD$5];[.$C$4]);1);[.$C$3])" office:value-type="float" office:value="0" calcext:value-type="float">
            <text:p>0</text:p>
          </table:table-cell>
          <table:table-cell table:formula="of:=MOD(CEILING([.$C$5]*[.$D26];1)+CEILING([.$C$5]*[.AE$5];1)-CEILING([.$C$5]*MOD([.$D26]+[.AE$5];[.$C$4]);1);[.$C$3])" office:value-type="float" office:value="1" calcext:value-type="float">
            <text:p>1</text:p>
          </table:table-cell>
          <table:table-cell table:formula="of:=MOD(CEILING([.$C$5]*[.$D26];1)+CEILING([.$C$5]*[.AF$5];1)-CEILING([.$C$5]*MOD([.$D26]+[.AF$5];[.$C$4]);1);[.$C$3])" office:value-type="float" office:value="0" calcext:value-type="float">
            <text:p>0</text:p>
          </table:table-cell>
          <table:table-cell table:formula="of:=MOD(CEILING([.$C$5]*[.$D26];1)+CEILING([.$C$5]*[.AG$5];1)-CEILING([.$C$5]*MOD([.$D26]+[.AG$5];[.$C$4]);1);[.$C$3])" office:value-type="float" office:value="0" calcext:value-type="float">
            <text:p>0</text:p>
          </table:table-cell>
          <table:table-cell table:formula="of:=MOD(CEILING([.$C$5]*[.$D26];1)+CEILING([.$C$5]*[.AH$5];1)-CEILING([.$C$5]*MOD([.$D26]+[.AH$5];[.$C$4]);1);[.$C$3])" office:value-type="float" office:value="1" calcext:value-type="float">
            <text:p>1</text:p>
          </table:table-cell>
          <table:table-cell table:formula="of:=MOD(CEILING([.$C$5]*[.$D26];1)+CEILING([.$C$5]*[.AI$5];1)-CEILING([.$C$5]*MOD([.$D26]+[.AI$5];[.$C$4]);1);[.$C$3])" office:value-type="float" office:value="0" calcext:value-type="float">
            <text:p>0</text:p>
          </table:table-cell>
          <table:table-cell table:formula="of:=MOD(CEILING([.$C$5]*[.$D26];1)+CEILING([.$C$5]*[.AJ$5];1)-CEILING([.$C$5]*MOD([.$D26]+[.AJ$5];[.$C$4]);1);[.$C$3])" office:value-type="float" office:value="1" calcext:value-type="float">
            <text:p>1</text:p>
          </table:table-cell>
          <table:table-cell table:formula="of:=MOD(CEILING([.$C$5]*[.$D26];1)+CEILING([.$C$5]*[.AK$5];1)-CEILING([.$C$5]*MOD([.$D26]+[.AK$5];[.$C$4]);1);[.$C$3])" office:value-type="float" office:value="0" calcext:value-type="float">
            <text:p>0</text:p>
          </table:table-cell>
          <table:table-cell table:formula="of:=MOD(CEILING([.$C$5]*[.$D26];1)+CEILING([.$C$5]*[.AL$5];1)-CEILING([.$C$5]*MOD([.$D26]+[.AL$5];[.$C$4]);1);[.$C$3])" office:value-type="float" office:value="1" calcext:value-type="float">
            <text:p>1</text:p>
          </table:table-cell>
          <table:table-cell table:formula="of:=MOD(CEILING([.$C$5]*[.$D26];1)+CEILING([.$C$5]*[.AM$5];1)-CEILING([.$C$5]*MOD([.$D26]+[.AM$5];[.$C$4]);1);[.$C$3])" office:value-type="float" office:value="0" calcext:value-type="float">
            <text:p>0</text:p>
          </table:table-cell>
          <table:table-cell table:formula="of:=MOD(CEILING([.$C$5]*[.$D26];1)+CEILING([.$C$5]*[.AN$5];1)-CEILING([.$C$5]*MOD([.$D26]+[.AN$5];[.$C$4]);1);[.$C$3])" office:value-type="float" office:value="0" calcext:value-type="float">
            <text:p>0</text:p>
          </table:table-cell>
          <table:table-cell table:formula="of:=MOD(CEILING([.$C$5]*[.$D26];1)+CEILING([.$C$5]*[.AO$5];1)-CEILING([.$C$5]*MOD([.$D26]+[.AO$5];[.$C$4]);1);[.$C$3])" office:value-type="float" office:value="1" calcext:value-type="float">
            <text:p>1</text:p>
          </table:table-cell>
          <table:table-cell table:formula="of:=MOD(CEILING([.$C$5]*[.$D26];1)+CEILING([.$C$5]*[.AP$5];1)-CEILING([.$C$5]*MOD([.$D26]+[.AP$5];[.$C$4]);1);[.$C$3])" office:value-type="float" office:value="0" calcext:value-type="float">
            <text:p>0</text:p>
          </table:table-cell>
          <table:table-cell table:formula="of:=MOD(CEILING([.$C$5]*[.$D26];1)+CEILING([.$C$5]*[.AQ$5];1)-CEILING([.$C$5]*MOD([.$D26]+[.AQ$5];[.$C$4]);1);[.$C$3])" office:value-type="float" office:value="1" calcext:value-type="float">
            <text:p>1</text:p>
          </table:table-cell>
          <table:table-cell table:formula="of:=MOD(CEILING([.$C$5]*[.$D26];1)+CEILING([.$C$5]*[.AR$5];1)-CEILING([.$C$5]*MOD([.$D2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85" calcext:value-type="float">
            <text:p>25.8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MOD(CEILING([.$C$5]*[.$D27];1)+CEILING([.$C$5]*[.E$5];1)-CEILING([.$C$5]*MOD([.$D27]+[.E$5];[.$C$4]);1);[.$C$3])" office:value-type="float" office:value="0" calcext:value-type="float">
            <text:p>0</text:p>
          </table:table-cell>
          <table:table-cell table:formula="of:=MOD(CEILING([.$C$5]*[.$D27];1)+CEILING([.$C$5]*[.F$5];1)-CEILING([.$C$5]*MOD([.$D27]+[.F$5];[.$C$4]);1);[.$C$3])" office:value-type="float" office:value="0" calcext:value-type="float">
            <text:p>0</text:p>
          </table:table-cell>
          <table:table-cell table:formula="of:=MOD(CEILING([.$C$5]*[.$D27];1)+CEILING([.$C$5]*[.G$5];1)-CEILING([.$C$5]*MOD([.$D27]+[.G$5];[.$C$4]);1);[.$C$3])" office:value-type="float" office:value="0" calcext:value-type="float">
            <text:p>0</text:p>
          </table:table-cell>
          <table:table-cell table:formula="of:=MOD(CEILING([.$C$5]*[.$D27];1)+CEILING([.$C$5]*[.H$5];1)-CEILING([.$C$5]*MOD([.$D27]+[.H$5];[.$C$4]);1);[.$C$3])" office:value-type="float" office:value="0" calcext:value-type="float">
            <text:p>0</text:p>
          </table:table-cell>
          <table:table-cell table:formula="of:=MOD(CEILING([.$C$5]*[.$D27];1)+CEILING([.$C$5]*[.I$5];1)-CEILING([.$C$5]*MOD([.$D27]+[.I$5];[.$C$4]);1);[.$C$3])" office:value-type="float" office:value="0" calcext:value-type="float">
            <text:p>0</text:p>
          </table:table-cell>
          <table:table-cell table:formula="of:=MOD(CEILING([.$C$5]*[.$D27];1)+CEILING([.$C$5]*[.J$5];1)-CEILING([.$C$5]*MOD([.$D27]+[.J$5];[.$C$4]);1);[.$C$3])" office:value-type="float" office:value="0" calcext:value-type="float">
            <text:p>0</text:p>
          </table:table-cell>
          <table:table-cell table:formula="of:=MOD(CEILING([.$C$5]*[.$D27];1)+CEILING([.$C$5]*[.K$5];1)-CEILING([.$C$5]*MOD([.$D27]+[.K$5];[.$C$4]);1);[.$C$3])" office:value-type="float" office:value="0" calcext:value-type="float">
            <text:p>0</text:p>
          </table:table-cell>
          <table:table-cell table:formula="of:=MOD(CEILING([.$C$5]*[.$D27];1)+CEILING([.$C$5]*[.L$5];1)-CEILING([.$C$5]*MOD([.$D27]+[.L$5];[.$C$4]);1);[.$C$3])" office:value-type="float" office:value="0" calcext:value-type="float">
            <text:p>0</text:p>
          </table:table-cell>
          <table:table-cell table:formula="of:=MOD(CEILING([.$C$5]*[.$D27];1)+CEILING([.$C$5]*[.M$5];1)-CEILING([.$C$5]*MOD([.$D27]+[.M$5];[.$C$4]);1);[.$C$3])" office:value-type="float" office:value="0" calcext:value-type="float">
            <text:p>0</text:p>
          </table:table-cell>
          <table:table-cell table:formula="of:=MOD(CEILING([.$C$5]*[.$D27];1)+CEILING([.$C$5]*[.N$5];1)-CEILING([.$C$5]*MOD([.$D27]+[.N$5];[.$C$4]);1);[.$C$3])" office:value-type="float" office:value="0" calcext:value-type="float">
            <text:p>0</text:p>
          </table:table-cell>
          <table:table-cell table:formula="of:=MOD(CEILING([.$C$5]*[.$D27];1)+CEILING([.$C$5]*[.O$5];1)-CEILING([.$C$5]*MOD([.$D27]+[.O$5];[.$C$4]);1);[.$C$3])" office:value-type="float" office:value="0" calcext:value-type="float">
            <text:p>0</text:p>
          </table:table-cell>
          <table:table-cell table:formula="of:=MOD(CEILING([.$C$5]*[.$D27];1)+CEILING([.$C$5]*[.P$5];1)-CEILING([.$C$5]*MOD([.$D27]+[.P$5];[.$C$4]);1);[.$C$3])" office:value-type="float" office:value="0" calcext:value-type="float">
            <text:p>0</text:p>
          </table:table-cell>
          <table:table-cell table:formula="of:=MOD(CEILING([.$C$5]*[.$D27];1)+CEILING([.$C$5]*[.Q$5];1)-CEILING([.$C$5]*MOD([.$D27]+[.Q$5];[.$C$4]);1);[.$C$3])" office:value-type="float" office:value="0" calcext:value-type="float">
            <text:p>0</text:p>
          </table:table-cell>
          <table:table-cell table:formula="of:=MOD(CEILING([.$C$5]*[.$D27];1)+CEILING([.$C$5]*[.R$5];1)-CEILING([.$C$5]*MOD([.$D27]+[.R$5];[.$C$4]);1);[.$C$3])" office:value-type="float" office:value="0" calcext:value-type="float">
            <text:p>0</text:p>
          </table:table-cell>
          <table:table-cell table:formula="of:=MOD(CEILING([.$C$5]*[.$D27];1)+CEILING([.$C$5]*[.S$5];1)-CEILING([.$C$5]*MOD([.$D27]+[.S$5];[.$C$4]);1);[.$C$3])" office:value-type="float" office:value="0" calcext:value-type="float">
            <text:p>0</text:p>
          </table:table-cell>
          <table:table-cell table:formula="of:=MOD(CEILING([.$C$5]*[.$D27];1)+CEILING([.$C$5]*[.T$5];1)-CEILING([.$C$5]*MOD([.$D27]+[.T$5];[.$C$4]);1);[.$C$3])" office:value-type="float" office:value="0" calcext:value-type="float">
            <text:p>0</text:p>
          </table:table-cell>
          <table:table-cell table:formula="of:=MOD(CEILING([.$C$5]*[.$D27];1)+CEILING([.$C$5]*[.U$5];1)-CEILING([.$C$5]*MOD([.$D27]+[.U$5];[.$C$4]);1);[.$C$3])" office:value-type="float" office:value="0" calcext:value-type="float">
            <text:p>0</text:p>
          </table:table-cell>
          <table:table-cell table:formula="of:=MOD(CEILING([.$C$5]*[.$D27];1)+CEILING([.$C$5]*[.V$5];1)-CEILING([.$C$5]*MOD([.$D27]+[.V$5];[.$C$4]);1);[.$C$3])" office:value-type="float" office:value="0" calcext:value-type="float">
            <text:p>0</text:p>
          </table:table-cell>
          <table:table-cell table:formula="of:=MOD(CEILING([.$C$5]*[.$D27];1)+CEILING([.$C$5]*[.W$5];1)-CEILING([.$C$5]*MOD([.$D27]+[.W$5];[.$C$4]);1);[.$C$3])" office:value-type="float" office:value="0" calcext:value-type="float">
            <text:p>0</text:p>
          </table:table-cell>
          <table:table-cell table:formula="of:=MOD(CEILING([.$C$5]*[.$D27];1)+CEILING([.$C$5]*[.X$5];1)-CEILING([.$C$5]*MOD([.$D27]+[.X$5];[.$C$4]);1);[.$C$3])" office:value-type="float" office:value="0" calcext:value-type="float">
            <text:p>0</text:p>
          </table:table-cell>
          <table:table-cell table:formula="of:=MOD(CEILING([.$C$5]*[.$D27];1)+CEILING([.$C$5]*[.Y$5];1)-CEILING([.$C$5]*MOD([.$D27]+[.Y$5];[.$C$4]);1);[.$C$3])" office:value-type="float" office:value="0" calcext:value-type="float">
            <text:p>0</text:p>
          </table:table-cell>
          <table:table-cell table:formula="of:=MOD(CEILING([.$C$5]*[.$D27];1)+CEILING([.$C$5]*[.Z$5];1)-CEILING([.$C$5]*MOD([.$D27]+[.Z$5];[.$C$4]);1);[.$C$3])" office:value-type="float" office:value="0" calcext:value-type="float">
            <text:p>0</text:p>
          </table:table-cell>
          <table:table-cell table:formula="of:=MOD(CEILING([.$C$5]*[.$D27];1)+CEILING([.$C$5]*[.AA$5];1)-CEILING([.$C$5]*MOD([.$D27]+[.AA$5];[.$C$4]);1);[.$C$3])" office:value-type="float" office:value="0" calcext:value-type="float">
            <text:p>0</text:p>
          </table:table-cell>
          <table:table-cell table:formula="of:=MOD(CEILING([.$C$5]*[.$D27];1)+CEILING([.$C$5]*[.AB$5];1)-CEILING([.$C$5]*MOD([.$D27]+[.AB$5];[.$C$4]);1);[.$C$3])" office:value-type="float" office:value="0" calcext:value-type="float">
            <text:p>0</text:p>
          </table:table-cell>
          <table:table-cell table:formula="of:=MOD(CEILING([.$C$5]*[.$D27];1)+CEILING([.$C$5]*[.AC$5];1)-CEILING([.$C$5]*MOD([.$D27]+[.AC$5];[.$C$4]);1);[.$C$3])" office:value-type="float" office:value="0" calcext:value-type="float">
            <text:p>0</text:p>
          </table:table-cell>
          <table:table-cell table:formula="of:=MOD(CEILING([.$C$5]*[.$D27];1)+CEILING([.$C$5]*[.AD$5];1)-CEILING([.$C$5]*MOD([.$D27]+[.AD$5];[.$C$4]);1);[.$C$3])" office:value-type="float" office:value="0" calcext:value-type="float">
            <text:p>0</text:p>
          </table:table-cell>
          <table:table-cell table:formula="of:=MOD(CEILING([.$C$5]*[.$D27];1)+CEILING([.$C$5]*[.AE$5];1)-CEILING([.$C$5]*MOD([.$D27]+[.AE$5];[.$C$4]);1);[.$C$3])" office:value-type="float" office:value="0" calcext:value-type="float">
            <text:p>0</text:p>
          </table:table-cell>
          <table:table-cell table:formula="of:=MOD(CEILING([.$C$5]*[.$D27];1)+CEILING([.$C$5]*[.AF$5];1)-CEILING([.$C$5]*MOD([.$D27]+[.AF$5];[.$C$4]);1);[.$C$3])" office:value-type="float" office:value="0" calcext:value-type="float">
            <text:p>0</text:p>
          </table:table-cell>
          <table:table-cell table:formula="of:=MOD(CEILING([.$C$5]*[.$D27];1)+CEILING([.$C$5]*[.AG$5];1)-CEILING([.$C$5]*MOD([.$D27]+[.AG$5];[.$C$4]);1);[.$C$3])" office:value-type="float" office:value="0" calcext:value-type="float">
            <text:p>0</text:p>
          </table:table-cell>
          <table:table-cell table:formula="of:=MOD(CEILING([.$C$5]*[.$D27];1)+CEILING([.$C$5]*[.AH$5];1)-CEILING([.$C$5]*MOD([.$D27]+[.AH$5];[.$C$4]);1);[.$C$3])" office:value-type="float" office:value="0" calcext:value-type="float">
            <text:p>0</text:p>
          </table:table-cell>
          <table:table-cell table:formula="of:=MOD(CEILING([.$C$5]*[.$D27];1)+CEILING([.$C$5]*[.AI$5];1)-CEILING([.$C$5]*MOD([.$D27]+[.AI$5];[.$C$4]);1);[.$C$3])" office:value-type="float" office:value="0" calcext:value-type="float">
            <text:p>0</text:p>
          </table:table-cell>
          <table:table-cell table:formula="of:=MOD(CEILING([.$C$5]*[.$D27];1)+CEILING([.$C$5]*[.AJ$5];1)-CEILING([.$C$5]*MOD([.$D27]+[.AJ$5];[.$C$4]);1);[.$C$3])" office:value-type="float" office:value="0" calcext:value-type="float">
            <text:p>0</text:p>
          </table:table-cell>
          <table:table-cell table:formula="of:=MOD(CEILING([.$C$5]*[.$D27];1)+CEILING([.$C$5]*[.AK$5];1)-CEILING([.$C$5]*MOD([.$D27]+[.AK$5];[.$C$4]);1);[.$C$3])" office:value-type="float" office:value="0" calcext:value-type="float">
            <text:p>0</text:p>
          </table:table-cell>
          <table:table-cell table:formula="of:=MOD(CEILING([.$C$5]*[.$D27];1)+CEILING([.$C$5]*[.AL$5];1)-CEILING([.$C$5]*MOD([.$D27]+[.AL$5];[.$C$4]);1);[.$C$3])" office:value-type="float" office:value="0" calcext:value-type="float">
            <text:p>0</text:p>
          </table:table-cell>
          <table:table-cell table:formula="of:=MOD(CEILING([.$C$5]*[.$D27];1)+CEILING([.$C$5]*[.AM$5];1)-CEILING([.$C$5]*MOD([.$D27]+[.AM$5];[.$C$4]);1);[.$C$3])" office:value-type="float" office:value="0" calcext:value-type="float">
            <text:p>0</text:p>
          </table:table-cell>
          <table:table-cell table:formula="of:=MOD(CEILING([.$C$5]*[.$D27];1)+CEILING([.$C$5]*[.AN$5];1)-CEILING([.$C$5]*MOD([.$D27]+[.AN$5];[.$C$4]);1);[.$C$3])" office:value-type="float" office:value="0" calcext:value-type="float">
            <text:p>0</text:p>
          </table:table-cell>
          <table:table-cell table:formula="of:=MOD(CEILING([.$C$5]*[.$D27];1)+CEILING([.$C$5]*[.AO$5];1)-CEILING([.$C$5]*MOD([.$D27]+[.AO$5];[.$C$4]);1);[.$C$3])" office:value-type="float" office:value="0" calcext:value-type="float">
            <text:p>0</text:p>
          </table:table-cell>
          <table:table-cell table:formula="of:=MOD(CEILING([.$C$5]*[.$D27];1)+CEILING([.$C$5]*[.AP$5];1)-CEILING([.$C$5]*MOD([.$D27]+[.AP$5];[.$C$4]);1);[.$C$3])" office:value-type="float" office:value="0" calcext:value-type="float">
            <text:p>0</text:p>
          </table:table-cell>
          <table:table-cell table:formula="of:=MOD(CEILING([.$C$5]*[.$D27];1)+CEILING([.$C$5]*[.AQ$5];1)-CEILING([.$C$5]*MOD([.$D27]+[.AQ$5];[.$C$4]);1);[.$C$3])" office:value-type="float" office:value="0" calcext:value-type="float">
            <text:p>0</text:p>
          </table:table-cell>
          <table:table-cell table:formula="of:=MOD(CEILING([.$C$5]*[.$D27];1)+CEILING([.$C$5]*[.AR$5];1)-CEILING([.$C$5]*MOD([.$D2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9" calcext:value-type="float">
            <text:p>25.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MOD(CEILING([.$C$5]*[.$D28];1)+CEILING([.$C$5]*[.E$5];1)-CEILING([.$C$5]*MOD([.$D28]+[.E$5];[.$C$4]);1);[.$C$3])" office:value-type="float" office:value="0" calcext:value-type="float">
            <text:p>0</text:p>
          </table:table-cell>
          <table:table-cell table:formula="of:=MOD(CEILING([.$C$5]*[.$D28];1)+CEILING([.$C$5]*[.F$5];1)-CEILING([.$C$5]*MOD([.$D28]+[.F$5];[.$C$4]);1);[.$C$3])" office:value-type="float" office:value="1" calcext:value-type="float">
            <text:p>1</text:p>
          </table:table-cell>
          <table:table-cell table:formula="of:=MOD(CEILING([.$C$5]*[.$D28];1)+CEILING([.$C$5]*[.G$5];1)-CEILING([.$C$5]*MOD([.$D28]+[.G$5];[.$C$4]);1);[.$C$3])" office:value-type="float" office:value="0" calcext:value-type="float">
            <text:p>0</text:p>
          </table:table-cell>
          <table:table-cell table:formula="of:=MOD(CEILING([.$C$5]*[.$D28];1)+CEILING([.$C$5]*[.H$5];1)-CEILING([.$C$5]*MOD([.$D28]+[.H$5];[.$C$4]);1);[.$C$3])" office:value-type="float" office:value="1" calcext:value-type="float">
            <text:p>1</text:p>
          </table:table-cell>
          <table:table-cell table:formula="of:=MOD(CEILING([.$C$5]*[.$D28];1)+CEILING([.$C$5]*[.I$5];1)-CEILING([.$C$5]*MOD([.$D28]+[.I$5];[.$C$4]);1);[.$C$3])" office:value-type="float" office:value="0" calcext:value-type="float">
            <text:p>0</text:p>
          </table:table-cell>
          <table:table-cell table:formula="of:=MOD(CEILING([.$C$5]*[.$D28];1)+CEILING([.$C$5]*[.J$5];1)-CEILING([.$C$5]*MOD([.$D28]+[.J$5];[.$C$4]);1);[.$C$3])" office:value-type="float" office:value="1" calcext:value-type="float">
            <text:p>1</text:p>
          </table:table-cell>
          <table:table-cell table:formula="of:=MOD(CEILING([.$C$5]*[.$D28];1)+CEILING([.$C$5]*[.K$5];1)-CEILING([.$C$5]*MOD([.$D28]+[.K$5];[.$C$4]);1);[.$C$3])" office:value-type="float" office:value="1" calcext:value-type="float">
            <text:p>1</text:p>
          </table:table-cell>
          <table:table-cell table:formula="of:=MOD(CEILING([.$C$5]*[.$D28];1)+CEILING([.$C$5]*[.L$5];1)-CEILING([.$C$5]*MOD([.$D28]+[.L$5];[.$C$4]);1);[.$C$3])" office:value-type="float" office:value="0" calcext:value-type="float">
            <text:p>0</text:p>
          </table:table-cell>
          <table:table-cell table:formula="of:=MOD(CEILING([.$C$5]*[.$D28];1)+CEILING([.$C$5]*[.M$5];1)-CEILING([.$C$5]*MOD([.$D28]+[.M$5];[.$C$4]);1);[.$C$3])" office:value-type="float" office:value="1" calcext:value-type="float">
            <text:p>1</text:p>
          </table:table-cell>
          <table:table-cell table:formula="of:=MOD(CEILING([.$C$5]*[.$D28];1)+CEILING([.$C$5]*[.N$5];1)-CEILING([.$C$5]*MOD([.$D28]+[.N$5];[.$C$4]);1);[.$C$3])" office:value-type="float" office:value="0" calcext:value-type="float">
            <text:p>0</text:p>
          </table:table-cell>
          <table:table-cell table:formula="of:=MOD(CEILING([.$C$5]*[.$D28];1)+CEILING([.$C$5]*[.O$5];1)-CEILING([.$C$5]*MOD([.$D28]+[.O$5];[.$C$4]);1);[.$C$3])" office:value-type="float" office:value="1" calcext:value-type="float">
            <text:p>1</text:p>
          </table:table-cell>
          <table:table-cell table:formula="of:=MOD(CEILING([.$C$5]*[.$D28];1)+CEILING([.$C$5]*[.P$5];1)-CEILING([.$C$5]*MOD([.$D28]+[.P$5];[.$C$4]);1);[.$C$3])" office:value-type="float" office:value="0" calcext:value-type="float">
            <text:p>0</text:p>
          </table:table-cell>
          <table:table-cell table:formula="of:=MOD(CEILING([.$C$5]*[.$D28];1)+CEILING([.$C$5]*[.Q$5];1)-CEILING([.$C$5]*MOD([.$D28]+[.Q$5];[.$C$4]);1);[.$C$3])" office:value-type="float" office:value="1" calcext:value-type="float">
            <text:p>1</text:p>
          </table:table-cell>
          <table:table-cell table:formula="of:=MOD(CEILING([.$C$5]*[.$D28];1)+CEILING([.$C$5]*[.R$5];1)-CEILING([.$C$5]*MOD([.$D28]+[.R$5];[.$C$4]);1);[.$C$3])" office:value-type="float" office:value="1" calcext:value-type="float">
            <text:p>1</text:p>
          </table:table-cell>
          <table:table-cell table:formula="of:=MOD(CEILING([.$C$5]*[.$D28];1)+CEILING([.$C$5]*[.S$5];1)-CEILING([.$C$5]*MOD([.$D28]+[.S$5];[.$C$4]);1);[.$C$3])" office:value-type="float" office:value="0" calcext:value-type="float">
            <text:p>0</text:p>
          </table:table-cell>
          <table:table-cell table:formula="of:=MOD(CEILING([.$C$5]*[.$D28];1)+CEILING([.$C$5]*[.T$5];1)-CEILING([.$C$5]*MOD([.$D28]+[.T$5];[.$C$4]);1);[.$C$3])" office:value-type="float" office:value="1" calcext:value-type="float">
            <text:p>1</text:p>
          </table:table-cell>
          <table:table-cell table:formula="of:=MOD(CEILING([.$C$5]*[.$D28];1)+CEILING([.$C$5]*[.U$5];1)-CEILING([.$C$5]*MOD([.$D28]+[.U$5];[.$C$4]);1);[.$C$3])" office:value-type="float" office:value="0" calcext:value-type="float">
            <text:p>0</text:p>
          </table:table-cell>
          <table:table-cell table:formula="of:=MOD(CEILING([.$C$5]*[.$D28];1)+CEILING([.$C$5]*[.V$5];1)-CEILING([.$C$5]*MOD([.$D28]+[.V$5];[.$C$4]);1);[.$C$3])" office:value-type="float" office:value="1" calcext:value-type="float">
            <text:p>1</text:p>
          </table:table-cell>
          <table:table-cell table:formula="of:=MOD(CEILING([.$C$5]*[.$D28];1)+CEILING([.$C$5]*[.W$5];1)-CEILING([.$C$5]*MOD([.$D28]+[.W$5];[.$C$4]);1);[.$C$3])" office:value-type="float" office:value="0" calcext:value-type="float">
            <text:p>0</text:p>
          </table:table-cell>
          <table:table-cell table:formula="of:=MOD(CEILING([.$C$5]*[.$D28];1)+CEILING([.$C$5]*[.X$5];1)-CEILING([.$C$5]*MOD([.$D28]+[.X$5];[.$C$4]);1);[.$C$3])" office:value-type="float" office:value="1" calcext:value-type="float">
            <text:p>1</text:p>
          </table:table-cell>
          <table:table-cell table:formula="of:=MOD(CEILING([.$C$5]*[.$D28];1)+CEILING([.$C$5]*[.Y$5];1)-CEILING([.$C$5]*MOD([.$D28]+[.Y$5];[.$C$4]);1);[.$C$3])" office:value-type="float" office:value="1" calcext:value-type="float">
            <text:p>1</text:p>
          </table:table-cell>
          <table:table-cell table:formula="of:=MOD(CEILING([.$C$5]*[.$D28];1)+CEILING([.$C$5]*[.Z$5];1)-CEILING([.$C$5]*MOD([.$D28]+[.Z$5];[.$C$4]);1);[.$C$3])" office:value-type="float" office:value="0" calcext:value-type="float">
            <text:p>0</text:p>
          </table:table-cell>
          <table:table-cell table:formula="of:=MOD(CEILING([.$C$5]*[.$D28];1)+CEILING([.$C$5]*[.AA$5];1)-CEILING([.$C$5]*MOD([.$D28]+[.AA$5];[.$C$4]);1);[.$C$3])" office:value-type="float" office:value="1" calcext:value-type="float">
            <text:p>1</text:p>
          </table:table-cell>
          <table:table-cell table:formula="of:=MOD(CEILING([.$C$5]*[.$D28];1)+CEILING([.$C$5]*[.AB$5];1)-CEILING([.$C$5]*MOD([.$D28]+[.AB$5];[.$C$4]);1);[.$C$3])" office:value-type="float" office:value="0" calcext:value-type="float">
            <text:p>0</text:p>
          </table:table-cell>
          <table:table-cell table:formula="of:=MOD(CEILING([.$C$5]*[.$D28];1)+CEILING([.$C$5]*[.AC$5];1)-CEILING([.$C$5]*MOD([.$D28]+[.AC$5];[.$C$4]);1);[.$C$3])" office:value-type="float" office:value="1" calcext:value-type="float">
            <text:p>1</text:p>
          </table:table-cell>
          <table:table-cell table:formula="of:=MOD(CEILING([.$C$5]*[.$D28];1)+CEILING([.$C$5]*[.AD$5];1)-CEILING([.$C$5]*MOD([.$D28]+[.AD$5];[.$C$4]);1);[.$C$3])" office:value-type="float" office:value="0" calcext:value-type="float">
            <text:p>0</text:p>
          </table:table-cell>
          <table:table-cell table:formula="of:=MOD(CEILING([.$C$5]*[.$D28];1)+CEILING([.$C$5]*[.AE$5];1)-CEILING([.$C$5]*MOD([.$D28]+[.AE$5];[.$C$4]);1);[.$C$3])" office:value-type="float" office:value="1" calcext:value-type="float">
            <text:p>1</text:p>
          </table:table-cell>
          <table:table-cell table:formula="of:=MOD(CEILING([.$C$5]*[.$D28];1)+CEILING([.$C$5]*[.AF$5];1)-CEILING([.$C$5]*MOD([.$D28]+[.AF$5];[.$C$4]);1);[.$C$3])" office:value-type="float" office:value="1" calcext:value-type="float">
            <text:p>1</text:p>
          </table:table-cell>
          <table:table-cell table:formula="of:=MOD(CEILING([.$C$5]*[.$D28];1)+CEILING([.$C$5]*[.AG$5];1)-CEILING([.$C$5]*MOD([.$D28]+[.AG$5];[.$C$4]);1);[.$C$3])" office:value-type="float" office:value="0" calcext:value-type="float">
            <text:p>0</text:p>
          </table:table-cell>
          <table:table-cell table:formula="of:=MOD(CEILING([.$C$5]*[.$D28];1)+CEILING([.$C$5]*[.AH$5];1)-CEILING([.$C$5]*MOD([.$D28]+[.AH$5];[.$C$4]);1);[.$C$3])" office:value-type="float" office:value="1" calcext:value-type="float">
            <text:p>1</text:p>
          </table:table-cell>
          <table:table-cell table:formula="of:=MOD(CEILING([.$C$5]*[.$D28];1)+CEILING([.$C$5]*[.AI$5];1)-CEILING([.$C$5]*MOD([.$D28]+[.AI$5];[.$C$4]);1);[.$C$3])" office:value-type="float" office:value="0" calcext:value-type="float">
            <text:p>0</text:p>
          </table:table-cell>
          <table:table-cell table:formula="of:=MOD(CEILING([.$C$5]*[.$D28];1)+CEILING([.$C$5]*[.AJ$5];1)-CEILING([.$C$5]*MOD([.$D28]+[.AJ$5];[.$C$4]);1);[.$C$3])" office:value-type="float" office:value="1" calcext:value-type="float">
            <text:p>1</text:p>
          </table:table-cell>
          <table:table-cell table:formula="of:=MOD(CEILING([.$C$5]*[.$D28];1)+CEILING([.$C$5]*[.AK$5];1)-CEILING([.$C$5]*MOD([.$D28]+[.AK$5];[.$C$4]);1);[.$C$3])" office:value-type="float" office:value="0" calcext:value-type="float">
            <text:p>0</text:p>
          </table:table-cell>
          <table:table-cell table:formula="of:=MOD(CEILING([.$C$5]*[.$D28];1)+CEILING([.$C$5]*[.AL$5];1)-CEILING([.$C$5]*MOD([.$D28]+[.AL$5];[.$C$4]);1);[.$C$3])" office:value-type="float" office:value="1" calcext:value-type="float">
            <text:p>1</text:p>
          </table:table-cell>
          <table:table-cell table:formula="of:=MOD(CEILING([.$C$5]*[.$D28];1)+CEILING([.$C$5]*[.AM$5];1)-CEILING([.$C$5]*MOD([.$D28]+[.AM$5];[.$C$4]);1);[.$C$3])" office:value-type="float" office:value="1" calcext:value-type="float">
            <text:p>1</text:p>
          </table:table-cell>
          <table:table-cell table:formula="of:=MOD(CEILING([.$C$5]*[.$D28];1)+CEILING([.$C$5]*[.AN$5];1)-CEILING([.$C$5]*MOD([.$D28]+[.AN$5];[.$C$4]);1);[.$C$3])" office:value-type="float" office:value="0" calcext:value-type="float">
            <text:p>0</text:p>
          </table:table-cell>
          <table:table-cell table:formula="of:=MOD(CEILING([.$C$5]*[.$D28];1)+CEILING([.$C$5]*[.AO$5];1)-CEILING([.$C$5]*MOD([.$D28]+[.AO$5];[.$C$4]);1);[.$C$3])" office:value-type="float" office:value="1" calcext:value-type="float">
            <text:p>1</text:p>
          </table:table-cell>
          <table:table-cell table:formula="of:=MOD(CEILING([.$C$5]*[.$D28];1)+CEILING([.$C$5]*[.AP$5];1)-CEILING([.$C$5]*MOD([.$D28]+[.AP$5];[.$C$4]);1);[.$C$3])" office:value-type="float" office:value="0" calcext:value-type="float">
            <text:p>0</text:p>
          </table:table-cell>
          <table:table-cell table:formula="of:=MOD(CEILING([.$C$5]*[.$D28];1)+CEILING([.$C$5]*[.AQ$5];1)-CEILING([.$C$5]*MOD([.$D28]+[.AQ$5];[.$C$4]);1);[.$C$3])" office:value-type="float" office:value="1" calcext:value-type="float">
            <text:p>1</text:p>
          </table:table-cell>
          <table:table-cell table:formula="of:=MOD(CEILING([.$C$5]*[.$D28];1)+CEILING([.$C$5]*[.AR$5];1)-CEILING([.$C$5]*MOD([.$D2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95" calcext:value-type="float">
            <text:p>25.9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MOD(CEILING([.$C$5]*[.$D29];1)+CEILING([.$C$5]*[.E$5];1)-CEILING([.$C$5]*MOD([.$D29]+[.E$5];[.$C$4]);1);[.$C$3])" office:value-type="float" office:value="0" calcext:value-type="float">
            <text:p>0</text:p>
          </table:table-cell>
          <table:table-cell table:formula="of:=MOD(CEILING([.$C$5]*[.$D29];1)+CEILING([.$C$5]*[.F$5];1)-CEILING([.$C$5]*MOD([.$D29]+[.F$5];[.$C$4]);1);[.$C$3])" office:value-type="float" office:value="0" calcext:value-type="float">
            <text:p>0</text:p>
          </table:table-cell>
          <table:table-cell table:formula="of:=MOD(CEILING([.$C$5]*[.$D29];1)+CEILING([.$C$5]*[.G$5];1)-CEILING([.$C$5]*MOD([.$D29]+[.G$5];[.$C$4]);1);[.$C$3])" office:value-type="float" office:value="0" calcext:value-type="float">
            <text:p>0</text:p>
          </table:table-cell>
          <table:table-cell table:formula="of:=MOD(CEILING([.$C$5]*[.$D29];1)+CEILING([.$C$5]*[.H$5];1)-CEILING([.$C$5]*MOD([.$D29]+[.H$5];[.$C$4]);1);[.$C$3])" office:value-type="float" office:value="0" calcext:value-type="float">
            <text:p>0</text:p>
          </table:table-cell>
          <table:table-cell table:formula="of:=MOD(CEILING([.$C$5]*[.$D29];1)+CEILING([.$C$5]*[.I$5];1)-CEILING([.$C$5]*MOD([.$D29]+[.I$5];[.$C$4]);1);[.$C$3])" office:value-type="float" office:value="0" calcext:value-type="float">
            <text:p>0</text:p>
          </table:table-cell>
          <table:table-cell table:formula="of:=MOD(CEILING([.$C$5]*[.$D29];1)+CEILING([.$C$5]*[.J$5];1)-CEILING([.$C$5]*MOD([.$D29]+[.J$5];[.$C$4]);1);[.$C$3])" office:value-type="float" office:value="1" calcext:value-type="float">
            <text:p>1</text:p>
          </table:table-cell>
          <table:table-cell table:formula="of:=MOD(CEILING([.$C$5]*[.$D29];1)+CEILING([.$C$5]*[.K$5];1)-CEILING([.$C$5]*MOD([.$D29]+[.K$5];[.$C$4]);1);[.$C$3])" office:value-type="float" office:value="0" calcext:value-type="float">
            <text:p>0</text:p>
          </table:table-cell>
          <table:table-cell table:formula="of:=MOD(CEILING([.$C$5]*[.$D29];1)+CEILING([.$C$5]*[.L$5];1)-CEILING([.$C$5]*MOD([.$D29]+[.L$5];[.$C$4]);1);[.$C$3])" office:value-type="float" office:value="0" calcext:value-type="float">
            <text:p>0</text:p>
          </table:table-cell>
          <table:table-cell table:formula="of:=MOD(CEILING([.$C$5]*[.$D29];1)+CEILING([.$C$5]*[.M$5];1)-CEILING([.$C$5]*MOD([.$D29]+[.M$5];[.$C$4]);1);[.$C$3])" office:value-type="float" office:value="0" calcext:value-type="float">
            <text:p>0</text:p>
          </table:table-cell>
          <table:table-cell table:formula="of:=MOD(CEILING([.$C$5]*[.$D29];1)+CEILING([.$C$5]*[.N$5];1)-CEILING([.$C$5]*MOD([.$D29]+[.N$5];[.$C$4]);1);[.$C$3])" office:value-type="float" office:value="0" calcext:value-type="float">
            <text:p>0</text:p>
          </table:table-cell>
          <table:table-cell table:formula="of:=MOD(CEILING([.$C$5]*[.$D29];1)+CEILING([.$C$5]*[.O$5];1)-CEILING([.$C$5]*MOD([.$D29]+[.O$5];[.$C$4]);1);[.$C$3])" office:value-type="float" office:value="0" calcext:value-type="float">
            <text:p>0</text:p>
          </table:table-cell>
          <table:table-cell table:formula="of:=MOD(CEILING([.$C$5]*[.$D29];1)+CEILING([.$C$5]*[.P$5];1)-CEILING([.$C$5]*MOD([.$D29]+[.P$5];[.$C$4]);1);[.$C$3])" office:value-type="float" office:value="0" calcext:value-type="float">
            <text:p>0</text:p>
          </table:table-cell>
          <table:table-cell table:formula="of:=MOD(CEILING([.$C$5]*[.$D29];1)+CEILING([.$C$5]*[.Q$5];1)-CEILING([.$C$5]*MOD([.$D29]+[.Q$5];[.$C$4]);1);[.$C$3])" office:value-type="float" office:value="1" calcext:value-type="float">
            <text:p>1</text:p>
          </table:table-cell>
          <table:table-cell table:formula="of:=MOD(CEILING([.$C$5]*[.$D29];1)+CEILING([.$C$5]*[.R$5];1)-CEILING([.$C$5]*MOD([.$D29]+[.R$5];[.$C$4]);1);[.$C$3])" office:value-type="float" office:value="0" calcext:value-type="float">
            <text:p>0</text:p>
          </table:table-cell>
          <table:table-cell table:formula="of:=MOD(CEILING([.$C$5]*[.$D29];1)+CEILING([.$C$5]*[.S$5];1)-CEILING([.$C$5]*MOD([.$D29]+[.S$5];[.$C$4]);1);[.$C$3])" office:value-type="float" office:value="0" calcext:value-type="float">
            <text:p>0</text:p>
          </table:table-cell>
          <table:table-cell table:formula="of:=MOD(CEILING([.$C$5]*[.$D29];1)+CEILING([.$C$5]*[.T$5];1)-CEILING([.$C$5]*MOD([.$D29]+[.T$5];[.$C$4]);1);[.$C$3])" office:value-type="float" office:value="0" calcext:value-type="float">
            <text:p>0</text:p>
          </table:table-cell>
          <table:table-cell table:formula="of:=MOD(CEILING([.$C$5]*[.$D29];1)+CEILING([.$C$5]*[.U$5];1)-CEILING([.$C$5]*MOD([.$D29]+[.U$5];[.$C$4]);1);[.$C$3])" office:value-type="float" office:value="0" calcext:value-type="float">
            <text:p>0</text:p>
          </table:table-cell>
          <table:table-cell table:formula="of:=MOD(CEILING([.$C$5]*[.$D29];1)+CEILING([.$C$5]*[.V$5];1)-CEILING([.$C$5]*MOD([.$D29]+[.V$5];[.$C$4]);1);[.$C$3])" office:value-type="float" office:value="0" calcext:value-type="float">
            <text:p>0</text:p>
          </table:table-cell>
          <table:table-cell table:formula="of:=MOD(CEILING([.$C$5]*[.$D29];1)+CEILING([.$C$5]*[.W$5];1)-CEILING([.$C$5]*MOD([.$D29]+[.W$5];[.$C$4]);1);[.$C$3])" office:value-type="float" office:value="0" calcext:value-type="float">
            <text:p>0</text:p>
          </table:table-cell>
          <table:table-cell table:formula="of:=MOD(CEILING([.$C$5]*[.$D29];1)+CEILING([.$C$5]*[.X$5];1)-CEILING([.$C$5]*MOD([.$D29]+[.X$5];[.$C$4]);1);[.$C$3])" office:value-type="float" office:value="1" calcext:value-type="float">
            <text:p>1</text:p>
          </table:table-cell>
          <table:table-cell table:formula="of:=MOD(CEILING([.$C$5]*[.$D29];1)+CEILING([.$C$5]*[.Y$5];1)-CEILING([.$C$5]*MOD([.$D29]+[.Y$5];[.$C$4]);1);[.$C$3])" office:value-type="float" office:value="0" calcext:value-type="float">
            <text:p>0</text:p>
          </table:table-cell>
          <table:table-cell table:formula="of:=MOD(CEILING([.$C$5]*[.$D29];1)+CEILING([.$C$5]*[.Z$5];1)-CEILING([.$C$5]*MOD([.$D29]+[.Z$5];[.$C$4]);1);[.$C$3])" office:value-type="float" office:value="0" calcext:value-type="float">
            <text:p>0</text:p>
          </table:table-cell>
          <table:table-cell table:formula="of:=MOD(CEILING([.$C$5]*[.$D29];1)+CEILING([.$C$5]*[.AA$5];1)-CEILING([.$C$5]*MOD([.$D29]+[.AA$5];[.$C$4]);1);[.$C$3])" office:value-type="float" office:value="0" calcext:value-type="float">
            <text:p>0</text:p>
          </table:table-cell>
          <table:table-cell table:formula="of:=MOD(CEILING([.$C$5]*[.$D29];1)+CEILING([.$C$5]*[.AB$5];1)-CEILING([.$C$5]*MOD([.$D29]+[.AB$5];[.$C$4]);1);[.$C$3])" office:value-type="float" office:value="0" calcext:value-type="float">
            <text:p>0</text:p>
          </table:table-cell>
          <table:table-cell table:formula="of:=MOD(CEILING([.$C$5]*[.$D29];1)+CEILING([.$C$5]*[.AC$5];1)-CEILING([.$C$5]*MOD([.$D29]+[.AC$5];[.$C$4]);1);[.$C$3])" office:value-type="float" office:value="0" calcext:value-type="float">
            <text:p>0</text:p>
          </table:table-cell>
          <table:table-cell table:formula="of:=MOD(CEILING([.$C$5]*[.$D29];1)+CEILING([.$C$5]*[.AD$5];1)-CEILING([.$C$5]*MOD([.$D29]+[.AD$5];[.$C$4]);1);[.$C$3])" office:value-type="float" office:value="0" calcext:value-type="float">
            <text:p>0</text:p>
          </table:table-cell>
          <table:table-cell table:formula="of:=MOD(CEILING([.$C$5]*[.$D29];1)+CEILING([.$C$5]*[.AE$5];1)-CEILING([.$C$5]*MOD([.$D29]+[.AE$5];[.$C$4]);1);[.$C$3])" office:value-type="float" office:value="1" calcext:value-type="float">
            <text:p>1</text:p>
          </table:table-cell>
          <table:table-cell table:formula="of:=MOD(CEILING([.$C$5]*[.$D29];1)+CEILING([.$C$5]*[.AF$5];1)-CEILING([.$C$5]*MOD([.$D29]+[.AF$5];[.$C$4]);1);[.$C$3])" office:value-type="float" office:value="0" calcext:value-type="float">
            <text:p>0</text:p>
          </table:table-cell>
          <table:table-cell table:formula="of:=MOD(CEILING([.$C$5]*[.$D29];1)+CEILING([.$C$5]*[.AG$5];1)-CEILING([.$C$5]*MOD([.$D29]+[.AG$5];[.$C$4]);1);[.$C$3])" office:value-type="float" office:value="0" calcext:value-type="float">
            <text:p>0</text:p>
          </table:table-cell>
          <table:table-cell table:formula="of:=MOD(CEILING([.$C$5]*[.$D29];1)+CEILING([.$C$5]*[.AH$5];1)-CEILING([.$C$5]*MOD([.$D29]+[.AH$5];[.$C$4]);1);[.$C$3])" office:value-type="float" office:value="0" calcext:value-type="float">
            <text:p>0</text:p>
          </table:table-cell>
          <table:table-cell table:formula="of:=MOD(CEILING([.$C$5]*[.$D29];1)+CEILING([.$C$5]*[.AI$5];1)-CEILING([.$C$5]*MOD([.$D29]+[.AI$5];[.$C$4]);1);[.$C$3])" office:value-type="float" office:value="0" calcext:value-type="float">
            <text:p>0</text:p>
          </table:table-cell>
          <table:table-cell table:formula="of:=MOD(CEILING([.$C$5]*[.$D29];1)+CEILING([.$C$5]*[.AJ$5];1)-CEILING([.$C$5]*MOD([.$D29]+[.AJ$5];[.$C$4]);1);[.$C$3])" office:value-type="float" office:value="0" calcext:value-type="float">
            <text:p>0</text:p>
          </table:table-cell>
          <table:table-cell table:formula="of:=MOD(CEILING([.$C$5]*[.$D29];1)+CEILING([.$C$5]*[.AK$5];1)-CEILING([.$C$5]*MOD([.$D29]+[.AK$5];[.$C$4]);1);[.$C$3])" office:value-type="float" office:value="0" calcext:value-type="float">
            <text:p>0</text:p>
          </table:table-cell>
          <table:table-cell table:formula="of:=MOD(CEILING([.$C$5]*[.$D29];1)+CEILING([.$C$5]*[.AL$5];1)-CEILING([.$C$5]*MOD([.$D29]+[.AL$5];[.$C$4]);1);[.$C$3])" office:value-type="float" office:value="1" calcext:value-type="float">
            <text:p>1</text:p>
          </table:table-cell>
          <table:table-cell table:formula="of:=MOD(CEILING([.$C$5]*[.$D29];1)+CEILING([.$C$5]*[.AM$5];1)-CEILING([.$C$5]*MOD([.$D29]+[.AM$5];[.$C$4]);1);[.$C$3])" office:value-type="float" office:value="0" calcext:value-type="float">
            <text:p>0</text:p>
          </table:table-cell>
          <table:table-cell table:formula="of:=MOD(CEILING([.$C$5]*[.$D29];1)+CEILING([.$C$5]*[.AN$5];1)-CEILING([.$C$5]*MOD([.$D29]+[.AN$5];[.$C$4]);1);[.$C$3])" office:value-type="float" office:value="0" calcext:value-type="float">
            <text:p>0</text:p>
          </table:table-cell>
          <table:table-cell table:formula="of:=MOD(CEILING([.$C$5]*[.$D29];1)+CEILING([.$C$5]*[.AO$5];1)-CEILING([.$C$5]*MOD([.$D29]+[.AO$5];[.$C$4]);1);[.$C$3])" office:value-type="float" office:value="0" calcext:value-type="float">
            <text:p>0</text:p>
          </table:table-cell>
          <table:table-cell table:formula="of:=MOD(CEILING([.$C$5]*[.$D29];1)+CEILING([.$C$5]*[.AP$5];1)-CEILING([.$C$5]*MOD([.$D29]+[.AP$5];[.$C$4]);1);[.$C$3])" office:value-type="float" office:value="0" calcext:value-type="float">
            <text:p>0</text:p>
          </table:table-cell>
          <table:table-cell table:formula="of:=MOD(CEILING([.$C$5]*[.$D29];1)+CEILING([.$C$5]*[.AQ$5];1)-CEILING([.$C$5]*MOD([.$D29]+[.AQ$5];[.$C$4]);1);[.$C$3])" office:value-type="float" office:value="0" calcext:value-type="float">
            <text:p>0</text:p>
          </table:table-cell>
          <table:table-cell table:formula="of:=MOD(CEILING([.$C$5]*[.$D29];1)+CEILING([.$C$5]*[.AR$5];1)-CEILING([.$C$5]*MOD([.$D29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MOD(CEILING([.$C$5]*[.$D30];1)+CEILING([.$C$5]*[.E$5];1)-CEILING([.$C$5]*MOD([.$D30]+[.E$5];[.$C$4]);1);[.$C$3])" office:value-type="float" office:value="0" calcext:value-type="float">
            <text:p>0</text:p>
          </table:table-cell>
          <table:table-cell table:formula="of:=MOD(CEILING([.$C$5]*[.$D30];1)+CEILING([.$C$5]*[.F$5];1)-CEILING([.$C$5]*MOD([.$D30]+[.F$5];[.$C$4]);1);[.$C$3])" office:value-type="float" office:value="1" calcext:value-type="float">
            <text:p>1</text:p>
          </table:table-cell>
          <table:table-cell table:formula="of:=MOD(CEILING([.$C$5]*[.$D30];1)+CEILING([.$C$5]*[.G$5];1)-CEILING([.$C$5]*MOD([.$D30]+[.G$5];[.$C$4]);1);[.$C$3])" office:value-type="float" office:value="0" calcext:value-type="float">
            <text:p>0</text:p>
          </table:table-cell>
          <table:table-cell table:formula="of:=MOD(CEILING([.$C$5]*[.$D30];1)+CEILING([.$C$5]*[.H$5];1)-CEILING([.$C$5]*MOD([.$D30]+[.H$5];[.$C$4]);1);[.$C$3])" office:value-type="float" office:value="1" calcext:value-type="float">
            <text:p>1</text:p>
          </table:table-cell>
          <table:table-cell table:formula="of:=MOD(CEILING([.$C$5]*[.$D30];1)+CEILING([.$C$5]*[.I$5];1)-CEILING([.$C$5]*MOD([.$D30]+[.I$5];[.$C$4]);1);[.$C$3])" office:value-type="float" office:value="1" calcext:value-type="float">
            <text:p>1</text:p>
          </table:table-cell>
          <table:table-cell table:formula="of:=MOD(CEILING([.$C$5]*[.$D30];1)+CEILING([.$C$5]*[.J$5];1)-CEILING([.$C$5]*MOD([.$D30]+[.J$5];[.$C$4]);1);[.$C$3])" office:value-type="float" office:value="1" calcext:value-type="float">
            <text:p>1</text:p>
          </table:table-cell>
          <table:table-cell table:formula="of:=MOD(CEILING([.$C$5]*[.$D30];1)+CEILING([.$C$5]*[.K$5];1)-CEILING([.$C$5]*MOD([.$D30]+[.K$5];[.$C$4]);1);[.$C$3])" office:value-type="float" office:value="1" calcext:value-type="float">
            <text:p>1</text:p>
          </table:table-cell>
          <table:table-cell table:formula="of:=MOD(CEILING([.$C$5]*[.$D30];1)+CEILING([.$C$5]*[.L$5];1)-CEILING([.$C$5]*MOD([.$D30]+[.L$5];[.$C$4]);1);[.$C$3])" office:value-type="float" office:value="0" calcext:value-type="float">
            <text:p>0</text:p>
          </table:table-cell>
          <table:table-cell table:formula="of:=MOD(CEILING([.$C$5]*[.$D30];1)+CEILING([.$C$5]*[.M$5];1)-CEILING([.$C$5]*MOD([.$D30]+[.M$5];[.$C$4]);1);[.$C$3])" office:value-type="float" office:value="1" calcext:value-type="float">
            <text:p>1</text:p>
          </table:table-cell>
          <table:table-cell table:formula="of:=MOD(CEILING([.$C$5]*[.$D30];1)+CEILING([.$C$5]*[.N$5];1)-CEILING([.$C$5]*MOD([.$D30]+[.N$5];[.$C$4]);1);[.$C$3])" office:value-type="float" office:value="0" calcext:value-type="float">
            <text:p>0</text:p>
          </table:table-cell>
          <table:table-cell table:formula="of:=MOD(CEILING([.$C$5]*[.$D30];1)+CEILING([.$C$5]*[.O$5];1)-CEILING([.$C$5]*MOD([.$D30]+[.O$5];[.$C$4]);1);[.$C$3])" office:value-type="float" office:value="1" calcext:value-type="float">
            <text:p>1</text:p>
          </table:table-cell>
          <table:table-cell table:formula="of:=MOD(CEILING([.$C$5]*[.$D30];1)+CEILING([.$C$5]*[.P$5];1)-CEILING([.$C$5]*MOD([.$D30]+[.P$5];[.$C$4]);1);[.$C$3])" office:value-type="float" office:value="1" calcext:value-type="float">
            <text:p>1</text:p>
          </table:table-cell>
          <table:table-cell table:formula="of:=MOD(CEILING([.$C$5]*[.$D30];1)+CEILING([.$C$5]*[.Q$5];1)-CEILING([.$C$5]*MOD([.$D30]+[.Q$5];[.$C$4]);1);[.$C$3])" office:value-type="float" office:value="1" calcext:value-type="float">
            <text:p>1</text:p>
          </table:table-cell>
          <table:table-cell table:formula="of:=MOD(CEILING([.$C$5]*[.$D30];1)+CEILING([.$C$5]*[.R$5];1)-CEILING([.$C$5]*MOD([.$D30]+[.R$5];[.$C$4]);1);[.$C$3])" office:value-type="float" office:value="1" calcext:value-type="float">
            <text:p>1</text:p>
          </table:table-cell>
          <table:table-cell table:formula="of:=MOD(CEILING([.$C$5]*[.$D30];1)+CEILING([.$C$5]*[.S$5];1)-CEILING([.$C$5]*MOD([.$D30]+[.S$5];[.$C$4]);1);[.$C$3])" office:value-type="float" office:value="0" calcext:value-type="float">
            <text:p>0</text:p>
          </table:table-cell>
          <table:table-cell table:formula="of:=MOD(CEILING([.$C$5]*[.$D30];1)+CEILING([.$C$5]*[.T$5];1)-CEILING([.$C$5]*MOD([.$D30]+[.T$5];[.$C$4]);1);[.$C$3])" office:value-type="float" office:value="1" calcext:value-type="float">
            <text:p>1</text:p>
          </table:table-cell>
          <table:table-cell table:formula="of:=MOD(CEILING([.$C$5]*[.$D30];1)+CEILING([.$C$5]*[.U$5];1)-CEILING([.$C$5]*MOD([.$D30]+[.U$5];[.$C$4]);1);[.$C$3])" office:value-type="float" office:value="0" calcext:value-type="float">
            <text:p>0</text:p>
          </table:table-cell>
          <table:table-cell table:formula="of:=MOD(CEILING([.$C$5]*[.$D30];1)+CEILING([.$C$5]*[.V$5];1)-CEILING([.$C$5]*MOD([.$D30]+[.V$5];[.$C$4]);1);[.$C$3])" office:value-type="float" office:value="1" calcext:value-type="float">
            <text:p>1</text:p>
          </table:table-cell>
          <table:table-cell table:formula="of:=MOD(CEILING([.$C$5]*[.$D30];1)+CEILING([.$C$5]*[.W$5];1)-CEILING([.$C$5]*MOD([.$D30]+[.W$5];[.$C$4]);1);[.$C$3])" office:value-type="float" office:value="1" calcext:value-type="float">
            <text:p>1</text:p>
          </table:table-cell>
          <table:table-cell table:formula="of:=MOD(CEILING([.$C$5]*[.$D30];1)+CEILING([.$C$5]*[.X$5];1)-CEILING([.$C$5]*MOD([.$D30]+[.X$5];[.$C$4]);1);[.$C$3])" office:value-type="float" office:value="1" calcext:value-type="float">
            <text:p>1</text:p>
          </table:table-cell>
          <table:table-cell table:formula="of:=MOD(CEILING([.$C$5]*[.$D30];1)+CEILING([.$C$5]*[.Y$5];1)-CEILING([.$C$5]*MOD([.$D30]+[.Y$5];[.$C$4]);1);[.$C$3])" office:value-type="float" office:value="1" calcext:value-type="float">
            <text:p>1</text:p>
          </table:table-cell>
          <table:table-cell table:formula="of:=MOD(CEILING([.$C$5]*[.$D30];1)+CEILING([.$C$5]*[.Z$5];1)-CEILING([.$C$5]*MOD([.$D30]+[.Z$5];[.$C$4]);1);[.$C$3])" office:value-type="float" office:value="0" calcext:value-type="float">
            <text:p>0</text:p>
          </table:table-cell>
          <table:table-cell table:formula="of:=MOD(CEILING([.$C$5]*[.$D30];1)+CEILING([.$C$5]*[.AA$5];1)-CEILING([.$C$5]*MOD([.$D30]+[.AA$5];[.$C$4]);1);[.$C$3])" office:value-type="float" office:value="1" calcext:value-type="float">
            <text:p>1</text:p>
          </table:table-cell>
          <table:table-cell table:formula="of:=MOD(CEILING([.$C$5]*[.$D30];1)+CEILING([.$C$5]*[.AB$5];1)-CEILING([.$C$5]*MOD([.$D30]+[.AB$5];[.$C$4]);1);[.$C$3])" office:value-type="float" office:value="0" calcext:value-type="float">
            <text:p>0</text:p>
          </table:table-cell>
          <table:table-cell table:formula="of:=MOD(CEILING([.$C$5]*[.$D30];1)+CEILING([.$C$5]*[.AC$5];1)-CEILING([.$C$5]*MOD([.$D30]+[.AC$5];[.$C$4]);1);[.$C$3])" office:value-type="float" office:value="1" calcext:value-type="float">
            <text:p>1</text:p>
          </table:table-cell>
          <table:table-cell table:formula="of:=MOD(CEILING([.$C$5]*[.$D30];1)+CEILING([.$C$5]*[.AD$5];1)-CEILING([.$C$5]*MOD([.$D30]+[.AD$5];[.$C$4]);1);[.$C$3])" office:value-type="float" office:value="1" calcext:value-type="float">
            <text:p>1</text:p>
          </table:table-cell>
          <table:table-cell table:formula="of:=MOD(CEILING([.$C$5]*[.$D30];1)+CEILING([.$C$5]*[.AE$5];1)-CEILING([.$C$5]*MOD([.$D30]+[.AE$5];[.$C$4]);1);[.$C$3])" office:value-type="float" office:value="1" calcext:value-type="float">
            <text:p>1</text:p>
          </table:table-cell>
          <table:table-cell table:formula="of:=MOD(CEILING([.$C$5]*[.$D30];1)+CEILING([.$C$5]*[.AF$5];1)-CEILING([.$C$5]*MOD([.$D30]+[.AF$5];[.$C$4]);1);[.$C$3])" office:value-type="float" office:value="1" calcext:value-type="float">
            <text:p>1</text:p>
          </table:table-cell>
          <table:table-cell table:formula="of:=MOD(CEILING([.$C$5]*[.$D30];1)+CEILING([.$C$5]*[.AG$5];1)-CEILING([.$C$5]*MOD([.$D30]+[.AG$5];[.$C$4]);1);[.$C$3])" office:value-type="float" office:value="0" calcext:value-type="float">
            <text:p>0</text:p>
          </table:table-cell>
          <table:table-cell table:formula="of:=MOD(CEILING([.$C$5]*[.$D30];1)+CEILING([.$C$5]*[.AH$5];1)-CEILING([.$C$5]*MOD([.$D30]+[.AH$5];[.$C$4]);1);[.$C$3])" office:value-type="float" office:value="1" calcext:value-type="float">
            <text:p>1</text:p>
          </table:table-cell>
          <table:table-cell table:formula="of:=MOD(CEILING([.$C$5]*[.$D30];1)+CEILING([.$C$5]*[.AI$5];1)-CEILING([.$C$5]*MOD([.$D30]+[.AI$5];[.$C$4]);1);[.$C$3])" office:value-type="float" office:value="0" calcext:value-type="float">
            <text:p>0</text:p>
          </table:table-cell>
          <table:table-cell table:formula="of:=MOD(CEILING([.$C$5]*[.$D30];1)+CEILING([.$C$5]*[.AJ$5];1)-CEILING([.$C$5]*MOD([.$D30]+[.AJ$5];[.$C$4]);1);[.$C$3])" office:value-type="float" office:value="1" calcext:value-type="float">
            <text:p>1</text:p>
          </table:table-cell>
          <table:table-cell table:formula="of:=MOD(CEILING([.$C$5]*[.$D30];1)+CEILING([.$C$5]*[.AK$5];1)-CEILING([.$C$5]*MOD([.$D30]+[.AK$5];[.$C$4]);1);[.$C$3])" office:value-type="float" office:value="1" calcext:value-type="float">
            <text:p>1</text:p>
          </table:table-cell>
          <table:table-cell table:formula="of:=MOD(CEILING([.$C$5]*[.$D30];1)+CEILING([.$C$5]*[.AL$5];1)-CEILING([.$C$5]*MOD([.$D30]+[.AL$5];[.$C$4]);1);[.$C$3])" office:value-type="float" office:value="1" calcext:value-type="float">
            <text:p>1</text:p>
          </table:table-cell>
          <table:table-cell table:formula="of:=MOD(CEILING([.$C$5]*[.$D30];1)+CEILING([.$C$5]*[.AM$5];1)-CEILING([.$C$5]*MOD([.$D30]+[.AM$5];[.$C$4]);1);[.$C$3])" office:value-type="float" office:value="1" calcext:value-type="float">
            <text:p>1</text:p>
          </table:table-cell>
          <table:table-cell table:formula="of:=MOD(CEILING([.$C$5]*[.$D30];1)+CEILING([.$C$5]*[.AN$5];1)-CEILING([.$C$5]*MOD([.$D30]+[.AN$5];[.$C$4]);1);[.$C$3])" office:value-type="float" office:value="0" calcext:value-type="float">
            <text:p>0</text:p>
          </table:table-cell>
          <table:table-cell table:formula="of:=MOD(CEILING([.$C$5]*[.$D30];1)+CEILING([.$C$5]*[.AO$5];1)-CEILING([.$C$5]*MOD([.$D30]+[.AO$5];[.$C$4]);1);[.$C$3])" office:value-type="float" office:value="1" calcext:value-type="float">
            <text:p>1</text:p>
          </table:table-cell>
          <table:table-cell table:formula="of:=MOD(CEILING([.$C$5]*[.$D30];1)+CEILING([.$C$5]*[.AP$5];1)-CEILING([.$C$5]*MOD([.$D30]+[.AP$5];[.$C$4]);1);[.$C$3])" office:value-type="float" office:value="0" calcext:value-type="float">
            <text:p>0</text:p>
          </table:table-cell>
          <table:table-cell table:formula="of:=MOD(CEILING([.$C$5]*[.$D30];1)+CEILING([.$C$5]*[.AQ$5];1)-CEILING([.$C$5]*MOD([.$D30]+[.AQ$5];[.$C$4]);1);[.$C$3])" office:value-type="float" office:value="1" calcext:value-type="float">
            <text:p>1</text:p>
          </table:table-cell>
          <table:table-cell table:formula="of:=MOD(CEILING([.$C$5]*[.$D30];1)+CEILING([.$C$5]*[.AR$5];1)-CEILING([.$C$5]*MOD([.$D30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05" calcext:value-type="float">
            <text:p>26.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MOD(CEILING([.$C$5]*[.$D31];1)+CEILING([.$C$5]*[.E$5];1)-CEILING([.$C$5]*MOD([.$D31]+[.E$5];[.$C$4]);1);[.$C$3])" office:value-type="float" office:value="0" calcext:value-type="float">
            <text:p>0</text:p>
          </table:table-cell>
          <table:table-cell table:formula="of:=MOD(CEILING([.$C$5]*[.$D31];1)+CEILING([.$C$5]*[.F$5];1)-CEILING([.$C$5]*MOD([.$D31]+[.F$5];[.$C$4]);1);[.$C$3])" office:value-type="float" office:value="0" calcext:value-type="float">
            <text:p>0</text:p>
          </table:table-cell>
          <table:table-cell table:formula="of:=MOD(CEILING([.$C$5]*[.$D31];1)+CEILING([.$C$5]*[.G$5];1)-CEILING([.$C$5]*MOD([.$D31]+[.G$5];[.$C$4]);1);[.$C$3])" office:value-type="float" office:value="0" calcext:value-type="float">
            <text:p>0</text:p>
          </table:table-cell>
          <table:table-cell table:formula="of:=MOD(CEILING([.$C$5]*[.$D31];1)+CEILING([.$C$5]*[.H$5];1)-CEILING([.$C$5]*MOD([.$D31]+[.H$5];[.$C$4]);1);[.$C$3])" office:value-type="float" office:value="1" calcext:value-type="float">
            <text:p>1</text:p>
          </table:table-cell>
          <table:table-cell table:formula="of:=MOD(CEILING([.$C$5]*[.$D31];1)+CEILING([.$C$5]*[.I$5];1)-CEILING([.$C$5]*MOD([.$D31]+[.I$5];[.$C$4]);1);[.$C$3])" office:value-type="float" office:value="0" calcext:value-type="float">
            <text:p>0</text:p>
          </table:table-cell>
          <table:table-cell table:formula="of:=MOD(CEILING([.$C$5]*[.$D31];1)+CEILING([.$C$5]*[.J$5];1)-CEILING([.$C$5]*MOD([.$D31]+[.J$5];[.$C$4]);1);[.$C$3])" office:value-type="float" office:value="1" calcext:value-type="float">
            <text:p>1</text:p>
          </table:table-cell>
          <table:table-cell table:formula="of:=MOD(CEILING([.$C$5]*[.$D31];1)+CEILING([.$C$5]*[.K$5];1)-CEILING([.$C$5]*MOD([.$D31]+[.K$5];[.$C$4]);1);[.$C$3])" office:value-type="float" office:value="0" calcext:value-type="float">
            <text:p>0</text:p>
          </table:table-cell>
          <table:table-cell table:formula="of:=MOD(CEILING([.$C$5]*[.$D31];1)+CEILING([.$C$5]*[.L$5];1)-CEILING([.$C$5]*MOD([.$D31]+[.L$5];[.$C$4]);1);[.$C$3])" office:value-type="float" office:value="0" calcext:value-type="float">
            <text:p>0</text:p>
          </table:table-cell>
          <table:table-cell table:formula="of:=MOD(CEILING([.$C$5]*[.$D31];1)+CEILING([.$C$5]*[.M$5];1)-CEILING([.$C$5]*MOD([.$D31]+[.M$5];[.$C$4]);1);[.$C$3])" office:value-type="float" office:value="0" calcext:value-type="float">
            <text:p>0</text:p>
          </table:table-cell>
          <table:table-cell table:formula="of:=MOD(CEILING([.$C$5]*[.$D31];1)+CEILING([.$C$5]*[.N$5];1)-CEILING([.$C$5]*MOD([.$D31]+[.N$5];[.$C$4]);1);[.$C$3])" office:value-type="float" office:value="0" calcext:value-type="float">
            <text:p>0</text:p>
          </table:table-cell>
          <table:table-cell table:formula="of:=MOD(CEILING([.$C$5]*[.$D31];1)+CEILING([.$C$5]*[.O$5];1)-CEILING([.$C$5]*MOD([.$D31]+[.O$5];[.$C$4]);1);[.$C$3])" office:value-type="float" office:value="1" calcext:value-type="float">
            <text:p>1</text:p>
          </table:table-cell>
          <table:table-cell table:formula="of:=MOD(CEILING([.$C$5]*[.$D31];1)+CEILING([.$C$5]*[.P$5];1)-CEILING([.$C$5]*MOD([.$D31]+[.P$5];[.$C$4]);1);[.$C$3])" office:value-type="float" office:value="0" calcext:value-type="float">
            <text:p>0</text:p>
          </table:table-cell>
          <table:table-cell table:formula="of:=MOD(CEILING([.$C$5]*[.$D31];1)+CEILING([.$C$5]*[.Q$5];1)-CEILING([.$C$5]*MOD([.$D31]+[.Q$5];[.$C$4]);1);[.$C$3])" office:value-type="float" office:value="1" calcext:value-type="float">
            <text:p>1</text:p>
          </table:table-cell>
          <table:table-cell table:formula="of:=MOD(CEILING([.$C$5]*[.$D31];1)+CEILING([.$C$5]*[.R$5];1)-CEILING([.$C$5]*MOD([.$D31]+[.R$5];[.$C$4]);1);[.$C$3])" office:value-type="float" office:value="0" calcext:value-type="float">
            <text:p>0</text:p>
          </table:table-cell>
          <table:table-cell table:formula="of:=MOD(CEILING([.$C$5]*[.$D31];1)+CEILING([.$C$5]*[.S$5];1)-CEILING([.$C$5]*MOD([.$D31]+[.S$5];[.$C$4]);1);[.$C$3])" office:value-type="float" office:value="0" calcext:value-type="float">
            <text:p>0</text:p>
          </table:table-cell>
          <table:table-cell table:formula="of:=MOD(CEILING([.$C$5]*[.$D31];1)+CEILING([.$C$5]*[.T$5];1)-CEILING([.$C$5]*MOD([.$D31]+[.T$5];[.$C$4]);1);[.$C$3])" office:value-type="float" office:value="0" calcext:value-type="float">
            <text:p>0</text:p>
          </table:table-cell>
          <table:table-cell table:formula="of:=MOD(CEILING([.$C$5]*[.$D31];1)+CEILING([.$C$5]*[.U$5];1)-CEILING([.$C$5]*MOD([.$D31]+[.U$5];[.$C$4]);1);[.$C$3])" office:value-type="float" office:value="0" calcext:value-type="float">
            <text:p>0</text:p>
          </table:table-cell>
          <table:table-cell table:formula="of:=MOD(CEILING([.$C$5]*[.$D31];1)+CEILING([.$C$5]*[.V$5];1)-CEILING([.$C$5]*MOD([.$D31]+[.V$5];[.$C$4]);1);[.$C$3])" office:value-type="float" office:value="1" calcext:value-type="float">
            <text:p>1</text:p>
          </table:table-cell>
          <table:table-cell table:formula="of:=MOD(CEILING([.$C$5]*[.$D31];1)+CEILING([.$C$5]*[.W$5];1)-CEILING([.$C$5]*MOD([.$D31]+[.W$5];[.$C$4]);1);[.$C$3])" office:value-type="float" office:value="0" calcext:value-type="float">
            <text:p>0</text:p>
          </table:table-cell>
          <table:table-cell table:formula="of:=MOD(CEILING([.$C$5]*[.$D31];1)+CEILING([.$C$5]*[.X$5];1)-CEILING([.$C$5]*MOD([.$D31]+[.X$5];[.$C$4]);1);[.$C$3])" office:value-type="float" office:value="1" calcext:value-type="float">
            <text:p>1</text:p>
          </table:table-cell>
          <table:table-cell table:formula="of:=MOD(CEILING([.$C$5]*[.$D31];1)+CEILING([.$C$5]*[.Y$5];1)-CEILING([.$C$5]*MOD([.$D31]+[.Y$5];[.$C$4]);1);[.$C$3])" office:value-type="float" office:value="0" calcext:value-type="float">
            <text:p>0</text:p>
          </table:table-cell>
          <table:table-cell table:formula="of:=MOD(CEILING([.$C$5]*[.$D31];1)+CEILING([.$C$5]*[.Z$5];1)-CEILING([.$C$5]*MOD([.$D31]+[.Z$5];[.$C$4]);1);[.$C$3])" office:value-type="float" office:value="0" calcext:value-type="float">
            <text:p>0</text:p>
          </table:table-cell>
          <table:table-cell table:formula="of:=MOD(CEILING([.$C$5]*[.$D31];1)+CEILING([.$C$5]*[.AA$5];1)-CEILING([.$C$5]*MOD([.$D31]+[.AA$5];[.$C$4]);1);[.$C$3])" office:value-type="float" office:value="0" calcext:value-type="float">
            <text:p>0</text:p>
          </table:table-cell>
          <table:table-cell table:formula="of:=MOD(CEILING([.$C$5]*[.$D31];1)+CEILING([.$C$5]*[.AB$5];1)-CEILING([.$C$5]*MOD([.$D31]+[.AB$5];[.$C$4]);1);[.$C$3])" office:value-type="float" office:value="0" calcext:value-type="float">
            <text:p>0</text:p>
          </table:table-cell>
          <table:table-cell table:formula="of:=MOD(CEILING([.$C$5]*[.$D31];1)+CEILING([.$C$5]*[.AC$5];1)-CEILING([.$C$5]*MOD([.$D31]+[.AC$5];[.$C$4]);1);[.$C$3])" office:value-type="float" office:value="1" calcext:value-type="float">
            <text:p>1</text:p>
          </table:table-cell>
          <table:table-cell table:formula="of:=MOD(CEILING([.$C$5]*[.$D31];1)+CEILING([.$C$5]*[.AD$5];1)-CEILING([.$C$5]*MOD([.$D31]+[.AD$5];[.$C$4]);1);[.$C$3])" office:value-type="float" office:value="0" calcext:value-type="float">
            <text:p>0</text:p>
          </table:table-cell>
          <table:table-cell table:formula="of:=MOD(CEILING([.$C$5]*[.$D31];1)+CEILING([.$C$5]*[.AE$5];1)-CEILING([.$C$5]*MOD([.$D31]+[.AE$5];[.$C$4]);1);[.$C$3])" office:value-type="float" office:value="1" calcext:value-type="float">
            <text:p>1</text:p>
          </table:table-cell>
          <table:table-cell table:formula="of:=MOD(CEILING([.$C$5]*[.$D31];1)+CEILING([.$C$5]*[.AF$5];1)-CEILING([.$C$5]*MOD([.$D31]+[.AF$5];[.$C$4]);1);[.$C$3])" office:value-type="float" office:value="0" calcext:value-type="float">
            <text:p>0</text:p>
          </table:table-cell>
          <table:table-cell table:formula="of:=MOD(CEILING([.$C$5]*[.$D31];1)+CEILING([.$C$5]*[.AG$5];1)-CEILING([.$C$5]*MOD([.$D31]+[.AG$5];[.$C$4]);1);[.$C$3])" office:value-type="float" office:value="0" calcext:value-type="float">
            <text:p>0</text:p>
          </table:table-cell>
          <table:table-cell table:formula="of:=MOD(CEILING([.$C$5]*[.$D31];1)+CEILING([.$C$5]*[.AH$5];1)-CEILING([.$C$5]*MOD([.$D31]+[.AH$5];[.$C$4]);1);[.$C$3])" office:value-type="float" office:value="0" calcext:value-type="float">
            <text:p>0</text:p>
          </table:table-cell>
          <table:table-cell table:formula="of:=MOD(CEILING([.$C$5]*[.$D31];1)+CEILING([.$C$5]*[.AI$5];1)-CEILING([.$C$5]*MOD([.$D31]+[.AI$5];[.$C$4]);1);[.$C$3])" office:value-type="float" office:value="0" calcext:value-type="float">
            <text:p>0</text:p>
          </table:table-cell>
          <table:table-cell table:formula="of:=MOD(CEILING([.$C$5]*[.$D31];1)+CEILING([.$C$5]*[.AJ$5];1)-CEILING([.$C$5]*MOD([.$D31]+[.AJ$5];[.$C$4]);1);[.$C$3])" office:value-type="float" office:value="1" calcext:value-type="float">
            <text:p>1</text:p>
          </table:table-cell>
          <table:table-cell table:formula="of:=MOD(CEILING([.$C$5]*[.$D31];1)+CEILING([.$C$5]*[.AK$5];1)-CEILING([.$C$5]*MOD([.$D31]+[.AK$5];[.$C$4]);1);[.$C$3])" office:value-type="float" office:value="0" calcext:value-type="float">
            <text:p>0</text:p>
          </table:table-cell>
          <table:table-cell table:formula="of:=MOD(CEILING([.$C$5]*[.$D31];1)+CEILING([.$C$5]*[.AL$5];1)-CEILING([.$C$5]*MOD([.$D31]+[.AL$5];[.$C$4]);1);[.$C$3])" office:value-type="float" office:value="1" calcext:value-type="float">
            <text:p>1</text:p>
          </table:table-cell>
          <table:table-cell table:formula="of:=MOD(CEILING([.$C$5]*[.$D31];1)+CEILING([.$C$5]*[.AM$5];1)-CEILING([.$C$5]*MOD([.$D31]+[.AM$5];[.$C$4]);1);[.$C$3])" office:value-type="float" office:value="0" calcext:value-type="float">
            <text:p>0</text:p>
          </table:table-cell>
          <table:table-cell table:formula="of:=MOD(CEILING([.$C$5]*[.$D31];1)+CEILING([.$C$5]*[.AN$5];1)-CEILING([.$C$5]*MOD([.$D31]+[.AN$5];[.$C$4]);1);[.$C$3])" office:value-type="float" office:value="0" calcext:value-type="float">
            <text:p>0</text:p>
          </table:table-cell>
          <table:table-cell table:formula="of:=MOD(CEILING([.$C$5]*[.$D31];1)+CEILING([.$C$5]*[.AO$5];1)-CEILING([.$C$5]*MOD([.$D31]+[.AO$5];[.$C$4]);1);[.$C$3])" office:value-type="float" office:value="0" calcext:value-type="float">
            <text:p>0</text:p>
          </table:table-cell>
          <table:table-cell table:formula="of:=MOD(CEILING([.$C$5]*[.$D31];1)+CEILING([.$C$5]*[.AP$5];1)-CEILING([.$C$5]*MOD([.$D31]+[.AP$5];[.$C$4]);1);[.$C$3])" office:value-type="float" office:value="0" calcext:value-type="float">
            <text:p>0</text:p>
          </table:table-cell>
          <table:table-cell table:formula="of:=MOD(CEILING([.$C$5]*[.$D31];1)+CEILING([.$C$5]*[.AQ$5];1)-CEILING([.$C$5]*MOD([.$D31]+[.AQ$5];[.$C$4]);1);[.$C$3])" office:value-type="float" office:value="1" calcext:value-type="float">
            <text:p>1</text:p>
          </table:table-cell>
          <table:table-cell table:formula="of:=MOD(CEILING([.$C$5]*[.$D31];1)+CEILING([.$C$5]*[.AR$5];1)-CEILING([.$C$5]*MOD([.$D3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1" calcext:value-type="float">
            <text:p>26.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MOD(CEILING([.$C$5]*[.$D32];1)+CEILING([.$C$5]*[.E$5];1)-CEILING([.$C$5]*MOD([.$D32]+[.E$5];[.$C$4]);1);[.$C$3])" office:value-type="float" office:value="0" calcext:value-type="float">
            <text:p>0</text:p>
          </table:table-cell>
          <table:table-cell table:formula="of:=MOD(CEILING([.$C$5]*[.$D32];1)+CEILING([.$C$5]*[.F$5];1)-CEILING([.$C$5]*MOD([.$D32]+[.F$5];[.$C$4]);1);[.$C$3])" office:value-type="float" office:value="1" calcext:value-type="float">
            <text:p>1</text:p>
          </table:table-cell>
          <table:table-cell table:formula="of:=MOD(CEILING([.$C$5]*[.$D32];1)+CEILING([.$C$5]*[.G$5];1)-CEILING([.$C$5]*MOD([.$D32]+[.G$5];[.$C$4]);1);[.$C$3])" office:value-type="float" office:value="1" calcext:value-type="float">
            <text:p>1</text:p>
          </table:table-cell>
          <table:table-cell table:formula="of:=MOD(CEILING([.$C$5]*[.$D32];1)+CEILING([.$C$5]*[.H$5];1)-CEILING([.$C$5]*MOD([.$D32]+[.H$5];[.$C$4]);1);[.$C$3])" office:value-type="float" office:value="1" calcext:value-type="float">
            <text:p>1</text:p>
          </table:table-cell>
          <table:table-cell table:formula="of:=MOD(CEILING([.$C$5]*[.$D32];1)+CEILING([.$C$5]*[.I$5];1)-CEILING([.$C$5]*MOD([.$D32]+[.I$5];[.$C$4]);1);[.$C$3])" office:value-type="float" office:value="1" calcext:value-type="float">
            <text:p>1</text:p>
          </table:table-cell>
          <table:table-cell table:formula="of:=MOD(CEILING([.$C$5]*[.$D32];1)+CEILING([.$C$5]*[.J$5];1)-CEILING([.$C$5]*MOD([.$D32]+[.J$5];[.$C$4]);1);[.$C$3])" office:value-type="float" office:value="1" calcext:value-type="float">
            <text:p>1</text:p>
          </table:table-cell>
          <table:table-cell table:formula="of:=MOD(CEILING([.$C$5]*[.$D32];1)+CEILING([.$C$5]*[.K$5];1)-CEILING([.$C$5]*MOD([.$D32]+[.K$5];[.$C$4]);1);[.$C$3])" office:value-type="float" office:value="1" calcext:value-type="float">
            <text:p>1</text:p>
          </table:table-cell>
          <table:table-cell table:formula="of:=MOD(CEILING([.$C$5]*[.$D32];1)+CEILING([.$C$5]*[.L$5];1)-CEILING([.$C$5]*MOD([.$D32]+[.L$5];[.$C$4]);1);[.$C$3])" office:value-type="float" office:value="0" calcext:value-type="float">
            <text:p>0</text:p>
          </table:table-cell>
          <table:table-cell table:formula="of:=MOD(CEILING([.$C$5]*[.$D32];1)+CEILING([.$C$5]*[.M$5];1)-CEILING([.$C$5]*MOD([.$D32]+[.M$5];[.$C$4]);1);[.$C$3])" office:value-type="float" office:value="1" calcext:value-type="float">
            <text:p>1</text:p>
          </table:table-cell>
          <table:table-cell table:formula="of:=MOD(CEILING([.$C$5]*[.$D32];1)+CEILING([.$C$5]*[.N$5];1)-CEILING([.$C$5]*MOD([.$D32]+[.N$5];[.$C$4]);1);[.$C$3])" office:value-type="float" office:value="1" calcext:value-type="float">
            <text:p>1</text:p>
          </table:table-cell>
          <table:table-cell table:formula="of:=MOD(CEILING([.$C$5]*[.$D32];1)+CEILING([.$C$5]*[.O$5];1)-CEILING([.$C$5]*MOD([.$D32]+[.O$5];[.$C$4]);1);[.$C$3])" office:value-type="float" office:value="1" calcext:value-type="float">
            <text:p>1</text:p>
          </table:table-cell>
          <table:table-cell table:formula="of:=MOD(CEILING([.$C$5]*[.$D32];1)+CEILING([.$C$5]*[.P$5];1)-CEILING([.$C$5]*MOD([.$D32]+[.P$5];[.$C$4]);1);[.$C$3])" office:value-type="float" office:value="1" calcext:value-type="float">
            <text:p>1</text:p>
          </table:table-cell>
          <table:table-cell table:formula="of:=MOD(CEILING([.$C$5]*[.$D32];1)+CEILING([.$C$5]*[.Q$5];1)-CEILING([.$C$5]*MOD([.$D32]+[.Q$5];[.$C$4]);1);[.$C$3])" office:value-type="float" office:value="1" calcext:value-type="float">
            <text:p>1</text:p>
          </table:table-cell>
          <table:table-cell table:formula="of:=MOD(CEILING([.$C$5]*[.$D32];1)+CEILING([.$C$5]*[.R$5];1)-CEILING([.$C$5]*MOD([.$D32]+[.R$5];[.$C$4]);1);[.$C$3])" office:value-type="float" office:value="1" calcext:value-type="float">
            <text:p>1</text:p>
          </table:table-cell>
          <table:table-cell table:formula="of:=MOD(CEILING([.$C$5]*[.$D32];1)+CEILING([.$C$5]*[.S$5];1)-CEILING([.$C$5]*MOD([.$D32]+[.S$5];[.$C$4]);1);[.$C$3])" office:value-type="float" office:value="0" calcext:value-type="float">
            <text:p>0</text:p>
          </table:table-cell>
          <table:table-cell table:formula="of:=MOD(CEILING([.$C$5]*[.$D32];1)+CEILING([.$C$5]*[.T$5];1)-CEILING([.$C$5]*MOD([.$D32]+[.T$5];[.$C$4]);1);[.$C$3])" office:value-type="float" office:value="1" calcext:value-type="float">
            <text:p>1</text:p>
          </table:table-cell>
          <table:table-cell table:formula="of:=MOD(CEILING([.$C$5]*[.$D32];1)+CEILING([.$C$5]*[.U$5];1)-CEILING([.$C$5]*MOD([.$D32]+[.U$5];[.$C$4]);1);[.$C$3])" office:value-type="float" office:value="1" calcext:value-type="float">
            <text:p>1</text:p>
          </table:table-cell>
          <table:table-cell table:formula="of:=MOD(CEILING([.$C$5]*[.$D32];1)+CEILING([.$C$5]*[.V$5];1)-CEILING([.$C$5]*MOD([.$D32]+[.V$5];[.$C$4]);1);[.$C$3])" office:value-type="float" office:value="1" calcext:value-type="float">
            <text:p>1</text:p>
          </table:table-cell>
          <table:table-cell table:formula="of:=MOD(CEILING([.$C$5]*[.$D32];1)+CEILING([.$C$5]*[.W$5];1)-CEILING([.$C$5]*MOD([.$D32]+[.W$5];[.$C$4]);1);[.$C$3])" office:value-type="float" office:value="1" calcext:value-type="float">
            <text:p>1</text:p>
          </table:table-cell>
          <table:table-cell table:formula="of:=MOD(CEILING([.$C$5]*[.$D32];1)+CEILING([.$C$5]*[.X$5];1)-CEILING([.$C$5]*MOD([.$D32]+[.X$5];[.$C$4]);1);[.$C$3])" office:value-type="float" office:value="1" calcext:value-type="float">
            <text:p>1</text:p>
          </table:table-cell>
          <table:table-cell table:formula="of:=MOD(CEILING([.$C$5]*[.$D32];1)+CEILING([.$C$5]*[.Y$5];1)-CEILING([.$C$5]*MOD([.$D32]+[.Y$5];[.$C$4]);1);[.$C$3])" office:value-type="float" office:value="1" calcext:value-type="float">
            <text:p>1</text:p>
          </table:table-cell>
          <table:table-cell table:formula="of:=MOD(CEILING([.$C$5]*[.$D32];1)+CEILING([.$C$5]*[.Z$5];1)-CEILING([.$C$5]*MOD([.$D32]+[.Z$5];[.$C$4]);1);[.$C$3])" office:value-type="float" office:value="0" calcext:value-type="float">
            <text:p>0</text:p>
          </table:table-cell>
          <table:table-cell table:formula="of:=MOD(CEILING([.$C$5]*[.$D32];1)+CEILING([.$C$5]*[.AA$5];1)-CEILING([.$C$5]*MOD([.$D32]+[.AA$5];[.$C$4]);1);[.$C$3])" office:value-type="float" office:value="1" calcext:value-type="float">
            <text:p>1</text:p>
          </table:table-cell>
          <table:table-cell table:formula="of:=MOD(CEILING([.$C$5]*[.$D32];1)+CEILING([.$C$5]*[.AB$5];1)-CEILING([.$C$5]*MOD([.$D32]+[.AB$5];[.$C$4]);1);[.$C$3])" office:value-type="float" office:value="1" calcext:value-type="float">
            <text:p>1</text:p>
          </table:table-cell>
          <table:table-cell table:formula="of:=MOD(CEILING([.$C$5]*[.$D32];1)+CEILING([.$C$5]*[.AC$5];1)-CEILING([.$C$5]*MOD([.$D32]+[.AC$5];[.$C$4]);1);[.$C$3])" office:value-type="float" office:value="1" calcext:value-type="float">
            <text:p>1</text:p>
          </table:table-cell>
          <table:table-cell table:formula="of:=MOD(CEILING([.$C$5]*[.$D32];1)+CEILING([.$C$5]*[.AD$5];1)-CEILING([.$C$5]*MOD([.$D32]+[.AD$5];[.$C$4]);1);[.$C$3])" office:value-type="float" office:value="1" calcext:value-type="float">
            <text:p>1</text:p>
          </table:table-cell>
          <table:table-cell table:formula="of:=MOD(CEILING([.$C$5]*[.$D32];1)+CEILING([.$C$5]*[.AE$5];1)-CEILING([.$C$5]*MOD([.$D32]+[.AE$5];[.$C$4]);1);[.$C$3])" office:value-type="float" office:value="1" calcext:value-type="float">
            <text:p>1</text:p>
          </table:table-cell>
          <table:table-cell table:formula="of:=MOD(CEILING([.$C$5]*[.$D32];1)+CEILING([.$C$5]*[.AF$5];1)-CEILING([.$C$5]*MOD([.$D32]+[.AF$5];[.$C$4]);1);[.$C$3])" office:value-type="float" office:value="1" calcext:value-type="float">
            <text:p>1</text:p>
          </table:table-cell>
          <table:table-cell table:formula="of:=MOD(CEILING([.$C$5]*[.$D32];1)+CEILING([.$C$5]*[.AG$5];1)-CEILING([.$C$5]*MOD([.$D32]+[.AG$5];[.$C$4]);1);[.$C$3])" office:value-type="float" office:value="0" calcext:value-type="float">
            <text:p>0</text:p>
          </table:table-cell>
          <table:table-cell table:formula="of:=MOD(CEILING([.$C$5]*[.$D32];1)+CEILING([.$C$5]*[.AH$5];1)-CEILING([.$C$5]*MOD([.$D32]+[.AH$5];[.$C$4]);1);[.$C$3])" office:value-type="float" office:value="1" calcext:value-type="float">
            <text:p>1</text:p>
          </table:table-cell>
          <table:table-cell table:formula="of:=MOD(CEILING([.$C$5]*[.$D32];1)+CEILING([.$C$5]*[.AI$5];1)-CEILING([.$C$5]*MOD([.$D32]+[.AI$5];[.$C$4]);1);[.$C$3])" office:value-type="float" office:value="1" calcext:value-type="float">
            <text:p>1</text:p>
          </table:table-cell>
          <table:table-cell table:formula="of:=MOD(CEILING([.$C$5]*[.$D32];1)+CEILING([.$C$5]*[.AJ$5];1)-CEILING([.$C$5]*MOD([.$D32]+[.AJ$5];[.$C$4]);1);[.$C$3])" office:value-type="float" office:value="1" calcext:value-type="float">
            <text:p>1</text:p>
          </table:table-cell>
          <table:table-cell table:formula="of:=MOD(CEILING([.$C$5]*[.$D32];1)+CEILING([.$C$5]*[.AK$5];1)-CEILING([.$C$5]*MOD([.$D32]+[.AK$5];[.$C$4]);1);[.$C$3])" office:value-type="float" office:value="1" calcext:value-type="float">
            <text:p>1</text:p>
          </table:table-cell>
          <table:table-cell table:formula="of:=MOD(CEILING([.$C$5]*[.$D32];1)+CEILING([.$C$5]*[.AL$5];1)-CEILING([.$C$5]*MOD([.$D32]+[.AL$5];[.$C$4]);1);[.$C$3])" office:value-type="float" office:value="1" calcext:value-type="float">
            <text:p>1</text:p>
          </table:table-cell>
          <table:table-cell table:formula="of:=MOD(CEILING([.$C$5]*[.$D32];1)+CEILING([.$C$5]*[.AM$5];1)-CEILING([.$C$5]*MOD([.$D32]+[.AM$5];[.$C$4]);1);[.$C$3])" office:value-type="float" office:value="1" calcext:value-type="float">
            <text:p>1</text:p>
          </table:table-cell>
          <table:table-cell table:formula="of:=MOD(CEILING([.$C$5]*[.$D32];1)+CEILING([.$C$5]*[.AN$5];1)-CEILING([.$C$5]*MOD([.$D32]+[.AN$5];[.$C$4]);1);[.$C$3])" office:value-type="float" office:value="0" calcext:value-type="float">
            <text:p>0</text:p>
          </table:table-cell>
          <table:table-cell table:formula="of:=MOD(CEILING([.$C$5]*[.$D32];1)+CEILING([.$C$5]*[.AO$5];1)-CEILING([.$C$5]*MOD([.$D32]+[.AO$5];[.$C$4]);1);[.$C$3])" office:value-type="float" office:value="1" calcext:value-type="float">
            <text:p>1</text:p>
          </table:table-cell>
          <table:table-cell table:formula="of:=MOD(CEILING([.$C$5]*[.$D32];1)+CEILING([.$C$5]*[.AP$5];1)-CEILING([.$C$5]*MOD([.$D32]+[.AP$5];[.$C$4]);1);[.$C$3])" office:value-type="float" office:value="1" calcext:value-type="float">
            <text:p>1</text:p>
          </table:table-cell>
          <table:table-cell table:formula="of:=MOD(CEILING([.$C$5]*[.$D32];1)+CEILING([.$C$5]*[.AQ$5];1)-CEILING([.$C$5]*MOD([.$D32]+[.AQ$5];[.$C$4]);1);[.$C$3])" office:value-type="float" office:value="1" calcext:value-type="float">
            <text:p>1</text:p>
          </table:table-cell>
          <table:table-cell table:formula="of:=MOD(CEILING([.$C$5]*[.$D32];1)+CEILING([.$C$5]*[.AR$5];1)-CEILING([.$C$5]*MOD([.$D32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15" calcext:value-type="float">
            <text:p>26.1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MOD(CEILING([.$C$5]*[.$D33];1)+CEILING([.$C$5]*[.E$5];1)-CEILING([.$C$5]*MOD([.$D33]+[.E$5];[.$C$4]);1);[.$C$3])" office:value-type="float" office:value="0" calcext:value-type="float">
            <text:p>0</text:p>
          </table:table-cell>
          <table:table-cell table:formula="of:=MOD(CEILING([.$C$5]*[.$D33];1)+CEILING([.$C$5]*[.F$5];1)-CEILING([.$C$5]*MOD([.$D33]+[.F$5];[.$C$4]);1);[.$C$3])" office:value-type="float" office:value="1" calcext:value-type="float">
            <text:p>1</text:p>
          </table:table-cell>
          <table:table-cell table:formula="of:=MOD(CEILING([.$C$5]*[.$D33];1)+CEILING([.$C$5]*[.G$5];1)-CEILING([.$C$5]*MOD([.$D33]+[.G$5];[.$C$4]);1);[.$C$3])" office:value-type="float" office:value="0" calcext:value-type="float">
            <text:p>0</text:p>
          </table:table-cell>
          <table:table-cell table:formula="of:=MOD(CEILING([.$C$5]*[.$D33];1)+CEILING([.$C$5]*[.H$5];1)-CEILING([.$C$5]*MOD([.$D33]+[.H$5];[.$C$4]);1);[.$C$3])" office:value-type="float" office:value="1" calcext:value-type="float">
            <text:p>1</text:p>
          </table:table-cell>
          <table:table-cell table:formula="of:=MOD(CEILING([.$C$5]*[.$D33];1)+CEILING([.$C$5]*[.I$5];1)-CEILING([.$C$5]*MOD([.$D33]+[.I$5];[.$C$4]);1);[.$C$3])" office:value-type="float" office:value="0" calcext:value-type="float">
            <text:p>0</text:p>
          </table:table-cell>
          <table:table-cell table:formula="of:=MOD(CEILING([.$C$5]*[.$D33];1)+CEILING([.$C$5]*[.J$5];1)-CEILING([.$C$5]*MOD([.$D33]+[.J$5];[.$C$4]);1);[.$C$3])" office:value-type="float" office:value="1" calcext:value-type="float">
            <text:p>1</text:p>
          </table:table-cell>
          <table:table-cell table:formula="of:=MOD(CEILING([.$C$5]*[.$D33];1)+CEILING([.$C$5]*[.K$5];1)-CEILING([.$C$5]*MOD([.$D33]+[.K$5];[.$C$4]);1);[.$C$3])" office:value-type="float" office:value="0" calcext:value-type="float">
            <text:p>0</text:p>
          </table:table-cell>
          <table:table-cell table:formula="of:=MOD(CEILING([.$C$5]*[.$D33];1)+CEILING([.$C$5]*[.L$5];1)-CEILING([.$C$5]*MOD([.$D33]+[.L$5];[.$C$4]);1);[.$C$3])" office:value-type="float" office:value="0" calcext:value-type="float">
            <text:p>0</text:p>
          </table:table-cell>
          <table:table-cell table:formula="of:=MOD(CEILING([.$C$5]*[.$D33];1)+CEILING([.$C$5]*[.M$5];1)-CEILING([.$C$5]*MOD([.$D33]+[.M$5];[.$C$4]);1);[.$C$3])" office:value-type="float" office:value="1" calcext:value-type="float">
            <text:p>1</text:p>
          </table:table-cell>
          <table:table-cell table:formula="of:=MOD(CEILING([.$C$5]*[.$D33];1)+CEILING([.$C$5]*[.N$5];1)-CEILING([.$C$5]*MOD([.$D33]+[.N$5];[.$C$4]);1);[.$C$3])" office:value-type="float" office:value="0" calcext:value-type="float">
            <text:p>0</text:p>
          </table:table-cell>
          <table:table-cell table:formula="of:=MOD(CEILING([.$C$5]*[.$D33];1)+CEILING([.$C$5]*[.O$5];1)-CEILING([.$C$5]*MOD([.$D33]+[.O$5];[.$C$4]);1);[.$C$3])" office:value-type="float" office:value="1" calcext:value-type="float">
            <text:p>1</text:p>
          </table:table-cell>
          <table:table-cell table:formula="of:=MOD(CEILING([.$C$5]*[.$D33];1)+CEILING([.$C$5]*[.P$5];1)-CEILING([.$C$5]*MOD([.$D33]+[.P$5];[.$C$4]);1);[.$C$3])" office:value-type="float" office:value="0" calcext:value-type="float">
            <text:p>0</text:p>
          </table:table-cell>
          <table:table-cell table:formula="of:=MOD(CEILING([.$C$5]*[.$D33];1)+CEILING([.$C$5]*[.Q$5];1)-CEILING([.$C$5]*MOD([.$D33]+[.Q$5];[.$C$4]);1);[.$C$3])" office:value-type="float" office:value="1" calcext:value-type="float">
            <text:p>1</text:p>
          </table:table-cell>
          <table:table-cell table:formula="of:=MOD(CEILING([.$C$5]*[.$D33];1)+CEILING([.$C$5]*[.R$5];1)-CEILING([.$C$5]*MOD([.$D33]+[.R$5];[.$C$4]);1);[.$C$3])" office:value-type="float" office:value="0" calcext:value-type="float">
            <text:p>0</text:p>
          </table:table-cell>
          <table:table-cell table:formula="of:=MOD(CEILING([.$C$5]*[.$D33];1)+CEILING([.$C$5]*[.S$5];1)-CEILING([.$C$5]*MOD([.$D33]+[.S$5];[.$C$4]);1);[.$C$3])" office:value-type="float" office:value="0" calcext:value-type="float">
            <text:p>0</text:p>
          </table:table-cell>
          <table:table-cell table:formula="of:=MOD(CEILING([.$C$5]*[.$D33];1)+CEILING([.$C$5]*[.T$5];1)-CEILING([.$C$5]*MOD([.$D33]+[.T$5];[.$C$4]);1);[.$C$3])" office:value-type="float" office:value="1" calcext:value-type="float">
            <text:p>1</text:p>
          </table:table-cell>
          <table:table-cell table:formula="of:=MOD(CEILING([.$C$5]*[.$D33];1)+CEILING([.$C$5]*[.U$5];1)-CEILING([.$C$5]*MOD([.$D33]+[.U$5];[.$C$4]);1);[.$C$3])" office:value-type="float" office:value="0" calcext:value-type="float">
            <text:p>0</text:p>
          </table:table-cell>
          <table:table-cell table:formula="of:=MOD(CEILING([.$C$5]*[.$D33];1)+CEILING([.$C$5]*[.V$5];1)-CEILING([.$C$5]*MOD([.$D33]+[.V$5];[.$C$4]);1);[.$C$3])" office:value-type="float" office:value="1" calcext:value-type="float">
            <text:p>1</text:p>
          </table:table-cell>
          <table:table-cell table:formula="of:=MOD(CEILING([.$C$5]*[.$D33];1)+CEILING([.$C$5]*[.W$5];1)-CEILING([.$C$5]*MOD([.$D33]+[.W$5];[.$C$4]);1);[.$C$3])" office:value-type="float" office:value="0" calcext:value-type="float">
            <text:p>0</text:p>
          </table:table-cell>
          <table:table-cell table:formula="of:=MOD(CEILING([.$C$5]*[.$D33];1)+CEILING([.$C$5]*[.X$5];1)-CEILING([.$C$5]*MOD([.$D33]+[.X$5];[.$C$4]);1);[.$C$3])" office:value-type="float" office:value="1" calcext:value-type="float">
            <text:p>1</text:p>
          </table:table-cell>
          <table:table-cell table:formula="of:=MOD(CEILING([.$C$5]*[.$D33];1)+CEILING([.$C$5]*[.Y$5];1)-CEILING([.$C$5]*MOD([.$D33]+[.Y$5];[.$C$4]);1);[.$C$3])" office:value-type="float" office:value="0" calcext:value-type="float">
            <text:p>0</text:p>
          </table:table-cell>
          <table:table-cell table:formula="of:=MOD(CEILING([.$C$5]*[.$D33];1)+CEILING([.$C$5]*[.Z$5];1)-CEILING([.$C$5]*MOD([.$D33]+[.Z$5];[.$C$4]);1);[.$C$3])" office:value-type="float" office:value="0" calcext:value-type="float">
            <text:p>0</text:p>
          </table:table-cell>
          <table:table-cell table:formula="of:=MOD(CEILING([.$C$5]*[.$D33];1)+CEILING([.$C$5]*[.AA$5];1)-CEILING([.$C$5]*MOD([.$D33]+[.AA$5];[.$C$4]);1);[.$C$3])" office:value-type="float" office:value="1" calcext:value-type="float">
            <text:p>1</text:p>
          </table:table-cell>
          <table:table-cell table:formula="of:=MOD(CEILING([.$C$5]*[.$D33];1)+CEILING([.$C$5]*[.AB$5];1)-CEILING([.$C$5]*MOD([.$D33]+[.AB$5];[.$C$4]);1);[.$C$3])" office:value-type="float" office:value="0" calcext:value-type="float">
            <text:p>0</text:p>
          </table:table-cell>
          <table:table-cell table:formula="of:=MOD(CEILING([.$C$5]*[.$D33];1)+CEILING([.$C$5]*[.AC$5];1)-CEILING([.$C$5]*MOD([.$D33]+[.AC$5];[.$C$4]);1);[.$C$3])" office:value-type="float" office:value="1" calcext:value-type="float">
            <text:p>1</text:p>
          </table:table-cell>
          <table:table-cell table:formula="of:=MOD(CEILING([.$C$5]*[.$D33];1)+CEILING([.$C$5]*[.AD$5];1)-CEILING([.$C$5]*MOD([.$D33]+[.AD$5];[.$C$4]);1);[.$C$3])" office:value-type="float" office:value="0" calcext:value-type="float">
            <text:p>0</text:p>
          </table:table-cell>
          <table:table-cell table:formula="of:=MOD(CEILING([.$C$5]*[.$D33];1)+CEILING([.$C$5]*[.AE$5];1)-CEILING([.$C$5]*MOD([.$D33]+[.AE$5];[.$C$4]);1);[.$C$3])" office:value-type="float" office:value="1" calcext:value-type="float">
            <text:p>1</text:p>
          </table:table-cell>
          <table:table-cell table:formula="of:=MOD(CEILING([.$C$5]*[.$D33];1)+CEILING([.$C$5]*[.AF$5];1)-CEILING([.$C$5]*MOD([.$D33]+[.AF$5];[.$C$4]);1);[.$C$3])" office:value-type="float" office:value="0" calcext:value-type="float">
            <text:p>0</text:p>
          </table:table-cell>
          <table:table-cell table:formula="of:=MOD(CEILING([.$C$5]*[.$D33];1)+CEILING([.$C$5]*[.AG$5];1)-CEILING([.$C$5]*MOD([.$D33]+[.AG$5];[.$C$4]);1);[.$C$3])" office:value-type="float" office:value="0" calcext:value-type="float">
            <text:p>0</text:p>
          </table:table-cell>
          <table:table-cell table:formula="of:=MOD(CEILING([.$C$5]*[.$D33];1)+CEILING([.$C$5]*[.AH$5];1)-CEILING([.$C$5]*MOD([.$D33]+[.AH$5];[.$C$4]);1);[.$C$3])" office:value-type="float" office:value="1" calcext:value-type="float">
            <text:p>1</text:p>
          </table:table-cell>
          <table:table-cell table:formula="of:=MOD(CEILING([.$C$5]*[.$D33];1)+CEILING([.$C$5]*[.AI$5];1)-CEILING([.$C$5]*MOD([.$D33]+[.AI$5];[.$C$4]);1);[.$C$3])" office:value-type="float" office:value="0" calcext:value-type="float">
            <text:p>0</text:p>
          </table:table-cell>
          <table:table-cell table:formula="of:=MOD(CEILING([.$C$5]*[.$D33];1)+CEILING([.$C$5]*[.AJ$5];1)-CEILING([.$C$5]*MOD([.$D33]+[.AJ$5];[.$C$4]);1);[.$C$3])" office:value-type="float" office:value="1" calcext:value-type="float">
            <text:p>1</text:p>
          </table:table-cell>
          <table:table-cell table:formula="of:=MOD(CEILING([.$C$5]*[.$D33];1)+CEILING([.$C$5]*[.AK$5];1)-CEILING([.$C$5]*MOD([.$D33]+[.AK$5];[.$C$4]);1);[.$C$3])" office:value-type="float" office:value="0" calcext:value-type="float">
            <text:p>0</text:p>
          </table:table-cell>
          <table:table-cell table:formula="of:=MOD(CEILING([.$C$5]*[.$D33];1)+CEILING([.$C$5]*[.AL$5];1)-CEILING([.$C$5]*MOD([.$D33]+[.AL$5];[.$C$4]);1);[.$C$3])" office:value-type="float" office:value="1" calcext:value-type="float">
            <text:p>1</text:p>
          </table:table-cell>
          <table:table-cell table:formula="of:=MOD(CEILING([.$C$5]*[.$D33];1)+CEILING([.$C$5]*[.AM$5];1)-CEILING([.$C$5]*MOD([.$D33]+[.AM$5];[.$C$4]);1);[.$C$3])" office:value-type="float" office:value="0" calcext:value-type="float">
            <text:p>0</text:p>
          </table:table-cell>
          <table:table-cell table:formula="of:=MOD(CEILING([.$C$5]*[.$D33];1)+CEILING([.$C$5]*[.AN$5];1)-CEILING([.$C$5]*MOD([.$D33]+[.AN$5];[.$C$4]);1);[.$C$3])" office:value-type="float" office:value="0" calcext:value-type="float">
            <text:p>0</text:p>
          </table:table-cell>
          <table:table-cell table:formula="of:=MOD(CEILING([.$C$5]*[.$D33];1)+CEILING([.$C$5]*[.AO$5];1)-CEILING([.$C$5]*MOD([.$D33]+[.AO$5];[.$C$4]);1);[.$C$3])" office:value-type="float" office:value="1" calcext:value-type="float">
            <text:p>1</text:p>
          </table:table-cell>
          <table:table-cell table:formula="of:=MOD(CEILING([.$C$5]*[.$D33];1)+CEILING([.$C$5]*[.AP$5];1)-CEILING([.$C$5]*MOD([.$D33]+[.AP$5];[.$C$4]);1);[.$C$3])" office:value-type="float" office:value="0" calcext:value-type="float">
            <text:p>0</text:p>
          </table:table-cell>
          <table:table-cell table:formula="of:=MOD(CEILING([.$C$5]*[.$D33];1)+CEILING([.$C$5]*[.AQ$5];1)-CEILING([.$C$5]*MOD([.$D33]+[.AQ$5];[.$C$4]);1);[.$C$3])" office:value-type="float" office:value="1" calcext:value-type="float">
            <text:p>1</text:p>
          </table:table-cell>
          <table:table-cell table:formula="of:=MOD(CEILING([.$C$5]*[.$D33];1)+CEILING([.$C$5]*[.AR$5];1)-CEILING([.$C$5]*MOD([.$D3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2" calcext:value-type="float">
            <text:p>26.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MOD(CEILING([.$C$5]*[.$D34];1)+CEILING([.$C$5]*[.E$5];1)-CEILING([.$C$5]*MOD([.$D34]+[.E$5];[.$C$4]);1);[.$C$3])" office:value-type="float" office:value="0" calcext:value-type="float">
            <text:p>0</text:p>
          </table:table-cell>
          <table:table-cell table:formula="of:=MOD(CEILING([.$C$5]*[.$D34];1)+CEILING([.$C$5]*[.F$5];1)-CEILING([.$C$5]*MOD([.$D34]+[.F$5];[.$C$4]);1);[.$C$3])" office:value-type="float" office:value="0" calcext:value-type="float">
            <text:p>0</text:p>
          </table:table-cell>
          <table:table-cell table:formula="of:=MOD(CEILING([.$C$5]*[.$D34];1)+CEILING([.$C$5]*[.G$5];1)-CEILING([.$C$5]*MOD([.$D34]+[.G$5];[.$C$4]);1);[.$C$3])" office:value-type="float" office:value="0" calcext:value-type="float">
            <text:p>0</text:p>
          </table:table-cell>
          <table:table-cell table:formula="of:=MOD(CEILING([.$C$5]*[.$D34];1)+CEILING([.$C$5]*[.H$5];1)-CEILING([.$C$5]*MOD([.$D34]+[.H$5];[.$C$4]);1);[.$C$3])" office:value-type="float" office:value="0" calcext:value-type="float">
            <text:p>0</text:p>
          </table:table-cell>
          <table:table-cell table:formula="of:=MOD(CEILING([.$C$5]*[.$D34];1)+CEILING([.$C$5]*[.I$5];1)-CEILING([.$C$5]*MOD([.$D34]+[.I$5];[.$C$4]);1);[.$C$3])" office:value-type="float" office:value="0" calcext:value-type="float">
            <text:p>0</text:p>
          </table:table-cell>
          <table:table-cell table:formula="of:=MOD(CEILING([.$C$5]*[.$D34];1)+CEILING([.$C$5]*[.J$5];1)-CEILING([.$C$5]*MOD([.$D34]+[.J$5];[.$C$4]);1);[.$C$3])" office:value-type="float" office:value="0" calcext:value-type="float">
            <text:p>0</text:p>
          </table:table-cell>
          <table:table-cell table:formula="of:=MOD(CEILING([.$C$5]*[.$D34];1)+CEILING([.$C$5]*[.K$5];1)-CEILING([.$C$5]*MOD([.$D34]+[.K$5];[.$C$4]);1);[.$C$3])" office:value-type="float" office:value="0" calcext:value-type="float">
            <text:p>0</text:p>
          </table:table-cell>
          <table:table-cell table:formula="of:=MOD(CEILING([.$C$5]*[.$D34];1)+CEILING([.$C$5]*[.L$5];1)-CEILING([.$C$5]*MOD([.$D34]+[.L$5];[.$C$4]);1);[.$C$3])" office:value-type="float" office:value="0" calcext:value-type="float">
            <text:p>0</text:p>
          </table:table-cell>
          <table:table-cell table:formula="of:=MOD(CEILING([.$C$5]*[.$D34];1)+CEILING([.$C$5]*[.M$5];1)-CEILING([.$C$5]*MOD([.$D34]+[.M$5];[.$C$4]);1);[.$C$3])" office:value-type="float" office:value="0" calcext:value-type="float">
            <text:p>0</text:p>
          </table:table-cell>
          <table:table-cell table:formula="of:=MOD(CEILING([.$C$5]*[.$D34];1)+CEILING([.$C$5]*[.N$5];1)-CEILING([.$C$5]*MOD([.$D34]+[.N$5];[.$C$4]);1);[.$C$3])" office:value-type="float" office:value="0" calcext:value-type="float">
            <text:p>0</text:p>
          </table:table-cell>
          <table:table-cell table:formula="of:=MOD(CEILING([.$C$5]*[.$D34];1)+CEILING([.$C$5]*[.O$5];1)-CEILING([.$C$5]*MOD([.$D34]+[.O$5];[.$C$4]);1);[.$C$3])" office:value-type="float" office:value="0" calcext:value-type="float">
            <text:p>0</text:p>
          </table:table-cell>
          <table:table-cell table:formula="of:=MOD(CEILING([.$C$5]*[.$D34];1)+CEILING([.$C$5]*[.P$5];1)-CEILING([.$C$5]*MOD([.$D34]+[.P$5];[.$C$4]);1);[.$C$3])" office:value-type="float" office:value="0" calcext:value-type="float">
            <text:p>0</text:p>
          </table:table-cell>
          <table:table-cell table:formula="of:=MOD(CEILING([.$C$5]*[.$D34];1)+CEILING([.$C$5]*[.Q$5];1)-CEILING([.$C$5]*MOD([.$D34]+[.Q$5];[.$C$4]);1);[.$C$3])" office:value-type="float" office:value="0" calcext:value-type="float">
            <text:p>0</text:p>
          </table:table-cell>
          <table:table-cell table:formula="of:=MOD(CEILING([.$C$5]*[.$D34];1)+CEILING([.$C$5]*[.R$5];1)-CEILING([.$C$5]*MOD([.$D34]+[.R$5];[.$C$4]);1);[.$C$3])" office:value-type="float" office:value="0" calcext:value-type="float">
            <text:p>0</text:p>
          </table:table-cell>
          <table:table-cell table:formula="of:=MOD(CEILING([.$C$5]*[.$D34];1)+CEILING([.$C$5]*[.S$5];1)-CEILING([.$C$5]*MOD([.$D34]+[.S$5];[.$C$4]);1);[.$C$3])" office:value-type="float" office:value="0" calcext:value-type="float">
            <text:p>0</text:p>
          </table:table-cell>
          <table:table-cell table:formula="of:=MOD(CEILING([.$C$5]*[.$D34];1)+CEILING([.$C$5]*[.T$5];1)-CEILING([.$C$5]*MOD([.$D34]+[.T$5];[.$C$4]);1);[.$C$3])" office:value-type="float" office:value="0" calcext:value-type="float">
            <text:p>0</text:p>
          </table:table-cell>
          <table:table-cell table:formula="of:=MOD(CEILING([.$C$5]*[.$D34];1)+CEILING([.$C$5]*[.U$5];1)-CEILING([.$C$5]*MOD([.$D34]+[.U$5];[.$C$4]);1);[.$C$3])" office:value-type="float" office:value="0" calcext:value-type="float">
            <text:p>0</text:p>
          </table:table-cell>
          <table:table-cell table:formula="of:=MOD(CEILING([.$C$5]*[.$D34];1)+CEILING([.$C$5]*[.V$5];1)-CEILING([.$C$5]*MOD([.$D34]+[.V$5];[.$C$4]);1);[.$C$3])" office:value-type="float" office:value="0" calcext:value-type="float">
            <text:p>0</text:p>
          </table:table-cell>
          <table:table-cell table:formula="of:=MOD(CEILING([.$C$5]*[.$D34];1)+CEILING([.$C$5]*[.W$5];1)-CEILING([.$C$5]*MOD([.$D34]+[.W$5];[.$C$4]);1);[.$C$3])" office:value-type="float" office:value="0" calcext:value-type="float">
            <text:p>0</text:p>
          </table:table-cell>
          <table:table-cell table:formula="of:=MOD(CEILING([.$C$5]*[.$D34];1)+CEILING([.$C$5]*[.X$5];1)-CEILING([.$C$5]*MOD([.$D34]+[.X$5];[.$C$4]);1);[.$C$3])" office:value-type="float" office:value="0" calcext:value-type="float">
            <text:p>0</text:p>
          </table:table-cell>
          <table:table-cell table:formula="of:=MOD(CEILING([.$C$5]*[.$D34];1)+CEILING([.$C$5]*[.Y$5];1)-CEILING([.$C$5]*MOD([.$D34]+[.Y$5];[.$C$4]);1);[.$C$3])" office:value-type="float" office:value="0" calcext:value-type="float">
            <text:p>0</text:p>
          </table:table-cell>
          <table:table-cell table:formula="of:=MOD(CEILING([.$C$5]*[.$D34];1)+CEILING([.$C$5]*[.Z$5];1)-CEILING([.$C$5]*MOD([.$D34]+[.Z$5];[.$C$4]);1);[.$C$3])" office:value-type="float" office:value="0" calcext:value-type="float">
            <text:p>0</text:p>
          </table:table-cell>
          <table:table-cell table:formula="of:=MOD(CEILING([.$C$5]*[.$D34];1)+CEILING([.$C$5]*[.AA$5];1)-CEILING([.$C$5]*MOD([.$D34]+[.AA$5];[.$C$4]);1);[.$C$3])" office:value-type="float" office:value="0" calcext:value-type="float">
            <text:p>0</text:p>
          </table:table-cell>
          <table:table-cell table:formula="of:=MOD(CEILING([.$C$5]*[.$D34];1)+CEILING([.$C$5]*[.AB$5];1)-CEILING([.$C$5]*MOD([.$D34]+[.AB$5];[.$C$4]);1);[.$C$3])" office:value-type="float" office:value="0" calcext:value-type="float">
            <text:p>0</text:p>
          </table:table-cell>
          <table:table-cell table:formula="of:=MOD(CEILING([.$C$5]*[.$D34];1)+CEILING([.$C$5]*[.AC$5];1)-CEILING([.$C$5]*MOD([.$D34]+[.AC$5];[.$C$4]);1);[.$C$3])" office:value-type="float" office:value="0" calcext:value-type="float">
            <text:p>0</text:p>
          </table:table-cell>
          <table:table-cell table:formula="of:=MOD(CEILING([.$C$5]*[.$D34];1)+CEILING([.$C$5]*[.AD$5];1)-CEILING([.$C$5]*MOD([.$D34]+[.AD$5];[.$C$4]);1);[.$C$3])" office:value-type="float" office:value="0" calcext:value-type="float">
            <text:p>0</text:p>
          </table:table-cell>
          <table:table-cell table:formula="of:=MOD(CEILING([.$C$5]*[.$D34];1)+CEILING([.$C$5]*[.AE$5];1)-CEILING([.$C$5]*MOD([.$D34]+[.AE$5];[.$C$4]);1);[.$C$3])" office:value-type="float" office:value="0" calcext:value-type="float">
            <text:p>0</text:p>
          </table:table-cell>
          <table:table-cell table:formula="of:=MOD(CEILING([.$C$5]*[.$D34];1)+CEILING([.$C$5]*[.AF$5];1)-CEILING([.$C$5]*MOD([.$D34]+[.AF$5];[.$C$4]);1);[.$C$3])" office:value-type="float" office:value="0" calcext:value-type="float">
            <text:p>0</text:p>
          </table:table-cell>
          <table:table-cell table:formula="of:=MOD(CEILING([.$C$5]*[.$D34];1)+CEILING([.$C$5]*[.AG$5];1)-CEILING([.$C$5]*MOD([.$D34]+[.AG$5];[.$C$4]);1);[.$C$3])" office:value-type="float" office:value="0" calcext:value-type="float">
            <text:p>0</text:p>
          </table:table-cell>
          <table:table-cell table:formula="of:=MOD(CEILING([.$C$5]*[.$D34];1)+CEILING([.$C$5]*[.AH$5];1)-CEILING([.$C$5]*MOD([.$D34]+[.AH$5];[.$C$4]);1);[.$C$3])" office:value-type="float" office:value="0" calcext:value-type="float">
            <text:p>0</text:p>
          </table:table-cell>
          <table:table-cell table:formula="of:=MOD(CEILING([.$C$5]*[.$D34];1)+CEILING([.$C$5]*[.AI$5];1)-CEILING([.$C$5]*MOD([.$D34]+[.AI$5];[.$C$4]);1);[.$C$3])" office:value-type="float" office:value="0" calcext:value-type="float">
            <text:p>0</text:p>
          </table:table-cell>
          <table:table-cell table:formula="of:=MOD(CEILING([.$C$5]*[.$D34];1)+CEILING([.$C$5]*[.AJ$5];1)-CEILING([.$C$5]*MOD([.$D34]+[.AJ$5];[.$C$4]);1);[.$C$3])" office:value-type="float" office:value="0" calcext:value-type="float">
            <text:p>0</text:p>
          </table:table-cell>
          <table:table-cell table:formula="of:=MOD(CEILING([.$C$5]*[.$D34];1)+CEILING([.$C$5]*[.AK$5];1)-CEILING([.$C$5]*MOD([.$D34]+[.AK$5];[.$C$4]);1);[.$C$3])" office:value-type="float" office:value="0" calcext:value-type="float">
            <text:p>0</text:p>
          </table:table-cell>
          <table:table-cell table:formula="of:=MOD(CEILING([.$C$5]*[.$D34];1)+CEILING([.$C$5]*[.AL$5];1)-CEILING([.$C$5]*MOD([.$D34]+[.AL$5];[.$C$4]);1);[.$C$3])" office:value-type="float" office:value="0" calcext:value-type="float">
            <text:p>0</text:p>
          </table:table-cell>
          <table:table-cell table:formula="of:=MOD(CEILING([.$C$5]*[.$D34];1)+CEILING([.$C$5]*[.AM$5];1)-CEILING([.$C$5]*MOD([.$D34]+[.AM$5];[.$C$4]);1);[.$C$3])" office:value-type="float" office:value="0" calcext:value-type="float">
            <text:p>0</text:p>
          </table:table-cell>
          <table:table-cell table:formula="of:=MOD(CEILING([.$C$5]*[.$D34];1)+CEILING([.$C$5]*[.AN$5];1)-CEILING([.$C$5]*MOD([.$D34]+[.AN$5];[.$C$4]);1);[.$C$3])" office:value-type="float" office:value="0" calcext:value-type="float">
            <text:p>0</text:p>
          </table:table-cell>
          <table:table-cell table:formula="of:=MOD(CEILING([.$C$5]*[.$D34];1)+CEILING([.$C$5]*[.AO$5];1)-CEILING([.$C$5]*MOD([.$D34]+[.AO$5];[.$C$4]);1);[.$C$3])" office:value-type="float" office:value="0" calcext:value-type="float">
            <text:p>0</text:p>
          </table:table-cell>
          <table:table-cell table:formula="of:=MOD(CEILING([.$C$5]*[.$D34];1)+CEILING([.$C$5]*[.AP$5];1)-CEILING([.$C$5]*MOD([.$D34]+[.AP$5];[.$C$4]);1);[.$C$3])" office:value-type="float" office:value="0" calcext:value-type="float">
            <text:p>0</text:p>
          </table:table-cell>
          <table:table-cell table:formula="of:=MOD(CEILING([.$C$5]*[.$D34];1)+CEILING([.$C$5]*[.AQ$5];1)-CEILING([.$C$5]*MOD([.$D34]+[.AQ$5];[.$C$4]);1);[.$C$3])" office:value-type="float" office:value="0" calcext:value-type="float">
            <text:p>0</text:p>
          </table:table-cell>
          <table:table-cell table:formula="of:=MOD(CEILING([.$C$5]*[.$D34];1)+CEILING([.$C$5]*[.AR$5];1)-CEILING([.$C$5]*MOD([.$D3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25" calcext:value-type="float">
            <text:p>26.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MOD(CEILING([.$C$5]*[.$D35];1)+CEILING([.$C$5]*[.E$5];1)-CEILING([.$C$5]*MOD([.$D35]+[.E$5];[.$C$4]);1);[.$C$3])" office:value-type="float" office:value="0" calcext:value-type="float">
            <text:p>0</text:p>
          </table:table-cell>
          <table:table-cell table:formula="of:=MOD(CEILING([.$C$5]*[.$D35];1)+CEILING([.$C$5]*[.F$5];1)-CEILING([.$C$5]*MOD([.$D35]+[.F$5];[.$C$4]);1);[.$C$3])" office:value-type="float" office:value="1" calcext:value-type="float">
            <text:p>1</text:p>
          </table:table-cell>
          <table:table-cell table:formula="of:=MOD(CEILING([.$C$5]*[.$D35];1)+CEILING([.$C$5]*[.G$5];1)-CEILING([.$C$5]*MOD([.$D35]+[.G$5];[.$C$4]);1);[.$C$3])" office:value-type="float" office:value="0" calcext:value-type="float">
            <text:p>0</text:p>
          </table:table-cell>
          <table:table-cell table:formula="of:=MOD(CEILING([.$C$5]*[.$D35];1)+CEILING([.$C$5]*[.H$5];1)-CEILING([.$C$5]*MOD([.$D35]+[.H$5];[.$C$4]);1);[.$C$3])" office:value-type="float" office:value="1" calcext:value-type="float">
            <text:p>1</text:p>
          </table:table-cell>
          <table:table-cell table:formula="of:=MOD(CEILING([.$C$5]*[.$D35];1)+CEILING([.$C$5]*[.I$5];1)-CEILING([.$C$5]*MOD([.$D35]+[.I$5];[.$C$4]);1);[.$C$3])" office:value-type="float" office:value="0" calcext:value-type="float">
            <text:p>0</text:p>
          </table:table-cell>
          <table:table-cell table:formula="of:=MOD(CEILING([.$C$5]*[.$D35];1)+CEILING([.$C$5]*[.J$5];1)-CEILING([.$C$5]*MOD([.$D35]+[.J$5];[.$C$4]);1);[.$C$3])" office:value-type="float" office:value="1" calcext:value-type="float">
            <text:p>1</text:p>
          </table:table-cell>
          <table:table-cell table:formula="of:=MOD(CEILING([.$C$5]*[.$D35];1)+CEILING([.$C$5]*[.K$5];1)-CEILING([.$C$5]*MOD([.$D35]+[.K$5];[.$C$4]);1);[.$C$3])" office:value-type="float" office:value="1" calcext:value-type="float">
            <text:p>1</text:p>
          </table:table-cell>
          <table:table-cell table:formula="of:=MOD(CEILING([.$C$5]*[.$D35];1)+CEILING([.$C$5]*[.L$5];1)-CEILING([.$C$5]*MOD([.$D35]+[.L$5];[.$C$4]);1);[.$C$3])" office:value-type="float" office:value="0" calcext:value-type="float">
            <text:p>0</text:p>
          </table:table-cell>
          <table:table-cell table:formula="of:=MOD(CEILING([.$C$5]*[.$D35];1)+CEILING([.$C$5]*[.M$5];1)-CEILING([.$C$5]*MOD([.$D35]+[.M$5];[.$C$4]);1);[.$C$3])" office:value-type="float" office:value="1" calcext:value-type="float">
            <text:p>1</text:p>
          </table:table-cell>
          <table:table-cell table:formula="of:=MOD(CEILING([.$C$5]*[.$D35];1)+CEILING([.$C$5]*[.N$5];1)-CEILING([.$C$5]*MOD([.$D35]+[.N$5];[.$C$4]);1);[.$C$3])" office:value-type="float" office:value="0" calcext:value-type="float">
            <text:p>0</text:p>
          </table:table-cell>
          <table:table-cell table:formula="of:=MOD(CEILING([.$C$5]*[.$D35];1)+CEILING([.$C$5]*[.O$5];1)-CEILING([.$C$5]*MOD([.$D35]+[.O$5];[.$C$4]);1);[.$C$3])" office:value-type="float" office:value="1" calcext:value-type="float">
            <text:p>1</text:p>
          </table:table-cell>
          <table:table-cell table:formula="of:=MOD(CEILING([.$C$5]*[.$D35];1)+CEILING([.$C$5]*[.P$5];1)-CEILING([.$C$5]*MOD([.$D35]+[.P$5];[.$C$4]);1);[.$C$3])" office:value-type="float" office:value="0" calcext:value-type="float">
            <text:p>0</text:p>
          </table:table-cell>
          <table:table-cell table:formula="of:=MOD(CEILING([.$C$5]*[.$D35];1)+CEILING([.$C$5]*[.Q$5];1)-CEILING([.$C$5]*MOD([.$D35]+[.Q$5];[.$C$4]);1);[.$C$3])" office:value-type="float" office:value="1" calcext:value-type="float">
            <text:p>1</text:p>
          </table:table-cell>
          <table:table-cell table:formula="of:=MOD(CEILING([.$C$5]*[.$D35];1)+CEILING([.$C$5]*[.R$5];1)-CEILING([.$C$5]*MOD([.$D35]+[.R$5];[.$C$4]);1);[.$C$3])" office:value-type="float" office:value="1" calcext:value-type="float">
            <text:p>1</text:p>
          </table:table-cell>
          <table:table-cell table:formula="of:=MOD(CEILING([.$C$5]*[.$D35];1)+CEILING([.$C$5]*[.S$5];1)-CEILING([.$C$5]*MOD([.$D35]+[.S$5];[.$C$4]);1);[.$C$3])" office:value-type="float" office:value="0" calcext:value-type="float">
            <text:p>0</text:p>
          </table:table-cell>
          <table:table-cell table:formula="of:=MOD(CEILING([.$C$5]*[.$D35];1)+CEILING([.$C$5]*[.T$5];1)-CEILING([.$C$5]*MOD([.$D35]+[.T$5];[.$C$4]);1);[.$C$3])" office:value-type="float" office:value="1" calcext:value-type="float">
            <text:p>1</text:p>
          </table:table-cell>
          <table:table-cell table:formula="of:=MOD(CEILING([.$C$5]*[.$D35];1)+CEILING([.$C$5]*[.U$5];1)-CEILING([.$C$5]*MOD([.$D35]+[.U$5];[.$C$4]);1);[.$C$3])" office:value-type="float" office:value="0" calcext:value-type="float">
            <text:p>0</text:p>
          </table:table-cell>
          <table:table-cell table:formula="of:=MOD(CEILING([.$C$5]*[.$D35];1)+CEILING([.$C$5]*[.V$5];1)-CEILING([.$C$5]*MOD([.$D35]+[.V$5];[.$C$4]);1);[.$C$3])" office:value-type="float" office:value="1" calcext:value-type="float">
            <text:p>1</text:p>
          </table:table-cell>
          <table:table-cell table:formula="of:=MOD(CEILING([.$C$5]*[.$D35];1)+CEILING([.$C$5]*[.W$5];1)-CEILING([.$C$5]*MOD([.$D35]+[.W$5];[.$C$4]);1);[.$C$3])" office:value-type="float" office:value="0" calcext:value-type="float">
            <text:p>0</text:p>
          </table:table-cell>
          <table:table-cell table:formula="of:=MOD(CEILING([.$C$5]*[.$D35];1)+CEILING([.$C$5]*[.X$5];1)-CEILING([.$C$5]*MOD([.$D35]+[.X$5];[.$C$4]);1);[.$C$3])" office:value-type="float" office:value="1" calcext:value-type="float">
            <text:p>1</text:p>
          </table:table-cell>
          <table:table-cell table:formula="of:=MOD(CEILING([.$C$5]*[.$D35];1)+CEILING([.$C$5]*[.Y$5];1)-CEILING([.$C$5]*MOD([.$D35]+[.Y$5];[.$C$4]);1);[.$C$3])" office:value-type="float" office:value="1" calcext:value-type="float">
            <text:p>1</text:p>
          </table:table-cell>
          <table:table-cell table:formula="of:=MOD(CEILING([.$C$5]*[.$D35];1)+CEILING([.$C$5]*[.Z$5];1)-CEILING([.$C$5]*MOD([.$D35]+[.Z$5];[.$C$4]);1);[.$C$3])" office:value-type="float" office:value="0" calcext:value-type="float">
            <text:p>0</text:p>
          </table:table-cell>
          <table:table-cell table:formula="of:=MOD(CEILING([.$C$5]*[.$D35];1)+CEILING([.$C$5]*[.AA$5];1)-CEILING([.$C$5]*MOD([.$D35]+[.AA$5];[.$C$4]);1);[.$C$3])" office:value-type="float" office:value="1" calcext:value-type="float">
            <text:p>1</text:p>
          </table:table-cell>
          <table:table-cell table:formula="of:=MOD(CEILING([.$C$5]*[.$D35];1)+CEILING([.$C$5]*[.AB$5];1)-CEILING([.$C$5]*MOD([.$D35]+[.AB$5];[.$C$4]);1);[.$C$3])" office:value-type="float" office:value="0" calcext:value-type="float">
            <text:p>0</text:p>
          </table:table-cell>
          <table:table-cell table:formula="of:=MOD(CEILING([.$C$5]*[.$D35];1)+CEILING([.$C$5]*[.AC$5];1)-CEILING([.$C$5]*MOD([.$D35]+[.AC$5];[.$C$4]);1);[.$C$3])" office:value-type="float" office:value="1" calcext:value-type="float">
            <text:p>1</text:p>
          </table:table-cell>
          <table:table-cell table:formula="of:=MOD(CEILING([.$C$5]*[.$D35];1)+CEILING([.$C$5]*[.AD$5];1)-CEILING([.$C$5]*MOD([.$D35]+[.AD$5];[.$C$4]);1);[.$C$3])" office:value-type="float" office:value="0" calcext:value-type="float">
            <text:p>0</text:p>
          </table:table-cell>
          <table:table-cell table:formula="of:=MOD(CEILING([.$C$5]*[.$D35];1)+CEILING([.$C$5]*[.AE$5];1)-CEILING([.$C$5]*MOD([.$D35]+[.AE$5];[.$C$4]);1);[.$C$3])" office:value-type="float" office:value="1" calcext:value-type="float">
            <text:p>1</text:p>
          </table:table-cell>
          <table:table-cell table:formula="of:=MOD(CEILING([.$C$5]*[.$D35];1)+CEILING([.$C$5]*[.AF$5];1)-CEILING([.$C$5]*MOD([.$D35]+[.AF$5];[.$C$4]);1);[.$C$3])" office:value-type="float" office:value="1" calcext:value-type="float">
            <text:p>1</text:p>
          </table:table-cell>
          <table:table-cell table:formula="of:=MOD(CEILING([.$C$5]*[.$D35];1)+CEILING([.$C$5]*[.AG$5];1)-CEILING([.$C$5]*MOD([.$D35]+[.AG$5];[.$C$4]);1);[.$C$3])" office:value-type="float" office:value="0" calcext:value-type="float">
            <text:p>0</text:p>
          </table:table-cell>
          <table:table-cell table:formula="of:=MOD(CEILING([.$C$5]*[.$D35];1)+CEILING([.$C$5]*[.AH$5];1)-CEILING([.$C$5]*MOD([.$D35]+[.AH$5];[.$C$4]);1);[.$C$3])" office:value-type="float" office:value="1" calcext:value-type="float">
            <text:p>1</text:p>
          </table:table-cell>
          <table:table-cell table:formula="of:=MOD(CEILING([.$C$5]*[.$D35];1)+CEILING([.$C$5]*[.AI$5];1)-CEILING([.$C$5]*MOD([.$D35]+[.AI$5];[.$C$4]);1);[.$C$3])" office:value-type="float" office:value="0" calcext:value-type="float">
            <text:p>0</text:p>
          </table:table-cell>
          <table:table-cell table:formula="of:=MOD(CEILING([.$C$5]*[.$D35];1)+CEILING([.$C$5]*[.AJ$5];1)-CEILING([.$C$5]*MOD([.$D35]+[.AJ$5];[.$C$4]);1);[.$C$3])" office:value-type="float" office:value="1" calcext:value-type="float">
            <text:p>1</text:p>
          </table:table-cell>
          <table:table-cell table:formula="of:=MOD(CEILING([.$C$5]*[.$D35];1)+CEILING([.$C$5]*[.AK$5];1)-CEILING([.$C$5]*MOD([.$D35]+[.AK$5];[.$C$4]);1);[.$C$3])" office:value-type="float" office:value="0" calcext:value-type="float">
            <text:p>0</text:p>
          </table:table-cell>
          <table:table-cell table:formula="of:=MOD(CEILING([.$C$5]*[.$D35];1)+CEILING([.$C$5]*[.AL$5];1)-CEILING([.$C$5]*MOD([.$D35]+[.AL$5];[.$C$4]);1);[.$C$3])" office:value-type="float" office:value="1" calcext:value-type="float">
            <text:p>1</text:p>
          </table:table-cell>
          <table:table-cell table:formula="of:=MOD(CEILING([.$C$5]*[.$D35];1)+CEILING([.$C$5]*[.AM$5];1)-CEILING([.$C$5]*MOD([.$D35]+[.AM$5];[.$C$4]);1);[.$C$3])" office:value-type="float" office:value="1" calcext:value-type="float">
            <text:p>1</text:p>
          </table:table-cell>
          <table:table-cell table:formula="of:=MOD(CEILING([.$C$5]*[.$D35];1)+CEILING([.$C$5]*[.AN$5];1)-CEILING([.$C$5]*MOD([.$D35]+[.AN$5];[.$C$4]);1);[.$C$3])" office:value-type="float" office:value="0" calcext:value-type="float">
            <text:p>0</text:p>
          </table:table-cell>
          <table:table-cell table:formula="of:=MOD(CEILING([.$C$5]*[.$D35];1)+CEILING([.$C$5]*[.AO$5];1)-CEILING([.$C$5]*MOD([.$D35]+[.AO$5];[.$C$4]);1);[.$C$3])" office:value-type="float" office:value="1" calcext:value-type="float">
            <text:p>1</text:p>
          </table:table-cell>
          <table:table-cell table:formula="of:=MOD(CEILING([.$C$5]*[.$D35];1)+CEILING([.$C$5]*[.AP$5];1)-CEILING([.$C$5]*MOD([.$D35]+[.AP$5];[.$C$4]);1);[.$C$3])" office:value-type="float" office:value="0" calcext:value-type="float">
            <text:p>0</text:p>
          </table:table-cell>
          <table:table-cell table:formula="of:=MOD(CEILING([.$C$5]*[.$D35];1)+CEILING([.$C$5]*[.AQ$5];1)-CEILING([.$C$5]*MOD([.$D35]+[.AQ$5];[.$C$4]);1);[.$C$3])" office:value-type="float" office:value="1" calcext:value-type="float">
            <text:p>1</text:p>
          </table:table-cell>
          <table:table-cell table:formula="of:=MOD(CEILING([.$C$5]*[.$D35];1)+CEILING([.$C$5]*[.AR$5];1)-CEILING([.$C$5]*MOD([.$D3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MOD(CEILING([.$C$5]*[.$D36];1)+CEILING([.$C$5]*[.E$5];1)-CEILING([.$C$5]*MOD([.$D36]+[.E$5];[.$C$4]);1);[.$C$3])" office:value-type="float" office:value="0" calcext:value-type="float">
            <text:p>0</text:p>
          </table:table-cell>
          <table:table-cell table:formula="of:=MOD(CEILING([.$C$5]*[.$D36];1)+CEILING([.$C$5]*[.F$5];1)-CEILING([.$C$5]*MOD([.$D36]+[.F$5];[.$C$4]);1);[.$C$3])" office:value-type="float" office:value="0" calcext:value-type="float">
            <text:p>0</text:p>
          </table:table-cell>
          <table:table-cell table:formula="of:=MOD(CEILING([.$C$5]*[.$D36];1)+CEILING([.$C$5]*[.G$5];1)-CEILING([.$C$5]*MOD([.$D36]+[.G$5];[.$C$4]);1);[.$C$3])" office:value-type="float" office:value="0" calcext:value-type="float">
            <text:p>0</text:p>
          </table:table-cell>
          <table:table-cell table:formula="of:=MOD(CEILING([.$C$5]*[.$D36];1)+CEILING([.$C$5]*[.H$5];1)-CEILING([.$C$5]*MOD([.$D36]+[.H$5];[.$C$4]);1);[.$C$3])" office:value-type="float" office:value="0" calcext:value-type="float">
            <text:p>0</text:p>
          </table:table-cell>
          <table:table-cell table:formula="of:=MOD(CEILING([.$C$5]*[.$D36];1)+CEILING([.$C$5]*[.I$5];1)-CEILING([.$C$5]*MOD([.$D36]+[.I$5];[.$C$4]);1);[.$C$3])" office:value-type="float" office:value="0" calcext:value-type="float">
            <text:p>0</text:p>
          </table:table-cell>
          <table:table-cell table:formula="of:=MOD(CEILING([.$C$5]*[.$D36];1)+CEILING([.$C$5]*[.J$5];1)-CEILING([.$C$5]*MOD([.$D36]+[.J$5];[.$C$4]);1);[.$C$3])" office:value-type="float" office:value="1" calcext:value-type="float">
            <text:p>1</text:p>
          </table:table-cell>
          <table:table-cell table:formula="of:=MOD(CEILING([.$C$5]*[.$D36];1)+CEILING([.$C$5]*[.K$5];1)-CEILING([.$C$5]*MOD([.$D36]+[.K$5];[.$C$4]);1);[.$C$3])" office:value-type="float" office:value="0" calcext:value-type="float">
            <text:p>0</text:p>
          </table:table-cell>
          <table:table-cell table:formula="of:=MOD(CEILING([.$C$5]*[.$D36];1)+CEILING([.$C$5]*[.L$5];1)-CEILING([.$C$5]*MOD([.$D36]+[.L$5];[.$C$4]);1);[.$C$3])" office:value-type="float" office:value="0" calcext:value-type="float">
            <text:p>0</text:p>
          </table:table-cell>
          <table:table-cell table:formula="of:=MOD(CEILING([.$C$5]*[.$D36];1)+CEILING([.$C$5]*[.M$5];1)-CEILING([.$C$5]*MOD([.$D36]+[.M$5];[.$C$4]);1);[.$C$3])" office:value-type="float" office:value="0" calcext:value-type="float">
            <text:p>0</text:p>
          </table:table-cell>
          <table:table-cell table:formula="of:=MOD(CEILING([.$C$5]*[.$D36];1)+CEILING([.$C$5]*[.N$5];1)-CEILING([.$C$5]*MOD([.$D36]+[.N$5];[.$C$4]);1);[.$C$3])" office:value-type="float" office:value="0" calcext:value-type="float">
            <text:p>0</text:p>
          </table:table-cell>
          <table:table-cell table:formula="of:=MOD(CEILING([.$C$5]*[.$D36];1)+CEILING([.$C$5]*[.O$5];1)-CEILING([.$C$5]*MOD([.$D36]+[.O$5];[.$C$4]);1);[.$C$3])" office:value-type="float" office:value="0" calcext:value-type="float">
            <text:p>0</text:p>
          </table:table-cell>
          <table:table-cell table:formula="of:=MOD(CEILING([.$C$5]*[.$D36];1)+CEILING([.$C$5]*[.P$5];1)-CEILING([.$C$5]*MOD([.$D36]+[.P$5];[.$C$4]);1);[.$C$3])" office:value-type="float" office:value="0" calcext:value-type="float">
            <text:p>0</text:p>
          </table:table-cell>
          <table:table-cell table:formula="of:=MOD(CEILING([.$C$5]*[.$D36];1)+CEILING([.$C$5]*[.Q$5];1)-CEILING([.$C$5]*MOD([.$D36]+[.Q$5];[.$C$4]);1);[.$C$3])" office:value-type="float" office:value="1" calcext:value-type="float">
            <text:p>1</text:p>
          </table:table-cell>
          <table:table-cell table:formula="of:=MOD(CEILING([.$C$5]*[.$D36];1)+CEILING([.$C$5]*[.R$5];1)-CEILING([.$C$5]*MOD([.$D36]+[.R$5];[.$C$4]);1);[.$C$3])" office:value-type="float" office:value="0" calcext:value-type="float">
            <text:p>0</text:p>
          </table:table-cell>
          <table:table-cell table:formula="of:=MOD(CEILING([.$C$5]*[.$D36];1)+CEILING([.$C$5]*[.S$5];1)-CEILING([.$C$5]*MOD([.$D36]+[.S$5];[.$C$4]);1);[.$C$3])" office:value-type="float" office:value="0" calcext:value-type="float">
            <text:p>0</text:p>
          </table:table-cell>
          <table:table-cell table:formula="of:=MOD(CEILING([.$C$5]*[.$D36];1)+CEILING([.$C$5]*[.T$5];1)-CEILING([.$C$5]*MOD([.$D36]+[.T$5];[.$C$4]);1);[.$C$3])" office:value-type="float" office:value="0" calcext:value-type="float">
            <text:p>0</text:p>
          </table:table-cell>
          <table:table-cell table:formula="of:=MOD(CEILING([.$C$5]*[.$D36];1)+CEILING([.$C$5]*[.U$5];1)-CEILING([.$C$5]*MOD([.$D36]+[.U$5];[.$C$4]);1);[.$C$3])" office:value-type="float" office:value="0" calcext:value-type="float">
            <text:p>0</text:p>
          </table:table-cell>
          <table:table-cell table:formula="of:=MOD(CEILING([.$C$5]*[.$D36];1)+CEILING([.$C$5]*[.V$5];1)-CEILING([.$C$5]*MOD([.$D36]+[.V$5];[.$C$4]);1);[.$C$3])" office:value-type="float" office:value="0" calcext:value-type="float">
            <text:p>0</text:p>
          </table:table-cell>
          <table:table-cell table:formula="of:=MOD(CEILING([.$C$5]*[.$D36];1)+CEILING([.$C$5]*[.W$5];1)-CEILING([.$C$5]*MOD([.$D36]+[.W$5];[.$C$4]);1);[.$C$3])" office:value-type="float" office:value="0" calcext:value-type="float">
            <text:p>0</text:p>
          </table:table-cell>
          <table:table-cell table:formula="of:=MOD(CEILING([.$C$5]*[.$D36];1)+CEILING([.$C$5]*[.X$5];1)-CEILING([.$C$5]*MOD([.$D36]+[.X$5];[.$C$4]);1);[.$C$3])" office:value-type="float" office:value="1" calcext:value-type="float">
            <text:p>1</text:p>
          </table:table-cell>
          <table:table-cell table:formula="of:=MOD(CEILING([.$C$5]*[.$D36];1)+CEILING([.$C$5]*[.Y$5];1)-CEILING([.$C$5]*MOD([.$D36]+[.Y$5];[.$C$4]);1);[.$C$3])" office:value-type="float" office:value="0" calcext:value-type="float">
            <text:p>0</text:p>
          </table:table-cell>
          <table:table-cell table:formula="of:=MOD(CEILING([.$C$5]*[.$D36];1)+CEILING([.$C$5]*[.Z$5];1)-CEILING([.$C$5]*MOD([.$D36]+[.Z$5];[.$C$4]);1);[.$C$3])" office:value-type="float" office:value="0" calcext:value-type="float">
            <text:p>0</text:p>
          </table:table-cell>
          <table:table-cell table:formula="of:=MOD(CEILING([.$C$5]*[.$D36];1)+CEILING([.$C$5]*[.AA$5];1)-CEILING([.$C$5]*MOD([.$D36]+[.AA$5];[.$C$4]);1);[.$C$3])" office:value-type="float" office:value="0" calcext:value-type="float">
            <text:p>0</text:p>
          </table:table-cell>
          <table:table-cell table:formula="of:=MOD(CEILING([.$C$5]*[.$D36];1)+CEILING([.$C$5]*[.AB$5];1)-CEILING([.$C$5]*MOD([.$D36]+[.AB$5];[.$C$4]);1);[.$C$3])" office:value-type="float" office:value="0" calcext:value-type="float">
            <text:p>0</text:p>
          </table:table-cell>
          <table:table-cell table:formula="of:=MOD(CEILING([.$C$5]*[.$D36];1)+CEILING([.$C$5]*[.AC$5];1)-CEILING([.$C$5]*MOD([.$D36]+[.AC$5];[.$C$4]);1);[.$C$3])" office:value-type="float" office:value="0" calcext:value-type="float">
            <text:p>0</text:p>
          </table:table-cell>
          <table:table-cell table:formula="of:=MOD(CEILING([.$C$5]*[.$D36];1)+CEILING([.$C$5]*[.AD$5];1)-CEILING([.$C$5]*MOD([.$D36]+[.AD$5];[.$C$4]);1);[.$C$3])" office:value-type="float" office:value="0" calcext:value-type="float">
            <text:p>0</text:p>
          </table:table-cell>
          <table:table-cell table:formula="of:=MOD(CEILING([.$C$5]*[.$D36];1)+CEILING([.$C$5]*[.AE$5];1)-CEILING([.$C$5]*MOD([.$D36]+[.AE$5];[.$C$4]);1);[.$C$3])" office:value-type="float" office:value="1" calcext:value-type="float">
            <text:p>1</text:p>
          </table:table-cell>
          <table:table-cell table:formula="of:=MOD(CEILING([.$C$5]*[.$D36];1)+CEILING([.$C$5]*[.AF$5];1)-CEILING([.$C$5]*MOD([.$D36]+[.AF$5];[.$C$4]);1);[.$C$3])" office:value-type="float" office:value="0" calcext:value-type="float">
            <text:p>0</text:p>
          </table:table-cell>
          <table:table-cell table:formula="of:=MOD(CEILING([.$C$5]*[.$D36];1)+CEILING([.$C$5]*[.AG$5];1)-CEILING([.$C$5]*MOD([.$D36]+[.AG$5];[.$C$4]);1);[.$C$3])" office:value-type="float" office:value="0" calcext:value-type="float">
            <text:p>0</text:p>
          </table:table-cell>
          <table:table-cell table:formula="of:=MOD(CEILING([.$C$5]*[.$D36];1)+CEILING([.$C$5]*[.AH$5];1)-CEILING([.$C$5]*MOD([.$D36]+[.AH$5];[.$C$4]);1);[.$C$3])" office:value-type="float" office:value="0" calcext:value-type="float">
            <text:p>0</text:p>
          </table:table-cell>
          <table:table-cell table:formula="of:=MOD(CEILING([.$C$5]*[.$D36];1)+CEILING([.$C$5]*[.AI$5];1)-CEILING([.$C$5]*MOD([.$D36]+[.AI$5];[.$C$4]);1);[.$C$3])" office:value-type="float" office:value="0" calcext:value-type="float">
            <text:p>0</text:p>
          </table:table-cell>
          <table:table-cell table:formula="of:=MOD(CEILING([.$C$5]*[.$D36];1)+CEILING([.$C$5]*[.AJ$5];1)-CEILING([.$C$5]*MOD([.$D36]+[.AJ$5];[.$C$4]);1);[.$C$3])" office:value-type="float" office:value="0" calcext:value-type="float">
            <text:p>0</text:p>
          </table:table-cell>
          <table:table-cell table:formula="of:=MOD(CEILING([.$C$5]*[.$D36];1)+CEILING([.$C$5]*[.AK$5];1)-CEILING([.$C$5]*MOD([.$D36]+[.AK$5];[.$C$4]);1);[.$C$3])" office:value-type="float" office:value="0" calcext:value-type="float">
            <text:p>0</text:p>
          </table:table-cell>
          <table:table-cell table:formula="of:=MOD(CEILING([.$C$5]*[.$D36];1)+CEILING([.$C$5]*[.AL$5];1)-CEILING([.$C$5]*MOD([.$D36]+[.AL$5];[.$C$4]);1);[.$C$3])" office:value-type="float" office:value="1" calcext:value-type="float">
            <text:p>1</text:p>
          </table:table-cell>
          <table:table-cell table:formula="of:=MOD(CEILING([.$C$5]*[.$D36];1)+CEILING([.$C$5]*[.AM$5];1)-CEILING([.$C$5]*MOD([.$D36]+[.AM$5];[.$C$4]);1);[.$C$3])" office:value-type="float" office:value="0" calcext:value-type="float">
            <text:p>0</text:p>
          </table:table-cell>
          <table:table-cell table:formula="of:=MOD(CEILING([.$C$5]*[.$D36];1)+CEILING([.$C$5]*[.AN$5];1)-CEILING([.$C$5]*MOD([.$D36]+[.AN$5];[.$C$4]);1);[.$C$3])" office:value-type="float" office:value="0" calcext:value-type="float">
            <text:p>0</text:p>
          </table:table-cell>
          <table:table-cell table:formula="of:=MOD(CEILING([.$C$5]*[.$D36];1)+CEILING([.$C$5]*[.AO$5];1)-CEILING([.$C$5]*MOD([.$D36]+[.AO$5];[.$C$4]);1);[.$C$3])" office:value-type="float" office:value="0" calcext:value-type="float">
            <text:p>0</text:p>
          </table:table-cell>
          <table:table-cell table:formula="of:=MOD(CEILING([.$C$5]*[.$D36];1)+CEILING([.$C$5]*[.AP$5];1)-CEILING([.$C$5]*MOD([.$D36]+[.AP$5];[.$C$4]);1);[.$C$3])" office:value-type="float" office:value="0" calcext:value-type="float">
            <text:p>0</text:p>
          </table:table-cell>
          <table:table-cell table:formula="of:=MOD(CEILING([.$C$5]*[.$D36];1)+CEILING([.$C$5]*[.AQ$5];1)-CEILING([.$C$5]*MOD([.$D36]+[.AQ$5];[.$C$4]);1);[.$C$3])" office:value-type="float" office:value="0" calcext:value-type="float">
            <text:p>0</text:p>
          </table:table-cell>
          <table:table-cell table:formula="of:=MOD(CEILING([.$C$5]*[.$D36];1)+CEILING([.$C$5]*[.AR$5];1)-CEILING([.$C$5]*MOD([.$D3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35" calcext:value-type="float">
            <text:p>26.3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MOD(CEILING([.$C$5]*[.$D37];1)+CEILING([.$C$5]*[.E$5];1)-CEILING([.$C$5]*MOD([.$D37]+[.E$5];[.$C$4]);1);[.$C$3])" office:value-type="float" office:value="0" calcext:value-type="float">
            <text:p>0</text:p>
          </table:table-cell>
          <table:table-cell table:formula="of:=MOD(CEILING([.$C$5]*[.$D37];1)+CEILING([.$C$5]*[.F$5];1)-CEILING([.$C$5]*MOD([.$D37]+[.F$5];[.$C$4]);1);[.$C$3])" office:value-type="float" office:value="1" calcext:value-type="float">
            <text:p>1</text:p>
          </table:table-cell>
          <table:table-cell table:formula="of:=MOD(CEILING([.$C$5]*[.$D37];1)+CEILING([.$C$5]*[.G$5];1)-CEILING([.$C$5]*MOD([.$D37]+[.G$5];[.$C$4]);1);[.$C$3])" office:value-type="float" office:value="0" calcext:value-type="float">
            <text:p>0</text:p>
          </table:table-cell>
          <table:table-cell table:formula="of:=MOD(CEILING([.$C$5]*[.$D37];1)+CEILING([.$C$5]*[.H$5];1)-CEILING([.$C$5]*MOD([.$D37]+[.H$5];[.$C$4]);1);[.$C$3])" office:value-type="float" office:value="1" calcext:value-type="float">
            <text:p>1</text:p>
          </table:table-cell>
          <table:table-cell table:formula="of:=MOD(CEILING([.$C$5]*[.$D37];1)+CEILING([.$C$5]*[.I$5];1)-CEILING([.$C$5]*MOD([.$D37]+[.I$5];[.$C$4]);1);[.$C$3])" office:value-type="float" office:value="1" calcext:value-type="float">
            <text:p>1</text:p>
          </table:table-cell>
          <table:table-cell table:formula="of:=MOD(CEILING([.$C$5]*[.$D37];1)+CEILING([.$C$5]*[.J$5];1)-CEILING([.$C$5]*MOD([.$D37]+[.J$5];[.$C$4]);1);[.$C$3])" office:value-type="float" office:value="1" calcext:value-type="float">
            <text:p>1</text:p>
          </table:table-cell>
          <table:table-cell table:formula="of:=MOD(CEILING([.$C$5]*[.$D37];1)+CEILING([.$C$5]*[.K$5];1)-CEILING([.$C$5]*MOD([.$D37]+[.K$5];[.$C$4]);1);[.$C$3])" office:value-type="float" office:value="1" calcext:value-type="float">
            <text:p>1</text:p>
          </table:table-cell>
          <table:table-cell table:formula="of:=MOD(CEILING([.$C$5]*[.$D37];1)+CEILING([.$C$5]*[.L$5];1)-CEILING([.$C$5]*MOD([.$D37]+[.L$5];[.$C$4]);1);[.$C$3])" office:value-type="float" office:value="0" calcext:value-type="float">
            <text:p>0</text:p>
          </table:table-cell>
          <table:table-cell table:formula="of:=MOD(CEILING([.$C$5]*[.$D37];1)+CEILING([.$C$5]*[.M$5];1)-CEILING([.$C$5]*MOD([.$D37]+[.M$5];[.$C$4]);1);[.$C$3])" office:value-type="float" office:value="1" calcext:value-type="float">
            <text:p>1</text:p>
          </table:table-cell>
          <table:table-cell table:formula="of:=MOD(CEILING([.$C$5]*[.$D37];1)+CEILING([.$C$5]*[.N$5];1)-CEILING([.$C$5]*MOD([.$D37]+[.N$5];[.$C$4]);1);[.$C$3])" office:value-type="float" office:value="0" calcext:value-type="float">
            <text:p>0</text:p>
          </table:table-cell>
          <table:table-cell table:formula="of:=MOD(CEILING([.$C$5]*[.$D37];1)+CEILING([.$C$5]*[.O$5];1)-CEILING([.$C$5]*MOD([.$D37]+[.O$5];[.$C$4]);1);[.$C$3])" office:value-type="float" office:value="1" calcext:value-type="float">
            <text:p>1</text:p>
          </table:table-cell>
          <table:table-cell table:formula="of:=MOD(CEILING([.$C$5]*[.$D37];1)+CEILING([.$C$5]*[.P$5];1)-CEILING([.$C$5]*MOD([.$D37]+[.P$5];[.$C$4]);1);[.$C$3])" office:value-type="float" office:value="1" calcext:value-type="float">
            <text:p>1</text:p>
          </table:table-cell>
          <table:table-cell table:formula="of:=MOD(CEILING([.$C$5]*[.$D37];1)+CEILING([.$C$5]*[.Q$5];1)-CEILING([.$C$5]*MOD([.$D37]+[.Q$5];[.$C$4]);1);[.$C$3])" office:value-type="float" office:value="1" calcext:value-type="float">
            <text:p>1</text:p>
          </table:table-cell>
          <table:table-cell table:formula="of:=MOD(CEILING([.$C$5]*[.$D37];1)+CEILING([.$C$5]*[.R$5];1)-CEILING([.$C$5]*MOD([.$D37]+[.R$5];[.$C$4]);1);[.$C$3])" office:value-type="float" office:value="1" calcext:value-type="float">
            <text:p>1</text:p>
          </table:table-cell>
          <table:table-cell table:formula="of:=MOD(CEILING([.$C$5]*[.$D37];1)+CEILING([.$C$5]*[.S$5];1)-CEILING([.$C$5]*MOD([.$D37]+[.S$5];[.$C$4]);1);[.$C$3])" office:value-type="float" office:value="0" calcext:value-type="float">
            <text:p>0</text:p>
          </table:table-cell>
          <table:table-cell table:formula="of:=MOD(CEILING([.$C$5]*[.$D37];1)+CEILING([.$C$5]*[.T$5];1)-CEILING([.$C$5]*MOD([.$D37]+[.T$5];[.$C$4]);1);[.$C$3])" office:value-type="float" office:value="1" calcext:value-type="float">
            <text:p>1</text:p>
          </table:table-cell>
          <table:table-cell table:formula="of:=MOD(CEILING([.$C$5]*[.$D37];1)+CEILING([.$C$5]*[.U$5];1)-CEILING([.$C$5]*MOD([.$D37]+[.U$5];[.$C$4]);1);[.$C$3])" office:value-type="float" office:value="0" calcext:value-type="float">
            <text:p>0</text:p>
          </table:table-cell>
          <table:table-cell table:formula="of:=MOD(CEILING([.$C$5]*[.$D37];1)+CEILING([.$C$5]*[.V$5];1)-CEILING([.$C$5]*MOD([.$D37]+[.V$5];[.$C$4]);1);[.$C$3])" office:value-type="float" office:value="1" calcext:value-type="float">
            <text:p>1</text:p>
          </table:table-cell>
          <table:table-cell table:formula="of:=MOD(CEILING([.$C$5]*[.$D37];1)+CEILING([.$C$5]*[.W$5];1)-CEILING([.$C$5]*MOD([.$D37]+[.W$5];[.$C$4]);1);[.$C$3])" office:value-type="float" office:value="1" calcext:value-type="float">
            <text:p>1</text:p>
          </table:table-cell>
          <table:table-cell table:formula="of:=MOD(CEILING([.$C$5]*[.$D37];1)+CEILING([.$C$5]*[.X$5];1)-CEILING([.$C$5]*MOD([.$D37]+[.X$5];[.$C$4]);1);[.$C$3])" office:value-type="float" office:value="1" calcext:value-type="float">
            <text:p>1</text:p>
          </table:table-cell>
          <table:table-cell table:formula="of:=MOD(CEILING([.$C$5]*[.$D37];1)+CEILING([.$C$5]*[.Y$5];1)-CEILING([.$C$5]*MOD([.$D37]+[.Y$5];[.$C$4]);1);[.$C$3])" office:value-type="float" office:value="1" calcext:value-type="float">
            <text:p>1</text:p>
          </table:table-cell>
          <table:table-cell table:formula="of:=MOD(CEILING([.$C$5]*[.$D37];1)+CEILING([.$C$5]*[.Z$5];1)-CEILING([.$C$5]*MOD([.$D37]+[.Z$5];[.$C$4]);1);[.$C$3])" office:value-type="float" office:value="0" calcext:value-type="float">
            <text:p>0</text:p>
          </table:table-cell>
          <table:table-cell table:formula="of:=MOD(CEILING([.$C$5]*[.$D37];1)+CEILING([.$C$5]*[.AA$5];1)-CEILING([.$C$5]*MOD([.$D37]+[.AA$5];[.$C$4]);1);[.$C$3])" office:value-type="float" office:value="1" calcext:value-type="float">
            <text:p>1</text:p>
          </table:table-cell>
          <table:table-cell table:formula="of:=MOD(CEILING([.$C$5]*[.$D37];1)+CEILING([.$C$5]*[.AB$5];1)-CEILING([.$C$5]*MOD([.$D37]+[.AB$5];[.$C$4]);1);[.$C$3])" office:value-type="float" office:value="0" calcext:value-type="float">
            <text:p>0</text:p>
          </table:table-cell>
          <table:table-cell table:formula="of:=MOD(CEILING([.$C$5]*[.$D37];1)+CEILING([.$C$5]*[.AC$5];1)-CEILING([.$C$5]*MOD([.$D37]+[.AC$5];[.$C$4]);1);[.$C$3])" office:value-type="float" office:value="1" calcext:value-type="float">
            <text:p>1</text:p>
          </table:table-cell>
          <table:table-cell table:formula="of:=MOD(CEILING([.$C$5]*[.$D37];1)+CEILING([.$C$5]*[.AD$5];1)-CEILING([.$C$5]*MOD([.$D37]+[.AD$5];[.$C$4]);1);[.$C$3])" office:value-type="float" office:value="1" calcext:value-type="float">
            <text:p>1</text:p>
          </table:table-cell>
          <table:table-cell table:formula="of:=MOD(CEILING([.$C$5]*[.$D37];1)+CEILING([.$C$5]*[.AE$5];1)-CEILING([.$C$5]*MOD([.$D37]+[.AE$5];[.$C$4]);1);[.$C$3])" office:value-type="float" office:value="1" calcext:value-type="float">
            <text:p>1</text:p>
          </table:table-cell>
          <table:table-cell table:formula="of:=MOD(CEILING([.$C$5]*[.$D37];1)+CEILING([.$C$5]*[.AF$5];1)-CEILING([.$C$5]*MOD([.$D37]+[.AF$5];[.$C$4]);1);[.$C$3])" office:value-type="float" office:value="1" calcext:value-type="float">
            <text:p>1</text:p>
          </table:table-cell>
          <table:table-cell table:formula="of:=MOD(CEILING([.$C$5]*[.$D37];1)+CEILING([.$C$5]*[.AG$5];1)-CEILING([.$C$5]*MOD([.$D37]+[.AG$5];[.$C$4]);1);[.$C$3])" office:value-type="float" office:value="0" calcext:value-type="float">
            <text:p>0</text:p>
          </table:table-cell>
          <table:table-cell table:formula="of:=MOD(CEILING([.$C$5]*[.$D37];1)+CEILING([.$C$5]*[.AH$5];1)-CEILING([.$C$5]*MOD([.$D37]+[.AH$5];[.$C$4]);1);[.$C$3])" office:value-type="float" office:value="1" calcext:value-type="float">
            <text:p>1</text:p>
          </table:table-cell>
          <table:table-cell table:formula="of:=MOD(CEILING([.$C$5]*[.$D37];1)+CEILING([.$C$5]*[.AI$5];1)-CEILING([.$C$5]*MOD([.$D37]+[.AI$5];[.$C$4]);1);[.$C$3])" office:value-type="float" office:value="0" calcext:value-type="float">
            <text:p>0</text:p>
          </table:table-cell>
          <table:table-cell table:formula="of:=MOD(CEILING([.$C$5]*[.$D37];1)+CEILING([.$C$5]*[.AJ$5];1)-CEILING([.$C$5]*MOD([.$D37]+[.AJ$5];[.$C$4]);1);[.$C$3])" office:value-type="float" office:value="1" calcext:value-type="float">
            <text:p>1</text:p>
          </table:table-cell>
          <table:table-cell table:formula="of:=MOD(CEILING([.$C$5]*[.$D37];1)+CEILING([.$C$5]*[.AK$5];1)-CEILING([.$C$5]*MOD([.$D37]+[.AK$5];[.$C$4]);1);[.$C$3])" office:value-type="float" office:value="1" calcext:value-type="float">
            <text:p>1</text:p>
          </table:table-cell>
          <table:table-cell table:formula="of:=MOD(CEILING([.$C$5]*[.$D37];1)+CEILING([.$C$5]*[.AL$5];1)-CEILING([.$C$5]*MOD([.$D37]+[.AL$5];[.$C$4]);1);[.$C$3])" office:value-type="float" office:value="1" calcext:value-type="float">
            <text:p>1</text:p>
          </table:table-cell>
          <table:table-cell table:formula="of:=MOD(CEILING([.$C$5]*[.$D37];1)+CEILING([.$C$5]*[.AM$5];1)-CEILING([.$C$5]*MOD([.$D37]+[.AM$5];[.$C$4]);1);[.$C$3])" office:value-type="float" office:value="1" calcext:value-type="float">
            <text:p>1</text:p>
          </table:table-cell>
          <table:table-cell table:formula="of:=MOD(CEILING([.$C$5]*[.$D37];1)+CEILING([.$C$5]*[.AN$5];1)-CEILING([.$C$5]*MOD([.$D37]+[.AN$5];[.$C$4]);1);[.$C$3])" office:value-type="float" office:value="0" calcext:value-type="float">
            <text:p>0</text:p>
          </table:table-cell>
          <table:table-cell table:formula="of:=MOD(CEILING([.$C$5]*[.$D37];1)+CEILING([.$C$5]*[.AO$5];1)-CEILING([.$C$5]*MOD([.$D37]+[.AO$5];[.$C$4]);1);[.$C$3])" office:value-type="float" office:value="1" calcext:value-type="float">
            <text:p>1</text:p>
          </table:table-cell>
          <table:table-cell table:formula="of:=MOD(CEILING([.$C$5]*[.$D37];1)+CEILING([.$C$5]*[.AP$5];1)-CEILING([.$C$5]*MOD([.$D37]+[.AP$5];[.$C$4]);1);[.$C$3])" office:value-type="float" office:value="0" calcext:value-type="float">
            <text:p>0</text:p>
          </table:table-cell>
          <table:table-cell table:formula="of:=MOD(CEILING([.$C$5]*[.$D37];1)+CEILING([.$C$5]*[.AQ$5];1)-CEILING([.$C$5]*MOD([.$D37]+[.AQ$5];[.$C$4]);1);[.$C$3])" office:value-type="float" office:value="1" calcext:value-type="float">
            <text:p>1</text:p>
          </table:table-cell>
          <table:table-cell table:formula="of:=MOD(CEILING([.$C$5]*[.$D37];1)+CEILING([.$C$5]*[.AR$5];1)-CEILING([.$C$5]*MOD([.$D37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4" calcext:value-type="float">
            <text:p>26.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MOD(CEILING([.$C$5]*[.$D38];1)+CEILING([.$C$5]*[.E$5];1)-CEILING([.$C$5]*MOD([.$D38]+[.E$5];[.$C$4]);1);[.$C$3])" office:value-type="float" office:value="0" calcext:value-type="float">
            <text:p>0</text:p>
          </table:table-cell>
          <table:table-cell table:formula="of:=MOD(CEILING([.$C$5]*[.$D38];1)+CEILING([.$C$5]*[.F$5];1)-CEILING([.$C$5]*MOD([.$D38]+[.F$5];[.$C$4]);1);[.$C$3])" office:value-type="float" office:value="0" calcext:value-type="float">
            <text:p>0</text:p>
          </table:table-cell>
          <table:table-cell table:formula="of:=MOD(CEILING([.$C$5]*[.$D38];1)+CEILING([.$C$5]*[.G$5];1)-CEILING([.$C$5]*MOD([.$D38]+[.G$5];[.$C$4]);1);[.$C$3])" office:value-type="float" office:value="0" calcext:value-type="float">
            <text:p>0</text:p>
          </table:table-cell>
          <table:table-cell table:formula="of:=MOD(CEILING([.$C$5]*[.$D38];1)+CEILING([.$C$5]*[.H$5];1)-CEILING([.$C$5]*MOD([.$D38]+[.H$5];[.$C$4]);1);[.$C$3])" office:value-type="float" office:value="1" calcext:value-type="float">
            <text:p>1</text:p>
          </table:table-cell>
          <table:table-cell table:formula="of:=MOD(CEILING([.$C$5]*[.$D38];1)+CEILING([.$C$5]*[.I$5];1)-CEILING([.$C$5]*MOD([.$D38]+[.I$5];[.$C$4]);1);[.$C$3])" office:value-type="float" office:value="0" calcext:value-type="float">
            <text:p>0</text:p>
          </table:table-cell>
          <table:table-cell table:formula="of:=MOD(CEILING([.$C$5]*[.$D38];1)+CEILING([.$C$5]*[.J$5];1)-CEILING([.$C$5]*MOD([.$D38]+[.J$5];[.$C$4]);1);[.$C$3])" office:value-type="float" office:value="1" calcext:value-type="float">
            <text:p>1</text:p>
          </table:table-cell>
          <table:table-cell table:formula="of:=MOD(CEILING([.$C$5]*[.$D38];1)+CEILING([.$C$5]*[.K$5];1)-CEILING([.$C$5]*MOD([.$D38]+[.K$5];[.$C$4]);1);[.$C$3])" office:value-type="float" office:value="0" calcext:value-type="float">
            <text:p>0</text:p>
          </table:table-cell>
          <table:table-cell table:formula="of:=MOD(CEILING([.$C$5]*[.$D38];1)+CEILING([.$C$5]*[.L$5];1)-CEILING([.$C$5]*MOD([.$D38]+[.L$5];[.$C$4]);1);[.$C$3])" office:value-type="float" office:value="0" calcext:value-type="float">
            <text:p>0</text:p>
          </table:table-cell>
          <table:table-cell table:formula="of:=MOD(CEILING([.$C$5]*[.$D38];1)+CEILING([.$C$5]*[.M$5];1)-CEILING([.$C$5]*MOD([.$D38]+[.M$5];[.$C$4]);1);[.$C$3])" office:value-type="float" office:value="0" calcext:value-type="float">
            <text:p>0</text:p>
          </table:table-cell>
          <table:table-cell table:formula="of:=MOD(CEILING([.$C$5]*[.$D38];1)+CEILING([.$C$5]*[.N$5];1)-CEILING([.$C$5]*MOD([.$D38]+[.N$5];[.$C$4]);1);[.$C$3])" office:value-type="float" office:value="0" calcext:value-type="float">
            <text:p>0</text:p>
          </table:table-cell>
          <table:table-cell table:formula="of:=MOD(CEILING([.$C$5]*[.$D38];1)+CEILING([.$C$5]*[.O$5];1)-CEILING([.$C$5]*MOD([.$D38]+[.O$5];[.$C$4]);1);[.$C$3])" office:value-type="float" office:value="1" calcext:value-type="float">
            <text:p>1</text:p>
          </table:table-cell>
          <table:table-cell table:formula="of:=MOD(CEILING([.$C$5]*[.$D38];1)+CEILING([.$C$5]*[.P$5];1)-CEILING([.$C$5]*MOD([.$D38]+[.P$5];[.$C$4]);1);[.$C$3])" office:value-type="float" office:value="0" calcext:value-type="float">
            <text:p>0</text:p>
          </table:table-cell>
          <table:table-cell table:formula="of:=MOD(CEILING([.$C$5]*[.$D38];1)+CEILING([.$C$5]*[.Q$5];1)-CEILING([.$C$5]*MOD([.$D38]+[.Q$5];[.$C$4]);1);[.$C$3])" office:value-type="float" office:value="1" calcext:value-type="float">
            <text:p>1</text:p>
          </table:table-cell>
          <table:table-cell table:formula="of:=MOD(CEILING([.$C$5]*[.$D38];1)+CEILING([.$C$5]*[.R$5];1)-CEILING([.$C$5]*MOD([.$D38]+[.R$5];[.$C$4]);1);[.$C$3])" office:value-type="float" office:value="0" calcext:value-type="float">
            <text:p>0</text:p>
          </table:table-cell>
          <table:table-cell table:formula="of:=MOD(CEILING([.$C$5]*[.$D38];1)+CEILING([.$C$5]*[.S$5];1)-CEILING([.$C$5]*MOD([.$D38]+[.S$5];[.$C$4]);1);[.$C$3])" office:value-type="float" office:value="0" calcext:value-type="float">
            <text:p>0</text:p>
          </table:table-cell>
          <table:table-cell table:formula="of:=MOD(CEILING([.$C$5]*[.$D38];1)+CEILING([.$C$5]*[.T$5];1)-CEILING([.$C$5]*MOD([.$D38]+[.T$5];[.$C$4]);1);[.$C$3])" office:value-type="float" office:value="0" calcext:value-type="float">
            <text:p>0</text:p>
          </table:table-cell>
          <table:table-cell table:formula="of:=MOD(CEILING([.$C$5]*[.$D38];1)+CEILING([.$C$5]*[.U$5];1)-CEILING([.$C$5]*MOD([.$D38]+[.U$5];[.$C$4]);1);[.$C$3])" office:value-type="float" office:value="0" calcext:value-type="float">
            <text:p>0</text:p>
          </table:table-cell>
          <table:table-cell table:formula="of:=MOD(CEILING([.$C$5]*[.$D38];1)+CEILING([.$C$5]*[.V$5];1)-CEILING([.$C$5]*MOD([.$D38]+[.V$5];[.$C$4]);1);[.$C$3])" office:value-type="float" office:value="1" calcext:value-type="float">
            <text:p>1</text:p>
          </table:table-cell>
          <table:table-cell table:formula="of:=MOD(CEILING([.$C$5]*[.$D38];1)+CEILING([.$C$5]*[.W$5];1)-CEILING([.$C$5]*MOD([.$D38]+[.W$5];[.$C$4]);1);[.$C$3])" office:value-type="float" office:value="0" calcext:value-type="float">
            <text:p>0</text:p>
          </table:table-cell>
          <table:table-cell table:formula="of:=MOD(CEILING([.$C$5]*[.$D38];1)+CEILING([.$C$5]*[.X$5];1)-CEILING([.$C$5]*MOD([.$D38]+[.X$5];[.$C$4]);1);[.$C$3])" office:value-type="float" office:value="1" calcext:value-type="float">
            <text:p>1</text:p>
          </table:table-cell>
          <table:table-cell table:formula="of:=MOD(CEILING([.$C$5]*[.$D38];1)+CEILING([.$C$5]*[.Y$5];1)-CEILING([.$C$5]*MOD([.$D38]+[.Y$5];[.$C$4]);1);[.$C$3])" office:value-type="float" office:value="0" calcext:value-type="float">
            <text:p>0</text:p>
          </table:table-cell>
          <table:table-cell table:formula="of:=MOD(CEILING([.$C$5]*[.$D38];1)+CEILING([.$C$5]*[.Z$5];1)-CEILING([.$C$5]*MOD([.$D38]+[.Z$5];[.$C$4]);1);[.$C$3])" office:value-type="float" office:value="0" calcext:value-type="float">
            <text:p>0</text:p>
          </table:table-cell>
          <table:table-cell table:formula="of:=MOD(CEILING([.$C$5]*[.$D38];1)+CEILING([.$C$5]*[.AA$5];1)-CEILING([.$C$5]*MOD([.$D38]+[.AA$5];[.$C$4]);1);[.$C$3])" office:value-type="float" office:value="0" calcext:value-type="float">
            <text:p>0</text:p>
          </table:table-cell>
          <table:table-cell table:formula="of:=MOD(CEILING([.$C$5]*[.$D38];1)+CEILING([.$C$5]*[.AB$5];1)-CEILING([.$C$5]*MOD([.$D38]+[.AB$5];[.$C$4]);1);[.$C$3])" office:value-type="float" office:value="0" calcext:value-type="float">
            <text:p>0</text:p>
          </table:table-cell>
          <table:table-cell table:formula="of:=MOD(CEILING([.$C$5]*[.$D38];1)+CEILING([.$C$5]*[.AC$5];1)-CEILING([.$C$5]*MOD([.$D38]+[.AC$5];[.$C$4]);1);[.$C$3])" office:value-type="float" office:value="1" calcext:value-type="float">
            <text:p>1</text:p>
          </table:table-cell>
          <table:table-cell table:formula="of:=MOD(CEILING([.$C$5]*[.$D38];1)+CEILING([.$C$5]*[.AD$5];1)-CEILING([.$C$5]*MOD([.$D38]+[.AD$5];[.$C$4]);1);[.$C$3])" office:value-type="float" office:value="0" calcext:value-type="float">
            <text:p>0</text:p>
          </table:table-cell>
          <table:table-cell table:formula="of:=MOD(CEILING([.$C$5]*[.$D38];1)+CEILING([.$C$5]*[.AE$5];1)-CEILING([.$C$5]*MOD([.$D38]+[.AE$5];[.$C$4]);1);[.$C$3])" office:value-type="float" office:value="1" calcext:value-type="float">
            <text:p>1</text:p>
          </table:table-cell>
          <table:table-cell table:formula="of:=MOD(CEILING([.$C$5]*[.$D38];1)+CEILING([.$C$5]*[.AF$5];1)-CEILING([.$C$5]*MOD([.$D38]+[.AF$5];[.$C$4]);1);[.$C$3])" office:value-type="float" office:value="0" calcext:value-type="float">
            <text:p>0</text:p>
          </table:table-cell>
          <table:table-cell table:formula="of:=MOD(CEILING([.$C$5]*[.$D38];1)+CEILING([.$C$5]*[.AG$5];1)-CEILING([.$C$5]*MOD([.$D38]+[.AG$5];[.$C$4]);1);[.$C$3])" office:value-type="float" office:value="0" calcext:value-type="float">
            <text:p>0</text:p>
          </table:table-cell>
          <table:table-cell table:formula="of:=MOD(CEILING([.$C$5]*[.$D38];1)+CEILING([.$C$5]*[.AH$5];1)-CEILING([.$C$5]*MOD([.$D38]+[.AH$5];[.$C$4]);1);[.$C$3])" office:value-type="float" office:value="0" calcext:value-type="float">
            <text:p>0</text:p>
          </table:table-cell>
          <table:table-cell table:formula="of:=MOD(CEILING([.$C$5]*[.$D38];1)+CEILING([.$C$5]*[.AI$5];1)-CEILING([.$C$5]*MOD([.$D38]+[.AI$5];[.$C$4]);1);[.$C$3])" office:value-type="float" office:value="0" calcext:value-type="float">
            <text:p>0</text:p>
          </table:table-cell>
          <table:table-cell table:formula="of:=MOD(CEILING([.$C$5]*[.$D38];1)+CEILING([.$C$5]*[.AJ$5];1)-CEILING([.$C$5]*MOD([.$D38]+[.AJ$5];[.$C$4]);1);[.$C$3])" office:value-type="float" office:value="1" calcext:value-type="float">
            <text:p>1</text:p>
          </table:table-cell>
          <table:table-cell table:formula="of:=MOD(CEILING([.$C$5]*[.$D38];1)+CEILING([.$C$5]*[.AK$5];1)-CEILING([.$C$5]*MOD([.$D38]+[.AK$5];[.$C$4]);1);[.$C$3])" office:value-type="float" office:value="0" calcext:value-type="float">
            <text:p>0</text:p>
          </table:table-cell>
          <table:table-cell table:formula="of:=MOD(CEILING([.$C$5]*[.$D38];1)+CEILING([.$C$5]*[.AL$5];1)-CEILING([.$C$5]*MOD([.$D38]+[.AL$5];[.$C$4]);1);[.$C$3])" office:value-type="float" office:value="1" calcext:value-type="float">
            <text:p>1</text:p>
          </table:table-cell>
          <table:table-cell table:formula="of:=MOD(CEILING([.$C$5]*[.$D38];1)+CEILING([.$C$5]*[.AM$5];1)-CEILING([.$C$5]*MOD([.$D38]+[.AM$5];[.$C$4]);1);[.$C$3])" office:value-type="float" office:value="0" calcext:value-type="float">
            <text:p>0</text:p>
          </table:table-cell>
          <table:table-cell table:formula="of:=MOD(CEILING([.$C$5]*[.$D38];1)+CEILING([.$C$5]*[.AN$5];1)-CEILING([.$C$5]*MOD([.$D38]+[.AN$5];[.$C$4]);1);[.$C$3])" office:value-type="float" office:value="0" calcext:value-type="float">
            <text:p>0</text:p>
          </table:table-cell>
          <table:table-cell table:formula="of:=MOD(CEILING([.$C$5]*[.$D38];1)+CEILING([.$C$5]*[.AO$5];1)-CEILING([.$C$5]*MOD([.$D38]+[.AO$5];[.$C$4]);1);[.$C$3])" office:value-type="float" office:value="0" calcext:value-type="float">
            <text:p>0</text:p>
          </table:table-cell>
          <table:table-cell table:formula="of:=MOD(CEILING([.$C$5]*[.$D38];1)+CEILING([.$C$5]*[.AP$5];1)-CEILING([.$C$5]*MOD([.$D38]+[.AP$5];[.$C$4]);1);[.$C$3])" office:value-type="float" office:value="0" calcext:value-type="float">
            <text:p>0</text:p>
          </table:table-cell>
          <table:table-cell table:formula="of:=MOD(CEILING([.$C$5]*[.$D38];1)+CEILING([.$C$5]*[.AQ$5];1)-CEILING([.$C$5]*MOD([.$D38]+[.AQ$5];[.$C$4]);1);[.$C$3])" office:value-type="float" office:value="1" calcext:value-type="float">
            <text:p>1</text:p>
          </table:table-cell>
          <table:table-cell table:formula="of:=MOD(CEILING([.$C$5]*[.$D38];1)+CEILING([.$C$5]*[.AR$5];1)-CEILING([.$C$5]*MOD([.$D3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45" calcext:value-type="float">
            <text:p>26.4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MOD(CEILING([.$C$5]*[.$D39];1)+CEILING([.$C$5]*[.E$5];1)-CEILING([.$C$5]*MOD([.$D39]+[.E$5];[.$C$4]);1);[.$C$3])" office:value-type="float" office:value="0" calcext:value-type="float">
            <text:p>0</text:p>
          </table:table-cell>
          <table:table-cell table:formula="of:=MOD(CEILING([.$C$5]*[.$D39];1)+CEILING([.$C$5]*[.F$5];1)-CEILING([.$C$5]*MOD([.$D39]+[.F$5];[.$C$4]);1);[.$C$3])" office:value-type="float" office:value="1" calcext:value-type="float">
            <text:p>1</text:p>
          </table:table-cell>
          <table:table-cell table:formula="of:=MOD(CEILING([.$C$5]*[.$D39];1)+CEILING([.$C$5]*[.G$5];1)-CEILING([.$C$5]*MOD([.$D39]+[.G$5];[.$C$4]);1);[.$C$3])" office:value-type="float" office:value="1" calcext:value-type="float">
            <text:p>1</text:p>
          </table:table-cell>
          <table:table-cell table:formula="of:=MOD(CEILING([.$C$5]*[.$D39];1)+CEILING([.$C$5]*[.H$5];1)-CEILING([.$C$5]*MOD([.$D39]+[.H$5];[.$C$4]);1);[.$C$3])" office:value-type="float" office:value="1" calcext:value-type="float">
            <text:p>1</text:p>
          </table:table-cell>
          <table:table-cell table:formula="of:=MOD(CEILING([.$C$5]*[.$D39];1)+CEILING([.$C$5]*[.I$5];1)-CEILING([.$C$5]*MOD([.$D39]+[.I$5];[.$C$4]);1);[.$C$3])" office:value-type="float" office:value="1" calcext:value-type="float">
            <text:p>1</text:p>
          </table:table-cell>
          <table:table-cell table:formula="of:=MOD(CEILING([.$C$5]*[.$D39];1)+CEILING([.$C$5]*[.J$5];1)-CEILING([.$C$5]*MOD([.$D39]+[.J$5];[.$C$4]);1);[.$C$3])" office:value-type="float" office:value="1" calcext:value-type="float">
            <text:p>1</text:p>
          </table:table-cell>
          <table:table-cell table:formula="of:=MOD(CEILING([.$C$5]*[.$D39];1)+CEILING([.$C$5]*[.K$5];1)-CEILING([.$C$5]*MOD([.$D39]+[.K$5];[.$C$4]);1);[.$C$3])" office:value-type="float" office:value="1" calcext:value-type="float">
            <text:p>1</text:p>
          </table:table-cell>
          <table:table-cell table:formula="of:=MOD(CEILING([.$C$5]*[.$D39];1)+CEILING([.$C$5]*[.L$5];1)-CEILING([.$C$5]*MOD([.$D39]+[.L$5];[.$C$4]);1);[.$C$3])" office:value-type="float" office:value="0" calcext:value-type="float">
            <text:p>0</text:p>
          </table:table-cell>
          <table:table-cell table:formula="of:=MOD(CEILING([.$C$5]*[.$D39];1)+CEILING([.$C$5]*[.M$5];1)-CEILING([.$C$5]*MOD([.$D39]+[.M$5];[.$C$4]);1);[.$C$3])" office:value-type="float" office:value="1" calcext:value-type="float">
            <text:p>1</text:p>
          </table:table-cell>
          <table:table-cell table:formula="of:=MOD(CEILING([.$C$5]*[.$D39];1)+CEILING([.$C$5]*[.N$5];1)-CEILING([.$C$5]*MOD([.$D39]+[.N$5];[.$C$4]);1);[.$C$3])" office:value-type="float" office:value="1" calcext:value-type="float">
            <text:p>1</text:p>
          </table:table-cell>
          <table:table-cell table:formula="of:=MOD(CEILING([.$C$5]*[.$D39];1)+CEILING([.$C$5]*[.O$5];1)-CEILING([.$C$5]*MOD([.$D39]+[.O$5];[.$C$4]);1);[.$C$3])" office:value-type="float" office:value="1" calcext:value-type="float">
            <text:p>1</text:p>
          </table:table-cell>
          <table:table-cell table:formula="of:=MOD(CEILING([.$C$5]*[.$D39];1)+CEILING([.$C$5]*[.P$5];1)-CEILING([.$C$5]*MOD([.$D39]+[.P$5];[.$C$4]);1);[.$C$3])" office:value-type="float" office:value="1" calcext:value-type="float">
            <text:p>1</text:p>
          </table:table-cell>
          <table:table-cell table:formula="of:=MOD(CEILING([.$C$5]*[.$D39];1)+CEILING([.$C$5]*[.Q$5];1)-CEILING([.$C$5]*MOD([.$D39]+[.Q$5];[.$C$4]);1);[.$C$3])" office:value-type="float" office:value="1" calcext:value-type="float">
            <text:p>1</text:p>
          </table:table-cell>
          <table:table-cell table:formula="of:=MOD(CEILING([.$C$5]*[.$D39];1)+CEILING([.$C$5]*[.R$5];1)-CEILING([.$C$5]*MOD([.$D39]+[.R$5];[.$C$4]);1);[.$C$3])" office:value-type="float" office:value="1" calcext:value-type="float">
            <text:p>1</text:p>
          </table:table-cell>
          <table:table-cell table:formula="of:=MOD(CEILING([.$C$5]*[.$D39];1)+CEILING([.$C$5]*[.S$5];1)-CEILING([.$C$5]*MOD([.$D39]+[.S$5];[.$C$4]);1);[.$C$3])" office:value-type="float" office:value="0" calcext:value-type="float">
            <text:p>0</text:p>
          </table:table-cell>
          <table:table-cell table:formula="of:=MOD(CEILING([.$C$5]*[.$D39];1)+CEILING([.$C$5]*[.T$5];1)-CEILING([.$C$5]*MOD([.$D39]+[.T$5];[.$C$4]);1);[.$C$3])" office:value-type="float" office:value="1" calcext:value-type="float">
            <text:p>1</text:p>
          </table:table-cell>
          <table:table-cell table:formula="of:=MOD(CEILING([.$C$5]*[.$D39];1)+CEILING([.$C$5]*[.U$5];1)-CEILING([.$C$5]*MOD([.$D39]+[.U$5];[.$C$4]);1);[.$C$3])" office:value-type="float" office:value="1" calcext:value-type="float">
            <text:p>1</text:p>
          </table:table-cell>
          <table:table-cell table:formula="of:=MOD(CEILING([.$C$5]*[.$D39];1)+CEILING([.$C$5]*[.V$5];1)-CEILING([.$C$5]*MOD([.$D39]+[.V$5];[.$C$4]);1);[.$C$3])" office:value-type="float" office:value="1" calcext:value-type="float">
            <text:p>1</text:p>
          </table:table-cell>
          <table:table-cell table:formula="of:=MOD(CEILING([.$C$5]*[.$D39];1)+CEILING([.$C$5]*[.W$5];1)-CEILING([.$C$5]*MOD([.$D39]+[.W$5];[.$C$4]);1);[.$C$3])" office:value-type="float" office:value="1" calcext:value-type="float">
            <text:p>1</text:p>
          </table:table-cell>
          <table:table-cell table:formula="of:=MOD(CEILING([.$C$5]*[.$D39];1)+CEILING([.$C$5]*[.X$5];1)-CEILING([.$C$5]*MOD([.$D39]+[.X$5];[.$C$4]);1);[.$C$3])" office:value-type="float" office:value="1" calcext:value-type="float">
            <text:p>1</text:p>
          </table:table-cell>
          <table:table-cell table:formula="of:=MOD(CEILING([.$C$5]*[.$D39];1)+CEILING([.$C$5]*[.Y$5];1)-CEILING([.$C$5]*MOD([.$D39]+[.Y$5];[.$C$4]);1);[.$C$3])" office:value-type="float" office:value="1" calcext:value-type="float">
            <text:p>1</text:p>
          </table:table-cell>
          <table:table-cell table:formula="of:=MOD(CEILING([.$C$5]*[.$D39];1)+CEILING([.$C$5]*[.Z$5];1)-CEILING([.$C$5]*MOD([.$D39]+[.Z$5];[.$C$4]);1);[.$C$3])" office:value-type="float" office:value="0" calcext:value-type="float">
            <text:p>0</text:p>
          </table:table-cell>
          <table:table-cell table:formula="of:=MOD(CEILING([.$C$5]*[.$D39];1)+CEILING([.$C$5]*[.AA$5];1)-CEILING([.$C$5]*MOD([.$D39]+[.AA$5];[.$C$4]);1);[.$C$3])" office:value-type="float" office:value="1" calcext:value-type="float">
            <text:p>1</text:p>
          </table:table-cell>
          <table:table-cell table:formula="of:=MOD(CEILING([.$C$5]*[.$D39];1)+CEILING([.$C$5]*[.AB$5];1)-CEILING([.$C$5]*MOD([.$D39]+[.AB$5];[.$C$4]);1);[.$C$3])" office:value-type="float" office:value="1" calcext:value-type="float">
            <text:p>1</text:p>
          </table:table-cell>
          <table:table-cell table:formula="of:=MOD(CEILING([.$C$5]*[.$D39];1)+CEILING([.$C$5]*[.AC$5];1)-CEILING([.$C$5]*MOD([.$D39]+[.AC$5];[.$C$4]);1);[.$C$3])" office:value-type="float" office:value="1" calcext:value-type="float">
            <text:p>1</text:p>
          </table:table-cell>
          <table:table-cell table:formula="of:=MOD(CEILING([.$C$5]*[.$D39];1)+CEILING([.$C$5]*[.AD$5];1)-CEILING([.$C$5]*MOD([.$D39]+[.AD$5];[.$C$4]);1);[.$C$3])" office:value-type="float" office:value="1" calcext:value-type="float">
            <text:p>1</text:p>
          </table:table-cell>
          <table:table-cell table:formula="of:=MOD(CEILING([.$C$5]*[.$D39];1)+CEILING([.$C$5]*[.AE$5];1)-CEILING([.$C$5]*MOD([.$D39]+[.AE$5];[.$C$4]);1);[.$C$3])" office:value-type="float" office:value="1" calcext:value-type="float">
            <text:p>1</text:p>
          </table:table-cell>
          <table:table-cell table:formula="of:=MOD(CEILING([.$C$5]*[.$D39];1)+CEILING([.$C$5]*[.AF$5];1)-CEILING([.$C$5]*MOD([.$D39]+[.AF$5];[.$C$4]);1);[.$C$3])" office:value-type="float" office:value="1" calcext:value-type="float">
            <text:p>1</text:p>
          </table:table-cell>
          <table:table-cell table:formula="of:=MOD(CEILING([.$C$5]*[.$D39];1)+CEILING([.$C$5]*[.AG$5];1)-CEILING([.$C$5]*MOD([.$D39]+[.AG$5];[.$C$4]);1);[.$C$3])" office:value-type="float" office:value="0" calcext:value-type="float">
            <text:p>0</text:p>
          </table:table-cell>
          <table:table-cell table:formula="of:=MOD(CEILING([.$C$5]*[.$D39];1)+CEILING([.$C$5]*[.AH$5];1)-CEILING([.$C$5]*MOD([.$D39]+[.AH$5];[.$C$4]);1);[.$C$3])" office:value-type="float" office:value="1" calcext:value-type="float">
            <text:p>1</text:p>
          </table:table-cell>
          <table:table-cell table:formula="of:=MOD(CEILING([.$C$5]*[.$D39];1)+CEILING([.$C$5]*[.AI$5];1)-CEILING([.$C$5]*MOD([.$D39]+[.AI$5];[.$C$4]);1);[.$C$3])" office:value-type="float" office:value="1" calcext:value-type="float">
            <text:p>1</text:p>
          </table:table-cell>
          <table:table-cell table:formula="of:=MOD(CEILING([.$C$5]*[.$D39];1)+CEILING([.$C$5]*[.AJ$5];1)-CEILING([.$C$5]*MOD([.$D39]+[.AJ$5];[.$C$4]);1);[.$C$3])" office:value-type="float" office:value="1" calcext:value-type="float">
            <text:p>1</text:p>
          </table:table-cell>
          <table:table-cell table:formula="of:=MOD(CEILING([.$C$5]*[.$D39];1)+CEILING([.$C$5]*[.AK$5];1)-CEILING([.$C$5]*MOD([.$D39]+[.AK$5];[.$C$4]);1);[.$C$3])" office:value-type="float" office:value="1" calcext:value-type="float">
            <text:p>1</text:p>
          </table:table-cell>
          <table:table-cell table:formula="of:=MOD(CEILING([.$C$5]*[.$D39];1)+CEILING([.$C$5]*[.AL$5];1)-CEILING([.$C$5]*MOD([.$D39]+[.AL$5];[.$C$4]);1);[.$C$3])" office:value-type="float" office:value="1" calcext:value-type="float">
            <text:p>1</text:p>
          </table:table-cell>
          <table:table-cell table:formula="of:=MOD(CEILING([.$C$5]*[.$D39];1)+CEILING([.$C$5]*[.AM$5];1)-CEILING([.$C$5]*MOD([.$D39]+[.AM$5];[.$C$4]);1);[.$C$3])" office:value-type="float" office:value="1" calcext:value-type="float">
            <text:p>1</text:p>
          </table:table-cell>
          <table:table-cell table:formula="of:=MOD(CEILING([.$C$5]*[.$D39];1)+CEILING([.$C$5]*[.AN$5];1)-CEILING([.$C$5]*MOD([.$D39]+[.AN$5];[.$C$4]);1);[.$C$3])" office:value-type="float" office:value="0" calcext:value-type="float">
            <text:p>0</text:p>
          </table:table-cell>
          <table:table-cell table:formula="of:=MOD(CEILING([.$C$5]*[.$D39];1)+CEILING([.$C$5]*[.AO$5];1)-CEILING([.$C$5]*MOD([.$D39]+[.AO$5];[.$C$4]);1);[.$C$3])" office:value-type="float" office:value="1" calcext:value-type="float">
            <text:p>1</text:p>
          </table:table-cell>
          <table:table-cell table:formula="of:=MOD(CEILING([.$C$5]*[.$D39];1)+CEILING([.$C$5]*[.AP$5];1)-CEILING([.$C$5]*MOD([.$D39]+[.AP$5];[.$C$4]);1);[.$C$3])" office:value-type="float" office:value="1" calcext:value-type="float">
            <text:p>1</text:p>
          </table:table-cell>
          <table:table-cell table:formula="of:=MOD(CEILING([.$C$5]*[.$D39];1)+CEILING([.$C$5]*[.AQ$5];1)-CEILING([.$C$5]*MOD([.$D39]+[.AQ$5];[.$C$4]);1);[.$C$3])" office:value-type="float" office:value="1" calcext:value-type="float">
            <text:p>1</text:p>
          </table:table-cell>
          <table:table-cell table:formula="of:=MOD(CEILING([.$C$5]*[.$D39];1)+CEILING([.$C$5]*[.AR$5];1)-CEILING([.$C$5]*MOD([.$D39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MOD(CEILING([.$C$5]*[.$D40];1)+CEILING([.$C$5]*[.E$5];1)-CEILING([.$C$5]*MOD([.$D40]+[.E$5];[.$C$4]);1);[.$C$3])" office:value-type="float" office:value="0" calcext:value-type="float">
            <text:p>0</text:p>
          </table:table-cell>
          <table:table-cell table:formula="of:=MOD(CEILING([.$C$5]*[.$D40];1)+CEILING([.$C$5]*[.F$5];1)-CEILING([.$C$5]*MOD([.$D40]+[.F$5];[.$C$4]);1);[.$C$3])" office:value-type="float" office:value="1" calcext:value-type="float">
            <text:p>1</text:p>
          </table:table-cell>
          <table:table-cell table:formula="of:=MOD(CEILING([.$C$5]*[.$D40];1)+CEILING([.$C$5]*[.G$5];1)-CEILING([.$C$5]*MOD([.$D40]+[.G$5];[.$C$4]);1);[.$C$3])" office:value-type="float" office:value="0" calcext:value-type="float">
            <text:p>0</text:p>
          </table:table-cell>
          <table:table-cell table:formula="of:=MOD(CEILING([.$C$5]*[.$D40];1)+CEILING([.$C$5]*[.H$5];1)-CEILING([.$C$5]*MOD([.$D40]+[.H$5];[.$C$4]);1);[.$C$3])" office:value-type="float" office:value="1" calcext:value-type="float">
            <text:p>1</text:p>
          </table:table-cell>
          <table:table-cell table:formula="of:=MOD(CEILING([.$C$5]*[.$D40];1)+CEILING([.$C$5]*[.I$5];1)-CEILING([.$C$5]*MOD([.$D40]+[.I$5];[.$C$4]);1);[.$C$3])" office:value-type="float" office:value="0" calcext:value-type="float">
            <text:p>0</text:p>
          </table:table-cell>
          <table:table-cell table:formula="of:=MOD(CEILING([.$C$5]*[.$D40];1)+CEILING([.$C$5]*[.J$5];1)-CEILING([.$C$5]*MOD([.$D40]+[.J$5];[.$C$4]);1);[.$C$3])" office:value-type="float" office:value="1" calcext:value-type="float">
            <text:p>1</text:p>
          </table:table-cell>
          <table:table-cell table:formula="of:=MOD(CEILING([.$C$5]*[.$D40];1)+CEILING([.$C$5]*[.K$5];1)-CEILING([.$C$5]*MOD([.$D40]+[.K$5];[.$C$4]);1);[.$C$3])" office:value-type="float" office:value="0" calcext:value-type="float">
            <text:p>0</text:p>
          </table:table-cell>
          <table:table-cell table:formula="of:=MOD(CEILING([.$C$5]*[.$D40];1)+CEILING([.$C$5]*[.L$5];1)-CEILING([.$C$5]*MOD([.$D40]+[.L$5];[.$C$4]);1);[.$C$3])" office:value-type="float" office:value="0" calcext:value-type="float">
            <text:p>0</text:p>
          </table:table-cell>
          <table:table-cell table:formula="of:=MOD(CEILING([.$C$5]*[.$D40];1)+CEILING([.$C$5]*[.M$5];1)-CEILING([.$C$5]*MOD([.$D40]+[.M$5];[.$C$4]);1);[.$C$3])" office:value-type="float" office:value="1" calcext:value-type="float">
            <text:p>1</text:p>
          </table:table-cell>
          <table:table-cell table:formula="of:=MOD(CEILING([.$C$5]*[.$D40];1)+CEILING([.$C$5]*[.N$5];1)-CEILING([.$C$5]*MOD([.$D40]+[.N$5];[.$C$4]);1);[.$C$3])" office:value-type="float" office:value="0" calcext:value-type="float">
            <text:p>0</text:p>
          </table:table-cell>
          <table:table-cell table:formula="of:=MOD(CEILING([.$C$5]*[.$D40];1)+CEILING([.$C$5]*[.O$5];1)-CEILING([.$C$5]*MOD([.$D40]+[.O$5];[.$C$4]);1);[.$C$3])" office:value-type="float" office:value="1" calcext:value-type="float">
            <text:p>1</text:p>
          </table:table-cell>
          <table:table-cell table:formula="of:=MOD(CEILING([.$C$5]*[.$D40];1)+CEILING([.$C$5]*[.P$5];1)-CEILING([.$C$5]*MOD([.$D40]+[.P$5];[.$C$4]);1);[.$C$3])" office:value-type="float" office:value="0" calcext:value-type="float">
            <text:p>0</text:p>
          </table:table-cell>
          <table:table-cell table:formula="of:=MOD(CEILING([.$C$5]*[.$D40];1)+CEILING([.$C$5]*[.Q$5];1)-CEILING([.$C$5]*MOD([.$D40]+[.Q$5];[.$C$4]);1);[.$C$3])" office:value-type="float" office:value="1" calcext:value-type="float">
            <text:p>1</text:p>
          </table:table-cell>
          <table:table-cell table:formula="of:=MOD(CEILING([.$C$5]*[.$D40];1)+CEILING([.$C$5]*[.R$5];1)-CEILING([.$C$5]*MOD([.$D40]+[.R$5];[.$C$4]);1);[.$C$3])" office:value-type="float" office:value="0" calcext:value-type="float">
            <text:p>0</text:p>
          </table:table-cell>
          <table:table-cell table:formula="of:=MOD(CEILING([.$C$5]*[.$D40];1)+CEILING([.$C$5]*[.S$5];1)-CEILING([.$C$5]*MOD([.$D40]+[.S$5];[.$C$4]);1);[.$C$3])" office:value-type="float" office:value="0" calcext:value-type="float">
            <text:p>0</text:p>
          </table:table-cell>
          <table:table-cell table:formula="of:=MOD(CEILING([.$C$5]*[.$D40];1)+CEILING([.$C$5]*[.T$5];1)-CEILING([.$C$5]*MOD([.$D40]+[.T$5];[.$C$4]);1);[.$C$3])" office:value-type="float" office:value="1" calcext:value-type="float">
            <text:p>1</text:p>
          </table:table-cell>
          <table:table-cell table:formula="of:=MOD(CEILING([.$C$5]*[.$D40];1)+CEILING([.$C$5]*[.U$5];1)-CEILING([.$C$5]*MOD([.$D40]+[.U$5];[.$C$4]);1);[.$C$3])" office:value-type="float" office:value="0" calcext:value-type="float">
            <text:p>0</text:p>
          </table:table-cell>
          <table:table-cell table:formula="of:=MOD(CEILING([.$C$5]*[.$D40];1)+CEILING([.$C$5]*[.V$5];1)-CEILING([.$C$5]*MOD([.$D40]+[.V$5];[.$C$4]);1);[.$C$3])" office:value-type="float" office:value="1" calcext:value-type="float">
            <text:p>1</text:p>
          </table:table-cell>
          <table:table-cell table:formula="of:=MOD(CEILING([.$C$5]*[.$D40];1)+CEILING([.$C$5]*[.W$5];1)-CEILING([.$C$5]*MOD([.$D40]+[.W$5];[.$C$4]);1);[.$C$3])" office:value-type="float" office:value="0" calcext:value-type="float">
            <text:p>0</text:p>
          </table:table-cell>
          <table:table-cell table:formula="of:=MOD(CEILING([.$C$5]*[.$D40];1)+CEILING([.$C$5]*[.X$5];1)-CEILING([.$C$5]*MOD([.$D40]+[.X$5];[.$C$4]);1);[.$C$3])" office:value-type="float" office:value="1" calcext:value-type="float">
            <text:p>1</text:p>
          </table:table-cell>
          <table:table-cell table:formula="of:=MOD(CEILING([.$C$5]*[.$D40];1)+CEILING([.$C$5]*[.Y$5];1)-CEILING([.$C$5]*MOD([.$D40]+[.Y$5];[.$C$4]);1);[.$C$3])" office:value-type="float" office:value="0" calcext:value-type="float">
            <text:p>0</text:p>
          </table:table-cell>
          <table:table-cell table:formula="of:=MOD(CEILING([.$C$5]*[.$D40];1)+CEILING([.$C$5]*[.Z$5];1)-CEILING([.$C$5]*MOD([.$D40]+[.Z$5];[.$C$4]);1);[.$C$3])" office:value-type="float" office:value="0" calcext:value-type="float">
            <text:p>0</text:p>
          </table:table-cell>
          <table:table-cell table:formula="of:=MOD(CEILING([.$C$5]*[.$D40];1)+CEILING([.$C$5]*[.AA$5];1)-CEILING([.$C$5]*MOD([.$D40]+[.AA$5];[.$C$4]);1);[.$C$3])" office:value-type="float" office:value="1" calcext:value-type="float">
            <text:p>1</text:p>
          </table:table-cell>
          <table:table-cell table:formula="of:=MOD(CEILING([.$C$5]*[.$D40];1)+CEILING([.$C$5]*[.AB$5];1)-CEILING([.$C$5]*MOD([.$D40]+[.AB$5];[.$C$4]);1);[.$C$3])" office:value-type="float" office:value="0" calcext:value-type="float">
            <text:p>0</text:p>
          </table:table-cell>
          <table:table-cell table:formula="of:=MOD(CEILING([.$C$5]*[.$D40];1)+CEILING([.$C$5]*[.AC$5];1)-CEILING([.$C$5]*MOD([.$D40]+[.AC$5];[.$C$4]);1);[.$C$3])" office:value-type="float" office:value="1" calcext:value-type="float">
            <text:p>1</text:p>
          </table:table-cell>
          <table:table-cell table:formula="of:=MOD(CEILING([.$C$5]*[.$D40];1)+CEILING([.$C$5]*[.AD$5];1)-CEILING([.$C$5]*MOD([.$D40]+[.AD$5];[.$C$4]);1);[.$C$3])" office:value-type="float" office:value="0" calcext:value-type="float">
            <text:p>0</text:p>
          </table:table-cell>
          <table:table-cell table:formula="of:=MOD(CEILING([.$C$5]*[.$D40];1)+CEILING([.$C$5]*[.AE$5];1)-CEILING([.$C$5]*MOD([.$D40]+[.AE$5];[.$C$4]);1);[.$C$3])" office:value-type="float" office:value="1" calcext:value-type="float">
            <text:p>1</text:p>
          </table:table-cell>
          <table:table-cell table:formula="of:=MOD(CEILING([.$C$5]*[.$D40];1)+CEILING([.$C$5]*[.AF$5];1)-CEILING([.$C$5]*MOD([.$D40]+[.AF$5];[.$C$4]);1);[.$C$3])" office:value-type="float" office:value="0" calcext:value-type="float">
            <text:p>0</text:p>
          </table:table-cell>
          <table:table-cell table:formula="of:=MOD(CEILING([.$C$5]*[.$D40];1)+CEILING([.$C$5]*[.AG$5];1)-CEILING([.$C$5]*MOD([.$D40]+[.AG$5];[.$C$4]);1);[.$C$3])" office:value-type="float" office:value="0" calcext:value-type="float">
            <text:p>0</text:p>
          </table:table-cell>
          <table:table-cell table:formula="of:=MOD(CEILING([.$C$5]*[.$D40];1)+CEILING([.$C$5]*[.AH$5];1)-CEILING([.$C$5]*MOD([.$D40]+[.AH$5];[.$C$4]);1);[.$C$3])" office:value-type="float" office:value="1" calcext:value-type="float">
            <text:p>1</text:p>
          </table:table-cell>
          <table:table-cell table:formula="of:=MOD(CEILING([.$C$5]*[.$D40];1)+CEILING([.$C$5]*[.AI$5];1)-CEILING([.$C$5]*MOD([.$D40]+[.AI$5];[.$C$4]);1);[.$C$3])" office:value-type="float" office:value="0" calcext:value-type="float">
            <text:p>0</text:p>
          </table:table-cell>
          <table:table-cell table:formula="of:=MOD(CEILING([.$C$5]*[.$D40];1)+CEILING([.$C$5]*[.AJ$5];1)-CEILING([.$C$5]*MOD([.$D40]+[.AJ$5];[.$C$4]);1);[.$C$3])" office:value-type="float" office:value="1" calcext:value-type="float">
            <text:p>1</text:p>
          </table:table-cell>
          <table:table-cell table:formula="of:=MOD(CEILING([.$C$5]*[.$D40];1)+CEILING([.$C$5]*[.AK$5];1)-CEILING([.$C$5]*MOD([.$D40]+[.AK$5];[.$C$4]);1);[.$C$3])" office:value-type="float" office:value="0" calcext:value-type="float">
            <text:p>0</text:p>
          </table:table-cell>
          <table:table-cell table:formula="of:=MOD(CEILING([.$C$5]*[.$D40];1)+CEILING([.$C$5]*[.AL$5];1)-CEILING([.$C$5]*MOD([.$D40]+[.AL$5];[.$C$4]);1);[.$C$3])" office:value-type="float" office:value="1" calcext:value-type="float">
            <text:p>1</text:p>
          </table:table-cell>
          <table:table-cell table:formula="of:=MOD(CEILING([.$C$5]*[.$D40];1)+CEILING([.$C$5]*[.AM$5];1)-CEILING([.$C$5]*MOD([.$D40]+[.AM$5];[.$C$4]);1);[.$C$3])" office:value-type="float" office:value="0" calcext:value-type="float">
            <text:p>0</text:p>
          </table:table-cell>
          <table:table-cell table:formula="of:=MOD(CEILING([.$C$5]*[.$D40];1)+CEILING([.$C$5]*[.AN$5];1)-CEILING([.$C$5]*MOD([.$D40]+[.AN$5];[.$C$4]);1);[.$C$3])" office:value-type="float" office:value="0" calcext:value-type="float">
            <text:p>0</text:p>
          </table:table-cell>
          <table:table-cell table:formula="of:=MOD(CEILING([.$C$5]*[.$D40];1)+CEILING([.$C$5]*[.AO$5];1)-CEILING([.$C$5]*MOD([.$D40]+[.AO$5];[.$C$4]);1);[.$C$3])" office:value-type="float" office:value="1" calcext:value-type="float">
            <text:p>1</text:p>
          </table:table-cell>
          <table:table-cell table:formula="of:=MOD(CEILING([.$C$5]*[.$D40];1)+CEILING([.$C$5]*[.AP$5];1)-CEILING([.$C$5]*MOD([.$D40]+[.AP$5];[.$C$4]);1);[.$C$3])" office:value-type="float" office:value="0" calcext:value-type="float">
            <text:p>0</text:p>
          </table:table-cell>
          <table:table-cell table:formula="of:=MOD(CEILING([.$C$5]*[.$D40];1)+CEILING([.$C$5]*[.AQ$5];1)-CEILING([.$C$5]*MOD([.$D40]+[.AQ$5];[.$C$4]);1);[.$C$3])" office:value-type="float" office:value="1" calcext:value-type="float">
            <text:p>1</text:p>
          </table:table-cell>
          <table:table-cell table:formula="of:=MOD(CEILING([.$C$5]*[.$D40];1)+CEILING([.$C$5]*[.AR$5];1)-CEILING([.$C$5]*MOD([.$D4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55" calcext:value-type="float">
            <text:p>26.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MOD(CEILING([.$C$5]*[.$D41];1)+CEILING([.$C$5]*[.E$5];1)-CEILING([.$C$5]*MOD([.$D41]+[.E$5];[.$C$4]);1);[.$C$3])" office:value-type="float" office:value="0" calcext:value-type="float">
            <text:p>0</text:p>
          </table:table-cell>
          <table:table-cell table:formula="of:=MOD(CEILING([.$C$5]*[.$D41];1)+CEILING([.$C$5]*[.F$5];1)-CEILING([.$C$5]*MOD([.$D41]+[.F$5];[.$C$4]);1);[.$C$3])" office:value-type="float" office:value="0" calcext:value-type="float">
            <text:p>0</text:p>
          </table:table-cell>
          <table:table-cell table:formula="of:=MOD(CEILING([.$C$5]*[.$D41];1)+CEILING([.$C$5]*[.G$5];1)-CEILING([.$C$5]*MOD([.$D41]+[.G$5];[.$C$4]);1);[.$C$3])" office:value-type="float" office:value="0" calcext:value-type="float">
            <text:p>0</text:p>
          </table:table-cell>
          <table:table-cell table:formula="of:=MOD(CEILING([.$C$5]*[.$D41];1)+CEILING([.$C$5]*[.H$5];1)-CEILING([.$C$5]*MOD([.$D41]+[.H$5];[.$C$4]);1);[.$C$3])" office:value-type="float" office:value="0" calcext:value-type="float">
            <text:p>0</text:p>
          </table:table-cell>
          <table:table-cell table:formula="of:=MOD(CEILING([.$C$5]*[.$D41];1)+CEILING([.$C$5]*[.I$5];1)-CEILING([.$C$5]*MOD([.$D41]+[.I$5];[.$C$4]);1);[.$C$3])" office:value-type="float" office:value="0" calcext:value-type="float">
            <text:p>0</text:p>
          </table:table-cell>
          <table:table-cell table:formula="of:=MOD(CEILING([.$C$5]*[.$D41];1)+CEILING([.$C$5]*[.J$5];1)-CEILING([.$C$5]*MOD([.$D41]+[.J$5];[.$C$4]);1);[.$C$3])" office:value-type="float" office:value="0" calcext:value-type="float">
            <text:p>0</text:p>
          </table:table-cell>
          <table:table-cell table:formula="of:=MOD(CEILING([.$C$5]*[.$D41];1)+CEILING([.$C$5]*[.K$5];1)-CEILING([.$C$5]*MOD([.$D41]+[.K$5];[.$C$4]);1);[.$C$3])" office:value-type="float" office:value="0" calcext:value-type="float">
            <text:p>0</text:p>
          </table:table-cell>
          <table:table-cell table:formula="of:=MOD(CEILING([.$C$5]*[.$D41];1)+CEILING([.$C$5]*[.L$5];1)-CEILING([.$C$5]*MOD([.$D41]+[.L$5];[.$C$4]);1);[.$C$3])" office:value-type="float" office:value="0" calcext:value-type="float">
            <text:p>0</text:p>
          </table:table-cell>
          <table:table-cell table:formula="of:=MOD(CEILING([.$C$5]*[.$D41];1)+CEILING([.$C$5]*[.M$5];1)-CEILING([.$C$5]*MOD([.$D41]+[.M$5];[.$C$4]);1);[.$C$3])" office:value-type="float" office:value="0" calcext:value-type="float">
            <text:p>0</text:p>
          </table:table-cell>
          <table:table-cell table:formula="of:=MOD(CEILING([.$C$5]*[.$D41];1)+CEILING([.$C$5]*[.N$5];1)-CEILING([.$C$5]*MOD([.$D41]+[.N$5];[.$C$4]);1);[.$C$3])" office:value-type="float" office:value="0" calcext:value-type="float">
            <text:p>0</text:p>
          </table:table-cell>
          <table:table-cell table:formula="of:=MOD(CEILING([.$C$5]*[.$D41];1)+CEILING([.$C$5]*[.O$5];1)-CEILING([.$C$5]*MOD([.$D41]+[.O$5];[.$C$4]);1);[.$C$3])" office:value-type="float" office:value="0" calcext:value-type="float">
            <text:p>0</text:p>
          </table:table-cell>
          <table:table-cell table:formula="of:=MOD(CEILING([.$C$5]*[.$D41];1)+CEILING([.$C$5]*[.P$5];1)-CEILING([.$C$5]*MOD([.$D41]+[.P$5];[.$C$4]);1);[.$C$3])" office:value-type="float" office:value="0" calcext:value-type="float">
            <text:p>0</text:p>
          </table:table-cell>
          <table:table-cell table:formula="of:=MOD(CEILING([.$C$5]*[.$D41];1)+CEILING([.$C$5]*[.Q$5];1)-CEILING([.$C$5]*MOD([.$D41]+[.Q$5];[.$C$4]);1);[.$C$3])" office:value-type="float" office:value="0" calcext:value-type="float">
            <text:p>0</text:p>
          </table:table-cell>
          <table:table-cell table:formula="of:=MOD(CEILING([.$C$5]*[.$D41];1)+CEILING([.$C$5]*[.R$5];1)-CEILING([.$C$5]*MOD([.$D41]+[.R$5];[.$C$4]);1);[.$C$3])" office:value-type="float" office:value="0" calcext:value-type="float">
            <text:p>0</text:p>
          </table:table-cell>
          <table:table-cell table:formula="of:=MOD(CEILING([.$C$5]*[.$D41];1)+CEILING([.$C$5]*[.S$5];1)-CEILING([.$C$5]*MOD([.$D41]+[.S$5];[.$C$4]);1);[.$C$3])" office:value-type="float" office:value="0" calcext:value-type="float">
            <text:p>0</text:p>
          </table:table-cell>
          <table:table-cell table:formula="of:=MOD(CEILING([.$C$5]*[.$D41];1)+CEILING([.$C$5]*[.T$5];1)-CEILING([.$C$5]*MOD([.$D41]+[.T$5];[.$C$4]);1);[.$C$3])" office:value-type="float" office:value="0" calcext:value-type="float">
            <text:p>0</text:p>
          </table:table-cell>
          <table:table-cell table:formula="of:=MOD(CEILING([.$C$5]*[.$D41];1)+CEILING([.$C$5]*[.U$5];1)-CEILING([.$C$5]*MOD([.$D41]+[.U$5];[.$C$4]);1);[.$C$3])" office:value-type="float" office:value="0" calcext:value-type="float">
            <text:p>0</text:p>
          </table:table-cell>
          <table:table-cell table:formula="of:=MOD(CEILING([.$C$5]*[.$D41];1)+CEILING([.$C$5]*[.V$5];1)-CEILING([.$C$5]*MOD([.$D41]+[.V$5];[.$C$4]);1);[.$C$3])" office:value-type="float" office:value="0" calcext:value-type="float">
            <text:p>0</text:p>
          </table:table-cell>
          <table:table-cell table:formula="of:=MOD(CEILING([.$C$5]*[.$D41];1)+CEILING([.$C$5]*[.W$5];1)-CEILING([.$C$5]*MOD([.$D41]+[.W$5];[.$C$4]);1);[.$C$3])" office:value-type="float" office:value="0" calcext:value-type="float">
            <text:p>0</text:p>
          </table:table-cell>
          <table:table-cell table:formula="of:=MOD(CEILING([.$C$5]*[.$D41];1)+CEILING([.$C$5]*[.X$5];1)-CEILING([.$C$5]*MOD([.$D41]+[.X$5];[.$C$4]);1);[.$C$3])" office:value-type="float" office:value="0" calcext:value-type="float">
            <text:p>0</text:p>
          </table:table-cell>
          <table:table-cell table:formula="of:=MOD(CEILING([.$C$5]*[.$D41];1)+CEILING([.$C$5]*[.Y$5];1)-CEILING([.$C$5]*MOD([.$D41]+[.Y$5];[.$C$4]);1);[.$C$3])" office:value-type="float" office:value="0" calcext:value-type="float">
            <text:p>0</text:p>
          </table:table-cell>
          <table:table-cell table:formula="of:=MOD(CEILING([.$C$5]*[.$D41];1)+CEILING([.$C$5]*[.Z$5];1)-CEILING([.$C$5]*MOD([.$D41]+[.Z$5];[.$C$4]);1);[.$C$3])" office:value-type="float" office:value="0" calcext:value-type="float">
            <text:p>0</text:p>
          </table:table-cell>
          <table:table-cell table:formula="of:=MOD(CEILING([.$C$5]*[.$D41];1)+CEILING([.$C$5]*[.AA$5];1)-CEILING([.$C$5]*MOD([.$D41]+[.AA$5];[.$C$4]);1);[.$C$3])" office:value-type="float" office:value="0" calcext:value-type="float">
            <text:p>0</text:p>
          </table:table-cell>
          <table:table-cell table:formula="of:=MOD(CEILING([.$C$5]*[.$D41];1)+CEILING([.$C$5]*[.AB$5];1)-CEILING([.$C$5]*MOD([.$D41]+[.AB$5];[.$C$4]);1);[.$C$3])" office:value-type="float" office:value="0" calcext:value-type="float">
            <text:p>0</text:p>
          </table:table-cell>
          <table:table-cell table:formula="of:=MOD(CEILING([.$C$5]*[.$D41];1)+CEILING([.$C$5]*[.AC$5];1)-CEILING([.$C$5]*MOD([.$D41]+[.AC$5];[.$C$4]);1);[.$C$3])" office:value-type="float" office:value="0" calcext:value-type="float">
            <text:p>0</text:p>
          </table:table-cell>
          <table:table-cell table:formula="of:=MOD(CEILING([.$C$5]*[.$D41];1)+CEILING([.$C$5]*[.AD$5];1)-CEILING([.$C$5]*MOD([.$D41]+[.AD$5];[.$C$4]);1);[.$C$3])" office:value-type="float" office:value="0" calcext:value-type="float">
            <text:p>0</text:p>
          </table:table-cell>
          <table:table-cell table:formula="of:=MOD(CEILING([.$C$5]*[.$D41];1)+CEILING([.$C$5]*[.AE$5];1)-CEILING([.$C$5]*MOD([.$D41]+[.AE$5];[.$C$4]);1);[.$C$3])" office:value-type="float" office:value="0" calcext:value-type="float">
            <text:p>0</text:p>
          </table:table-cell>
          <table:table-cell table:formula="of:=MOD(CEILING([.$C$5]*[.$D41];1)+CEILING([.$C$5]*[.AF$5];1)-CEILING([.$C$5]*MOD([.$D41]+[.AF$5];[.$C$4]);1);[.$C$3])" office:value-type="float" office:value="0" calcext:value-type="float">
            <text:p>0</text:p>
          </table:table-cell>
          <table:table-cell table:formula="of:=MOD(CEILING([.$C$5]*[.$D41];1)+CEILING([.$C$5]*[.AG$5];1)-CEILING([.$C$5]*MOD([.$D41]+[.AG$5];[.$C$4]);1);[.$C$3])" office:value-type="float" office:value="0" calcext:value-type="float">
            <text:p>0</text:p>
          </table:table-cell>
          <table:table-cell table:formula="of:=MOD(CEILING([.$C$5]*[.$D41];1)+CEILING([.$C$5]*[.AH$5];1)-CEILING([.$C$5]*MOD([.$D41]+[.AH$5];[.$C$4]);1);[.$C$3])" office:value-type="float" office:value="0" calcext:value-type="float">
            <text:p>0</text:p>
          </table:table-cell>
          <table:table-cell table:formula="of:=MOD(CEILING([.$C$5]*[.$D41];1)+CEILING([.$C$5]*[.AI$5];1)-CEILING([.$C$5]*MOD([.$D41]+[.AI$5];[.$C$4]);1);[.$C$3])" office:value-type="float" office:value="0" calcext:value-type="float">
            <text:p>0</text:p>
          </table:table-cell>
          <table:table-cell table:formula="of:=MOD(CEILING([.$C$5]*[.$D41];1)+CEILING([.$C$5]*[.AJ$5];1)-CEILING([.$C$5]*MOD([.$D41]+[.AJ$5];[.$C$4]);1);[.$C$3])" office:value-type="float" office:value="0" calcext:value-type="float">
            <text:p>0</text:p>
          </table:table-cell>
          <table:table-cell table:formula="of:=MOD(CEILING([.$C$5]*[.$D41];1)+CEILING([.$C$5]*[.AK$5];1)-CEILING([.$C$5]*MOD([.$D41]+[.AK$5];[.$C$4]);1);[.$C$3])" office:value-type="float" office:value="0" calcext:value-type="float">
            <text:p>0</text:p>
          </table:table-cell>
          <table:table-cell table:formula="of:=MOD(CEILING([.$C$5]*[.$D41];1)+CEILING([.$C$5]*[.AL$5];1)-CEILING([.$C$5]*MOD([.$D41]+[.AL$5];[.$C$4]);1);[.$C$3])" office:value-type="float" office:value="0" calcext:value-type="float">
            <text:p>0</text:p>
          </table:table-cell>
          <table:table-cell table:formula="of:=MOD(CEILING([.$C$5]*[.$D41];1)+CEILING([.$C$5]*[.AM$5];1)-CEILING([.$C$5]*MOD([.$D41]+[.AM$5];[.$C$4]);1);[.$C$3])" office:value-type="float" office:value="0" calcext:value-type="float">
            <text:p>0</text:p>
          </table:table-cell>
          <table:table-cell table:formula="of:=MOD(CEILING([.$C$5]*[.$D41];1)+CEILING([.$C$5]*[.AN$5];1)-CEILING([.$C$5]*MOD([.$D41]+[.AN$5];[.$C$4]);1);[.$C$3])" office:value-type="float" office:value="0" calcext:value-type="float">
            <text:p>0</text:p>
          </table:table-cell>
          <table:table-cell table:formula="of:=MOD(CEILING([.$C$5]*[.$D41];1)+CEILING([.$C$5]*[.AO$5];1)-CEILING([.$C$5]*MOD([.$D41]+[.AO$5];[.$C$4]);1);[.$C$3])" office:value-type="float" office:value="0" calcext:value-type="float">
            <text:p>0</text:p>
          </table:table-cell>
          <table:table-cell table:formula="of:=MOD(CEILING([.$C$5]*[.$D41];1)+CEILING([.$C$5]*[.AP$5];1)-CEILING([.$C$5]*MOD([.$D41]+[.AP$5];[.$C$4]);1);[.$C$3])" office:value-type="float" office:value="0" calcext:value-type="float">
            <text:p>0</text:p>
          </table:table-cell>
          <table:table-cell table:formula="of:=MOD(CEILING([.$C$5]*[.$D41];1)+CEILING([.$C$5]*[.AQ$5];1)-CEILING([.$C$5]*MOD([.$D41]+[.AQ$5];[.$C$4]);1);[.$C$3])" office:value-type="float" office:value="0" calcext:value-type="float">
            <text:p>0</text:p>
          </table:table-cell>
          <table:table-cell table:formula="of:=MOD(CEILING([.$C$5]*[.$D41];1)+CEILING([.$C$5]*[.AR$5];1)-CEILING([.$C$5]*MOD([.$D4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6" calcext:value-type="float">
            <text:p>26.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MOD(CEILING([.$C$5]*[.$D42];1)+CEILING([.$C$5]*[.E$5];1)-CEILING([.$C$5]*MOD([.$D42]+[.E$5];[.$C$4]);1);[.$C$3])" office:value-type="float" office:value="0" calcext:value-type="float">
            <text:p>0</text:p>
          </table:table-cell>
          <table:table-cell table:formula="of:=MOD(CEILING([.$C$5]*[.$D42];1)+CEILING([.$C$5]*[.F$5];1)-CEILING([.$C$5]*MOD([.$D42]+[.F$5];[.$C$4]);1);[.$C$3])" office:value-type="float" office:value="1" calcext:value-type="float">
            <text:p>1</text:p>
          </table:table-cell>
          <table:table-cell table:formula="of:=MOD(CEILING([.$C$5]*[.$D42];1)+CEILING([.$C$5]*[.G$5];1)-CEILING([.$C$5]*MOD([.$D42]+[.G$5];[.$C$4]);1);[.$C$3])" office:value-type="float" office:value="0" calcext:value-type="float">
            <text:p>0</text:p>
          </table:table-cell>
          <table:table-cell table:formula="of:=MOD(CEILING([.$C$5]*[.$D42];1)+CEILING([.$C$5]*[.H$5];1)-CEILING([.$C$5]*MOD([.$D42]+[.H$5];[.$C$4]);1);[.$C$3])" office:value-type="float" office:value="1" calcext:value-type="float">
            <text:p>1</text:p>
          </table:table-cell>
          <table:table-cell table:formula="of:=MOD(CEILING([.$C$5]*[.$D42];1)+CEILING([.$C$5]*[.I$5];1)-CEILING([.$C$5]*MOD([.$D42]+[.I$5];[.$C$4]);1);[.$C$3])" office:value-type="float" office:value="0" calcext:value-type="float">
            <text:p>0</text:p>
          </table:table-cell>
          <table:table-cell table:formula="of:=MOD(CEILING([.$C$5]*[.$D42];1)+CEILING([.$C$5]*[.J$5];1)-CEILING([.$C$5]*MOD([.$D42]+[.J$5];[.$C$4]);1);[.$C$3])" office:value-type="float" office:value="1" calcext:value-type="float">
            <text:p>1</text:p>
          </table:table-cell>
          <table:table-cell table:formula="of:=MOD(CEILING([.$C$5]*[.$D42];1)+CEILING([.$C$5]*[.K$5];1)-CEILING([.$C$5]*MOD([.$D42]+[.K$5];[.$C$4]);1);[.$C$3])" office:value-type="float" office:value="1" calcext:value-type="float">
            <text:p>1</text:p>
          </table:table-cell>
          <table:table-cell table:formula="of:=MOD(CEILING([.$C$5]*[.$D42];1)+CEILING([.$C$5]*[.L$5];1)-CEILING([.$C$5]*MOD([.$D42]+[.L$5];[.$C$4]);1);[.$C$3])" office:value-type="float" office:value="0" calcext:value-type="float">
            <text:p>0</text:p>
          </table:table-cell>
          <table:table-cell table:formula="of:=MOD(CEILING([.$C$5]*[.$D42];1)+CEILING([.$C$5]*[.M$5];1)-CEILING([.$C$5]*MOD([.$D42]+[.M$5];[.$C$4]);1);[.$C$3])" office:value-type="float" office:value="1" calcext:value-type="float">
            <text:p>1</text:p>
          </table:table-cell>
          <table:table-cell table:formula="of:=MOD(CEILING([.$C$5]*[.$D42];1)+CEILING([.$C$5]*[.N$5];1)-CEILING([.$C$5]*MOD([.$D42]+[.N$5];[.$C$4]);1);[.$C$3])" office:value-type="float" office:value="0" calcext:value-type="float">
            <text:p>0</text:p>
          </table:table-cell>
          <table:table-cell table:formula="of:=MOD(CEILING([.$C$5]*[.$D42];1)+CEILING([.$C$5]*[.O$5];1)-CEILING([.$C$5]*MOD([.$D42]+[.O$5];[.$C$4]);1);[.$C$3])" office:value-type="float" office:value="1" calcext:value-type="float">
            <text:p>1</text:p>
          </table:table-cell>
          <table:table-cell table:formula="of:=MOD(CEILING([.$C$5]*[.$D42];1)+CEILING([.$C$5]*[.P$5];1)-CEILING([.$C$5]*MOD([.$D42]+[.P$5];[.$C$4]);1);[.$C$3])" office:value-type="float" office:value="0" calcext:value-type="float">
            <text:p>0</text:p>
          </table:table-cell>
          <table:table-cell table:formula="of:=MOD(CEILING([.$C$5]*[.$D42];1)+CEILING([.$C$5]*[.Q$5];1)-CEILING([.$C$5]*MOD([.$D42]+[.Q$5];[.$C$4]);1);[.$C$3])" office:value-type="float" office:value="1" calcext:value-type="float">
            <text:p>1</text:p>
          </table:table-cell>
          <table:table-cell table:formula="of:=MOD(CEILING([.$C$5]*[.$D42];1)+CEILING([.$C$5]*[.R$5];1)-CEILING([.$C$5]*MOD([.$D42]+[.R$5];[.$C$4]);1);[.$C$3])" office:value-type="float" office:value="1" calcext:value-type="float">
            <text:p>1</text:p>
          </table:table-cell>
          <table:table-cell table:formula="of:=MOD(CEILING([.$C$5]*[.$D42];1)+CEILING([.$C$5]*[.S$5];1)-CEILING([.$C$5]*MOD([.$D42]+[.S$5];[.$C$4]);1);[.$C$3])" office:value-type="float" office:value="0" calcext:value-type="float">
            <text:p>0</text:p>
          </table:table-cell>
          <table:table-cell table:formula="of:=MOD(CEILING([.$C$5]*[.$D42];1)+CEILING([.$C$5]*[.T$5];1)-CEILING([.$C$5]*MOD([.$D42]+[.T$5];[.$C$4]);1);[.$C$3])" office:value-type="float" office:value="1" calcext:value-type="float">
            <text:p>1</text:p>
          </table:table-cell>
          <table:table-cell table:formula="of:=MOD(CEILING([.$C$5]*[.$D42];1)+CEILING([.$C$5]*[.U$5];1)-CEILING([.$C$5]*MOD([.$D42]+[.U$5];[.$C$4]);1);[.$C$3])" office:value-type="float" office:value="0" calcext:value-type="float">
            <text:p>0</text:p>
          </table:table-cell>
          <table:table-cell table:formula="of:=MOD(CEILING([.$C$5]*[.$D42];1)+CEILING([.$C$5]*[.V$5];1)-CEILING([.$C$5]*MOD([.$D42]+[.V$5];[.$C$4]);1);[.$C$3])" office:value-type="float" office:value="1" calcext:value-type="float">
            <text:p>1</text:p>
          </table:table-cell>
          <table:table-cell table:formula="of:=MOD(CEILING([.$C$5]*[.$D42];1)+CEILING([.$C$5]*[.W$5];1)-CEILING([.$C$5]*MOD([.$D42]+[.W$5];[.$C$4]);1);[.$C$3])" office:value-type="float" office:value="0" calcext:value-type="float">
            <text:p>0</text:p>
          </table:table-cell>
          <table:table-cell table:formula="of:=MOD(CEILING([.$C$5]*[.$D42];1)+CEILING([.$C$5]*[.X$5];1)-CEILING([.$C$5]*MOD([.$D42]+[.X$5];[.$C$4]);1);[.$C$3])" office:value-type="float" office:value="1" calcext:value-type="float">
            <text:p>1</text:p>
          </table:table-cell>
          <table:table-cell table:formula="of:=MOD(CEILING([.$C$5]*[.$D42];1)+CEILING([.$C$5]*[.Y$5];1)-CEILING([.$C$5]*MOD([.$D42]+[.Y$5];[.$C$4]);1);[.$C$3])" office:value-type="float" office:value="1" calcext:value-type="float">
            <text:p>1</text:p>
          </table:table-cell>
          <table:table-cell table:formula="of:=MOD(CEILING([.$C$5]*[.$D42];1)+CEILING([.$C$5]*[.Z$5];1)-CEILING([.$C$5]*MOD([.$D42]+[.Z$5];[.$C$4]);1);[.$C$3])" office:value-type="float" office:value="0" calcext:value-type="float">
            <text:p>0</text:p>
          </table:table-cell>
          <table:table-cell table:formula="of:=MOD(CEILING([.$C$5]*[.$D42];1)+CEILING([.$C$5]*[.AA$5];1)-CEILING([.$C$5]*MOD([.$D42]+[.AA$5];[.$C$4]);1);[.$C$3])" office:value-type="float" office:value="1" calcext:value-type="float">
            <text:p>1</text:p>
          </table:table-cell>
          <table:table-cell table:formula="of:=MOD(CEILING([.$C$5]*[.$D42];1)+CEILING([.$C$5]*[.AB$5];1)-CEILING([.$C$5]*MOD([.$D42]+[.AB$5];[.$C$4]);1);[.$C$3])" office:value-type="float" office:value="0" calcext:value-type="float">
            <text:p>0</text:p>
          </table:table-cell>
          <table:table-cell table:formula="of:=MOD(CEILING([.$C$5]*[.$D42];1)+CEILING([.$C$5]*[.AC$5];1)-CEILING([.$C$5]*MOD([.$D42]+[.AC$5];[.$C$4]);1);[.$C$3])" office:value-type="float" office:value="1" calcext:value-type="float">
            <text:p>1</text:p>
          </table:table-cell>
          <table:table-cell table:formula="of:=MOD(CEILING([.$C$5]*[.$D42];1)+CEILING([.$C$5]*[.AD$5];1)-CEILING([.$C$5]*MOD([.$D42]+[.AD$5];[.$C$4]);1);[.$C$3])" office:value-type="float" office:value="0" calcext:value-type="float">
            <text:p>0</text:p>
          </table:table-cell>
          <table:table-cell table:formula="of:=MOD(CEILING([.$C$5]*[.$D42];1)+CEILING([.$C$5]*[.AE$5];1)-CEILING([.$C$5]*MOD([.$D42]+[.AE$5];[.$C$4]);1);[.$C$3])" office:value-type="float" office:value="1" calcext:value-type="float">
            <text:p>1</text:p>
          </table:table-cell>
          <table:table-cell table:formula="of:=MOD(CEILING([.$C$5]*[.$D42];1)+CEILING([.$C$5]*[.AF$5];1)-CEILING([.$C$5]*MOD([.$D42]+[.AF$5];[.$C$4]);1);[.$C$3])" office:value-type="float" office:value="1" calcext:value-type="float">
            <text:p>1</text:p>
          </table:table-cell>
          <table:table-cell table:formula="of:=MOD(CEILING([.$C$5]*[.$D42];1)+CEILING([.$C$5]*[.AG$5];1)-CEILING([.$C$5]*MOD([.$D42]+[.AG$5];[.$C$4]);1);[.$C$3])" office:value-type="float" office:value="0" calcext:value-type="float">
            <text:p>0</text:p>
          </table:table-cell>
          <table:table-cell table:formula="of:=MOD(CEILING([.$C$5]*[.$D42];1)+CEILING([.$C$5]*[.AH$5];1)-CEILING([.$C$5]*MOD([.$D42]+[.AH$5];[.$C$4]);1);[.$C$3])" office:value-type="float" office:value="1" calcext:value-type="float">
            <text:p>1</text:p>
          </table:table-cell>
          <table:table-cell table:formula="of:=MOD(CEILING([.$C$5]*[.$D42];1)+CEILING([.$C$5]*[.AI$5];1)-CEILING([.$C$5]*MOD([.$D42]+[.AI$5];[.$C$4]);1);[.$C$3])" office:value-type="float" office:value="0" calcext:value-type="float">
            <text:p>0</text:p>
          </table:table-cell>
          <table:table-cell table:formula="of:=MOD(CEILING([.$C$5]*[.$D42];1)+CEILING([.$C$5]*[.AJ$5];1)-CEILING([.$C$5]*MOD([.$D42]+[.AJ$5];[.$C$4]);1);[.$C$3])" office:value-type="float" office:value="1" calcext:value-type="float">
            <text:p>1</text:p>
          </table:table-cell>
          <table:table-cell table:formula="of:=MOD(CEILING([.$C$5]*[.$D42];1)+CEILING([.$C$5]*[.AK$5];1)-CEILING([.$C$5]*MOD([.$D42]+[.AK$5];[.$C$4]);1);[.$C$3])" office:value-type="float" office:value="0" calcext:value-type="float">
            <text:p>0</text:p>
          </table:table-cell>
          <table:table-cell table:formula="of:=MOD(CEILING([.$C$5]*[.$D42];1)+CEILING([.$C$5]*[.AL$5];1)-CEILING([.$C$5]*MOD([.$D42]+[.AL$5];[.$C$4]);1);[.$C$3])" office:value-type="float" office:value="1" calcext:value-type="float">
            <text:p>1</text:p>
          </table:table-cell>
          <table:table-cell table:formula="of:=MOD(CEILING([.$C$5]*[.$D42];1)+CEILING([.$C$5]*[.AM$5];1)-CEILING([.$C$5]*MOD([.$D42]+[.AM$5];[.$C$4]);1);[.$C$3])" office:value-type="float" office:value="1" calcext:value-type="float">
            <text:p>1</text:p>
          </table:table-cell>
          <table:table-cell table:formula="of:=MOD(CEILING([.$C$5]*[.$D42];1)+CEILING([.$C$5]*[.AN$5];1)-CEILING([.$C$5]*MOD([.$D42]+[.AN$5];[.$C$4]);1);[.$C$3])" office:value-type="float" office:value="0" calcext:value-type="float">
            <text:p>0</text:p>
          </table:table-cell>
          <table:table-cell table:formula="of:=MOD(CEILING([.$C$5]*[.$D42];1)+CEILING([.$C$5]*[.AO$5];1)-CEILING([.$C$5]*MOD([.$D42]+[.AO$5];[.$C$4]);1);[.$C$3])" office:value-type="float" office:value="1" calcext:value-type="float">
            <text:p>1</text:p>
          </table:table-cell>
          <table:table-cell table:formula="of:=MOD(CEILING([.$C$5]*[.$D42];1)+CEILING([.$C$5]*[.AP$5];1)-CEILING([.$C$5]*MOD([.$D42]+[.AP$5];[.$C$4]);1);[.$C$3])" office:value-type="float" office:value="0" calcext:value-type="float">
            <text:p>0</text:p>
          </table:table-cell>
          <table:table-cell table:formula="of:=MOD(CEILING([.$C$5]*[.$D42];1)+CEILING([.$C$5]*[.AQ$5];1)-CEILING([.$C$5]*MOD([.$D42]+[.AQ$5];[.$C$4]);1);[.$C$3])" office:value-type="float" office:value="1" calcext:value-type="float">
            <text:p>1</text:p>
          </table:table-cell>
          <table:table-cell table:formula="of:=MOD(CEILING([.$C$5]*[.$D42];1)+CEILING([.$C$5]*[.AR$5];1)-CEILING([.$C$5]*MOD([.$D4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65" calcext:value-type="float">
            <text:p>26.6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MOD(CEILING([.$C$5]*[.$D43];1)+CEILING([.$C$5]*[.E$5];1)-CEILING([.$C$5]*MOD([.$D43]+[.E$5];[.$C$4]);1);[.$C$3])" office:value-type="float" office:value="0" calcext:value-type="float">
            <text:p>0</text:p>
          </table:table-cell>
          <table:table-cell table:formula="of:=MOD(CEILING([.$C$5]*[.$D43];1)+CEILING([.$C$5]*[.F$5];1)-CEILING([.$C$5]*MOD([.$D43]+[.F$5];[.$C$4]);1);[.$C$3])" office:value-type="float" office:value="0" calcext:value-type="float">
            <text:p>0</text:p>
          </table:table-cell>
          <table:table-cell table:formula="of:=MOD(CEILING([.$C$5]*[.$D43];1)+CEILING([.$C$5]*[.G$5];1)-CEILING([.$C$5]*MOD([.$D43]+[.G$5];[.$C$4]);1);[.$C$3])" office:value-type="float" office:value="0" calcext:value-type="float">
            <text:p>0</text:p>
          </table:table-cell>
          <table:table-cell table:formula="of:=MOD(CEILING([.$C$5]*[.$D43];1)+CEILING([.$C$5]*[.H$5];1)-CEILING([.$C$5]*MOD([.$D43]+[.H$5];[.$C$4]);1);[.$C$3])" office:value-type="float" office:value="0" calcext:value-type="float">
            <text:p>0</text:p>
          </table:table-cell>
          <table:table-cell table:formula="of:=MOD(CEILING([.$C$5]*[.$D43];1)+CEILING([.$C$5]*[.I$5];1)-CEILING([.$C$5]*MOD([.$D43]+[.I$5];[.$C$4]);1);[.$C$3])" office:value-type="float" office:value="0" calcext:value-type="float">
            <text:p>0</text:p>
          </table:table-cell>
          <table:table-cell table:formula="of:=MOD(CEILING([.$C$5]*[.$D43];1)+CEILING([.$C$5]*[.J$5];1)-CEILING([.$C$5]*MOD([.$D43]+[.J$5];[.$C$4]);1);[.$C$3])" office:value-type="float" office:value="1" calcext:value-type="float">
            <text:p>1</text:p>
          </table:table-cell>
          <table:table-cell table:formula="of:=MOD(CEILING([.$C$5]*[.$D43];1)+CEILING([.$C$5]*[.K$5];1)-CEILING([.$C$5]*MOD([.$D43]+[.K$5];[.$C$4]);1);[.$C$3])" office:value-type="float" office:value="0" calcext:value-type="float">
            <text:p>0</text:p>
          </table:table-cell>
          <table:table-cell table:formula="of:=MOD(CEILING([.$C$5]*[.$D43];1)+CEILING([.$C$5]*[.L$5];1)-CEILING([.$C$5]*MOD([.$D43]+[.L$5];[.$C$4]);1);[.$C$3])" office:value-type="float" office:value="0" calcext:value-type="float">
            <text:p>0</text:p>
          </table:table-cell>
          <table:table-cell table:formula="of:=MOD(CEILING([.$C$5]*[.$D43];1)+CEILING([.$C$5]*[.M$5];1)-CEILING([.$C$5]*MOD([.$D43]+[.M$5];[.$C$4]);1);[.$C$3])" office:value-type="float" office:value="0" calcext:value-type="float">
            <text:p>0</text:p>
          </table:table-cell>
          <table:table-cell table:formula="of:=MOD(CEILING([.$C$5]*[.$D43];1)+CEILING([.$C$5]*[.N$5];1)-CEILING([.$C$5]*MOD([.$D43]+[.N$5];[.$C$4]);1);[.$C$3])" office:value-type="float" office:value="0" calcext:value-type="float">
            <text:p>0</text:p>
          </table:table-cell>
          <table:table-cell table:formula="of:=MOD(CEILING([.$C$5]*[.$D43];1)+CEILING([.$C$5]*[.O$5];1)-CEILING([.$C$5]*MOD([.$D43]+[.O$5];[.$C$4]);1);[.$C$3])" office:value-type="float" office:value="0" calcext:value-type="float">
            <text:p>0</text:p>
          </table:table-cell>
          <table:table-cell table:formula="of:=MOD(CEILING([.$C$5]*[.$D43];1)+CEILING([.$C$5]*[.P$5];1)-CEILING([.$C$5]*MOD([.$D43]+[.P$5];[.$C$4]);1);[.$C$3])" office:value-type="float" office:value="0" calcext:value-type="float">
            <text:p>0</text:p>
          </table:table-cell>
          <table:table-cell table:formula="of:=MOD(CEILING([.$C$5]*[.$D43];1)+CEILING([.$C$5]*[.Q$5];1)-CEILING([.$C$5]*MOD([.$D43]+[.Q$5];[.$C$4]);1);[.$C$3])" office:value-type="float" office:value="1" calcext:value-type="float">
            <text:p>1</text:p>
          </table:table-cell>
          <table:table-cell table:formula="of:=MOD(CEILING([.$C$5]*[.$D43];1)+CEILING([.$C$5]*[.R$5];1)-CEILING([.$C$5]*MOD([.$D43]+[.R$5];[.$C$4]);1);[.$C$3])" office:value-type="float" office:value="0" calcext:value-type="float">
            <text:p>0</text:p>
          </table:table-cell>
          <table:table-cell table:formula="of:=MOD(CEILING([.$C$5]*[.$D43];1)+CEILING([.$C$5]*[.S$5];1)-CEILING([.$C$5]*MOD([.$D43]+[.S$5];[.$C$4]);1);[.$C$3])" office:value-type="float" office:value="0" calcext:value-type="float">
            <text:p>0</text:p>
          </table:table-cell>
          <table:table-cell table:formula="of:=MOD(CEILING([.$C$5]*[.$D43];1)+CEILING([.$C$5]*[.T$5];1)-CEILING([.$C$5]*MOD([.$D43]+[.T$5];[.$C$4]);1);[.$C$3])" office:value-type="float" office:value="0" calcext:value-type="float">
            <text:p>0</text:p>
          </table:table-cell>
          <table:table-cell table:formula="of:=MOD(CEILING([.$C$5]*[.$D43];1)+CEILING([.$C$5]*[.U$5];1)-CEILING([.$C$5]*MOD([.$D43]+[.U$5];[.$C$4]);1);[.$C$3])" office:value-type="float" office:value="0" calcext:value-type="float">
            <text:p>0</text:p>
          </table:table-cell>
          <table:table-cell table:formula="of:=MOD(CEILING([.$C$5]*[.$D43];1)+CEILING([.$C$5]*[.V$5];1)-CEILING([.$C$5]*MOD([.$D43]+[.V$5];[.$C$4]);1);[.$C$3])" office:value-type="float" office:value="0" calcext:value-type="float">
            <text:p>0</text:p>
          </table:table-cell>
          <table:table-cell table:formula="of:=MOD(CEILING([.$C$5]*[.$D43];1)+CEILING([.$C$5]*[.W$5];1)-CEILING([.$C$5]*MOD([.$D43]+[.W$5];[.$C$4]);1);[.$C$3])" office:value-type="float" office:value="0" calcext:value-type="float">
            <text:p>0</text:p>
          </table:table-cell>
          <table:table-cell table:formula="of:=MOD(CEILING([.$C$5]*[.$D43];1)+CEILING([.$C$5]*[.X$5];1)-CEILING([.$C$5]*MOD([.$D43]+[.X$5];[.$C$4]);1);[.$C$3])" office:value-type="float" office:value="1" calcext:value-type="float">
            <text:p>1</text:p>
          </table:table-cell>
          <table:table-cell table:formula="of:=MOD(CEILING([.$C$5]*[.$D43];1)+CEILING([.$C$5]*[.Y$5];1)-CEILING([.$C$5]*MOD([.$D43]+[.Y$5];[.$C$4]);1);[.$C$3])" office:value-type="float" office:value="0" calcext:value-type="float">
            <text:p>0</text:p>
          </table:table-cell>
          <table:table-cell table:formula="of:=MOD(CEILING([.$C$5]*[.$D43];1)+CEILING([.$C$5]*[.Z$5];1)-CEILING([.$C$5]*MOD([.$D43]+[.Z$5];[.$C$4]);1);[.$C$3])" office:value-type="float" office:value="0" calcext:value-type="float">
            <text:p>0</text:p>
          </table:table-cell>
          <table:table-cell table:formula="of:=MOD(CEILING([.$C$5]*[.$D43];1)+CEILING([.$C$5]*[.AA$5];1)-CEILING([.$C$5]*MOD([.$D43]+[.AA$5];[.$C$4]);1);[.$C$3])" office:value-type="float" office:value="0" calcext:value-type="float">
            <text:p>0</text:p>
          </table:table-cell>
          <table:table-cell table:formula="of:=MOD(CEILING([.$C$5]*[.$D43];1)+CEILING([.$C$5]*[.AB$5];1)-CEILING([.$C$5]*MOD([.$D43]+[.AB$5];[.$C$4]);1);[.$C$3])" office:value-type="float" office:value="0" calcext:value-type="float">
            <text:p>0</text:p>
          </table:table-cell>
          <table:table-cell table:formula="of:=MOD(CEILING([.$C$5]*[.$D43];1)+CEILING([.$C$5]*[.AC$5];1)-CEILING([.$C$5]*MOD([.$D43]+[.AC$5];[.$C$4]);1);[.$C$3])" office:value-type="float" office:value="0" calcext:value-type="float">
            <text:p>0</text:p>
          </table:table-cell>
          <table:table-cell table:formula="of:=MOD(CEILING([.$C$5]*[.$D43];1)+CEILING([.$C$5]*[.AD$5];1)-CEILING([.$C$5]*MOD([.$D43]+[.AD$5];[.$C$4]);1);[.$C$3])" office:value-type="float" office:value="0" calcext:value-type="float">
            <text:p>0</text:p>
          </table:table-cell>
          <table:table-cell table:formula="of:=MOD(CEILING([.$C$5]*[.$D43];1)+CEILING([.$C$5]*[.AE$5];1)-CEILING([.$C$5]*MOD([.$D43]+[.AE$5];[.$C$4]);1);[.$C$3])" office:value-type="float" office:value="1" calcext:value-type="float">
            <text:p>1</text:p>
          </table:table-cell>
          <table:table-cell table:formula="of:=MOD(CEILING([.$C$5]*[.$D43];1)+CEILING([.$C$5]*[.AF$5];1)-CEILING([.$C$5]*MOD([.$D43]+[.AF$5];[.$C$4]);1);[.$C$3])" office:value-type="float" office:value="0" calcext:value-type="float">
            <text:p>0</text:p>
          </table:table-cell>
          <table:table-cell table:formula="of:=MOD(CEILING([.$C$5]*[.$D43];1)+CEILING([.$C$5]*[.AG$5];1)-CEILING([.$C$5]*MOD([.$D43]+[.AG$5];[.$C$4]);1);[.$C$3])" office:value-type="float" office:value="0" calcext:value-type="float">
            <text:p>0</text:p>
          </table:table-cell>
          <table:table-cell table:formula="of:=MOD(CEILING([.$C$5]*[.$D43];1)+CEILING([.$C$5]*[.AH$5];1)-CEILING([.$C$5]*MOD([.$D43]+[.AH$5];[.$C$4]);1);[.$C$3])" office:value-type="float" office:value="0" calcext:value-type="float">
            <text:p>0</text:p>
          </table:table-cell>
          <table:table-cell table:formula="of:=MOD(CEILING([.$C$5]*[.$D43];1)+CEILING([.$C$5]*[.AI$5];1)-CEILING([.$C$5]*MOD([.$D43]+[.AI$5];[.$C$4]);1);[.$C$3])" office:value-type="float" office:value="0" calcext:value-type="float">
            <text:p>0</text:p>
          </table:table-cell>
          <table:table-cell table:formula="of:=MOD(CEILING([.$C$5]*[.$D43];1)+CEILING([.$C$5]*[.AJ$5];1)-CEILING([.$C$5]*MOD([.$D43]+[.AJ$5];[.$C$4]);1);[.$C$3])" office:value-type="float" office:value="0" calcext:value-type="float">
            <text:p>0</text:p>
          </table:table-cell>
          <table:table-cell table:formula="of:=MOD(CEILING([.$C$5]*[.$D43];1)+CEILING([.$C$5]*[.AK$5];1)-CEILING([.$C$5]*MOD([.$D43]+[.AK$5];[.$C$4]);1);[.$C$3])" office:value-type="float" office:value="0" calcext:value-type="float">
            <text:p>0</text:p>
          </table:table-cell>
          <table:table-cell table:formula="of:=MOD(CEILING([.$C$5]*[.$D43];1)+CEILING([.$C$5]*[.AL$5];1)-CEILING([.$C$5]*MOD([.$D43]+[.AL$5];[.$C$4]);1);[.$C$3])" office:value-type="float" office:value="1" calcext:value-type="float">
            <text:p>1</text:p>
          </table:table-cell>
          <table:table-cell table:formula="of:=MOD(CEILING([.$C$5]*[.$D43];1)+CEILING([.$C$5]*[.AM$5];1)-CEILING([.$C$5]*MOD([.$D43]+[.AM$5];[.$C$4]);1);[.$C$3])" office:value-type="float" office:value="0" calcext:value-type="float">
            <text:p>0</text:p>
          </table:table-cell>
          <table:table-cell table:formula="of:=MOD(CEILING([.$C$5]*[.$D43];1)+CEILING([.$C$5]*[.AN$5];1)-CEILING([.$C$5]*MOD([.$D43]+[.AN$5];[.$C$4]);1);[.$C$3])" office:value-type="float" office:value="0" calcext:value-type="float">
            <text:p>0</text:p>
          </table:table-cell>
          <table:table-cell table:formula="of:=MOD(CEILING([.$C$5]*[.$D43];1)+CEILING([.$C$5]*[.AO$5];1)-CEILING([.$C$5]*MOD([.$D43]+[.AO$5];[.$C$4]);1);[.$C$3])" office:value-type="float" office:value="0" calcext:value-type="float">
            <text:p>0</text:p>
          </table:table-cell>
          <table:table-cell table:formula="of:=MOD(CEILING([.$C$5]*[.$D43];1)+CEILING([.$C$5]*[.AP$5];1)-CEILING([.$C$5]*MOD([.$D43]+[.AP$5];[.$C$4]);1);[.$C$3])" office:value-type="float" office:value="0" calcext:value-type="float">
            <text:p>0</text:p>
          </table:table-cell>
          <table:table-cell table:formula="of:=MOD(CEILING([.$C$5]*[.$D43];1)+CEILING([.$C$5]*[.AQ$5];1)-CEILING([.$C$5]*MOD([.$D43]+[.AQ$5];[.$C$4]);1);[.$C$3])" office:value-type="float" office:value="0" calcext:value-type="float">
            <text:p>0</text:p>
          </table:table-cell>
          <table:table-cell table:formula="of:=MOD(CEILING([.$C$5]*[.$D43];1)+CEILING([.$C$5]*[.AR$5];1)-CEILING([.$C$5]*MOD([.$D4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MOD(CEILING([.$C$5]*[.$D44];1)+CEILING([.$C$5]*[.E$5];1)-CEILING([.$C$5]*MOD([.$D44]+[.E$5];[.$C$4]);1);[.$C$3])" office:value-type="float" office:value="0" calcext:value-type="float">
            <text:p>0</text:p>
          </table:table-cell>
          <table:table-cell table:formula="of:=MOD(CEILING([.$C$5]*[.$D44];1)+CEILING([.$C$5]*[.F$5];1)-CEILING([.$C$5]*MOD([.$D44]+[.F$5];[.$C$4]);1);[.$C$3])" office:value-type="float" office:value="1" calcext:value-type="float">
            <text:p>1</text:p>
          </table:table-cell>
          <table:table-cell table:formula="of:=MOD(CEILING([.$C$5]*[.$D44];1)+CEILING([.$C$5]*[.G$5];1)-CEILING([.$C$5]*MOD([.$D44]+[.G$5];[.$C$4]);1);[.$C$3])" office:value-type="float" office:value="0" calcext:value-type="float">
            <text:p>0</text:p>
          </table:table-cell>
          <table:table-cell table:formula="of:=MOD(CEILING([.$C$5]*[.$D44];1)+CEILING([.$C$5]*[.H$5];1)-CEILING([.$C$5]*MOD([.$D44]+[.H$5];[.$C$4]);1);[.$C$3])" office:value-type="float" office:value="1" calcext:value-type="float">
            <text:p>1</text:p>
          </table:table-cell>
          <table:table-cell table:formula="of:=MOD(CEILING([.$C$5]*[.$D44];1)+CEILING([.$C$5]*[.I$5];1)-CEILING([.$C$5]*MOD([.$D44]+[.I$5];[.$C$4]);1);[.$C$3])" office:value-type="float" office:value="1" calcext:value-type="float">
            <text:p>1</text:p>
          </table:table-cell>
          <table:table-cell table:formula="of:=MOD(CEILING([.$C$5]*[.$D44];1)+CEILING([.$C$5]*[.J$5];1)-CEILING([.$C$5]*MOD([.$D44]+[.J$5];[.$C$4]);1);[.$C$3])" office:value-type="float" office:value="1" calcext:value-type="float">
            <text:p>1</text:p>
          </table:table-cell>
          <table:table-cell table:formula="of:=MOD(CEILING([.$C$5]*[.$D44];1)+CEILING([.$C$5]*[.K$5];1)-CEILING([.$C$5]*MOD([.$D44]+[.K$5];[.$C$4]);1);[.$C$3])" office:value-type="float" office:value="1" calcext:value-type="float">
            <text:p>1</text:p>
          </table:table-cell>
          <table:table-cell table:formula="of:=MOD(CEILING([.$C$5]*[.$D44];1)+CEILING([.$C$5]*[.L$5];1)-CEILING([.$C$5]*MOD([.$D44]+[.L$5];[.$C$4]);1);[.$C$3])" office:value-type="float" office:value="0" calcext:value-type="float">
            <text:p>0</text:p>
          </table:table-cell>
          <table:table-cell table:formula="of:=MOD(CEILING([.$C$5]*[.$D44];1)+CEILING([.$C$5]*[.M$5];1)-CEILING([.$C$5]*MOD([.$D44]+[.M$5];[.$C$4]);1);[.$C$3])" office:value-type="float" office:value="1" calcext:value-type="float">
            <text:p>1</text:p>
          </table:table-cell>
          <table:table-cell table:formula="of:=MOD(CEILING([.$C$5]*[.$D44];1)+CEILING([.$C$5]*[.N$5];1)-CEILING([.$C$5]*MOD([.$D44]+[.N$5];[.$C$4]);1);[.$C$3])" office:value-type="float" office:value="0" calcext:value-type="float">
            <text:p>0</text:p>
          </table:table-cell>
          <table:table-cell table:formula="of:=MOD(CEILING([.$C$5]*[.$D44];1)+CEILING([.$C$5]*[.O$5];1)-CEILING([.$C$5]*MOD([.$D44]+[.O$5];[.$C$4]);1);[.$C$3])" office:value-type="float" office:value="1" calcext:value-type="float">
            <text:p>1</text:p>
          </table:table-cell>
          <table:table-cell table:formula="of:=MOD(CEILING([.$C$5]*[.$D44];1)+CEILING([.$C$5]*[.P$5];1)-CEILING([.$C$5]*MOD([.$D44]+[.P$5];[.$C$4]);1);[.$C$3])" office:value-type="float" office:value="1" calcext:value-type="float">
            <text:p>1</text:p>
          </table:table-cell>
          <table:table-cell table:formula="of:=MOD(CEILING([.$C$5]*[.$D44];1)+CEILING([.$C$5]*[.Q$5];1)-CEILING([.$C$5]*MOD([.$D44]+[.Q$5];[.$C$4]);1);[.$C$3])" office:value-type="float" office:value="1" calcext:value-type="float">
            <text:p>1</text:p>
          </table:table-cell>
          <table:table-cell table:formula="of:=MOD(CEILING([.$C$5]*[.$D44];1)+CEILING([.$C$5]*[.R$5];1)-CEILING([.$C$5]*MOD([.$D44]+[.R$5];[.$C$4]);1);[.$C$3])" office:value-type="float" office:value="1" calcext:value-type="float">
            <text:p>1</text:p>
          </table:table-cell>
          <table:table-cell table:formula="of:=MOD(CEILING([.$C$5]*[.$D44];1)+CEILING([.$C$5]*[.S$5];1)-CEILING([.$C$5]*MOD([.$D44]+[.S$5];[.$C$4]);1);[.$C$3])" office:value-type="float" office:value="0" calcext:value-type="float">
            <text:p>0</text:p>
          </table:table-cell>
          <table:table-cell table:formula="of:=MOD(CEILING([.$C$5]*[.$D44];1)+CEILING([.$C$5]*[.T$5];1)-CEILING([.$C$5]*MOD([.$D44]+[.T$5];[.$C$4]);1);[.$C$3])" office:value-type="float" office:value="1" calcext:value-type="float">
            <text:p>1</text:p>
          </table:table-cell>
          <table:table-cell table:formula="of:=MOD(CEILING([.$C$5]*[.$D44];1)+CEILING([.$C$5]*[.U$5];1)-CEILING([.$C$5]*MOD([.$D44]+[.U$5];[.$C$4]);1);[.$C$3])" office:value-type="float" office:value="0" calcext:value-type="float">
            <text:p>0</text:p>
          </table:table-cell>
          <table:table-cell table:formula="of:=MOD(CEILING([.$C$5]*[.$D44];1)+CEILING([.$C$5]*[.V$5];1)-CEILING([.$C$5]*MOD([.$D44]+[.V$5];[.$C$4]);1);[.$C$3])" office:value-type="float" office:value="1" calcext:value-type="float">
            <text:p>1</text:p>
          </table:table-cell>
          <table:table-cell table:formula="of:=MOD(CEILING([.$C$5]*[.$D44];1)+CEILING([.$C$5]*[.W$5];1)-CEILING([.$C$5]*MOD([.$D44]+[.W$5];[.$C$4]);1);[.$C$3])" office:value-type="float" office:value="1" calcext:value-type="float">
            <text:p>1</text:p>
          </table:table-cell>
          <table:table-cell table:formula="of:=MOD(CEILING([.$C$5]*[.$D44];1)+CEILING([.$C$5]*[.X$5];1)-CEILING([.$C$5]*MOD([.$D44]+[.X$5];[.$C$4]);1);[.$C$3])" office:value-type="float" office:value="1" calcext:value-type="float">
            <text:p>1</text:p>
          </table:table-cell>
          <table:table-cell table:formula="of:=MOD(CEILING([.$C$5]*[.$D44];1)+CEILING([.$C$5]*[.Y$5];1)-CEILING([.$C$5]*MOD([.$D44]+[.Y$5];[.$C$4]);1);[.$C$3])" office:value-type="float" office:value="1" calcext:value-type="float">
            <text:p>1</text:p>
          </table:table-cell>
          <table:table-cell table:formula="of:=MOD(CEILING([.$C$5]*[.$D44];1)+CEILING([.$C$5]*[.Z$5];1)-CEILING([.$C$5]*MOD([.$D44]+[.Z$5];[.$C$4]);1);[.$C$3])" office:value-type="float" office:value="0" calcext:value-type="float">
            <text:p>0</text:p>
          </table:table-cell>
          <table:table-cell table:formula="of:=MOD(CEILING([.$C$5]*[.$D44];1)+CEILING([.$C$5]*[.AA$5];1)-CEILING([.$C$5]*MOD([.$D44]+[.AA$5];[.$C$4]);1);[.$C$3])" office:value-type="float" office:value="1" calcext:value-type="float">
            <text:p>1</text:p>
          </table:table-cell>
          <table:table-cell table:formula="of:=MOD(CEILING([.$C$5]*[.$D44];1)+CEILING([.$C$5]*[.AB$5];1)-CEILING([.$C$5]*MOD([.$D44]+[.AB$5];[.$C$4]);1);[.$C$3])" office:value-type="float" office:value="0" calcext:value-type="float">
            <text:p>0</text:p>
          </table:table-cell>
          <table:table-cell table:formula="of:=MOD(CEILING([.$C$5]*[.$D44];1)+CEILING([.$C$5]*[.AC$5];1)-CEILING([.$C$5]*MOD([.$D44]+[.AC$5];[.$C$4]);1);[.$C$3])" office:value-type="float" office:value="1" calcext:value-type="float">
            <text:p>1</text:p>
          </table:table-cell>
          <table:table-cell table:formula="of:=MOD(CEILING([.$C$5]*[.$D44];1)+CEILING([.$C$5]*[.AD$5];1)-CEILING([.$C$5]*MOD([.$D44]+[.AD$5];[.$C$4]);1);[.$C$3])" office:value-type="float" office:value="1" calcext:value-type="float">
            <text:p>1</text:p>
          </table:table-cell>
          <table:table-cell table:formula="of:=MOD(CEILING([.$C$5]*[.$D44];1)+CEILING([.$C$5]*[.AE$5];1)-CEILING([.$C$5]*MOD([.$D44]+[.AE$5];[.$C$4]);1);[.$C$3])" office:value-type="float" office:value="1" calcext:value-type="float">
            <text:p>1</text:p>
          </table:table-cell>
          <table:table-cell table:formula="of:=MOD(CEILING([.$C$5]*[.$D44];1)+CEILING([.$C$5]*[.AF$5];1)-CEILING([.$C$5]*MOD([.$D44]+[.AF$5];[.$C$4]);1);[.$C$3])" office:value-type="float" office:value="1" calcext:value-type="float">
            <text:p>1</text:p>
          </table:table-cell>
          <table:table-cell table:formula="of:=MOD(CEILING([.$C$5]*[.$D44];1)+CEILING([.$C$5]*[.AG$5];1)-CEILING([.$C$5]*MOD([.$D44]+[.AG$5];[.$C$4]);1);[.$C$3])" office:value-type="float" office:value="0" calcext:value-type="float">
            <text:p>0</text:p>
          </table:table-cell>
          <table:table-cell table:formula="of:=MOD(CEILING([.$C$5]*[.$D44];1)+CEILING([.$C$5]*[.AH$5];1)-CEILING([.$C$5]*MOD([.$D44]+[.AH$5];[.$C$4]);1);[.$C$3])" office:value-type="float" office:value="1" calcext:value-type="float">
            <text:p>1</text:p>
          </table:table-cell>
          <table:table-cell table:formula="of:=MOD(CEILING([.$C$5]*[.$D44];1)+CEILING([.$C$5]*[.AI$5];1)-CEILING([.$C$5]*MOD([.$D44]+[.AI$5];[.$C$4]);1);[.$C$3])" office:value-type="float" office:value="0" calcext:value-type="float">
            <text:p>0</text:p>
          </table:table-cell>
          <table:table-cell table:formula="of:=MOD(CEILING([.$C$5]*[.$D44];1)+CEILING([.$C$5]*[.AJ$5];1)-CEILING([.$C$5]*MOD([.$D44]+[.AJ$5];[.$C$4]);1);[.$C$3])" office:value-type="float" office:value="1" calcext:value-type="float">
            <text:p>1</text:p>
          </table:table-cell>
          <table:table-cell table:formula="of:=MOD(CEILING([.$C$5]*[.$D44];1)+CEILING([.$C$5]*[.AK$5];1)-CEILING([.$C$5]*MOD([.$D44]+[.AK$5];[.$C$4]);1);[.$C$3])" office:value-type="float" office:value="1" calcext:value-type="float">
            <text:p>1</text:p>
          </table:table-cell>
          <table:table-cell table:formula="of:=MOD(CEILING([.$C$5]*[.$D44];1)+CEILING([.$C$5]*[.AL$5];1)-CEILING([.$C$5]*MOD([.$D44]+[.AL$5];[.$C$4]);1);[.$C$3])" office:value-type="float" office:value="1" calcext:value-type="float">
            <text:p>1</text:p>
          </table:table-cell>
          <table:table-cell table:formula="of:=MOD(CEILING([.$C$5]*[.$D44];1)+CEILING([.$C$5]*[.AM$5];1)-CEILING([.$C$5]*MOD([.$D44]+[.AM$5];[.$C$4]);1);[.$C$3])" office:value-type="float" office:value="1" calcext:value-type="float">
            <text:p>1</text:p>
          </table:table-cell>
          <table:table-cell table:formula="of:=MOD(CEILING([.$C$5]*[.$D44];1)+CEILING([.$C$5]*[.AN$5];1)-CEILING([.$C$5]*MOD([.$D44]+[.AN$5];[.$C$4]);1);[.$C$3])" office:value-type="float" office:value="0" calcext:value-type="float">
            <text:p>0</text:p>
          </table:table-cell>
          <table:table-cell table:formula="of:=MOD(CEILING([.$C$5]*[.$D44];1)+CEILING([.$C$5]*[.AO$5];1)-CEILING([.$C$5]*MOD([.$D44]+[.AO$5];[.$C$4]);1);[.$C$3])" office:value-type="float" office:value="1" calcext:value-type="float">
            <text:p>1</text:p>
          </table:table-cell>
          <table:table-cell table:formula="of:=MOD(CEILING([.$C$5]*[.$D44];1)+CEILING([.$C$5]*[.AP$5];1)-CEILING([.$C$5]*MOD([.$D44]+[.AP$5];[.$C$4]);1);[.$C$3])" office:value-type="float" office:value="0" calcext:value-type="float">
            <text:p>0</text:p>
          </table:table-cell>
          <table:table-cell table:formula="of:=MOD(CEILING([.$C$5]*[.$D44];1)+CEILING([.$C$5]*[.AQ$5];1)-CEILING([.$C$5]*MOD([.$D44]+[.AQ$5];[.$C$4]);1);[.$C$3])" office:value-type="float" office:value="1" calcext:value-type="float">
            <text:p>1</text:p>
          </table:table-cell>
          <table:table-cell table:formula="of:=MOD(CEILING([.$C$5]*[.$D44];1)+CEILING([.$C$5]*[.AR$5];1)-CEILING([.$C$5]*MOD([.$D44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75" calcext:value-type="float">
            <text:p>26.7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MOD(CEILING([.$C$5]*[.$D45];1)+CEILING([.$C$5]*[.E$5];1)-CEILING([.$C$5]*MOD([.$D45]+[.E$5];[.$C$4]);1);[.$C$3])" office:value-type="float" office:value="0" calcext:value-type="float">
            <text:p>0</text:p>
          </table:table-cell>
          <table:table-cell table:formula="of:=MOD(CEILING([.$C$5]*[.$D45];1)+CEILING([.$C$5]*[.F$5];1)-CEILING([.$C$5]*MOD([.$D45]+[.F$5];[.$C$4]);1);[.$C$3])" office:value-type="float" office:value="0" calcext:value-type="float">
            <text:p>0</text:p>
          </table:table-cell>
          <table:table-cell table:formula="of:=MOD(CEILING([.$C$5]*[.$D45];1)+CEILING([.$C$5]*[.G$5];1)-CEILING([.$C$5]*MOD([.$D45]+[.G$5];[.$C$4]);1);[.$C$3])" office:value-type="float" office:value="0" calcext:value-type="float">
            <text:p>0</text:p>
          </table:table-cell>
          <table:table-cell table:formula="of:=MOD(CEILING([.$C$5]*[.$D45];1)+CEILING([.$C$5]*[.H$5];1)-CEILING([.$C$5]*MOD([.$D45]+[.H$5];[.$C$4]);1);[.$C$3])" office:value-type="float" office:value="1" calcext:value-type="float">
            <text:p>1</text:p>
          </table:table-cell>
          <table:table-cell table:formula="of:=MOD(CEILING([.$C$5]*[.$D45];1)+CEILING([.$C$5]*[.I$5];1)-CEILING([.$C$5]*MOD([.$D45]+[.I$5];[.$C$4]);1);[.$C$3])" office:value-type="float" office:value="0" calcext:value-type="float">
            <text:p>0</text:p>
          </table:table-cell>
          <table:table-cell table:formula="of:=MOD(CEILING([.$C$5]*[.$D45];1)+CEILING([.$C$5]*[.J$5];1)-CEILING([.$C$5]*MOD([.$D45]+[.J$5];[.$C$4]);1);[.$C$3])" office:value-type="float" office:value="1" calcext:value-type="float">
            <text:p>1</text:p>
          </table:table-cell>
          <table:table-cell table:formula="of:=MOD(CEILING([.$C$5]*[.$D45];1)+CEILING([.$C$5]*[.K$5];1)-CEILING([.$C$5]*MOD([.$D45]+[.K$5];[.$C$4]);1);[.$C$3])" office:value-type="float" office:value="0" calcext:value-type="float">
            <text:p>0</text:p>
          </table:table-cell>
          <table:table-cell table:formula="of:=MOD(CEILING([.$C$5]*[.$D45];1)+CEILING([.$C$5]*[.L$5];1)-CEILING([.$C$5]*MOD([.$D45]+[.L$5];[.$C$4]);1);[.$C$3])" office:value-type="float" office:value="0" calcext:value-type="float">
            <text:p>0</text:p>
          </table:table-cell>
          <table:table-cell table:formula="of:=MOD(CEILING([.$C$5]*[.$D45];1)+CEILING([.$C$5]*[.M$5];1)-CEILING([.$C$5]*MOD([.$D45]+[.M$5];[.$C$4]);1);[.$C$3])" office:value-type="float" office:value="0" calcext:value-type="float">
            <text:p>0</text:p>
          </table:table-cell>
          <table:table-cell table:formula="of:=MOD(CEILING([.$C$5]*[.$D45];1)+CEILING([.$C$5]*[.N$5];1)-CEILING([.$C$5]*MOD([.$D45]+[.N$5];[.$C$4]);1);[.$C$3])" office:value-type="float" office:value="0" calcext:value-type="float">
            <text:p>0</text:p>
          </table:table-cell>
          <table:table-cell table:formula="of:=MOD(CEILING([.$C$5]*[.$D45];1)+CEILING([.$C$5]*[.O$5];1)-CEILING([.$C$5]*MOD([.$D45]+[.O$5];[.$C$4]);1);[.$C$3])" office:value-type="float" office:value="1" calcext:value-type="float">
            <text:p>1</text:p>
          </table:table-cell>
          <table:table-cell table:formula="of:=MOD(CEILING([.$C$5]*[.$D45];1)+CEILING([.$C$5]*[.P$5];1)-CEILING([.$C$5]*MOD([.$D45]+[.P$5];[.$C$4]);1);[.$C$3])" office:value-type="float" office:value="0" calcext:value-type="float">
            <text:p>0</text:p>
          </table:table-cell>
          <table:table-cell table:formula="of:=MOD(CEILING([.$C$5]*[.$D45];1)+CEILING([.$C$5]*[.Q$5];1)-CEILING([.$C$5]*MOD([.$D45]+[.Q$5];[.$C$4]);1);[.$C$3])" office:value-type="float" office:value="1" calcext:value-type="float">
            <text:p>1</text:p>
          </table:table-cell>
          <table:table-cell table:formula="of:=MOD(CEILING([.$C$5]*[.$D45];1)+CEILING([.$C$5]*[.R$5];1)-CEILING([.$C$5]*MOD([.$D45]+[.R$5];[.$C$4]);1);[.$C$3])" office:value-type="float" office:value="0" calcext:value-type="float">
            <text:p>0</text:p>
          </table:table-cell>
          <table:table-cell table:formula="of:=MOD(CEILING([.$C$5]*[.$D45];1)+CEILING([.$C$5]*[.S$5];1)-CEILING([.$C$5]*MOD([.$D45]+[.S$5];[.$C$4]);1);[.$C$3])" office:value-type="float" office:value="0" calcext:value-type="float">
            <text:p>0</text:p>
          </table:table-cell>
          <table:table-cell table:formula="of:=MOD(CEILING([.$C$5]*[.$D45];1)+CEILING([.$C$5]*[.T$5];1)-CEILING([.$C$5]*MOD([.$D45]+[.T$5];[.$C$4]);1);[.$C$3])" office:value-type="float" office:value="0" calcext:value-type="float">
            <text:p>0</text:p>
          </table:table-cell>
          <table:table-cell table:formula="of:=MOD(CEILING([.$C$5]*[.$D45];1)+CEILING([.$C$5]*[.U$5];1)-CEILING([.$C$5]*MOD([.$D45]+[.U$5];[.$C$4]);1);[.$C$3])" office:value-type="float" office:value="0" calcext:value-type="float">
            <text:p>0</text:p>
          </table:table-cell>
          <table:table-cell table:formula="of:=MOD(CEILING([.$C$5]*[.$D45];1)+CEILING([.$C$5]*[.V$5];1)-CEILING([.$C$5]*MOD([.$D45]+[.V$5];[.$C$4]);1);[.$C$3])" office:value-type="float" office:value="1" calcext:value-type="float">
            <text:p>1</text:p>
          </table:table-cell>
          <table:table-cell table:formula="of:=MOD(CEILING([.$C$5]*[.$D45];1)+CEILING([.$C$5]*[.W$5];1)-CEILING([.$C$5]*MOD([.$D45]+[.W$5];[.$C$4]);1);[.$C$3])" office:value-type="float" office:value="0" calcext:value-type="float">
            <text:p>0</text:p>
          </table:table-cell>
          <table:table-cell table:formula="of:=MOD(CEILING([.$C$5]*[.$D45];1)+CEILING([.$C$5]*[.X$5];1)-CEILING([.$C$5]*MOD([.$D45]+[.X$5];[.$C$4]);1);[.$C$3])" office:value-type="float" office:value="1" calcext:value-type="float">
            <text:p>1</text:p>
          </table:table-cell>
          <table:table-cell table:formula="of:=MOD(CEILING([.$C$5]*[.$D45];1)+CEILING([.$C$5]*[.Y$5];1)-CEILING([.$C$5]*MOD([.$D45]+[.Y$5];[.$C$4]);1);[.$C$3])" office:value-type="float" office:value="0" calcext:value-type="float">
            <text:p>0</text:p>
          </table:table-cell>
          <table:table-cell table:formula="of:=MOD(CEILING([.$C$5]*[.$D45];1)+CEILING([.$C$5]*[.Z$5];1)-CEILING([.$C$5]*MOD([.$D45]+[.Z$5];[.$C$4]);1);[.$C$3])" office:value-type="float" office:value="0" calcext:value-type="float">
            <text:p>0</text:p>
          </table:table-cell>
          <table:table-cell table:formula="of:=MOD(CEILING([.$C$5]*[.$D45];1)+CEILING([.$C$5]*[.AA$5];1)-CEILING([.$C$5]*MOD([.$D45]+[.AA$5];[.$C$4]);1);[.$C$3])" office:value-type="float" office:value="0" calcext:value-type="float">
            <text:p>0</text:p>
          </table:table-cell>
          <table:table-cell table:formula="of:=MOD(CEILING([.$C$5]*[.$D45];1)+CEILING([.$C$5]*[.AB$5];1)-CEILING([.$C$5]*MOD([.$D45]+[.AB$5];[.$C$4]);1);[.$C$3])" office:value-type="float" office:value="0" calcext:value-type="float">
            <text:p>0</text:p>
          </table:table-cell>
          <table:table-cell table:formula="of:=MOD(CEILING([.$C$5]*[.$D45];1)+CEILING([.$C$5]*[.AC$5];1)-CEILING([.$C$5]*MOD([.$D45]+[.AC$5];[.$C$4]);1);[.$C$3])" office:value-type="float" office:value="1" calcext:value-type="float">
            <text:p>1</text:p>
          </table:table-cell>
          <table:table-cell table:formula="of:=MOD(CEILING([.$C$5]*[.$D45];1)+CEILING([.$C$5]*[.AD$5];1)-CEILING([.$C$5]*MOD([.$D45]+[.AD$5];[.$C$4]);1);[.$C$3])" office:value-type="float" office:value="0" calcext:value-type="float">
            <text:p>0</text:p>
          </table:table-cell>
          <table:table-cell table:formula="of:=MOD(CEILING([.$C$5]*[.$D45];1)+CEILING([.$C$5]*[.AE$5];1)-CEILING([.$C$5]*MOD([.$D45]+[.AE$5];[.$C$4]);1);[.$C$3])" office:value-type="float" office:value="1" calcext:value-type="float">
            <text:p>1</text:p>
          </table:table-cell>
          <table:table-cell table:formula="of:=MOD(CEILING([.$C$5]*[.$D45];1)+CEILING([.$C$5]*[.AF$5];1)-CEILING([.$C$5]*MOD([.$D45]+[.AF$5];[.$C$4]);1);[.$C$3])" office:value-type="float" office:value="0" calcext:value-type="float">
            <text:p>0</text:p>
          </table:table-cell>
          <table:table-cell table:formula="of:=MOD(CEILING([.$C$5]*[.$D45];1)+CEILING([.$C$5]*[.AG$5];1)-CEILING([.$C$5]*MOD([.$D45]+[.AG$5];[.$C$4]);1);[.$C$3])" office:value-type="float" office:value="0" calcext:value-type="float">
            <text:p>0</text:p>
          </table:table-cell>
          <table:table-cell table:formula="of:=MOD(CEILING([.$C$5]*[.$D45];1)+CEILING([.$C$5]*[.AH$5];1)-CEILING([.$C$5]*MOD([.$D45]+[.AH$5];[.$C$4]);1);[.$C$3])" office:value-type="float" office:value="0" calcext:value-type="float">
            <text:p>0</text:p>
          </table:table-cell>
          <table:table-cell table:formula="of:=MOD(CEILING([.$C$5]*[.$D45];1)+CEILING([.$C$5]*[.AI$5];1)-CEILING([.$C$5]*MOD([.$D45]+[.AI$5];[.$C$4]);1);[.$C$3])" office:value-type="float" office:value="0" calcext:value-type="float">
            <text:p>0</text:p>
          </table:table-cell>
          <table:table-cell table:formula="of:=MOD(CEILING([.$C$5]*[.$D45];1)+CEILING([.$C$5]*[.AJ$5];1)-CEILING([.$C$5]*MOD([.$D45]+[.AJ$5];[.$C$4]);1);[.$C$3])" office:value-type="float" office:value="1" calcext:value-type="float">
            <text:p>1</text:p>
          </table:table-cell>
          <table:table-cell table:formula="of:=MOD(CEILING([.$C$5]*[.$D45];1)+CEILING([.$C$5]*[.AK$5];1)-CEILING([.$C$5]*MOD([.$D45]+[.AK$5];[.$C$4]);1);[.$C$3])" office:value-type="float" office:value="0" calcext:value-type="float">
            <text:p>0</text:p>
          </table:table-cell>
          <table:table-cell table:formula="of:=MOD(CEILING([.$C$5]*[.$D45];1)+CEILING([.$C$5]*[.AL$5];1)-CEILING([.$C$5]*MOD([.$D45]+[.AL$5];[.$C$4]);1);[.$C$3])" office:value-type="float" office:value="1" calcext:value-type="float">
            <text:p>1</text:p>
          </table:table-cell>
          <table:table-cell table:formula="of:=MOD(CEILING([.$C$5]*[.$D45];1)+CEILING([.$C$5]*[.AM$5];1)-CEILING([.$C$5]*MOD([.$D45]+[.AM$5];[.$C$4]);1);[.$C$3])" office:value-type="float" office:value="0" calcext:value-type="float">
            <text:p>0</text:p>
          </table:table-cell>
          <table:table-cell table:formula="of:=MOD(CEILING([.$C$5]*[.$D45];1)+CEILING([.$C$5]*[.AN$5];1)-CEILING([.$C$5]*MOD([.$D45]+[.AN$5];[.$C$4]);1);[.$C$3])" office:value-type="float" office:value="0" calcext:value-type="float">
            <text:p>0</text:p>
          </table:table-cell>
          <table:table-cell table:formula="of:=MOD(CEILING([.$C$5]*[.$D45];1)+CEILING([.$C$5]*[.AO$5];1)-CEILING([.$C$5]*MOD([.$D45]+[.AO$5];[.$C$4]);1);[.$C$3])" office:value-type="float" office:value="0" calcext:value-type="float">
            <text:p>0</text:p>
          </table:table-cell>
          <table:table-cell table:formula="of:=MOD(CEILING([.$C$5]*[.$D45];1)+CEILING([.$C$5]*[.AP$5];1)-CEILING([.$C$5]*MOD([.$D45]+[.AP$5];[.$C$4]);1);[.$C$3])" office:value-type="float" office:value="0" calcext:value-type="float">
            <text:p>0</text:p>
          </table:table-cell>
          <table:table-cell table:formula="of:=MOD(CEILING([.$C$5]*[.$D45];1)+CEILING([.$C$5]*[.AQ$5];1)-CEILING([.$C$5]*MOD([.$D45]+[.AQ$5];[.$C$4]);1);[.$C$3])" office:value-type="float" office:value="1" calcext:value-type="float">
            <text:p>1</text:p>
          </table:table-cell>
          <table:table-cell table:formula="of:=MOD(CEILING([.$C$5]*[.$D45];1)+CEILING([.$C$5]*[.AR$5];1)-CEILING([.$C$5]*MOD([.$D4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8" calcext:value-type="float">
            <text:p>26.8</text:p>
          </table:table-cell>
          <table:table-cell table:number-columns-repeated="1023"/>
        </table:table-row>
        <table:table-row table:style-name="ro2">
          <table:table-cell office:value-type="float" office:value="26.85" calcext:value-type="float">
            <text:p>26.85</text:p>
          </table:table-cell>
          <table:table-cell table:number-columns-repeated="1023"/>
        </table:table-row>
        <table:table-row table:style-name="ro2">
          <table:table-cell office:value-type="float" office:value="26.9" calcext:value-type="float">
            <text:p>26.9</text:p>
          </table:table-cell>
          <table:table-cell table:number-columns-repeated="1023"/>
        </table:table-row>
        <table:table-row table:style-name="ro2">
          <table:table-cell office:value-type="float" office:value="26.95" calcext:value-type="float">
            <text:p>26.95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.05" calcext:value-type="float">
            <text:p>27.05</text:p>
          </table:table-cell>
          <table:table-cell table:number-columns-repeated="1023"/>
        </table:table-row>
        <table:table-row table:style-name="ro2">
          <table:table-cell office:value-type="float" office:value="27.1" calcext:value-type="float">
            <text:p>27.1</text:p>
          </table:table-cell>
          <table:table-cell table:number-columns-repeated="1023"/>
        </table:table-row>
        <table:table-row table:style-name="ro2">
          <table:table-cell office:value-type="float" office:value="27.15" calcext:value-type="float">
            <text:p>27.15</text:p>
          </table:table-cell>
          <table:table-cell table:number-columns-repeated="1023"/>
        </table:table-row>
        <table:table-row table:style-name="ro2">
          <table:table-cell office:value-type="float" office:value="27.2" calcext:value-type="float">
            <text:p>27.2</text:p>
          </table:table-cell>
          <table:table-cell table:number-columns-repeated="1023"/>
        </table:table-row>
        <table:table-row table:style-name="ro2">
          <table:table-cell office:value-type="float" office:value="27.25" calcext:value-type="float">
            <text:p>27.25</text:p>
          </table:table-cell>
          <table:table-cell table:number-columns-repeated="1023"/>
        </table:table-row>
        <table:table-row table:style-name="ro2">
          <table:table-cell office:value-type="float" office:value="27.3" calcext:value-type="float">
            <text:p>27.3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8" table:number-columns-repeated="11" table:default-cell-style-name="Default"/>
        <table:table-column table:style-name="co7" table:number-columns-repeated="3" table:default-cell-style-name="Default"/>
        <table:table-column table:style-name="co8" table:number-columns-repeated="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0" table:default-cell-style-name="ce3"/>
        <table:table-column table:style-name="co10" table:number-columns-repeated="20" table:default-cell-style-name="Default"/>
        <table:table-column table:style-name="co10" table:default-cell-style-name="ce3"/>
        <table:table-column table:style-name="co10" table:number-columns-repeated="67" table:default-cell-style-name="Default"/>
        <table:table-column table:style-name="co6" table:number-columns-repeated="879" table:default-cell-style-name="Default"/>
        <table:table-row table:style-name="ro1">
          <table:table-cell table:number-columns-repeated="56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11"/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0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4" calcext:value-type="float">
            <text:p>384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0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27.5" calcext:value-type="float">
            <text:p>27.500000</text:p>
          </table:table-cell>
          <table:table-cell table:number-columns-repeated="54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office:value-type="string" calcext:value-type="string">
            <text:p>s</text:p>
          </table:table-cell>
          <table:table-cell table:formula="of:=CEILING([.B3]/[.B4];1)" office:value-type="float" office:value="14" calcext:value-type="float">
            <text:p>14</text:p>
          </table:table-cell>
          <table:table-cell table:formula="of:=[.B3]/[.B4]" office:value-type="float" office:value="13.9636363636364" calcext:value-type="float">
            <text:p>13.9636363636</text:p>
          </table:table-cell>
          <table:table-cell table:number-columns-repeated="53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18"/>
          <table:table-cell table:formula="of:=[.S8]-[.B3]" office:value-type="float" office:value="1" calcext:value-type="float">
            <text:p>1</text:p>
          </table:table-cell>
          <table:table-cell table:formula="of:=[.T8]-[.B3]" office:value-type="float" office:value="29" calcext:value-type="float">
            <text:p>29</text:p>
          </table:table-cell>
          <table:table-cell table:formula="of:=[.U8]-[.B3]" office:value-type="float" office:value="56" calcext:value-type="float">
            <text:p>56</text:p>
          </table:table-cell>
          <table:table-cell table:number-columns-repeated="35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2"/>
          <table:table-cell table:number-columns-repeated="2"/>
          <table:table-cell table:style-name="Default" office:value-type="string" calcext:value-type="string">
            <text:p>a12</text:p>
          </table:table-cell>
          <table:table-cell table:number-columns-repeated="20"/>
          <table:table-cell table:style-name="Default" office:value-type="string" calcext:value-type="string">
            <text:p>a11</text:p>
          </table:table-cell>
          <table:table-cell table:number-columns-repeated="946"/>
        </table:table-row>
        <table:table-row table:style-name="ro1">
          <table:table-cell table:number-columns-repeated="4"/>
          <table:table-cell table:formula="of:=CEILING([.$B$4]*[.E7];1)" office:value-type="float" office:value="0" calcext:value-type="float">
            <text:p>0</text:p>
          </table:table-cell>
          <table:table-cell table:formula="of:=CEILING([.$B$4]*[.F7];1)" office:value-type="float" office:value="28" calcext:value-type="float">
            <text:p>28</text:p>
          </table:table-cell>
          <table:table-cell table:formula="of:=CEILING([.$B$4]*[.G7];1)" office:value-type="float" office:value="55" calcext:value-type="float">
            <text:p>55</text:p>
          </table:table-cell>
          <table:table-cell table:formula="of:=CEILING([.$B$4]*[.H7];1)" office:value-type="float" office:value="83" calcext:value-type="float">
            <text:p>83</text:p>
          </table:table-cell>
          <table:table-cell table:formula="of:=CEILING([.$B$4]*[.I7];1)" office:value-type="float" office:value="110" calcext:value-type="float">
            <text:p>110</text:p>
          </table:table-cell>
          <table:table-cell table:formula="of:=CEILING([.$B$4]*[.J7];1)" office:value-type="float" office:value="138" calcext:value-type="float">
            <text:p>138</text:p>
          </table:table-cell>
          <table:table-cell table:formula="of:=CEILING([.$B$4]*[.K7];1)" office:value-type="float" office:value="165" calcext:value-type="float">
            <text:p>165</text:p>
          </table:table-cell>
          <table:table-cell table:formula="of:=CEILING([.$B$4]*[.L7];1)" office:value-type="float" office:value="193" calcext:value-type="float">
            <text:p>193</text:p>
          </table:table-cell>
          <table:table-cell table:formula="of:=CEILING([.$B$4]*[.M7];1)" office:value-type="float" office:value="220" calcext:value-type="float">
            <text:p>220</text:p>
          </table:table-cell>
          <table:table-cell table:formula="of:=CEILING([.$B$4]*[.N7];1)" office:value-type="float" office:value="248" calcext:value-type="float">
            <text:p>248</text:p>
          </table:table-cell>
          <table:table-cell table:formula="of:=CEILING([.$B$4]*[.O7];1)" office:value-type="float" office:value="275" calcext:value-type="float">
            <text:p>275</text:p>
          </table:table-cell>
          <table:table-cell table:formula="of:=CEILING([.$B$4]*[.P7];1)" office:value-type="float" office:value="303" calcext:value-type="float">
            <text:p>303</text:p>
          </table:table-cell>
          <table:table-cell table:formula="of:=CEILING([.$B$4]*[.Q7];1)" office:value-type="float" office:value="330" calcext:value-type="float">
            <text:p>330</text:p>
          </table:table-cell>
          <table:table-cell table:formula="of:=CEILING([.$B$4]*[.R7];1)" office:value-type="float" office:value="358" calcext:value-type="float">
            <text:p>358</text:p>
          </table:table-cell>
          <table:table-cell table:formula="of:=CEILING([.$B$4]*[.S7];1)" office:value-type="float" office:value="385" calcext:value-type="float">
            <text:p>385</text:p>
          </table:table-cell>
          <table:table-cell table:formula="of:=CEILING([.$B$4]*[.T7];1)" office:value-type="float" office:value="413" calcext:value-type="float">
            <text:p>413</text:p>
          </table:table-cell>
          <table:table-cell table:formula="of:=CEILING([.$B$4]*[.U7];1)" office:value-type="float" office:value="440" calcext:value-type="float">
            <text:p>440</text:p>
          </table:table-cell>
          <table:table-cell table:number-columns-repeated="4"/>
          <table:table-cell table:style-name="ce3" table:number-columns-repeated="2"/>
          <table:table-cell table:style-name="ce3" table:formula="of:=CEILING([.$B$4]*[.AB7];1)" office:value-type="float" office:value="0" calcext:value-type="float">
            <text:p>0</text:p>
          </table:table-cell>
          <table:table-cell table:style-name="ce3" table:formula="of:=CEILING([.$B$4]*[.AC7];1)" office:value-type="float" office:value="28" calcext:value-type="float">
            <text:p>28</text:p>
          </table:table-cell>
          <table:table-cell table:style-name="ce3" table:formula="of:=CEILING([.$B$4]*[.AD7];1)" office:value-type="float" office:value="55" calcext:value-type="float">
            <text:p>55</text:p>
          </table:table-cell>
          <table:table-cell table:style-name="ce3" table:formula="of:=CEILING([.$B$4]*[.AE7];1)" office:value-type="float" office:value="83" calcext:value-type="float">
            <text:p>83</text:p>
          </table:table-cell>
          <table:table-cell table:style-name="ce3" table:formula="of:=CEILING([.$B$4]*[.AF7];1)" office:value-type="float" office:value="110" calcext:value-type="float">
            <text:p>110</text:p>
          </table:table-cell>
          <table:table-cell table:style-name="ce3" table:formula="of:=CEILING([.$B$4]*[.AG7];1)" office:value-type="float" office:value="138" calcext:value-type="float">
            <text:p>138</text:p>
          </table:table-cell>
          <table:table-cell table:style-name="ce3" table:formula="of:=CEILING([.$B$4]*[.AH7];1)" office:value-type="float" office:value="165" calcext:value-type="float">
            <text:p>165</text:p>
          </table:table-cell>
          <table:table-cell table:style-name="ce3" table:formula="of:=CEILING([.$B$4]*[.AI7];1)" office:value-type="float" office:value="193" calcext:value-type="float">
            <text:p>193</text:p>
          </table:table-cell>
          <table:table-cell table:style-name="ce3" table:formula="of:=CEILING([.$B$4]*[.AJ7];1)" office:value-type="float" office:value="220" calcext:value-type="float">
            <text:p>220</text:p>
          </table:table-cell>
          <table:table-cell table:style-name="ce3" table:formula="of:=CEILING([.$B$4]*[.AK7];1)" office:value-type="float" office:value="248" calcext:value-type="float">
            <text:p>248</text:p>
          </table:table-cell>
          <table:table-cell table:style-name="ce3" table:formula="of:=CEILING([.$B$4]*[.AL7];1)" office:value-type="float" office:value="275" calcext:value-type="float">
            <text:p>275</text:p>
          </table:table-cell>
          <table:table-cell table:style-name="ce3" table:formula="of:=CEILING([.$B$4]*[.AM7];1)" office:value-type="float" office:value="303" calcext:value-type="float">
            <text:p>303</text:p>
          </table:table-cell>
          <table:table-cell table:style-name="ce3" table:formula="of:=CEILING([.$B$4]*[.AN7];1)" office:value-type="float" office:value="330" calcext:value-type="float">
            <text:p>330</text:p>
          </table:table-cell>
          <table:table-cell table:style-name="ce3" table:formula="of:=CEILING([.$B$4]*[.AO7];1)" office:value-type="float" office:value="358" calcext:value-type="float">
            <text:p>358</text:p>
          </table:table-cell>
          <table:table-cell table:style-name="ce3" office:value-type="float" office:value="384" calcext:value-type="float">
            <text:p>384</text:p>
          </table:table-cell>
          <table:table-cell table:style-name="ce3" table:number-columns-repeated="12"/>
          <table:table-cell table:number-columns-repeated="2"/>
          <table:table-cell table:style-name="Default"/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14"/>
          <table:table-cell table:style-name="Default"/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formula="of:=CEILING([.$B$4]*[.C9];1)" office:value-type="float" office:value="0" calcext:value-type="float">
            <text:p>0</text:p>
          </table:table-cell>
          <table:table-cell table:style-name="ce2" table:formula="of:=MOD([.$D9]+[.E$8]-CEILING([.$B$4]* MOD([.E$7]+[.$C9];[.$B$5]);1);[.$B$3])" office:value-type="float" office:value="0" calcext:value-type="float">
            <text:p>0</text:p>
          </table:table-cell>
          <table:table-cell table:style-name="ce2" table:formula="of:=MOD([.$D9]+[.F$8]-CEILING([.$B$4]* MOD([.F$7]+[.$C9];[.$B$5]);1);[.$B$3])" office:value-type="float" office:value="0" calcext:value-type="float">
            <text:p>0</text:p>
          </table:table-cell>
          <table:table-cell table:style-name="ce2" table:formula="of:=MOD([.$D9]+[.G$8]-CEILING([.$B$4]* MOD([.G$7]+[.$C9];[.$B$5]);1);[.$B$3])" office:value-type="float" office:value="0" calcext:value-type="float">
            <text:p>0</text:p>
          </table:table-cell>
          <table:table-cell table:style-name="ce2" table:formula="of:=MOD([.$D9]+[.H$8]-CEILING([.$B$4]* MOD([.H$7]+[.$C9];[.$B$5]);1);[.$B$3])" office:value-type="float" office:value="0" calcext:value-type="float">
            <text:p>0</text:p>
          </table:table-cell>
          <table:table-cell table:style-name="ce2" table:formula="of:=MOD([.$D9]+[.I$8]-CEILING([.$B$4]* MOD([.I$7]+[.$C9];[.$B$5]);1);[.$B$3])" office:value-type="float" office:value="0" calcext:value-type="float">
            <text:p>0</text:p>
          </table:table-cell>
          <table:table-cell table:style-name="ce2" table:formula="of:=MOD([.$D9]+[.J$8]-CEILING([.$B$4]* MOD([.J$7]+[.$C9];[.$B$5]);1);[.$B$3])" office:value-type="float" office:value="0" calcext:value-type="float">
            <text:p>0</text:p>
          </table:table-cell>
          <table:table-cell table:style-name="ce2" table:formula="of:=MOD([.$D9]+[.K$8]-CEILING([.$B$4]* MOD([.K$7]+[.$C9];[.$B$5]);1);[.$B$3])" office:value-type="float" office:value="0" calcext:value-type="float">
            <text:p>0</text:p>
          </table:table-cell>
          <table:table-cell table:style-name="ce2" table:formula="of:=MOD([.$D9]+[.L$8]-CEILING([.$B$4]* MOD([.L$7]+[.$C9];[.$B$5]);1);[.$B$3])" office:value-type="float" office:value="0" calcext:value-type="float">
            <text:p>0</text:p>
          </table:table-cell>
          <table:table-cell table:style-name="ce2" table:formula="of:=MOD([.$D9]+[.M$8]-CEILING([.$B$4]* MOD([.M$7]+[.$C9];[.$B$5]);1);[.$B$3])" office:value-type="float" office:value="0" calcext:value-type="float">
            <text:p>0</text:p>
          </table:table-cell>
          <table:table-cell table:style-name="ce2" table:formula="of:=MOD([.$D9]+[.N$8]-CEILING([.$B$4]* MOD([.N$7]+[.$C9];[.$B$5]);1);[.$B$3])" office:value-type="float" office:value="0" calcext:value-type="float">
            <text:p>0</text:p>
          </table:table-cell>
          <table:table-cell table:style-name="ce2" table:formula="of:=MOD([.$D9]+[.O$8]-CEILING([.$B$4]* MOD([.O$7]+[.$C9];[.$B$5]);1);[.$B$3])" office:value-type="float" office:value="0" calcext:value-type="float">
            <text:p>0</text:p>
          </table:table-cell>
          <table:table-cell table:style-name="ce2" table:formula="of:=MOD([.$D9]+[.P$8]-CEILING([.$B$4]* MOD([.P$7]+[.$C9];[.$B$5]);1);[.$B$3])" office:value-type="float" office:value="0" calcext:value-type="float">
            <text:p>0</text:p>
          </table:table-cell>
          <table:table-cell table:style-name="ce2" table:formula="of:=MOD([.$D9]+[.Q$8]-CEILING([.$B$4]* MOD([.Q$7]+[.$C9];[.$B$5]);1);[.$B$3])" office:value-type="float" office:value="0" calcext:value-type="float">
            <text:p>0</text:p>
          </table:table-cell>
          <table:table-cell table:style-name="ce2" table:formula="of:=MOD([.$D9]+[.R$8]-CEILING([.$B$4]* MOD([.R$7]+[.$C9];[.$B$5]);1);[.$B$3])" office:value-type="float" office:value="0" calcext:value-type="float">
            <text:p>0</text:p>
          </table:table-cell>
          <table:table-cell table:style-name="ce2" table:formula="of:=MOD([.$D9]+[.S$8]-CEILING([.$B$4]* MOD([.S$7]+[.$C9];[.$B$5]);1);[.$B$3])" office:value-type="float" office:value="1" calcext:value-type="float">
            <text:p>1</text:p>
          </table:table-cell>
          <table:table-cell table:style-name="ce2" table:formula="of:=MOD([.$D9]+[.T$8]-CEILING([.$B$4]* MOD([.T$7]+[.$C9];[.$B$5]);1);[.$B$3])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3" table:formula="of:=CEILING([.$B$4]*[.Z9];1)" office:value-type="float" office:value="0" calcext:value-type="float">
            <text:p>0</text:p>
          </table:table-cell>
          <table:table-cell table:style-name="ce3" table:formula="of:=MOD(CEILING([.$B$4]*[.AB$7])+CEILING([.$B$4]*[.$Z9]);[.$AP$8])" office:value-type="float" office:value="0" calcext:value-type="float">
            <text:p>0</text:p>
          </table:table-cell>
          <table:table-cell table:style-name="ce3" table:formula="of:=MOD(CEILING([.$B$4]*[.AC$7])+CEILING([.$B$4]*[.$Z9]);[.$AP$8])" office:value-type="float" office:value="28" calcext:value-type="float">
            <text:p>28</text:p>
          </table:table-cell>
          <table:table-cell table:style-name="ce3" table:formula="of:=MOD(CEILING([.$B$4]*[.AD$7])+CEILING([.$B$4]*[.$Z9]);[.$AP$8])" office:value-type="float" office:value="55" calcext:value-type="float">
            <text:p>55</text:p>
          </table:table-cell>
          <table:table-cell table:style-name="ce3" table:formula="of:=MOD(CEILING([.$B$4]*[.AE$7])+CEILING([.$B$4]*[.$Z9]);[.$AP$8])" office:value-type="float" office:value="83" calcext:value-type="float">
            <text:p>83</text:p>
          </table:table-cell>
          <table:table-cell table:style-name="ce3" table:formula="of:=MOD(CEILING([.$B$4]*[.AF$7])+CEILING([.$B$4]*[.$Z9]);[.$AP$8])" office:value-type="float" office:value="110" calcext:value-type="float">
            <text:p>110</text:p>
          </table:table-cell>
          <table:table-cell table:style-name="ce3" table:formula="of:=MOD(CEILING([.$B$4]*[.AG$7])+CEILING([.$B$4]*[.$Z9]);[.$AP$8])" office:value-type="float" office:value="138" calcext:value-type="float">
            <text:p>138</text:p>
          </table:table-cell>
          <table:table-cell table:style-name="ce3" table:formula="of:=MOD(CEILING([.$B$4]*[.AH$7])+CEILING([.$B$4]*[.$Z9]);[.$AP$8])" office:value-type="float" office:value="165" calcext:value-type="float">
            <text:p>165</text:p>
          </table:table-cell>
          <table:table-cell table:style-name="ce3" table:formula="of:=MOD(CEILING([.$B$4]*[.AI$7])+CEILING([.$B$4]*[.$Z9]);[.$AP$8])" office:value-type="float" office:value="193" calcext:value-type="float">
            <text:p>193</text:p>
          </table:table-cell>
          <table:table-cell table:style-name="ce3" table:formula="of:=MOD(CEILING([.$B$4]*[.AJ$7])+CEILING([.$B$4]*[.$Z9]);[.$AP$8])" office:value-type="float" office:value="220" calcext:value-type="float">
            <text:p>220</text:p>
          </table:table-cell>
          <table:table-cell table:style-name="ce3" table:formula="of:=MOD(CEILING([.$B$4]*[.AK$7])+CEILING([.$B$4]*[.$Z9]);[.$AP$8])" office:value-type="float" office:value="248" calcext:value-type="float">
            <text:p>248</text:p>
          </table:table-cell>
          <table:table-cell table:style-name="ce3" table:formula="of:=MOD(CEILING([.$B$4]*[.AL$7])+CEILING([.$B$4]*[.$Z9]);[.$AP$8])" office:value-type="float" office:value="275" calcext:value-type="float">
            <text:p>275</text:p>
          </table:table-cell>
          <table:table-cell table:style-name="ce3" table:formula="of:=MOD(CEILING([.$B$4]*[.AM$7])+CEILING([.$B$4]*[.$Z9]);[.$AP$8])" office:value-type="float" office:value="303" calcext:value-type="float">
            <text:p>303</text:p>
          </table:table-cell>
          <table:table-cell table:style-name="ce3" table:formula="of:=MOD(CEILING([.$B$4]*[.AN$7])+CEILING([.$B$4]*[.$Z9]);[.$AP$8])" office:value-type="float" office:value="330" calcext:value-type="float">
            <text:p>330</text:p>
          </table:table-cell>
          <table:table-cell table:style-name="ce3" table:formula="of:=MOD(CEILING([.$B$4]*[.AO$7])+CEILING([.$B$4]*[.$Z9]);[.$AP$8])" office:value-type="float" office:value="358" calcext:value-type="float">
            <text:p>358</text:p>
          </table:table-cell>
          <table:table-cell table:style-name="ce4" table:formula="of:=MOD([.$D9]+[.AP$8]-CEILING([.$B$4]* MOD([.AP$7]+[.$C9];[.$B$5]);1);[.$B$3])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940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formula="of:=CEILING([.$B$4]*[.C10];1)" office:value-type="float" office:value="28" calcext:value-type="float">
            <text:p>28</text:p>
          </table:table-cell>
          <table:table-cell table:style-name="ce2" table:formula="of:=MOD([.$D10]+[.R$8]-CEILING([.$B$4]* MOD([.R$7]+[.$C10];[.$B$5]);1);[.$B$3])" office:value-type="float" office:value="2" calcext:value-type="float">
            <text:p>2</text:p>
          </table:table-cell>
          <table:table-cell table:style-name="ce2" table:formula="of:=MOD([.$D10]+[.E$8]-CEILING([.$B$4]* MOD([.E$7]+[.$C10];[.$B$5]);1);[.$B$3])" office:value-type="float" office:value="0" calcext:value-type="float">
            <text:p>0</text:p>
          </table:table-cell>
          <table:table-cell table:style-name="ce2" table:formula="of:=MOD([.$D10]+[.F$8]-CEILING([.$B$4]* MOD([.F$7]+[.$C10];[.$B$5]);1);[.$B$3])" office:value-type="float" office:value="1" calcext:value-type="float">
            <text:p>1</text:p>
          </table:table-cell>
          <table:table-cell table:style-name="ce2" table:formula="of:=MOD([.$D10]+[.G$8]-CEILING([.$B$4]* MOD([.G$7]+[.$C10];[.$B$5]);1);[.$B$3])" office:value-type="float" office:value="0" calcext:value-type="float">
            <text:p>0</text:p>
          </table:table-cell>
          <table:table-cell table:style-name="ce2" table:formula="of:=MOD([.$D10]+[.H$8]-CEILING([.$B$4]* MOD([.H$7]+[.$C10];[.$B$5]);1);[.$B$3])" office:value-type="float" office:value="1" calcext:value-type="float">
            <text:p>1</text:p>
          </table:table-cell>
          <table:table-cell table:style-name="ce2" table:formula="of:=MOD([.$D10]+[.I$8]-CEILING([.$B$4]* MOD([.I$7]+[.$C10];[.$B$5]);1);[.$B$3])" office:value-type="float" office:value="0" calcext:value-type="float">
            <text:p>0</text:p>
          </table:table-cell>
          <table:table-cell table:style-name="ce2" table:formula="of:=MOD([.$D10]+[.J$8]-CEILING([.$B$4]* MOD([.J$7]+[.$C10];[.$B$5]);1);[.$B$3])" office:value-type="float" office:value="1" calcext:value-type="float">
            <text:p>1</text:p>
          </table:table-cell>
          <table:table-cell table:style-name="ce2" table:formula="of:=MOD([.$D10]+[.K$8]-CEILING([.$B$4]* MOD([.K$7]+[.$C10];[.$B$5]);1);[.$B$3])" office:value-type="float" office:value="0" calcext:value-type="float">
            <text:p>0</text:p>
          </table:table-cell>
          <table:table-cell table:style-name="ce2" table:formula="of:=MOD([.$D10]+[.L$8]-CEILING([.$B$4]* MOD([.L$7]+[.$C10];[.$B$5]);1);[.$B$3])" office:value-type="float" office:value="1" calcext:value-type="float">
            <text:p>1</text:p>
          </table:table-cell>
          <table:table-cell table:style-name="ce2" table:formula="of:=MOD([.$D10]+[.M$8]-CEILING([.$B$4]* MOD([.M$7]+[.$C10];[.$B$5]);1);[.$B$3])" office:value-type="float" office:value="0" calcext:value-type="float">
            <text:p>0</text:p>
          </table:table-cell>
          <table:table-cell table:style-name="ce2" table:formula="of:=MOD([.$D10]+[.N$8]-CEILING([.$B$4]* MOD([.N$7]+[.$C10];[.$B$5]);1);[.$B$3])" office:value-type="float" office:value="1" calcext:value-type="float">
            <text:p>1</text:p>
          </table:table-cell>
          <table:table-cell table:style-name="ce2" table:formula="of:=MOD([.$D10]+[.O$8]-CEILING([.$B$4]* MOD([.O$7]+[.$C10];[.$B$5]);1);[.$B$3])" office:value-type="float" office:value="0" calcext:value-type="float">
            <text:p>0</text:p>
          </table:table-cell>
          <table:table-cell table:style-name="ce2" table:formula="of:=MOD([.$D10]+[.P$8]-CEILING([.$B$4]* MOD([.P$7]+[.$C10];[.$B$5]);1);[.$B$3])" office:value-type="float" office:value="1" calcext:value-type="float">
            <text:p>1</text:p>
          </table:table-cell>
          <table:table-cell table:style-name="ce2" table:formula="of:=MOD([.$D10]+[.Q$8]-CEILING([.$B$4]* MOD([.Q$7]+[.$C10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3" table:formula="of:=CEILING([.$B$4]*[.Z10];1)" office:value-type="float" office:value="28" calcext:value-type="float">
            <text:p>28</text:p>
          </table:table-cell>
          <table:table-cell table:style-name="ce3"/>
          <table:table-cell table:style-name="ce3" table:formula="of:=MOD(CEILING([.$B$4]*[.AB$7])+CEILING([.$B$4]*[.$Z10]);[.$AP$8])" office:value-type="float" office:value="28" calcext:value-type="float">
            <text:p>28</text:p>
          </table:table-cell>
          <table:table-cell table:style-name="ce3" table:formula="of:=MOD(CEILING([.$B$4]*[.AC$7])+CEILING([.$B$4]*[.$Z10]);[.$AP$8])" office:value-type="float" office:value="56" calcext:value-type="float">
            <text:p>56</text:p>
          </table:table-cell>
          <table:table-cell table:style-name="ce3" table:formula="of:=MOD(CEILING([.$B$4]*[.AD$7])+CEILING([.$B$4]*[.$Z10]);[.$AP$8])" office:value-type="float" office:value="83" calcext:value-type="float">
            <text:p>83</text:p>
          </table:table-cell>
          <table:table-cell table:style-name="ce3" table:formula="of:=MOD(CEILING([.$B$4]*[.AE$7])+CEILING([.$B$4]*[.$Z10]);[.$AP$8])" office:value-type="float" office:value="111" calcext:value-type="float">
            <text:p>111</text:p>
          </table:table-cell>
          <table:table-cell table:style-name="ce3" table:formula="of:=MOD(CEILING([.$B$4]*[.AF$7])+CEILING([.$B$4]*[.$Z10]);[.$AP$8])" office:value-type="float" office:value="138" calcext:value-type="float">
            <text:p>138</text:p>
          </table:table-cell>
          <table:table-cell table:style-name="ce3" table:formula="of:=MOD(CEILING([.$B$4]*[.AG$7])+CEILING([.$B$4]*[.$Z10]);[.$AP$8])" office:value-type="float" office:value="166" calcext:value-type="float">
            <text:p>166</text:p>
          </table:table-cell>
          <table:table-cell table:style-name="ce3" table:formula="of:=MOD(CEILING([.$B$4]*[.AH$7])+CEILING([.$B$4]*[.$Z10]);[.$AP$8])" office:value-type="float" office:value="193" calcext:value-type="float">
            <text:p>193</text:p>
          </table:table-cell>
          <table:table-cell table:style-name="ce3" table:formula="of:=MOD(CEILING([.$B$4]*[.AI$7])+CEILING([.$B$4]*[.$Z10]);[.$AP$8])" office:value-type="float" office:value="221" calcext:value-type="float">
            <text:p>221</text:p>
          </table:table-cell>
          <table:table-cell table:style-name="ce3" table:formula="of:=MOD(CEILING([.$B$4]*[.AJ$7])+CEILING([.$B$4]*[.$Z10]);[.$AP$8])" office:value-type="float" office:value="248" calcext:value-type="float">
            <text:p>248</text:p>
          </table:table-cell>
          <table:table-cell table:style-name="ce3" table:formula="of:=MOD(CEILING([.$B$4]*[.AK$7])+CEILING([.$B$4]*[.$Z10]);[.$AP$8])" office:value-type="float" office:value="276" calcext:value-type="float">
            <text:p>276</text:p>
          </table:table-cell>
          <table:table-cell table:style-name="ce3" table:formula="of:=MOD(CEILING([.$B$4]*[.AL$7])+CEILING([.$B$4]*[.$Z10]);[.$AP$8])" office:value-type="float" office:value="303" calcext:value-type="float">
            <text:p>303</text:p>
          </table:table-cell>
          <table:table-cell table:style-name="ce3" table:formula="of:=MOD(CEILING([.$B$4]*[.AM$7])+CEILING([.$B$4]*[.$Z10]);[.$AP$8])" office:value-type="float" office:value="331" calcext:value-type="float">
            <text:p>331</text:p>
          </table:table-cell>
          <table:table-cell table:style-name="ce3" table:formula="of:=MOD(CEILING([.$B$4]*[.AN$7])+CEILING([.$B$4]*[.$Z10]);[.$AP$8])" office:value-type="float" office:value="358" calcext:value-type="float">
            <text:p>358</text:p>
          </table:table-cell>
          <table:table-cell table:style-name="ce3" table:formula="of:=MOD(CEILING([.$B$4]*[.AO$7])+CEILING([.$B$4]*[.$Z10]);[.$AP$8])" office:value-type="float" office:value="2" calcext:value-type="float">
            <text:p>2</text:p>
          </table:table-cell>
          <table:table-cell table:style-name="ce3" table:number-columns-repeated="12"/>
          <table:table-cell table:number-columns-repeated="2"/>
          <table:table-cell office:value-type="float" office:value="1" calcext:value-type="float">
            <text:p>1</text:p>
          </table:table-cell>
          <table:table-cell table:style-name="ce34"/>
          <table:table-cell table:number-columns-repeated="19"/>
          <table:table-cell office:value-type="float" office:value="1" calcext:value-type="float">
            <text:p>1</text:p>
          </table:table-cell>
          <table:table-cell table:style-name="ce34"/>
          <table:table-cell table:number-columns-repeated="945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formula="of:=CEILING([.$B$4]*[.C11];1)" office:value-type="float" office:value="55" calcext:value-type="float">
            <text:p>55</text:p>
          </table:table-cell>
          <table:table-cell table:style-name="ce2" table:formula="of:=MOD([.$D11]+[.Q$8]-CEILING([.$B$4]* MOD([.Q$7]+[.$C11];[.$B$5]);1);[.$B$3])" office:value-type="float" office:value="1" calcext:value-type="float">
            <text:p>1</text:p>
          </table:table-cell>
          <table:table-cell table:style-name="ce2" table:formula="of:=MOD([.$D11]+[.R$8]-CEILING([.$B$4]* MOD([.R$7]+[.$C11];[.$B$5]);1);[.$B$3])" office:value-type="float" office:value="1" calcext:value-type="float">
            <text:p>1</text:p>
          </table:table-cell>
          <table:table-cell table:style-name="ce2" table:formula="of:=MOD([.$D11]+[.E$8]-CEILING([.$B$4]* MOD([.E$7]+[.$C11];[.$B$5]);1);[.$B$3])" office:value-type="float" office:value="0" calcext:value-type="float">
            <text:p>0</text:p>
          </table:table-cell>
          <table:table-cell table:style-name="ce2" table:formula="of:=MOD([.$D11]+[.F$8]-CEILING([.$B$4]* MOD([.F$7]+[.$C11];[.$B$5]);1);[.$B$3])" office:value-type="float" office:value="0" calcext:value-type="float">
            <text:p>0</text:p>
          </table:table-cell>
          <table:table-cell table:style-name="ce2" table:formula="of:=MOD([.$D11]+[.G$8]-CEILING([.$B$4]* MOD([.G$7]+[.$C11];[.$B$5]);1);[.$B$3])" office:value-type="float" office:value="0" calcext:value-type="float">
            <text:p>0</text:p>
          </table:table-cell>
          <table:table-cell table:style-name="ce2" table:formula="of:=MOD([.$D11]+[.H$8]-CEILING([.$B$4]* MOD([.H$7]+[.$C11];[.$B$5]);1);[.$B$3])" office:value-type="float" office:value="0" calcext:value-type="float">
            <text:p>0</text:p>
          </table:table-cell>
          <table:table-cell table:style-name="ce2" table:formula="of:=MOD([.$D11]+[.I$8]-CEILING([.$B$4]* MOD([.I$7]+[.$C11];[.$B$5]);1);[.$B$3])" office:value-type="float" office:value="0" calcext:value-type="float">
            <text:p>0</text:p>
          </table:table-cell>
          <table:table-cell table:style-name="ce2" table:formula="of:=MOD([.$D11]+[.J$8]-CEILING([.$B$4]* MOD([.J$7]+[.$C11];[.$B$5]);1);[.$B$3])" office:value-type="float" office:value="0" calcext:value-type="float">
            <text:p>0</text:p>
          </table:table-cell>
          <table:table-cell table:style-name="ce2" table:formula="of:=MOD([.$D11]+[.K$8]-CEILING([.$B$4]* MOD([.K$7]+[.$C11];[.$B$5]);1);[.$B$3])" office:value-type="float" office:value="0" calcext:value-type="float">
            <text:p>0</text:p>
          </table:table-cell>
          <table:table-cell table:style-name="ce2" table:formula="of:=MOD([.$D11]+[.L$8]-CEILING([.$B$4]* MOD([.L$7]+[.$C11];[.$B$5]);1);[.$B$3])" office:value-type="float" office:value="0" calcext:value-type="float">
            <text:p>0</text:p>
          </table:table-cell>
          <table:table-cell table:style-name="ce2" table:formula="of:=MOD([.$D11]+[.M$8]-CEILING([.$B$4]* MOD([.M$7]+[.$C11];[.$B$5]);1);[.$B$3])" office:value-type="float" office:value="0" calcext:value-type="float">
            <text:p>0</text:p>
          </table:table-cell>
          <table:table-cell table:style-name="ce2" table:formula="of:=MOD([.$D11]+[.N$8]-CEILING([.$B$4]* MOD([.N$7]+[.$C11];[.$B$5]);1);[.$B$3])" office:value-type="float" office:value="0" calcext:value-type="float">
            <text:p>0</text:p>
          </table:table-cell>
          <table:table-cell table:style-name="ce2" table:formula="of:=MOD([.$D11]+[.O$8]-CEILING([.$B$4]* MOD([.O$7]+[.$C11];[.$B$5]);1);[.$B$3])" office:value-type="float" office:value="0" calcext:value-type="float">
            <text:p>0</text:p>
          </table:table-cell>
          <table:table-cell table:style-name="ce2" table:formula="of:=MOD([.$D11]+[.P$8]-CEILING([.$B$4]* MOD([.P$7]+[.$C11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3" table:formula="of:=CEILING([.$B$4]*[.Z11];1)" office:value-type="float" office:value="55" calcext:value-type="float">
            <text:p>55</text:p>
          </table:table-cell>
          <table:table-cell table:style-name="ce3" table:number-columns-repeated="2"/>
          <table:table-cell table:style-name="ce3" table:formula="of:=MOD(CEILING([.$B$4]*[.AB$7])+CEILING([.$B$4]*[.$Z11]);[.$AP$8])" office:value-type="float" office:value="55" calcext:value-type="float">
            <text:p>55</text:p>
          </table:table-cell>
          <table:table-cell table:style-name="ce3" table:formula="of:=MOD(CEILING([.$B$4]*[.AC$7])+CEILING([.$B$4]*[.$Z11]);[.$AP$8])" office:value-type="float" office:value="83" calcext:value-type="float">
            <text:p>83</text:p>
          </table:table-cell>
          <table:table-cell table:style-name="ce3" table:formula="of:=MOD(CEILING([.$B$4]*[.AD$7])+CEILING([.$B$4]*[.$Z11]);[.$AP$8])" office:value-type="float" office:value="110" calcext:value-type="float">
            <text:p>110</text:p>
          </table:table-cell>
          <table:table-cell table:style-name="ce3" table:formula="of:=MOD(CEILING([.$B$4]*[.AE$7])+CEILING([.$B$4]*[.$Z11]);[.$AP$8])" office:value-type="float" office:value="138" calcext:value-type="float">
            <text:p>138</text:p>
          </table:table-cell>
          <table:table-cell table:style-name="ce3" table:formula="of:=MOD(CEILING([.$B$4]*[.AF$7])+CEILING([.$B$4]*[.$Z11]);[.$AP$8])" office:value-type="float" office:value="165" calcext:value-type="float">
            <text:p>165</text:p>
          </table:table-cell>
          <table:table-cell table:style-name="ce3" table:formula="of:=MOD(CEILING([.$B$4]*[.AG$7])+CEILING([.$B$4]*[.$Z11]);[.$AP$8])" office:value-type="float" office:value="193" calcext:value-type="float">
            <text:p>193</text:p>
          </table:table-cell>
          <table:table-cell table:style-name="ce3" table:formula="of:=MOD(CEILING([.$B$4]*[.AH$7])+CEILING([.$B$4]*[.$Z11]);[.$AP$8])" office:value-type="float" office:value="220" calcext:value-type="float">
            <text:p>220</text:p>
          </table:table-cell>
          <table:table-cell table:style-name="ce3" table:formula="of:=MOD(CEILING([.$B$4]*[.AI$7])+CEILING([.$B$4]*[.$Z11]);[.$AP$8])" office:value-type="float" office:value="248" calcext:value-type="float">
            <text:p>248</text:p>
          </table:table-cell>
          <table:table-cell table:style-name="ce3" table:formula="of:=MOD(CEILING([.$B$4]*[.AJ$7])+CEILING([.$B$4]*[.$Z11]);[.$AP$8])" office:value-type="float" office:value="275" calcext:value-type="float">
            <text:p>275</text:p>
          </table:table-cell>
          <table:table-cell table:style-name="ce3" table:formula="of:=MOD(CEILING([.$B$4]*[.AK$7])+CEILING([.$B$4]*[.$Z11]);[.$AP$8])" office:value-type="float" office:value="303" calcext:value-type="float">
            <text:p>303</text:p>
          </table:table-cell>
          <table:table-cell table:style-name="ce3" table:formula="of:=MOD(CEILING([.$B$4]*[.AL$7])+CEILING([.$B$4]*[.$Z11]);[.$AP$8])" office:value-type="float" office:value="330" calcext:value-type="float">
            <text:p>330</text:p>
          </table:table-cell>
          <table:table-cell table:style-name="ce3" table:formula="of:=MOD(CEILING([.$B$4]*[.AM$7])+CEILING([.$B$4]*[.$Z11]);[.$AP$8])" office:value-type="float" office:value="358" calcext:value-type="float">
            <text:p>358</text:p>
          </table:table-cell>
          <table:table-cell table:style-name="ce3" table:formula="of:=MOD(CEILING([.$B$4]*[.AN$7])+CEILING([.$B$4]*[.$Z11]);[.$AP$8])" office:value-type="float" office:value="1" calcext:value-type="float">
            <text:p>1</text:p>
          </table:table-cell>
          <table:table-cell table:style-name="ce3" table:formula="of:=MOD(CEILING([.$B$4]*[.AO$7])+CEILING([.$B$4]*[.$Z11]);[.$AP$8])" office:value-type="float" office:value="29" calcext:value-type="float">
            <text:p>29</text:p>
          </table:table-cell>
          <table:table-cell table:style-name="ce3" table:number-columns-repeated="11"/>
          <table:table-cell table:number-columns-repeated="2"/>
          <table:table-cell office:value-type="float" office:value="2" calcext:value-type="float">
            <text:p>2</text:p>
          </table:table-cell>
          <table:table-cell table:style-name="ce34"/>
          <table:table-cell table:number-columns-repeated="19"/>
          <table:table-cell office:value-type="float" office:value="2" calcext:value-type="float">
            <text:p>2</text:p>
          </table:table-cell>
          <table:table-cell table:style-name="ce34"/>
          <table:table-cell table:number-columns-repeated="94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formula="of:=CEILING([.$B$4]*[.C12];1)" office:value-type="float" office:value="83" calcext:value-type="float">
            <text:p>83</text:p>
          </table:table-cell>
          <table:table-cell table:style-name="ce2" table:formula="of:=MOD([.$D12]+[.P$8]-CEILING([.$B$4]* MOD([.P$7]+[.$C12];[.$B$5]);1);[.$B$3])" office:value-type="float" office:value="2" calcext:value-type="float">
            <text:p>2</text:p>
          </table:table-cell>
          <table:table-cell table:style-name="ce2" table:formula="of:=MOD([.$D12]+[.Q$8]-CEILING([.$B$4]* MOD([.Q$7]+[.$C12];[.$B$5]);1);[.$B$3])" office:value-type="float" office:value="1" calcext:value-type="float">
            <text:p>1</text:p>
          </table:table-cell>
          <table:table-cell table:style-name="ce2" table:formula="of:=MOD([.$D12]+[.R$8]-CEILING([.$B$4]* MOD([.R$7]+[.$C12];[.$B$5]);1);[.$B$3])" office:value-type="float" office:value="2" calcext:value-type="float">
            <text:p>2</text:p>
          </table:table-cell>
          <table:table-cell table:style-name="ce2" table:formula="of:=MOD([.$D12]+[.E$8]-CEILING([.$B$4]* MOD([.E$7]+[.$C12];[.$B$5]);1);[.$B$3])" office:value-type="float" office:value="0" calcext:value-type="float">
            <text:p>0</text:p>
          </table:table-cell>
          <table:table-cell table:style-name="ce2" table:formula="of:=MOD([.$D12]+[.F$8]-CEILING([.$B$4]* MOD([.F$7]+[.$C12];[.$B$5]);1);[.$B$3])" office:value-type="float" office:value="1" calcext:value-type="float">
            <text:p>1</text:p>
          </table:table-cell>
          <table:table-cell table:style-name="ce2" table:formula="of:=MOD([.$D12]+[.G$8]-CEILING([.$B$4]* MOD([.G$7]+[.$C12];[.$B$5]);1);[.$B$3])" office:value-type="float" office:value="0" calcext:value-type="float">
            <text:p>0</text:p>
          </table:table-cell>
          <table:table-cell table:style-name="ce2" table:formula="of:=MOD([.$D12]+[.H$8]-CEILING([.$B$4]* MOD([.H$7]+[.$C12];[.$B$5]);1);[.$B$3])" office:value-type="float" office:value="1" calcext:value-type="float">
            <text:p>1</text:p>
          </table:table-cell>
          <table:table-cell table:style-name="ce2" table:formula="of:=MOD([.$D12]+[.I$8]-CEILING([.$B$4]* MOD([.I$7]+[.$C12];[.$B$5]);1);[.$B$3])" office:value-type="float" office:value="0" calcext:value-type="float">
            <text:p>0</text:p>
          </table:table-cell>
          <table:table-cell table:style-name="ce2" table:formula="of:=MOD([.$D12]+[.J$8]-CEILING([.$B$4]* MOD([.J$7]+[.$C12];[.$B$5]);1);[.$B$3])" office:value-type="float" office:value="1" calcext:value-type="float">
            <text:p>1</text:p>
          </table:table-cell>
          <table:table-cell table:style-name="ce2" table:formula="of:=MOD([.$D12]+[.K$8]-CEILING([.$B$4]* MOD([.K$7]+[.$C12];[.$B$5]);1);[.$B$3])" office:value-type="float" office:value="0" calcext:value-type="float">
            <text:p>0</text:p>
          </table:table-cell>
          <table:table-cell table:style-name="ce2" table:formula="of:=MOD([.$D12]+[.L$8]-CEILING([.$B$4]* MOD([.L$7]+[.$C12];[.$B$5]);1);[.$B$3])" office:value-type="float" office:value="1" calcext:value-type="float">
            <text:p>1</text:p>
          </table:table-cell>
          <table:table-cell table:style-name="ce2" table:formula="of:=MOD([.$D12]+[.M$8]-CEILING([.$B$4]* MOD([.M$7]+[.$C12];[.$B$5]);1);[.$B$3])" office:value-type="float" office:value="0" calcext:value-type="float">
            <text:p>0</text:p>
          </table:table-cell>
          <table:table-cell table:style-name="ce2" table:formula="of:=MOD([.$D12]+[.N$8]-CEILING([.$B$4]* MOD([.N$7]+[.$C12];[.$B$5]);1);[.$B$3])" office:value-type="float" office:value="1" calcext:value-type="float">
            <text:p>1</text:p>
          </table:table-cell>
          <table:table-cell table:style-name="ce2" table:formula="of:=MOD([.$D12]+[.O$8]-CEILING([.$B$4]* MOD([.O$7]+[.$C12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table:formula="of:=CEILING([.$B$4]*[.Z12];1)" office:value-type="float" office:value="83" calcext:value-type="float">
            <text:p>83</text:p>
          </table:table-cell>
          <table:table-cell table:style-name="ce3" table:number-columns-repeated="3"/>
          <table:table-cell table:style-name="ce3" table:formula="of:=MOD(CEILING([.$B$4]*[.AB$7])+CEILING([.$B$4]*[.$Z12]);[.$AP$8])" office:value-type="float" office:value="83" calcext:value-type="float">
            <text:p>83</text:p>
          </table:table-cell>
          <table:table-cell table:style-name="ce3" table:formula="of:=MOD(CEILING([.$B$4]*[.AC$7])+CEILING([.$B$4]*[.$Z12]);[.$AP$8])" office:value-type="float" office:value="111" calcext:value-type="float">
            <text:p>111</text:p>
          </table:table-cell>
          <table:table-cell table:style-name="ce3" table:formula="of:=MOD(CEILING([.$B$4]*[.AD$7])+CEILING([.$B$4]*[.$Z12]);[.$AP$8])" office:value-type="float" office:value="138" calcext:value-type="float">
            <text:p>138</text:p>
          </table:table-cell>
          <table:table-cell table:style-name="ce3" table:formula="of:=MOD(CEILING([.$B$4]*[.AE$7])+CEILING([.$B$4]*[.$Z12]);[.$AP$8])" office:value-type="float" office:value="166" calcext:value-type="float">
            <text:p>166</text:p>
          </table:table-cell>
          <table:table-cell table:style-name="ce3" table:formula="of:=MOD(CEILING([.$B$4]*[.AF$7])+CEILING([.$B$4]*[.$Z12]);[.$AP$8])" office:value-type="float" office:value="193" calcext:value-type="float">
            <text:p>193</text:p>
          </table:table-cell>
          <table:table-cell table:style-name="ce3" table:formula="of:=MOD(CEILING([.$B$4]*[.AG$7])+CEILING([.$B$4]*[.$Z12]);[.$AP$8])" office:value-type="float" office:value="221" calcext:value-type="float">
            <text:p>221</text:p>
          </table:table-cell>
          <table:table-cell table:style-name="ce3" table:formula="of:=MOD(CEILING([.$B$4]*[.AH$7])+CEILING([.$B$4]*[.$Z12]);[.$AP$8])" office:value-type="float" office:value="248" calcext:value-type="float">
            <text:p>248</text:p>
          </table:table-cell>
          <table:table-cell table:style-name="ce3" table:formula="of:=MOD(CEILING([.$B$4]*[.AI$7])+CEILING([.$B$4]*[.$Z12]);[.$AP$8])" office:value-type="float" office:value="276" calcext:value-type="float">
            <text:p>276</text:p>
          </table:table-cell>
          <table:table-cell table:style-name="ce3" table:formula="of:=MOD(CEILING([.$B$4]*[.AJ$7])+CEILING([.$B$4]*[.$Z12]);[.$AP$8])" office:value-type="float" office:value="303" calcext:value-type="float">
            <text:p>303</text:p>
          </table:table-cell>
          <table:table-cell table:style-name="ce3" table:formula="of:=MOD(CEILING([.$B$4]*[.AK$7])+CEILING([.$B$4]*[.$Z12]);[.$AP$8])" office:value-type="float" office:value="331" calcext:value-type="float">
            <text:p>331</text:p>
          </table:table-cell>
          <table:table-cell table:style-name="ce3" table:formula="of:=MOD(CEILING([.$B$4]*[.AL$7])+CEILING([.$B$4]*[.$Z12]);[.$AP$8])" office:value-type="float" office:value="358" calcext:value-type="float">
            <text:p>358</text:p>
          </table:table-cell>
          <table:table-cell table:style-name="ce3" table:formula="of:=MOD(CEILING([.$B$4]*[.AM$7])+CEILING([.$B$4]*[.$Z12]);[.$AP$8])" office:value-type="float" office:value="2" calcext:value-type="float">
            <text:p>2</text:p>
          </table:table-cell>
          <table:table-cell table:style-name="ce3" table:formula="of:=MOD(CEILING([.$B$4]*[.AN$7])+CEILING([.$B$4]*[.$Z12]);[.$AP$8])" office:value-type="float" office:value="29" calcext:value-type="float">
            <text:p>29</text:p>
          </table:table-cell>
          <table:table-cell table:style-name="ce3" table:formula="of:=MOD(CEILING([.$B$4]*[.AO$7])+CEILING([.$B$4]*[.$Z12]);[.$AP$8])" office:value-type="float" office:value="57" calcext:value-type="float">
            <text:p>57</text:p>
          </table:table-cell>
          <table:table-cell table:style-name="ce3" table:number-columns-repeated="10"/>
          <table:table-cell table:number-columns-repeated="2"/>
          <table:table-cell office:value-type="float" office:value="3" calcext:value-type="float">
            <text:p>3</text:p>
          </table:table-cell>
          <table:table-cell table:style-name="ce34"/>
          <table:table-cell table:number-columns-repeated="19"/>
          <table:table-cell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formula="of:=[.$CA12]*[.CB$8]+[.CB$9]" office:value-type="float" office:value="2" calcext:value-type="float">
            <text:p>2</text:p>
          </table:table-cell>
          <table:table-cell table:formula="of:=[.$CA12]*[.CC$8]+[.CC$9]" office:value-type="float" office:value="34" calcext:value-type="float">
            <text:p>34</text:p>
          </table:table-cell>
          <table:table-cell table:formula="of:=[.$CA12]*[.CD$8]+[.CD$9]" office:value-type="float" office:value="0" calcext:value-type="float">
            <text:p>0</text:p>
          </table:table-cell>
          <table:table-cell table:formula="of:=[.$CA12]*[.CE$8]+[.CE$9]" office:value-type="float" office:value="98" calcext:value-type="float">
            <text:p>98</text:p>
          </table:table-cell>
          <table:table-cell table:formula="of:=[.$CA12]*[.CF$8]+[.CF$9]" office:value-type="float" office:value="130" calcext:value-type="float">
            <text:p>130</text:p>
          </table:table-cell>
          <table:table-cell table:number-columns-repeated="940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formula="of:=CEILING([.$B$4]*[.C13];1)" office:value-type="float" office:value="110" calcext:value-type="float">
            <text:p>110</text:p>
          </table:table-cell>
          <table:table-cell table:style-name="ce2" table:formula="of:=MOD([.$D13]+[.O$8]-CEILING([.$B$4]* MOD([.O$7]+[.$C13];[.$B$5]);1);[.$B$3])" office:value-type="float" office:value="1" calcext:value-type="float">
            <text:p>1</text:p>
          </table:table-cell>
          <table:table-cell table:style-name="ce2" table:formula="of:=MOD([.$D13]+[.P$8]-CEILING([.$B$4]* MOD([.P$7]+[.$C13];[.$B$5]);1);[.$B$3])" office:value-type="float" office:value="1" calcext:value-type="float">
            <text:p>1</text:p>
          </table:table-cell>
          <table:table-cell table:style-name="ce2" table:formula="of:=MOD([.$D13]+[.Q$8]-CEILING([.$B$4]* MOD([.Q$7]+[.$C13];[.$B$5]);1);[.$B$3])" office:value-type="float" office:value="1" calcext:value-type="float">
            <text:p>1</text:p>
          </table:table-cell>
          <table:table-cell table:style-name="ce2" table:formula="of:=MOD([.$D13]+[.R$8]-CEILING([.$B$4]* MOD([.R$7]+[.$C13];[.$B$5]);1);[.$B$3])" office:value-type="float" office:value="1" calcext:value-type="float">
            <text:p>1</text:p>
          </table:table-cell>
          <table:table-cell table:style-name="ce2" table:formula="of:=MOD([.$D13]+[.E$8]-CEILING([.$B$4]* MOD([.E$7]+[.$C13];[.$B$5]);1);[.$B$3])" office:value-type="float" office:value="0" calcext:value-type="float">
            <text:p>0</text:p>
          </table:table-cell>
          <table:table-cell table:style-name="ce2" table:formula="of:=MOD([.$D13]+[.F$8]-CEILING([.$B$4]* MOD([.F$7]+[.$C13];[.$B$5]);1);[.$B$3])" office:value-type="float" office:value="0" calcext:value-type="float">
            <text:p>0</text:p>
          </table:table-cell>
          <table:table-cell table:style-name="ce2" table:formula="of:=MOD([.$D13]+[.G$8]-CEILING([.$B$4]* MOD([.G$7]+[.$C13];[.$B$5]);1);[.$B$3])" office:value-type="float" office:value="0" calcext:value-type="float">
            <text:p>0</text:p>
          </table:table-cell>
          <table:table-cell table:style-name="ce2" table:formula="of:=MOD([.$D13]+[.H$8]-CEILING([.$B$4]* MOD([.H$7]+[.$C13];[.$B$5]);1);[.$B$3])" office:value-type="float" office:value="0" calcext:value-type="float">
            <text:p>0</text:p>
          </table:table-cell>
          <table:table-cell table:style-name="ce2" table:formula="of:=MOD([.$D13]+[.I$8]-CEILING([.$B$4]* MOD([.I$7]+[.$C13];[.$B$5]);1);[.$B$3])" office:value-type="float" office:value="0" calcext:value-type="float">
            <text:p>0</text:p>
          </table:table-cell>
          <table:table-cell table:style-name="ce2" table:formula="of:=MOD([.$D13]+[.J$8]-CEILING([.$B$4]* MOD([.J$7]+[.$C13];[.$B$5]);1);[.$B$3])" office:value-type="float" office:value="0" calcext:value-type="float">
            <text:p>0</text:p>
          </table:table-cell>
          <table:table-cell table:style-name="ce2" table:formula="of:=MOD([.$D13]+[.K$8]-CEILING([.$B$4]* MOD([.K$7]+[.$C13];[.$B$5]);1);[.$B$3])" office:value-type="float" office:value="0" calcext:value-type="float">
            <text:p>0</text:p>
          </table:table-cell>
          <table:table-cell table:style-name="ce2" table:formula="of:=MOD([.$D13]+[.L$8]-CEILING([.$B$4]* MOD([.L$7]+[.$C13];[.$B$5]);1);[.$B$3])" office:value-type="float" office:value="0" calcext:value-type="float">
            <text:p>0</text:p>
          </table:table-cell>
          <table:table-cell table:style-name="ce2" table:formula="of:=MOD([.$D13]+[.M$8]-CEILING([.$B$4]* MOD([.M$7]+[.$C13];[.$B$5]);1);[.$B$3])" office:value-type="float" office:value="0" calcext:value-type="float">
            <text:p>0</text:p>
          </table:table-cell>
          <table:table-cell table:style-name="ce2" table:formula="of:=MOD([.$D13]+[.N$8]-CEILING([.$B$4]* MOD([.N$7]+[.$C13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table:formula="of:=CEILING([.$B$4]*[.Z13];1)" office:value-type="float" office:value="110" calcext:value-type="float">
            <text:p>110</text:p>
          </table:table-cell>
          <table:table-cell table:style-name="ce3" table:number-columns-repeated="4"/>
          <table:table-cell table:style-name="ce3" table:formula="of:=MOD(CEILING([.$B$4]*[.AB$7])+CEILING([.$B$4]*[.$Z13]);[.$AP$8])" office:value-type="float" office:value="110" calcext:value-type="float">
            <text:p>110</text:p>
          </table:table-cell>
          <table:table-cell table:style-name="ce3" table:formula="of:=MOD(CEILING([.$B$4]*[.AC$7])+CEILING([.$B$4]*[.$Z13]);[.$AP$8])" office:value-type="float" office:value="138" calcext:value-type="float">
            <text:p>138</text:p>
          </table:table-cell>
          <table:table-cell table:style-name="ce3" table:formula="of:=MOD(CEILING([.$B$4]*[.AD$7])+CEILING([.$B$4]*[.$Z13]);[.$AP$8])" office:value-type="float" office:value="165" calcext:value-type="float">
            <text:p>165</text:p>
          </table:table-cell>
          <table:table-cell table:style-name="ce3" table:formula="of:=MOD(CEILING([.$B$4]*[.AE$7])+CEILING([.$B$4]*[.$Z13]);[.$AP$8])" office:value-type="float" office:value="193" calcext:value-type="float">
            <text:p>193</text:p>
          </table:table-cell>
          <table:table-cell table:style-name="ce3" table:formula="of:=MOD(CEILING([.$B$4]*[.AF$7])+CEILING([.$B$4]*[.$Z13]);[.$AP$8])" office:value-type="float" office:value="220" calcext:value-type="float">
            <text:p>220</text:p>
          </table:table-cell>
          <table:table-cell table:style-name="ce3" table:formula="of:=MOD(CEILING([.$B$4]*[.AG$7])+CEILING([.$B$4]*[.$Z13]);[.$AP$8])" office:value-type="float" office:value="248" calcext:value-type="float">
            <text:p>248</text:p>
          </table:table-cell>
          <table:table-cell table:style-name="ce3" table:formula="of:=MOD(CEILING([.$B$4]*[.AH$7])+CEILING([.$B$4]*[.$Z13]);[.$AP$8])" office:value-type="float" office:value="275" calcext:value-type="float">
            <text:p>275</text:p>
          </table:table-cell>
          <table:table-cell table:style-name="ce3" table:formula="of:=MOD(CEILING([.$B$4]*[.AI$7])+CEILING([.$B$4]*[.$Z13]);[.$AP$8])" office:value-type="float" office:value="303" calcext:value-type="float">
            <text:p>303</text:p>
          </table:table-cell>
          <table:table-cell table:style-name="ce3" table:formula="of:=MOD(CEILING([.$B$4]*[.AJ$7])+CEILING([.$B$4]*[.$Z13]);[.$AP$8])" office:value-type="float" office:value="330" calcext:value-type="float">
            <text:p>330</text:p>
          </table:table-cell>
          <table:table-cell table:style-name="ce3" table:formula="of:=MOD(CEILING([.$B$4]*[.AK$7])+CEILING([.$B$4]*[.$Z13]);[.$AP$8])" office:value-type="float" office:value="358" calcext:value-type="float">
            <text:p>358</text:p>
          </table:table-cell>
          <table:table-cell table:style-name="ce3" table:formula="of:=MOD(CEILING([.$B$4]*[.AL$7])+CEILING([.$B$4]*[.$Z13]);[.$AP$8])" office:value-type="float" office:value="1" calcext:value-type="float">
            <text:p>1</text:p>
          </table:table-cell>
          <table:table-cell table:style-name="ce3" table:formula="of:=MOD(CEILING([.$B$4]*[.AM$7])+CEILING([.$B$4]*[.$Z13]);[.$AP$8])" office:value-type="float" office:value="29" calcext:value-type="float">
            <text:p>29</text:p>
          </table:table-cell>
          <table:table-cell table:style-name="ce3" table:formula="of:=MOD(CEILING([.$B$4]*[.AN$7])+CEILING([.$B$4]*[.$Z13]);[.$AP$8])" office:value-type="float" office:value="56" calcext:value-type="float">
            <text:p>56</text:p>
          </table:table-cell>
          <table:table-cell table:style-name="ce3" table:formula="of:=MOD(CEILING([.$B$4]*[.AO$7])+CEILING([.$B$4]*[.$Z13]);[.$AP$8])" office:value-type="float" office:value="84" calcext:value-type="float">
            <text:p>84</text:p>
          </table:table-cell>
          <table:table-cell table:style-name="ce3" table:number-columns-repeated="9"/>
          <table:table-cell table:number-columns-repeated="2"/>
          <table:table-cell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formula="of:=[.$BF13]*[.BG$8]+[.BG$9]" office:value-type="float" office:value="1" calcext:value-type="float">
            <text:p>1</text:p>
          </table:table-cell>
          <table:table-cell table:formula="of:=[.$BF13]*[.BH$8]+[.BH$9]" office:value-type="float" office:value="33" calcext:value-type="float">
            <text:p>33</text:p>
          </table:table-cell>
          <table:table-cell table:formula="of:=[.$BF13]*[.BI$8]+[.BI$9]" office:value-type="float" office:value="0" calcext:value-type="float">
            <text:p>0</text:p>
          </table:table-cell>
          <table:table-cell table:formula="of:=[.$BF13]*[.BJ$8]+[.BJ$9]" office:value-type="float" office:value="97" calcext:value-type="float">
            <text:p>97</text:p>
          </table:table-cell>
          <table:table-cell table:formula="of:=[.$BF13]*[.BK$8]+[.BK$9]" office:value-type="float" office:value="129" calcext:value-type="float">
            <text:p>129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style-name="ce34" office:value-type="float" office:value="29" calcext:value-type="float">
            <text:p>29</text:p>
          </table:table-cell>
          <table:table-cell/>
          <table:table-cell table:formula="of:=[.$CA13]*[.CB$8]+[.CB$9]" office:value-type="float" office:value="29" calcext:value-type="float">
            <text:p>29</text:p>
          </table:table-cell>
          <table:table-cell table:formula="of:=[.$CA13]*[.CC$8]+[.CC$9]" office:value-type="float" office:value="61" calcext:value-type="float">
            <text:p>61</text:p>
          </table:table-cell>
          <table:table-cell table:formula="of:=[.$CA13]*[.CD$8]+[.CD$9]" office:value-type="float" office:value="0" calcext:value-type="float">
            <text:p>0</text:p>
          </table:table-cell>
          <table:table-cell table:formula="of:=[.$CA13]*[.CE$8]+[.CE$9]" office:value-type="float" office:value="125" calcext:value-type="float">
            <text:p>125</text:p>
          </table:table-cell>
          <table:table-cell table:formula="of:=[.$CA13]*[.CF$8]+[.CF$9]" office:value-type="float" office:value="157" calcext:value-type="float">
            <text:p>157</text:p>
          </table:table-cell>
          <table:table-cell table:number-columns-repeated="93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formula="of:=CEILING([.$B$4]*[.C14];1)" office:value-type="float" office:value="138" calcext:value-type="float">
            <text:p>138</text:p>
          </table:table-cell>
          <table:table-cell table:style-name="ce2" table:formula="of:=MOD([.$D14]+[.N$8]-CEILING([.$B$4]* MOD([.N$7]+[.$C14];[.$B$5]);1);[.$B$3])" office:value-type="float" office:value="2" calcext:value-type="float">
            <text:p>2</text:p>
          </table:table-cell>
          <table:table-cell table:style-name="ce2" table:formula="of:=MOD([.$D14]+[.O$8]-CEILING([.$B$4]* MOD([.O$7]+[.$C14];[.$B$5]);1);[.$B$3])" office:value-type="float" office:value="1" calcext:value-type="float">
            <text:p>1</text:p>
          </table:table-cell>
          <table:table-cell table:style-name="ce2" table:formula="of:=MOD([.$D14]+[.P$8]-CEILING([.$B$4]* MOD([.P$7]+[.$C14];[.$B$5]);1);[.$B$3])" office:value-type="float" office:value="2" calcext:value-type="float">
            <text:p>2</text:p>
          </table:table-cell>
          <table:table-cell table:style-name="ce2" table:formula="of:=MOD([.$D14]+[.Q$8]-CEILING([.$B$4]* MOD([.Q$7]+[.$C14];[.$B$5]);1);[.$B$3])" office:value-type="float" office:value="1" calcext:value-type="float">
            <text:p>1</text:p>
          </table:table-cell>
          <table:table-cell table:style-name="ce2" table:formula="of:=MOD([.$D14]+[.R$8]-CEILING([.$B$4]* MOD([.R$7]+[.$C14];[.$B$5]);1);[.$B$3])" office:value-type="float" office:value="2" calcext:value-type="float">
            <text:p>2</text:p>
          </table:table-cell>
          <table:table-cell table:style-name="ce2" table:formula="of:=MOD([.$D14]+[.E$8]-CEILING([.$B$4]* MOD([.E$7]+[.$C14];[.$B$5]);1);[.$B$3])" office:value-type="float" office:value="0" calcext:value-type="float">
            <text:p>0</text:p>
          </table:table-cell>
          <table:table-cell table:style-name="ce2" table:formula="of:=MOD([.$D14]+[.F$8]-CEILING([.$B$4]* MOD([.F$7]+[.$C14];[.$B$5]);1);[.$B$3])" office:value-type="float" office:value="1" calcext:value-type="float">
            <text:p>1</text:p>
          </table:table-cell>
          <table:table-cell table:style-name="ce2" table:formula="of:=MOD([.$D14]+[.G$8]-CEILING([.$B$4]* MOD([.G$7]+[.$C14];[.$B$5]);1);[.$B$3])" office:value-type="float" office:value="0" calcext:value-type="float">
            <text:p>0</text:p>
          </table:table-cell>
          <table:table-cell table:style-name="ce2" table:formula="of:=MOD([.$D14]+[.H$8]-CEILING([.$B$4]* MOD([.H$7]+[.$C14];[.$B$5]);1);[.$B$3])" office:value-type="float" office:value="1" calcext:value-type="float">
            <text:p>1</text:p>
          </table:table-cell>
          <table:table-cell table:style-name="ce2" table:formula="of:=MOD([.$D14]+[.I$8]-CEILING([.$B$4]* MOD([.I$7]+[.$C14];[.$B$5]);1);[.$B$3])" office:value-type="float" office:value="0" calcext:value-type="float">
            <text:p>0</text:p>
          </table:table-cell>
          <table:table-cell table:style-name="ce2" table:formula="of:=MOD([.$D14]+[.J$8]-CEILING([.$B$4]* MOD([.J$7]+[.$C14];[.$B$5]);1);[.$B$3])" office:value-type="float" office:value="1" calcext:value-type="float">
            <text:p>1</text:p>
          </table:table-cell>
          <table:table-cell table:style-name="ce2" table:formula="of:=MOD([.$D14]+[.K$8]-CEILING([.$B$4]* MOD([.K$7]+[.$C14];[.$B$5]);1);[.$B$3])" office:value-type="float" office:value="0" calcext:value-type="float">
            <text:p>0</text:p>
          </table:table-cell>
          <table:table-cell table:style-name="ce2" table:formula="of:=MOD([.$D14]+[.L$8]-CEILING([.$B$4]* MOD([.L$7]+[.$C14];[.$B$5]);1);[.$B$3])" office:value-type="float" office:value="1" calcext:value-type="float">
            <text:p>1</text:p>
          </table:table-cell>
          <table:table-cell table:style-name="ce2" table:formula="of:=MOD([.$D14]+[.M$8]-CEILING([.$B$4]* MOD([.M$7]+[.$C14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3" table:formula="of:=CEILING([.$B$4]*[.Z14];1)" office:value-type="float" office:value="138" calcext:value-type="float">
            <text:p>138</text:p>
          </table:table-cell>
          <table:table-cell table:style-name="ce3" table:number-columns-repeated="5"/>
          <table:table-cell table:style-name="ce3" table:formula="of:=MOD(CEILING([.$B$4]*[.AB$7])+CEILING([.$B$4]*[.$Z14]);[.$AP$8])" office:value-type="float" office:value="138" calcext:value-type="float">
            <text:p>138</text:p>
          </table:table-cell>
          <table:table-cell table:style-name="ce3" table:formula="of:=MOD(CEILING([.$B$4]*[.AC$7])+CEILING([.$B$4]*[.$Z14]);[.$AP$8])" office:value-type="float" office:value="166" calcext:value-type="float">
            <text:p>166</text:p>
          </table:table-cell>
          <table:table-cell table:style-name="ce3" table:formula="of:=MOD(CEILING([.$B$4]*[.AD$7])+CEILING([.$B$4]*[.$Z14]);[.$AP$8])" office:value-type="float" office:value="193" calcext:value-type="float">
            <text:p>193</text:p>
          </table:table-cell>
          <table:table-cell table:style-name="ce3" table:formula="of:=MOD(CEILING([.$B$4]*[.AE$7])+CEILING([.$B$4]*[.$Z14]);[.$AP$8])" office:value-type="float" office:value="221" calcext:value-type="float">
            <text:p>221</text:p>
          </table:table-cell>
          <table:table-cell table:style-name="ce3" table:formula="of:=MOD(CEILING([.$B$4]*[.AF$7])+CEILING([.$B$4]*[.$Z14]);[.$AP$8])" office:value-type="float" office:value="248" calcext:value-type="float">
            <text:p>248</text:p>
          </table:table-cell>
          <table:table-cell table:style-name="ce3" table:formula="of:=MOD(CEILING([.$B$4]*[.AG$7])+CEILING([.$B$4]*[.$Z14]);[.$AP$8])" office:value-type="float" office:value="276" calcext:value-type="float">
            <text:p>276</text:p>
          </table:table-cell>
          <table:table-cell table:style-name="ce3" table:formula="of:=MOD(CEILING([.$B$4]*[.AH$7])+CEILING([.$B$4]*[.$Z14]);[.$AP$8])" office:value-type="float" office:value="303" calcext:value-type="float">
            <text:p>303</text:p>
          </table:table-cell>
          <table:table-cell table:style-name="ce3" table:formula="of:=MOD(CEILING([.$B$4]*[.AI$7])+CEILING([.$B$4]*[.$Z14]);[.$AP$8])" office:value-type="float" office:value="331" calcext:value-type="float">
            <text:p>331</text:p>
          </table:table-cell>
          <table:table-cell table:style-name="ce3" table:formula="of:=MOD(CEILING([.$B$4]*[.AJ$7])+CEILING([.$B$4]*[.$Z14]);[.$AP$8])" office:value-type="float" office:value="358" calcext:value-type="float">
            <text:p>358</text:p>
          </table:table-cell>
          <table:table-cell table:style-name="ce3" table:formula="of:=MOD(CEILING([.$B$4]*[.AK$7])+CEILING([.$B$4]*[.$Z14]);[.$AP$8])" office:value-type="float" office:value="2" calcext:value-type="float">
            <text:p>2</text:p>
          </table:table-cell>
          <table:table-cell table:style-name="ce3" table:formula="of:=MOD(CEILING([.$B$4]*[.AL$7])+CEILING([.$B$4]*[.$Z14]);[.$AP$8])" office:value-type="float" office:value="29" calcext:value-type="float">
            <text:p>29</text:p>
          </table:table-cell>
          <table:table-cell table:style-name="ce3" table:formula="of:=MOD(CEILING([.$B$4]*[.AM$7])+CEILING([.$B$4]*[.$Z14]);[.$AP$8])" office:value-type="float" office:value="57" calcext:value-type="float">
            <text:p>57</text:p>
          </table:table-cell>
          <table:table-cell table:style-name="ce3" table:formula="of:=MOD(CEILING([.$B$4]*[.AN$7])+CEILING([.$B$4]*[.$Z14]);[.$AP$8])" office:value-type="float" office:value="84" calcext:value-type="float">
            <text:p>84</text:p>
          </table:table-cell>
          <table:table-cell table:style-name="ce3" table:formula="of:=MOD(CEILING([.$B$4]*[.AO$7])+CEILING([.$B$4]*[.$Z14]);[.$AP$8])" office:value-type="float" office:value="112" calcext:value-type="float">
            <text:p>112</text:p>
          </table:table-cell>
          <table:table-cell table:style-name="ce3" table:number-columns-repeated="8"/>
          <table:table-cell table:number-columns-repeated="2"/>
          <table:table-cell office:value-type="float" office:value="5" calcext:value-type="float">
            <text:p>5</text:p>
          </table:table-cell>
          <table:table-cell table:style-name="ce34" office:value-type="float" office:value="29" calcext:value-type="float">
            <text:p>29</text:p>
          </table:table-cell>
          <table:table-cell/>
          <table:table-cell table:formula="of:=[.$BF14]*[.BG$8]+[.BG$9]" office:value-type="float" office:value="29" calcext:value-type="float">
            <text:p>29</text:p>
          </table:table-cell>
          <table:table-cell table:formula="of:=[.$BF14]*[.BH$8]+[.BH$9]" office:value-type="float" office:value="61" calcext:value-type="float">
            <text:p>61</text:p>
          </table:table-cell>
          <table:table-cell table:formula="of:=[.$BF14]*[.BI$8]+[.BI$9]" office:value-type="float" office:value="0" calcext:value-type="float">
            <text:p>0</text:p>
          </table:table-cell>
          <table:table-cell table:formula="of:=[.$BF14]*[.BJ$8]+[.BJ$9]" office:value-type="float" office:value="125" calcext:value-type="float">
            <text:p>125</text:p>
          </table:table-cell>
          <table:table-cell table:formula="of:=[.$BF14]*[.BK$8]+[.BK$9]" office:value-type="float" office:value="157" calcext:value-type="float">
            <text:p>15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4" office:value-type="float" office:value="57" calcext:value-type="float">
            <text:p>57</text:p>
          </table:table-cell>
          <table:table-cell table:number-columns-repeated="2"/>
          <table:table-cell table:formula="of:=[.$CA14]*[.CB$8]+[.CB$9]" office:value-type="float" office:value="57" calcext:value-type="float">
            <text:p>57</text:p>
          </table:table-cell>
          <table:table-cell table:formula="of:=[.$CA14]*[.CC$8]+[.CC$9]" office:value-type="float" office:value="89" calcext:value-type="float">
            <text:p>89</text:p>
          </table:table-cell>
          <table:table-cell table:formula="of:=[.$CA14]*[.CD$8]+[.CD$9]" office:value-type="float" office:value="0" calcext:value-type="float">
            <text:p>0</text:p>
          </table:table-cell>
          <table:table-cell table:formula="of:=[.$CA14]*[.CE$8]+[.CE$9]" office:value-type="float" office:value="153" calcext:value-type="float">
            <text:p>153</text:p>
          </table:table-cell>
          <table:table-cell table:formula="of:=[.$CA14]*[.CF$8]+[.CF$9]" office:value-type="float" office:value="185" calcext:value-type="float">
            <text:p>185</text:p>
          </table:table-cell>
          <table:table-cell table:number-columns-repeated="938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formula="of:=CEILING([.$B$4]*[.C15];1)" office:value-type="float" office:value="165" calcext:value-type="float">
            <text:p>165</text:p>
          </table:table-cell>
          <table:table-cell table:style-name="ce2" table:formula="of:=MOD([.$D15]+[.M$8]-CEILING([.$B$4]* MOD([.M$7]+[.$C15];[.$B$5]);1);[.$B$3])" office:value-type="float" office:value="1" calcext:value-type="float">
            <text:p>1</text:p>
          </table:table-cell>
          <table:table-cell table:style-name="ce2" table:formula="of:=MOD([.$D15]+[.N$8]-CEILING([.$B$4]* MOD([.N$7]+[.$C15];[.$B$5]);1);[.$B$3])" office:value-type="float" office:value="1" calcext:value-type="float">
            <text:p>1</text:p>
          </table:table-cell>
          <table:table-cell table:style-name="ce2" table:formula="of:=MOD([.$D15]+[.O$8]-CEILING([.$B$4]* MOD([.O$7]+[.$C15];[.$B$5]);1);[.$B$3])" office:value-type="float" office:value="1" calcext:value-type="float">
            <text:p>1</text:p>
          </table:table-cell>
          <table:table-cell table:style-name="ce2" table:formula="of:=MOD([.$D15]+[.P$8]-CEILING([.$B$4]* MOD([.P$7]+[.$C15];[.$B$5]);1);[.$B$3])" office:value-type="float" office:value="1" calcext:value-type="float">
            <text:p>1</text:p>
          </table:table-cell>
          <table:table-cell table:style-name="ce2" table:formula="of:=MOD([.$D15]+[.Q$8]-CEILING([.$B$4]* MOD([.Q$7]+[.$C15];[.$B$5]);1);[.$B$3])" office:value-type="float" office:value="1" calcext:value-type="float">
            <text:p>1</text:p>
          </table:table-cell>
          <table:table-cell table:style-name="ce2" table:formula="of:=MOD([.$D15]+[.R$8]-CEILING([.$B$4]* MOD([.R$7]+[.$C15];[.$B$5]);1);[.$B$3])" office:value-type="float" office:value="1" calcext:value-type="float">
            <text:p>1</text:p>
          </table:table-cell>
          <table:table-cell table:style-name="ce2" table:formula="of:=MOD([.$D15]+[.E$8]-CEILING([.$B$4]* MOD([.E$7]+[.$C15];[.$B$5]);1);[.$B$3])" office:value-type="float" office:value="0" calcext:value-type="float">
            <text:p>0</text:p>
          </table:table-cell>
          <table:table-cell table:style-name="ce2" table:formula="of:=MOD([.$D15]+[.F$8]-CEILING([.$B$4]* MOD([.F$7]+[.$C15];[.$B$5]);1);[.$B$3])" office:value-type="float" office:value="0" calcext:value-type="float">
            <text:p>0</text:p>
          </table:table-cell>
          <table:table-cell table:style-name="ce2" table:formula="of:=MOD([.$D15]+[.G$8]-CEILING([.$B$4]* MOD([.G$7]+[.$C15];[.$B$5]);1);[.$B$3])" office:value-type="float" office:value="0" calcext:value-type="float">
            <text:p>0</text:p>
          </table:table-cell>
          <table:table-cell table:style-name="ce2" table:formula="of:=MOD([.$D15]+[.H$8]-CEILING([.$B$4]* MOD([.H$7]+[.$C15];[.$B$5]);1);[.$B$3])" office:value-type="float" office:value="0" calcext:value-type="float">
            <text:p>0</text:p>
          </table:table-cell>
          <table:table-cell table:style-name="ce2" table:formula="of:=MOD([.$D15]+[.I$8]-CEILING([.$B$4]* MOD([.I$7]+[.$C15];[.$B$5]);1);[.$B$3])" office:value-type="float" office:value="0" calcext:value-type="float">
            <text:p>0</text:p>
          </table:table-cell>
          <table:table-cell table:style-name="ce2" table:formula="of:=MOD([.$D15]+[.J$8]-CEILING([.$B$4]* MOD([.J$7]+[.$C15];[.$B$5]);1);[.$B$3])" office:value-type="float" office:value="0" calcext:value-type="float">
            <text:p>0</text:p>
          </table:table-cell>
          <table:table-cell table:style-name="ce2" table:formula="of:=MOD([.$D15]+[.K$8]-CEILING([.$B$4]* MOD([.K$7]+[.$C15];[.$B$5]);1);[.$B$3])" office:value-type="float" office:value="0" calcext:value-type="float">
            <text:p>0</text:p>
          </table:table-cell>
          <table:table-cell table:style-name="ce2" table:formula="of:=MOD([.$D15]+[.L$8]-CEILING([.$B$4]* MOD([.L$7]+[.$C15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3" table:formula="of:=CEILING([.$B$4]*[.Z15];1)" office:value-type="float" office:value="165" calcext:value-type="float">
            <text:p>165</text:p>
          </table:table-cell>
          <table:table-cell table:style-name="ce3" table:number-columns-repeated="6"/>
          <table:table-cell table:style-name="ce3" table:formula="of:=MOD(CEILING([.$B$4]*[.AB$7])+CEILING([.$B$4]*[.$Z15]);[.$AP$8])" office:value-type="float" office:value="165" calcext:value-type="float">
            <text:p>165</text:p>
          </table:table-cell>
          <table:table-cell table:style-name="ce3" table:formula="of:=MOD(CEILING([.$B$4]*[.AC$7])+CEILING([.$B$4]*[.$Z15]);[.$AP$8])" office:value-type="float" office:value="193" calcext:value-type="float">
            <text:p>193</text:p>
          </table:table-cell>
          <table:table-cell table:style-name="ce3" table:formula="of:=MOD(CEILING([.$B$4]*[.AD$7])+CEILING([.$B$4]*[.$Z15]);[.$AP$8])" office:value-type="float" office:value="220" calcext:value-type="float">
            <text:p>220</text:p>
          </table:table-cell>
          <table:table-cell table:style-name="ce3" table:formula="of:=MOD(CEILING([.$B$4]*[.AE$7])+CEILING([.$B$4]*[.$Z15]);[.$AP$8])" office:value-type="float" office:value="248" calcext:value-type="float">
            <text:p>248</text:p>
          </table:table-cell>
          <table:table-cell table:style-name="ce3" table:formula="of:=MOD(CEILING([.$B$4]*[.AF$7])+CEILING([.$B$4]*[.$Z15]);[.$AP$8])" office:value-type="float" office:value="275" calcext:value-type="float">
            <text:p>275</text:p>
          </table:table-cell>
          <table:table-cell table:style-name="ce3" table:formula="of:=MOD(CEILING([.$B$4]*[.AG$7])+CEILING([.$B$4]*[.$Z15]);[.$AP$8])" office:value-type="float" office:value="303" calcext:value-type="float">
            <text:p>303</text:p>
          </table:table-cell>
          <table:table-cell table:style-name="ce3" table:formula="of:=MOD(CEILING([.$B$4]*[.AH$7])+CEILING([.$B$4]*[.$Z15]);[.$AP$8])" office:value-type="float" office:value="330" calcext:value-type="float">
            <text:p>330</text:p>
          </table:table-cell>
          <table:table-cell table:style-name="ce3" table:formula="of:=MOD(CEILING([.$B$4]*[.AI$7])+CEILING([.$B$4]*[.$Z15]);[.$AP$8])" office:value-type="float" office:value="358" calcext:value-type="float">
            <text:p>358</text:p>
          </table:table-cell>
          <table:table-cell table:style-name="ce3" table:formula="of:=MOD(CEILING([.$B$4]*[.AJ$7])+CEILING([.$B$4]*[.$Z15]);[.$AP$8])" office:value-type="float" office:value="1" calcext:value-type="float">
            <text:p>1</text:p>
          </table:table-cell>
          <table:table-cell table:style-name="ce3" table:formula="of:=MOD(CEILING([.$B$4]*[.AK$7])+CEILING([.$B$4]*[.$Z15]);[.$AP$8])" office:value-type="float" office:value="29" calcext:value-type="float">
            <text:p>29</text:p>
          </table:table-cell>
          <table:table-cell table:style-name="ce3" table:formula="of:=MOD(CEILING([.$B$4]*[.AL$7])+CEILING([.$B$4]*[.$Z15]);[.$AP$8])" office:value-type="float" office:value="56" calcext:value-type="float">
            <text:p>56</text:p>
          </table:table-cell>
          <table:table-cell table:style-name="ce3" table:formula="of:=MOD(CEILING([.$B$4]*[.AM$7])+CEILING([.$B$4]*[.$Z15]);[.$AP$8])" office:value-type="float" office:value="84" calcext:value-type="float">
            <text:p>84</text:p>
          </table:table-cell>
          <table:table-cell table:style-name="ce3" table:formula="of:=MOD(CEILING([.$B$4]*[.AN$7])+CEILING([.$B$4]*[.$Z15]);[.$AP$8])" office:value-type="float" office:value="111" calcext:value-type="float">
            <text:p>111</text:p>
          </table:table-cell>
          <table:table-cell table:style-name="ce3" table:formula="of:=MOD(CEILING([.$B$4]*[.AO$7])+CEILING([.$B$4]*[.$Z15]);[.$AP$8])" office:value-type="float" office:value="139" calcext:value-type="float">
            <text:p>139</text:p>
          </table:table-cell>
          <table:table-cell table:style-name="ce3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34" office:value-type="float" office:value="56" calcext:value-type="float">
            <text:p>56</text:p>
          </table:table-cell>
          <table:table-cell table:number-columns-repeated="2"/>
          <table:table-cell table:formula="of:=[.$BF15]*[.BG$8]+[.BG$9]" office:value-type="float" office:value="56" calcext:value-type="float">
            <text:p>56</text:p>
          </table:table-cell>
          <table:table-cell table:formula="of:=[.$BF15]*[.BH$8]+[.BH$9]" office:value-type="float" office:value="88" calcext:value-type="float">
            <text:p>88</text:p>
          </table:table-cell>
          <table:table-cell table:formula="of:=[.$BF15]*[.BI$8]+[.BI$9]" office:value-type="float" office:value="0" calcext:value-type="float">
            <text:p>0</text:p>
          </table:table-cell>
          <table:table-cell table:formula="of:=[.$BF15]*[.BJ$8]+[.BJ$9]" office:value-type="float" office:value="152" calcext:value-type="float">
            <text:p>152</text:p>
          </table:table-cell>
          <table:table-cell table:formula="of:=[.$BF15]*[.BK$8]+[.BK$9]" office:value-type="float" office:value="184" calcext:value-type="float">
            <text:p>184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3"/>
          <table:table-cell table:formula="of:=[.$CA15]*[.CB$8]+[.CB$9]" office:value-type="float" office:value="84" calcext:value-type="float">
            <text:p>84</text:p>
          </table:table-cell>
          <table:table-cell table:formula="of:=[.$CA15]*[.CC$8]+[.CC$9]" office:value-type="float" office:value="116" calcext:value-type="float">
            <text:p>116</text:p>
          </table:table-cell>
          <table:table-cell table:formula="of:=[.$CA15]*[.CD$8]+[.CD$9]" office:value-type="float" office:value="0" calcext:value-type="float">
            <text:p>0</text:p>
          </table:table-cell>
          <table:table-cell table:formula="of:=[.$CA15]*[.CE$8]+[.CE$9]" office:value-type="float" office:value="180" calcext:value-type="float">
            <text:p>180</text:p>
          </table:table-cell>
          <table:table-cell table:formula="of:=[.$CA15]*[.CF$8]+[.CF$9]" office:value-type="float" office:value="212" calcext:value-type="float">
            <text:p>212</text:p>
          </table:table-cell>
          <table:table-cell table:number-columns-repeated="937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formula="of:=CEILING([.$B$4]*[.C16];1)" office:value-type="float" office:value="193" calcext:value-type="float">
            <text:p>193</text:p>
          </table:table-cell>
          <table:table-cell table:style-name="ce2" table:formula="of:=MOD([.$D16]+[.L$8]-CEILING([.$B$4]* MOD([.L$7]+[.$C16];[.$B$5]);1);[.$B$3])" office:value-type="float" office:value="2" calcext:value-type="float">
            <text:p>2</text:p>
          </table:table-cell>
          <table:table-cell table:style-name="ce2" table:formula="of:=MOD([.$D16]+[.M$8]-CEILING([.$B$4]* MOD([.M$7]+[.$C16];[.$B$5]);1);[.$B$3])" office:value-type="float" office:value="1" calcext:value-type="float">
            <text:p>1</text:p>
          </table:table-cell>
          <table:table-cell table:style-name="ce2" table:formula="of:=MOD([.$D16]+[.N$8]-CEILING([.$B$4]* MOD([.N$7]+[.$C16];[.$B$5]);1);[.$B$3])" office:value-type="float" office:value="2" calcext:value-type="float">
            <text:p>2</text:p>
          </table:table-cell>
          <table:table-cell table:style-name="ce2" table:formula="of:=MOD([.$D16]+[.O$8]-CEILING([.$B$4]* MOD([.O$7]+[.$C16];[.$B$5]);1);[.$B$3])" office:value-type="float" office:value="1" calcext:value-type="float">
            <text:p>1</text:p>
          </table:table-cell>
          <table:table-cell table:style-name="ce2" table:formula="of:=MOD([.$D16]+[.P$8]-CEILING([.$B$4]* MOD([.P$7]+[.$C16];[.$B$5]);1);[.$B$3])" office:value-type="float" office:value="2" calcext:value-type="float">
            <text:p>2</text:p>
          </table:table-cell>
          <table:table-cell table:style-name="ce2" table:formula="of:=MOD([.$D16]+[.Q$8]-CEILING([.$B$4]* MOD([.Q$7]+[.$C16];[.$B$5]);1);[.$B$3])" office:value-type="float" office:value="1" calcext:value-type="float">
            <text:p>1</text:p>
          </table:table-cell>
          <table:table-cell table:style-name="ce2" table:formula="of:=MOD([.$D16]+[.R$8]-CEILING([.$B$4]* MOD([.R$7]+[.$C16];[.$B$5]);1);[.$B$3])" office:value-type="float" office:value="2" calcext:value-type="float">
            <text:p>2</text:p>
          </table:table-cell>
          <table:table-cell table:style-name="ce2" table:formula="of:=MOD([.$D16]+[.E$8]-CEILING([.$B$4]* MOD([.E$7]+[.$C16];[.$B$5]);1);[.$B$3])" office:value-type="float" office:value="0" calcext:value-type="float">
            <text:p>0</text:p>
          </table:table-cell>
          <table:table-cell table:style-name="ce2" table:formula="of:=MOD([.$D16]+[.F$8]-CEILING([.$B$4]* MOD([.F$7]+[.$C16];[.$B$5]);1);[.$B$3])" office:value-type="float" office:value="1" calcext:value-type="float">
            <text:p>1</text:p>
          </table:table-cell>
          <table:table-cell table:style-name="ce2" table:formula="of:=MOD([.$D16]+[.G$8]-CEILING([.$B$4]* MOD([.G$7]+[.$C16];[.$B$5]);1);[.$B$3])" office:value-type="float" office:value="0" calcext:value-type="float">
            <text:p>0</text:p>
          </table:table-cell>
          <table:table-cell table:style-name="ce2" table:formula="of:=MOD([.$D16]+[.H$8]-CEILING([.$B$4]* MOD([.H$7]+[.$C16];[.$B$5]);1);[.$B$3])" office:value-type="float" office:value="1" calcext:value-type="float">
            <text:p>1</text:p>
          </table:table-cell>
          <table:table-cell table:style-name="ce2" table:formula="of:=MOD([.$D16]+[.I$8]-CEILING([.$B$4]* MOD([.I$7]+[.$C16];[.$B$5]);1);[.$B$3])" office:value-type="float" office:value="0" calcext:value-type="float">
            <text:p>0</text:p>
          </table:table-cell>
          <table:table-cell table:style-name="ce2" table:formula="of:=MOD([.$D16]+[.J$8]-CEILING([.$B$4]* MOD([.J$7]+[.$C16];[.$B$5]);1);[.$B$3])" office:value-type="float" office:value="1" calcext:value-type="float">
            <text:p>1</text:p>
          </table:table-cell>
          <table:table-cell table:style-name="ce2" table:formula="of:=MOD([.$D16]+[.K$8]-CEILING([.$B$4]* MOD([.K$7]+[.$C16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7" calcext:value-type="float">
            <text:p>7</text:p>
          </table:table-cell>
          <table:table-cell table:style-name="ce3" table:formula="of:=CEILING([.$B$4]*[.Z16];1)" office:value-type="float" office:value="193" calcext:value-type="float">
            <text:p>193</text:p>
          </table:table-cell>
          <table:table-cell table:style-name="ce3" table:number-columns-repeated="7"/>
          <table:table-cell table:style-name="ce3" table:formula="of:=MOD(CEILING([.$B$4]*[.AB$7])+CEILING([.$B$4]*[.$Z16]);[.$AP$8])" office:value-type="float" office:value="193" calcext:value-type="float">
            <text:p>193</text:p>
          </table:table-cell>
          <table:table-cell table:style-name="ce3" table:formula="of:=MOD(CEILING([.$B$4]*[.AC$7])+CEILING([.$B$4]*[.$Z16]);[.$AP$8])" office:value-type="float" office:value="221" calcext:value-type="float">
            <text:p>221</text:p>
          </table:table-cell>
          <table:table-cell table:style-name="ce3" table:formula="of:=MOD(CEILING([.$B$4]*[.AD$7])+CEILING([.$B$4]*[.$Z16]);[.$AP$8])" office:value-type="float" office:value="248" calcext:value-type="float">
            <text:p>248</text:p>
          </table:table-cell>
          <table:table-cell table:style-name="ce3" table:formula="of:=MOD(CEILING([.$B$4]*[.AE$7])+CEILING([.$B$4]*[.$Z16]);[.$AP$8])" office:value-type="float" office:value="276" calcext:value-type="float">
            <text:p>276</text:p>
          </table:table-cell>
          <table:table-cell table:style-name="ce3" table:formula="of:=MOD(CEILING([.$B$4]*[.AF$7])+CEILING([.$B$4]*[.$Z16]);[.$AP$8])" office:value-type="float" office:value="303" calcext:value-type="float">
            <text:p>303</text:p>
          </table:table-cell>
          <table:table-cell table:style-name="ce3" table:formula="of:=MOD(CEILING([.$B$4]*[.AG$7])+CEILING([.$B$4]*[.$Z16]);[.$AP$8])" office:value-type="float" office:value="331" calcext:value-type="float">
            <text:p>331</text:p>
          </table:table-cell>
          <table:table-cell table:style-name="ce3" table:formula="of:=MOD(CEILING([.$B$4]*[.AH$7])+CEILING([.$B$4]*[.$Z16]);[.$AP$8])" office:value-type="float" office:value="358" calcext:value-type="float">
            <text:p>358</text:p>
          </table:table-cell>
          <table:table-cell table:style-name="ce3" table:formula="of:=MOD(CEILING([.$B$4]*[.AI$7])+CEILING([.$B$4]*[.$Z16]);[.$AP$8])" office:value-type="float" office:value="2" calcext:value-type="float">
            <text:p>2</text:p>
          </table:table-cell>
          <table:table-cell table:style-name="ce3" table:formula="of:=MOD(CEILING([.$B$4]*[.AJ$7])+CEILING([.$B$4]*[.$Z16]);[.$AP$8])" office:value-type="float" office:value="29" calcext:value-type="float">
            <text:p>29</text:p>
          </table:table-cell>
          <table:table-cell table:style-name="ce3" table:formula="of:=MOD(CEILING([.$B$4]*[.AK$7])+CEILING([.$B$4]*[.$Z16]);[.$AP$8])" office:value-type="float" office:value="57" calcext:value-type="float">
            <text:p>57</text:p>
          </table:table-cell>
          <table:table-cell table:style-name="ce3" table:formula="of:=MOD(CEILING([.$B$4]*[.AL$7])+CEILING([.$B$4]*[.$Z16]);[.$AP$8])" office:value-type="float" office:value="84" calcext:value-type="float">
            <text:p>84</text:p>
          </table:table-cell>
          <table:table-cell table:style-name="ce3" table:formula="of:=MOD(CEILING([.$B$4]*[.AM$7])+CEILING([.$B$4]*[.$Z16]);[.$AP$8])" office:value-type="float" office:value="112" calcext:value-type="float">
            <text:p>112</text:p>
          </table:table-cell>
          <table:table-cell table:style-name="ce3" table:formula="of:=MOD(CEILING([.$B$4]*[.AN$7])+CEILING([.$B$4]*[.$Z16]);[.$AP$8])" office:value-type="float" office:value="139" calcext:value-type="float">
            <text:p>139</text:p>
          </table:table-cell>
          <table:table-cell table:style-name="ce3" table:formula="of:=MOD(CEILING([.$B$4]*[.AO$7])+CEILING([.$B$4]*[.$Z16]);[.$AP$8])" office:value-type="float" office:value="167" calcext:value-type="float">
            <text:p>167</text:p>
          </table:table-cell>
          <table:table-cell table:style-name="ce3" table:number-columns-repeated="6"/>
          <table:table-cell table:number-columns-repeated="2"/>
          <table:table-cell office:value-type="float" office:value="7" calcext:value-type="float">
            <text:p>7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3"/>
          <table:table-cell table:formula="of:=[.$BF16]*[.BG$8]+[.BG$9]" office:value-type="float" office:value="84" calcext:value-type="float">
            <text:p>84</text:p>
          </table:table-cell>
          <table:table-cell table:formula="of:=[.$BF16]*[.BH$8]+[.BH$9]" office:value-type="float" office:value="116" calcext:value-type="float">
            <text:p>116</text:p>
          </table:table-cell>
          <table:table-cell table:formula="of:=[.$BF16]*[.BI$8]+[.BI$9]" office:value-type="float" office:value="0" calcext:value-type="float">
            <text:p>0</text:p>
          </table:table-cell>
          <table:table-cell table:formula="of:=[.$BF16]*[.BJ$8]+[.BJ$9]" office:value-type="float" office:value="180" calcext:value-type="float">
            <text:p>180</text:p>
          </table:table-cell>
          <table:table-cell table:formula="of:=[.$BF16]*[.BK$8]+[.BK$9]" office:value-type="float" office:value="212" calcext:value-type="float">
            <text:p>212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style-name="ce34" office:value-type="float" office:value="112" calcext:value-type="float">
            <text:p>112</text:p>
          </table:table-cell>
          <table:table-cell table:number-columns-repeated="4"/>
          <table:table-cell table:formula="of:=[.$CA16]*[.CB$8]+[.CB$9]" office:value-type="float" office:value="112" calcext:value-type="float">
            <text:p>112</text:p>
          </table:table-cell>
          <table:table-cell table:formula="of:=[.$CA16]*[.CC$8]+[.CC$9]" office:value-type="float" office:value="144" calcext:value-type="float">
            <text:p>144</text:p>
          </table:table-cell>
          <table:table-cell table:formula="of:=[.$CA16]*[.CD$8]+[.CD$9]" office:value-type="float" office:value="0" calcext:value-type="float">
            <text:p>0</text:p>
          </table:table-cell>
          <table:table-cell table:formula="of:=[.$CA16]*[.CE$8]+[.CE$9]" office:value-type="float" office:value="208" calcext:value-type="float">
            <text:p>208</text:p>
          </table:table-cell>
          <table:table-cell table:formula="of:=[.$CA16]*[.CF$8]+[.CF$9]" office:value-type="float" office:value="240" calcext:value-type="float">
            <text:p>240</text:p>
          </table:table-cell>
          <table:table-cell table:number-columns-repeated="93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formula="of:=CEILING([.$B$4]*[.C17];1)" office:value-type="float" office:value="220" calcext:value-type="float">
            <text:p>220</text:p>
          </table:table-cell>
          <table:table-cell table:style-name="ce2" table:formula="of:=MOD([.$D17]+[.K$8]-CEILING([.$B$4]* MOD([.K$7]+[.$C17];[.$B$5]);1);[.$B$3])" office:value-type="float" office:value="1" calcext:value-type="float">
            <text:p>1</text:p>
          </table:table-cell>
          <table:table-cell table:style-name="ce2" table:formula="of:=MOD([.$D17]+[.L$8]-CEILING([.$B$4]* MOD([.L$7]+[.$C17];[.$B$5]);1);[.$B$3])" office:value-type="float" office:value="1" calcext:value-type="float">
            <text:p>1</text:p>
          </table:table-cell>
          <table:table-cell table:style-name="ce2" table:formula="of:=MOD([.$D17]+[.M$8]-CEILING([.$B$4]* MOD([.M$7]+[.$C17];[.$B$5]);1);[.$B$3])" office:value-type="float" office:value="1" calcext:value-type="float">
            <text:p>1</text:p>
          </table:table-cell>
          <table:table-cell table:style-name="ce2" table:formula="of:=MOD([.$D17]+[.N$8]-CEILING([.$B$4]* MOD([.N$7]+[.$C17];[.$B$5]);1);[.$B$3])" office:value-type="float" office:value="1" calcext:value-type="float">
            <text:p>1</text:p>
          </table:table-cell>
          <table:table-cell table:style-name="ce2" table:formula="of:=MOD([.$D17]+[.O$8]-CEILING([.$B$4]* MOD([.O$7]+[.$C17];[.$B$5]);1);[.$B$3])" office:value-type="float" office:value="1" calcext:value-type="float">
            <text:p>1</text:p>
          </table:table-cell>
          <table:table-cell table:style-name="ce2" table:formula="of:=MOD([.$D17]+[.P$8]-CEILING([.$B$4]* MOD([.P$7]+[.$C17];[.$B$5]);1);[.$B$3])" office:value-type="float" office:value="1" calcext:value-type="float">
            <text:p>1</text:p>
          </table:table-cell>
          <table:table-cell table:style-name="ce2" table:formula="of:=MOD([.$D17]+[.Q$8]-CEILING([.$B$4]* MOD([.Q$7]+[.$C17];[.$B$5]);1);[.$B$3])" office:value-type="float" office:value="1" calcext:value-type="float">
            <text:p>1</text:p>
          </table:table-cell>
          <table:table-cell table:style-name="ce2" table:formula="of:=MOD([.$D17]+[.R$8]-CEILING([.$B$4]* MOD([.R$7]+[.$C17];[.$B$5]);1);[.$B$3])" office:value-type="float" office:value="1" calcext:value-type="float">
            <text:p>1</text:p>
          </table:table-cell>
          <table:table-cell table:style-name="ce2" table:formula="of:=MOD([.$D17]+[.E$8]-CEILING([.$B$4]* MOD([.E$7]+[.$C17];[.$B$5]);1);[.$B$3])" office:value-type="float" office:value="0" calcext:value-type="float">
            <text:p>0</text:p>
          </table:table-cell>
          <table:table-cell table:style-name="ce2" table:formula="of:=MOD([.$D17]+[.F$8]-CEILING([.$B$4]* MOD([.F$7]+[.$C17];[.$B$5]);1);[.$B$3])" office:value-type="float" office:value="0" calcext:value-type="float">
            <text:p>0</text:p>
          </table:table-cell>
          <table:table-cell table:style-name="ce2" table:formula="of:=MOD([.$D17]+[.G$8]-CEILING([.$B$4]* MOD([.G$7]+[.$C17];[.$B$5]);1);[.$B$3])" office:value-type="float" office:value="0" calcext:value-type="float">
            <text:p>0</text:p>
          </table:table-cell>
          <table:table-cell table:style-name="ce2" table:formula="of:=MOD([.$D17]+[.H$8]-CEILING([.$B$4]* MOD([.H$7]+[.$C17];[.$B$5]);1);[.$B$3])" office:value-type="float" office:value="0" calcext:value-type="float">
            <text:p>0</text:p>
          </table:table-cell>
          <table:table-cell table:style-name="ce2" table:formula="of:=MOD([.$D17]+[.I$8]-CEILING([.$B$4]* MOD([.I$7]+[.$C17];[.$B$5]);1);[.$B$3])" office:value-type="float" office:value="0" calcext:value-type="float">
            <text:p>0</text:p>
          </table:table-cell>
          <table:table-cell table:style-name="ce2" table:formula="of:=MOD([.$D17]+[.J$8]-CEILING([.$B$4]* MOD([.J$7]+[.$C17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3" table:formula="of:=CEILING([.$B$4]*[.Z17];1)" office:value-type="float" office:value="220" calcext:value-type="float">
            <text:p>220</text:p>
          </table:table-cell>
          <table:table-cell table:style-name="ce3" table:number-columns-repeated="8"/>
          <table:table-cell table:style-name="ce3" table:formula="of:=MOD(CEILING([.$B$4]*[.AB$7])+CEILING([.$B$4]*[.$Z17]);[.$AP$8])" office:value-type="float" office:value="220" calcext:value-type="float">
            <text:p>220</text:p>
          </table:table-cell>
          <table:table-cell table:style-name="ce3" table:formula="of:=MOD(CEILING([.$B$4]*[.AC$7])+CEILING([.$B$4]*[.$Z17]);[.$AP$8])" office:value-type="float" office:value="248" calcext:value-type="float">
            <text:p>248</text:p>
          </table:table-cell>
          <table:table-cell table:style-name="ce3" table:formula="of:=MOD(CEILING([.$B$4]*[.AD$7])+CEILING([.$B$4]*[.$Z17]);[.$AP$8])" office:value-type="float" office:value="275" calcext:value-type="float">
            <text:p>275</text:p>
          </table:table-cell>
          <table:table-cell table:style-name="ce3" table:formula="of:=MOD(CEILING([.$B$4]*[.AE$7])+CEILING([.$B$4]*[.$Z17]);[.$AP$8])" office:value-type="float" office:value="303" calcext:value-type="float">
            <text:p>303</text:p>
          </table:table-cell>
          <table:table-cell table:style-name="ce3" table:formula="of:=MOD(CEILING([.$B$4]*[.AF$7])+CEILING([.$B$4]*[.$Z17]);[.$AP$8])" office:value-type="float" office:value="330" calcext:value-type="float">
            <text:p>330</text:p>
          </table:table-cell>
          <table:table-cell table:style-name="ce3" table:formula="of:=MOD(CEILING([.$B$4]*[.AG$7])+CEILING([.$B$4]*[.$Z17]);[.$AP$8])" office:value-type="float" office:value="358" calcext:value-type="float">
            <text:p>358</text:p>
          </table:table-cell>
          <table:table-cell table:style-name="ce3" table:formula="of:=MOD(CEILING([.$B$4]*[.AH$7])+CEILING([.$B$4]*[.$Z17]);[.$AP$8])" office:value-type="float" office:value="1" calcext:value-type="float">
            <text:p>1</text:p>
          </table:table-cell>
          <table:table-cell table:style-name="ce3" table:formula="of:=MOD(CEILING([.$B$4]*[.AI$7])+CEILING([.$B$4]*[.$Z17]);[.$AP$8])" office:value-type="float" office:value="29" calcext:value-type="float">
            <text:p>29</text:p>
          </table:table-cell>
          <table:table-cell table:style-name="ce3" table:formula="of:=MOD(CEILING([.$B$4]*[.AJ$7])+CEILING([.$B$4]*[.$Z17]);[.$AP$8])" office:value-type="float" office:value="56" calcext:value-type="float">
            <text:p>56</text:p>
          </table:table-cell>
          <table:table-cell table:style-name="ce3" table:formula="of:=MOD(CEILING([.$B$4]*[.AK$7])+CEILING([.$B$4]*[.$Z17]);[.$AP$8])" office:value-type="float" office:value="84" calcext:value-type="float">
            <text:p>84</text:p>
          </table:table-cell>
          <table:table-cell table:style-name="ce3" table:formula="of:=MOD(CEILING([.$B$4]*[.AL$7])+CEILING([.$B$4]*[.$Z17]);[.$AP$8])" office:value-type="float" office:value="111" calcext:value-type="float">
            <text:p>111</text:p>
          </table:table-cell>
          <table:table-cell table:style-name="ce3" table:formula="of:=MOD(CEILING([.$B$4]*[.AM$7])+CEILING([.$B$4]*[.$Z17]);[.$AP$8])" office:value-type="float" office:value="139" calcext:value-type="float">
            <text:p>139</text:p>
          </table:table-cell>
          <table:table-cell table:style-name="ce3" table:formula="of:=MOD(CEILING([.$B$4]*[.AN$7])+CEILING([.$B$4]*[.$Z17]);[.$AP$8])" office:value-type="float" office:value="166" calcext:value-type="float">
            <text:p>166</text:p>
          </table:table-cell>
          <table:table-cell table:style-name="ce3" table:formula="of:=MOD(CEILING([.$B$4]*[.AO$7])+CEILING([.$B$4]*[.$Z17]);[.$AP$8])" office:value-type="float" office:value="194" calcext:value-type="float">
            <text:p>194</text:p>
          </table:table-cell>
          <table:table-cell table:style-name="ce3" table:number-columns-repeated="5"/>
          <table:table-cell table:number-columns-repeated="2"/>
          <table:table-cell office:value-type="float" office:value="8" calcext:value-type="float">
            <text:p>8</text:p>
          </table:table-cell>
          <table:table-cell table:style-name="ce34" office:value-type="float" office:value="111" calcext:value-type="float">
            <text:p>111</text:p>
          </table:table-cell>
          <table:table-cell table:number-columns-repeated="4"/>
          <table:table-cell table:formula="of:=[.$BF17]*[.BG$8]+[.BG$9]" office:value-type="float" office:value="111" calcext:value-type="float">
            <text:p>111</text:p>
          </table:table-cell>
          <table:table-cell table:formula="of:=[.$BF17]*[.BH$8]+[.BH$9]" office:value-type="float" office:value="143" calcext:value-type="float">
            <text:p>143</text:p>
          </table:table-cell>
          <table:table-cell table:formula="of:=[.$BF17]*[.BI$8]+[.BI$9]" office:value-type="float" office:value="0" calcext:value-type="float">
            <text:p>0</text:p>
          </table:table-cell>
          <table:table-cell table:formula="of:=[.$BF17]*[.BJ$8]+[.BJ$9]" office:value-type="float" office:value="207" calcext:value-type="float">
            <text:p>207</text:p>
          </table:table-cell>
          <table:table-cell table:formula="of:=[.$BF17]*[.BK$8]+[.BK$9]" office:value-type="float" office:value="239" calcext:value-type="float">
            <text:p>239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5"/>
          <table:table-cell table:formula="of:=[.$CA17]*[.CB$8]+[.CB$9]" office:value-type="float" office:value="139" calcext:value-type="float">
            <text:p>139</text:p>
          </table:table-cell>
          <table:table-cell table:formula="of:=[.$CA17]*[.CC$8]+[.CC$9]" office:value-type="float" office:value="171" calcext:value-type="float">
            <text:p>171</text:p>
          </table:table-cell>
          <table:table-cell table:formula="of:=[.$CA17]*[.CD$8]+[.CD$9]" office:value-type="float" office:value="0" calcext:value-type="float">
            <text:p>0</text:p>
          </table:table-cell>
          <table:table-cell table:formula="of:=[.$CA17]*[.CE$8]+[.CE$9]" office:value-type="float" office:value="235" calcext:value-type="float">
            <text:p>235</text:p>
          </table:table-cell>
          <table:table-cell table:formula="of:=[.$CA17]*[.CF$8]+[.CF$9]" office:value-type="float" office:value="267" calcext:value-type="float">
            <text:p>267</text:p>
          </table:table-cell>
          <table:table-cell table:number-columns-repeated="93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formula="of:=CEILING([.$B$4]*[.C18];1)" office:value-type="float" office:value="248" calcext:value-type="float">
            <text:p>248</text:p>
          </table:table-cell>
          <table:table-cell table:style-name="ce2" table:formula="of:=MOD([.$D18]+[.J$8]-CEILING([.$B$4]* MOD([.J$7]+[.$C18];[.$B$5]);1);[.$B$3])" office:value-type="float" office:value="2" calcext:value-type="float">
            <text:p>2</text:p>
          </table:table-cell>
          <table:table-cell table:style-name="ce2" table:formula="of:=MOD([.$D18]+[.K$8]-CEILING([.$B$4]* MOD([.K$7]+[.$C18];[.$B$5]);1);[.$B$3])" office:value-type="float" office:value="1" calcext:value-type="float">
            <text:p>1</text:p>
          </table:table-cell>
          <table:table-cell table:style-name="ce2" table:formula="of:=MOD([.$D18]+[.L$8]-CEILING([.$B$4]* MOD([.L$7]+[.$C18];[.$B$5]);1);[.$B$3])" office:value-type="float" office:value="2" calcext:value-type="float">
            <text:p>2</text:p>
          </table:table-cell>
          <table:table-cell table:style-name="ce2" table:formula="of:=MOD([.$D18]+[.M$8]-CEILING([.$B$4]* MOD([.M$7]+[.$C18];[.$B$5]);1);[.$B$3])" office:value-type="float" office:value="1" calcext:value-type="float">
            <text:p>1</text:p>
          </table:table-cell>
          <table:table-cell table:style-name="ce2" table:formula="of:=MOD([.$D18]+[.N$8]-CEILING([.$B$4]* MOD([.N$7]+[.$C18];[.$B$5]);1);[.$B$3])" office:value-type="float" office:value="2" calcext:value-type="float">
            <text:p>2</text:p>
          </table:table-cell>
          <table:table-cell table:style-name="ce2" table:formula="of:=MOD([.$D18]+[.O$8]-CEILING([.$B$4]* MOD([.O$7]+[.$C18];[.$B$5]);1);[.$B$3])" office:value-type="float" office:value="1" calcext:value-type="float">
            <text:p>1</text:p>
          </table:table-cell>
          <table:table-cell table:style-name="ce2" table:formula="of:=MOD([.$D18]+[.P$8]-CEILING([.$B$4]* MOD([.P$7]+[.$C18];[.$B$5]);1);[.$B$3])" office:value-type="float" office:value="2" calcext:value-type="float">
            <text:p>2</text:p>
          </table:table-cell>
          <table:table-cell table:style-name="ce2" table:formula="of:=MOD([.$D18]+[.Q$8]-CEILING([.$B$4]* MOD([.Q$7]+[.$C18];[.$B$5]);1);[.$B$3])" office:value-type="float" office:value="1" calcext:value-type="float">
            <text:p>1</text:p>
          </table:table-cell>
          <table:table-cell table:style-name="ce2" table:formula="of:=MOD([.$D18]+[.R$8]-CEILING([.$B$4]* MOD([.R$7]+[.$C18];[.$B$5]);1);[.$B$3])" office:value-type="float" office:value="2" calcext:value-type="float">
            <text:p>2</text:p>
          </table:table-cell>
          <table:table-cell table:style-name="ce2" table:formula="of:=MOD([.$D18]+[.E$8]-CEILING([.$B$4]* MOD([.E$7]+[.$C18];[.$B$5]);1);[.$B$3])" office:value-type="float" office:value="0" calcext:value-type="float">
            <text:p>0</text:p>
          </table:table-cell>
          <table:table-cell table:style-name="ce2" table:formula="of:=MOD([.$D18]+[.F$8]-CEILING([.$B$4]* MOD([.F$7]+[.$C18];[.$B$5]);1);[.$B$3])" office:value-type="float" office:value="1" calcext:value-type="float">
            <text:p>1</text:p>
          </table:table-cell>
          <table:table-cell table:style-name="ce2" table:formula="of:=MOD([.$D18]+[.G$8]-CEILING([.$B$4]* MOD([.G$7]+[.$C18];[.$B$5]);1);[.$B$3])" office:value-type="float" office:value="0" calcext:value-type="float">
            <text:p>0</text:p>
          </table:table-cell>
          <table:table-cell table:style-name="ce2" table:formula="of:=MOD([.$D18]+[.H$8]-CEILING([.$B$4]* MOD([.H$7]+[.$C18];[.$B$5]);1);[.$B$3])" office:value-type="float" office:value="1" calcext:value-type="float">
            <text:p>1</text:p>
          </table:table-cell>
          <table:table-cell table:style-name="ce2" table:formula="of:=MOD([.$D18]+[.I$8]-CEILING([.$B$4]* MOD([.I$7]+[.$C18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9" calcext:value-type="float">
            <text:p>9</text:p>
          </table:table-cell>
          <table:table-cell table:style-name="ce3" table:formula="of:=CEILING([.$B$4]*[.Z18];1)" office:value-type="float" office:value="248" calcext:value-type="float">
            <text:p>248</text:p>
          </table:table-cell>
          <table:table-cell table:style-name="ce3" table:number-columns-repeated="9"/>
          <table:table-cell table:style-name="ce3" table:formula="of:=MOD(CEILING([.$B$4]*[.AB$7])+CEILING([.$B$4]*[.$Z18]);[.$AP$8])" office:value-type="float" office:value="248" calcext:value-type="float">
            <text:p>248</text:p>
          </table:table-cell>
          <table:table-cell table:style-name="ce3" table:formula="of:=MOD(CEILING([.$B$4]*[.AC$7])+CEILING([.$B$4]*[.$Z18]);[.$AP$8])" office:value-type="float" office:value="276" calcext:value-type="float">
            <text:p>276</text:p>
          </table:table-cell>
          <table:table-cell table:style-name="ce3" table:formula="of:=MOD(CEILING([.$B$4]*[.AD$7])+CEILING([.$B$4]*[.$Z18]);[.$AP$8])" office:value-type="float" office:value="303" calcext:value-type="float">
            <text:p>303</text:p>
          </table:table-cell>
          <table:table-cell table:style-name="ce3" table:formula="of:=MOD(CEILING([.$B$4]*[.AE$7])+CEILING([.$B$4]*[.$Z18]);[.$AP$8])" office:value-type="float" office:value="331" calcext:value-type="float">
            <text:p>331</text:p>
          </table:table-cell>
          <table:table-cell table:style-name="ce3" table:formula="of:=MOD(CEILING([.$B$4]*[.AF$7])+CEILING([.$B$4]*[.$Z18]);[.$AP$8])" office:value-type="float" office:value="358" calcext:value-type="float">
            <text:p>358</text:p>
          </table:table-cell>
          <table:table-cell table:style-name="ce3" table:formula="of:=MOD(CEILING([.$B$4]*[.AG$7])+CEILING([.$B$4]*[.$Z18]);[.$AP$8])" office:value-type="float" office:value="2" calcext:value-type="float">
            <text:p>2</text:p>
          </table:table-cell>
          <table:table-cell table:style-name="ce3" table:formula="of:=MOD(CEILING([.$B$4]*[.AH$7])+CEILING([.$B$4]*[.$Z18]);[.$AP$8])" office:value-type="float" office:value="29" calcext:value-type="float">
            <text:p>29</text:p>
          </table:table-cell>
          <table:table-cell table:style-name="ce3" table:formula="of:=MOD(CEILING([.$B$4]*[.AI$7])+CEILING([.$B$4]*[.$Z18]);[.$AP$8])" office:value-type="float" office:value="57" calcext:value-type="float">
            <text:p>57</text:p>
          </table:table-cell>
          <table:table-cell table:style-name="ce3" table:formula="of:=MOD(CEILING([.$B$4]*[.AJ$7])+CEILING([.$B$4]*[.$Z18]);[.$AP$8])" office:value-type="float" office:value="84" calcext:value-type="float">
            <text:p>84</text:p>
          </table:table-cell>
          <table:table-cell table:style-name="ce3" table:formula="of:=MOD(CEILING([.$B$4]*[.AK$7])+CEILING([.$B$4]*[.$Z18]);[.$AP$8])" office:value-type="float" office:value="112" calcext:value-type="float">
            <text:p>112</text:p>
          </table:table-cell>
          <table:table-cell table:style-name="ce3" table:formula="of:=MOD(CEILING([.$B$4]*[.AL$7])+CEILING([.$B$4]*[.$Z18]);[.$AP$8])" office:value-type="float" office:value="139" calcext:value-type="float">
            <text:p>139</text:p>
          </table:table-cell>
          <table:table-cell table:style-name="ce3" table:formula="of:=MOD(CEILING([.$B$4]*[.AM$7])+CEILING([.$B$4]*[.$Z18]);[.$AP$8])" office:value-type="float" office:value="167" calcext:value-type="float">
            <text:p>167</text:p>
          </table:table-cell>
          <table:table-cell table:style-name="ce3" table:formula="of:=MOD(CEILING([.$B$4]*[.AN$7])+CEILING([.$B$4]*[.$Z18]);[.$AP$8])" office:value-type="float" office:value="194" calcext:value-type="float">
            <text:p>194</text:p>
          </table:table-cell>
          <table:table-cell table:style-name="ce3" table:formula="of:=MOD(CEILING([.$B$4]*[.AO$7])+CEILING([.$B$4]*[.$Z18]);[.$AP$8])" office:value-type="float" office:value="222" calcext:value-type="float">
            <text:p>222</text:p>
          </table:table-cell>
          <table:table-cell table:style-name="ce3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5"/>
          <table:table-cell table:formula="of:=[.$BF18]*[.BG$8]+[.BG$9]" office:value-type="float" office:value="139" calcext:value-type="float">
            <text:p>139</text:p>
          </table:table-cell>
          <table:table-cell table:formula="of:=[.$BF18]*[.BH$8]+[.BH$9]" office:value-type="float" office:value="171" calcext:value-type="float">
            <text:p>171</text:p>
          </table:table-cell>
          <table:table-cell table:formula="of:=[.$BF18]*[.BI$8]+[.BI$9]" office:value-type="float" office:value="0" calcext:value-type="float">
            <text:p>0</text:p>
          </table:table-cell>
          <table:table-cell table:formula="of:=[.$BF18]*[.BJ$8]+[.BJ$9]" office:value-type="float" office:value="235" calcext:value-type="float">
            <text:p>235</text:p>
          </table:table-cell>
          <table:table-cell table:formula="of:=[.$BF18]*[.BK$8]+[.BK$9]" office:value-type="float" office:value="267" calcext:value-type="float">
            <text:p>26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style-name="ce34" office:value-type="float" office:value="167" calcext:value-type="float">
            <text:p>167</text:p>
          </table:table-cell>
          <table:table-cell table:number-columns-repeated="6"/>
          <table:table-cell table:formula="of:=[.$CA18]*[.CB$8]+[.CB$9]" office:value-type="float" office:value="167" calcext:value-type="float">
            <text:p>167</text:p>
          </table:table-cell>
          <table:table-cell table:formula="of:=[.$CA18]*[.CC$8]+[.CC$9]" office:value-type="float" office:value="199" calcext:value-type="float">
            <text:p>199</text:p>
          </table:table-cell>
          <table:table-cell table:formula="of:=[.$CA18]*[.CD$8]+[.CD$9]" office:value-type="float" office:value="0" calcext:value-type="float">
            <text:p>0</text:p>
          </table:table-cell>
          <table:table-cell table:formula="of:=[.$CA18]*[.CE$8]+[.CE$9]" office:value-type="float" office:value="263" calcext:value-type="float">
            <text:p>263</text:p>
          </table:table-cell>
          <table:table-cell table:formula="of:=[.$CA18]*[.CF$8]+[.CF$9]" office:value-type="float" office:value="295" calcext:value-type="float">
            <text:p>295</text:p>
          </table:table-cell>
          <table:table-cell table:number-columns-repeated="934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formula="of:=CEILING([.$B$4]*[.C19];1)" office:value-type="float" office:value="275" calcext:value-type="float">
            <text:p>275</text:p>
          </table:table-cell>
          <table:table-cell table:style-name="ce2" table:formula="of:=MOD([.$D19]+[.I$8]-CEILING([.$B$4]* MOD([.I$7]+[.$C19];[.$B$5]);1);[.$B$3])" office:value-type="float" office:value="1" calcext:value-type="float">
            <text:p>1</text:p>
          </table:table-cell>
          <table:table-cell table:style-name="ce2" table:formula="of:=MOD([.$D19]+[.J$8]-CEILING([.$B$4]* MOD([.J$7]+[.$C19];[.$B$5]);1);[.$B$3])" office:value-type="float" office:value="1" calcext:value-type="float">
            <text:p>1</text:p>
          </table:table-cell>
          <table:table-cell table:style-name="ce2" table:formula="of:=MOD([.$D19]+[.K$8]-CEILING([.$B$4]* MOD([.K$7]+[.$C19];[.$B$5]);1);[.$B$3])" office:value-type="float" office:value="1" calcext:value-type="float">
            <text:p>1</text:p>
          </table:table-cell>
          <table:table-cell table:style-name="ce2" table:formula="of:=MOD([.$D19]+[.L$8]-CEILING([.$B$4]* MOD([.L$7]+[.$C19];[.$B$5]);1);[.$B$3])" office:value-type="float" office:value="1" calcext:value-type="float">
            <text:p>1</text:p>
          </table:table-cell>
          <table:table-cell table:style-name="ce2" table:formula="of:=MOD([.$D19]+[.M$8]-CEILING([.$B$4]* MOD([.M$7]+[.$C19];[.$B$5]);1);[.$B$3])" office:value-type="float" office:value="1" calcext:value-type="float">
            <text:p>1</text:p>
          </table:table-cell>
          <table:table-cell table:style-name="ce2" table:formula="of:=MOD([.$D19]+[.N$8]-CEILING([.$B$4]* MOD([.N$7]+[.$C19];[.$B$5]);1);[.$B$3])" office:value-type="float" office:value="1" calcext:value-type="float">
            <text:p>1</text:p>
          </table:table-cell>
          <table:table-cell table:style-name="ce2" table:formula="of:=MOD([.$D19]+[.O$8]-CEILING([.$B$4]* MOD([.O$7]+[.$C19];[.$B$5]);1);[.$B$3])" office:value-type="float" office:value="1" calcext:value-type="float">
            <text:p>1</text:p>
          </table:table-cell>
          <table:table-cell table:style-name="ce2" table:formula="of:=MOD([.$D19]+[.P$8]-CEILING([.$B$4]* MOD([.P$7]+[.$C19];[.$B$5]);1);[.$B$3])" office:value-type="float" office:value="1" calcext:value-type="float">
            <text:p>1</text:p>
          </table:table-cell>
          <table:table-cell table:style-name="ce2" table:formula="of:=MOD([.$D19]+[.Q$8]-CEILING([.$B$4]* MOD([.Q$7]+[.$C19];[.$B$5]);1);[.$B$3])" office:value-type="float" office:value="1" calcext:value-type="float">
            <text:p>1</text:p>
          </table:table-cell>
          <table:table-cell table:style-name="ce2" table:formula="of:=MOD([.$D19]+[.R$8]-CEILING([.$B$4]* MOD([.R$7]+[.$C19];[.$B$5]);1);[.$B$3])" office:value-type="float" office:value="1" calcext:value-type="float">
            <text:p>1</text:p>
          </table:table-cell>
          <table:table-cell table:style-name="ce2" table:formula="of:=MOD([.$D19]+[.E$8]-CEILING([.$B$4]* MOD([.E$7]+[.$C19];[.$B$5]);1);[.$B$3])" office:value-type="float" office:value="0" calcext:value-type="float">
            <text:p>0</text:p>
          </table:table-cell>
          <table:table-cell table:style-name="ce2" table:formula="of:=MOD([.$D19]+[.F$8]-CEILING([.$B$4]* MOD([.F$7]+[.$C19];[.$B$5]);1);[.$B$3])" office:value-type="float" office:value="0" calcext:value-type="float">
            <text:p>0</text:p>
          </table:table-cell>
          <table:table-cell table:style-name="ce2" table:formula="of:=MOD([.$D19]+[.G$8]-CEILING([.$B$4]* MOD([.G$7]+[.$C19];[.$B$5]);1);[.$B$3])" office:value-type="float" office:value="0" calcext:value-type="float">
            <text:p>0</text:p>
          </table:table-cell>
          <table:table-cell table:style-name="ce2" table:formula="of:=MOD([.$D19]+[.H$8]-CEILING([.$B$4]* MOD([.H$7]+[.$C19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0" calcext:value-type="float">
            <text:p>10</text:p>
          </table:table-cell>
          <table:table-cell table:style-name="ce3" table:formula="of:=CEILING([.$B$4]*[.Z19];1)" office:value-type="float" office:value="275" calcext:value-type="float">
            <text:p>275</text:p>
          </table:table-cell>
          <table:table-cell table:style-name="ce3" table:number-columns-repeated="10"/>
          <table:table-cell table:style-name="ce3" table:formula="of:=MOD(CEILING([.$B$4]*[.AB$7])+CEILING([.$B$4]*[.$Z19]);[.$AP$8])" office:value-type="float" office:value="275" calcext:value-type="float">
            <text:p>275</text:p>
          </table:table-cell>
          <table:table-cell table:style-name="ce3" table:formula="of:=MOD(CEILING([.$B$4]*[.AC$7])+CEILING([.$B$4]*[.$Z19]);[.$AP$8])" office:value-type="float" office:value="303" calcext:value-type="float">
            <text:p>303</text:p>
          </table:table-cell>
          <table:table-cell table:style-name="ce3" table:formula="of:=MOD(CEILING([.$B$4]*[.AD$7])+CEILING([.$B$4]*[.$Z19]);[.$AP$8])" office:value-type="float" office:value="330" calcext:value-type="float">
            <text:p>330</text:p>
          </table:table-cell>
          <table:table-cell table:style-name="ce3" table:formula="of:=MOD(CEILING([.$B$4]*[.AE$7])+CEILING([.$B$4]*[.$Z19]);[.$AP$8])" office:value-type="float" office:value="358" calcext:value-type="float">
            <text:p>358</text:p>
          </table:table-cell>
          <table:table-cell table:style-name="ce3" table:formula="of:=MOD(CEILING([.$B$4]*[.AF$7])+CEILING([.$B$4]*[.$Z19]);[.$AP$8])" office:value-type="float" office:value="1" calcext:value-type="float">
            <text:p>1</text:p>
          </table:table-cell>
          <table:table-cell table:style-name="ce3" table:formula="of:=MOD(CEILING([.$B$4]*[.AG$7])+CEILING([.$B$4]*[.$Z19]);[.$AP$8])" office:value-type="float" office:value="29" calcext:value-type="float">
            <text:p>29</text:p>
          </table:table-cell>
          <table:table-cell table:style-name="ce3" table:formula="of:=MOD(CEILING([.$B$4]*[.AH$7])+CEILING([.$B$4]*[.$Z19]);[.$AP$8])" office:value-type="float" office:value="56" calcext:value-type="float">
            <text:p>56</text:p>
          </table:table-cell>
          <table:table-cell table:style-name="ce3" table:formula="of:=MOD(CEILING([.$B$4]*[.AI$7])+CEILING([.$B$4]*[.$Z19]);[.$AP$8])" office:value-type="float" office:value="84" calcext:value-type="float">
            <text:p>84</text:p>
          </table:table-cell>
          <table:table-cell table:style-name="ce3" table:formula="of:=MOD(CEILING([.$B$4]*[.AJ$7])+CEILING([.$B$4]*[.$Z19]);[.$AP$8])" office:value-type="float" office:value="111" calcext:value-type="float">
            <text:p>111</text:p>
          </table:table-cell>
          <table:table-cell table:style-name="ce3" table:formula="of:=MOD(CEILING([.$B$4]*[.AK$7])+CEILING([.$B$4]*[.$Z19]);[.$AP$8])" office:value-type="float" office:value="139" calcext:value-type="float">
            <text:p>139</text:p>
          </table:table-cell>
          <table:table-cell table:style-name="ce3" table:formula="of:=MOD(CEILING([.$B$4]*[.AL$7])+CEILING([.$B$4]*[.$Z19]);[.$AP$8])" office:value-type="float" office:value="166" calcext:value-type="float">
            <text:p>166</text:p>
          </table:table-cell>
          <table:table-cell table:style-name="ce3" table:formula="of:=MOD(CEILING([.$B$4]*[.AM$7])+CEILING([.$B$4]*[.$Z19]);[.$AP$8])" office:value-type="float" office:value="194" calcext:value-type="float">
            <text:p>194</text:p>
          </table:table-cell>
          <table:table-cell table:style-name="ce3" table:formula="of:=MOD(CEILING([.$B$4]*[.AN$7])+CEILING([.$B$4]*[.$Z19]);[.$AP$8])" office:value-type="float" office:value="221" calcext:value-type="float">
            <text:p>221</text:p>
          </table:table-cell>
          <table:table-cell table:style-name="ce3" table:formula="of:=MOD(CEILING([.$B$4]*[.AO$7])+CEILING([.$B$4]*[.$Z19]);[.$AP$8])" office:value-type="float" office:value="249" calcext:value-type="float">
            <text:p>249</text:p>
          </table:table-cell>
          <table:table-cell table:style-name="ce3" table:number-columns-repeated="3"/>
          <table:table-cell table:number-columns-repeated="2"/>
          <table:table-cell office:value-type="float" office:value="10" calcext:value-type="float">
            <text:p>10</text:p>
          </table:table-cell>
          <table:table-cell table:style-name="ce34" office:value-type="float" office:value="166" calcext:value-type="float">
            <text:p>166</text:p>
          </table:table-cell>
          <table:table-cell table:number-columns-repeated="6"/>
          <table:table-cell table:formula="of:=[.$BF19]*[.BG$8]+[.BG$9]" office:value-type="float" office:value="166" calcext:value-type="float">
            <text:p>166</text:p>
          </table:table-cell>
          <table:table-cell table:formula="of:=[.$BF19]*[.BH$8]+[.BH$9]" office:value-type="float" office:value="198" calcext:value-type="float">
            <text:p>198</text:p>
          </table:table-cell>
          <table:table-cell table:formula="of:=[.$BF19]*[.BI$8]+[.BI$9]" office:value-type="float" office:value="0" calcext:value-type="float">
            <text:p>0</text:p>
          </table:table-cell>
          <table:table-cell table:formula="of:=[.$BF19]*[.BJ$8]+[.BJ$9]" office:value-type="float" office:value="262" calcext:value-type="float">
            <text:p>262</text:p>
          </table:table-cell>
          <table:table-cell table:formula="of:=[.$BF19]*[.BK$8]+[.BK$9]" office:value-type="float" office:value="294" calcext:value-type="float">
            <text:p>29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7"/>
          <table:table-cell table:formula="of:=[.$CA19]*[.CB$8]+[.CB$9]" office:value-type="float" office:value="194" calcext:value-type="float">
            <text:p>194</text:p>
          </table:table-cell>
          <table:table-cell table:formula="of:=[.$CA19]*[.CC$8]+[.CC$9]" office:value-type="float" office:value="226" calcext:value-type="float">
            <text:p>226</text:p>
          </table:table-cell>
          <table:table-cell table:formula="of:=[.$CA19]*[.CD$8]+[.CD$9]" office:value-type="float" office:value="0" calcext:value-type="float">
            <text:p>0</text:p>
          </table:table-cell>
          <table:table-cell table:formula="of:=[.$CA19]*[.CE$8]+[.CE$9]" office:value-type="float" office:value="290" calcext:value-type="float">
            <text:p>290</text:p>
          </table:table-cell>
          <table:table-cell table:formula="of:=[.$CA19]*[.CF$8]+[.CF$9]" office:value-type="float" office:value="322" calcext:value-type="float">
            <text:p>322</text:p>
          </table:table-cell>
          <table:table-cell table:number-columns-repeated="933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formula="of:=CEILING([.$B$4]*[.C20];1)" office:value-type="float" office:value="303" calcext:value-type="float">
            <text:p>303</text:p>
          </table:table-cell>
          <table:table-cell table:style-name="ce2" table:formula="of:=MOD([.$D20]+[.H$8]-CEILING([.$B$4]* MOD([.H$7]+[.$C20];[.$B$5]);1);[.$B$3])" office:value-type="float" office:value="2" calcext:value-type="float">
            <text:p>2</text:p>
          </table:table-cell>
          <table:table-cell table:style-name="ce2" table:formula="of:=MOD([.$D20]+[.I$8]-CEILING([.$B$4]* MOD([.I$7]+[.$C20];[.$B$5]);1);[.$B$3])" office:value-type="float" office:value="1" calcext:value-type="float">
            <text:p>1</text:p>
          </table:table-cell>
          <table:table-cell table:style-name="ce2" table:formula="of:=MOD([.$D20]+[.J$8]-CEILING([.$B$4]* MOD([.J$7]+[.$C20];[.$B$5]);1);[.$B$3])" office:value-type="float" office:value="2" calcext:value-type="float">
            <text:p>2</text:p>
          </table:table-cell>
          <table:table-cell table:style-name="ce2" table:formula="of:=MOD([.$D20]+[.K$8]-CEILING([.$B$4]* MOD([.K$7]+[.$C20];[.$B$5]);1);[.$B$3])" office:value-type="float" office:value="1" calcext:value-type="float">
            <text:p>1</text:p>
          </table:table-cell>
          <table:table-cell table:style-name="ce2" table:formula="of:=MOD([.$D20]+[.L$8]-CEILING([.$B$4]* MOD([.L$7]+[.$C20];[.$B$5]);1);[.$B$3])" office:value-type="float" office:value="2" calcext:value-type="float">
            <text:p>2</text:p>
          </table:table-cell>
          <table:table-cell table:style-name="ce2" table:formula="of:=MOD([.$D20]+[.M$8]-CEILING([.$B$4]* MOD([.M$7]+[.$C20];[.$B$5]);1);[.$B$3])" office:value-type="float" office:value="1" calcext:value-type="float">
            <text:p>1</text:p>
          </table:table-cell>
          <table:table-cell table:style-name="ce2" table:formula="of:=MOD([.$D20]+[.N$8]-CEILING([.$B$4]* MOD([.N$7]+[.$C20];[.$B$5]);1);[.$B$3])" office:value-type="float" office:value="2" calcext:value-type="float">
            <text:p>2</text:p>
          </table:table-cell>
          <table:table-cell table:style-name="ce2" table:formula="of:=MOD([.$D20]+[.O$8]-CEILING([.$B$4]* MOD([.O$7]+[.$C20];[.$B$5]);1);[.$B$3])" office:value-type="float" office:value="1" calcext:value-type="float">
            <text:p>1</text:p>
          </table:table-cell>
          <table:table-cell table:style-name="ce2" table:formula="of:=MOD([.$D20]+[.P$8]-CEILING([.$B$4]* MOD([.P$7]+[.$C20];[.$B$5]);1);[.$B$3])" office:value-type="float" office:value="2" calcext:value-type="float">
            <text:p>2</text:p>
          </table:table-cell>
          <table:table-cell table:style-name="ce2" table:formula="of:=MOD([.$D20]+[.Q$8]-CEILING([.$B$4]* MOD([.Q$7]+[.$C20];[.$B$5]);1);[.$B$3])" office:value-type="float" office:value="1" calcext:value-type="float">
            <text:p>1</text:p>
          </table:table-cell>
          <table:table-cell table:style-name="ce2" table:formula="of:=MOD([.$D20]+[.R$8]-CEILING([.$B$4]* MOD([.R$7]+[.$C20];[.$B$5]);1);[.$B$3])" office:value-type="float" office:value="2" calcext:value-type="float">
            <text:p>2</text:p>
          </table:table-cell>
          <table:table-cell table:style-name="ce2" table:formula="of:=MOD([.$D20]+[.E$8]-CEILING([.$B$4]* MOD([.E$7]+[.$C20];[.$B$5]);1);[.$B$3])" office:value-type="float" office:value="0" calcext:value-type="float">
            <text:p>0</text:p>
          </table:table-cell>
          <table:table-cell table:style-name="ce2" table:formula="of:=MOD([.$D20]+[.F$8]-CEILING([.$B$4]* MOD([.F$7]+[.$C20];[.$B$5]);1);[.$B$3])" office:value-type="float" office:value="1" calcext:value-type="float">
            <text:p>1</text:p>
          </table:table-cell>
          <table:table-cell table:style-name="ce2" table:formula="of:=MOD([.$D20]+[.G$8]-CEILING([.$B$4]* MOD([.G$7]+[.$C20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1" calcext:value-type="float">
            <text:p>11</text:p>
          </table:table-cell>
          <table:table-cell table:style-name="ce3" table:formula="of:=CEILING([.$B$4]*[.Z20];1)" office:value-type="float" office:value="303" calcext:value-type="float">
            <text:p>303</text:p>
          </table:table-cell>
          <table:table-cell table:style-name="ce3" table:number-columns-repeated="11"/>
          <table:table-cell table:style-name="ce3" table:formula="of:=MOD(CEILING([.$B$4]*[.AB$7])+CEILING([.$B$4]*[.$Z20]);[.$AP$8])" office:value-type="float" office:value="303" calcext:value-type="float">
            <text:p>303</text:p>
          </table:table-cell>
          <table:table-cell table:style-name="ce3" table:formula="of:=MOD(CEILING([.$B$4]*[.AC$7])+CEILING([.$B$4]*[.$Z20]);[.$AP$8])" office:value-type="float" office:value="331" calcext:value-type="float">
            <text:p>331</text:p>
          </table:table-cell>
          <table:table-cell table:style-name="ce3" table:formula="of:=MOD(CEILING([.$B$4]*[.AD$7])+CEILING([.$B$4]*[.$Z20]);[.$AP$8])" office:value-type="float" office:value="358" calcext:value-type="float">
            <text:p>358</text:p>
          </table:table-cell>
          <table:table-cell table:style-name="ce3" table:formula="of:=MOD(CEILING([.$B$4]*[.AE$7])+CEILING([.$B$4]*[.$Z20]);[.$AP$8])" office:value-type="float" office:value="2" calcext:value-type="float">
            <text:p>2</text:p>
          </table:table-cell>
          <table:table-cell table:style-name="ce3" table:formula="of:=MOD(CEILING([.$B$4]*[.AF$7])+CEILING([.$B$4]*[.$Z20]);[.$AP$8])" office:value-type="float" office:value="29" calcext:value-type="float">
            <text:p>29</text:p>
          </table:table-cell>
          <table:table-cell table:style-name="ce3" table:formula="of:=MOD(CEILING([.$B$4]*[.AG$7])+CEILING([.$B$4]*[.$Z20]);[.$AP$8])" office:value-type="float" office:value="57" calcext:value-type="float">
            <text:p>57</text:p>
          </table:table-cell>
          <table:table-cell table:style-name="ce3" table:formula="of:=MOD(CEILING([.$B$4]*[.AH$7])+CEILING([.$B$4]*[.$Z20]);[.$AP$8])" office:value-type="float" office:value="84" calcext:value-type="float">
            <text:p>84</text:p>
          </table:table-cell>
          <table:table-cell table:style-name="ce3" table:formula="of:=MOD(CEILING([.$B$4]*[.AI$7])+CEILING([.$B$4]*[.$Z20]);[.$AP$8])" office:value-type="float" office:value="112" calcext:value-type="float">
            <text:p>112</text:p>
          </table:table-cell>
          <table:table-cell table:style-name="ce3" table:formula="of:=MOD(CEILING([.$B$4]*[.AJ$7])+CEILING([.$B$4]*[.$Z20]);[.$AP$8])" office:value-type="float" office:value="139" calcext:value-type="float">
            <text:p>139</text:p>
          </table:table-cell>
          <table:table-cell table:style-name="ce3" table:formula="of:=MOD(CEILING([.$B$4]*[.AK$7])+CEILING([.$B$4]*[.$Z20]);[.$AP$8])" office:value-type="float" office:value="167" calcext:value-type="float">
            <text:p>167</text:p>
          </table:table-cell>
          <table:table-cell table:style-name="ce3" table:formula="of:=MOD(CEILING([.$B$4]*[.AL$7])+CEILING([.$B$4]*[.$Z20]);[.$AP$8])" office:value-type="float" office:value="194" calcext:value-type="float">
            <text:p>194</text:p>
          </table:table-cell>
          <table:table-cell table:style-name="ce3" table:formula="of:=MOD(CEILING([.$B$4]*[.AM$7])+CEILING([.$B$4]*[.$Z20]);[.$AP$8])" office:value-type="float" office:value="222" calcext:value-type="float">
            <text:p>222</text:p>
          </table:table-cell>
          <table:table-cell table:style-name="ce3" table:formula="of:=MOD(CEILING([.$B$4]*[.AN$7])+CEILING([.$B$4]*[.$Z20]);[.$AP$8])" office:value-type="float" office:value="249" calcext:value-type="float">
            <text:p>249</text:p>
          </table:table-cell>
          <table:table-cell table:style-name="ce3" table:formula="of:=MOD(CEILING([.$B$4]*[.AO$7])+CEILING([.$B$4]*[.$Z20]);[.$AP$8])" office:value-type="float" office:value="277" calcext:value-type="float">
            <text:p>277</text:p>
          </table:table-cell>
          <table:table-cell table:style-name="ce3" table:number-columns-repeated="2"/>
          <table:table-cell table:number-columns-repeated="2"/>
          <table:table-cell office:value-type="float" office:value="11" calcext:value-type="float">
            <text:p>11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7"/>
          <table:table-cell table:formula="of:=[.$BF20]*[.BG$8]+[.BG$9]" office:value-type="float" office:value="194" calcext:value-type="float">
            <text:p>194</text:p>
          </table:table-cell>
          <table:table-cell table:formula="of:=[.$BF20]*[.BH$8]+[.BH$9]" office:value-type="float" office:value="226" calcext:value-type="float">
            <text:p>226</text:p>
          </table:table-cell>
          <table:table-cell table:formula="of:=[.$BF20]*[.BI$8]+[.BI$9]" office:value-type="float" office:value="0" calcext:value-type="float">
            <text:p>0</text:p>
          </table:table-cell>
          <table:table-cell table:formula="of:=[.$BF20]*[.BJ$8]+[.BJ$9]" office:value-type="float" office:value="290" calcext:value-type="float">
            <text:p>290</text:p>
          </table:table-cell>
          <table:table-cell table:formula="of:=[.$BF20]*[.BK$8]+[.BK$9]" office:value-type="float" office:value="322" calcext:value-type="float">
            <text:p>32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style-name="ce34" office:value-type="float" office:value="222" calcext:value-type="float">
            <text:p>222</text:p>
          </table:table-cell>
          <table:table-cell table:number-columns-repeated="8"/>
          <table:table-cell table:formula="of:=[.$CA20]*[.CB$8]+[.CB$9]" office:value-type="float" office:value="222" calcext:value-type="float">
            <text:p>222</text:p>
          </table:table-cell>
          <table:table-cell table:formula="of:=[.$CA20]*[.CC$8]+[.CC$9]" office:value-type="float" office:value="254" calcext:value-type="float">
            <text:p>254</text:p>
          </table:table-cell>
          <table:table-cell table:formula="of:=[.$CA20]*[.CD$8]+[.CD$9]" office:value-type="float" office:value="0" calcext:value-type="float">
            <text:p>0</text:p>
          </table:table-cell>
          <table:table-cell table:formula="of:=[.$CA20]*[.CE$8]+[.CE$9]" office:value-type="float" office:value="318" calcext:value-type="float">
            <text:p>318</text:p>
          </table:table-cell>
          <table:table-cell table:formula="of:=[.$CA20]*[.CF$8]+[.CF$9]" office:value-type="float" office:value="350" calcext:value-type="float">
            <text:p>350</text:p>
          </table:table-cell>
          <table:table-cell table:number-columns-repeated="932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formula="of:=CEILING([.$B$4]*[.C21];1)" office:value-type="float" office:value="330" calcext:value-type="float">
            <text:p>330</text:p>
          </table:table-cell>
          <table:table-cell table:style-name="ce2" table:formula="of:=MOD([.$D21]+[.G$8]-CEILING([.$B$4]* MOD([.G$7]+[.$C21];[.$B$5]);1);[.$B$3])" office:value-type="float" office:value="1" calcext:value-type="float">
            <text:p>1</text:p>
          </table:table-cell>
          <table:table-cell table:style-name="ce2" table:formula="of:=MOD([.$D21]+[.H$8]-CEILING([.$B$4]* MOD([.H$7]+[.$C21];[.$B$5]);1);[.$B$3])" office:value-type="float" office:value="1" calcext:value-type="float">
            <text:p>1</text:p>
          </table:table-cell>
          <table:table-cell table:style-name="ce2" table:formula="of:=MOD([.$D21]+[.I$8]-CEILING([.$B$4]* MOD([.I$7]+[.$C21];[.$B$5]);1);[.$B$3])" office:value-type="float" office:value="1" calcext:value-type="float">
            <text:p>1</text:p>
          </table:table-cell>
          <table:table-cell table:style-name="ce2" table:formula="of:=MOD([.$D21]+[.J$8]-CEILING([.$B$4]* MOD([.J$7]+[.$C21];[.$B$5]);1);[.$B$3])" office:value-type="float" office:value="1" calcext:value-type="float">
            <text:p>1</text:p>
          </table:table-cell>
          <table:table-cell table:style-name="ce2" table:formula="of:=MOD([.$D21]+[.K$8]-CEILING([.$B$4]* MOD([.K$7]+[.$C21];[.$B$5]);1);[.$B$3])" office:value-type="float" office:value="1" calcext:value-type="float">
            <text:p>1</text:p>
          </table:table-cell>
          <table:table-cell table:style-name="ce2" table:formula="of:=MOD([.$D21]+[.L$8]-CEILING([.$B$4]* MOD([.L$7]+[.$C21];[.$B$5]);1);[.$B$3])" office:value-type="float" office:value="1" calcext:value-type="float">
            <text:p>1</text:p>
          </table:table-cell>
          <table:table-cell table:style-name="ce2" table:formula="of:=MOD([.$D21]+[.M$8]-CEILING([.$B$4]* MOD([.M$7]+[.$C21];[.$B$5]);1);[.$B$3])" office:value-type="float" office:value="1" calcext:value-type="float">
            <text:p>1</text:p>
          </table:table-cell>
          <table:table-cell table:style-name="ce2" table:formula="of:=MOD([.$D21]+[.N$8]-CEILING([.$B$4]* MOD([.N$7]+[.$C21];[.$B$5]);1);[.$B$3])" office:value-type="float" office:value="1" calcext:value-type="float">
            <text:p>1</text:p>
          </table:table-cell>
          <table:table-cell table:style-name="ce2" table:formula="of:=MOD([.$D21]+[.O$8]-CEILING([.$B$4]* MOD([.O$7]+[.$C21];[.$B$5]);1);[.$B$3])" office:value-type="float" office:value="1" calcext:value-type="float">
            <text:p>1</text:p>
          </table:table-cell>
          <table:table-cell table:style-name="ce2" table:formula="of:=MOD([.$D21]+[.P$8]-CEILING([.$B$4]* MOD([.P$7]+[.$C21];[.$B$5]);1);[.$B$3])" office:value-type="float" office:value="1" calcext:value-type="float">
            <text:p>1</text:p>
          </table:table-cell>
          <table:table-cell table:style-name="ce2" table:formula="of:=MOD([.$D21]+[.Q$8]-CEILING([.$B$4]* MOD([.Q$7]+[.$C21];[.$B$5]);1);[.$B$3])" office:value-type="float" office:value="1" calcext:value-type="float">
            <text:p>1</text:p>
          </table:table-cell>
          <table:table-cell table:style-name="ce2" table:formula="of:=MOD([.$D21]+[.R$8]-CEILING([.$B$4]* MOD([.R$7]+[.$C21];[.$B$5]);1);[.$B$3])" office:value-type="float" office:value="1" calcext:value-type="float">
            <text:p>1</text:p>
          </table:table-cell>
          <table:table-cell table:style-name="ce2" table:formula="of:=MOD([.$D21]+[.E$8]-CEILING([.$B$4]* MOD([.E$7]+[.$C21];[.$B$5]);1);[.$B$3])" office:value-type="float" office:value="0" calcext:value-type="float">
            <text:p>0</text:p>
          </table:table-cell>
          <table:table-cell table:style-name="ce2" table:formula="of:=MOD([.$D21]+[.F$8]-CEILING([.$B$4]* MOD([.F$7]+[.$C21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2" calcext:value-type="float">
            <text:p>12</text:p>
          </table:table-cell>
          <table:table-cell table:style-name="ce3" table:formula="of:=CEILING([.$B$4]*[.Z21];1)" office:value-type="float" office:value="330" calcext:value-type="float">
            <text:p>330</text:p>
          </table:table-cell>
          <table:table-cell table:style-name="ce3" table:number-columns-repeated="12"/>
          <table:table-cell table:style-name="ce3" table:formula="of:=MOD(CEILING([.$B$4]*[.AB$7])+CEILING([.$B$4]*[.$Z21]);[.$AP$8])" office:value-type="float" office:value="330" calcext:value-type="float">
            <text:p>330</text:p>
          </table:table-cell>
          <table:table-cell table:style-name="ce3" table:formula="of:=MOD(CEILING([.$B$4]*[.AC$7])+CEILING([.$B$4]*[.$Z21]);[.$AP$8])" office:value-type="float" office:value="358" calcext:value-type="float">
            <text:p>358</text:p>
          </table:table-cell>
          <table:table-cell table:style-name="ce3" table:formula="of:=MOD(CEILING([.$B$4]*[.AD$7])+CEILING([.$B$4]*[.$Z21]);[.$AP$8])" office:value-type="float" office:value="1" calcext:value-type="float">
            <text:p>1</text:p>
          </table:table-cell>
          <table:table-cell table:style-name="ce3" table:formula="of:=MOD(CEILING([.$B$4]*[.AE$7])+CEILING([.$B$4]*[.$Z21]);[.$AP$8])" office:value-type="float" office:value="29" calcext:value-type="float">
            <text:p>29</text:p>
          </table:table-cell>
          <table:table-cell table:style-name="ce3" table:formula="of:=MOD(CEILING([.$B$4]*[.AF$7])+CEILING([.$B$4]*[.$Z21]);[.$AP$8])" office:value-type="float" office:value="56" calcext:value-type="float">
            <text:p>56</text:p>
          </table:table-cell>
          <table:table-cell table:style-name="ce3" table:formula="of:=MOD(CEILING([.$B$4]*[.AG$7])+CEILING([.$B$4]*[.$Z21]);[.$AP$8])" office:value-type="float" office:value="84" calcext:value-type="float">
            <text:p>84</text:p>
          </table:table-cell>
          <table:table-cell table:style-name="ce3" table:formula="of:=MOD(CEILING([.$B$4]*[.AH$7])+CEILING([.$B$4]*[.$Z21]);[.$AP$8])" office:value-type="float" office:value="111" calcext:value-type="float">
            <text:p>111</text:p>
          </table:table-cell>
          <table:table-cell table:style-name="ce3" table:formula="of:=MOD(CEILING([.$B$4]*[.AI$7])+CEILING([.$B$4]*[.$Z21]);[.$AP$8])" office:value-type="float" office:value="139" calcext:value-type="float">
            <text:p>139</text:p>
          </table:table-cell>
          <table:table-cell table:style-name="ce3" table:formula="of:=MOD(CEILING([.$B$4]*[.AJ$7])+CEILING([.$B$4]*[.$Z21]);[.$AP$8])" office:value-type="float" office:value="166" calcext:value-type="float">
            <text:p>166</text:p>
          </table:table-cell>
          <table:table-cell table:style-name="ce3" table:formula="of:=MOD(CEILING([.$B$4]*[.AK$7])+CEILING([.$B$4]*[.$Z21]);[.$AP$8])" office:value-type="float" office:value="194" calcext:value-type="float">
            <text:p>194</text:p>
          </table:table-cell>
          <table:table-cell table:style-name="ce3" table:formula="of:=MOD(CEILING([.$B$4]*[.AL$7])+CEILING([.$B$4]*[.$Z21]);[.$AP$8])" office:value-type="float" office:value="221" calcext:value-type="float">
            <text:p>221</text:p>
          </table:table-cell>
          <table:table-cell table:style-name="ce3" table:formula="of:=MOD(CEILING([.$B$4]*[.AM$7])+CEILING([.$B$4]*[.$Z21]);[.$AP$8])" office:value-type="float" office:value="249" calcext:value-type="float">
            <text:p>249</text:p>
          </table:table-cell>
          <table:table-cell table:style-name="ce3" table:formula="of:=MOD(CEILING([.$B$4]*[.AN$7])+CEILING([.$B$4]*[.$Z21]);[.$AP$8])" office:value-type="float" office:value="276" calcext:value-type="float">
            <text:p>276</text:p>
          </table:table-cell>
          <table:table-cell table:style-name="ce3" table:formula="of:=MOD(CEILING([.$B$4]*[.AO$7])+CEILING([.$B$4]*[.$Z21]);[.$AP$8])" office:value-type="float" office:value="304" calcext:value-type="float">
            <text:p>304</text:p>
          </table:table-cell>
          <table:table-cell table:style-name="ce3"/>
          <table:table-cell table:number-columns-repeated="2"/>
          <table:table-cell office:value-type="float" office:value="12" calcext:value-type="float">
            <text:p>12</text:p>
          </table:table-cell>
          <table:table-cell table:style-name="ce34" office:value-type="float" office:value="221" calcext:value-type="float">
            <text:p>221</text:p>
          </table:table-cell>
          <table:table-cell table:number-columns-repeated="8"/>
          <table:table-cell table:formula="of:=[.$BF21]*[.BG$8]+[.BG$9]" office:value-type="float" office:value="221" calcext:value-type="float">
            <text:p>221</text:p>
          </table:table-cell>
          <table:table-cell table:formula="of:=[.$BF21]*[.BH$8]+[.BH$9]" office:value-type="float" office:value="253" calcext:value-type="float">
            <text:p>253</text:p>
          </table:table-cell>
          <table:table-cell table:formula="of:=[.$BF21]*[.BI$8]+[.BI$9]" office:value-type="float" office:value="0" calcext:value-type="float">
            <text:p>0</text:p>
          </table:table-cell>
          <table:table-cell table:formula="of:=[.$BF21]*[.BJ$8]+[.BJ$9]" office:value-type="float" office:value="317" calcext:value-type="float">
            <text:p>317</text:p>
          </table:table-cell>
          <table:table-cell table:formula="of:=[.$BF21]*[.BK$8]+[.BK$9]" office:value-type="float" office:value="349" calcext:value-type="float">
            <text:p>349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9"/>
          <table:table-cell table:formula="of:=[.$CA21]*[.CB$8]+[.CB$9]" office:value-type="float" office:value="249" calcext:value-type="float">
            <text:p>249</text:p>
          </table:table-cell>
          <table:table-cell table:formula="of:=[.$CA21]*[.CC$8]+[.CC$9]" office:value-type="float" office:value="281" calcext:value-type="float">
            <text:p>281</text:p>
          </table:table-cell>
          <table:table-cell table:formula="of:=[.$CA21]*[.CD$8]+[.CD$9]" office:value-type="float" office:value="0" calcext:value-type="float">
            <text:p>0</text:p>
          </table:table-cell>
          <table:table-cell table:formula="of:=[.$CA21]*[.CE$8]+[.CE$9]" office:value-type="float" office:value="345" calcext:value-type="float">
            <text:p>345</text:p>
          </table:table-cell>
          <table:table-cell table:formula="of:=[.$CA21]*[.CF$8]+[.CF$9]" office:value-type="float" office:value="377" calcext:value-type="float">
            <text:p>377</text:p>
          </table:table-cell>
          <table:table-cell table:number-columns-repeated="931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formula="of:=CEILING([.$B$4]*[.C22];1)" office:value-type="float" office:value="358" calcext:value-type="float">
            <text:p>358</text:p>
          </table:table-cell>
          <table:table-cell table:style-name="ce2" table:formula="of:=MOD([.$D22]+[.F$8]-CEILING([.$B$4]* MOD([.F$7]+[.$C22];[.$B$5]);1);[.$B$3])" office:value-type="float" office:value="2" calcext:value-type="float">
            <text:p>2</text:p>
          </table:table-cell>
          <table:table-cell table:style-name="ce2" table:formula="of:=MOD([.$D22]+[.G$8]-CEILING([.$B$4]* MOD([.G$7]+[.$C22];[.$B$5]);1);[.$B$3])" office:value-type="float" office:value="1" calcext:value-type="float">
            <text:p>1</text:p>
          </table:table-cell>
          <table:table-cell table:style-name="ce2" table:formula="of:=MOD([.$D22]+[.H$8]-CEILING([.$B$4]* MOD([.H$7]+[.$C22];[.$B$5]);1);[.$B$3])" office:value-type="float" office:value="2" calcext:value-type="float">
            <text:p>2</text:p>
          </table:table-cell>
          <table:table-cell table:style-name="ce2" table:formula="of:=MOD([.$D22]+[.I$8]-CEILING([.$B$4]* MOD([.I$7]+[.$C22];[.$B$5]);1);[.$B$3])" office:value-type="float" office:value="1" calcext:value-type="float">
            <text:p>1</text:p>
          </table:table-cell>
          <table:table-cell table:style-name="ce2" table:formula="of:=MOD([.$D22]+[.J$8]-CEILING([.$B$4]* MOD([.J$7]+[.$C22];[.$B$5]);1);[.$B$3])" office:value-type="float" office:value="2" calcext:value-type="float">
            <text:p>2</text:p>
          </table:table-cell>
          <table:table-cell table:style-name="ce2" table:formula="of:=MOD([.$D22]+[.K$8]-CEILING([.$B$4]* MOD([.K$7]+[.$C22];[.$B$5]);1);[.$B$3])" office:value-type="float" office:value="1" calcext:value-type="float">
            <text:p>1</text:p>
          </table:table-cell>
          <table:table-cell table:style-name="ce2" table:formula="of:=MOD([.$D22]+[.L$8]-CEILING([.$B$4]* MOD([.L$7]+[.$C22];[.$B$5]);1);[.$B$3])" office:value-type="float" office:value="2" calcext:value-type="float">
            <text:p>2</text:p>
          </table:table-cell>
          <table:table-cell table:style-name="ce2" table:formula="of:=MOD([.$D22]+[.M$8]-CEILING([.$B$4]* MOD([.M$7]+[.$C22];[.$B$5]);1);[.$B$3])" office:value-type="float" office:value="1" calcext:value-type="float">
            <text:p>1</text:p>
          </table:table-cell>
          <table:table-cell table:style-name="ce2" table:formula="of:=MOD([.$D22]+[.N$8]-CEILING([.$B$4]* MOD([.N$7]+[.$C22];[.$B$5]);1);[.$B$3])" office:value-type="float" office:value="2" calcext:value-type="float">
            <text:p>2</text:p>
          </table:table-cell>
          <table:table-cell table:style-name="ce2" table:formula="of:=MOD([.$D22]+[.O$8]-CEILING([.$B$4]* MOD([.O$7]+[.$C22];[.$B$5]);1);[.$B$3])" office:value-type="float" office:value="1" calcext:value-type="float">
            <text:p>1</text:p>
          </table:table-cell>
          <table:table-cell table:style-name="ce2" table:formula="of:=MOD([.$D22]+[.P$8]-CEILING([.$B$4]* MOD([.P$7]+[.$C22];[.$B$5]);1);[.$B$3])" office:value-type="float" office:value="2" calcext:value-type="float">
            <text:p>2</text:p>
          </table:table-cell>
          <table:table-cell table:style-name="ce2" table:formula="of:=MOD([.$D22]+[.Q$8]-CEILING([.$B$4]* MOD([.Q$7]+[.$C22];[.$B$5]);1);[.$B$3])" office:value-type="float" office:value="1" calcext:value-type="float">
            <text:p>1</text:p>
          </table:table-cell>
          <table:table-cell table:style-name="ce2" table:formula="of:=MOD([.$D22]+[.R$8]-CEILING([.$B$4]* MOD([.R$7]+[.$C22];[.$B$5]);1);[.$B$3])" office:value-type="float" office:value="2" calcext:value-type="float">
            <text:p>2</text:p>
          </table:table-cell>
          <table:table-cell table:style-name="ce2" table:formula="of:=MOD([.$D22]+[.E$8]-CEILING([.$B$4]* MOD([.E$7]+[.$C22];[.$B$5]);1);[.$B$3]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" office:value-type="float" office:value="13" calcext:value-type="float">
            <text:p>13</text:p>
          </table:table-cell>
          <table:table-cell table:style-name="ce3" table:formula="of:=CEILING([.$B$4]*[.Z22];1)" office:value-type="float" office:value="358" calcext:value-type="float">
            <text:p>358</text:p>
          </table:table-cell>
          <table:table-cell table:style-name="ce3" table:number-columns-repeated="13"/>
          <table:table-cell table:style-name="ce3" table:formula="of:=MOD(CEILING([.$B$4]*[.AB$7])+CEILING([.$B$4]*[.$Z22]);[.$AP$8])" office:value-type="float" office:value="358" calcext:value-type="float">
            <text:p>358</text:p>
          </table:table-cell>
          <table:table-cell table:style-name="ce3" table:formula="of:=MOD(CEILING([.$B$4]*[.AC$7])+CEILING([.$B$4]*[.$Z22]);[.$AP$8])" office:value-type="float" office:value="2" calcext:value-type="float">
            <text:p>2</text:p>
          </table:table-cell>
          <table:table-cell table:style-name="ce3" table:formula="of:=MOD(CEILING([.$B$4]*[.AD$7])+CEILING([.$B$4]*[.$Z22]);[.$AP$8])" office:value-type="float" office:value="29" calcext:value-type="float">
            <text:p>29</text:p>
          </table:table-cell>
          <table:table-cell table:style-name="ce3" table:formula="of:=MOD(CEILING([.$B$4]*[.AE$7])+CEILING([.$B$4]*[.$Z22]);[.$AP$8])" office:value-type="float" office:value="57" calcext:value-type="float">
            <text:p>57</text:p>
          </table:table-cell>
          <table:table-cell table:style-name="ce3" table:formula="of:=MOD(CEILING([.$B$4]*[.AF$7])+CEILING([.$B$4]*[.$Z22]);[.$AP$8])" office:value-type="float" office:value="84" calcext:value-type="float">
            <text:p>84</text:p>
          </table:table-cell>
          <table:table-cell table:style-name="ce3" table:formula="of:=MOD(CEILING([.$B$4]*[.AG$7])+CEILING([.$B$4]*[.$Z22]);[.$AP$8])" office:value-type="float" office:value="112" calcext:value-type="float">
            <text:p>112</text:p>
          </table:table-cell>
          <table:table-cell table:style-name="ce3" table:formula="of:=MOD(CEILING([.$B$4]*[.AH$7])+CEILING([.$B$4]*[.$Z22]);[.$AP$8])" office:value-type="float" office:value="139" calcext:value-type="float">
            <text:p>139</text:p>
          </table:table-cell>
          <table:table-cell table:style-name="ce3" table:formula="of:=MOD(CEILING([.$B$4]*[.AI$7])+CEILING([.$B$4]*[.$Z22]);[.$AP$8])" office:value-type="float" office:value="167" calcext:value-type="float">
            <text:p>167</text:p>
          </table:table-cell>
          <table:table-cell table:style-name="ce3" table:formula="of:=MOD(CEILING([.$B$4]*[.AJ$7])+CEILING([.$B$4]*[.$Z22]);[.$AP$8])" office:value-type="float" office:value="194" calcext:value-type="float">
            <text:p>194</text:p>
          </table:table-cell>
          <table:table-cell table:style-name="ce3" table:formula="of:=MOD(CEILING([.$B$4]*[.AK$7])+CEILING([.$B$4]*[.$Z22]);[.$AP$8])" office:value-type="float" office:value="222" calcext:value-type="float">
            <text:p>222</text:p>
          </table:table-cell>
          <table:table-cell table:style-name="ce3" table:formula="of:=MOD(CEILING([.$B$4]*[.AL$7])+CEILING([.$B$4]*[.$Z22]);[.$AP$8])" office:value-type="float" office:value="249" calcext:value-type="float">
            <text:p>249</text:p>
          </table:table-cell>
          <table:table-cell table:style-name="ce3" table:formula="of:=MOD(CEILING([.$B$4]*[.AM$7])+CEILING([.$B$4]*[.$Z22]);[.$AP$8])" office:value-type="float" office:value="277" calcext:value-type="float">
            <text:p>277</text:p>
          </table:table-cell>
          <table:table-cell table:style-name="ce3" table:formula="of:=MOD(CEILING([.$B$4]*[.AN$7])+CEILING([.$B$4]*[.$Z22]);[.$AP$8])" office:value-type="float" office:value="304" calcext:value-type="float">
            <text:p>304</text:p>
          </table:table-cell>
          <table:table-cell table:style-name="ce3" table:formula="of:=MOD(CEILING([.$B$4]*[.AO$7])+CEILING([.$B$4]*[.$Z22]);[.$AP$8])" office:value-type="float" office:value="332" calcext:value-type="float">
            <text:p>33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9"/>
          <table:table-cell table:formula="of:=[.$BF22]*[.BG$8]+[.BG$9]" office:value-type="float" office:value="249" calcext:value-type="float">
            <text:p>249</text:p>
          </table:table-cell>
          <table:table-cell table:formula="of:=[.$BF22]*[.BH$8]+[.BH$9]" office:value-type="float" office:value="281" calcext:value-type="float">
            <text:p>281</text:p>
          </table:table-cell>
          <table:table-cell table:formula="of:=[.$BF22]*[.BI$8]+[.BI$9]" office:value-type="float" office:value="0" calcext:value-type="float">
            <text:p>0</text:p>
          </table:table-cell>
          <table:table-cell table:formula="of:=[.$BF22]*[.BJ$8]+[.BJ$9]" office:value-type="float" office:value="345" calcext:value-type="float">
            <text:p>345</text:p>
          </table:table-cell>
          <table:table-cell table:formula="of:=[.$BF22]*[.BK$8]+[.BK$9]" office:value-type="float" office:value="377" calcext:value-type="float">
            <text:p>37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4" office:value-type="float" office:value="277" calcext:value-type="float">
            <text:p>277</text:p>
          </table:table-cell>
          <table:table-cell table:number-columns-repeated="10"/>
          <table:table-cell table:formula="of:=[.$CA22]*[.CB$8]+[.CB$9]" office:value-type="float" office:value="277" calcext:value-type="float">
            <text:p>277</text:p>
          </table:table-cell>
          <table:table-cell table:formula="of:=[.$CA22]*[.CC$8]+[.CC$9]" office:value-type="float" office:value="309" calcext:value-type="float">
            <text:p>309</text:p>
          </table:table-cell>
          <table:table-cell table:formula="of:=[.$CA22]*[.CD$8]+[.CD$9]" office:value-type="float" office:value="0" calcext:value-type="float">
            <text:p>0</text:p>
          </table:table-cell>
          <table:table-cell table:formula="of:=[.$CA22]*[.CE$8]+[.CE$9]" office:value-type="float" office:value="373" calcext:value-type="float">
            <text:p>373</text:p>
          </table:table-cell>
          <table:table-cell table:formula="of:=[.$CA22]*[.CF$8]+[.CF$9]" office:value-type="float" office:value="405" calcext:value-type="float">
            <text:p>405</text:p>
          </table:table-cell>
          <table:table-cell table:number-columns-repeated="930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formula="of:=CEILING([.$B$4]*[.C23];1)" office:value-type="float" office:value="385" calcext:value-type="float">
            <text:p>385</text:p>
          </table:table-cell>
          <table:table-cell table:style-name="ce2" table:formula="of:=MOD([.$D23]+[.E$8]-CEILING([.$B$4]* MOD([.E$7]+[.$C23];[.$B$5]);1);[.$B$3])" office:value-type="float" office:value="1" calcext:value-type="float">
            <text:p>1</text:p>
          </table:table-cell>
          <table:table-cell table:style-name="ce2" table:number-columns-repeated="14"/>
          <table:table-cell table:number-columns-repeated="6"/>
          <table:table-cell table:style-name="ce3" office:value-type="float" office:value="14" calcext:value-type="float">
            <text:p>14</text:p>
          </table:table-cell>
          <table:table-cell table:style-name="ce3" table:formula="of:=CEILING([.$B$4]*[.Z23];1)" office:value-type="float" office:value="385" calcext:value-type="float">
            <text:p>385</text:p>
          </table:table-cell>
          <table:table-cell table:style-name="ce4" table:formula="of:=MOD([.$D23]+[.AB$8]-CEILING([.$B$4]* MOD([.AB$7]+[.$C23];[.$B$5]);1);[.$B$3])" office:value-type="float" office:value="1" calcext:value-type="float">
            <text:p>1</text:p>
          </table:table-cell>
          <table:table-cell table:style-name="ce4" table:number-columns-repeated="14"/>
          <table:table-cell table:style-name="ce3" table:number-columns-repeated="12"/>
          <table:table-cell table:number-columns-repeated="2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CEILING([.$B$4]*[.C24];1)" office:value-type="float" office:value="413" calcext:value-type="float">
            <text:p>413</text:p>
          </table:table-cell>
          <table:table-cell table:number-columns-repeated="5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440" calcext:value-type="float">
            <text:p>440</text:p>
          </table:table-cell>
          <table:table-cell table:number-columns-repeated="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440" calcext:value-type="float">
            <text:p>440</text:p>
          </table:table-cell>
          <table:table-cell table:number-columns-repeated="92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CEILING([.$B$4]*[.C25];1)" office:value-type="float" office:value="440" calcext:value-type="float">
            <text:p>440</text:p>
          </table:table-cell>
          <table:table-cell table:number-columns-repeated="21"/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13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number-columns-repeated="25"/>
          <table:table-cell table:style-name="ce3" table:number-columns-repeated="2"/>
          <table:table-cell table:style-name="ce3" table:formula="of:=CEILING([.$B$4]*[.AB25];1)" office:value-type="float" office:value="0" calcext:value-type="float">
            <text:p>0</text:p>
          </table:table-cell>
          <table:table-cell table:style-name="ce3" table:formula="of:=CEILING([.$B$4]*[.AC25];1)" office:value-type="float" office:value="28" calcext:value-type="float">
            <text:p>28</text:p>
          </table:table-cell>
          <table:table-cell table:style-name="ce3" table:formula="of:=CEILING([.$B$4]*[.AD25];1)" office:value-type="float" office:value="55" calcext:value-type="float">
            <text:p>55</text:p>
          </table:table-cell>
          <table:table-cell table:style-name="ce3" table:formula="of:=CEILING([.$B$4]*[.AE25];1)" office:value-type="float" office:value="83" calcext:value-type="float">
            <text:p>83</text:p>
          </table:table-cell>
          <table:table-cell table:style-name="ce3" table:formula="of:=CEILING([.$B$4]*[.AF25];1)" office:value-type="float" office:value="110" calcext:value-type="float">
            <text:p>110</text:p>
          </table:table-cell>
          <table:table-cell table:style-name="ce3" table:formula="of:=CEILING([.$B$4]*[.AG25];1)" office:value-type="float" office:value="138" calcext:value-type="float">
            <text:p>138</text:p>
          </table:table-cell>
          <table:table-cell table:style-name="ce3" table:formula="of:=CEILING([.$B$4]*[.AH25];1)" office:value-type="float" office:value="165" calcext:value-type="float">
            <text:p>165</text:p>
          </table:table-cell>
          <table:table-cell table:style-name="ce3" table:formula="of:=CEILING([.$B$4]*[.AI25];1)" office:value-type="float" office:value="193" calcext:value-type="float">
            <text:p>193</text:p>
          </table:table-cell>
          <table:table-cell table:style-name="ce3" table:formula="of:=CEILING([.$B$4]*[.AJ25];1)" office:value-type="float" office:value="220" calcext:value-type="float">
            <text:p>220</text:p>
          </table:table-cell>
          <table:table-cell table:style-name="ce3" table:formula="of:=CEILING([.$B$4]*[.AK25];1)" office:value-type="float" office:value="248" calcext:value-type="float">
            <text:p>248</text:p>
          </table:table-cell>
          <table:table-cell table:style-name="ce3" table:formula="of:=CEILING([.$B$4]*[.AL25];1)" office:value-type="float" office:value="275" calcext:value-type="float">
            <text:p>275</text:p>
          </table:table-cell>
          <table:table-cell table:style-name="ce3" table:formula="of:=CEILING([.$B$4]*[.AM25];1)" office:value-type="float" office:value="303" calcext:value-type="float">
            <text:p>303</text:p>
          </table:table-cell>
          <table:table-cell table:style-name="ce3" table:formula="of:=CEILING([.$B$4]*[.AN25];1)" office:value-type="float" office:value="330" calcext:value-type="float">
            <text:p>330</text:p>
          </table:table-cell>
          <table:table-cell table:style-name="ce3" table:formula="of:=CEILING([.$B$4]*[.AO25];1)" office:value-type="float" office:value="358" calcext:value-type="float">
            <text:p>358</text:p>
          </table:table-cell>
          <table:table-cell table:style-name="ce3" table:number-columns-repeated="1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table:number-columns-repeated="3"/>
          <table:table-cell office:value-type="string" calcext:value-type="string">
            <text:p>bits</text:p>
          </table:table-cell>
          <table:table-cell table:formula="of:=[.F8]-[.E8]" office:value-type="float" office:value="28" calcext:value-type="float">
            <text:p>28</text:p>
          </table:table-cell>
          <table:table-cell table:formula="of:=[.G8]-[.F8]" office:value-type="float" office:value="27" calcext:value-type="float">
            <text:p>27</text:p>
          </table:table-cell>
          <table:table-cell table:formula="of:=[.H8]-[.G8]" office:value-type="float" office:value="28" calcext:value-type="float">
            <text:p>28</text:p>
          </table:table-cell>
          <table:table-cell table:formula="of:=[.I8]-[.H8]" office:value-type="float" office:value="27" calcext:value-type="float">
            <text:p>27</text:p>
          </table:table-cell>
          <table:table-cell table:formula="of:=[.J8]-[.I8]" office:value-type="float" office:value="28" calcext:value-type="float">
            <text:p>28</text:p>
          </table:table-cell>
          <table:table-cell table:formula="of:=[.K8]-[.J8]" office:value-type="float" office:value="27" calcext:value-type="float">
            <text:p>27</text:p>
          </table:table-cell>
          <table:table-cell table:formula="of:=[.L8]-[.K8]" office:value-type="float" office:value="28" calcext:value-type="float">
            <text:p>28</text:p>
          </table:table-cell>
          <table:table-cell table:formula="of:=[.M8]-[.L8]" office:value-type="float" office:value="27" calcext:value-type="float">
            <text:p>27</text:p>
          </table:table-cell>
          <table:table-cell table:formula="of:=[.N8]-[.M8]" office:value-type="float" office:value="28" calcext:value-type="float">
            <text:p>28</text:p>
          </table:table-cell>
          <table:table-cell table:formula="of:=[.O8]-[.N8]" office:value-type="float" office:value="27" calcext:value-type="float">
            <text:p>27</text:p>
          </table:table-cell>
          <table:table-cell table:formula="of:=[.P8]-[.O8]" office:value-type="float" office:value="28" calcext:value-type="float">
            <text:p>28</text:p>
          </table:table-cell>
          <table:table-cell table:formula="of:=[.Q8]-[.P8]" office:value-type="float" office:value="27" calcext:value-type="float">
            <text:p>27</text:p>
          </table:table-cell>
          <table:table-cell table:formula="of:=[.R8]-[.Q8]" office:value-type="float" office:value="28" calcext:value-type="float">
            <text:p>28</text:p>
          </table:table-cell>
          <table:table-cell table:formula="of:=[.S8]-[.R8]" office:value-type="float" office:value="27" calcext:value-type="float">
            <text:p>27</text:p>
          </table:table-cell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3" table:formula="of:=CEILING([.$B$4]*[.Z27];1)" office:value-type="float" office:value="0" calcext:value-type="float">
            <text:p>0</text:p>
          </table:table-cell>
          <table:table-cell table:style-name="ce5" table:formula="of:=MOD(CEILING([.$Z27]*[.$B$4])+CEILING([.AB$25]*[.$B$4])-CEILING(MOD([.AB$25]+[.$Z27];[.$B$5])*[.$B$4]);384)" office:value-type="float" office:value="0" calcext:value-type="float">
            <text:p>0</text:p>
          </table:table-cell>
          <table:table-cell table:style-name="ce6" table:formula="of:=MOD(CEILING([.$Z27]*[.$B$4])+CEILING([.AC$25]*[.$B$4])-CEILING(MOD([.AC$25]+[.$Z27];[.$B$5])*[.$B$4]);384)" office:value-type="float" office:value="0" calcext:value-type="float">
            <text:p>0</text:p>
          </table:table-cell>
          <table:table-cell table:style-name="ce6" table:formula="of:=MOD(CEILING([.$Z27]*[.$B$4])+CEILING([.AD$25]*[.$B$4])-CEILING(MOD([.AD$25]+[.$Z27];[.$B$5])*[.$B$4]);384)" office:value-type="float" office:value="0" calcext:value-type="float">
            <text:p>0</text:p>
          </table:table-cell>
          <table:table-cell table:style-name="ce6" table:formula="of:=MOD(CEILING([.$Z27]*[.$B$4])+CEILING([.AE$25]*[.$B$4])-CEILING(MOD([.AE$25]+[.$Z27];[.$B$5])*[.$B$4]);384)" office:value-type="float" office:value="0" calcext:value-type="float">
            <text:p>0</text:p>
          </table:table-cell>
          <table:table-cell table:style-name="ce6" table:formula="of:=MOD(CEILING([.$Z27]*[.$B$4])+CEILING([.AF$25]*[.$B$4])-CEILING(MOD([.AF$25]+[.$Z27];[.$B$5])*[.$B$4]);384)" office:value-type="float" office:value="0" calcext:value-type="float">
            <text:p>0</text:p>
          </table:table-cell>
          <table:table-cell table:style-name="ce6" table:formula="of:=MOD(CEILING([.$Z27]*[.$B$4])+CEILING([.AG$25]*[.$B$4])-CEILING(MOD([.AG$25]+[.$Z27];[.$B$5])*[.$B$4]);384)" office:value-type="float" office:value="0" calcext:value-type="float">
            <text:p>0</text:p>
          </table:table-cell>
          <table:table-cell table:style-name="ce6" table:formula="of:=MOD(CEILING([.$Z27]*[.$B$4])+CEILING([.AH$25]*[.$B$4])-CEILING(MOD([.AH$25]+[.$Z27];[.$B$5])*[.$B$4]);384)" office:value-type="float" office:value="0" calcext:value-type="float">
            <text:p>0</text:p>
          </table:table-cell>
          <table:table-cell table:style-name="ce6" table:formula="of:=MOD(CEILING([.$Z27]*[.$B$4])+CEILING([.AI$25]*[.$B$4])-CEILING(MOD([.AI$25]+[.$Z27];[.$B$5])*[.$B$4]);384)" office:value-type="float" office:value="0" calcext:value-type="float">
            <text:p>0</text:p>
          </table:table-cell>
          <table:table-cell table:style-name="ce6" table:formula="of:=MOD(CEILING([.$Z27]*[.$B$4])+CEILING([.AJ$25]*[.$B$4])-CEILING(MOD([.AJ$25]+[.$Z27];[.$B$5])*[.$B$4]);384)" office:value-type="float" office:value="0" calcext:value-type="float">
            <text:p>0</text:p>
          </table:table-cell>
          <table:table-cell table:style-name="ce6" table:formula="of:=MOD(CEILING([.$Z27]*[.$B$4])+CEILING([.AK$25]*[.$B$4])-CEILING(MOD([.AK$25]+[.$Z27];[.$B$5])*[.$B$4]);384)" office:value-type="float" office:value="0" calcext:value-type="float">
            <text:p>0</text:p>
          </table:table-cell>
          <table:table-cell table:style-name="ce6" table:formula="of:=MOD(CEILING([.$Z27]*[.$B$4])+CEILING([.AL$25]*[.$B$4])-CEILING(MOD([.AL$25]+[.$Z27];[.$B$5])*[.$B$4]);384)" office:value-type="float" office:value="0" calcext:value-type="float">
            <text:p>0</text:p>
          </table:table-cell>
          <table:table-cell table:style-name="ce6" table:formula="of:=MOD(CEILING([.$Z27]*[.$B$4])+CEILING([.AM$25]*[.$B$4])-CEILING(MOD([.AM$25]+[.$Z27];[.$B$5])*[.$B$4]);384)" office:value-type="float" office:value="0" calcext:value-type="float">
            <text:p>0</text:p>
          </table:table-cell>
          <table:table-cell table:style-name="ce6" table:formula="of:=MOD(CEILING([.$Z27]*[.$B$4])+CEILING([.AN$25]*[.$B$4])-CEILING(MOD([.AN$25]+[.$Z27];[.$B$5])*[.$B$4]);384)" office:value-type="float" office:value="0" calcext:value-type="float">
            <text:p>0</text:p>
          </table:table-cell>
          <table:table-cell table:style-name="ce6" table:formula="of:=MOD(CEILING([.$Z27]*[.$B$4])+CEILING([.AO$25]*[.$B$4])-CEILING(MOD([.AO$25]+[.$Z27];[.$B$5])*[.$B$4]);384)" office:value-type="float" office:value="0" calcext:value-type="float">
            <text:p>0</text:p>
          </table:table-cell>
          <table:table-cell table:style-name="ce3" table:number-columns-repeated="13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table:number-columns-repeated="25"/>
          <table:table-cell table:style-name="ce3" office:value-type="float" office:value="1" calcext:value-type="float">
            <text:p>1</text:p>
          </table:table-cell>
          <table:table-cell table:style-name="ce3" table:formula="of:=CEILING([.$B$4]*[.Z28];1)" office:value-type="float" office:value="28" calcext:value-type="float">
            <text:p>28</text:p>
          </table:table-cell>
          <table:table-cell table:style-name="ce3"/>
          <table:table-cell table:style-name="ce7" table:formula="of:=MOD(CEILING([.$Z28]*[.$B$4])+CEILING([.AB$25]*[.$B$4])-CEILING(MOD([.AB$25]+[.$Z28];[.$B$5])*[.$B$4]);384)" office:value-type="float" office:value="0" calcext:value-type="float">
            <text:p>0</text:p>
          </table:table-cell>
          <table:table-cell table:style-name="ce7" table:formula="of:=MOD(CEILING([.$Z28]*[.$B$4])+CEILING([.AC$25]*[.$B$4])-CEILING(MOD([.AC$25]+[.$Z28];[.$B$5])*[.$B$4]);384)" office:value-type="float" office:value="1" calcext:value-type="float">
            <text:p>1</text:p>
          </table:table-cell>
          <table:table-cell table:style-name="ce7" table:formula="of:=MOD(CEILING([.$Z28]*[.$B$4])+CEILING([.AD$25]*[.$B$4])-CEILING(MOD([.AD$25]+[.$Z28];[.$B$5])*[.$B$4]);384)" office:value-type="float" office:value="0" calcext:value-type="float">
            <text:p>0</text:p>
          </table:table-cell>
          <table:table-cell table:style-name="ce7" table:formula="of:=MOD(CEILING([.$Z28]*[.$B$4])+CEILING([.AE$25]*[.$B$4])-CEILING(MOD([.AE$25]+[.$Z28];[.$B$5])*[.$B$4]);384)" office:value-type="float" office:value="1" calcext:value-type="float">
            <text:p>1</text:p>
          </table:table-cell>
          <table:table-cell table:style-name="ce7" table:formula="of:=MOD(CEILING([.$Z28]*[.$B$4])+CEILING([.AF$25]*[.$B$4])-CEILING(MOD([.AF$25]+[.$Z28];[.$B$5])*[.$B$4]);384)" office:value-type="float" office:value="0" calcext:value-type="float">
            <text:p>0</text:p>
          </table:table-cell>
          <table:table-cell table:style-name="ce7" table:formula="of:=MOD(CEILING([.$Z28]*[.$B$4])+CEILING([.AG$25]*[.$B$4])-CEILING(MOD([.AG$25]+[.$Z28];[.$B$5])*[.$B$4]);384)" office:value-type="float" office:value="1" calcext:value-type="float">
            <text:p>1</text:p>
          </table:table-cell>
          <table:table-cell table:style-name="ce7" table:formula="of:=MOD(CEILING([.$Z28]*[.$B$4])+CEILING([.AH$25]*[.$B$4])-CEILING(MOD([.AH$25]+[.$Z28];[.$B$5])*[.$B$4]);384)" office:value-type="float" office:value="0" calcext:value-type="float">
            <text:p>0</text:p>
          </table:table-cell>
          <table:table-cell table:style-name="ce7" table:formula="of:=MOD(CEILING([.$Z28]*[.$B$4])+CEILING([.AI$25]*[.$B$4])-CEILING(MOD([.AI$25]+[.$Z28];[.$B$5])*[.$B$4]);384)" office:value-type="float" office:value="1" calcext:value-type="float">
            <text:p>1</text:p>
          </table:table-cell>
          <table:table-cell table:style-name="ce7" table:formula="of:=MOD(CEILING([.$Z28]*[.$B$4])+CEILING([.AJ$25]*[.$B$4])-CEILING(MOD([.AJ$25]+[.$Z28];[.$B$5])*[.$B$4]);384)" office:value-type="float" office:value="0" calcext:value-type="float">
            <text:p>0</text:p>
          </table:table-cell>
          <table:table-cell table:style-name="ce7" table:formula="of:=MOD(CEILING([.$Z28]*[.$B$4])+CEILING([.AK$25]*[.$B$4])-CEILING(MOD([.AK$25]+[.$Z28];[.$B$5])*[.$B$4]);384)" office:value-type="float" office:value="1" calcext:value-type="float">
            <text:p>1</text:p>
          </table:table-cell>
          <table:table-cell table:style-name="ce7" table:formula="of:=MOD(CEILING([.$Z28]*[.$B$4])+CEILING([.AL$25]*[.$B$4])-CEILING(MOD([.AL$25]+[.$Z28];[.$B$5])*[.$B$4]);384)" office:value-type="float" office:value="0" calcext:value-type="float">
            <text:p>0</text:p>
          </table:table-cell>
          <table:table-cell table:style-name="ce7" table:formula="of:=MOD(CEILING([.$Z28]*[.$B$4])+CEILING([.AM$25]*[.$B$4])-CEILING(MOD([.AM$25]+[.$Z28];[.$B$5])*[.$B$4]);384)" office:value-type="float" office:value="1" calcext:value-type="float">
            <text:p>1</text:p>
          </table:table-cell>
          <table:table-cell table:style-name="ce7" table:formula="of:=MOD(CEILING([.$Z28]*[.$B$4])+CEILING([.AN$25]*[.$B$4])-CEILING(MOD([.AN$25]+[.$Z28];[.$B$5])*[.$B$4]);384)" office:value-type="float" office:value="0" calcext:value-type="float">
            <text:p>0</text:p>
          </table:table-cell>
          <table:table-cell table:style-name="ce7" table:formula="of:=MOD(CEILING([.$Z28]*[.$B$4])+CEILING([.AO$25]*[.$B$4])-CEILING(MOD([.AO$25]+[.$Z28];[.$B$5])*[.$B$4]);384)" office:value-type="float" office:value="2" calcext:value-type="float">
            <text:p>2</text:p>
          </table:table-cell>
          <table:table-cell table:style-name="ce3" table:number-columns-repeated="12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/>
          <table:table-cell table:formula="of:=IF([.CB12]-[.CB$24]&gt;0;[.CB12]-[.CB$24];&quot;&quot;)" office:value-type="float" office:value="2" calcext:value-type="float">
            <text:p>2</text:p>
          </table:table-cell>
          <table:table-cell table:formula="of:=IF([.CC12]-[.CC$24]&gt;0;[.CC12]-[.CC$24];&quot;&quot;)" office:value-type="float" office:value="6" calcext:value-type="float">
            <text:p>6</text:p>
          </table:table-cell>
          <table:table-cell table:formula="of:=IF([.CD12]-[.CD$24]&gt;0;[.CD12]-[.CD$24];&quot;&quot;)">
            <text:p/>
          </table:table-cell>
          <table:table-cell table:formula="of:=IF([.CE12]-[.CE$24]&gt;0;[.CE12]-[.CE$24];&quot;&quot;)" office:value-type="float" office:value="15" calcext:value-type="float">
            <text:p>15</text:p>
          </table:table-cell>
          <table:table-cell table:formula="of:=IF([.CF12]-[.CF$24]&gt;0;[.CF12]-[.CF$24];&quot;&quot;)" office:value-type="float" office:value="20" calcext:value-type="float">
            <text:p>20</text:p>
          </table:table-cell>
          <table:table-cell table:formula="of:=IF([.CG12]-[.CG$24]&gt;0;[.CG12]-[.CG$24];&quot;&quot;)">
            <text:p/>
          </table:table-cell>
          <table:table-cell table:formula="of:=IF([.CH12]-[.CH$24]&gt;0;[.CH12]-[.CH$24];&quot;&quot;)">
            <text:p/>
          </table:table-cell>
          <table:table-cell table:formula="of:=IF([.CI12]-[.CI$24]&gt;0;[.CI12]-[.CI$24];&quot;&quot;)">
            <text:p/>
          </table:table-cell>
          <table:table-cell table:formula="of:=IF([.CJ12]-[.CJ$24]&gt;0;[.CJ12]-[.CJ$24];&quot;&quot;)">
            <text:p/>
          </table:table-cell>
          <table:table-cell table:formula="of:=IF([.CK12]-[.CK$24]&gt;0;[.CK12]-[.CK$24];&quot;&quot;)">
            <text:p/>
          </table:table-cell>
          <table:table-cell table:formula="of:=IF([.CL12]-[.CL$24]&gt;0;[.CL12]-[.CL$24];&quot;&quot;)">
            <text:p/>
          </table:table-cell>
          <table:table-cell table:formula="of:=IF([.CM12]-[.CM$24]&gt;0;[.CM12]-[.CM$24];&quot;&quot;)">
            <text:p/>
          </table:table-cell>
          <table:table-cell table:formula="of:=IF([.CN12]-[.CN$24]&gt;0;[.CN12]-[.CN$24];&quot;&quot;)">
            <text:p/>
          </table:table-cell>
          <table:table-cell table:formula="of:=IF([.CO12]-[.CO$24]&gt;0;[.CO12]-[.CO$24];&quot;&quot;)">
            <text:p/>
          </table:table-cell>
          <table:table-cell table:formula="of:=IF([.CP12]-[.CP$24]&gt;0;[.CP12]-[.CP$24];&quot;&quot;)">
            <text:p/>
          </table:table-cell>
          <table:table-cell table:formula="of:=IF([.CQ12]-[.CQ$24]&gt;0;[.CQ12]-[.CQ$24];&quot;&quot;)">
            <text:p/>
          </table:table-cell>
          <table:table-cell table:formula="of:=IF([.CR12]-[.CR$24]&gt;0;[.CR12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5"/>
          <table:table-cell table:style-name="ce3" office:value-type="float" office:value="2" calcext:value-type="float">
            <text:p>2</text:p>
          </table:table-cell>
          <table:table-cell table:style-name="ce3" table:formula="of:=CEILING([.$B$4]*[.Z29];1)" office:value-type="float" office:value="55" calcext:value-type="float">
            <text:p>55</text:p>
          </table:table-cell>
          <table:table-cell table:style-name="ce3" table:number-columns-repeated="2"/>
          <table:table-cell table:style-name="ce8" table:formula="of:=MOD(CEILING([.$Z29]*[.$B$4])+CEILING([.AB$25]*[.$B$4])-CEILING(MOD([.AB$25]+[.$Z29];[.$B$5])*[.$B$4]);384)" office:value-type="float" office:value="0" calcext:value-type="float">
            <text:p>0</text:p>
          </table:table-cell>
          <table:table-cell table:style-name="ce8" table:formula="of:=MOD(CEILING([.$Z29]*[.$B$4])+CEILING([.AC$25]*[.$B$4])-CEILING(MOD([.AC$25]+[.$Z29];[.$B$5])*[.$B$4]);384)" office:value-type="float" office:value="0" calcext:value-type="float">
            <text:p>0</text:p>
          </table:table-cell>
          <table:table-cell table:style-name="ce8" table:formula="of:=MOD(CEILING([.$Z29]*[.$B$4])+CEILING([.AD$25]*[.$B$4])-CEILING(MOD([.AD$25]+[.$Z29];[.$B$5])*[.$B$4]);384)" office:value-type="float" office:value="0" calcext:value-type="float">
            <text:p>0</text:p>
          </table:table-cell>
          <table:table-cell table:style-name="ce8" table:formula="of:=MOD(CEILING([.$Z29]*[.$B$4])+CEILING([.AE$25]*[.$B$4])-CEILING(MOD([.AE$25]+[.$Z29];[.$B$5])*[.$B$4]);384)" office:value-type="float" office:value="0" calcext:value-type="float">
            <text:p>0</text:p>
          </table:table-cell>
          <table:table-cell table:style-name="ce8" table:formula="of:=MOD(CEILING([.$Z29]*[.$B$4])+CEILING([.AF$25]*[.$B$4])-CEILING(MOD([.AF$25]+[.$Z29];[.$B$5])*[.$B$4]);384)" office:value-type="float" office:value="0" calcext:value-type="float">
            <text:p>0</text:p>
          </table:table-cell>
          <table:table-cell table:style-name="ce8" table:formula="of:=MOD(CEILING([.$Z29]*[.$B$4])+CEILING([.AG$25]*[.$B$4])-CEILING(MOD([.AG$25]+[.$Z29];[.$B$5])*[.$B$4]);384)" office:value-type="float" office:value="0" calcext:value-type="float">
            <text:p>0</text:p>
          </table:table-cell>
          <table:table-cell table:style-name="ce8" table:formula="of:=MOD(CEILING([.$Z29]*[.$B$4])+CEILING([.AH$25]*[.$B$4])-CEILING(MOD([.AH$25]+[.$Z29];[.$B$5])*[.$B$4]);384)" office:value-type="float" office:value="0" calcext:value-type="float">
            <text:p>0</text:p>
          </table:table-cell>
          <table:table-cell table:style-name="ce8" table:formula="of:=MOD(CEILING([.$Z29]*[.$B$4])+CEILING([.AI$25]*[.$B$4])-CEILING(MOD([.AI$25]+[.$Z29];[.$B$5])*[.$B$4]);384)" office:value-type="float" office:value="0" calcext:value-type="float">
            <text:p>0</text:p>
          </table:table-cell>
          <table:table-cell table:style-name="ce8" table:formula="of:=MOD(CEILING([.$Z29]*[.$B$4])+CEILING([.AJ$25]*[.$B$4])-CEILING(MOD([.AJ$25]+[.$Z29];[.$B$5])*[.$B$4]);384)" office:value-type="float" office:value="0" calcext:value-type="float">
            <text:p>0</text:p>
          </table:table-cell>
          <table:table-cell table:style-name="ce8" table:formula="of:=MOD(CEILING([.$Z29]*[.$B$4])+CEILING([.AK$25]*[.$B$4])-CEILING(MOD([.AK$25]+[.$Z29];[.$B$5])*[.$B$4]);384)" office:value-type="float" office:value="0" calcext:value-type="float">
            <text:p>0</text:p>
          </table:table-cell>
          <table:table-cell table:style-name="ce8" table:formula="of:=MOD(CEILING([.$Z29]*[.$B$4])+CEILING([.AL$25]*[.$B$4])-CEILING(MOD([.AL$25]+[.$Z29];[.$B$5])*[.$B$4]);384)" office:value-type="float" office:value="0" calcext:value-type="float">
            <text:p>0</text:p>
          </table:table-cell>
          <table:table-cell table:style-name="ce8" table:formula="of:=MOD(CEILING([.$Z29]*[.$B$4])+CEILING([.AM$25]*[.$B$4])-CEILING(MOD([.AM$25]+[.$Z29];[.$B$5])*[.$B$4]);384)" office:value-type="float" office:value="0" calcext:value-type="float">
            <text:p>0</text:p>
          </table:table-cell>
          <table:table-cell table:style-name="ce8" table:formula="of:=MOD(CEILING([.$Z29]*[.$B$4])+CEILING([.AN$25]*[.$B$4])-CEILING(MOD([.AN$25]+[.$Z29];[.$B$5])*[.$B$4]);384)" office:value-type="float" office:value="1" calcext:value-type="float">
            <text:p>1</text:p>
          </table:table-cell>
          <table:table-cell table:style-name="ce8" table:formula="of:=MOD(CEILING([.$Z29]*[.$B$4])+CEILING([.AO$25]*[.$B$4])-CEILING(MOD([.AO$25]+[.$Z29];[.$B$5])*[.$B$4]);384)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IF([.BG13]-[.BG$24]&gt;0;[.BG13]-[.BG$24];&quot;&quot;)" office:value-type="float" office:value="1" calcext:value-type="float">
            <text:p>1</text:p>
          </table:table-cell>
          <table:table-cell table:formula="of:=IF([.BH13]-[.BH$24]&gt;0;[.BH13]-[.BH$24];&quot;&quot;)" office:value-type="float" office:value="5" calcext:value-type="float">
            <text:p>5</text:p>
          </table:table-cell>
          <table:table-cell table:formula="of:=IF([.BI13]-[.BI$24]&gt;0;[.BI13]-[.BI$24];&quot;&quot;)">
            <text:p/>
          </table:table-cell>
          <table:table-cell table:formula="of:=IF([.BJ13]-[.BJ$24]&gt;0;[.BJ13]-[.BJ$24];&quot;&quot;)" office:value-type="float" office:value="14" calcext:value-type="float">
            <text:p>14</text:p>
          </table:table-cell>
          <table:table-cell table:formula="of:=IF([.BK13]-[.BK$24]&gt;0;[.BK13]-[.BK$24];&quot;&quot;)" office:value-type="float" office:value="19" calcext:value-type="float">
            <text:p>19</text:p>
          </table:table-cell>
          <table:table-cell table:formula="of:=IF([.BL13]-[.BL$24]&gt;0;[.BL13]-[.BL$24];&quot;&quot;)">
            <text:p/>
          </table:table-cell>
          <table:table-cell table:formula="of:=IF([.BM13]-[.BM$24]&gt;0;[.BM13]-[.BM$24];&quot;&quot;)">
            <text:p/>
          </table:table-cell>
          <table:table-cell table:formula="of:=IF([.BN13]-[.BN$24]&gt;0;[.BN13]-[.BN$24];&quot;&quot;)">
            <text:p/>
          </table:table-cell>
          <table:table-cell table:formula="of:=IF([.BO13]-[.BO$24]&gt;0;[.BO13]-[.BO$24];&quot;&quot;)">
            <text:p/>
          </table:table-cell>
          <table:table-cell table:formula="of:=IF([.BP13]-[.BP$24]&gt;0;[.BP13]-[.BP$24];&quot;&quot;)">
            <text:p/>
          </table:table-cell>
          <table:table-cell table:formula="of:=IF([.BQ13]-[.BQ$24]&gt;0;[.BQ13]-[.BQ$24];&quot;&quot;)">
            <text:p/>
          </table:table-cell>
          <table:table-cell table:formula="of:=IF([.BR13]-[.BR$24]&gt;0;[.BR13]-[.BR$24];&quot;&quot;)">
            <text:p/>
          </table:table-cell>
          <table:table-cell table:formula="of:=IF([.BS13]-[.BS$24]&gt;0;[.BS13]-[.BS$24];&quot;&quot;)">
            <text:p/>
          </table:table-cell>
          <table:table-cell table:formula="of:=IF([.BT13]-[.BT$24]&gt;0;[.BT13]-[.BT$24];&quot;&quot;)">
            <text:p/>
          </table:table-cell>
          <table:table-cell table:formula="of:=IF([.BU13]-[.BU$24]&gt;0;[.BU13]-[.BU$24];&quot;&quot;)">
            <text:p/>
          </table:table-cell>
          <table:table-cell table:formula="of:=IF([.BV13]-[.BV$24]&gt;0;[.BV13]-[.BV$24];&quot;&quot;)">
            <text:p/>
          </table:table-cell>
          <table:table-cell table:formula="of:=IF([.BW13]-[.BW$24]&gt;0;[.BW13]-[.BW$24];&quot;&quot;)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IF([.CB13]-[.CB$24]&gt;0;[.CB13]-[.CB$24];&quot;&quot;)">
            <text:p/>
          </table:table-cell>
          <table:table-cell table:formula="of:=IF([.CC13]-[.CC$24]&gt;0;[.CC13]-[.CC$24];&quot;&quot;)" office:value-type="float" office:value="1" calcext:value-type="float">
            <text:p>1</text:p>
          </table:table-cell>
          <table:table-cell table:formula="of:=IF([.CD13]-[.CD$24]&gt;0;[.CD13]-[.CD$24];&quot;&quot;)" office:value-type="float" office:value="6" calcext:value-type="float">
            <text:p>6</text:p>
          </table:table-cell>
          <table:table-cell table:formula="of:=IF([.CE13]-[.CE$24]&gt;0;[.CE13]-[.CE$24];&quot;&quot;)">
            <text:p/>
          </table:table-cell>
          <table:table-cell table:formula="of:=IF([.CF13]-[.CF$24]&gt;0;[.CF13]-[.CF$24];&quot;&quot;)" office:value-type="float" office:value="15" calcext:value-type="float">
            <text:p>15</text:p>
          </table:table-cell>
          <table:table-cell table:formula="of:=IF([.CG13]-[.CG$24]&gt;0;[.CG13]-[.CG$24];&quot;&quot;)" office:value-type="float" office:value="19" calcext:value-type="float">
            <text:p>19</text:p>
          </table:table-cell>
          <table:table-cell table:formula="of:=IF([.CH13]-[.CH$24]&gt;0;[.CH13]-[.CH$24];&quot;&quot;)">
            <text:p/>
          </table:table-cell>
          <table:table-cell table:formula="of:=IF([.CI13]-[.CI$24]&gt;0;[.CI13]-[.CI$24];&quot;&quot;)">
            <text:p/>
          </table:table-cell>
          <table:table-cell table:formula="of:=IF([.CJ13]-[.CJ$24]&gt;0;[.CJ13]-[.CJ$24];&quot;&quot;)">
            <text:p/>
          </table:table-cell>
          <table:table-cell table:formula="of:=IF([.CK13]-[.CK$24]&gt;0;[.CK13]-[.CK$24];&quot;&quot;)">
            <text:p/>
          </table:table-cell>
          <table:table-cell table:formula="of:=IF([.CL13]-[.CL$24]&gt;0;[.CL13]-[.CL$24];&quot;&quot;)">
            <text:p/>
          </table:table-cell>
          <table:table-cell table:formula="of:=IF([.CM13]-[.CM$24]&gt;0;[.CM13]-[.CM$24];&quot;&quot;)">
            <text:p/>
          </table:table-cell>
          <table:table-cell table:formula="of:=IF([.CN13]-[.CN$24]&gt;0;[.CN13]-[.CN$24];&quot;&quot;)">
            <text:p/>
          </table:table-cell>
          <table:table-cell table:formula="of:=IF([.CO13]-[.CO$24]&gt;0;[.CO13]-[.CO$24];&quot;&quot;)">
            <text:p/>
          </table:table-cell>
          <table:table-cell table:formula="of:=IF([.CP13]-[.CP$24]&gt;0;[.CP13]-[.CP$24];&quot;&quot;)">
            <text:p/>
          </table:table-cell>
          <table:table-cell table:formula="of:=IF([.CQ13]-[.CQ$24]&gt;0;[.CQ13]-[.CQ$24];&quot;&quot;)">
            <text:p/>
          </table:table-cell>
          <table:table-cell table:formula="of:=IF([.CR13]-[.CR$24]&gt;0;[.CR13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CEILING([.$B$4]*[.Z30];1)" office:value-type="float" office:value="83" calcext:value-type="float">
            <text:p>83</text:p>
          </table:table-cell>
          <table:table-cell table:style-name="ce3" table:number-columns-repeated="3"/>
          <table:table-cell table:style-name="ce9" table:formula="of:=MOD(CEILING([.$Z30]*[.$B$4])+CEILING([.AB$25]*[.$B$4])-CEILING(MOD([.AB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C$25]*[.$B$4])-CEILING(MOD([.AC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D$25]*[.$B$4])-CEILING(MOD([.AD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E$25]*[.$B$4])-CEILING(MOD([.AE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F$25]*[.$B$4])-CEILING(MOD([.AF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G$25]*[.$B$4])-CEILING(MOD([.AG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H$25]*[.$B$4])-CEILING(MOD([.AH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I$25]*[.$B$4])-CEILING(MOD([.AI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J$25]*[.$B$4])-CEILING(MOD([.AJ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K$25]*[.$B$4])-CEILING(MOD([.AK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L$25]*[.$B$4])-CEILING(MOD([.AL$25]+[.$Z30];[.$B$5])*[.$B$4]);384)" office:value-type="float" office:value="0" calcext:value-type="float">
            <text:p>0</text:p>
          </table:table-cell>
          <table:table-cell table:style-name="ce10" table:formula="of:=MOD(CEILING([.$Z30]*[.$B$4])+CEILING([.AM$25]*[.$B$4])-CEILING(MOD([.AM$25]+[.$Z30];[.$B$5])*[.$B$4]);384)" office:value-type="float" office:value="2" calcext:value-type="float">
            <text:p>2</text:p>
          </table:table-cell>
          <table:table-cell table:style-name="ce10" table:formula="of:=MOD(CEILING([.$Z30]*[.$B$4])+CEILING([.AN$25]*[.$B$4])-CEILING(MOD([.AN$25]+[.$Z30];[.$B$5])*[.$B$4]);384)" office:value-type="float" office:value="1" calcext:value-type="float">
            <text:p>1</text:p>
          </table:table-cell>
          <table:table-cell table:style-name="ce10" table:formula="of:=MOD(CEILING([.$Z30]*[.$B$4])+CEILING([.AO$25]*[.$B$4])-CEILING(MOD([.AO$25]+[.$Z30];[.$B$5])*[.$B$4]);384)" office:value-type="float" office:value="2" calcext:value-type="float">
            <text:p>2</text:p>
          </table:table-cell>
          <table:table-cell table:style-name="ce3" table:number-columns-repeated="10"/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IF([.BG14]-[.BG$24]&gt;0;[.BG14]-[.BG$24];&quot;&quot;)">
            <text:p/>
          </table:table-cell>
          <table:table-cell table:formula="of:=IF([.BH14]-[.BH$24]&gt;0;[.BH14]-[.BH$24];&quot;&quot;)" office:value-type="float" office:value="1" calcext:value-type="float">
            <text:p>1</text:p>
          </table:table-cell>
          <table:table-cell table:formula="of:=IF([.BI14]-[.BI$24]&gt;0;[.BI14]-[.BI$24];&quot;&quot;)" office:value-type="float" office:value="6" calcext:value-type="float">
            <text:p>6</text:p>
          </table:table-cell>
          <table:table-cell table:formula="of:=IF([.BJ14]-[.BJ$24]&gt;0;[.BJ14]-[.BJ$24];&quot;&quot;)">
            <text:p/>
          </table:table-cell>
          <table:table-cell table:formula="of:=IF([.BK14]-[.BK$24]&gt;0;[.BK14]-[.BK$24];&quot;&quot;)" office:value-type="float" office:value="15" calcext:value-type="float">
            <text:p>15</text:p>
          </table:table-cell>
          <table:table-cell table:formula="of:=IF([.BL14]-[.BL$24]&gt;0;[.BL14]-[.BL$24];&quot;&quot;)" office:value-type="float" office:value="19" calcext:value-type="float">
            <text:p>19</text:p>
          </table:table-cell>
          <table:table-cell table:formula="of:=IF([.BM14]-[.BM$24]&gt;0;[.BM14]-[.BM$24];&quot;&quot;)">
            <text:p/>
          </table:table-cell>
          <table:table-cell table:formula="of:=IF([.BN14]-[.BN$24]&gt;0;[.BN14]-[.BN$24];&quot;&quot;)">
            <text:p/>
          </table:table-cell>
          <table:table-cell table:formula="of:=IF([.BO14]-[.BO$24]&gt;0;[.BO14]-[.BO$24];&quot;&quot;)">
            <text:p/>
          </table:table-cell>
          <table:table-cell table:formula="of:=IF([.BP14]-[.BP$24]&gt;0;[.BP14]-[.BP$24];&quot;&quot;)">
            <text:p/>
          </table:table-cell>
          <table:table-cell table:formula="of:=IF([.BQ14]-[.BQ$24]&gt;0;[.BQ14]-[.BQ$24];&quot;&quot;)">
            <text:p/>
          </table:table-cell>
          <table:table-cell table:formula="of:=IF([.BR14]-[.BR$24]&gt;0;[.BR14]-[.BR$24];&quot;&quot;)">
            <text:p/>
          </table:table-cell>
          <table:table-cell table:formula="of:=IF([.BS14]-[.BS$24]&gt;0;[.BS14]-[.BS$24];&quot;&quot;)">
            <text:p/>
          </table:table-cell>
          <table:table-cell table:formula="of:=IF([.BT14]-[.BT$24]&gt;0;[.BT14]-[.BT$24];&quot;&quot;)">
            <text:p/>
          </table:table-cell>
          <table:table-cell table:formula="of:=IF([.BU14]-[.BU$24]&gt;0;[.BU14]-[.BU$24];&quot;&quot;)">
            <text:p/>
          </table:table-cell>
          <table:table-cell table:formula="of:=IF([.BV14]-[.BV$24]&gt;0;[.BV14]-[.BV$24];&quot;&quot;)">
            <text:p/>
          </table:table-cell>
          <table:table-cell table:formula="of:=IF([.BW14]-[.BW$24]&gt;0;[.BW14]-[.BW$24];&quot;&quot;)"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IF([.CB14]-[.CB$24]&gt;0;[.CB14]-[.CB$24];&quot;&quot;)">
            <text:p/>
          </table:table-cell>
          <table:table-cell table:formula="of:=IF([.CC14]-[.CC$24]&gt;0;[.CC14]-[.CC$24];&quot;&quot;)">
            <text:p/>
          </table:table-cell>
          <table:table-cell table:formula="of:=IF([.CD14]-[.CD$24]&gt;0;[.CD14]-[.CD$24];&quot;&quot;)" office:value-type="float" office:value="2" calcext:value-type="float">
            <text:p>2</text:p>
          </table:table-cell>
          <table:table-cell table:formula="of:=IF([.CE14]-[.CE$24]&gt;0;[.CE14]-[.CE$24];&quot;&quot;)" office:value-type="float" office:value="6" calcext:value-type="float">
            <text:p>6</text:p>
          </table:table-cell>
          <table:table-cell table:formula="of:=IF([.CF14]-[.CF$24]&gt;0;[.CF14]-[.CF$24];&quot;&quot;)">
            <text:p/>
          </table:table-cell>
          <table:table-cell table:formula="of:=IF([.CG14]-[.CG$24]&gt;0;[.CG14]-[.CG$24];&quot;&quot;)" office:value-type="float" office:value="15" calcext:value-type="float">
            <text:p>15</text:p>
          </table:table-cell>
          <table:table-cell table:formula="of:=IF([.CH14]-[.CH$24]&gt;0;[.CH14]-[.CH$24];&quot;&quot;)" office:value-type="float" office:value="20" calcext:value-type="float">
            <text:p>20</text:p>
          </table:table-cell>
          <table:table-cell table:formula="of:=IF([.CI14]-[.CI$24]&gt;0;[.CI14]-[.CI$24];&quot;&quot;)">
            <text:p/>
          </table:table-cell>
          <table:table-cell table:formula="of:=IF([.CJ14]-[.CJ$24]&gt;0;[.CJ14]-[.CJ$24];&quot;&quot;)">
            <text:p/>
          </table:table-cell>
          <table:table-cell table:formula="of:=IF([.CK14]-[.CK$24]&gt;0;[.CK14]-[.CK$24];&quot;&quot;)">
            <text:p/>
          </table:table-cell>
          <table:table-cell table:formula="of:=IF([.CL14]-[.CL$24]&gt;0;[.CL14]-[.CL$24];&quot;&quot;)">
            <text:p/>
          </table:table-cell>
          <table:table-cell table:formula="of:=IF([.CM14]-[.CM$24]&gt;0;[.CM14]-[.CM$24];&quot;&quot;)">
            <text:p/>
          </table:table-cell>
          <table:table-cell table:formula="of:=IF([.CN14]-[.CN$24]&gt;0;[.CN14]-[.CN$24];&quot;&quot;)">
            <text:p/>
          </table:table-cell>
          <table:table-cell table:formula="of:=IF([.CO14]-[.CO$24]&gt;0;[.CO14]-[.CO$24];&quot;&quot;)">
            <text:p/>
          </table:table-cell>
          <table:table-cell table:formula="of:=IF([.CP14]-[.CP$24]&gt;0;[.CP14]-[.CP$24];&quot;&quot;)">
            <text:p/>
          </table:table-cell>
          <table:table-cell table:formula="of:=IF([.CQ14]-[.CQ$24]&gt;0;[.CQ14]-[.CQ$24];&quot;&quot;)">
            <text:p/>
          </table:table-cell>
          <table:table-cell table:formula="of:=IF([.CR14]-[.CR$24]&gt;0;[.CR14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4"/>
          <table:table-cell table:formula="of:=CEILING([.$B$4]*[.E30];1)" office:value-type="float" office:value="0" calcext:value-type="float">
            <text:p>0</text:p>
          </table:table-cell>
          <table:table-cell table:formula="of:=CEILING([.$B$4]*[.F30];1)" office:value-type="float" office:value="28" calcext:value-type="float">
            <text:p>28</text:p>
          </table:table-cell>
          <table:table-cell table:formula="of:=CEILING([.$B$4]*[.G30];1)" office:value-type="float" office:value="55" calcext:value-type="float">
            <text:p>55</text:p>
          </table:table-cell>
          <table:table-cell table:formula="of:=CEILING([.$B$4]*[.H30];1)" office:value-type="float" office:value="83" calcext:value-type="float">
            <text:p>83</text:p>
          </table:table-cell>
          <table:table-cell table:formula="of:=CEILING([.$B$4]*[.I30];1)" office:value-type="float" office:value="110" calcext:value-type="float">
            <text:p>110</text:p>
          </table:table-cell>
          <table:table-cell table:formula="of:=CEILING([.$B$4]*[.J30];1)" office:value-type="float" office:value="138" calcext:value-type="float">
            <text:p>138</text:p>
          </table:table-cell>
          <table:table-cell table:formula="of:=CEILING([.$B$4]*[.K30];1)" office:value-type="float" office:value="165" calcext:value-type="float">
            <text:p>165</text:p>
          </table:table-cell>
          <table:table-cell table:formula="of:=CEILING([.$B$4]*[.L30];1)" office:value-type="float" office:value="193" calcext:value-type="float">
            <text:p>193</text:p>
          </table:table-cell>
          <table:table-cell table:formula="of:=CEILING([.$B$4]*[.M30];1)" office:value-type="float" office:value="220" calcext:value-type="float">
            <text:p>220</text:p>
          </table:table-cell>
          <table:table-cell table:formula="of:=CEILING([.$B$4]*[.N30];1)" office:value-type="float" office:value="248" calcext:value-type="float">
            <text:p>248</text:p>
          </table:table-cell>
          <table:table-cell table:formula="of:=CEILING([.$B$4]*[.O30];1)" office:value-type="float" office:value="275" calcext:value-type="float">
            <text:p>275</text:p>
          </table:table-cell>
          <table:table-cell table:formula="of:=CEILING([.$B$4]*[.P30];1)" office:value-type="float" office:value="303" calcext:value-type="float">
            <text:p>303</text:p>
          </table:table-cell>
          <table:table-cell table:formula="of:=CEILING([.$B$4]*[.Q30];1)" office:value-type="float" office:value="330" calcext:value-type="float">
            <text:p>330</text:p>
          </table:table-cell>
          <table:table-cell table:formula="of:=CEILING([.$B$4]*[.R30];1)" office:value-type="float" office:value="358" calcext:value-type="float">
            <text:p>358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CEILING([.$B$4]*[.Z31];1)" office:value-type="float" office:value="110" calcext:value-type="float">
            <text:p>110</text:p>
          </table:table-cell>
          <table:table-cell table:style-name="ce3" table:number-columns-repeated="4"/>
          <table:table-cell table:style-name="ce3" table:formula="of:=MOD(CEILING([.$Z31]*[.$B$4])+CEILING([.AB$25]*[.$B$4])-CEILING(MOD([.AB$25]+[.$Z31];[.$B$5])*[.$B$4]);384)" office:value-type="float" office:value="0" calcext:value-type="float">
            <text:p>0</text:p>
          </table:table-cell>
          <table:table-cell table:style-name="ce11" table:formula="of:=MOD(CEILING([.$Z31]*[.$B$4])+CEILING([.AC$25]*[.$B$4])-CEILING(MOD([.AC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D$25]*[.$B$4])-CEILING(MOD([.AD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E$25]*[.$B$4])-CEILING(MOD([.AE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F$25]*[.$B$4])-CEILING(MOD([.AF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G$25]*[.$B$4])-CEILING(MOD([.AG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H$25]*[.$B$4])-CEILING(MOD([.AH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I$25]*[.$B$4])-CEILING(MOD([.AI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J$25]*[.$B$4])-CEILING(MOD([.AJ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K$25]*[.$B$4])-CEILING(MOD([.AK$25]+[.$Z31];[.$B$5])*[.$B$4]);384)" office:value-type="float" office:value="0" calcext:value-type="float">
            <text:p>0</text:p>
          </table:table-cell>
          <table:table-cell table:style-name="ce12" table:formula="of:=MOD(CEILING([.$Z31]*[.$B$4])+CEILING([.AL$25]*[.$B$4])-CEILING(MOD([.AL$25]+[.$Z31];[.$B$5])*[.$B$4]);384)" office:value-type="float" office:value="1" calcext:value-type="float">
            <text:p>1</text:p>
          </table:table-cell>
          <table:table-cell table:style-name="ce12" table:formula="of:=MOD(CEILING([.$Z31]*[.$B$4])+CEILING([.AM$25]*[.$B$4])-CEILING(MOD([.AM$25]+[.$Z31];[.$B$5])*[.$B$4]);384)" office:value-type="float" office:value="1" calcext:value-type="float">
            <text:p>1</text:p>
          </table:table-cell>
          <table:table-cell table:style-name="ce12" table:formula="of:=MOD(CEILING([.$Z31]*[.$B$4])+CEILING([.AN$25]*[.$B$4])-CEILING(MOD([.AN$25]+[.$Z31];[.$B$5])*[.$B$4]);384)" office:value-type="float" office:value="1" calcext:value-type="float">
            <text:p>1</text:p>
          </table:table-cell>
          <table:table-cell table:style-name="ce12" table:formula="of:=MOD(CEILING([.$Z31]*[.$B$4])+CEILING([.AO$25]*[.$B$4])-CEILING(MOD([.AO$25]+[.$Z31];[.$B$5])*[.$B$4]);384)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IF([.BG15]-[.BG$24]&gt;0;[.BG15]-[.BG$24];&quot;&quot;)">
            <text:p/>
          </table:table-cell>
          <table:table-cell table:formula="of:=IF([.BH15]-[.BH$24]&gt;0;[.BH15]-[.BH$24];&quot;&quot;)">
            <text:p/>
          </table:table-cell>
          <table:table-cell table:formula="of:=IF([.BI15]-[.BI$24]&gt;0;[.BI15]-[.BI$24];&quot;&quot;)" office:value-type="float" office:value="1" calcext:value-type="float">
            <text:p>1</text:p>
          </table:table-cell>
          <table:table-cell table:formula="of:=IF([.BJ15]-[.BJ$24]&gt;0;[.BJ15]-[.BJ$24];&quot;&quot;)" office:value-type="float" office:value="5" calcext:value-type="float">
            <text:p>5</text:p>
          </table:table-cell>
          <table:table-cell table:formula="of:=IF([.BK15]-[.BK$24]&gt;0;[.BK15]-[.BK$24];&quot;&quot;)">
            <text:p/>
          </table:table-cell>
          <table:table-cell table:formula="of:=IF([.BL15]-[.BL$24]&gt;0;[.BL15]-[.BL$24];&quot;&quot;)" office:value-type="float" office:value="14" calcext:value-type="float">
            <text:p>14</text:p>
          </table:table-cell>
          <table:table-cell table:formula="of:=IF([.BM15]-[.BM$24]&gt;0;[.BM15]-[.BM$24];&quot;&quot;)" office:value-type="float" office:value="19" calcext:value-type="float">
            <text:p>19</text:p>
          </table:table-cell>
          <table:table-cell table:formula="of:=IF([.BN15]-[.BN$24]&gt;0;[.BN15]-[.BN$24];&quot;&quot;)">
            <text:p/>
          </table:table-cell>
          <table:table-cell table:formula="of:=IF([.BO15]-[.BO$24]&gt;0;[.BO15]-[.BO$24];&quot;&quot;)">
            <text:p/>
          </table:table-cell>
          <table:table-cell table:formula="of:=IF([.BP15]-[.BP$24]&gt;0;[.BP15]-[.BP$24];&quot;&quot;)">
            <text:p/>
          </table:table-cell>
          <table:table-cell table:formula="of:=IF([.BQ15]-[.BQ$24]&gt;0;[.BQ15]-[.BQ$24];&quot;&quot;)">
            <text:p/>
          </table:table-cell>
          <table:table-cell table:formula="of:=IF([.BR15]-[.BR$24]&gt;0;[.BR15]-[.BR$24];&quot;&quot;)">
            <text:p/>
          </table:table-cell>
          <table:table-cell table:formula="of:=IF([.BS15]-[.BS$24]&gt;0;[.BS15]-[.BS$24];&quot;&quot;)">
            <text:p/>
          </table:table-cell>
          <table:table-cell table:formula="of:=IF([.BT15]-[.BT$24]&gt;0;[.BT15]-[.BT$24];&quot;&quot;)">
            <text:p/>
          </table:table-cell>
          <table:table-cell table:formula="of:=IF([.BU15]-[.BU$24]&gt;0;[.BU15]-[.BU$24];&quot;&quot;)">
            <text:p/>
          </table:table-cell>
          <table:table-cell table:formula="of:=IF([.BV15]-[.BV$24]&gt;0;[.BV15]-[.BV$24];&quot;&quot;)">
            <text:p/>
          </table:table-cell>
          <table:table-cell table:formula="of:=IF([.BW15]-[.BW$24]&gt;0;[.BW15]-[.BW$24];&quot;&quot;)"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IF([.CB15]-[.CB$24]&gt;0;[.CB15]-[.CB$24];&quot;&quot;)">
            <text:p/>
          </table:table-cell>
          <table:table-cell table:formula="of:=IF([.CC15]-[.CC$24]&gt;0;[.CC15]-[.CC$24];&quot;&quot;)">
            <text:p/>
          </table:table-cell>
          <table:table-cell table:formula="of:=IF([.CD15]-[.CD$24]&gt;0;[.CD15]-[.CD$24];&quot;&quot;)">
            <text:p/>
          </table:table-cell>
          <table:table-cell table:formula="of:=IF([.CE15]-[.CE$24]&gt;0;[.CE15]-[.CE$24];&quot;&quot;)" office:value-type="float" office:value="1" calcext:value-type="float">
            <text:p>1</text:p>
          </table:table-cell>
          <table:table-cell table:formula="of:=IF([.CF15]-[.CF$24]&gt;0;[.CF15]-[.CF$24];&quot;&quot;)" office:value-type="float" office:value="6" calcext:value-type="float">
            <text:p>6</text:p>
          </table:table-cell>
          <table:table-cell table:formula="of:=IF([.CG15]-[.CG$24]&gt;0;[.CG15]-[.CG$24];&quot;&quot;)">
            <text:p/>
          </table:table-cell>
          <table:table-cell table:formula="of:=IF([.CH15]-[.CH$24]&gt;0;[.CH15]-[.CH$24];&quot;&quot;)" office:value-type="float" office:value="15" calcext:value-type="float">
            <text:p>15</text:p>
          </table:table-cell>
          <table:table-cell table:formula="of:=IF([.CI15]-[.CI$24]&gt;0;[.CI15]-[.CI$24];&quot;&quot;)" office:value-type="float" office:value="19" calcext:value-type="float">
            <text:p>19</text:p>
          </table:table-cell>
          <table:table-cell table:formula="of:=IF([.CJ15]-[.CJ$24]&gt;0;[.CJ15]-[.CJ$24];&quot;&quot;)">
            <text:p/>
          </table:table-cell>
          <table:table-cell table:formula="of:=IF([.CK15]-[.CK$24]&gt;0;[.CK15]-[.CK$24];&quot;&quot;)">
            <text:p/>
          </table:table-cell>
          <table:table-cell table:formula="of:=IF([.CL15]-[.CL$24]&gt;0;[.CL15]-[.CL$24];&quot;&quot;)">
            <text:p/>
          </table:table-cell>
          <table:table-cell table:formula="of:=IF([.CM15]-[.CM$24]&gt;0;[.CM15]-[.CM$24];&quot;&quot;)">
            <text:p/>
          </table:table-cell>
          <table:table-cell table:formula="of:=IF([.CN15]-[.CN$24]&gt;0;[.CN15]-[.CN$24];&quot;&quot;)">
            <text:p/>
          </table:table-cell>
          <table:table-cell table:formula="of:=IF([.CO15]-[.CO$24]&gt;0;[.CO15]-[.CO$24];&quot;&quot;)">
            <text:p/>
          </table:table-cell>
          <table:table-cell table:formula="of:=IF([.CP15]-[.CP$24]&gt;0;[.CP15]-[.CP$24];&quot;&quot;)">
            <text:p/>
          </table:table-cell>
          <table:table-cell table:formula="of:=IF([.CQ15]-[.CQ$24]&gt;0;[.CQ15]-[.CQ$24];&quot;&quot;)">
            <text:p/>
          </table:table-cell>
          <table:table-cell table:formula="of:=IF([.CR15]-[.CR$24]&gt;0;[.CR15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formula="of:=CEILING([.$B$4]*[.C32];1)" office:value-type="float" office:value="0" calcext:value-type="float">
            <text:p>0</text:p>
          </table:table-cell>
          <table:table-cell table:formula="of:=MOD(CEILING([.$C32]*[.$B$4])+CEILING([.E$30]*[.$B$4])-CEILING(MOD([.E$30]+[.$C32];[.$B$5])*[.$B$4]);384)" office:value-type="float" office:value="0" calcext:value-type="float">
            <text:p>0</text:p>
          </table:table-cell>
          <table:table-cell table:formula="of:=MOD(CEILING([.$C32]*[.$B$4])+CEILING([.F$30]*[.$B$4])-CEILING(MOD([.F$30]+[.$C32];[.$B$5])*[.$B$4]);384)" office:value-type="float" office:value="0" calcext:value-type="float">
            <text:p>0</text:p>
          </table:table-cell>
          <table:table-cell table:formula="of:=MOD(CEILING([.$C32]*[.$B$4])+CEILING([.G$30]*[.$B$4])-CEILING(MOD([.G$30]+[.$C32];[.$B$5])*[.$B$4]);384)" office:value-type="float" office:value="0" calcext:value-type="float">
            <text:p>0</text:p>
          </table:table-cell>
          <table:table-cell table:formula="of:=MOD(CEILING([.$C32]*[.$B$4])+CEILING([.H$30]*[.$B$4])-CEILING(MOD([.H$30]+[.$C32];[.$B$5])*[.$B$4]);384)" office:value-type="float" office:value="0" calcext:value-type="float">
            <text:p>0</text:p>
          </table:table-cell>
          <table:table-cell table:formula="of:=MOD(CEILING([.$C32]*[.$B$4])+CEILING([.I$30]*[.$B$4])-CEILING(MOD([.I$30]+[.$C32];[.$B$5])*[.$B$4]);384)" office:value-type="float" office:value="0" calcext:value-type="float">
            <text:p>0</text:p>
          </table:table-cell>
          <table:table-cell table:formula="of:=MOD(CEILING([.$C32]*[.$B$4])+CEILING([.J$30]*[.$B$4])-CEILING(MOD([.J$30]+[.$C32];[.$B$5])*[.$B$4]);384)" office:value-type="float" office:value="0" calcext:value-type="float">
            <text:p>0</text:p>
          </table:table-cell>
          <table:table-cell table:formula="of:=MOD(CEILING([.$C32]*[.$B$4])+CEILING([.K$30]*[.$B$4])-CEILING(MOD([.K$30]+[.$C32];[.$B$5])*[.$B$4]);384)" office:value-type="float" office:value="0" calcext:value-type="float">
            <text:p>0</text:p>
          </table:table-cell>
          <table:table-cell table:formula="of:=MOD(CEILING([.$C32]*[.$B$4])+CEILING([.L$30]*[.$B$4])-CEILING(MOD([.L$30]+[.$C32];[.$B$5])*[.$B$4]);384)" office:value-type="float" office:value="0" calcext:value-type="float">
            <text:p>0</text:p>
          </table:table-cell>
          <table:table-cell table:formula="of:=MOD(CEILING([.$C32]*[.$B$4])+CEILING([.M$30]*[.$B$4])-CEILING(MOD([.M$30]+[.$C32];[.$B$5])*[.$B$4]);384)" office:value-type="float" office:value="0" calcext:value-type="float">
            <text:p>0</text:p>
          </table:table-cell>
          <table:table-cell table:formula="of:=MOD(CEILING([.$C32]*[.$B$4])+CEILING([.N$30]*[.$B$4])-CEILING(MOD([.N$30]+[.$C32];[.$B$5])*[.$B$4]);384)" office:value-type="float" office:value="0" calcext:value-type="float">
            <text:p>0</text:p>
          </table:table-cell>
          <table:table-cell table:formula="of:=MOD(CEILING([.$C32]*[.$B$4])+CEILING([.O$30]*[.$B$4])-CEILING(MOD([.O$30]+[.$C32];[.$B$5])*[.$B$4]);384)" office:value-type="float" office:value="0" calcext:value-type="float">
            <text:p>0</text:p>
          </table:table-cell>
          <table:table-cell table:formula="of:=MOD(CEILING([.$C32]*[.$B$4])+CEILING([.P$30]*[.$B$4])-CEILING(MOD([.P$30]+[.$C32];[.$B$5])*[.$B$4]);384)" office:value-type="float" office:value="0" calcext:value-type="float">
            <text:p>0</text:p>
          </table:table-cell>
          <table:table-cell table:formula="of:=MOD(CEILING([.$C32]*[.$B$4])+CEILING([.Q$30]*[.$B$4])-CEILING(MOD([.Q$30]+[.$C32];[.$B$5])*[.$B$4]);384)" office:value-type="float" office:value="0" calcext:value-type="float">
            <text:p>0</text:p>
          </table:table-cell>
          <table:table-cell table:formula="of:=MOD(CEILING([.$C32]*[.$B$4])+CEILING([.R$30]*[.$B$4])-CEILING(MOD([.R$30]+[.$C32];[.$B$5])*[.$B$4]);384)" office:value-type="float" office:value="0" calcext:value-type="float">
            <text:p>0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CEILING([.$B$4]*[.Z32];1)" office:value-type="float" office:value="138" calcext:value-type="float">
            <text:p>138</text:p>
          </table:table-cell>
          <table:table-cell table:style-name="ce3" table:number-columns-repeated="5"/>
          <table:table-cell table:style-name="ce3" table:formula="of:=MOD(CEILING([.$Z32]*[.$B$4])+CEILING([.AB$25]*[.$B$4])-CEILING(MOD([.AB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C$25]*[.$B$4])-CEILING(MOD([.AC$25]+[.$Z32];[.$B$5])*[.$B$4]);384)" office:value-type="float" office:value="1" calcext:value-type="float">
            <text:p>1</text:p>
          </table:table-cell>
          <table:table-cell table:style-name="ce14" table:formula="of:=MOD(CEILING([.$Z32]*[.$B$4])+CEILING([.AD$25]*[.$B$4])-CEILING(MOD([.AD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E$25]*[.$B$4])-CEILING(MOD([.AE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F$25]*[.$B$4])-CEILING(MOD([.AF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G$25]*[.$B$4])-CEILING(MOD([.AG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H$25]*[.$B$4])-CEILING(MOD([.AH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I$25]*[.$B$4])-CEILING(MOD([.AI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J$25]*[.$B$4])-CEILING(MOD([.AJ$25]+[.$Z32];[.$B$5])*[.$B$4]);384)" office:value-type="float" office:value="0" calcext:value-type="float">
            <text:p>0</text:p>
          </table:table-cell>
          <table:table-cell table:style-name="ce13" table:formula="of:=MOD(CEILING([.$Z32]*[.$B$4])+CEILING([.AK$25]*[.$B$4])-CEILING(MOD([.AK$25]+[.$Z32];[.$B$5])*[.$B$4]);384)" office:value-type="float" office:value="2" calcext:value-type="float">
            <text:p>2</text:p>
          </table:table-cell>
          <table:table-cell table:style-name="ce13" table:formula="of:=MOD(CEILING([.$Z32]*[.$B$4])+CEILING([.AL$25]*[.$B$4])-CEILING(MOD([.AL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M$25]*[.$B$4])-CEILING(MOD([.AM$25]+[.$Z32];[.$B$5])*[.$B$4]);384)" office:value-type="float" office:value="2" calcext:value-type="float">
            <text:p>2</text:p>
          </table:table-cell>
          <table:table-cell table:style-name="ce13" table:formula="of:=MOD(CEILING([.$Z32]*[.$B$4])+CEILING([.AN$25]*[.$B$4])-CEILING(MOD([.AN$25]+[.$Z32];[.$B$5])*[.$B$4]);384)" office:value-type="float" office:value="1" calcext:value-type="float">
            <text:p>1</text:p>
          </table:table-cell>
          <table:table-cell table:style-name="ce13" table:formula="of:=MOD(CEILING([.$Z32]*[.$B$4])+CEILING([.AO$25]*[.$B$4])-CEILING(MOD([.AO$25]+[.$Z32];[.$B$5])*[.$B$4]);384)" office:value-type="float" office:value="2" calcext:value-type="float">
            <text:p>2</text:p>
          </table:table-cell>
          <table:table-cell table:style-name="ce3" table:number-columns-repeated="8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IF([.BG16]-[.BG$24]&gt;0;[.BG16]-[.BG$24];&quot;&quot;)">
            <text:p/>
          </table:table-cell>
          <table:table-cell table:formula="of:=IF([.BH16]-[.BH$24]&gt;0;[.BH16]-[.BH$24];&quot;&quot;)">
            <text:p/>
          </table:table-cell>
          <table:table-cell table:formula="of:=IF([.BI16]-[.BI$24]&gt;0;[.BI16]-[.BI$24];&quot;&quot;)">
            <text:p/>
          </table:table-cell>
          <table:table-cell table:formula="of:=IF([.BJ16]-[.BJ$24]&gt;0;[.BJ16]-[.BJ$24];&quot;&quot;)" office:value-type="float" office:value="1" calcext:value-type="float">
            <text:p>1</text:p>
          </table:table-cell>
          <table:table-cell table:formula="of:=IF([.BK16]-[.BK$24]&gt;0;[.BK16]-[.BK$24];&quot;&quot;)" office:value-type="float" office:value="6" calcext:value-type="float">
            <text:p>6</text:p>
          </table:table-cell>
          <table:table-cell table:formula="of:=IF([.BL16]-[.BL$24]&gt;0;[.BL16]-[.BL$24];&quot;&quot;)">
            <text:p/>
          </table:table-cell>
          <table:table-cell table:formula="of:=IF([.BM16]-[.BM$24]&gt;0;[.BM16]-[.BM$24];&quot;&quot;)" office:value-type="float" office:value="15" calcext:value-type="float">
            <text:p>15</text:p>
          </table:table-cell>
          <table:table-cell table:formula="of:=IF([.BN16]-[.BN$24]&gt;0;[.BN16]-[.BN$24];&quot;&quot;)" office:value-type="float" office:value="19" calcext:value-type="float">
            <text:p>19</text:p>
          </table:table-cell>
          <table:table-cell table:formula="of:=IF([.BO16]-[.BO$24]&gt;0;[.BO16]-[.BO$24];&quot;&quot;)">
            <text:p/>
          </table:table-cell>
          <table:table-cell table:formula="of:=IF([.BP16]-[.BP$24]&gt;0;[.BP16]-[.BP$24];&quot;&quot;)">
            <text:p/>
          </table:table-cell>
          <table:table-cell table:formula="of:=IF([.BQ16]-[.BQ$24]&gt;0;[.BQ16]-[.BQ$24];&quot;&quot;)">
            <text:p/>
          </table:table-cell>
          <table:table-cell table:formula="of:=IF([.BR16]-[.BR$24]&gt;0;[.BR16]-[.BR$24];&quot;&quot;)">
            <text:p/>
          </table:table-cell>
          <table:table-cell table:formula="of:=IF([.BS16]-[.BS$24]&gt;0;[.BS16]-[.BS$24];&quot;&quot;)">
            <text:p/>
          </table:table-cell>
          <table:table-cell table:formula="of:=IF([.BT16]-[.BT$24]&gt;0;[.BT16]-[.BT$24];&quot;&quot;)">
            <text:p/>
          </table:table-cell>
          <table:table-cell table:formula="of:=IF([.BU16]-[.BU$24]&gt;0;[.BU16]-[.BU$24];&quot;&quot;)">
            <text:p/>
          </table:table-cell>
          <table:table-cell table:formula="of:=IF([.BV16]-[.BV$24]&gt;0;[.BV16]-[.BV$24];&quot;&quot;)">
            <text:p/>
          </table:table-cell>
          <table:table-cell table:formula="of:=IF([.BW16]-[.BW$24]&gt;0;[.BW16]-[.BW$24];&quot;&quot;)"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IF([.CB16]-[.CB$24]&gt;0;[.CB16]-[.CB$24];&quot;&quot;)">
            <text:p/>
          </table:table-cell>
          <table:table-cell table:formula="of:=IF([.CC16]-[.CC$24]&gt;0;[.CC16]-[.CC$24];&quot;&quot;)">
            <text:p/>
          </table:table-cell>
          <table:table-cell table:formula="of:=IF([.CD16]-[.CD$24]&gt;0;[.CD16]-[.CD$24];&quot;&quot;)">
            <text:p/>
          </table:table-cell>
          <table:table-cell table:formula="of:=IF([.CE16]-[.CE$24]&gt;0;[.CE16]-[.CE$24];&quot;&quot;)">
            <text:p/>
          </table:table-cell>
          <table:table-cell table:formula="of:=IF([.CF16]-[.CF$24]&gt;0;[.CF16]-[.CF$24];&quot;&quot;)" office:value-type="float" office:value="2" calcext:value-type="float">
            <text:p>2</text:p>
          </table:table-cell>
          <table:table-cell table:formula="of:=IF([.CG16]-[.CG$24]&gt;0;[.CG16]-[.CG$24];&quot;&quot;)" office:value-type="float" office:value="6" calcext:value-type="float">
            <text:p>6</text:p>
          </table:table-cell>
          <table:table-cell table:formula="of:=IF([.CH16]-[.CH$24]&gt;0;[.CH16]-[.CH$24];&quot;&quot;)">
            <text:p/>
          </table:table-cell>
          <table:table-cell table:formula="of:=IF([.CI16]-[.CI$24]&gt;0;[.CI16]-[.CI$24];&quot;&quot;)" office:value-type="float" office:value="15" calcext:value-type="float">
            <text:p>15</text:p>
          </table:table-cell>
          <table:table-cell table:formula="of:=IF([.CJ16]-[.CJ$24]&gt;0;[.CJ16]-[.CJ$24];&quot;&quot;)" office:value-type="float" office:value="20" calcext:value-type="float">
            <text:p>20</text:p>
          </table:table-cell>
          <table:table-cell table:formula="of:=IF([.CK16]-[.CK$24]&gt;0;[.CK16]-[.CK$24];&quot;&quot;)">
            <text:p/>
          </table:table-cell>
          <table:table-cell table:formula="of:=IF([.CL16]-[.CL$24]&gt;0;[.CL16]-[.CL$24];&quot;&quot;)">
            <text:p/>
          </table:table-cell>
          <table:table-cell table:formula="of:=IF([.CM16]-[.CM$24]&gt;0;[.CM16]-[.CM$24];&quot;&quot;)">
            <text:p/>
          </table:table-cell>
          <table:table-cell table:formula="of:=IF([.CN16]-[.CN$24]&gt;0;[.CN16]-[.CN$24];&quot;&quot;)">
            <text:p/>
          </table:table-cell>
          <table:table-cell table:formula="of:=IF([.CO16]-[.CO$24]&gt;0;[.CO16]-[.CO$24];&quot;&quot;)">
            <text:p/>
          </table:table-cell>
          <table:table-cell table:formula="of:=IF([.CP16]-[.CP$24]&gt;0;[.CP16]-[.CP$24];&quot;&quot;)">
            <text:p/>
          </table:table-cell>
          <table:table-cell table:formula="of:=IF([.CQ16]-[.CQ$24]&gt;0;[.CQ16]-[.CQ$24];&quot;&quot;)">
            <text:p/>
          </table:table-cell>
          <table:table-cell table:formula="of:=IF([.CR16]-[.CR$24]&gt;0;[.CR16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formula="of:=CEILING([.$B$4]*[.C33];1)" office:value-type="float" office:value="28" calcext:value-type="float">
            <text:p>28</text:p>
          </table:table-cell>
          <table:table-cell table:formula="of:=MOD(CEILING([.$C33]*[.$B$4])+CEILING([.E$30]*[.$B$4])-CEILING(MOD([.E$30]+[.$C33];[.$B$5])*[.$B$4]);384)" office:value-type="float" office:value="0" calcext:value-type="float">
            <text:p>0</text:p>
          </table:table-cell>
          <table:table-cell table:formula="of:=MOD(CEILING([.$C33]*[.$B$4])+CEILING([.F$30]*[.$B$4])-CEILING(MOD([.F$30]+[.$C33];[.$B$5])*[.$B$4]);384)" office:value-type="float" office:value="1" calcext:value-type="float">
            <text:p>1</text:p>
          </table:table-cell>
          <table:table-cell table:formula="of:=MOD(CEILING([.$C33]*[.$B$4])+CEILING([.G$30]*[.$B$4])-CEILING(MOD([.G$30]+[.$C33];[.$B$5])*[.$B$4]);384)" office:value-type="float" office:value="0" calcext:value-type="float">
            <text:p>0</text:p>
          </table:table-cell>
          <table:table-cell table:formula="of:=MOD(CEILING([.$C33]*[.$B$4])+CEILING([.H$30]*[.$B$4])-CEILING(MOD([.H$30]+[.$C33];[.$B$5])*[.$B$4]);384)" office:value-type="float" office:value="1" calcext:value-type="float">
            <text:p>1</text:p>
          </table:table-cell>
          <table:table-cell table:formula="of:=MOD(CEILING([.$C33]*[.$B$4])+CEILING([.I$30]*[.$B$4])-CEILING(MOD([.I$30]+[.$C33];[.$B$5])*[.$B$4]);384)" office:value-type="float" office:value="0" calcext:value-type="float">
            <text:p>0</text:p>
          </table:table-cell>
          <table:table-cell table:formula="of:=MOD(CEILING([.$C33]*[.$B$4])+CEILING([.J$30]*[.$B$4])-CEILING(MOD([.J$30]+[.$C33];[.$B$5])*[.$B$4]);384)" office:value-type="float" office:value="1" calcext:value-type="float">
            <text:p>1</text:p>
          </table:table-cell>
          <table:table-cell table:formula="of:=MOD(CEILING([.$C33]*[.$B$4])+CEILING([.K$30]*[.$B$4])-CEILING(MOD([.K$30]+[.$C33];[.$B$5])*[.$B$4]);384)" office:value-type="float" office:value="0" calcext:value-type="float">
            <text:p>0</text:p>
          </table:table-cell>
          <table:table-cell table:formula="of:=MOD(CEILING([.$C33]*[.$B$4])+CEILING([.L$30]*[.$B$4])-CEILING(MOD([.L$30]+[.$C33];[.$B$5])*[.$B$4]);384)" office:value-type="float" office:value="1" calcext:value-type="float">
            <text:p>1</text:p>
          </table:table-cell>
          <table:table-cell table:formula="of:=MOD(CEILING([.$C33]*[.$B$4])+CEILING([.M$30]*[.$B$4])-CEILING(MOD([.M$30]+[.$C33];[.$B$5])*[.$B$4]);384)" office:value-type="float" office:value="0" calcext:value-type="float">
            <text:p>0</text:p>
          </table:table-cell>
          <table:table-cell table:formula="of:=MOD(CEILING([.$C33]*[.$B$4])+CEILING([.N$30]*[.$B$4])-CEILING(MOD([.N$30]+[.$C33];[.$B$5])*[.$B$4]);384)" office:value-type="float" office:value="1" calcext:value-type="float">
            <text:p>1</text:p>
          </table:table-cell>
          <table:table-cell table:formula="of:=MOD(CEILING([.$C33]*[.$B$4])+CEILING([.O$30]*[.$B$4])-CEILING(MOD([.O$30]+[.$C33];[.$B$5])*[.$B$4]);384)" office:value-type="float" office:value="0" calcext:value-type="float">
            <text:p>0</text:p>
          </table:table-cell>
          <table:table-cell table:formula="of:=MOD(CEILING([.$C33]*[.$B$4])+CEILING([.P$30]*[.$B$4])-CEILING(MOD([.P$30]+[.$C33];[.$B$5])*[.$B$4]);384)" office:value-type="float" office:value="1" calcext:value-type="float">
            <text:p>1</text:p>
          </table:table-cell>
          <table:table-cell table:formula="of:=MOD(CEILING([.$C33]*[.$B$4])+CEILING([.Q$30]*[.$B$4])-CEILING(MOD([.Q$30]+[.$C33];[.$B$5])*[.$B$4]);384)" office:value-type="float" office:value="0" calcext:value-type="float">
            <text:p>0</text:p>
          </table:table-cell>
          <table:table-cell table:formula="of:=MOD(CEILING([.$C33]*[.$B$4])+CEILING([.R$30]*[.$B$4])-CEILING(MOD([.R$30]+[.$C33];[.$B$5])*[.$B$4]);384)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6" calcext:value-type="float">
            <text:p>6</text:p>
          </table:table-cell>
          <table:table-cell table:style-name="ce3" table:formula="of:=CEILING([.$B$4]*[.Z33];1)" office:value-type="float" office:value="165" calcext:value-type="float">
            <text:p>165</text:p>
          </table:table-cell>
          <table:table-cell table:style-name="ce3" table:number-columns-repeated="6"/>
          <table:table-cell table:style-name="ce3" table:formula="of:=MOD(CEILING([.$Z33]*[.$B$4])+CEILING([.AB$25]*[.$B$4])-CEILING(MOD([.AB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C$25]*[.$B$4])-CEILING(MOD([.AC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D$25]*[.$B$4])-CEILING(MOD([.AD$25]+[.$Z33];[.$B$5])*[.$B$4]);384)" office:value-type="float" office:value="0" calcext:value-type="float">
            <text:p>0</text:p>
          </table:table-cell>
          <table:table-cell table:style-name="ce17" table:formula="of:=MOD(CEILING([.$Z33]*[.$B$4])+CEILING([.AE$25]*[.$B$4])-CEILING(MOD([.AE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F$25]*[.$B$4])-CEILING(MOD([.AF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G$25]*[.$B$4])-CEILING(MOD([.AG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H$25]*[.$B$4])-CEILING(MOD([.AH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I$25]*[.$B$4])-CEILING(MOD([.AI$25]+[.$Z33];[.$B$5])*[.$B$4]);384)" office:value-type="float" office:value="0" calcext:value-type="float">
            <text:p>0</text:p>
          </table:table-cell>
          <table:table-cell table:style-name="ce15" table:formula="of:=MOD(CEILING([.$Z33]*[.$B$4])+CEILING([.AJ$25]*[.$B$4])-CEILING(MOD([.AJ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K$25]*[.$B$4])-CEILING(MOD([.AK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L$25]*[.$B$4])-CEILING(MOD([.AL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M$25]*[.$B$4])-CEILING(MOD([.AM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N$25]*[.$B$4])-CEILING(MOD([.AN$25]+[.$Z33];[.$B$5])*[.$B$4]);384)" office:value-type="float" office:value="1" calcext:value-type="float">
            <text:p>1</text:p>
          </table:table-cell>
          <table:table-cell table:style-name="ce15" table:formula="of:=MOD(CEILING([.$Z33]*[.$B$4])+CEILING([.AO$25]*[.$B$4])-CEILING(MOD([.AO$25]+[.$Z33];[.$B$5])*[.$B$4]);384)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IF([.BG17]-[.BG$24]&gt;0;[.BG17]-[.BG$24];&quot;&quot;)">
            <text:p/>
          </table:table-cell>
          <table:table-cell table:formula="of:=IF([.BH17]-[.BH$24]&gt;0;[.BH17]-[.BH$24];&quot;&quot;)">
            <text:p/>
          </table:table-cell>
          <table:table-cell table:formula="of:=IF([.BI17]-[.BI$24]&gt;0;[.BI17]-[.BI$24];&quot;&quot;)">
            <text:p/>
          </table:table-cell>
          <table:table-cell table:formula="of:=IF([.BJ17]-[.BJ$24]&gt;0;[.BJ17]-[.BJ$24];&quot;&quot;)">
            <text:p/>
          </table:table-cell>
          <table:table-cell table:formula="of:=IF([.BK17]-[.BK$24]&gt;0;[.BK17]-[.BK$24];&quot;&quot;)" office:value-type="float" office:value="1" calcext:value-type="float">
            <text:p>1</text:p>
          </table:table-cell>
          <table:table-cell table:formula="of:=IF([.BL17]-[.BL$24]&gt;0;[.BL17]-[.BL$24];&quot;&quot;)" office:value-type="float" office:value="5" calcext:value-type="float">
            <text:p>5</text:p>
          </table:table-cell>
          <table:table-cell table:formula="of:=IF([.BM17]-[.BM$24]&gt;0;[.BM17]-[.BM$24];&quot;&quot;)">
            <text:p/>
          </table:table-cell>
          <table:table-cell table:formula="of:=IF([.BN17]-[.BN$24]&gt;0;[.BN17]-[.BN$24];&quot;&quot;)" office:value-type="float" office:value="14" calcext:value-type="float">
            <text:p>14</text:p>
          </table:table-cell>
          <table:table-cell table:formula="of:=IF([.BO17]-[.BO$24]&gt;0;[.BO17]-[.BO$24];&quot;&quot;)" office:value-type="float" office:value="19" calcext:value-type="float">
            <text:p>19</text:p>
          </table:table-cell>
          <table:table-cell table:formula="of:=IF([.BP17]-[.BP$24]&gt;0;[.BP17]-[.BP$24];&quot;&quot;)">
            <text:p/>
          </table:table-cell>
          <table:table-cell table:formula="of:=IF([.BQ17]-[.BQ$24]&gt;0;[.BQ17]-[.BQ$24];&quot;&quot;)">
            <text:p/>
          </table:table-cell>
          <table:table-cell table:formula="of:=IF([.BR17]-[.BR$24]&gt;0;[.BR17]-[.BR$24];&quot;&quot;)">
            <text:p/>
          </table:table-cell>
          <table:table-cell table:formula="of:=IF([.BS17]-[.BS$24]&gt;0;[.BS17]-[.BS$24];&quot;&quot;)">
            <text:p/>
          </table:table-cell>
          <table:table-cell table:formula="of:=IF([.BT17]-[.BT$24]&gt;0;[.BT17]-[.BT$24];&quot;&quot;)">
            <text:p/>
          </table:table-cell>
          <table:table-cell table:formula="of:=IF([.BU17]-[.BU$24]&gt;0;[.BU17]-[.BU$24];&quot;&quot;)">
            <text:p/>
          </table:table-cell>
          <table:table-cell table:formula="of:=IF([.BV17]-[.BV$24]&gt;0;[.BV17]-[.BV$24];&quot;&quot;)">
            <text:p/>
          </table:table-cell>
          <table:table-cell table:formula="of:=IF([.BW17]-[.BW$24]&gt;0;[.BW17]-[.BW$24];&quot;&quot;)"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IF([.CB17]-[.CB$24]&gt;0;[.CB17]-[.CB$24];&quot;&quot;)">
            <text:p/>
          </table:table-cell>
          <table:table-cell table:formula="of:=IF([.CC17]-[.CC$24]&gt;0;[.CC17]-[.CC$24];&quot;&quot;)">
            <text:p/>
          </table:table-cell>
          <table:table-cell table:formula="of:=IF([.CD17]-[.CD$24]&gt;0;[.CD17]-[.CD$24];&quot;&quot;)">
            <text:p/>
          </table:table-cell>
          <table:table-cell table:formula="of:=IF([.CE17]-[.CE$24]&gt;0;[.CE17]-[.CE$24];&quot;&quot;)">
            <text:p/>
          </table:table-cell>
          <table:table-cell table:formula="of:=IF([.CF17]-[.CF$24]&gt;0;[.CF17]-[.CF$24];&quot;&quot;)">
            <text:p/>
          </table:table-cell>
          <table:table-cell table:formula="of:=IF([.CG17]-[.CG$24]&gt;0;[.CG17]-[.CG$24];&quot;&quot;)" office:value-type="float" office:value="1" calcext:value-type="float">
            <text:p>1</text:p>
          </table:table-cell>
          <table:table-cell table:formula="of:=IF([.CH17]-[.CH$24]&gt;0;[.CH17]-[.CH$24];&quot;&quot;)" office:value-type="float" office:value="6" calcext:value-type="float">
            <text:p>6</text:p>
          </table:table-cell>
          <table:table-cell table:formula="of:=IF([.CI17]-[.CI$24]&gt;0;[.CI17]-[.CI$24];&quot;&quot;)">
            <text:p/>
          </table:table-cell>
          <table:table-cell table:formula="of:=IF([.CJ17]-[.CJ$24]&gt;0;[.CJ17]-[.CJ$24];&quot;&quot;)" office:value-type="float" office:value="15" calcext:value-type="float">
            <text:p>15</text:p>
          </table:table-cell>
          <table:table-cell table:formula="of:=IF([.CK17]-[.CK$24]&gt;0;[.CK17]-[.CK$24];&quot;&quot;)" office:value-type="float" office:value="19" calcext:value-type="float">
            <text:p>19</text:p>
          </table:table-cell>
          <table:table-cell table:formula="of:=IF([.CL17]-[.CL$24]&gt;0;[.CL17]-[.CL$24];&quot;&quot;)">
            <text:p/>
          </table:table-cell>
          <table:table-cell table:formula="of:=IF([.CM17]-[.CM$24]&gt;0;[.CM17]-[.CM$24];&quot;&quot;)">
            <text:p/>
          </table:table-cell>
          <table:table-cell table:formula="of:=IF([.CN17]-[.CN$24]&gt;0;[.CN17]-[.CN$24];&quot;&quot;)">
            <text:p/>
          </table:table-cell>
          <table:table-cell table:formula="of:=IF([.CO17]-[.CO$24]&gt;0;[.CO17]-[.CO$24];&quot;&quot;)">
            <text:p/>
          </table:table-cell>
          <table:table-cell table:formula="of:=IF([.CP17]-[.CP$24]&gt;0;[.CP17]-[.CP$24];&quot;&quot;)">
            <text:p/>
          </table:table-cell>
          <table:table-cell table:formula="of:=IF([.CQ17]-[.CQ$24]&gt;0;[.CQ17]-[.CQ$24];&quot;&quot;)">
            <text:p/>
          </table:table-cell>
          <table:table-cell table:formula="of:=IF([.CR17]-[.CR$24]&gt;0;[.CR17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formula="of:=CEILING([.$B$4]*[.C34];1)" office:value-type="float" office:value="55" calcext:value-type="float">
            <text:p>55</text:p>
          </table:table-cell>
          <table:table-cell table:formula="of:=MOD(CEILING([.$C34]*[.$B$4])+CEILING([.E$30]*[.$B$4])-CEILING(MOD([.E$30]+[.$C34];[.$B$5])*[.$B$4]);384)" office:value-type="float" office:value="0" calcext:value-type="float">
            <text:p>0</text:p>
          </table:table-cell>
          <table:table-cell table:formula="of:=MOD(CEILING([.$C34]*[.$B$4])+CEILING([.F$30]*[.$B$4])-CEILING(MOD([.F$30]+[.$C34];[.$B$5])*[.$B$4]);384)" office:value-type="float" office:value="0" calcext:value-type="float">
            <text:p>0</text:p>
          </table:table-cell>
          <table:table-cell table:formula="of:=MOD(CEILING([.$C34]*[.$B$4])+CEILING([.G$30]*[.$B$4])-CEILING(MOD([.G$30]+[.$C34];[.$B$5])*[.$B$4]);384)" office:value-type="float" office:value="0" calcext:value-type="float">
            <text:p>0</text:p>
          </table:table-cell>
          <table:table-cell table:formula="of:=MOD(CEILING([.$C34]*[.$B$4])+CEILING([.H$30]*[.$B$4])-CEILING(MOD([.H$30]+[.$C34];[.$B$5])*[.$B$4]);384)" office:value-type="float" office:value="0" calcext:value-type="float">
            <text:p>0</text:p>
          </table:table-cell>
          <table:table-cell table:formula="of:=MOD(CEILING([.$C34]*[.$B$4])+CEILING([.I$30]*[.$B$4])-CEILING(MOD([.I$30]+[.$C34];[.$B$5])*[.$B$4]);384)" office:value-type="float" office:value="0" calcext:value-type="float">
            <text:p>0</text:p>
          </table:table-cell>
          <table:table-cell table:formula="of:=MOD(CEILING([.$C34]*[.$B$4])+CEILING([.J$30]*[.$B$4])-CEILING(MOD([.J$30]+[.$C34];[.$B$5])*[.$B$4]);384)" office:value-type="float" office:value="0" calcext:value-type="float">
            <text:p>0</text:p>
          </table:table-cell>
          <table:table-cell table:formula="of:=MOD(CEILING([.$C34]*[.$B$4])+CEILING([.K$30]*[.$B$4])-CEILING(MOD([.K$30]+[.$C34];[.$B$5])*[.$B$4]);384)" office:value-type="float" office:value="0" calcext:value-type="float">
            <text:p>0</text:p>
          </table:table-cell>
          <table:table-cell table:formula="of:=MOD(CEILING([.$C34]*[.$B$4])+CEILING([.L$30]*[.$B$4])-CEILING(MOD([.L$30]+[.$C34];[.$B$5])*[.$B$4]);384)" office:value-type="float" office:value="0" calcext:value-type="float">
            <text:p>0</text:p>
          </table:table-cell>
          <table:table-cell table:formula="of:=MOD(CEILING([.$C34]*[.$B$4])+CEILING([.M$30]*[.$B$4])-CEILING(MOD([.M$30]+[.$C34];[.$B$5])*[.$B$4]);384)" office:value-type="float" office:value="0" calcext:value-type="float">
            <text:p>0</text:p>
          </table:table-cell>
          <table:table-cell table:formula="of:=MOD(CEILING([.$C34]*[.$B$4])+CEILING([.N$30]*[.$B$4])-CEILING(MOD([.N$30]+[.$C34];[.$B$5])*[.$B$4]);384)" office:value-type="float" office:value="0" calcext:value-type="float">
            <text:p>0</text:p>
          </table:table-cell>
          <table:table-cell table:formula="of:=MOD(CEILING([.$C34]*[.$B$4])+CEILING([.O$30]*[.$B$4])-CEILING(MOD([.O$30]+[.$C34];[.$B$5])*[.$B$4]);384)" office:value-type="float" office:value="0" calcext:value-type="float">
            <text:p>0</text:p>
          </table:table-cell>
          <table:table-cell table:formula="of:=MOD(CEILING([.$C34]*[.$B$4])+CEILING([.P$30]*[.$B$4])-CEILING(MOD([.P$30]+[.$C34];[.$B$5])*[.$B$4]);384)" office:value-type="float" office:value="0" calcext:value-type="float">
            <text:p>0</text:p>
          </table:table-cell>
          <table:table-cell table:formula="of:=MOD(CEILING([.$C34]*[.$B$4])+CEILING([.Q$30]*[.$B$4])-CEILING(MOD([.Q$30]+[.$C34];[.$B$5])*[.$B$4]);384)" office:value-type="float" office:value="1" calcext:value-type="float">
            <text:p>1</text:p>
          </table:table-cell>
          <table:table-cell table:formula="of:=MOD(CEILING([.$C34]*[.$B$4])+CEILING([.R$30]*[.$B$4])-CEILING(MOD([.R$30]+[.$C34];[.$B$5])*[.$B$4]);384)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style-name="ce3" table:formula="of:=CEILING([.$B$4]*[.Z34];1)" office:value-type="float" office:value="193" calcext:value-type="float">
            <text:p>193</text:p>
          </table:table-cell>
          <table:table-cell table:style-name="ce3" table:number-columns-repeated="7"/>
          <table:table-cell table:style-name="ce3" table:formula="of:=MOD(CEILING([.$Z34]*[.$B$4])+CEILING([.AB$25]*[.$B$4])-CEILING(MOD([.AB$25]+[.$Z34];[.$B$5])*[.$B$4]);384)" office:value-type="float" office:value="0" calcext:value-type="float">
            <text:p>0</text:p>
          </table:table-cell>
          <table:table-cell table:style-name="ce16" table:formula="of:=MOD(CEILING([.$Z34]*[.$B$4])+CEILING([.AC$25]*[.$B$4])-CEILING(MOD([.AC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D$25]*[.$B$4])-CEILING(MOD([.AD$25]+[.$Z34];[.$B$5])*[.$B$4]);384)" office:value-type="float" office:value="0" calcext:value-type="float">
            <text:p>0</text:p>
          </table:table-cell>
          <table:table-cell table:style-name="ce16" table:formula="of:=MOD(CEILING([.$Z34]*[.$B$4])+CEILING([.AE$25]*[.$B$4])-CEILING(MOD([.AE$25]+[.$Z34];[.$B$5])*[.$B$4]);384)" office:value-type="float" office:value="1" calcext:value-type="float">
            <text:p>1</text:p>
          </table:table-cell>
          <table:table-cell table:style-name="ce20" table:formula="of:=MOD(CEILING([.$Z34]*[.$B$4])+CEILING([.AF$25]*[.$B$4])-CEILING(MOD([.AF$25]+[.$Z34];[.$B$5])*[.$B$4]);384)" office:value-type="float" office:value="0" calcext:value-type="float">
            <text:p>0</text:p>
          </table:table-cell>
          <table:table-cell table:style-name="ce16" table:formula="of:=MOD(CEILING([.$Z34]*[.$B$4])+CEILING([.AG$25]*[.$B$4])-CEILING(MOD([.AG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H$25]*[.$B$4])-CEILING(MOD([.AH$25]+[.$Z34];[.$B$5])*[.$B$4]);384)" office:value-type="float" office:value="0" calcext:value-type="float">
            <text:p>0</text:p>
          </table:table-cell>
          <table:table-cell table:style-name="ce16" table:formula="of:=MOD(CEILING([.$Z34]*[.$B$4])+CEILING([.AI$25]*[.$B$4])-CEILING(MOD([.AI$25]+[.$Z34];[.$B$5])*[.$B$4]);384)" office:value-type="float" office:value="2" calcext:value-type="float">
            <text:p>2</text:p>
          </table:table-cell>
          <table:table-cell table:style-name="ce16" table:formula="of:=MOD(CEILING([.$Z34]*[.$B$4])+CEILING([.AJ$25]*[.$B$4])-CEILING(MOD([.AJ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K$25]*[.$B$4])-CEILING(MOD([.AK$25]+[.$Z34];[.$B$5])*[.$B$4]);384)" office:value-type="float" office:value="2" calcext:value-type="float">
            <text:p>2</text:p>
          </table:table-cell>
          <table:table-cell table:style-name="ce16" table:formula="of:=MOD(CEILING([.$Z34]*[.$B$4])+CEILING([.AL$25]*[.$B$4])-CEILING(MOD([.AL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M$25]*[.$B$4])-CEILING(MOD([.AM$25]+[.$Z34];[.$B$5])*[.$B$4]);384)" office:value-type="float" office:value="2" calcext:value-type="float">
            <text:p>2</text:p>
          </table:table-cell>
          <table:table-cell table:style-name="ce16" table:formula="of:=MOD(CEILING([.$Z34]*[.$B$4])+CEILING([.AN$25]*[.$B$4])-CEILING(MOD([.AN$25]+[.$Z34];[.$B$5])*[.$B$4]);384)" office:value-type="float" office:value="1" calcext:value-type="float">
            <text:p>1</text:p>
          </table:table-cell>
          <table:table-cell table:style-name="ce16" table:formula="of:=MOD(CEILING([.$Z34]*[.$B$4])+CEILING([.AO$25]*[.$B$4])-CEILING(MOD([.AO$25]+[.$Z34];[.$B$5])*[.$B$4]);384)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IF([.BG18]-[.BG$24]&gt;0;[.BG18]-[.BG$24];&quot;&quot;)">
            <text:p/>
          </table:table-cell>
          <table:table-cell table:formula="of:=IF([.BH18]-[.BH$24]&gt;0;[.BH18]-[.BH$24];&quot;&quot;)">
            <text:p/>
          </table:table-cell>
          <table:table-cell table:formula="of:=IF([.BI18]-[.BI$24]&gt;0;[.BI18]-[.BI$24];&quot;&quot;)">
            <text:p/>
          </table:table-cell>
          <table:table-cell table:formula="of:=IF([.BJ18]-[.BJ$24]&gt;0;[.BJ18]-[.BJ$24];&quot;&quot;)">
            <text:p/>
          </table:table-cell>
          <table:table-cell table:formula="of:=IF([.BK18]-[.BK$24]&gt;0;[.BK18]-[.BK$24];&quot;&quot;)">
            <text:p/>
          </table:table-cell>
          <table:table-cell table:formula="of:=IF([.BL18]-[.BL$24]&gt;0;[.BL18]-[.BL$24];&quot;&quot;)" office:value-type="float" office:value="1" calcext:value-type="float">
            <text:p>1</text:p>
          </table:table-cell>
          <table:table-cell table:formula="of:=IF([.BM18]-[.BM$24]&gt;0;[.BM18]-[.BM$24];&quot;&quot;)" office:value-type="float" office:value="6" calcext:value-type="float">
            <text:p>6</text:p>
          </table:table-cell>
          <table:table-cell table:formula="of:=IF([.BN18]-[.BN$24]&gt;0;[.BN18]-[.BN$24];&quot;&quot;)">
            <text:p/>
          </table:table-cell>
          <table:table-cell table:formula="of:=IF([.BO18]-[.BO$24]&gt;0;[.BO18]-[.BO$24];&quot;&quot;)" office:value-type="float" office:value="15" calcext:value-type="float">
            <text:p>15</text:p>
          </table:table-cell>
          <table:table-cell table:formula="of:=IF([.BP18]-[.BP$24]&gt;0;[.BP18]-[.BP$24];&quot;&quot;)" office:value-type="float" office:value="19" calcext:value-type="float">
            <text:p>19</text:p>
          </table:table-cell>
          <table:table-cell table:formula="of:=IF([.BQ18]-[.BQ$24]&gt;0;[.BQ18]-[.BQ$24];&quot;&quot;)">
            <text:p/>
          </table:table-cell>
          <table:table-cell table:formula="of:=IF([.BR18]-[.BR$24]&gt;0;[.BR18]-[.BR$24];&quot;&quot;)">
            <text:p/>
          </table:table-cell>
          <table:table-cell table:formula="of:=IF([.BS18]-[.BS$24]&gt;0;[.BS18]-[.BS$24];&quot;&quot;)">
            <text:p/>
          </table:table-cell>
          <table:table-cell table:formula="of:=IF([.BT18]-[.BT$24]&gt;0;[.BT18]-[.BT$24];&quot;&quot;)">
            <text:p/>
          </table:table-cell>
          <table:table-cell table:formula="of:=IF([.BU18]-[.BU$24]&gt;0;[.BU18]-[.BU$24];&quot;&quot;)">
            <text:p/>
          </table:table-cell>
          <table:table-cell table:formula="of:=IF([.BV18]-[.BV$24]&gt;0;[.BV18]-[.BV$24];&quot;&quot;)">
            <text:p/>
          </table:table-cell>
          <table:table-cell table:formula="of:=IF([.BW18]-[.BW$24]&gt;0;[.BW18]-[.BW$24];&quot;&quot;)"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IF([.CB18]-[.CB$24]&gt;0;[.CB18]-[.CB$24];&quot;&quot;)">
            <text:p/>
          </table:table-cell>
          <table:table-cell table:formula="of:=IF([.CC18]-[.CC$24]&gt;0;[.CC18]-[.CC$24];&quot;&quot;)">
            <text:p/>
          </table:table-cell>
          <table:table-cell table:formula="of:=IF([.CD18]-[.CD$24]&gt;0;[.CD18]-[.CD$24];&quot;&quot;)">
            <text:p/>
          </table:table-cell>
          <table:table-cell table:formula="of:=IF([.CE18]-[.CE$24]&gt;0;[.CE18]-[.CE$24];&quot;&quot;)">
            <text:p/>
          </table:table-cell>
          <table:table-cell table:formula="of:=IF([.CF18]-[.CF$24]&gt;0;[.CF18]-[.CF$24];&quot;&quot;)">
            <text:p/>
          </table:table-cell>
          <table:table-cell table:formula="of:=IF([.CG18]-[.CG$24]&gt;0;[.CG18]-[.CG$24];&quot;&quot;)">
            <text:p/>
          </table:table-cell>
          <table:table-cell table:formula="of:=IF([.CH18]-[.CH$24]&gt;0;[.CH18]-[.CH$24];&quot;&quot;)" office:value-type="float" office:value="2" calcext:value-type="float">
            <text:p>2</text:p>
          </table:table-cell>
          <table:table-cell table:formula="of:=IF([.CI18]-[.CI$24]&gt;0;[.CI18]-[.CI$24];&quot;&quot;)" office:value-type="float" office:value="6" calcext:value-type="float">
            <text:p>6</text:p>
          </table:table-cell>
          <table:table-cell table:formula="of:=IF([.CJ18]-[.CJ$24]&gt;0;[.CJ18]-[.CJ$24];&quot;&quot;)">
            <text:p/>
          </table:table-cell>
          <table:table-cell table:formula="of:=IF([.CK18]-[.CK$24]&gt;0;[.CK18]-[.CK$24];&quot;&quot;)" office:value-type="float" office:value="15" calcext:value-type="float">
            <text:p>15</text:p>
          </table:table-cell>
          <table:table-cell table:formula="of:=IF([.CL18]-[.CL$24]&gt;0;[.CL18]-[.CL$24];&quot;&quot;)" office:value-type="float" office:value="20" calcext:value-type="float">
            <text:p>20</text:p>
          </table:table-cell>
          <table:table-cell table:formula="of:=IF([.CM18]-[.CM$24]&gt;0;[.CM18]-[.CM$24];&quot;&quot;)">
            <text:p/>
          </table:table-cell>
          <table:table-cell table:formula="of:=IF([.CN18]-[.CN$24]&gt;0;[.CN18]-[.CN$24];&quot;&quot;)">
            <text:p/>
          </table:table-cell>
          <table:table-cell table:formula="of:=IF([.CO18]-[.CO$24]&gt;0;[.CO18]-[.CO$24];&quot;&quot;)">
            <text:p/>
          </table:table-cell>
          <table:table-cell table:formula="of:=IF([.CP18]-[.CP$24]&gt;0;[.CP18]-[.CP$24];&quot;&quot;)">
            <text:p/>
          </table:table-cell>
          <table:table-cell table:formula="of:=IF([.CQ18]-[.CQ$24]&gt;0;[.CQ18]-[.CQ$24];&quot;&quot;)">
            <text:p/>
          </table:table-cell>
          <table:table-cell table:formula="of:=IF([.CR18]-[.CR$24]&gt;0;[.CR18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formula="of:=CEILING([.$B$4]*[.C35];1)" office:value-type="float" office:value="83" calcext:value-type="float">
            <text:p>83</text:p>
          </table:table-cell>
          <table:table-cell table:formula="of:=MOD(CEILING([.$C35]*[.$B$4])+CEILING([.E$30]*[.$B$4])-CEILING(MOD([.E$30]+[.$C35];[.$B$5])*[.$B$4]);384)" office:value-type="float" office:value="0" calcext:value-type="float">
            <text:p>0</text:p>
          </table:table-cell>
          <table:table-cell table:formula="of:=MOD(CEILING([.$C35]*[.$B$4])+CEILING([.F$30]*[.$B$4])-CEILING(MOD([.F$30]+[.$C35];[.$B$5])*[.$B$4]);384)" office:value-type="float" office:value="1" calcext:value-type="float">
            <text:p>1</text:p>
          </table:table-cell>
          <table:table-cell table:formula="of:=MOD(CEILING([.$C35]*[.$B$4])+CEILING([.G$30]*[.$B$4])-CEILING(MOD([.G$30]+[.$C35];[.$B$5])*[.$B$4]);384)" office:value-type="float" office:value="0" calcext:value-type="float">
            <text:p>0</text:p>
          </table:table-cell>
          <table:table-cell table:formula="of:=MOD(CEILING([.$C35]*[.$B$4])+CEILING([.H$30]*[.$B$4])-CEILING(MOD([.H$30]+[.$C35];[.$B$5])*[.$B$4]);384)" office:value-type="float" office:value="1" calcext:value-type="float">
            <text:p>1</text:p>
          </table:table-cell>
          <table:table-cell table:formula="of:=MOD(CEILING([.$C35]*[.$B$4])+CEILING([.I$30]*[.$B$4])-CEILING(MOD([.I$30]+[.$C35];[.$B$5])*[.$B$4]);384)" office:value-type="float" office:value="0" calcext:value-type="float">
            <text:p>0</text:p>
          </table:table-cell>
          <table:table-cell table:formula="of:=MOD(CEILING([.$C35]*[.$B$4])+CEILING([.J$30]*[.$B$4])-CEILING(MOD([.J$30]+[.$C35];[.$B$5])*[.$B$4]);384)" office:value-type="float" office:value="1" calcext:value-type="float">
            <text:p>1</text:p>
          </table:table-cell>
          <table:table-cell table:formula="of:=MOD(CEILING([.$C35]*[.$B$4])+CEILING([.K$30]*[.$B$4])-CEILING(MOD([.K$30]+[.$C35];[.$B$5])*[.$B$4]);384)" office:value-type="float" office:value="0" calcext:value-type="float">
            <text:p>0</text:p>
          </table:table-cell>
          <table:table-cell table:formula="of:=MOD(CEILING([.$C35]*[.$B$4])+CEILING([.L$30]*[.$B$4])-CEILING(MOD([.L$30]+[.$C35];[.$B$5])*[.$B$4]);384)" office:value-type="float" office:value="1" calcext:value-type="float">
            <text:p>1</text:p>
          </table:table-cell>
          <table:table-cell table:formula="of:=MOD(CEILING([.$C35]*[.$B$4])+CEILING([.M$30]*[.$B$4])-CEILING(MOD([.M$30]+[.$C35];[.$B$5])*[.$B$4]);384)" office:value-type="float" office:value="0" calcext:value-type="float">
            <text:p>0</text:p>
          </table:table-cell>
          <table:table-cell table:formula="of:=MOD(CEILING([.$C35]*[.$B$4])+CEILING([.N$30]*[.$B$4])-CEILING(MOD([.N$30]+[.$C35];[.$B$5])*[.$B$4]);384)" office:value-type="float" office:value="1" calcext:value-type="float">
            <text:p>1</text:p>
          </table:table-cell>
          <table:table-cell table:formula="of:=MOD(CEILING([.$C35]*[.$B$4])+CEILING([.O$30]*[.$B$4])-CEILING(MOD([.O$30]+[.$C35];[.$B$5])*[.$B$4]);384)" office:value-type="float" office:value="0" calcext:value-type="float">
            <text:p>0</text:p>
          </table:table-cell>
          <table:table-cell table:formula="of:=MOD(CEILING([.$C35]*[.$B$4])+CEILING([.P$30]*[.$B$4])-CEILING(MOD([.P$30]+[.$C35];[.$B$5])*[.$B$4]);384)" office:value-type="float" office:value="2" calcext:value-type="float">
            <text:p>2</text:p>
          </table:table-cell>
          <table:table-cell table:formula="of:=MOD(CEILING([.$C35]*[.$B$4])+CEILING([.Q$30]*[.$B$4])-CEILING(MOD([.Q$30]+[.$C35];[.$B$5])*[.$B$4]);384)" office:value-type="float" office:value="1" calcext:value-type="float">
            <text:p>1</text:p>
          </table:table-cell>
          <table:table-cell table:formula="of:=MOD(CEILING([.$C35]*[.$B$4])+CEILING([.R$30]*[.$B$4])-CEILING(MOD([.R$30]+[.$C35];[.$B$5])*[.$B$4]);384)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8" calcext:value-type="float">
            <text:p>8</text:p>
          </table:table-cell>
          <table:table-cell table:style-name="ce3" table:formula="of:=CEILING([.$B$4]*[.Z35];1)" office:value-type="float" office:value="220" calcext:value-type="float">
            <text:p>220</text:p>
          </table:table-cell>
          <table:table-cell table:style-name="ce3" table:number-columns-repeated="8"/>
          <table:table-cell table:style-name="ce3" table:formula="of:=MOD(CEILING([.$Z35]*[.$B$4])+CEILING([.AB$25]*[.$B$4])-CEILING(MOD([.AB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C$25]*[.$B$4])-CEILING(MOD([.AC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D$25]*[.$B$4])-CEILING(MOD([.AD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E$25]*[.$B$4])-CEILING(MOD([.AE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F$25]*[.$B$4])-CEILING(MOD([.AF$25]+[.$Z35];[.$B$5])*[.$B$4]);384)" office:value-type="float" office:value="0" calcext:value-type="float">
            <text:p>0</text:p>
          </table:table-cell>
          <table:table-cell table:style-name="ce23" table:formula="of:=MOD(CEILING([.$Z35]*[.$B$4])+CEILING([.AG$25]*[.$B$4])-CEILING(MOD([.AG$25]+[.$Z35];[.$B$5])*[.$B$4]);384)" office:value-type="float" office:value="0" calcext:value-type="float">
            <text:p>0</text:p>
          </table:table-cell>
          <table:table-cell table:style-name="ce18" table:formula="of:=MOD(CEILING([.$Z35]*[.$B$4])+CEILING([.AH$25]*[.$B$4])-CEILING(MOD([.AH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I$25]*[.$B$4])-CEILING(MOD([.AI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J$25]*[.$B$4])-CEILING(MOD([.AJ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K$25]*[.$B$4])-CEILING(MOD([.AK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L$25]*[.$B$4])-CEILING(MOD([.AL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M$25]*[.$B$4])-CEILING(MOD([.AM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N$25]*[.$B$4])-CEILING(MOD([.AN$25]+[.$Z35];[.$B$5])*[.$B$4]);384)" office:value-type="float" office:value="1" calcext:value-type="float">
            <text:p>1</text:p>
          </table:table-cell>
          <table:table-cell table:style-name="ce18" table:formula="of:=MOD(CEILING([.$Z35]*[.$B$4])+CEILING([.AO$25]*[.$B$4])-CEILING(MOD([.AO$25]+[.$Z35];[.$B$5])*[.$B$4]);384)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IF([.BG19]-[.BG$24]&gt;0;[.BG19]-[.BG$24];&quot;&quot;)">
            <text:p/>
          </table:table-cell>
          <table:table-cell table:formula="of:=IF([.BH19]-[.BH$24]&gt;0;[.BH19]-[.BH$24];&quot;&quot;)">
            <text:p/>
          </table:table-cell>
          <table:table-cell table:formula="of:=IF([.BI19]-[.BI$24]&gt;0;[.BI19]-[.BI$24];&quot;&quot;)">
            <text:p/>
          </table:table-cell>
          <table:table-cell table:formula="of:=IF([.BJ19]-[.BJ$24]&gt;0;[.BJ19]-[.BJ$24];&quot;&quot;)">
            <text:p/>
          </table:table-cell>
          <table:table-cell table:formula="of:=IF([.BK19]-[.BK$24]&gt;0;[.BK19]-[.BK$24];&quot;&quot;)">
            <text:p/>
          </table:table-cell>
          <table:table-cell table:formula="of:=IF([.BL19]-[.BL$24]&gt;0;[.BL19]-[.BL$24];&quot;&quot;)">
            <text:p/>
          </table:table-cell>
          <table:table-cell table:formula="of:=IF([.BM19]-[.BM$24]&gt;0;[.BM19]-[.BM$24];&quot;&quot;)" office:value-type="float" office:value="1" calcext:value-type="float">
            <text:p>1</text:p>
          </table:table-cell>
          <table:table-cell table:formula="of:=IF([.BN19]-[.BN$24]&gt;0;[.BN19]-[.BN$24];&quot;&quot;)" office:value-type="float" office:value="5" calcext:value-type="float">
            <text:p>5</text:p>
          </table:table-cell>
          <table:table-cell table:formula="of:=IF([.BO19]-[.BO$24]&gt;0;[.BO19]-[.BO$24];&quot;&quot;)">
            <text:p/>
          </table:table-cell>
          <table:table-cell table:formula="of:=IF([.BP19]-[.BP$24]&gt;0;[.BP19]-[.BP$24];&quot;&quot;)" office:value-type="float" office:value="14" calcext:value-type="float">
            <text:p>14</text:p>
          </table:table-cell>
          <table:table-cell table:formula="of:=IF([.BQ19]-[.BQ$24]&gt;0;[.BQ19]-[.BQ$24];&quot;&quot;)" office:value-type="float" office:value="19" calcext:value-type="float">
            <text:p>19</text:p>
          </table:table-cell>
          <table:table-cell table:formula="of:=IF([.BR19]-[.BR$24]&gt;0;[.BR19]-[.BR$24];&quot;&quot;)">
            <text:p/>
          </table:table-cell>
          <table:table-cell table:formula="of:=IF([.BS19]-[.BS$24]&gt;0;[.BS19]-[.BS$24];&quot;&quot;)">
            <text:p/>
          </table:table-cell>
          <table:table-cell table:formula="of:=IF([.BT19]-[.BT$24]&gt;0;[.BT19]-[.BT$24];&quot;&quot;)">
            <text:p/>
          </table:table-cell>
          <table:table-cell table:formula="of:=IF([.BU19]-[.BU$24]&gt;0;[.BU19]-[.BU$24];&quot;&quot;)">
            <text:p/>
          </table:table-cell>
          <table:table-cell table:formula="of:=IF([.BV19]-[.BV$24]&gt;0;[.BV19]-[.BV$24];&quot;&quot;)">
            <text:p/>
          </table:table-cell>
          <table:table-cell table:formula="of:=IF([.BW19]-[.BW$24]&gt;0;[.BW19]-[.BW$24];&quot;&quot;)"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IF([.CB19]-[.CB$24]&gt;0;[.CB19]-[.CB$24];&quot;&quot;)">
            <text:p/>
          </table:table-cell>
          <table:table-cell table:formula="of:=IF([.CC19]-[.CC$24]&gt;0;[.CC19]-[.CC$24];&quot;&quot;)">
            <text:p/>
          </table:table-cell>
          <table:table-cell table:formula="of:=IF([.CD19]-[.CD$24]&gt;0;[.CD19]-[.CD$24];&quot;&quot;)">
            <text:p/>
          </table:table-cell>
          <table:table-cell table:formula="of:=IF([.CE19]-[.CE$24]&gt;0;[.CE19]-[.CE$24];&quot;&quot;)">
            <text:p/>
          </table:table-cell>
          <table:table-cell table:formula="of:=IF([.CF19]-[.CF$24]&gt;0;[.CF19]-[.CF$24];&quot;&quot;)">
            <text:p/>
          </table:table-cell>
          <table:table-cell table:formula="of:=IF([.CG19]-[.CG$24]&gt;0;[.CG19]-[.CG$24];&quot;&quot;)">
            <text:p/>
          </table:table-cell>
          <table:table-cell table:formula="of:=IF([.CH19]-[.CH$24]&gt;0;[.CH19]-[.CH$24];&quot;&quot;)">
            <text:p/>
          </table:table-cell>
          <table:table-cell table:formula="of:=IF([.CI19]-[.CI$24]&gt;0;[.CI19]-[.CI$24];&quot;&quot;)" office:value-type="float" office:value="1" calcext:value-type="float">
            <text:p>1</text:p>
          </table:table-cell>
          <table:table-cell table:formula="of:=IF([.CJ19]-[.CJ$24]&gt;0;[.CJ19]-[.CJ$24];&quot;&quot;)" office:value-type="float" office:value="6" calcext:value-type="float">
            <text:p>6</text:p>
          </table:table-cell>
          <table:table-cell table:formula="of:=IF([.CK19]-[.CK$24]&gt;0;[.CK19]-[.CK$24];&quot;&quot;)">
            <text:p/>
          </table:table-cell>
          <table:table-cell table:formula="of:=IF([.CL19]-[.CL$24]&gt;0;[.CL19]-[.CL$24];&quot;&quot;)" office:value-type="float" office:value="15" calcext:value-type="float">
            <text:p>15</text:p>
          </table:table-cell>
          <table:table-cell table:formula="of:=IF([.CM19]-[.CM$24]&gt;0;[.CM19]-[.CM$24];&quot;&quot;)" office:value-type="float" office:value="19" calcext:value-type="float">
            <text:p>19</text:p>
          </table:table-cell>
          <table:table-cell table:formula="of:=IF([.CN19]-[.CN$24]&gt;0;[.CN19]-[.CN$24];&quot;&quot;)">
            <text:p/>
          </table:table-cell>
          <table:table-cell table:formula="of:=IF([.CO19]-[.CO$24]&gt;0;[.CO19]-[.CO$24];&quot;&quot;)">
            <text:p/>
          </table:table-cell>
          <table:table-cell table:formula="of:=IF([.CP19]-[.CP$24]&gt;0;[.CP19]-[.CP$24];&quot;&quot;)">
            <text:p/>
          </table:table-cell>
          <table:table-cell table:formula="of:=IF([.CQ19]-[.CQ$24]&gt;0;[.CQ19]-[.CQ$24];&quot;&quot;)">
            <text:p/>
          </table:table-cell>
          <table:table-cell table:formula="of:=IF([.CR19]-[.CR$24]&gt;0;[.CR19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formula="of:=CEILING([.$B$4]*[.C36];1)" office:value-type="float" office:value="110" calcext:value-type="float">
            <text:p>110</text:p>
          </table:table-cell>
          <table:table-cell table:formula="of:=MOD(CEILING([.$C36]*[.$B$4])+CEILING([.E$30]*[.$B$4])-CEILING(MOD([.E$30]+[.$C36];[.$B$5])*[.$B$4]);384)" office:value-type="float" office:value="0" calcext:value-type="float">
            <text:p>0</text:p>
          </table:table-cell>
          <table:table-cell table:formula="of:=MOD(CEILING([.$C36]*[.$B$4])+CEILING([.F$30]*[.$B$4])-CEILING(MOD([.F$30]+[.$C36];[.$B$5])*[.$B$4]);384)" office:value-type="float" office:value="0" calcext:value-type="float">
            <text:p>0</text:p>
          </table:table-cell>
          <table:table-cell table:formula="of:=MOD(CEILING([.$C36]*[.$B$4])+CEILING([.G$30]*[.$B$4])-CEILING(MOD([.G$30]+[.$C36];[.$B$5])*[.$B$4]);384)" office:value-type="float" office:value="0" calcext:value-type="float">
            <text:p>0</text:p>
          </table:table-cell>
          <table:table-cell table:formula="of:=MOD(CEILING([.$C36]*[.$B$4])+CEILING([.H$30]*[.$B$4])-CEILING(MOD([.H$30]+[.$C36];[.$B$5])*[.$B$4]);384)" office:value-type="float" office:value="0" calcext:value-type="float">
            <text:p>0</text:p>
          </table:table-cell>
          <table:table-cell table:formula="of:=MOD(CEILING([.$C36]*[.$B$4])+CEILING([.I$30]*[.$B$4])-CEILING(MOD([.I$30]+[.$C36];[.$B$5])*[.$B$4]);384)" office:value-type="float" office:value="0" calcext:value-type="float">
            <text:p>0</text:p>
          </table:table-cell>
          <table:table-cell table:formula="of:=MOD(CEILING([.$C36]*[.$B$4])+CEILING([.J$30]*[.$B$4])-CEILING(MOD([.J$30]+[.$C36];[.$B$5])*[.$B$4]);384)" office:value-type="float" office:value="0" calcext:value-type="float">
            <text:p>0</text:p>
          </table:table-cell>
          <table:table-cell table:formula="of:=MOD(CEILING([.$C36]*[.$B$4])+CEILING([.K$30]*[.$B$4])-CEILING(MOD([.K$30]+[.$C36];[.$B$5])*[.$B$4]);384)" office:value-type="float" office:value="0" calcext:value-type="float">
            <text:p>0</text:p>
          </table:table-cell>
          <table:table-cell table:formula="of:=MOD(CEILING([.$C36]*[.$B$4])+CEILING([.L$30]*[.$B$4])-CEILING(MOD([.L$30]+[.$C36];[.$B$5])*[.$B$4]);384)" office:value-type="float" office:value="0" calcext:value-type="float">
            <text:p>0</text:p>
          </table:table-cell>
          <table:table-cell table:formula="of:=MOD(CEILING([.$C36]*[.$B$4])+CEILING([.M$30]*[.$B$4])-CEILING(MOD([.M$30]+[.$C36];[.$B$5])*[.$B$4]);384)" office:value-type="float" office:value="0" calcext:value-type="float">
            <text:p>0</text:p>
          </table:table-cell>
          <table:table-cell table:formula="of:=MOD(CEILING([.$C36]*[.$B$4])+CEILING([.N$30]*[.$B$4])-CEILING(MOD([.N$30]+[.$C36];[.$B$5])*[.$B$4]);384)" office:value-type="float" office:value="0" calcext:value-type="float">
            <text:p>0</text:p>
          </table:table-cell>
          <table:table-cell table:formula="of:=MOD(CEILING([.$C36]*[.$B$4])+CEILING([.O$30]*[.$B$4])-CEILING(MOD([.O$30]+[.$C36];[.$B$5])*[.$B$4]);384)" office:value-type="float" office:value="1" calcext:value-type="float">
            <text:p>1</text:p>
          </table:table-cell>
          <table:table-cell table:formula="of:=MOD(CEILING([.$C36]*[.$B$4])+CEILING([.P$30]*[.$B$4])-CEILING(MOD([.P$30]+[.$C36];[.$B$5])*[.$B$4]);384)" office:value-type="float" office:value="1" calcext:value-type="float">
            <text:p>1</text:p>
          </table:table-cell>
          <table:table-cell table:formula="of:=MOD(CEILING([.$C36]*[.$B$4])+CEILING([.Q$30]*[.$B$4])-CEILING(MOD([.Q$30]+[.$C36];[.$B$5])*[.$B$4]);384)" office:value-type="float" office:value="1" calcext:value-type="float">
            <text:p>1</text:p>
          </table:table-cell>
          <table:table-cell table:formula="of:=MOD(CEILING([.$C36]*[.$B$4])+CEILING([.R$30]*[.$B$4])-CEILING(MOD([.R$30]+[.$C36];[.$B$5])*[.$B$4]);384)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9" calcext:value-type="float">
            <text:p>9</text:p>
          </table:table-cell>
          <table:table-cell table:style-name="ce3" table:formula="of:=CEILING([.$B$4]*[.Z36];1)" office:value-type="float" office:value="248" calcext:value-type="float">
            <text:p>248</text:p>
          </table:table-cell>
          <table:table-cell table:style-name="ce3" table:number-columns-repeated="9"/>
          <table:table-cell table:style-name="ce3" table:formula="of:=MOD(CEILING([.$Z36]*[.$B$4])+CEILING([.AB$25]*[.$B$4])-CEILING(MOD([.AB$25]+[.$Z36];[.$B$5])*[.$B$4]);384)" office:value-type="float" office:value="0" calcext:value-type="float">
            <text:p>0</text:p>
          </table:table-cell>
          <table:table-cell table:style-name="ce19" table:formula="of:=MOD(CEILING([.$Z36]*[.$B$4])+CEILING([.AC$25]*[.$B$4])-CEILING(MOD([.AC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D$25]*[.$B$4])-CEILING(MOD([.AD$25]+[.$Z36];[.$B$5])*[.$B$4]);384)" office:value-type="float" office:value="0" calcext:value-type="float">
            <text:p>0</text:p>
          </table:table-cell>
          <table:table-cell table:style-name="ce19" table:formula="of:=MOD(CEILING([.$Z36]*[.$B$4])+CEILING([.AE$25]*[.$B$4])-CEILING(MOD([.AE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F$25]*[.$B$4])-CEILING(MOD([.AF$25]+[.$Z36];[.$B$5])*[.$B$4]);384)" office:value-type="float" office:value="0" calcext:value-type="float">
            <text:p>0</text:p>
          </table:table-cell>
          <table:table-cell table:style-name="ce19" table:formula="of:=MOD(CEILING([.$Z36]*[.$B$4])+CEILING([.AG$25]*[.$B$4])-CEILING(MOD([.AG$25]+[.$Z36];[.$B$5])*[.$B$4]);384)" office:value-type="float" office:value="2" calcext:value-type="float">
            <text:p>2</text:p>
          </table:table-cell>
          <table:table-cell table:style-name="ce26" table:formula="of:=MOD(CEILING([.$Z36]*[.$B$4])+CEILING([.AH$25]*[.$B$4])-CEILING(MOD([.AH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I$25]*[.$B$4])-CEILING(MOD([.AI$25]+[.$Z36];[.$B$5])*[.$B$4]);384)" office:value-type="float" office:value="2" calcext:value-type="float">
            <text:p>2</text:p>
          </table:table-cell>
          <table:table-cell table:style-name="ce19" table:formula="of:=MOD(CEILING([.$Z36]*[.$B$4])+CEILING([.AJ$25]*[.$B$4])-CEILING(MOD([.AJ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K$25]*[.$B$4])-CEILING(MOD([.AK$25]+[.$Z36];[.$B$5])*[.$B$4]);384)" office:value-type="float" office:value="2" calcext:value-type="float">
            <text:p>2</text:p>
          </table:table-cell>
          <table:table-cell table:style-name="ce19" table:formula="of:=MOD(CEILING([.$Z36]*[.$B$4])+CEILING([.AL$25]*[.$B$4])-CEILING(MOD([.AL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M$25]*[.$B$4])-CEILING(MOD([.AM$25]+[.$Z36];[.$B$5])*[.$B$4]);384)" office:value-type="float" office:value="2" calcext:value-type="float">
            <text:p>2</text:p>
          </table:table-cell>
          <table:table-cell table:style-name="ce19" table:formula="of:=MOD(CEILING([.$Z36]*[.$B$4])+CEILING([.AN$25]*[.$B$4])-CEILING(MOD([.AN$25]+[.$Z36];[.$B$5])*[.$B$4]);384)" office:value-type="float" office:value="1" calcext:value-type="float">
            <text:p>1</text:p>
          </table:table-cell>
          <table:table-cell table:style-name="ce19" table:formula="of:=MOD(CEILING([.$Z36]*[.$B$4])+CEILING([.AO$25]*[.$B$4])-CEILING(MOD([.AO$25]+[.$Z36];[.$B$5])*[.$B$4]);384)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IF([.BG20]-[.BG$24]&gt;0;[.BG20]-[.BG$24];&quot;&quot;)">
            <text:p/>
          </table:table-cell>
          <table:table-cell table:formula="of:=IF([.BH20]-[.BH$24]&gt;0;[.BH20]-[.BH$24];&quot;&quot;)">
            <text:p/>
          </table:table-cell>
          <table:table-cell table:formula="of:=IF([.BI20]-[.BI$24]&gt;0;[.BI20]-[.BI$24];&quot;&quot;)">
            <text:p/>
          </table:table-cell>
          <table:table-cell table:formula="of:=IF([.BJ20]-[.BJ$24]&gt;0;[.BJ20]-[.BJ$24];&quot;&quot;)">
            <text:p/>
          </table:table-cell>
          <table:table-cell table:formula="of:=IF([.BK20]-[.BK$24]&gt;0;[.BK20]-[.BK$24];&quot;&quot;)">
            <text:p/>
          </table:table-cell>
          <table:table-cell table:formula="of:=IF([.BL20]-[.BL$24]&gt;0;[.BL20]-[.BL$24];&quot;&quot;)">
            <text:p/>
          </table:table-cell>
          <table:table-cell table:formula="of:=IF([.BM20]-[.BM$24]&gt;0;[.BM20]-[.BM$24];&quot;&quot;)">
            <text:p/>
          </table:table-cell>
          <table:table-cell table:formula="of:=IF([.BN20]-[.BN$24]&gt;0;[.BN20]-[.BN$24];&quot;&quot;)" office:value-type="float" office:value="1" calcext:value-type="float">
            <text:p>1</text:p>
          </table:table-cell>
          <table:table-cell table:formula="of:=IF([.BO20]-[.BO$24]&gt;0;[.BO20]-[.BO$24];&quot;&quot;)" office:value-type="float" office:value="6" calcext:value-type="float">
            <text:p>6</text:p>
          </table:table-cell>
          <table:table-cell table:formula="of:=IF([.BP20]-[.BP$24]&gt;0;[.BP20]-[.BP$24];&quot;&quot;)">
            <text:p/>
          </table:table-cell>
          <table:table-cell table:formula="of:=IF([.BQ20]-[.BQ$24]&gt;0;[.BQ20]-[.BQ$24];&quot;&quot;)" office:value-type="float" office:value="15" calcext:value-type="float">
            <text:p>15</text:p>
          </table:table-cell>
          <table:table-cell table:formula="of:=IF([.BR20]-[.BR$24]&gt;0;[.BR20]-[.BR$24];&quot;&quot;)" office:value-type="float" office:value="19" calcext:value-type="float">
            <text:p>19</text:p>
          </table:table-cell>
          <table:table-cell table:formula="of:=IF([.BS20]-[.BS$24]&gt;0;[.BS20]-[.BS$24];&quot;&quot;)">
            <text:p/>
          </table:table-cell>
          <table:table-cell table:formula="of:=IF([.BT20]-[.BT$24]&gt;0;[.BT20]-[.BT$24];&quot;&quot;)">
            <text:p/>
          </table:table-cell>
          <table:table-cell table:formula="of:=IF([.BU20]-[.BU$24]&gt;0;[.BU20]-[.BU$24];&quot;&quot;)">
            <text:p/>
          </table:table-cell>
          <table:table-cell table:formula="of:=IF([.BV20]-[.BV$24]&gt;0;[.BV20]-[.BV$24];&quot;&quot;)">
            <text:p/>
          </table:table-cell>
          <table:table-cell table:formula="of:=IF([.BW20]-[.BW$24]&gt;0;[.BW20]-[.BW$24];&quot;&quot;)"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IF([.CB20]-[.CB$24]&gt;0;[.CB20]-[.CB$24];&quot;&quot;)">
            <text:p/>
          </table:table-cell>
          <table:table-cell table:formula="of:=IF([.CC20]-[.CC$24]&gt;0;[.CC20]-[.CC$24];&quot;&quot;)">
            <text:p/>
          </table:table-cell>
          <table:table-cell table:formula="of:=IF([.CD20]-[.CD$24]&gt;0;[.CD20]-[.CD$24];&quot;&quot;)">
            <text:p/>
          </table:table-cell>
          <table:table-cell table:formula="of:=IF([.CE20]-[.CE$24]&gt;0;[.CE20]-[.CE$24];&quot;&quot;)">
            <text:p/>
          </table:table-cell>
          <table:table-cell table:formula="of:=IF([.CF20]-[.CF$24]&gt;0;[.CF20]-[.CF$24];&quot;&quot;)">
            <text:p/>
          </table:table-cell>
          <table:table-cell table:formula="of:=IF([.CG20]-[.CG$24]&gt;0;[.CG20]-[.CG$24];&quot;&quot;)">
            <text:p/>
          </table:table-cell>
          <table:table-cell table:formula="of:=IF([.CH20]-[.CH$24]&gt;0;[.CH20]-[.CH$24];&quot;&quot;)">
            <text:p/>
          </table:table-cell>
          <table:table-cell table:formula="of:=IF([.CI20]-[.CI$24]&gt;0;[.CI20]-[.CI$24];&quot;&quot;)">
            <text:p/>
          </table:table-cell>
          <table:table-cell table:formula="of:=IF([.CJ20]-[.CJ$24]&gt;0;[.CJ20]-[.CJ$24];&quot;&quot;)" office:value-type="float" office:value="2" calcext:value-type="float">
            <text:p>2</text:p>
          </table:table-cell>
          <table:table-cell table:formula="of:=IF([.CK20]-[.CK$24]&gt;0;[.CK20]-[.CK$24];&quot;&quot;)" office:value-type="float" office:value="6" calcext:value-type="float">
            <text:p>6</text:p>
          </table:table-cell>
          <table:table-cell table:formula="of:=IF([.CL20]-[.CL$24]&gt;0;[.CL20]-[.CL$24];&quot;&quot;)">
            <text:p/>
          </table:table-cell>
          <table:table-cell table:formula="of:=IF([.CM20]-[.CM$24]&gt;0;[.CM20]-[.CM$24];&quot;&quot;)" office:value-type="float" office:value="15" calcext:value-type="float">
            <text:p>15</text:p>
          </table:table-cell>
          <table:table-cell table:formula="of:=IF([.CN20]-[.CN$24]&gt;0;[.CN20]-[.CN$24];&quot;&quot;)" office:value-type="float" office:value="20" calcext:value-type="float">
            <text:p>20</text:p>
          </table:table-cell>
          <table:table-cell table:formula="of:=IF([.CO20]-[.CO$24]&gt;0;[.CO20]-[.CO$24];&quot;&quot;)">
            <text:p/>
          </table:table-cell>
          <table:table-cell table:formula="of:=IF([.CP20]-[.CP$24]&gt;0;[.CP20]-[.CP$24];&quot;&quot;)">
            <text:p/>
          </table:table-cell>
          <table:table-cell table:formula="of:=IF([.CQ20]-[.CQ$24]&gt;0;[.CQ20]-[.CQ$24];&quot;&quot;)">
            <text:p/>
          </table:table-cell>
          <table:table-cell table:formula="of:=IF([.CR20]-[.CR$24]&gt;0;[.CR20]-[.CR$24];&quot;&quot;)">
            <text:p/>
          </table:table-cell>
          <table:table-cell table:number-columns-repeated="928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formula="of:=CEILING([.$B$4]*[.C37];1)" office:value-type="float" office:value="138" calcext:value-type="float">
            <text:p>138</text:p>
          </table:table-cell>
          <table:table-cell table:formula="of:=MOD(CEILING([.$C37]*[.$B$4])+CEILING([.E$30]*[.$B$4])-CEILING(MOD([.E$30]+[.$C37];[.$B$5])*[.$B$4]);384)" office:value-type="float" office:value="0" calcext:value-type="float">
            <text:p>0</text:p>
          </table:table-cell>
          <table:table-cell table:formula="of:=MOD(CEILING([.$C37]*[.$B$4])+CEILING([.F$30]*[.$B$4])-CEILING(MOD([.F$30]+[.$C37];[.$B$5])*[.$B$4]);384)" office:value-type="float" office:value="1" calcext:value-type="float">
            <text:p>1</text:p>
          </table:table-cell>
          <table:table-cell table:formula="of:=MOD(CEILING([.$C37]*[.$B$4])+CEILING([.G$30]*[.$B$4])-CEILING(MOD([.G$30]+[.$C37];[.$B$5])*[.$B$4]);384)" office:value-type="float" office:value="0" calcext:value-type="float">
            <text:p>0</text:p>
          </table:table-cell>
          <table:table-cell table:formula="of:=MOD(CEILING([.$C37]*[.$B$4])+CEILING([.H$30]*[.$B$4])-CEILING(MOD([.H$30]+[.$C37];[.$B$5])*[.$B$4]);384)" office:value-type="float" office:value="1" calcext:value-type="float">
            <text:p>1</text:p>
          </table:table-cell>
          <table:table-cell table:formula="of:=MOD(CEILING([.$C37]*[.$B$4])+CEILING([.I$30]*[.$B$4])-CEILING(MOD([.I$30]+[.$C37];[.$B$5])*[.$B$4]);384)" office:value-type="float" office:value="0" calcext:value-type="float">
            <text:p>0</text:p>
          </table:table-cell>
          <table:table-cell table:formula="of:=MOD(CEILING([.$C37]*[.$B$4])+CEILING([.J$30]*[.$B$4])-CEILING(MOD([.J$30]+[.$C37];[.$B$5])*[.$B$4]);384)" office:value-type="float" office:value="1" calcext:value-type="float">
            <text:p>1</text:p>
          </table:table-cell>
          <table:table-cell table:formula="of:=MOD(CEILING([.$C37]*[.$B$4])+CEILING([.K$30]*[.$B$4])-CEILING(MOD([.K$30]+[.$C37];[.$B$5])*[.$B$4]);384)" office:value-type="float" office:value="0" calcext:value-type="float">
            <text:p>0</text:p>
          </table:table-cell>
          <table:table-cell table:formula="of:=MOD(CEILING([.$C37]*[.$B$4])+CEILING([.L$30]*[.$B$4])-CEILING(MOD([.L$30]+[.$C37];[.$B$5])*[.$B$4]);384)" office:value-type="float" office:value="1" calcext:value-type="float">
            <text:p>1</text:p>
          </table:table-cell>
          <table:table-cell table:formula="of:=MOD(CEILING([.$C37]*[.$B$4])+CEILING([.M$30]*[.$B$4])-CEILING(MOD([.M$30]+[.$C37];[.$B$5])*[.$B$4]);384)" office:value-type="float" office:value="0" calcext:value-type="float">
            <text:p>0</text:p>
          </table:table-cell>
          <table:table-cell table:formula="of:=MOD(CEILING([.$C37]*[.$B$4])+CEILING([.N$30]*[.$B$4])-CEILING(MOD([.N$30]+[.$C37];[.$B$5])*[.$B$4]);384)" office:value-type="float" office:value="2" calcext:value-type="float">
            <text:p>2</text:p>
          </table:table-cell>
          <table:table-cell table:formula="of:=MOD(CEILING([.$C37]*[.$B$4])+CEILING([.O$30]*[.$B$4])-CEILING(MOD([.O$30]+[.$C37];[.$B$5])*[.$B$4]);384)" office:value-type="float" office:value="1" calcext:value-type="float">
            <text:p>1</text:p>
          </table:table-cell>
          <table:table-cell table:formula="of:=MOD(CEILING([.$C37]*[.$B$4])+CEILING([.P$30]*[.$B$4])-CEILING(MOD([.P$30]+[.$C37];[.$B$5])*[.$B$4]);384)" office:value-type="float" office:value="2" calcext:value-type="float">
            <text:p>2</text:p>
          </table:table-cell>
          <table:table-cell table:formula="of:=MOD(CEILING([.$C37]*[.$B$4])+CEILING([.Q$30]*[.$B$4])-CEILING(MOD([.Q$30]+[.$C37];[.$B$5])*[.$B$4]);384)" office:value-type="float" office:value="1" calcext:value-type="float">
            <text:p>1</text:p>
          </table:table-cell>
          <table:table-cell table:formula="of:=MOD(CEILING([.$C37]*[.$B$4])+CEILING([.R$30]*[.$B$4])-CEILING(MOD([.R$30]+[.$C37];[.$B$5])*[.$B$4]);384)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10" calcext:value-type="float">
            <text:p>10</text:p>
          </table:table-cell>
          <table:table-cell table:style-name="ce3" table:formula="of:=CEILING([.$B$4]*[.Z37];1)" office:value-type="float" office:value="275" calcext:value-type="float">
            <text:p>275</text:p>
          </table:table-cell>
          <table:table-cell table:style-name="ce3" table:number-columns-repeated="10"/>
          <table:table-cell table:style-name="ce3" table:formula="of:=MOD(CEILING([.$Z37]*[.$B$4])+CEILING([.AB$25]*[.$B$4])-CEILING(MOD([.AB$25]+[.$Z37];[.$B$5])*[.$B$4]);384)" office:value-type="float" office:value="0" calcext:value-type="float">
            <text:p>0</text:p>
          </table:table-cell>
          <table:table-cell table:style-name="ce21" table:formula="of:=MOD(CEILING([.$Z37]*[.$B$4])+CEILING([.AC$25]*[.$B$4])-CEILING(MOD([.AC$25]+[.$Z37];[.$B$5])*[.$B$4]);384)" office:value-type="float" office:value="0" calcext:value-type="float">
            <text:p>0</text:p>
          </table:table-cell>
          <table:table-cell table:style-name="ce21" table:formula="of:=MOD(CEILING([.$Z37]*[.$B$4])+CEILING([.AD$25]*[.$B$4])-CEILING(MOD([.AD$25]+[.$Z37];[.$B$5])*[.$B$4]);384)" office:value-type="float" office:value="0" calcext:value-type="float">
            <text:p>0</text:p>
          </table:table-cell>
          <table:table-cell table:style-name="ce21" table:formula="of:=MOD(CEILING([.$Z37]*[.$B$4])+CEILING([.AE$25]*[.$B$4])-CEILING(MOD([.AE$25]+[.$Z37];[.$B$5])*[.$B$4]);384)" office:value-type="float" office:value="0" calcext:value-type="float">
            <text:p>0</text:p>
          </table:table-cell>
          <table:table-cell table:style-name="ce21" table:formula="of:=MOD(CEILING([.$Z37]*[.$B$4])+CEILING([.AF$25]*[.$B$4])-CEILING(MOD([.AF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G$25]*[.$B$4])-CEILING(MOD([.AG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H$25]*[.$B$4])-CEILING(MOD([.AH$25]+[.$Z37];[.$B$5])*[.$B$4]);384)" office:value-type="float" office:value="1" calcext:value-type="float">
            <text:p>1</text:p>
          </table:table-cell>
          <table:table-cell table:style-name="ce27" table:formula="of:=MOD(CEILING([.$Z37]*[.$B$4])+CEILING([.AI$25]*[.$B$4])-CEILING(MOD([.AI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J$25]*[.$B$4])-CEILING(MOD([.AJ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K$25]*[.$B$4])-CEILING(MOD([.AK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L$25]*[.$B$4])-CEILING(MOD([.AL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M$25]*[.$B$4])-CEILING(MOD([.AM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N$25]*[.$B$4])-CEILING(MOD([.AN$25]+[.$Z37];[.$B$5])*[.$B$4]);384)" office:value-type="float" office:value="1" calcext:value-type="float">
            <text:p>1</text:p>
          </table:table-cell>
          <table:table-cell table:style-name="ce21" table:formula="of:=MOD(CEILING([.$Z37]*[.$B$4])+CEILING([.AO$25]*[.$B$4])-CEILING(MOD([.AO$25]+[.$Z37];[.$B$5])*[.$B$4]);384)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IF([.BG21]-[.BG$24]&gt;0;[.BG21]-[.BG$24];&quot;&quot;)">
            <text:p/>
          </table:table-cell>
          <table:table-cell table:formula="of:=IF([.BH21]-[.BH$24]&gt;0;[.BH21]-[.BH$24];&quot;&quot;)">
            <text:p/>
          </table:table-cell>
          <table:table-cell table:formula="of:=IF([.BI21]-[.BI$24]&gt;0;[.BI21]-[.BI$24];&quot;&quot;)">
            <text:p/>
          </table:table-cell>
          <table:table-cell table:formula="of:=IF([.BJ21]-[.BJ$24]&gt;0;[.BJ21]-[.BJ$24];&quot;&quot;)">
            <text:p/>
          </table:table-cell>
          <table:table-cell table:formula="of:=IF([.BK21]-[.BK$24]&gt;0;[.BK21]-[.BK$24];&quot;&quot;)">
            <text:p/>
          </table:table-cell>
          <table:table-cell table:formula="of:=IF([.BL21]-[.BL$24]&gt;0;[.BL21]-[.BL$24];&quot;&quot;)">
            <text:p/>
          </table:table-cell>
          <table:table-cell table:formula="of:=IF([.BM21]-[.BM$24]&gt;0;[.BM21]-[.BM$24];&quot;&quot;)">
            <text:p/>
          </table:table-cell>
          <table:table-cell table:formula="of:=IF([.BN21]-[.BN$24]&gt;0;[.BN21]-[.BN$24];&quot;&quot;)">
            <text:p/>
          </table:table-cell>
          <table:table-cell table:formula="of:=IF([.BO21]-[.BO$24]&gt;0;[.BO21]-[.BO$24];&quot;&quot;)" office:value-type="float" office:value="1" calcext:value-type="float">
            <text:p>1</text:p>
          </table:table-cell>
          <table:table-cell table:formula="of:=IF([.BP21]-[.BP$24]&gt;0;[.BP21]-[.BP$24];&quot;&quot;)" office:value-type="float" office:value="5" calcext:value-type="float">
            <text:p>5</text:p>
          </table:table-cell>
          <table:table-cell table:formula="of:=IF([.BQ21]-[.BQ$24]&gt;0;[.BQ21]-[.BQ$24];&quot;&quot;)">
            <text:p/>
          </table:table-cell>
          <table:table-cell table:formula="of:=IF([.BR21]-[.BR$24]&gt;0;[.BR21]-[.BR$24];&quot;&quot;)" office:value-type="float" office:value="14" calcext:value-type="float">
            <text:p>14</text:p>
          </table:table-cell>
          <table:table-cell table:formula="of:=IF([.BS21]-[.BS$24]&gt;0;[.BS21]-[.BS$24];&quot;&quot;)" office:value-type="float" office:value="19" calcext:value-type="float">
            <text:p>19</text:p>
          </table:table-cell>
          <table:table-cell table:formula="of:=IF([.BT21]-[.BT$24]&gt;0;[.BT21]-[.BT$24];&quot;&quot;)">
            <text:p/>
          </table:table-cell>
          <table:table-cell table:formula="of:=IF([.BU21]-[.BU$24]&gt;0;[.BU21]-[.BU$24];&quot;&quot;)">
            <text:p/>
          </table:table-cell>
          <table:table-cell table:formula="of:=IF([.BV21]-[.BV$24]&gt;0;[.BV21]-[.BV$24];&quot;&quot;)">
            <text:p/>
          </table:table-cell>
          <table:table-cell table:formula="of:=IF([.BW21]-[.BW$24]&gt;0;[.BW21]-[.BW$24];&quot;&quot;)"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IF([.CB21]-[.CB$24]&gt;0;[.CB21]-[.CB$24];&quot;&quot;)">
            <text:p/>
          </table:table-cell>
          <table:table-cell table:formula="of:=IF([.CC21]-[.CC$24]&gt;0;[.CC21]-[.CC$24];&quot;&quot;)">
            <text:p/>
          </table:table-cell>
          <table:table-cell table:formula="of:=IF([.CD21]-[.CD$24]&gt;0;[.CD21]-[.CD$24];&quot;&quot;)">
            <text:p/>
          </table:table-cell>
          <table:table-cell table:formula="of:=IF([.CE21]-[.CE$24]&gt;0;[.CE21]-[.CE$24];&quot;&quot;)">
            <text:p/>
          </table:table-cell>
          <table:table-cell table:formula="of:=IF([.CF21]-[.CF$24]&gt;0;[.CF21]-[.CF$24];&quot;&quot;)">
            <text:p/>
          </table:table-cell>
          <table:table-cell table:formula="of:=IF([.CG21]-[.CG$24]&gt;0;[.CG21]-[.CG$24];&quot;&quot;)">
            <text:p/>
          </table:table-cell>
          <table:table-cell table:formula="of:=IF([.CH21]-[.CH$24]&gt;0;[.CH21]-[.CH$24];&quot;&quot;)">
            <text:p/>
          </table:table-cell>
          <table:table-cell table:formula="of:=IF([.CI21]-[.CI$24]&gt;0;[.CI21]-[.CI$24];&quot;&quot;)">
            <text:p/>
          </table:table-cell>
          <table:table-cell table:formula="of:=IF([.CJ21]-[.CJ$24]&gt;0;[.CJ21]-[.CJ$24];&quot;&quot;)">
            <text:p/>
          </table:table-cell>
          <table:table-cell table:formula="of:=IF([.CK21]-[.CK$24]&gt;0;[.CK21]-[.CK$24];&quot;&quot;)" office:value-type="float" office:value="1" calcext:value-type="float">
            <text:p>1</text:p>
          </table:table-cell>
          <table:table-cell table:formula="of:=IF([.CL21]-[.CL$24]&gt;0;[.CL21]-[.CL$24];&quot;&quot;)" office:value-type="float" office:value="6" calcext:value-type="float">
            <text:p>6</text:p>
          </table:table-cell>
          <table:table-cell table:formula="of:=IF([.CM21]-[.CM$24]&gt;0;[.CM21]-[.CM$24];&quot;&quot;)">
            <text:p/>
          </table:table-cell>
          <table:table-cell table:formula="of:=IF([.CN21]-[.CN$24]&gt;0;[.CN21]-[.CN$24];&quot;&quot;)" office:value-type="float" office:value="15" calcext:value-type="float">
            <text:p>15</text:p>
          </table:table-cell>
          <table:table-cell table:formula="of:=IF([.CO21]-[.CO$24]&gt;0;[.CO21]-[.CO$24];&quot;&quot;)" office:value-type="float" office:value="19" calcext:value-type="float">
            <text:p>19</text:p>
          </table:table-cell>
          <table:table-cell table:formula="of:=IF([.CP21]-[.CP$24]&gt;0;[.CP21]-[.CP$24];&quot;&quot;)">
            <text:p/>
          </table:table-cell>
          <table:table-cell table:formula="of:=IF([.CQ21]-[.CQ$24]&gt;0;[.CQ21]-[.CQ$24];&quot;&quot;)">
            <text:p/>
          </table:table-cell>
          <table:table-cell table:formula="of:=IF([.CR21]-[.CR$24]&gt;0;[.CR21]-[.CR$24];&quot;&quot;)">
            <text:p/>
          </table:table-cell>
          <table:table-cell table:number-columns-repeated="92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CEILING([.$B$4]*[.C38];1)" office:value-type="float" office:value="165" calcext:value-type="float">
            <text:p>165</text:p>
          </table:table-cell>
          <table:table-cell table:formula="of:=MOD(CEILING([.$C38]*[.$B$4])+CEILING([.E$30]*[.$B$4])-CEILING(MOD([.E$30]+[.$C38];[.$B$5])*[.$B$4]);384)" office:value-type="float" office:value="0" calcext:value-type="float">
            <text:p>0</text:p>
          </table:table-cell>
          <table:table-cell table:formula="of:=MOD(CEILING([.$C38]*[.$B$4])+CEILING([.F$30]*[.$B$4])-CEILING(MOD([.F$30]+[.$C38];[.$B$5])*[.$B$4]);384)" office:value-type="float" office:value="0" calcext:value-type="float">
            <text:p>0</text:p>
          </table:table-cell>
          <table:table-cell table:formula="of:=MOD(CEILING([.$C38]*[.$B$4])+CEILING([.G$30]*[.$B$4])-CEILING(MOD([.G$30]+[.$C38];[.$B$5])*[.$B$4]);384)" office:value-type="float" office:value="0" calcext:value-type="float">
            <text:p>0</text:p>
          </table:table-cell>
          <table:table-cell table:formula="of:=MOD(CEILING([.$C38]*[.$B$4])+CEILING([.H$30]*[.$B$4])-CEILING(MOD([.H$30]+[.$C38];[.$B$5])*[.$B$4]);384)" office:value-type="float" office:value="0" calcext:value-type="float">
            <text:p>0</text:p>
          </table:table-cell>
          <table:table-cell table:formula="of:=MOD(CEILING([.$C38]*[.$B$4])+CEILING([.I$30]*[.$B$4])-CEILING(MOD([.I$30]+[.$C38];[.$B$5])*[.$B$4]);384)" office:value-type="float" office:value="0" calcext:value-type="float">
            <text:p>0</text:p>
          </table:table-cell>
          <table:table-cell table:formula="of:=MOD(CEILING([.$C38]*[.$B$4])+CEILING([.J$30]*[.$B$4])-CEILING(MOD([.J$30]+[.$C38];[.$B$5])*[.$B$4]);384)" office:value-type="float" office:value="0" calcext:value-type="float">
            <text:p>0</text:p>
          </table:table-cell>
          <table:table-cell table:formula="of:=MOD(CEILING([.$C38]*[.$B$4])+CEILING([.K$30]*[.$B$4])-CEILING(MOD([.K$30]+[.$C38];[.$B$5])*[.$B$4]);384)" office:value-type="float" office:value="0" calcext:value-type="float">
            <text:p>0</text:p>
          </table:table-cell>
          <table:table-cell table:formula="of:=MOD(CEILING([.$C38]*[.$B$4])+CEILING([.L$30]*[.$B$4])-CEILING(MOD([.L$30]+[.$C38];[.$B$5])*[.$B$4]);384)" office:value-type="float" office:value="0" calcext:value-type="float">
            <text:p>0</text:p>
          </table:table-cell>
          <table:table-cell table:formula="of:=MOD(CEILING([.$C38]*[.$B$4])+CEILING([.M$30]*[.$B$4])-CEILING(MOD([.M$30]+[.$C38];[.$B$5])*[.$B$4]);384)" office:value-type="float" office:value="1" calcext:value-type="float">
            <text:p>1</text:p>
          </table:table-cell>
          <table:table-cell table:formula="of:=MOD(CEILING([.$C38]*[.$B$4])+CEILING([.N$30]*[.$B$4])-CEILING(MOD([.N$30]+[.$C38];[.$B$5])*[.$B$4]);384)" office:value-type="float" office:value="1" calcext:value-type="float">
            <text:p>1</text:p>
          </table:table-cell>
          <table:table-cell table:formula="of:=MOD(CEILING([.$C38]*[.$B$4])+CEILING([.O$30]*[.$B$4])-CEILING(MOD([.O$30]+[.$C38];[.$B$5])*[.$B$4]);384)" office:value-type="float" office:value="1" calcext:value-type="float">
            <text:p>1</text:p>
          </table:table-cell>
          <table:table-cell table:formula="of:=MOD(CEILING([.$C38]*[.$B$4])+CEILING([.P$30]*[.$B$4])-CEILING(MOD([.P$30]+[.$C38];[.$B$5])*[.$B$4]);384)" office:value-type="float" office:value="1" calcext:value-type="float">
            <text:p>1</text:p>
          </table:table-cell>
          <table:table-cell table:formula="of:=MOD(CEILING([.$C38]*[.$B$4])+CEILING([.Q$30]*[.$B$4])-CEILING(MOD([.Q$30]+[.$C38];[.$B$5])*[.$B$4]);384)" office:value-type="float" office:value="1" calcext:value-type="float">
            <text:p>1</text:p>
          </table:table-cell>
          <table:table-cell table:formula="of:=MOD(CEILING([.$C38]*[.$B$4])+CEILING([.R$30]*[.$B$4])-CEILING(MOD([.R$30]+[.$C38];[.$B$5])*[.$B$4]);384)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1" calcext:value-type="float">
            <text:p>11</text:p>
          </table:table-cell>
          <table:table-cell table:style-name="ce3" table:formula="of:=CEILING([.$B$4]*[.Z38];1)" office:value-type="float" office:value="303" calcext:value-type="float">
            <text:p>303</text:p>
          </table:table-cell>
          <table:table-cell table:style-name="ce3" table:number-columns-repeated="11"/>
          <table:table-cell table:style-name="ce3" table:formula="of:=MOD(CEILING([.$Z38]*[.$B$4])+CEILING([.AB$25]*[.$B$4])-CEILING(MOD([.AB$25]+[.$Z38];[.$B$5])*[.$B$4]);384)" office:value-type="float" office:value="0" calcext:value-type="float">
            <text:p>0</text:p>
          </table:table-cell>
          <table:table-cell table:style-name="ce22" table:formula="of:=MOD(CEILING([.$Z38]*[.$B$4])+CEILING([.AC$25]*[.$B$4])-CEILING(MOD([.AC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D$25]*[.$B$4])-CEILING(MOD([.AD$25]+[.$Z38];[.$B$5])*[.$B$4]);384)" office:value-type="float" office:value="0" calcext:value-type="float">
            <text:p>0</text:p>
          </table:table-cell>
          <table:table-cell table:style-name="ce22" table:formula="of:=MOD(CEILING([.$Z38]*[.$B$4])+CEILING([.AE$25]*[.$B$4])-CEILING(MOD([.AE$25]+[.$Z38];[.$B$5])*[.$B$4]);384)" office:value-type="float" office:value="2" calcext:value-type="float">
            <text:p>2</text:p>
          </table:table-cell>
          <table:table-cell table:style-name="ce22" table:formula="of:=MOD(CEILING([.$Z38]*[.$B$4])+CEILING([.AF$25]*[.$B$4])-CEILING(MOD([.AF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G$25]*[.$B$4])-CEILING(MOD([.AG$25]+[.$Z38];[.$B$5])*[.$B$4]);384)" office:value-type="float" office:value="2" calcext:value-type="float">
            <text:p>2</text:p>
          </table:table-cell>
          <table:table-cell table:style-name="ce22" table:formula="of:=MOD(CEILING([.$Z38]*[.$B$4])+CEILING([.AH$25]*[.$B$4])-CEILING(MOD([.AH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I$25]*[.$B$4])-CEILING(MOD([.AI$25]+[.$Z38];[.$B$5])*[.$B$4]);384)" office:value-type="float" office:value="2" calcext:value-type="float">
            <text:p>2</text:p>
          </table:table-cell>
          <table:table-cell table:style-name="ce28" table:formula="of:=MOD(CEILING([.$Z38]*[.$B$4])+CEILING([.AJ$25]*[.$B$4])-CEILING(MOD([.AJ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K$25]*[.$B$4])-CEILING(MOD([.AK$25]+[.$Z38];[.$B$5])*[.$B$4]);384)" office:value-type="float" office:value="2" calcext:value-type="float">
            <text:p>2</text:p>
          </table:table-cell>
          <table:table-cell table:style-name="ce22" table:formula="of:=MOD(CEILING([.$Z38]*[.$B$4])+CEILING([.AL$25]*[.$B$4])-CEILING(MOD([.AL$25]+[.$Z38];[.$B$5])*[.$B$4]);384)" office:value-type="float" office:value="1" calcext:value-type="float">
            <text:p>1</text:p>
          </table:table-cell>
          <table:table-cell table:style-name="ce22" table:formula="of:=MOD(CEILING([.$Z38]*[.$B$4])+CEILING([.AM$25]*[.$B$4])-CEILING(MOD([.AM$25]+[.$Z38];[.$B$5])*[.$B$4]);384)" office:value-type="float" office:value="2" calcext:value-type="float">
            <text:p>2</text:p>
          </table:table-cell>
          <table:table-cell table:style-name="ce30" table:formula="of:=MOD(CEILING([.$Z38]*[.$B$4])+CEILING([.AN$25]*[.$B$4])-CEILING(MOD([.AN$25]+[.$Z38];[.$B$5])*[.$B$4]);384)" office:value-type="float" office:value="1" calcext:value-type="float">
            <text:p>1</text:p>
          </table:table-cell>
          <table:table-cell table:style-name="ce30" table:formula="of:=MOD(CEILING([.$Z38]*[.$B$4])+CEILING([.AO$25]*[.$B$4])-CEILING(MOD([.AO$25]+[.$Z38];[.$B$5])*[.$B$4]);384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IF([.BG22]-[.BG$24]&gt;0;[.BG22]-[.BG$24];&quot;&quot;)">
            <text:p/>
          </table:table-cell>
          <table:table-cell table:formula="of:=IF([.BH22]-[.BH$24]&gt;0;[.BH22]-[.BH$24];&quot;&quot;)">
            <text:p/>
          </table:table-cell>
          <table:table-cell table:formula="of:=IF([.BI22]-[.BI$24]&gt;0;[.BI22]-[.BI$24];&quot;&quot;)">
            <text:p/>
          </table:table-cell>
          <table:table-cell table:formula="of:=IF([.BJ22]-[.BJ$24]&gt;0;[.BJ22]-[.BJ$24];&quot;&quot;)">
            <text:p/>
          </table:table-cell>
          <table:table-cell table:formula="of:=IF([.BK22]-[.BK$24]&gt;0;[.BK22]-[.BK$24];&quot;&quot;)">
            <text:p/>
          </table:table-cell>
          <table:table-cell table:formula="of:=IF([.BL22]-[.BL$24]&gt;0;[.BL22]-[.BL$24];&quot;&quot;)">
            <text:p/>
          </table:table-cell>
          <table:table-cell table:formula="of:=IF([.BM22]-[.BM$24]&gt;0;[.BM22]-[.BM$24];&quot;&quot;)">
            <text:p/>
          </table:table-cell>
          <table:table-cell table:formula="of:=IF([.BN22]-[.BN$24]&gt;0;[.BN22]-[.BN$24];&quot;&quot;)">
            <text:p/>
          </table:table-cell>
          <table:table-cell table:formula="of:=IF([.BO22]-[.BO$24]&gt;0;[.BO22]-[.BO$24];&quot;&quot;)">
            <text:p/>
          </table:table-cell>
          <table:table-cell table:formula="of:=IF([.BP22]-[.BP$24]&gt;0;[.BP22]-[.BP$24];&quot;&quot;)" office:value-type="float" office:value="1" calcext:value-type="float">
            <text:p>1</text:p>
          </table:table-cell>
          <table:table-cell table:formula="of:=IF([.BQ22]-[.BQ$24]&gt;0;[.BQ22]-[.BQ$24];&quot;&quot;)" office:value-type="float" office:value="6" calcext:value-type="float">
            <text:p>6</text:p>
          </table:table-cell>
          <table:table-cell table:formula="of:=IF([.BR22]-[.BR$24]&gt;0;[.BR22]-[.BR$24];&quot;&quot;)">
            <text:p/>
          </table:table-cell>
          <table:table-cell table:formula="of:=IF([.BS22]-[.BS$24]&gt;0;[.BS22]-[.BS$24];&quot;&quot;)" office:value-type="float" office:value="15" calcext:value-type="float">
            <text:p>15</text:p>
          </table:table-cell>
          <table:table-cell table:formula="of:=IF([.BT22]-[.BT$24]&gt;0;[.BT22]-[.BT$24];&quot;&quot;)" office:value-type="float" office:value="19" calcext:value-type="float">
            <text:p>19</text:p>
          </table:table-cell>
          <table:table-cell table:formula="of:=IF([.BU22]-[.BU$24]&gt;0;[.BU22]-[.BU$24];&quot;&quot;)">
            <text:p/>
          </table:table-cell>
          <table:table-cell table:formula="of:=IF([.BV22]-[.BV$24]&gt;0;[.BV22]-[.BV$24];&quot;&quot;)">
            <text:p/>
          </table:table-cell>
          <table:table-cell table:formula="of:=IF([.BW22]-[.BW$24]&gt;0;[.BW22]-[.BW$24];&quot;&quot;)"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IF([.CB22]-[.CB$24]&gt;0;[.CB22]-[.CB$24];&quot;&quot;)">
            <text:p/>
          </table:table-cell>
          <table:table-cell table:formula="of:=IF([.CC22]-[.CC$24]&gt;0;[.CC22]-[.CC$24];&quot;&quot;)">
            <text:p/>
          </table:table-cell>
          <table:table-cell table:formula="of:=IF([.CD22]-[.CD$24]&gt;0;[.CD22]-[.CD$24];&quot;&quot;)">
            <text:p/>
          </table:table-cell>
          <table:table-cell table:formula="of:=IF([.CE22]-[.CE$24]&gt;0;[.CE22]-[.CE$24];&quot;&quot;)">
            <text:p/>
          </table:table-cell>
          <table:table-cell table:formula="of:=IF([.CF22]-[.CF$24]&gt;0;[.CF22]-[.CF$24];&quot;&quot;)">
            <text:p/>
          </table:table-cell>
          <table:table-cell table:formula="of:=IF([.CG22]-[.CG$24]&gt;0;[.CG22]-[.CG$24];&quot;&quot;)">
            <text:p/>
          </table:table-cell>
          <table:table-cell table:formula="of:=IF([.CH22]-[.CH$24]&gt;0;[.CH22]-[.CH$24];&quot;&quot;)">
            <text:p/>
          </table:table-cell>
          <table:table-cell table:formula="of:=IF([.CI22]-[.CI$24]&gt;0;[.CI22]-[.CI$24];&quot;&quot;)">
            <text:p/>
          </table:table-cell>
          <table:table-cell table:formula="of:=IF([.CJ22]-[.CJ$24]&gt;0;[.CJ22]-[.CJ$24];&quot;&quot;)">
            <text:p/>
          </table:table-cell>
          <table:table-cell table:formula="of:=IF([.CK22]-[.CK$24]&gt;0;[.CK22]-[.CK$24];&quot;&quot;)">
            <text:p/>
          </table:table-cell>
          <table:table-cell table:formula="of:=IF([.CL22]-[.CL$24]&gt;0;[.CL22]-[.CL$24];&quot;&quot;)" office:value-type="float" office:value="2" calcext:value-type="float">
            <text:p>2</text:p>
          </table:table-cell>
          <table:table-cell table:formula="of:=IF([.CM22]-[.CM$24]&gt;0;[.CM22]-[.CM$24];&quot;&quot;)" office:value-type="float" office:value="6" calcext:value-type="float">
            <text:p>6</text:p>
          </table:table-cell>
          <table:table-cell table:formula="of:=IF([.CN22]-[.CN$24]&gt;0;[.CN22]-[.CN$24];&quot;&quot;)">
            <text:p/>
          </table:table-cell>
          <table:table-cell table:formula="of:=IF([.CO22]-[.CO$24]&gt;0;[.CO22]-[.CO$24];&quot;&quot;)" office:value-type="float" office:value="15" calcext:value-type="float">
            <text:p>15</text:p>
          </table:table-cell>
          <table:table-cell table:formula="of:=IF([.CP22]-[.CP$24]&gt;0;[.CP22]-[.CP$24];&quot;&quot;)" office:value-type="float" office:value="20" calcext:value-type="float">
            <text:p>20</text:p>
          </table:table-cell>
          <table:table-cell table:formula="of:=IF([.CQ22]-[.CQ$24]&gt;0;[.CQ22]-[.CQ$24];&quot;&quot;)">
            <text:p/>
          </table:table-cell>
          <table:table-cell table:formula="of:=IF([.CR22]-[.CR$24]&gt;0;[.CR22]-[.CR$24];&quot;&quot;)">
            <text:p/>
          </table:table-cell>
          <table:table-cell table:number-columns-repeated="9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CEILING([.$B$4]*[.C39];1)" office:value-type="float" office:value="193" calcext:value-type="float">
            <text:p>193</text:p>
          </table:table-cell>
          <table:table-cell table:formula="of:=MOD(CEILING([.$C39]*[.$B$4])+CEILING([.E$30]*[.$B$4])-CEILING(MOD([.E$30]+[.$C39];[.$B$5])*[.$B$4]);384)" office:value-type="float" office:value="0" calcext:value-type="float">
            <text:p>0</text:p>
          </table:table-cell>
          <table:table-cell table:formula="of:=MOD(CEILING([.$C39]*[.$B$4])+CEILING([.F$30]*[.$B$4])-CEILING(MOD([.F$30]+[.$C39];[.$B$5])*[.$B$4]);384)" office:value-type="float" office:value="1" calcext:value-type="float">
            <text:p>1</text:p>
          </table:table-cell>
          <table:table-cell table:formula="of:=MOD(CEILING([.$C39]*[.$B$4])+CEILING([.G$30]*[.$B$4])-CEILING(MOD([.G$30]+[.$C39];[.$B$5])*[.$B$4]);384)" office:value-type="float" office:value="0" calcext:value-type="float">
            <text:p>0</text:p>
          </table:table-cell>
          <table:table-cell table:formula="of:=MOD(CEILING([.$C39]*[.$B$4])+CEILING([.H$30]*[.$B$4])-CEILING(MOD([.H$30]+[.$C39];[.$B$5])*[.$B$4]);384)" office:value-type="float" office:value="1" calcext:value-type="float">
            <text:p>1</text:p>
          </table:table-cell>
          <table:table-cell table:formula="of:=MOD(CEILING([.$C39]*[.$B$4])+CEILING([.I$30]*[.$B$4])-CEILING(MOD([.I$30]+[.$C39];[.$B$5])*[.$B$4]);384)" office:value-type="float" office:value="0" calcext:value-type="float">
            <text:p>0</text:p>
          </table:table-cell>
          <table:table-cell table:formula="of:=MOD(CEILING([.$C39]*[.$B$4])+CEILING([.J$30]*[.$B$4])-CEILING(MOD([.J$30]+[.$C39];[.$B$5])*[.$B$4]);384)" office:value-type="float" office:value="1" calcext:value-type="float">
            <text:p>1</text:p>
          </table:table-cell>
          <table:table-cell table:formula="of:=MOD(CEILING([.$C39]*[.$B$4])+CEILING([.K$30]*[.$B$4])-CEILING(MOD([.K$30]+[.$C39];[.$B$5])*[.$B$4]);384)" office:value-type="float" office:value="0" calcext:value-type="float">
            <text:p>0</text:p>
          </table:table-cell>
          <table:table-cell table:formula="of:=MOD(CEILING([.$C39]*[.$B$4])+CEILING([.L$30]*[.$B$4])-CEILING(MOD([.L$30]+[.$C39];[.$B$5])*[.$B$4]);384)" office:value-type="float" office:value="2" calcext:value-type="float">
            <text:p>2</text:p>
          </table:table-cell>
          <table:table-cell table:formula="of:=MOD(CEILING([.$C39]*[.$B$4])+CEILING([.M$30]*[.$B$4])-CEILING(MOD([.M$30]+[.$C39];[.$B$5])*[.$B$4]);384)" office:value-type="float" office:value="1" calcext:value-type="float">
            <text:p>1</text:p>
          </table:table-cell>
          <table:table-cell table:formula="of:=MOD(CEILING([.$C39]*[.$B$4])+CEILING([.N$30]*[.$B$4])-CEILING(MOD([.N$30]+[.$C39];[.$B$5])*[.$B$4]);384)" office:value-type="float" office:value="2" calcext:value-type="float">
            <text:p>2</text:p>
          </table:table-cell>
          <table:table-cell table:formula="of:=MOD(CEILING([.$C39]*[.$B$4])+CEILING([.O$30]*[.$B$4])-CEILING(MOD([.O$30]+[.$C39];[.$B$5])*[.$B$4]);384)" office:value-type="float" office:value="1" calcext:value-type="float">
            <text:p>1</text:p>
          </table:table-cell>
          <table:table-cell table:formula="of:=MOD(CEILING([.$C39]*[.$B$4])+CEILING([.P$30]*[.$B$4])-CEILING(MOD([.P$30]+[.$C39];[.$B$5])*[.$B$4]);384)" office:value-type="float" office:value="2" calcext:value-type="float">
            <text:p>2</text:p>
          </table:table-cell>
          <table:table-cell table:formula="of:=MOD(CEILING([.$C39]*[.$B$4])+CEILING([.Q$30]*[.$B$4])-CEILING(MOD([.Q$30]+[.$C39];[.$B$5])*[.$B$4]);384)" office:value-type="float" office:value="1" calcext:value-type="float">
            <text:p>1</text:p>
          </table:table-cell>
          <table:table-cell table:formula="of:=MOD(CEILING([.$C39]*[.$B$4])+CEILING([.R$30]*[.$B$4])-CEILING(MOD([.R$30]+[.$C39];[.$B$5])*[.$B$4]);384)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12" calcext:value-type="float">
            <text:p>12</text:p>
          </table:table-cell>
          <table:table-cell table:style-name="ce3" table:formula="of:=CEILING([.$B$4]*[.Z39];1)" office:value-type="float" office:value="330" calcext:value-type="float">
            <text:p>330</text:p>
          </table:table-cell>
          <table:table-cell table:style-name="ce3" table:number-columns-repeated="12"/>
          <table:table-cell table:style-name="ce3" table:formula="of:=MOD(CEILING([.$Z39]*[.$B$4])+CEILING([.AB$25]*[.$B$4])-CEILING(MOD([.AB$25]+[.$Z39];[.$B$5])*[.$B$4]);384)" office:value-type="float" office:value="0" calcext:value-type="float">
            <text:p>0</text:p>
          </table:table-cell>
          <table:table-cell table:style-name="ce24" table:formula="of:=MOD(CEILING([.$Z39]*[.$B$4])+CEILING([.AC$25]*[.$B$4])-CEILING(MOD([.AC$25]+[.$Z39];[.$B$5])*[.$B$4]);384)" office:value-type="float" office:value="0" calcext:value-type="float">
            <text:p>0</text:p>
          </table:table-cell>
          <table:table-cell table:style-name="ce24" table:formula="of:=MOD(CEILING([.$Z39]*[.$B$4])+CEILING([.AD$25]*[.$B$4])-CEILING(MOD([.AD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E$25]*[.$B$4])-CEILING(MOD([.AE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F$25]*[.$B$4])-CEILING(MOD([.AF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G$25]*[.$B$4])-CEILING(MOD([.AG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H$25]*[.$B$4])-CEILING(MOD([.AH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I$25]*[.$B$4])-CEILING(MOD([.AI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J$25]*[.$B$4])-CEILING(MOD([.AJ$25]+[.$Z39];[.$B$5])*[.$B$4]);384)" office:value-type="float" office:value="1" calcext:value-type="float">
            <text:p>1</text:p>
          </table:table-cell>
          <table:table-cell table:style-name="ce29" table:formula="of:=MOD(CEILING([.$Z39]*[.$B$4])+CEILING([.AK$25]*[.$B$4])-CEILING(MOD([.AK$25]+[.$Z39];[.$B$5])*[.$B$4]);384)" office:value-type="float" office:value="1" calcext:value-type="float">
            <text:p>1</text:p>
          </table:table-cell>
          <table:table-cell table:style-name="ce24" table:formula="of:=MOD(CEILING([.$Z39]*[.$B$4])+CEILING([.AL$25]*[.$B$4])-CEILING(MOD([.AL$25]+[.$Z39];[.$B$5])*[.$B$4]);384)" office:value-type="float" office:value="1" calcext:value-type="float">
            <text:p>1</text:p>
          </table:table-cell>
          <table:table-cell table:style-name="ce31" table:formula="of:=MOD(CEILING([.$Z39]*[.$B$4])+CEILING([.AM$25]*[.$B$4])-CEILING(MOD([.AM$25]+[.$Z39];[.$B$5])*[.$B$4]);384)" office:value-type="float" office:value="1" calcext:value-type="float">
            <text:p>1</text:p>
          </table:table-cell>
          <table:table-cell table:style-name="ce31" table:formula="of:=MOD(CEILING([.$Z39]*[.$B$4])+CEILING([.AN$25]*[.$B$4])-CEILING(MOD([.AN$25]+[.$Z39];[.$B$5])*[.$B$4]);384)" office:value-type="float" office:value="1" calcext:value-type="float">
            <text:p>1</text:p>
          </table:table-cell>
          <table:table-cell table:style-name="ce31" table:formula="of:=MOD(CEILING([.$Z39]*[.$B$4])+CEILING([.AO$25]*[.$B$4])-CEILING(MOD([.AO$25]+[.$Z39];[.$B$5])*[.$B$4]);384)"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3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CEILING([.$B$4]*[.C40];1)" office:value-type="float" office:value="220" calcext:value-type="float">
            <text:p>220</text:p>
          </table:table-cell>
          <table:table-cell table:formula="of:=MOD(CEILING([.$C40]*[.$B$4])+CEILING([.E$30]*[.$B$4])-CEILING(MOD([.E$30]+[.$C40];[.$B$5])*[.$B$4]);384)" office:value-type="float" office:value="0" calcext:value-type="float">
            <text:p>0</text:p>
          </table:table-cell>
          <table:table-cell table:formula="of:=MOD(CEILING([.$C40]*[.$B$4])+CEILING([.F$30]*[.$B$4])-CEILING(MOD([.F$30]+[.$C40];[.$B$5])*[.$B$4]);384)" office:value-type="float" office:value="0" calcext:value-type="float">
            <text:p>0</text:p>
          </table:table-cell>
          <table:table-cell table:formula="of:=MOD(CEILING([.$C40]*[.$B$4])+CEILING([.G$30]*[.$B$4])-CEILING(MOD([.G$30]+[.$C40];[.$B$5])*[.$B$4]);384)" office:value-type="float" office:value="0" calcext:value-type="float">
            <text:p>0</text:p>
          </table:table-cell>
          <table:table-cell table:formula="of:=MOD(CEILING([.$C40]*[.$B$4])+CEILING([.H$30]*[.$B$4])-CEILING(MOD([.H$30]+[.$C40];[.$B$5])*[.$B$4]);384)" office:value-type="float" office:value="0" calcext:value-type="float">
            <text:p>0</text:p>
          </table:table-cell>
          <table:table-cell table:formula="of:=MOD(CEILING([.$C40]*[.$B$4])+CEILING([.I$30]*[.$B$4])-CEILING(MOD([.I$30]+[.$C40];[.$B$5])*[.$B$4]);384)" office:value-type="float" office:value="0" calcext:value-type="float">
            <text:p>0</text:p>
          </table:table-cell>
          <table:table-cell table:formula="of:=MOD(CEILING([.$C40]*[.$B$4])+CEILING([.J$30]*[.$B$4])-CEILING(MOD([.J$30]+[.$C40];[.$B$5])*[.$B$4]);384)" office:value-type="float" office:value="0" calcext:value-type="float">
            <text:p>0</text:p>
          </table:table-cell>
          <table:table-cell table:formula="of:=MOD(CEILING([.$C40]*[.$B$4])+CEILING([.K$30]*[.$B$4])-CEILING(MOD([.K$30]+[.$C40];[.$B$5])*[.$B$4]);384)" office:value-type="float" office:value="1" calcext:value-type="float">
            <text:p>1</text:p>
          </table:table-cell>
          <table:table-cell table:formula="of:=MOD(CEILING([.$C40]*[.$B$4])+CEILING([.L$30]*[.$B$4])-CEILING(MOD([.L$30]+[.$C40];[.$B$5])*[.$B$4]);384)" office:value-type="float" office:value="1" calcext:value-type="float">
            <text:p>1</text:p>
          </table:table-cell>
          <table:table-cell table:formula="of:=MOD(CEILING([.$C40]*[.$B$4])+CEILING([.M$30]*[.$B$4])-CEILING(MOD([.M$30]+[.$C40];[.$B$5])*[.$B$4]);384)" office:value-type="float" office:value="1" calcext:value-type="float">
            <text:p>1</text:p>
          </table:table-cell>
          <table:table-cell table:formula="of:=MOD(CEILING([.$C40]*[.$B$4])+CEILING([.N$30]*[.$B$4])-CEILING(MOD([.N$30]+[.$C40];[.$B$5])*[.$B$4]);384)" office:value-type="float" office:value="1" calcext:value-type="float">
            <text:p>1</text:p>
          </table:table-cell>
          <table:table-cell table:formula="of:=MOD(CEILING([.$C40]*[.$B$4])+CEILING([.O$30]*[.$B$4])-CEILING(MOD([.O$30]+[.$C40];[.$B$5])*[.$B$4]);384)" office:value-type="float" office:value="1" calcext:value-type="float">
            <text:p>1</text:p>
          </table:table-cell>
          <table:table-cell table:formula="of:=MOD(CEILING([.$C40]*[.$B$4])+CEILING([.P$30]*[.$B$4])-CEILING(MOD([.P$30]+[.$C40];[.$B$5])*[.$B$4]);384)" office:value-type="float" office:value="1" calcext:value-type="float">
            <text:p>1</text:p>
          </table:table-cell>
          <table:table-cell table:formula="of:=MOD(CEILING([.$C40]*[.$B$4])+CEILING([.Q$30]*[.$B$4])-CEILING(MOD([.Q$30]+[.$C40];[.$B$5])*[.$B$4]);384)" office:value-type="float" office:value="1" calcext:value-type="float">
            <text:p>1</text:p>
          </table:table-cell>
          <table:table-cell table:formula="of:=MOD(CEILING([.$C40]*[.$B$4])+CEILING([.R$30]*[.$B$4])-CEILING(MOD([.R$30]+[.$C40];[.$B$5])*[.$B$4]);384)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3" calcext:value-type="float">
            <text:p>13</text:p>
          </table:table-cell>
          <table:table-cell table:style-name="ce3" table:formula="of:=CEILING([.$B$4]*[.Z40];1)" office:value-type="float" office:value="358" calcext:value-type="float">
            <text:p>358</text:p>
          </table:table-cell>
          <table:table-cell table:style-name="ce3" table:number-columns-repeated="13"/>
          <table:table-cell table:style-name="ce3" table:formula="of:=MOD(CEILING([.$Z40]*[.$B$4])+CEILING([.AB$25]*[.$B$4])-CEILING(MOD([.AB$25]+[.$Z40];[.$B$5])*[.$B$4]);384)" office:value-type="float" office:value="0" calcext:value-type="float">
            <text:p>0</text:p>
          </table:table-cell>
          <table:table-cell table:style-name="ce25" table:formula="of:=MOD(CEILING([.$Z40]*[.$B$4])+CEILING([.AC$25]*[.$B$4])-CEILING(MOD([.AC$25]+[.$Z40];[.$B$5])*[.$B$4]);384)" office:value-type="float" office:value="2" calcext:value-type="float">
            <text:p>2</text:p>
          </table:table-cell>
          <table:table-cell table:style-name="ce25" table:formula="of:=MOD(CEILING([.$Z40]*[.$B$4])+CEILING([.AD$25]*[.$B$4])-CEILING(MOD([.AD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E$25]*[.$B$4])-CEILING(MOD([.AE$25]+[.$Z40];[.$B$5])*[.$B$4]);384)" office:value-type="float" office:value="2" calcext:value-type="float">
            <text:p>2</text:p>
          </table:table-cell>
          <table:table-cell table:style-name="ce25" table:formula="of:=MOD(CEILING([.$Z40]*[.$B$4])+CEILING([.AF$25]*[.$B$4])-CEILING(MOD([.AF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G$25]*[.$B$4])-CEILING(MOD([.AG$25]+[.$Z40];[.$B$5])*[.$B$4]);384)" office:value-type="float" office:value="2" calcext:value-type="float">
            <text:p>2</text:p>
          </table:table-cell>
          <table:table-cell table:style-name="ce25" table:formula="of:=MOD(CEILING([.$Z40]*[.$B$4])+CEILING([.AH$25]*[.$B$4])-CEILING(MOD([.AH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I$25]*[.$B$4])-CEILING(MOD([.AI$25]+[.$Z40];[.$B$5])*[.$B$4]);384)" office:value-type="float" office:value="2" calcext:value-type="float">
            <text:p>2</text:p>
          </table:table-cell>
          <table:table-cell table:style-name="ce25" table:formula="of:=MOD(CEILING([.$Z40]*[.$B$4])+CEILING([.AJ$25]*[.$B$4])-CEILING(MOD([.AJ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K$25]*[.$B$4])-CEILING(MOD([.AK$25]+[.$Z40];[.$B$5])*[.$B$4]);384)" office:value-type="float" office:value="2" calcext:value-type="float">
            <text:p>2</text:p>
          </table:table-cell>
          <table:table-cell table:style-name="ce32" table:formula="of:=MOD(CEILING([.$Z40]*[.$B$4])+CEILING([.AL$25]*[.$B$4])-CEILING(MOD([.AL$25]+[.$Z40];[.$B$5])*[.$B$4]);384)" office:value-type="float" office:value="1" calcext:value-type="float">
            <text:p>1</text:p>
          </table:table-cell>
          <table:table-cell table:style-name="ce33" table:formula="of:=MOD(CEILING([.$Z40]*[.$B$4])+CEILING([.AM$25]*[.$B$4])-CEILING(MOD([.AM$25]+[.$Z40];[.$B$5])*[.$B$4]);384)" office:value-type="float" office:value="2" calcext:value-type="float">
            <text:p>2</text:p>
          </table:table-cell>
          <table:table-cell table:style-name="ce33" table:formula="of:=MOD(CEILING([.$Z40]*[.$B$4])+CEILING([.AN$25]*[.$B$4])-CEILING(MOD([.AN$25]+[.$Z40];[.$B$5])*[.$B$4]);384)" office:value-type="float" office:value="1" calcext:value-type="float">
            <text:p>1</text:p>
          </table:table-cell>
          <table:table-cell table:style-name="ce25" table:formula="of:=MOD(CEILING([.$Z40]*[.$B$4])+CEILING([.AO$25]*[.$B$4])-CEILING(MOD([.AO$25]+[.$Z40];[.$B$5])*[.$B$4]);384)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CEILING([.$B$4]*[.C41];1)" office:value-type="float" office:value="248" calcext:value-type="float">
            <text:p>248</text:p>
          </table:table-cell>
          <table:table-cell table:formula="of:=MOD(CEILING([.$C41]*[.$B$4])+CEILING([.E$30]*[.$B$4])-CEILING(MOD([.E$30]+[.$C41];[.$B$5])*[.$B$4]);384)" office:value-type="float" office:value="0" calcext:value-type="float">
            <text:p>0</text:p>
          </table:table-cell>
          <table:table-cell table:formula="of:=MOD(CEILING([.$C41]*[.$B$4])+CEILING([.F$30]*[.$B$4])-CEILING(MOD([.F$30]+[.$C41];[.$B$5])*[.$B$4]);384)" office:value-type="float" office:value="1" calcext:value-type="float">
            <text:p>1</text:p>
          </table:table-cell>
          <table:table-cell table:formula="of:=MOD(CEILING([.$C41]*[.$B$4])+CEILING([.G$30]*[.$B$4])-CEILING(MOD([.G$30]+[.$C41];[.$B$5])*[.$B$4]);384)" office:value-type="float" office:value="0" calcext:value-type="float">
            <text:p>0</text:p>
          </table:table-cell>
          <table:table-cell table:formula="of:=MOD(CEILING([.$C41]*[.$B$4])+CEILING([.H$30]*[.$B$4])-CEILING(MOD([.H$30]+[.$C41];[.$B$5])*[.$B$4]);384)" office:value-type="float" office:value="1" calcext:value-type="float">
            <text:p>1</text:p>
          </table:table-cell>
          <table:table-cell table:formula="of:=MOD(CEILING([.$C41]*[.$B$4])+CEILING([.I$30]*[.$B$4])-CEILING(MOD([.I$30]+[.$C41];[.$B$5])*[.$B$4]);384)" office:value-type="float" office:value="0" calcext:value-type="float">
            <text:p>0</text:p>
          </table:table-cell>
          <table:table-cell table:formula="of:=MOD(CEILING([.$C41]*[.$B$4])+CEILING([.J$30]*[.$B$4])-CEILING(MOD([.J$30]+[.$C41];[.$B$5])*[.$B$4]);384)" office:value-type="float" office:value="2" calcext:value-type="float">
            <text:p>2</text:p>
          </table:table-cell>
          <table:table-cell table:formula="of:=MOD(CEILING([.$C41]*[.$B$4])+CEILING([.K$30]*[.$B$4])-CEILING(MOD([.K$30]+[.$C41];[.$B$5])*[.$B$4]);384)" office:value-type="float" office:value="1" calcext:value-type="float">
            <text:p>1</text:p>
          </table:table-cell>
          <table:table-cell table:formula="of:=MOD(CEILING([.$C41]*[.$B$4])+CEILING([.L$30]*[.$B$4])-CEILING(MOD([.L$30]+[.$C41];[.$B$5])*[.$B$4]);384)" office:value-type="float" office:value="2" calcext:value-type="float">
            <text:p>2</text:p>
          </table:table-cell>
          <table:table-cell table:formula="of:=MOD(CEILING([.$C41]*[.$B$4])+CEILING([.M$30]*[.$B$4])-CEILING(MOD([.M$30]+[.$C41];[.$B$5])*[.$B$4]);384)" office:value-type="float" office:value="1" calcext:value-type="float">
            <text:p>1</text:p>
          </table:table-cell>
          <table:table-cell table:formula="of:=MOD(CEILING([.$C41]*[.$B$4])+CEILING([.N$30]*[.$B$4])-CEILING(MOD([.N$30]+[.$C41];[.$B$5])*[.$B$4]);384)" office:value-type="float" office:value="2" calcext:value-type="float">
            <text:p>2</text:p>
          </table:table-cell>
          <table:table-cell table:formula="of:=MOD(CEILING([.$C41]*[.$B$4])+CEILING([.O$30]*[.$B$4])-CEILING(MOD([.O$30]+[.$C41];[.$B$5])*[.$B$4]);384)" office:value-type="float" office:value="1" calcext:value-type="float">
            <text:p>1</text:p>
          </table:table-cell>
          <table:table-cell table:formula="of:=MOD(CEILING([.$C41]*[.$B$4])+CEILING([.P$30]*[.$B$4])-CEILING(MOD([.P$30]+[.$C41];[.$B$5])*[.$B$4]);384)" office:value-type="float" office:value="2" calcext:value-type="float">
            <text:p>2</text:p>
          </table:table-cell>
          <table:table-cell table:formula="of:=MOD(CEILING([.$C41]*[.$B$4])+CEILING([.Q$30]*[.$B$4])-CEILING(MOD([.Q$30]+[.$C41];[.$B$5])*[.$B$4]);384)" office:value-type="float" office:value="1" calcext:value-type="float">
            <text:p>1</text:p>
          </table:table-cell>
          <table:table-cell table:formula="of:=MOD(CEILING([.$C41]*[.$B$4])+CEILING([.R$30]*[.$B$4])-CEILING(MOD([.R$30]+[.$C41];[.$B$5])*[.$B$4]);384)" office:value-type="float" office:value="2" calcext:value-type="float">
            <text:p>2</text:p>
          </table:table-cell>
          <table:table-cell table:number-columns-repeated="38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CEILING([.$B$4]*[.C42];1)" office:value-type="float" office:value="275" calcext:value-type="float">
            <text:p>275</text:p>
          </table:table-cell>
          <table:table-cell table:formula="of:=MOD(CEILING([.$C42]*[.$B$4])+CEILING([.E$30]*[.$B$4])-CEILING(MOD([.E$30]+[.$C42];[.$B$5])*[.$B$4]);384)" office:value-type="float" office:value="0" calcext:value-type="float">
            <text:p>0</text:p>
          </table:table-cell>
          <table:table-cell table:formula="of:=MOD(CEILING([.$C42]*[.$B$4])+CEILING([.F$30]*[.$B$4])-CEILING(MOD([.F$30]+[.$C42];[.$B$5])*[.$B$4]);384)" office:value-type="float" office:value="0" calcext:value-type="float">
            <text:p>0</text:p>
          </table:table-cell>
          <table:table-cell table:formula="of:=MOD(CEILING([.$C42]*[.$B$4])+CEILING([.G$30]*[.$B$4])-CEILING(MOD([.G$30]+[.$C42];[.$B$5])*[.$B$4]);384)" office:value-type="float" office:value="0" calcext:value-type="float">
            <text:p>0</text:p>
          </table:table-cell>
          <table:table-cell table:formula="of:=MOD(CEILING([.$C42]*[.$B$4])+CEILING([.H$30]*[.$B$4])-CEILING(MOD([.H$30]+[.$C42];[.$B$5])*[.$B$4]);384)" office:value-type="float" office:value="0" calcext:value-type="float">
            <text:p>0</text:p>
          </table:table-cell>
          <table:table-cell table:formula="of:=MOD(CEILING([.$C42]*[.$B$4])+CEILING([.I$30]*[.$B$4])-CEILING(MOD([.I$30]+[.$C42];[.$B$5])*[.$B$4]);384)" office:value-type="float" office:value="1" calcext:value-type="float">
            <text:p>1</text:p>
          </table:table-cell>
          <table:table-cell table:formula="of:=MOD(CEILING([.$C42]*[.$B$4])+CEILING([.J$30]*[.$B$4])-CEILING(MOD([.J$30]+[.$C42];[.$B$5])*[.$B$4]);384)" office:value-type="float" office:value="1" calcext:value-type="float">
            <text:p>1</text:p>
          </table:table-cell>
          <table:table-cell table:formula="of:=MOD(CEILING([.$C42]*[.$B$4])+CEILING([.K$30]*[.$B$4])-CEILING(MOD([.K$30]+[.$C42];[.$B$5])*[.$B$4]);384)" office:value-type="float" office:value="1" calcext:value-type="float">
            <text:p>1</text:p>
          </table:table-cell>
          <table:table-cell table:formula="of:=MOD(CEILING([.$C42]*[.$B$4])+CEILING([.L$30]*[.$B$4])-CEILING(MOD([.L$30]+[.$C42];[.$B$5])*[.$B$4]);384)" office:value-type="float" office:value="1" calcext:value-type="float">
            <text:p>1</text:p>
          </table:table-cell>
          <table:table-cell table:formula="of:=MOD(CEILING([.$C42]*[.$B$4])+CEILING([.M$30]*[.$B$4])-CEILING(MOD([.M$30]+[.$C42];[.$B$5])*[.$B$4]);384)" office:value-type="float" office:value="1" calcext:value-type="float">
            <text:p>1</text:p>
          </table:table-cell>
          <table:table-cell table:formula="of:=MOD(CEILING([.$C42]*[.$B$4])+CEILING([.N$30]*[.$B$4])-CEILING(MOD([.N$30]+[.$C42];[.$B$5])*[.$B$4]);384)" office:value-type="float" office:value="1" calcext:value-type="float">
            <text:p>1</text:p>
          </table:table-cell>
          <table:table-cell table:formula="of:=MOD(CEILING([.$C42]*[.$B$4])+CEILING([.O$30]*[.$B$4])-CEILING(MOD([.O$30]+[.$C42];[.$B$5])*[.$B$4]);384)" office:value-type="float" office:value="1" calcext:value-type="float">
            <text:p>1</text:p>
          </table:table-cell>
          <table:table-cell table:formula="of:=MOD(CEILING([.$C42]*[.$B$4])+CEILING([.P$30]*[.$B$4])-CEILING(MOD([.P$30]+[.$C42];[.$B$5])*[.$B$4]);384)" office:value-type="float" office:value="1" calcext:value-type="float">
            <text:p>1</text:p>
          </table:table-cell>
          <table:table-cell table:formula="of:=MOD(CEILING([.$C42]*[.$B$4])+CEILING([.Q$30]*[.$B$4])-CEILING(MOD([.Q$30]+[.$C42];[.$B$5])*[.$B$4]);384)" office:value-type="float" office:value="1" calcext:value-type="float">
            <text:p>1</text:p>
          </table:table-cell>
          <table:table-cell table:formula="of:=MOD(CEILING([.$C42]*[.$B$4])+CEILING([.R$30]*[.$B$4])-CEILING(MOD([.R$30]+[.$C42];[.$B$5])*[.$B$4]);384)" office:value-type="float" office:value="1" calcext:value-type="float">
            <text:p>1</text:p>
          </table:table-cell>
          <table:table-cell table:number-columns-repeated="38"/>
          <table:table-cell table:style-name="Default" office:value-type="string" calcext:value-type="string">
            <text:p>a12</text:p>
          </table:table-cell>
          <table:table-cell table:number-columns-repeated="20"/>
          <table:table-cell table:style-name="Default" office:value-type="string" calcext:value-type="string">
            <text:p>a13</text:p>
          </table:table-cell>
          <table:table-cell table:number-columns-repeated="94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CEILING([.$B$4]*[.C43];1)" office:value-type="float" office:value="303" calcext:value-type="float">
            <text:p>303</text:p>
          </table:table-cell>
          <table:table-cell table:formula="of:=MOD(CEILING([.$C43]*[.$B$4])+CEILING([.E$30]*[.$B$4])-CEILING(MOD([.E$30]+[.$C43];[.$B$5])*[.$B$4]);384)" office:value-type="float" office:value="0" calcext:value-type="float">
            <text:p>0</text:p>
          </table:table-cell>
          <table:table-cell table:formula="of:=MOD(CEILING([.$C43]*[.$B$4])+CEILING([.F$30]*[.$B$4])-CEILING(MOD([.F$30]+[.$C43];[.$B$5])*[.$B$4]);384)" office:value-type="float" office:value="1" calcext:value-type="float">
            <text:p>1</text:p>
          </table:table-cell>
          <table:table-cell table:formula="of:=MOD(CEILING([.$C43]*[.$B$4])+CEILING([.G$30]*[.$B$4])-CEILING(MOD([.G$30]+[.$C43];[.$B$5])*[.$B$4]);384)" office:value-type="float" office:value="0" calcext:value-type="float">
            <text:p>0</text:p>
          </table:table-cell>
          <table:table-cell table:formula="of:=MOD(CEILING([.$C43]*[.$B$4])+CEILING([.H$30]*[.$B$4])-CEILING(MOD([.H$30]+[.$C43];[.$B$5])*[.$B$4]);384)" office:value-type="float" office:value="2" calcext:value-type="float">
            <text:p>2</text:p>
          </table:table-cell>
          <table:table-cell table:formula="of:=MOD(CEILING([.$C43]*[.$B$4])+CEILING([.I$30]*[.$B$4])-CEILING(MOD([.I$30]+[.$C43];[.$B$5])*[.$B$4]);384)" office:value-type="float" office:value="1" calcext:value-type="float">
            <text:p>1</text:p>
          </table:table-cell>
          <table:table-cell table:formula="of:=MOD(CEILING([.$C43]*[.$B$4])+CEILING([.J$30]*[.$B$4])-CEILING(MOD([.J$30]+[.$C43];[.$B$5])*[.$B$4]);384)" office:value-type="float" office:value="2" calcext:value-type="float">
            <text:p>2</text:p>
          </table:table-cell>
          <table:table-cell table:formula="of:=MOD(CEILING([.$C43]*[.$B$4])+CEILING([.K$30]*[.$B$4])-CEILING(MOD([.K$30]+[.$C43];[.$B$5])*[.$B$4]);384)" office:value-type="float" office:value="1" calcext:value-type="float">
            <text:p>1</text:p>
          </table:table-cell>
          <table:table-cell table:formula="of:=MOD(CEILING([.$C43]*[.$B$4])+CEILING([.L$30]*[.$B$4])-CEILING(MOD([.L$30]+[.$C43];[.$B$5])*[.$B$4]);384)" office:value-type="float" office:value="2" calcext:value-type="float">
            <text:p>2</text:p>
          </table:table-cell>
          <table:table-cell table:formula="of:=MOD(CEILING([.$C43]*[.$B$4])+CEILING([.M$30]*[.$B$4])-CEILING(MOD([.M$30]+[.$C43];[.$B$5])*[.$B$4]);384)" office:value-type="float" office:value="1" calcext:value-type="float">
            <text:p>1</text:p>
          </table:table-cell>
          <table:table-cell table:formula="of:=MOD(CEILING([.$C43]*[.$B$4])+CEILING([.N$30]*[.$B$4])-CEILING(MOD([.N$30]+[.$C43];[.$B$5])*[.$B$4]);384)" office:value-type="float" office:value="2" calcext:value-type="float">
            <text:p>2</text:p>
          </table:table-cell>
          <table:table-cell table:formula="of:=MOD(CEILING([.$C43]*[.$B$4])+CEILING([.O$30]*[.$B$4])-CEILING(MOD([.O$30]+[.$C43];[.$B$5])*[.$B$4]);384)" office:value-type="float" office:value="1" calcext:value-type="float">
            <text:p>1</text:p>
          </table:table-cell>
          <table:table-cell table:formula="of:=MOD(CEILING([.$C43]*[.$B$4])+CEILING([.P$30]*[.$B$4])-CEILING(MOD([.P$30]+[.$C43];[.$B$5])*[.$B$4]);384)" office:value-type="float" office:value="2" calcext:value-type="float">
            <text:p>2</text:p>
          </table:table-cell>
          <table:table-cell table:formula="of:=MOD(CEILING([.$C43]*[.$B$4])+CEILING([.Q$30]*[.$B$4])-CEILING(MOD([.Q$30]+[.$C43];[.$B$5])*[.$B$4]);384)" office:value-type="float" office:value="1" calcext:value-type="float">
            <text:p>1</text:p>
          </table:table-cell>
          <table:table-cell table:formula="of:=MOD(CEILING([.$C43]*[.$B$4])+CEILING([.R$30]*[.$B$4])-CEILING(MOD([.R$30]+[.$C43];[.$B$5])*[.$B$4]);384)" office:value-type="float" office:value="2" calcext:value-type="float">
            <text:p>2</text:p>
          </table:table-cell>
          <table:table-cell table:number-columns-repeated="38"/>
          <table:table-cell table:style-name="Default"/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14"/>
          <table:table-cell table:style-name="Default"/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94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CEILING([.$B$4]*[.C44];1)" office:value-type="float" office:value="330" calcext:value-type="float">
            <text:p>330</text:p>
          </table:table-cell>
          <table:table-cell table:formula="of:=MOD(CEILING([.$C44]*[.$B$4])+CEILING([.E$30]*[.$B$4])-CEILING(MOD([.E$30]+[.$C44];[.$B$5])*[.$B$4]);384)" office:value-type="float" office:value="0" calcext:value-type="float">
            <text:p>0</text:p>
          </table:table-cell>
          <table:table-cell table:formula="of:=MOD(CEILING([.$C44]*[.$B$4])+CEILING([.F$30]*[.$B$4])-CEILING(MOD([.F$30]+[.$C44];[.$B$5])*[.$B$4]);384)" office:value-type="float" office:value="0" calcext:value-type="float">
            <text:p>0</text:p>
          </table:table-cell>
          <table:table-cell table:formula="of:=MOD(CEILING([.$C44]*[.$B$4])+CEILING([.G$30]*[.$B$4])-CEILING(MOD([.G$30]+[.$C44];[.$B$5])*[.$B$4]);384)" office:value-type="float" office:value="1" calcext:value-type="float">
            <text:p>1</text:p>
          </table:table-cell>
          <table:table-cell table:formula="of:=MOD(CEILING([.$C44]*[.$B$4])+CEILING([.H$30]*[.$B$4])-CEILING(MOD([.H$30]+[.$C44];[.$B$5])*[.$B$4]);384)" office:value-type="float" office:value="1" calcext:value-type="float">
            <text:p>1</text:p>
          </table:table-cell>
          <table:table-cell table:formula="of:=MOD(CEILING([.$C44]*[.$B$4])+CEILING([.I$30]*[.$B$4])-CEILING(MOD([.I$30]+[.$C44];[.$B$5])*[.$B$4]);384)" office:value-type="float" office:value="1" calcext:value-type="float">
            <text:p>1</text:p>
          </table:table-cell>
          <table:table-cell table:formula="of:=MOD(CEILING([.$C44]*[.$B$4])+CEILING([.J$30]*[.$B$4])-CEILING(MOD([.J$30]+[.$C44];[.$B$5])*[.$B$4]);384)" office:value-type="float" office:value="1" calcext:value-type="float">
            <text:p>1</text:p>
          </table:table-cell>
          <table:table-cell table:formula="of:=MOD(CEILING([.$C44]*[.$B$4])+CEILING([.K$30]*[.$B$4])-CEILING(MOD([.K$30]+[.$C44];[.$B$5])*[.$B$4]);384)" office:value-type="float" office:value="1" calcext:value-type="float">
            <text:p>1</text:p>
          </table:table-cell>
          <table:table-cell table:formula="of:=MOD(CEILING([.$C44]*[.$B$4])+CEILING([.L$30]*[.$B$4])-CEILING(MOD([.L$30]+[.$C44];[.$B$5])*[.$B$4]);384)" office:value-type="float" office:value="1" calcext:value-type="float">
            <text:p>1</text:p>
          </table:table-cell>
          <table:table-cell table:formula="of:=MOD(CEILING([.$C44]*[.$B$4])+CEILING([.M$30]*[.$B$4])-CEILING(MOD([.M$30]+[.$C44];[.$B$5])*[.$B$4]);384)" office:value-type="float" office:value="1" calcext:value-type="float">
            <text:p>1</text:p>
          </table:table-cell>
          <table:table-cell table:formula="of:=MOD(CEILING([.$C44]*[.$B$4])+CEILING([.N$30]*[.$B$4])-CEILING(MOD([.N$30]+[.$C44];[.$B$5])*[.$B$4]);384)" office:value-type="float" office:value="1" calcext:value-type="float">
            <text:p>1</text:p>
          </table:table-cell>
          <table:table-cell table:formula="of:=MOD(CEILING([.$C44]*[.$B$4])+CEILING([.O$30]*[.$B$4])-CEILING(MOD([.O$30]+[.$C44];[.$B$5])*[.$B$4]);384)" office:value-type="float" office:value="1" calcext:value-type="float">
            <text:p>1</text:p>
          </table:table-cell>
          <table:table-cell table:formula="of:=MOD(CEILING([.$C44]*[.$B$4])+CEILING([.P$30]*[.$B$4])-CEILING(MOD([.P$30]+[.$C44];[.$B$5])*[.$B$4]);384)" office:value-type="float" office:value="1" calcext:value-type="float">
            <text:p>1</text:p>
          </table:table-cell>
          <table:table-cell table:formula="of:=MOD(CEILING([.$C44]*[.$B$4])+CEILING([.Q$30]*[.$B$4])-CEILING(MOD([.Q$30]+[.$C44];[.$B$5])*[.$B$4]);384)" office:value-type="float" office:value="1" calcext:value-type="float">
            <text:p>1</text:p>
          </table:table-cell>
          <table:table-cell table:formula="of:=MOD(CEILING([.$C44]*[.$B$4])+CEILING([.R$30]*[.$B$4])-CEILING(MOD([.R$30]+[.$C44];[.$B$5])*[.$B$4]);384)"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94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CEILING([.$B$4]*[.C45];1)" office:value-type="float" office:value="358" calcext:value-type="float">
            <text:p>358</text:p>
          </table:table-cell>
          <table:table-cell table:formula="of:=MOD(CEILING([.$C45]*[.$B$4])+CEILING([.E$30]*[.$B$4])-CEILING(MOD([.E$30]+[.$C45];[.$B$5])*[.$B$4]);384)" office:value-type="float" office:value="0" calcext:value-type="float">
            <text:p>0</text:p>
          </table:table-cell>
          <table:table-cell table:formula="of:=MOD(CEILING([.$C45]*[.$B$4])+CEILING([.F$30]*[.$B$4])-CEILING(MOD([.F$30]+[.$C45];[.$B$5])*[.$B$4]);384)" office:value-type="float" office:value="2" calcext:value-type="float">
            <text:p>2</text:p>
          </table:table-cell>
          <table:table-cell table:formula="of:=MOD(CEILING([.$C45]*[.$B$4])+CEILING([.G$30]*[.$B$4])-CEILING(MOD([.G$30]+[.$C45];[.$B$5])*[.$B$4]);384)" office:value-type="float" office:value="1" calcext:value-type="float">
            <text:p>1</text:p>
          </table:table-cell>
          <table:table-cell table:formula="of:=MOD(CEILING([.$C45]*[.$B$4])+CEILING([.H$30]*[.$B$4])-CEILING(MOD([.H$30]+[.$C45];[.$B$5])*[.$B$4]);384)" office:value-type="float" office:value="2" calcext:value-type="float">
            <text:p>2</text:p>
          </table:table-cell>
          <table:table-cell table:formula="of:=MOD(CEILING([.$C45]*[.$B$4])+CEILING([.I$30]*[.$B$4])-CEILING(MOD([.I$30]+[.$C45];[.$B$5])*[.$B$4]);384)" office:value-type="float" office:value="1" calcext:value-type="float">
            <text:p>1</text:p>
          </table:table-cell>
          <table:table-cell table:formula="of:=MOD(CEILING([.$C45]*[.$B$4])+CEILING([.J$30]*[.$B$4])-CEILING(MOD([.J$30]+[.$C45];[.$B$5])*[.$B$4]);384)" office:value-type="float" office:value="2" calcext:value-type="float">
            <text:p>2</text:p>
          </table:table-cell>
          <table:table-cell table:formula="of:=MOD(CEILING([.$C45]*[.$B$4])+CEILING([.K$30]*[.$B$4])-CEILING(MOD([.K$30]+[.$C45];[.$B$5])*[.$B$4]);384)" office:value-type="float" office:value="1" calcext:value-type="float">
            <text:p>1</text:p>
          </table:table-cell>
          <table:table-cell table:formula="of:=MOD(CEILING([.$C45]*[.$B$4])+CEILING([.L$30]*[.$B$4])-CEILING(MOD([.L$30]+[.$C45];[.$B$5])*[.$B$4]);384)" office:value-type="float" office:value="2" calcext:value-type="float">
            <text:p>2</text:p>
          </table:table-cell>
          <table:table-cell table:formula="of:=MOD(CEILING([.$C45]*[.$B$4])+CEILING([.M$30]*[.$B$4])-CEILING(MOD([.M$30]+[.$C45];[.$B$5])*[.$B$4]);384)" office:value-type="float" office:value="1" calcext:value-type="float">
            <text:p>1</text:p>
          </table:table-cell>
          <table:table-cell table:formula="of:=MOD(CEILING([.$C45]*[.$B$4])+CEILING([.N$30]*[.$B$4])-CEILING(MOD([.N$30]+[.$C45];[.$B$5])*[.$B$4]);384)" office:value-type="float" office:value="2" calcext:value-type="float">
            <text:p>2</text:p>
          </table:table-cell>
          <table:table-cell table:formula="of:=MOD(CEILING([.$C45]*[.$B$4])+CEILING([.O$30]*[.$B$4])-CEILING(MOD([.O$30]+[.$C45];[.$B$5])*[.$B$4]);384)" office:value-type="float" office:value="1" calcext:value-type="float">
            <text:p>1</text:p>
          </table:table-cell>
          <table:table-cell table:formula="of:=MOD(CEILING([.$C45]*[.$B$4])+CEILING([.P$30]*[.$B$4])-CEILING(MOD([.P$30]+[.$C45];[.$B$5])*[.$B$4]);384)" office:value-type="float" office:value="2" calcext:value-type="float">
            <text:p>2</text:p>
          </table:table-cell>
          <table:table-cell table:formula="of:=MOD(CEILING([.$C45]*[.$B$4])+CEILING([.Q$30]*[.$B$4])-CEILING(MOD([.Q$30]+[.$C45];[.$B$5])*[.$B$4]);384)" office:value-type="float" office:value="1" calcext:value-type="float">
            <text:p>1</text:p>
          </table:table-cell>
          <table:table-cell table:formula="of:=MOD(CEILING([.$C45]*[.$B$4])+CEILING([.R$30]*[.$B$4])-CEILING(MOD([.R$30]+[.$C45];[.$B$5])*[.$B$4]);384)" office:value-type="float" office:value="2" calcext:value-type="float">
            <text:p>2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style-name="ce34"/>
          <table:table-cell table:number-columns-repeated="19"/>
          <table:table-cell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formula="of:=[.$CA45]*[.CB$43]+[.CB$44]" office:value-type="float" office:value="2" calcext:value-type="float">
            <text:p>2</text:p>
          </table:table-cell>
          <table:table-cell table:formula="of:=[.$CA45]*[.CC$43]+[.CC$44]" office:value-type="float" office:value="34" calcext:value-type="float">
            <text:p>34</text:p>
          </table:table-cell>
          <table:table-cell table:formula="of:=[.$CA45]*[.CD$43]+[.CD$44]" office:value-type="float" office:value="0" calcext:value-type="float">
            <text:p>0</text:p>
          </table:table-cell>
          <table:table-cell table:formula="of:=[.$CA45]*[.CE$43]+[.CE$44]" office:value-type="float" office:value="98" calcext:value-type="float">
            <text:p>98</text:p>
          </table:table-cell>
          <table:table-cell table:formula="of:=[.$CA45]*[.CF$43]+[.CF$44]" office:value-type="float" office:value="130" calcext:value-type="float">
            <text:p>130</text:p>
          </table:table-cell>
          <table:table-cell table:number-columns-repeated="940"/>
        </table:table-row>
        <table:table-row table:style-name="ro1">
          <table:table-cell table:number-columns-repeated="56"/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formula="of:=[.$BF46]*[.BG$43]+[.BG$44]" office:value-type="float" office:value="1" calcext:value-type="float">
            <text:p>1</text:p>
          </table:table-cell>
          <table:table-cell table:formula="of:=[.$BF46]*[.BH$43]+[.BH$44]" office:value-type="float" office:value="33" calcext:value-type="float">
            <text:p>33</text:p>
          </table:table-cell>
          <table:table-cell table:formula="of:=[.$BF46]*[.BI$43]+[.BI$44]" office:value-type="float" office:value="0" calcext:value-type="float">
            <text:p>0</text:p>
          </table:table-cell>
          <table:table-cell table:formula="of:=[.$BF46]*[.BJ$43]+[.BJ$44]" office:value-type="float" office:value="97" calcext:value-type="float">
            <text:p>97</text:p>
          </table:table-cell>
          <table:table-cell table:formula="of:=[.$BF46]*[.BK$43]+[.BK$44]" office:value-type="float" office:value="129" calcext:value-type="float">
            <text:p>129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style-name="ce34" office:value-type="float" office:value="29" calcext:value-type="float">
            <text:p>29</text:p>
          </table:table-cell>
          <table:table-cell/>
          <table:table-cell table:formula="of:=[.$CA46]*[.CB$43]+[.CB$44]" office:value-type="float" office:value="29" calcext:value-type="float">
            <text:p>29</text:p>
          </table:table-cell>
          <table:table-cell table:formula="of:=[.$CA46]*[.CC$43]+[.CC$44]" office:value-type="float" office:value="61" calcext:value-type="float">
            <text:p>61</text:p>
          </table:table-cell>
          <table:table-cell table:formula="of:=[.$CA46]*[.CD$43]+[.CD$44]" office:value-type="float" office:value="0" calcext:value-type="float">
            <text:p>0</text:p>
          </table:table-cell>
          <table:table-cell table:formula="of:=[.$CA46]*[.CE$43]+[.CE$44]" office:value-type="float" office:value="125" calcext:value-type="float">
            <text:p>125</text:p>
          </table:table-cell>
          <table:table-cell table:formula="of:=[.$CA46]*[.CF$43]+[.CF$44]" office:value-type="float" office:value="157" calcext:value-type="float">
            <text:p>157</text:p>
          </table:table-cell>
          <table:table-cell table:number-columns-repeated="939"/>
        </table:table-row>
        <table:table-row table:style-name="ro1">
          <table:table-cell table:number-columns-repeated="2"/>
          <table:table-cell office:value-type="string" calcext:value-type="string">
            <text:p>2, 0, 1, 5,10,20,10,50,100,50, 5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style-name="ce34" office:value-type="float" office:value="29" calcext:value-type="float">
            <text:p>29</text:p>
          </table:table-cell>
          <table:table-cell/>
          <table:table-cell table:formula="of:=[.$BF47]*[.BG$43]+[.BG$44]" office:value-type="float" office:value="29" calcext:value-type="float">
            <text:p>29</text:p>
          </table:table-cell>
          <table:table-cell table:formula="of:=[.$BF47]*[.BH$43]+[.BH$44]" office:value-type="float" office:value="61" calcext:value-type="float">
            <text:p>61</text:p>
          </table:table-cell>
          <table:table-cell table:formula="of:=[.$BF47]*[.BI$43]+[.BI$44]" office:value-type="float" office:value="0" calcext:value-type="float">
            <text:p>0</text:p>
          </table:table-cell>
          <table:table-cell table:formula="of:=[.$BF47]*[.BJ$43]+[.BJ$44]" office:value-type="float" office:value="125" calcext:value-type="float">
            <text:p>125</text:p>
          </table:table-cell>
          <table:table-cell table:formula="of:=[.$BF47]*[.BK$43]+[.BK$44]" office:value-type="float" office:value="157" calcext:value-type="float">
            <text:p>15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4" office:value-type="float" office:value="57" calcext:value-type="float">
            <text:p>57</text:p>
          </table:table-cell>
          <table:table-cell table:number-columns-repeated="2"/>
          <table:table-cell table:formula="of:=[.$CA47]*[.CB$43]+[.CB$44]" office:value-type="float" office:value="57" calcext:value-type="float">
            <text:p>57</text:p>
          </table:table-cell>
          <table:table-cell table:formula="of:=[.$CA47]*[.CC$43]+[.CC$44]" office:value-type="float" office:value="89" calcext:value-type="float">
            <text:p>89</text:p>
          </table:table-cell>
          <table:table-cell table:formula="of:=[.$CA47]*[.CD$43]+[.CD$44]" office:value-type="float" office:value="0" calcext:value-type="float">
            <text:p>0</text:p>
          </table:table-cell>
          <table:table-cell table:formula="of:=[.$CA47]*[.CE$43]+[.CE$44]" office:value-type="float" office:value="153" calcext:value-type="float">
            <text:p>153</text:p>
          </table:table-cell>
          <table:table-cell table:formula="of:=[.$CA47]*[.CF$43]+[.CF$44]" office:value-type="float" office:value="185" calcext:value-type="float">
            <text:p>185</text:p>
          </table:table-cell>
          <table:table-cell table:number-columns-repeated="938"/>
        </table:table-row>
        <table:table-row table:style-name="ro1">
          <table:table-cell table:number-columns-repeated="2"/>
          <table:table-cell table:formula="of:=254+11" office:value-type="float" office:value="265" calcext:value-type="float">
            <text:p>265</text:p>
          </table:table-cell>
          <table:table-cell table:number-columns-repeated="53"/>
          <table:table-cell office:value-type="float" office:value="4" calcext:value-type="float">
            <text:p>4</text:p>
          </table:table-cell>
          <table:table-cell table:style-name="ce34" office:value-type="float" office:value="56" calcext:value-type="float">
            <text:p>56</text:p>
          </table:table-cell>
          <table:table-cell table:number-columns-repeated="2"/>
          <table:table-cell table:formula="of:=[.$BF48]*[.BG$43]+[.BG$44]" office:value-type="float" office:value="56" calcext:value-type="float">
            <text:p>56</text:p>
          </table:table-cell>
          <table:table-cell table:formula="of:=[.$BF48]*[.BH$43]+[.BH$44]" office:value-type="float" office:value="88" calcext:value-type="float">
            <text:p>88</text:p>
          </table:table-cell>
          <table:table-cell table:formula="of:=[.$BF48]*[.BI$43]+[.BI$44]" office:value-type="float" office:value="0" calcext:value-type="float">
            <text:p>0</text:p>
          </table:table-cell>
          <table:table-cell table:formula="of:=[.$BF48]*[.BJ$43]+[.BJ$44]" office:value-type="float" office:value="152" calcext:value-type="float">
            <text:p>152</text:p>
          </table:table-cell>
          <table:table-cell table:formula="of:=[.$BF48]*[.BK$43]+[.BK$44]" office:value-type="float" office:value="184" calcext:value-type="float">
            <text:p>184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3"/>
          <table:table-cell table:formula="of:=[.$CA48]*[.CB$43]+[.CB$44]" office:value-type="float" office:value="84" calcext:value-type="float">
            <text:p>84</text:p>
          </table:table-cell>
          <table:table-cell table:formula="of:=[.$CA48]*[.CC$43]+[.CC$44]" office:value-type="float" office:value="116" calcext:value-type="float">
            <text:p>116</text:p>
          </table:table-cell>
          <table:table-cell table:formula="of:=[.$CA48]*[.CD$43]+[.CD$44]" office:value-type="float" office:value="0" calcext:value-type="float">
            <text:p>0</text:p>
          </table:table-cell>
          <table:table-cell table:formula="of:=[.$CA48]*[.CE$43]+[.CE$44]" office:value-type="float" office:value="180" calcext:value-type="float">
            <text:p>180</text:p>
          </table:table-cell>
          <table:table-cell table:formula="of:=[.$CA48]*[.CF$43]+[.CF$44]" office:value-type="float" office:value="212" calcext:value-type="float">
            <text:p>212</text:p>
          </table:table-cell>
          <table:table-cell table:number-columns-repeated="937"/>
        </table:table-row>
        <table:table-row table:style-name="ro1">
          <table:table-cell table:number-columns-repeated="56"/>
          <table:table-cell office:value-type="float" office:value="5" calcext:value-type="float">
            <text:p>5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3"/>
          <table:table-cell table:formula="of:=[.$BF49]*[.BG$43]+[.BG$44]" office:value-type="float" office:value="84" calcext:value-type="float">
            <text:p>84</text:p>
          </table:table-cell>
          <table:table-cell table:formula="of:=[.$BF49]*[.BH$43]+[.BH$44]" office:value-type="float" office:value="116" calcext:value-type="float">
            <text:p>116</text:p>
          </table:table-cell>
          <table:table-cell table:formula="of:=[.$BF49]*[.BI$43]+[.BI$44]" office:value-type="float" office:value="0" calcext:value-type="float">
            <text:p>0</text:p>
          </table:table-cell>
          <table:table-cell table:formula="of:=[.$BF49]*[.BJ$43]+[.BJ$44]" office:value-type="float" office:value="180" calcext:value-type="float">
            <text:p>180</text:p>
          </table:table-cell>
          <table:table-cell table:formula="of:=[.$BF49]*[.BK$43]+[.BK$44]" office:value-type="float" office:value="212" calcext:value-type="float">
            <text:p>21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34" office:value-type="float" office:value="112" calcext:value-type="float">
            <text:p>112</text:p>
          </table:table-cell>
          <table:table-cell table:number-columns-repeated="4"/>
          <table:table-cell table:formula="of:=[.$CA49]*[.CB$43]+[.CB$44]" office:value-type="float" office:value="112" calcext:value-type="float">
            <text:p>112</text:p>
          </table:table-cell>
          <table:table-cell table:formula="of:=[.$CA49]*[.CC$43]+[.CC$44]" office:value-type="float" office:value="144" calcext:value-type="float">
            <text:p>144</text:p>
          </table:table-cell>
          <table:table-cell table:formula="of:=[.$CA49]*[.CD$43]+[.CD$44]" office:value-type="float" office:value="0" calcext:value-type="float">
            <text:p>0</text:p>
          </table:table-cell>
          <table:table-cell table:formula="of:=[.$CA49]*[.CE$43]+[.CE$44]" office:value-type="float" office:value="208" calcext:value-type="float">
            <text:p>208</text:p>
          </table:table-cell>
          <table:table-cell table:formula="of:=[.$CA49]*[.CF$43]+[.CF$44]" office:value-type="float" office:value="240" calcext:value-type="float">
            <text:p>240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float" office:value="6" calcext:value-type="float">
            <text:p>6</text:p>
          </table:table-cell>
          <table:table-cell table:style-name="ce34" office:value-type="float" office:value="111" calcext:value-type="float">
            <text:p>111</text:p>
          </table:table-cell>
          <table:table-cell table:number-columns-repeated="4"/>
          <table:table-cell table:formula="of:=[.$BF50]*[.BG$43]+[.BG$44]" office:value-type="float" office:value="111" calcext:value-type="float">
            <text:p>111</text:p>
          </table:table-cell>
          <table:table-cell table:formula="of:=[.$BF50]*[.BH$43]+[.BH$44]" office:value-type="float" office:value="143" calcext:value-type="float">
            <text:p>143</text:p>
          </table:table-cell>
          <table:table-cell table:formula="of:=[.$BF50]*[.BI$43]+[.BI$44]" office:value-type="float" office:value="0" calcext:value-type="float">
            <text:p>0</text:p>
          </table:table-cell>
          <table:table-cell table:formula="of:=[.$BF50]*[.BJ$43]+[.BJ$44]" office:value-type="float" office:value="207" calcext:value-type="float">
            <text:p>207</text:p>
          </table:table-cell>
          <table:table-cell table:formula="of:=[.$BF50]*[.BK$43]+[.BK$44]" office:value-type="float" office:value="239" calcext:value-type="float">
            <text:p>23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5"/>
          <table:table-cell table:formula="of:=[.$CA50]*[.CB$43]+[.CB$44]" office:value-type="float" office:value="139" calcext:value-type="float">
            <text:p>139</text:p>
          </table:table-cell>
          <table:table-cell table:formula="of:=[.$CA50]*[.CC$43]+[.CC$44]" office:value-type="float" office:value="171" calcext:value-type="float">
            <text:p>171</text:p>
          </table:table-cell>
          <table:table-cell table:formula="of:=[.$CA50]*[.CD$43]+[.CD$44]" office:value-type="float" office:value="0" calcext:value-type="float">
            <text:p>0</text:p>
          </table:table-cell>
          <table:table-cell table:formula="of:=[.$CA50]*[.CE$43]+[.CE$44]" office:value-type="float" office:value="235" calcext:value-type="float">
            <text:p>235</text:p>
          </table:table-cell>
          <table:table-cell table:formula="of:=[.$CA50]*[.CF$43]+[.CF$44]" office:value-type="float" office:value="267" calcext:value-type="float">
            <text:p>267</text:p>
          </table:table-cell>
          <table:table-cell table:number-columns-repeated="935"/>
        </table:table-row>
        <table:table-row table:style-name="ro1">
          <table:table-cell table:number-columns-repeated="56"/>
          <table:table-cell office:value-type="float" office:value="7" calcext:value-type="float">
            <text:p>7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5"/>
          <table:table-cell table:formula="of:=[.$BF51]*[.BG$43]+[.BG$44]" office:value-type="float" office:value="139" calcext:value-type="float">
            <text:p>139</text:p>
          </table:table-cell>
          <table:table-cell table:formula="of:=[.$BF51]*[.BH$43]+[.BH$44]" office:value-type="float" office:value="171" calcext:value-type="float">
            <text:p>171</text:p>
          </table:table-cell>
          <table:table-cell table:formula="of:=[.$BF51]*[.BI$43]+[.BI$44]" office:value-type="float" office:value="0" calcext:value-type="float">
            <text:p>0</text:p>
          </table:table-cell>
          <table:table-cell table:formula="of:=[.$BF51]*[.BJ$43]+[.BJ$44]" office:value-type="float" office:value="235" calcext:value-type="float">
            <text:p>235</text:p>
          </table:table-cell>
          <table:table-cell table:formula="of:=[.$BF51]*[.BK$43]+[.BK$44]" office:value-type="float" office:value="267" calcext:value-type="float">
            <text:p>26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34" office:value-type="float" office:value="167" calcext:value-type="float">
            <text:p>167</text:p>
          </table:table-cell>
          <table:table-cell table:number-columns-repeated="6"/>
          <table:table-cell table:formula="of:=[.$CA51]*[.CB$43]+[.CB$44]" office:value-type="float" office:value="167" calcext:value-type="float">
            <text:p>167</text:p>
          </table:table-cell>
          <table:table-cell table:formula="of:=[.$CA51]*[.CC$43]+[.CC$44]" office:value-type="float" office:value="199" calcext:value-type="float">
            <text:p>199</text:p>
          </table:table-cell>
          <table:table-cell table:formula="of:=[.$CA51]*[.CD$43]+[.CD$44]" office:value-type="float" office:value="0" calcext:value-type="float">
            <text:p>0</text:p>
          </table:table-cell>
          <table:table-cell table:formula="of:=[.$CA51]*[.CE$43]+[.CE$44]" office:value-type="float" office:value="263" calcext:value-type="float">
            <text:p>263</text:p>
          </table:table-cell>
          <table:table-cell table:formula="of:=[.$CA51]*[.CF$43]+[.CF$44]" office:value-type="float" office:value="295" calcext:value-type="float">
            <text:p>295</text:p>
          </table:table-cell>
          <table:table-cell table:number-columns-repeated="934"/>
        </table:table-row>
        <table:table-row table:style-name="ro1">
          <table:table-cell table:number-columns-repeated="56"/>
          <table:table-cell office:value-type="float" office:value="8" calcext:value-type="float">
            <text:p>8</text:p>
          </table:table-cell>
          <table:table-cell table:style-name="ce34" office:value-type="float" office:value="166" calcext:value-type="float">
            <text:p>166</text:p>
          </table:table-cell>
          <table:table-cell table:number-columns-repeated="6"/>
          <table:table-cell table:formula="of:=[.$BF52]*[.BG$43]+[.BG$44]" office:value-type="float" office:value="166" calcext:value-type="float">
            <text:p>166</text:p>
          </table:table-cell>
          <table:table-cell table:formula="of:=[.$BF52]*[.BH$43]+[.BH$44]" office:value-type="float" office:value="198" calcext:value-type="float">
            <text:p>198</text:p>
          </table:table-cell>
          <table:table-cell table:formula="of:=[.$BF52]*[.BI$43]+[.BI$44]" office:value-type="float" office:value="0" calcext:value-type="float">
            <text:p>0</text:p>
          </table:table-cell>
          <table:table-cell table:formula="of:=[.$BF52]*[.BJ$43]+[.BJ$44]" office:value-type="float" office:value="262" calcext:value-type="float">
            <text:p>262</text:p>
          </table:table-cell>
          <table:table-cell table:formula="of:=[.$BF52]*[.BK$43]+[.BK$44]" office:value-type="float" office:value="294" calcext:value-type="float">
            <text:p>29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7"/>
          <table:table-cell table:formula="of:=[.$CA52]*[.CB$43]+[.CB$44]" office:value-type="float" office:value="194" calcext:value-type="float">
            <text:p>194</text:p>
          </table:table-cell>
          <table:table-cell table:formula="of:=[.$CA52]*[.CC$43]+[.CC$44]" office:value-type="float" office:value="226" calcext:value-type="float">
            <text:p>226</text:p>
          </table:table-cell>
          <table:table-cell table:formula="of:=[.$CA52]*[.CD$43]+[.CD$44]" office:value-type="float" office:value="0" calcext:value-type="float">
            <text:p>0</text:p>
          </table:table-cell>
          <table:table-cell table:formula="of:=[.$CA52]*[.CE$43]+[.CE$44]" office:value-type="float" office:value="290" calcext:value-type="float">
            <text:p>290</text:p>
          </table:table-cell>
          <table:table-cell table:formula="of:=[.$CA52]*[.CF$43]+[.CF$44]" office:value-type="float" office:value="322" calcext:value-type="float">
            <text:p>322</text:p>
          </table:table-cell>
          <table:table-cell table:number-columns-repeated="933"/>
        </table:table-row>
        <table:table-row table:style-name="ro1">
          <table:table-cell table:number-columns-repeated="56"/>
          <table:table-cell office:value-type="float" office:value="9" calcext:value-type="float">
            <text:p>9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7"/>
          <table:table-cell table:formula="of:=[.$BF53]*[.BG$43]+[.BG$44]" office:value-type="float" office:value="194" calcext:value-type="float">
            <text:p>194</text:p>
          </table:table-cell>
          <table:table-cell table:formula="of:=[.$BF53]*[.BH$43]+[.BH$44]" office:value-type="float" office:value="226" calcext:value-type="float">
            <text:p>226</text:p>
          </table:table-cell>
          <table:table-cell table:formula="of:=[.$BF53]*[.BI$43]+[.BI$44]" office:value-type="float" office:value="0" calcext:value-type="float">
            <text:p>0</text:p>
          </table:table-cell>
          <table:table-cell table:formula="of:=[.$BF53]*[.BJ$43]+[.BJ$44]" office:value-type="float" office:value="290" calcext:value-type="float">
            <text:p>290</text:p>
          </table:table-cell>
          <table:table-cell table:formula="of:=[.$BF53]*[.BK$43]+[.BK$44]" office:value-type="float" office:value="322" calcext:value-type="float">
            <text:p>32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style-name="ce34" office:value-type="float" office:value="222" calcext:value-type="float">
            <text:p>222</text:p>
          </table:table-cell>
          <table:table-cell table:number-columns-repeated="8"/>
          <table:table-cell table:formula="of:=[.$CA53]*[.CB$43]+[.CB$44]" office:value-type="float" office:value="222" calcext:value-type="float">
            <text:p>222</text:p>
          </table:table-cell>
          <table:table-cell table:formula="of:=[.$CA53]*[.CC$43]+[.CC$44]" office:value-type="float" office:value="254" calcext:value-type="float">
            <text:p>254</text:p>
          </table:table-cell>
          <table:table-cell table:formula="of:=[.$CA53]*[.CD$43]+[.CD$44]" office:value-type="float" office:value="0" calcext:value-type="float">
            <text:p>0</text:p>
          </table:table-cell>
          <table:table-cell table:formula="of:=[.$CA53]*[.CE$43]+[.CE$44]" office:value-type="float" office:value="318" calcext:value-type="float">
            <text:p>318</text:p>
          </table:table-cell>
          <table:table-cell table:formula="of:=[.$CA53]*[.CF$43]+[.CF$44]" office:value-type="float" office:value="350" calcext:value-type="float">
            <text:p>350</text:p>
          </table:table-cell>
          <table:table-cell table:number-columns-repeated="932"/>
        </table:table-row>
        <table:table-row table:style-name="ro1">
          <table:table-cell table:number-columns-repeated="56"/>
          <table:table-cell office:value-type="float" office:value="10" calcext:value-type="float">
            <text:p>10</text:p>
          </table:table-cell>
          <table:table-cell table:style-name="ce34" office:value-type="float" office:value="221" calcext:value-type="float">
            <text:p>221</text:p>
          </table:table-cell>
          <table:table-cell table:number-columns-repeated="8"/>
          <table:table-cell table:formula="of:=[.$BF54]*[.BG$43]+[.BG$44]" office:value-type="float" office:value="221" calcext:value-type="float">
            <text:p>221</text:p>
          </table:table-cell>
          <table:table-cell table:formula="of:=[.$BF54]*[.BH$43]+[.BH$44]" office:value-type="float" office:value="253" calcext:value-type="float">
            <text:p>253</text:p>
          </table:table-cell>
          <table:table-cell table:formula="of:=[.$BF54]*[.BI$43]+[.BI$44]" office:value-type="float" office:value="0" calcext:value-type="float">
            <text:p>0</text:p>
          </table:table-cell>
          <table:table-cell table:formula="of:=[.$BF54]*[.BJ$43]+[.BJ$44]" office:value-type="float" office:value="317" calcext:value-type="float">
            <text:p>317</text:p>
          </table:table-cell>
          <table:table-cell table:formula="of:=[.$BF54]*[.BK$43]+[.BK$44]" office:value-type="float" office:value="349" calcext:value-type="float">
            <text:p>34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9"/>
          <table:table-cell table:formula="of:=[.$CA54]*[.CB$43]+[.CB$44]" office:value-type="float" office:value="249" calcext:value-type="float">
            <text:p>249</text:p>
          </table:table-cell>
          <table:table-cell table:formula="of:=[.$CA54]*[.CC$43]+[.CC$44]" office:value-type="float" office:value="281" calcext:value-type="float">
            <text:p>281</text:p>
          </table:table-cell>
          <table:table-cell table:formula="of:=[.$CA54]*[.CD$43]+[.CD$44]" office:value-type="float" office:value="0" calcext:value-type="float">
            <text:p>0</text:p>
          </table:table-cell>
          <table:table-cell table:formula="of:=[.$CA54]*[.CE$43]+[.CE$44]" office:value-type="float" office:value="345" calcext:value-type="float">
            <text:p>345</text:p>
          </table:table-cell>
          <table:table-cell table:formula="of:=[.$CA54]*[.CF$43]+[.CF$44]" office:value-type="float" office:value="377" calcext:value-type="float">
            <text:p>377</text:p>
          </table:table-cell>
          <table:table-cell table:number-columns-repeated="931"/>
        </table:table-row>
        <table:table-row table:style-name="ro1">
          <table:table-cell table:number-columns-repeated="56"/>
          <table:table-cell office:value-type="float" office:value="11" calcext:value-type="float">
            <text:p>11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9"/>
          <table:table-cell table:formula="of:=[.$BF55]*[.BG$43]+[.BG$44]" office:value-type="float" office:value="249" calcext:value-type="float">
            <text:p>249</text:p>
          </table:table-cell>
          <table:table-cell table:formula="of:=[.$BF55]*[.BH$43]+[.BH$44]" office:value-type="float" office:value="281" calcext:value-type="float">
            <text:p>281</text:p>
          </table:table-cell>
          <table:table-cell table:formula="of:=[.$BF55]*[.BI$43]+[.BI$44]" office:value-type="float" office:value="0" calcext:value-type="float">
            <text:p>0</text:p>
          </table:table-cell>
          <table:table-cell table:formula="of:=[.$BF55]*[.BJ$43]+[.BJ$44]" office:value-type="float" office:value="345" calcext:value-type="float">
            <text:p>345</text:p>
          </table:table-cell>
          <table:table-cell table:formula="of:=[.$BF55]*[.BK$43]+[.BK$44]" office:value-type="float" office:value="377" calcext:value-type="float">
            <text:p>37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4" office:value-type="float" office:value="277" calcext:value-type="float">
            <text:p>277</text:p>
          </table:table-cell>
          <table:table-cell table:number-columns-repeated="10"/>
          <table:table-cell table:formula="of:=[.$CA55]*[.CB$43]+[.CB$44]" office:value-type="float" office:value="277" calcext:value-type="float">
            <text:p>277</text:p>
          </table:table-cell>
          <table:table-cell table:formula="of:=[.$CA55]*[.CC$43]+[.CC$44]" office:value-type="float" office:value="309" calcext:value-type="float">
            <text:p>309</text:p>
          </table:table-cell>
          <table:table-cell table:formula="of:=[.$CA55]*[.CD$43]+[.CD$44]" office:value-type="float" office:value="0" calcext:value-type="float">
            <text:p>0</text:p>
          </table:table-cell>
          <table:table-cell table:formula="of:=[.$CA55]*[.CE$43]+[.CE$44]" office:value-type="float" office:value="373" calcext:value-type="float">
            <text:p>373</text:p>
          </table:table-cell>
          <table:table-cell table:formula="of:=[.$CA55]*[.CF$43]+[.CF$44]" office:value-type="float" office:value="405" calcext:value-type="float">
            <text:p>405</text:p>
          </table:table-cell>
          <table:table-cell table:number-columns-repeated="930"/>
        </table:table-row>
        <table:table-row table:style-name="ro1">
          <table:table-cell table:number-columns-repeated="56"/>
          <table:table-cell office:value-type="float" office:value="12" calcext:value-type="float">
            <text:p>12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0"/>
          <table:table-cell table:formula="of:=[.$BF56]*[.BG$43]+[.BG$44]" office:value-type="float" office:value="276" calcext:value-type="float">
            <text:p>276</text:p>
          </table:table-cell>
          <table:table-cell table:formula="of:=[.$BF56]*[.BH$43]+[.BH$44]" office:value-type="float" office:value="308" calcext:value-type="float">
            <text:p>308</text:p>
          </table:table-cell>
          <table:table-cell table:formula="of:=[.$BF56]*[.BI$43]+[.BI$44]" office:value-type="float" office:value="0" calcext:value-type="float">
            <text:p>0</text:p>
          </table:table-cell>
          <table:table-cell table:formula="of:=[.$BF56]*[.BJ$43]+[.BJ$44]" office:value-type="float" office:value="372" calcext:value-type="float">
            <text:p>372</text:p>
          </table:table-cell>
          <table:table-cell table:formula="of:=[.$BF56]*[.BK$43]+[.BK$44]" office:value-type="float" office:value="404" calcext:value-type="float">
            <text:p>40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4" office:value-type="float" office:value="304" calcext:value-type="float">
            <text:p>304</text:p>
          </table:table-cell>
          <table:table-cell table:number-columns-repeated="11"/>
          <table:table-cell table:formula="of:=[.$CA56]*[.CB$43]+[.CB$44]" office:value-type="float" office:value="304" calcext:value-type="float">
            <text:p>304</text:p>
          </table:table-cell>
          <table:table-cell table:formula="of:=[.$CA56]*[.CC$43]+[.CC$44]" office:value-type="float" office:value="336" calcext:value-type="float">
            <text:p>336</text:p>
          </table:table-cell>
          <table:table-cell table:formula="of:=[.$CA56]*[.CD$43]+[.CD$44]" office:value-type="float" office:value="0" calcext:value-type="float">
            <text:p>0</text:p>
          </table:table-cell>
          <table:table-cell table:formula="of:=[.$CA56]*[.CE$43]+[.CE$44]" office:value-type="float" office:value="400" calcext:value-type="float">
            <text:p>400</text:p>
          </table:table-cell>
          <table:table-cell table:formula="of:=[.$CA56]*[.CF$43]+[.CF$44]" office:value-type="float" office:value="432" calcext:value-type="float">
            <text:p>432</text:p>
          </table:table-cell>
          <table:table-cell table:number-columns-repeated="929"/>
        </table:table-row>
        <table:table-row table:style-name="ro1">
          <table:table-cell table:number-columns-repeated="56"/>
          <table:table-cell office:value-type="float" office:value="13" calcext:value-type="float">
            <text:p>13</text:p>
          </table:table-cell>
          <table:table-cell table:style-name="ce34" office:value-type="float" office:value="304" calcext:value-type="float">
            <text:p>304</text:p>
          </table:table-cell>
          <table:table-cell table:number-columns-repeated="11"/>
          <table:table-cell table:formula="of:=[.$BF57]*[.BG$43]+[.BG$44]" office:value-type="float" office:value="304" calcext:value-type="float">
            <text:p>304</text:p>
          </table:table-cell>
          <table:table-cell table:formula="of:=[.$BF57]*[.BH$43]+[.BH$44]" office:value-type="float" office:value="336" calcext:value-type="float">
            <text:p>336</text:p>
          </table:table-cell>
          <table:table-cell table:formula="of:=[.$BF57]*[.BI$43]+[.BI$44]" office:value-type="float" office:value="0" calcext:value-type="float">
            <text:p>0</text:p>
          </table:table-cell>
          <table:table-cell table:formula="of:=[.$BF57]*[.BJ$43]+[.BJ$44]" office:value-type="float" office:value="400" calcext:value-type="float">
            <text:p>400</text:p>
          </table:table-cell>
          <table:table-cell table:formula="of:=[.$BF57]*[.BK$43]+[.BK$44]" office:value-type="float" office:value="432" calcext:value-type="float">
            <text:p>4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34" office:value-type="float" office:value="332" calcext:value-type="float">
            <text:p>332</text:p>
          </table:table-cell>
          <table:table-cell table:number-columns-repeated="12"/>
          <table:table-cell table:formula="of:=[.$CA57]*[.CB$43]+[.CB$44]" office:value-type="float" office:value="332" calcext:value-type="float">
            <text:p>332</text:p>
          </table:table-cell>
          <table:table-cell table:formula="of:=[.$CA57]*[.CC$43]+[.CC$44]" office:value-type="float" office:value="364" calcext:value-type="float">
            <text:p>364</text:p>
          </table:table-cell>
          <table:table-cell table:formula="of:=[.$CA57]*[.CD$43]+[.CD$44]" office:value-type="float" office:value="0" calcext:value-type="float">
            <text:p>0</text:p>
          </table:table-cell>
          <table:table-cell table:formula="of:=[.$CA57]*[.CE$43]+[.CE$44]" office:value-type="float" office:value="428" calcext:value-type="float">
            <text:p>428</text:p>
          </table:table-cell>
          <table:table-cell table:formula="of:=[.$CA57]*[.CF$43]+[.CF$44]" office:value-type="float" office:value="460" calcext:value-type="float">
            <text:p>460</text:p>
          </table:table-cell>
          <table:table-cell table:number-columns-repeated="928"/>
        </table:table-row>
        <table:table-row table:style-name="ro1">
          <table:table-cell table:number-columns-repeated="56"/>
          <table:table-cell table:style-name="Default"/>
          <table:table-cell table:number-columns-repeated="20"/>
          <table:table-cell table:style-name="Default"/>
          <table:table-cell table:number-columns-repeated="946"/>
        </table:table-row>
        <table:table-row table:style-name="ro1">
          <table:table-cell table:number-columns-repeated="56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440" calcext:value-type="float">
            <text:p>440</text:p>
          </table:table-cell>
          <table:table-cell table:number-columns-repeated="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440" calcext:value-type="float">
            <text:p>440</text:p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table:formula="of:=IF([.CB45]-[.CB$59]&gt;0;[.CB45]-[.CB$59];&quot;&quot;)" office:value-type="float" office:value="2" calcext:value-type="float">
            <text:p>2</text:p>
          </table:table-cell>
          <table:table-cell table:formula="of:=IF([.CC45]-[.CC$59]&gt;0;[.CC45]-[.CC$59];&quot;&quot;)" office:value-type="float" office:value="6" calcext:value-type="float">
            <text:p>6</text:p>
          </table:table-cell>
          <table:table-cell table:formula="of:=IF([.CD45]-[.CD$59]&gt;0;[.CD45]-[.CD$59];&quot;&quot;)">
            <text:p/>
          </table:table-cell>
          <table:table-cell table:formula="of:=IF([.CE45]-[.CE$59]&gt;0;[.CE45]-[.CE$59];&quot;&quot;)" office:value-type="float" office:value="15" calcext:value-type="float">
            <text:p>15</text:p>
          </table:table-cell>
          <table:table-cell table:formula="of:=IF([.CF45]-[.CF$59]&gt;0;[.CF45]-[.CF$59];&quot;&quot;)" office:value-type="float" office:value="20" calcext:value-type="float">
            <text:p>20</text:p>
          </table:table-cell>
          <table:table-cell table:formula="of:=IF([.CG45]-[.CG$59]&gt;0;[.CG45]-[.CG$59];&quot;&quot;)">
            <text:p/>
          </table:table-cell>
          <table:table-cell table:formula="of:=IF([.CH45]-[.CH$59]&gt;0;[.CH45]-[.CH$59];&quot;&quot;)">
            <text:p/>
          </table:table-cell>
          <table:table-cell table:formula="of:=IF([.CI45]-[.CI$59]&gt;0;[.CI45]-[.CI$59];&quot;&quot;)">
            <text:p/>
          </table:table-cell>
          <table:table-cell table:formula="of:=IF([.CJ45]-[.CJ$59]&gt;0;[.CJ45]-[.CJ$59];&quot;&quot;)">
            <text:p/>
          </table:table-cell>
          <table:table-cell table:formula="of:=IF([.CK45]-[.CK$59]&gt;0;[.CK45]-[.CK$59];&quot;&quot;)">
            <text:p/>
          </table:table-cell>
          <table:table-cell table:formula="of:=IF([.CL45]-[.CL$59]&gt;0;[.CL45]-[.CL$59];&quot;&quot;)">
            <text:p/>
          </table:table-cell>
          <table:table-cell table:formula="of:=IF([.CM45]-[.CM$59]&gt;0;[.CM45]-[.CM$59];&quot;&quot;)">
            <text:p/>
          </table:table-cell>
          <table:table-cell table:formula="of:=IF([.CN45]-[.CN$59]&gt;0;[.CN45]-[.CN$59];&quot;&quot;)">
            <text:p/>
          </table:table-cell>
          <table:table-cell table:formula="of:=IF([.CO45]-[.CO$59]&gt;0;[.CO45]-[.CO$59];&quot;&quot;)">
            <text:p/>
          </table:table-cell>
          <table:table-cell table:formula="of:=IF([.CP45]-[.CP$59]&gt;0;[.CP45]-[.CP$59];&quot;&quot;)">
            <text:p/>
          </table:table-cell>
          <table:table-cell table:formula="of:=IF([.CQ45]-[.CQ$59]&gt;0;[.CQ45]-[.CQ$59];&quot;&quot;)">
            <text:p/>
          </table:table-cell>
          <table:table-cell table:formula="of:=IF([.CR45]-[.CR$59]&gt;0;[.CR45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2" calcext:value-type="float">
            <text:p>2</text:p>
          </table:table-cell>
          <table:table-cell/>
          <table:table-cell table:formula="of:=IF([.BG46]-[.BG$59]&gt;0;[.BG46]-[.BG$59];&quot;&quot;)" office:value-type="float" office:value="1" calcext:value-type="float">
            <text:p>1</text:p>
          </table:table-cell>
          <table:table-cell table:formula="of:=IF([.BH46]-[.BH$59]&gt;0;[.BH46]-[.BH$59];&quot;&quot;)" office:value-type="float" office:value="5" calcext:value-type="float">
            <text:p>5</text:p>
          </table:table-cell>
          <table:table-cell table:formula="of:=IF([.BI46]-[.BI$59]&gt;0;[.BI46]-[.BI$59];&quot;&quot;)">
            <text:p/>
          </table:table-cell>
          <table:table-cell table:formula="of:=IF([.BJ46]-[.BJ$59]&gt;0;[.BJ46]-[.BJ$59];&quot;&quot;)" office:value-type="float" office:value="14" calcext:value-type="float">
            <text:p>14</text:p>
          </table:table-cell>
          <table:table-cell table:formula="of:=IF([.BK46]-[.BK$59]&gt;0;[.BK46]-[.BK$59];&quot;&quot;)" office:value-type="float" office:value="19" calcext:value-type="float">
            <text:p>19</text:p>
          </table:table-cell>
          <table:table-cell table:formula="of:=IF([.BL46]-[.BL$59]&gt;0;[.BL46]-[.BL$59];&quot;&quot;)">
            <text:p/>
          </table:table-cell>
          <table:table-cell table:formula="of:=IF([.BM46]-[.BM$59]&gt;0;[.BM46]-[.BM$59];&quot;&quot;)">
            <text:p/>
          </table:table-cell>
          <table:table-cell table:formula="of:=IF([.BN46]-[.BN$59]&gt;0;[.BN46]-[.BN$59];&quot;&quot;)">
            <text:p/>
          </table:table-cell>
          <table:table-cell table:formula="of:=IF([.BO46]-[.BO$59]&gt;0;[.BO46]-[.BO$59];&quot;&quot;)">
            <text:p/>
          </table:table-cell>
          <table:table-cell table:formula="of:=IF([.BP46]-[.BP$59]&gt;0;[.BP46]-[.BP$59];&quot;&quot;)">
            <text:p/>
          </table:table-cell>
          <table:table-cell table:formula="of:=IF([.BQ46]-[.BQ$59]&gt;0;[.BQ46]-[.BQ$59];&quot;&quot;)">
            <text:p/>
          </table:table-cell>
          <table:table-cell table:formula="of:=IF([.BR46]-[.BR$59]&gt;0;[.BR46]-[.BR$59];&quot;&quot;)">
            <text:p/>
          </table:table-cell>
          <table:table-cell table:formula="of:=IF([.BS46]-[.BS$59]&gt;0;[.BS46]-[.BS$59];&quot;&quot;)">
            <text:p/>
          </table:table-cell>
          <table:table-cell table:formula="of:=IF([.BT46]-[.BT$59]&gt;0;[.BT46]-[.BT$59];&quot;&quot;)">
            <text:p/>
          </table:table-cell>
          <table:table-cell table:formula="of:=IF([.BU46]-[.BU$59]&gt;0;[.BU46]-[.BU$59];&quot;&quot;)">
            <text:p/>
          </table:table-cell>
          <table:table-cell table:formula="of:=IF([.BV46]-[.BV$59]&gt;0;[.BV46]-[.BV$59];&quot;&quot;)">
            <text:p/>
          </table:table-cell>
          <table:table-cell table:formula="of:=IF([.BW46]-[.BW$59]&gt;0;[.BW46]-[.BW$59];&quot;&quot;)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F([.CB46]-[.CB$59]&gt;0;[.CB46]-[.CB$59];&quot;&quot;)">
            <text:p/>
          </table:table-cell>
          <table:table-cell table:formula="of:=IF([.CC46]-[.CC$59]&gt;0;[.CC46]-[.CC$59];&quot;&quot;)" office:value-type="float" office:value="1" calcext:value-type="float">
            <text:p>1</text:p>
          </table:table-cell>
          <table:table-cell table:formula="of:=IF([.CD46]-[.CD$59]&gt;0;[.CD46]-[.CD$59];&quot;&quot;)" office:value-type="float" office:value="6" calcext:value-type="float">
            <text:p>6</text:p>
          </table:table-cell>
          <table:table-cell table:formula="of:=IF([.CE46]-[.CE$59]&gt;0;[.CE46]-[.CE$59];&quot;&quot;)">
            <text:p/>
          </table:table-cell>
          <table:table-cell table:formula="of:=IF([.CF46]-[.CF$59]&gt;0;[.CF46]-[.CF$59];&quot;&quot;)" office:value-type="float" office:value="15" calcext:value-type="float">
            <text:p>15</text:p>
          </table:table-cell>
          <table:table-cell table:formula="of:=IF([.CG46]-[.CG$59]&gt;0;[.CG46]-[.CG$59];&quot;&quot;)" office:value-type="float" office:value="19" calcext:value-type="float">
            <text:p>19</text:p>
          </table:table-cell>
          <table:table-cell table:formula="of:=IF([.CH46]-[.CH$59]&gt;0;[.CH46]-[.CH$59];&quot;&quot;)">
            <text:p/>
          </table:table-cell>
          <table:table-cell table:formula="of:=IF([.CI46]-[.CI$59]&gt;0;[.CI46]-[.CI$59];&quot;&quot;)">
            <text:p/>
          </table:table-cell>
          <table:table-cell table:formula="of:=IF([.CJ46]-[.CJ$59]&gt;0;[.CJ46]-[.CJ$59];&quot;&quot;)">
            <text:p/>
          </table:table-cell>
          <table:table-cell table:formula="of:=IF([.CK46]-[.CK$59]&gt;0;[.CK46]-[.CK$59];&quot;&quot;)">
            <text:p/>
          </table:table-cell>
          <table:table-cell table:formula="of:=IF([.CL46]-[.CL$59]&gt;0;[.CL46]-[.CL$59];&quot;&quot;)">
            <text:p/>
          </table:table-cell>
          <table:table-cell table:formula="of:=IF([.CM46]-[.CM$59]&gt;0;[.CM46]-[.CM$59];&quot;&quot;)">
            <text:p/>
          </table:table-cell>
          <table:table-cell table:formula="of:=IF([.CN46]-[.CN$59]&gt;0;[.CN46]-[.CN$59];&quot;&quot;)">
            <text:p/>
          </table:table-cell>
          <table:table-cell table:formula="of:=IF([.CO46]-[.CO$59]&gt;0;[.CO46]-[.CO$59];&quot;&quot;)">
            <text:p/>
          </table:table-cell>
          <table:table-cell table:formula="of:=IF([.CP46]-[.CP$59]&gt;0;[.CP46]-[.CP$59];&quot;&quot;)">
            <text:p/>
          </table:table-cell>
          <table:table-cell table:formula="of:=IF([.CQ46]-[.CQ$59]&gt;0;[.CQ46]-[.CQ$59];&quot;&quot;)">
            <text:p/>
          </table:table-cell>
          <table:table-cell table:formula="of:=IF([.CR46]-[.CR$59]&gt;0;[.CR46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3" calcext:value-type="float">
            <text:p>3</text:p>
          </table:table-cell>
          <table:table-cell/>
          <table:table-cell table:formula="of:=IF([.BG47]-[.BG$59]&gt;0;[.BG47]-[.BG$59];&quot;&quot;)">
            <text:p/>
          </table:table-cell>
          <table:table-cell table:formula="of:=IF([.BH47]-[.BH$59]&gt;0;[.BH47]-[.BH$59];&quot;&quot;)" office:value-type="float" office:value="1" calcext:value-type="float">
            <text:p>1</text:p>
          </table:table-cell>
          <table:table-cell table:formula="of:=IF([.BI47]-[.BI$59]&gt;0;[.BI47]-[.BI$59];&quot;&quot;)" office:value-type="float" office:value="6" calcext:value-type="float">
            <text:p>6</text:p>
          </table:table-cell>
          <table:table-cell table:formula="of:=IF([.BJ47]-[.BJ$59]&gt;0;[.BJ47]-[.BJ$59];&quot;&quot;)">
            <text:p/>
          </table:table-cell>
          <table:table-cell table:formula="of:=IF([.BK47]-[.BK$59]&gt;0;[.BK47]-[.BK$59];&quot;&quot;)" office:value-type="float" office:value="15" calcext:value-type="float">
            <text:p>15</text:p>
          </table:table-cell>
          <table:table-cell table:formula="of:=IF([.BL47]-[.BL$59]&gt;0;[.BL47]-[.BL$59];&quot;&quot;)" office:value-type="float" office:value="19" calcext:value-type="float">
            <text:p>19</text:p>
          </table:table-cell>
          <table:table-cell table:formula="of:=IF([.BM47]-[.BM$59]&gt;0;[.BM47]-[.BM$59];&quot;&quot;)">
            <text:p/>
          </table:table-cell>
          <table:table-cell table:formula="of:=IF([.BN47]-[.BN$59]&gt;0;[.BN47]-[.BN$59];&quot;&quot;)">
            <text:p/>
          </table:table-cell>
          <table:table-cell table:formula="of:=IF([.BO47]-[.BO$59]&gt;0;[.BO47]-[.BO$59];&quot;&quot;)">
            <text:p/>
          </table:table-cell>
          <table:table-cell table:formula="of:=IF([.BP47]-[.BP$59]&gt;0;[.BP47]-[.BP$59];&quot;&quot;)">
            <text:p/>
          </table:table-cell>
          <table:table-cell table:formula="of:=IF([.BQ47]-[.BQ$59]&gt;0;[.BQ47]-[.BQ$59];&quot;&quot;)">
            <text:p/>
          </table:table-cell>
          <table:table-cell table:formula="of:=IF([.BR47]-[.BR$59]&gt;0;[.BR47]-[.BR$59];&quot;&quot;)">
            <text:p/>
          </table:table-cell>
          <table:table-cell table:formula="of:=IF([.BS47]-[.BS$59]&gt;0;[.BS47]-[.BS$59];&quot;&quot;)">
            <text:p/>
          </table:table-cell>
          <table:table-cell table:formula="of:=IF([.BT47]-[.BT$59]&gt;0;[.BT47]-[.BT$59];&quot;&quot;)">
            <text:p/>
          </table:table-cell>
          <table:table-cell table:formula="of:=IF([.BU47]-[.BU$59]&gt;0;[.BU47]-[.BU$59];&quot;&quot;)">
            <text:p/>
          </table:table-cell>
          <table:table-cell table:formula="of:=IF([.BV47]-[.BV$59]&gt;0;[.BV47]-[.BV$59];&quot;&quot;)">
            <text:p/>
          </table:table-cell>
          <table:table-cell table:formula="of:=IF([.BW47]-[.BW$59]&gt;0;[.BW47]-[.BW$59];&quot;&quot;)"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IF([.CB47]-[.CB$59]&gt;0;[.CB47]-[.CB$59];&quot;&quot;)">
            <text:p/>
          </table:table-cell>
          <table:table-cell table:formula="of:=IF([.CC47]-[.CC$59]&gt;0;[.CC47]-[.CC$59];&quot;&quot;)">
            <text:p/>
          </table:table-cell>
          <table:table-cell table:formula="of:=IF([.CD47]-[.CD$59]&gt;0;[.CD47]-[.CD$59];&quot;&quot;)" office:value-type="float" office:value="2" calcext:value-type="float">
            <text:p>2</text:p>
          </table:table-cell>
          <table:table-cell table:formula="of:=IF([.CE47]-[.CE$59]&gt;0;[.CE47]-[.CE$59];&quot;&quot;)" office:value-type="float" office:value="6" calcext:value-type="float">
            <text:p>6</text:p>
          </table:table-cell>
          <table:table-cell table:formula="of:=IF([.CF47]-[.CF$59]&gt;0;[.CF47]-[.CF$59];&quot;&quot;)">
            <text:p/>
          </table:table-cell>
          <table:table-cell table:formula="of:=IF([.CG47]-[.CG$59]&gt;0;[.CG47]-[.CG$59];&quot;&quot;)" office:value-type="float" office:value="15" calcext:value-type="float">
            <text:p>15</text:p>
          </table:table-cell>
          <table:table-cell table:formula="of:=IF([.CH47]-[.CH$59]&gt;0;[.CH47]-[.CH$59];&quot;&quot;)" office:value-type="float" office:value="20" calcext:value-type="float">
            <text:p>20</text:p>
          </table:table-cell>
          <table:table-cell table:formula="of:=IF([.CI47]-[.CI$59]&gt;0;[.CI47]-[.CI$59];&quot;&quot;)">
            <text:p/>
          </table:table-cell>
          <table:table-cell table:formula="of:=IF([.CJ47]-[.CJ$59]&gt;0;[.CJ47]-[.CJ$59];&quot;&quot;)">
            <text:p/>
          </table:table-cell>
          <table:table-cell table:formula="of:=IF([.CK47]-[.CK$59]&gt;0;[.CK47]-[.CK$59];&quot;&quot;)">
            <text:p/>
          </table:table-cell>
          <table:table-cell table:formula="of:=IF([.CL47]-[.CL$59]&gt;0;[.CL47]-[.CL$59];&quot;&quot;)">
            <text:p/>
          </table:table-cell>
          <table:table-cell table:formula="of:=IF([.CM47]-[.CM$59]&gt;0;[.CM47]-[.CM$59];&quot;&quot;)">
            <text:p/>
          </table:table-cell>
          <table:table-cell table:formula="of:=IF([.CN47]-[.CN$59]&gt;0;[.CN47]-[.CN$59];&quot;&quot;)">
            <text:p/>
          </table:table-cell>
          <table:table-cell table:formula="of:=IF([.CO47]-[.CO$59]&gt;0;[.CO47]-[.CO$59];&quot;&quot;)">
            <text:p/>
          </table:table-cell>
          <table:table-cell table:formula="of:=IF([.CP47]-[.CP$59]&gt;0;[.CP47]-[.CP$59];&quot;&quot;)">
            <text:p/>
          </table:table-cell>
          <table:table-cell table:formula="of:=IF([.CQ47]-[.CQ$59]&gt;0;[.CQ47]-[.CQ$59];&quot;&quot;)">
            <text:p/>
          </table:table-cell>
          <table:table-cell table:formula="of:=IF([.CR47]-[.CR$59]&gt;0;[.CR47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4" calcext:value-type="float">
            <text:p>4</text:p>
          </table:table-cell>
          <table:table-cell/>
          <table:table-cell table:formula="of:=IF([.BG48]-[.BG$59]&gt;0;[.BG48]-[.BG$59];&quot;&quot;)">
            <text:p/>
          </table:table-cell>
          <table:table-cell table:formula="of:=IF([.BH48]-[.BH$59]&gt;0;[.BH48]-[.BH$59];&quot;&quot;)">
            <text:p/>
          </table:table-cell>
          <table:table-cell table:formula="of:=IF([.BI48]-[.BI$59]&gt;0;[.BI48]-[.BI$59];&quot;&quot;)" office:value-type="float" office:value="1" calcext:value-type="float">
            <text:p>1</text:p>
          </table:table-cell>
          <table:table-cell table:formula="of:=IF([.BJ48]-[.BJ$59]&gt;0;[.BJ48]-[.BJ$59];&quot;&quot;)" office:value-type="float" office:value="5" calcext:value-type="float">
            <text:p>5</text:p>
          </table:table-cell>
          <table:table-cell table:formula="of:=IF([.BK48]-[.BK$59]&gt;0;[.BK48]-[.BK$59];&quot;&quot;)">
            <text:p/>
          </table:table-cell>
          <table:table-cell table:formula="of:=IF([.BL48]-[.BL$59]&gt;0;[.BL48]-[.BL$59];&quot;&quot;)" office:value-type="float" office:value="14" calcext:value-type="float">
            <text:p>14</text:p>
          </table:table-cell>
          <table:table-cell table:formula="of:=IF([.BM48]-[.BM$59]&gt;0;[.BM48]-[.BM$59];&quot;&quot;)" office:value-type="float" office:value="19" calcext:value-type="float">
            <text:p>19</text:p>
          </table:table-cell>
          <table:table-cell table:formula="of:=IF([.BN48]-[.BN$59]&gt;0;[.BN48]-[.BN$59];&quot;&quot;)">
            <text:p/>
          </table:table-cell>
          <table:table-cell table:formula="of:=IF([.BO48]-[.BO$59]&gt;0;[.BO48]-[.BO$59];&quot;&quot;)">
            <text:p/>
          </table:table-cell>
          <table:table-cell table:formula="of:=IF([.BP48]-[.BP$59]&gt;0;[.BP48]-[.BP$59];&quot;&quot;)">
            <text:p/>
          </table:table-cell>
          <table:table-cell table:formula="of:=IF([.BQ48]-[.BQ$59]&gt;0;[.BQ48]-[.BQ$59];&quot;&quot;)">
            <text:p/>
          </table:table-cell>
          <table:table-cell table:formula="of:=IF([.BR48]-[.BR$59]&gt;0;[.BR48]-[.BR$59];&quot;&quot;)">
            <text:p/>
          </table:table-cell>
          <table:table-cell table:formula="of:=IF([.BS48]-[.BS$59]&gt;0;[.BS48]-[.BS$59];&quot;&quot;)">
            <text:p/>
          </table:table-cell>
          <table:table-cell table:formula="of:=IF([.BT48]-[.BT$59]&gt;0;[.BT48]-[.BT$59];&quot;&quot;)">
            <text:p/>
          </table:table-cell>
          <table:table-cell table:formula="of:=IF([.BU48]-[.BU$59]&gt;0;[.BU48]-[.BU$59];&quot;&quot;)">
            <text:p/>
          </table:table-cell>
          <table:table-cell table:formula="of:=IF([.BV48]-[.BV$59]&gt;0;[.BV48]-[.BV$59];&quot;&quot;)">
            <text:p/>
          </table:table-cell>
          <table:table-cell table:formula="of:=IF([.BW48]-[.BW$59]&gt;0;[.BW48]-[.BW$59];&quot;&quot;)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IF([.CB48]-[.CB$59]&gt;0;[.CB48]-[.CB$59];&quot;&quot;)">
            <text:p/>
          </table:table-cell>
          <table:table-cell table:formula="of:=IF([.CC48]-[.CC$59]&gt;0;[.CC48]-[.CC$59];&quot;&quot;)">
            <text:p/>
          </table:table-cell>
          <table:table-cell table:formula="of:=IF([.CD48]-[.CD$59]&gt;0;[.CD48]-[.CD$59];&quot;&quot;)">
            <text:p/>
          </table:table-cell>
          <table:table-cell table:formula="of:=IF([.CE48]-[.CE$59]&gt;0;[.CE48]-[.CE$59];&quot;&quot;)" office:value-type="float" office:value="1" calcext:value-type="float">
            <text:p>1</text:p>
          </table:table-cell>
          <table:table-cell table:formula="of:=IF([.CF48]-[.CF$59]&gt;0;[.CF48]-[.CF$59];&quot;&quot;)" office:value-type="float" office:value="6" calcext:value-type="float">
            <text:p>6</text:p>
          </table:table-cell>
          <table:table-cell table:formula="of:=IF([.CG48]-[.CG$59]&gt;0;[.CG48]-[.CG$59];&quot;&quot;)">
            <text:p/>
          </table:table-cell>
          <table:table-cell table:formula="of:=IF([.CH48]-[.CH$59]&gt;0;[.CH48]-[.CH$59];&quot;&quot;)" office:value-type="float" office:value="15" calcext:value-type="float">
            <text:p>15</text:p>
          </table:table-cell>
          <table:table-cell table:formula="of:=IF([.CI48]-[.CI$59]&gt;0;[.CI48]-[.CI$59];&quot;&quot;)" office:value-type="float" office:value="19" calcext:value-type="float">
            <text:p>19</text:p>
          </table:table-cell>
          <table:table-cell table:formula="of:=IF([.CJ48]-[.CJ$59]&gt;0;[.CJ48]-[.CJ$59];&quot;&quot;)">
            <text:p/>
          </table:table-cell>
          <table:table-cell table:formula="of:=IF([.CK48]-[.CK$59]&gt;0;[.CK48]-[.CK$59];&quot;&quot;)">
            <text:p/>
          </table:table-cell>
          <table:table-cell table:formula="of:=IF([.CL48]-[.CL$59]&gt;0;[.CL48]-[.CL$59];&quot;&quot;)">
            <text:p/>
          </table:table-cell>
          <table:table-cell table:formula="of:=IF([.CM48]-[.CM$59]&gt;0;[.CM48]-[.CM$59];&quot;&quot;)">
            <text:p/>
          </table:table-cell>
          <table:table-cell table:formula="of:=IF([.CN48]-[.CN$59]&gt;0;[.CN48]-[.CN$59];&quot;&quot;)">
            <text:p/>
          </table:table-cell>
          <table:table-cell table:formula="of:=IF([.CO48]-[.CO$59]&gt;0;[.CO48]-[.CO$59];&quot;&quot;)">
            <text:p/>
          </table:table-cell>
          <table:table-cell table:formula="of:=IF([.CP48]-[.CP$59]&gt;0;[.CP48]-[.CP$59];&quot;&quot;)">
            <text:p/>
          </table:table-cell>
          <table:table-cell table:formula="of:=IF([.CQ48]-[.CQ$59]&gt;0;[.CQ48]-[.CQ$59];&quot;&quot;)">
            <text:p/>
          </table:table-cell>
          <table:table-cell table:formula="of:=IF([.CR48]-[.CR$59]&gt;0;[.CR48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5" calcext:value-type="float">
            <text:p>5</text:p>
          </table:table-cell>
          <table:table-cell/>
          <table:table-cell table:formula="of:=IF([.BG49]-[.BG$59]&gt;0;[.BG49]-[.BG$59];&quot;&quot;)">
            <text:p/>
          </table:table-cell>
          <table:table-cell table:formula="of:=IF([.BH49]-[.BH$59]&gt;0;[.BH49]-[.BH$59];&quot;&quot;)">
            <text:p/>
          </table:table-cell>
          <table:table-cell table:formula="of:=IF([.BI49]-[.BI$59]&gt;0;[.BI49]-[.BI$59];&quot;&quot;)">
            <text:p/>
          </table:table-cell>
          <table:table-cell table:formula="of:=IF([.BJ49]-[.BJ$59]&gt;0;[.BJ49]-[.BJ$59];&quot;&quot;)" office:value-type="float" office:value="1" calcext:value-type="float">
            <text:p>1</text:p>
          </table:table-cell>
          <table:table-cell table:formula="of:=IF([.BK49]-[.BK$59]&gt;0;[.BK49]-[.BK$59];&quot;&quot;)" office:value-type="float" office:value="6" calcext:value-type="float">
            <text:p>6</text:p>
          </table:table-cell>
          <table:table-cell table:formula="of:=IF([.BL49]-[.BL$59]&gt;0;[.BL49]-[.BL$59];&quot;&quot;)">
            <text:p/>
          </table:table-cell>
          <table:table-cell table:formula="of:=IF([.BM49]-[.BM$59]&gt;0;[.BM49]-[.BM$59];&quot;&quot;)" office:value-type="float" office:value="15" calcext:value-type="float">
            <text:p>15</text:p>
          </table:table-cell>
          <table:table-cell table:formula="of:=IF([.BN49]-[.BN$59]&gt;0;[.BN49]-[.BN$59];&quot;&quot;)" office:value-type="float" office:value="19" calcext:value-type="float">
            <text:p>19</text:p>
          </table:table-cell>
          <table:table-cell table:formula="of:=IF([.BO49]-[.BO$59]&gt;0;[.BO49]-[.BO$59];&quot;&quot;)">
            <text:p/>
          </table:table-cell>
          <table:table-cell table:formula="of:=IF([.BP49]-[.BP$59]&gt;0;[.BP49]-[.BP$59];&quot;&quot;)">
            <text:p/>
          </table:table-cell>
          <table:table-cell table:formula="of:=IF([.BQ49]-[.BQ$59]&gt;0;[.BQ49]-[.BQ$59];&quot;&quot;)">
            <text:p/>
          </table:table-cell>
          <table:table-cell table:formula="of:=IF([.BR49]-[.BR$59]&gt;0;[.BR49]-[.BR$59];&quot;&quot;)">
            <text:p/>
          </table:table-cell>
          <table:table-cell table:formula="of:=IF([.BS49]-[.BS$59]&gt;0;[.BS49]-[.BS$59];&quot;&quot;)">
            <text:p/>
          </table:table-cell>
          <table:table-cell table:formula="of:=IF([.BT49]-[.BT$59]&gt;0;[.BT49]-[.BT$59];&quot;&quot;)">
            <text:p/>
          </table:table-cell>
          <table:table-cell table:formula="of:=IF([.BU49]-[.BU$59]&gt;0;[.BU49]-[.BU$59];&quot;&quot;)">
            <text:p/>
          </table:table-cell>
          <table:table-cell table:formula="of:=IF([.BV49]-[.BV$59]&gt;0;[.BV49]-[.BV$59];&quot;&quot;)">
            <text:p/>
          </table:table-cell>
          <table:table-cell table:formula="of:=IF([.BW49]-[.BW$59]&gt;0;[.BW49]-[.BW$59];&quot;&quot;)"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IF([.CB49]-[.CB$59]&gt;0;[.CB49]-[.CB$59];&quot;&quot;)">
            <text:p/>
          </table:table-cell>
          <table:table-cell table:formula="of:=IF([.CC49]-[.CC$59]&gt;0;[.CC49]-[.CC$59];&quot;&quot;)">
            <text:p/>
          </table:table-cell>
          <table:table-cell table:formula="of:=IF([.CD49]-[.CD$59]&gt;0;[.CD49]-[.CD$59];&quot;&quot;)">
            <text:p/>
          </table:table-cell>
          <table:table-cell table:formula="of:=IF([.CE49]-[.CE$59]&gt;0;[.CE49]-[.CE$59];&quot;&quot;)">
            <text:p/>
          </table:table-cell>
          <table:table-cell table:formula="of:=IF([.CF49]-[.CF$59]&gt;0;[.CF49]-[.CF$59];&quot;&quot;)" office:value-type="float" office:value="2" calcext:value-type="float">
            <text:p>2</text:p>
          </table:table-cell>
          <table:table-cell table:formula="of:=IF([.CG49]-[.CG$59]&gt;0;[.CG49]-[.CG$59];&quot;&quot;)" office:value-type="float" office:value="6" calcext:value-type="float">
            <text:p>6</text:p>
          </table:table-cell>
          <table:table-cell table:formula="of:=IF([.CH49]-[.CH$59]&gt;0;[.CH49]-[.CH$59];&quot;&quot;)">
            <text:p/>
          </table:table-cell>
          <table:table-cell table:formula="of:=IF([.CI49]-[.CI$59]&gt;0;[.CI49]-[.CI$59];&quot;&quot;)" office:value-type="float" office:value="15" calcext:value-type="float">
            <text:p>15</text:p>
          </table:table-cell>
          <table:table-cell table:formula="of:=IF([.CJ49]-[.CJ$59]&gt;0;[.CJ49]-[.CJ$59];&quot;&quot;)" office:value-type="float" office:value="20" calcext:value-type="float">
            <text:p>20</text:p>
          </table:table-cell>
          <table:table-cell table:formula="of:=IF([.CK49]-[.CK$59]&gt;0;[.CK49]-[.CK$59];&quot;&quot;)">
            <text:p/>
          </table:table-cell>
          <table:table-cell table:formula="of:=IF([.CL49]-[.CL$59]&gt;0;[.CL49]-[.CL$59];&quot;&quot;)">
            <text:p/>
          </table:table-cell>
          <table:table-cell table:formula="of:=IF([.CM49]-[.CM$59]&gt;0;[.CM49]-[.CM$59];&quot;&quot;)">
            <text:p/>
          </table:table-cell>
          <table:table-cell table:formula="of:=IF([.CN49]-[.CN$59]&gt;0;[.CN49]-[.CN$59];&quot;&quot;)">
            <text:p/>
          </table:table-cell>
          <table:table-cell table:formula="of:=IF([.CO49]-[.CO$59]&gt;0;[.CO49]-[.CO$59];&quot;&quot;)">
            <text:p/>
          </table:table-cell>
          <table:table-cell table:formula="of:=IF([.CP49]-[.CP$59]&gt;0;[.CP49]-[.CP$59];&quot;&quot;)">
            <text:p/>
          </table:table-cell>
          <table:table-cell table:formula="of:=IF([.CQ49]-[.CQ$59]&gt;0;[.CQ49]-[.CQ$59];&quot;&quot;)">
            <text:p/>
          </table:table-cell>
          <table:table-cell table:formula="of:=IF([.CR49]-[.CR$59]&gt;0;[.CR49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6" calcext:value-type="float">
            <text:p>6</text:p>
          </table:table-cell>
          <table:table-cell/>
          <table:table-cell table:formula="of:=IF([.BG50]-[.BG$59]&gt;0;[.BG50]-[.BG$59];&quot;&quot;)">
            <text:p/>
          </table:table-cell>
          <table:table-cell table:formula="of:=IF([.BH50]-[.BH$59]&gt;0;[.BH50]-[.BH$59];&quot;&quot;)">
            <text:p/>
          </table:table-cell>
          <table:table-cell table:formula="of:=IF([.BI50]-[.BI$59]&gt;0;[.BI50]-[.BI$59];&quot;&quot;)">
            <text:p/>
          </table:table-cell>
          <table:table-cell table:formula="of:=IF([.BJ50]-[.BJ$59]&gt;0;[.BJ50]-[.BJ$59];&quot;&quot;)">
            <text:p/>
          </table:table-cell>
          <table:table-cell table:formula="of:=IF([.BK50]-[.BK$59]&gt;0;[.BK50]-[.BK$59];&quot;&quot;)" office:value-type="float" office:value="1" calcext:value-type="float">
            <text:p>1</text:p>
          </table:table-cell>
          <table:table-cell table:formula="of:=IF([.BL50]-[.BL$59]&gt;0;[.BL50]-[.BL$59];&quot;&quot;)" office:value-type="float" office:value="5" calcext:value-type="float">
            <text:p>5</text:p>
          </table:table-cell>
          <table:table-cell table:formula="of:=IF([.BM50]-[.BM$59]&gt;0;[.BM50]-[.BM$59];&quot;&quot;)">
            <text:p/>
          </table:table-cell>
          <table:table-cell table:formula="of:=IF([.BN50]-[.BN$59]&gt;0;[.BN50]-[.BN$59];&quot;&quot;)" office:value-type="float" office:value="14" calcext:value-type="float">
            <text:p>14</text:p>
          </table:table-cell>
          <table:table-cell table:formula="of:=IF([.BO50]-[.BO$59]&gt;0;[.BO50]-[.BO$59];&quot;&quot;)" office:value-type="float" office:value="19" calcext:value-type="float">
            <text:p>19</text:p>
          </table:table-cell>
          <table:table-cell table:formula="of:=IF([.BP50]-[.BP$59]&gt;0;[.BP50]-[.BP$59];&quot;&quot;)">
            <text:p/>
          </table:table-cell>
          <table:table-cell table:formula="of:=IF([.BQ50]-[.BQ$59]&gt;0;[.BQ50]-[.BQ$59];&quot;&quot;)">
            <text:p/>
          </table:table-cell>
          <table:table-cell table:formula="of:=IF([.BR50]-[.BR$59]&gt;0;[.BR50]-[.BR$59];&quot;&quot;)">
            <text:p/>
          </table:table-cell>
          <table:table-cell table:formula="of:=IF([.BS50]-[.BS$59]&gt;0;[.BS50]-[.BS$59];&quot;&quot;)">
            <text:p/>
          </table:table-cell>
          <table:table-cell table:formula="of:=IF([.BT50]-[.BT$59]&gt;0;[.BT50]-[.BT$59];&quot;&quot;)">
            <text:p/>
          </table:table-cell>
          <table:table-cell table:formula="of:=IF([.BU50]-[.BU$59]&gt;0;[.BU50]-[.BU$59];&quot;&quot;)">
            <text:p/>
          </table:table-cell>
          <table:table-cell table:formula="of:=IF([.BV50]-[.BV$59]&gt;0;[.BV50]-[.BV$59];&quot;&quot;)">
            <text:p/>
          </table:table-cell>
          <table:table-cell table:formula="of:=IF([.BW50]-[.BW$59]&gt;0;[.BW50]-[.BW$59];&quot;&quot;)"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IF([.CB50]-[.CB$59]&gt;0;[.CB50]-[.CB$59];&quot;&quot;)">
            <text:p/>
          </table:table-cell>
          <table:table-cell table:formula="of:=IF([.CC50]-[.CC$59]&gt;0;[.CC50]-[.CC$59];&quot;&quot;)">
            <text:p/>
          </table:table-cell>
          <table:table-cell table:formula="of:=IF([.CD50]-[.CD$59]&gt;0;[.CD50]-[.CD$59];&quot;&quot;)">
            <text:p/>
          </table:table-cell>
          <table:table-cell table:formula="of:=IF([.CE50]-[.CE$59]&gt;0;[.CE50]-[.CE$59];&quot;&quot;)">
            <text:p/>
          </table:table-cell>
          <table:table-cell table:formula="of:=IF([.CF50]-[.CF$59]&gt;0;[.CF50]-[.CF$59];&quot;&quot;)">
            <text:p/>
          </table:table-cell>
          <table:table-cell table:formula="of:=IF([.CG50]-[.CG$59]&gt;0;[.CG50]-[.CG$59];&quot;&quot;)" office:value-type="float" office:value="1" calcext:value-type="float">
            <text:p>1</text:p>
          </table:table-cell>
          <table:table-cell table:formula="of:=IF([.CH50]-[.CH$59]&gt;0;[.CH50]-[.CH$59];&quot;&quot;)" office:value-type="float" office:value="6" calcext:value-type="float">
            <text:p>6</text:p>
          </table:table-cell>
          <table:table-cell table:formula="of:=IF([.CI50]-[.CI$59]&gt;0;[.CI50]-[.CI$59];&quot;&quot;)">
            <text:p/>
          </table:table-cell>
          <table:table-cell table:formula="of:=IF([.CJ50]-[.CJ$59]&gt;0;[.CJ50]-[.CJ$59];&quot;&quot;)" office:value-type="float" office:value="15" calcext:value-type="float">
            <text:p>15</text:p>
          </table:table-cell>
          <table:table-cell table:formula="of:=IF([.CK50]-[.CK$59]&gt;0;[.CK50]-[.CK$59];&quot;&quot;)" office:value-type="float" office:value="19" calcext:value-type="float">
            <text:p>19</text:p>
          </table:table-cell>
          <table:table-cell table:formula="of:=IF([.CL50]-[.CL$59]&gt;0;[.CL50]-[.CL$59];&quot;&quot;)">
            <text:p/>
          </table:table-cell>
          <table:table-cell table:formula="of:=IF([.CM50]-[.CM$59]&gt;0;[.CM50]-[.CM$59];&quot;&quot;)">
            <text:p/>
          </table:table-cell>
          <table:table-cell table:formula="of:=IF([.CN50]-[.CN$59]&gt;0;[.CN50]-[.CN$59];&quot;&quot;)">
            <text:p/>
          </table:table-cell>
          <table:table-cell table:formula="of:=IF([.CO50]-[.CO$59]&gt;0;[.CO50]-[.CO$59];&quot;&quot;)">
            <text:p/>
          </table:table-cell>
          <table:table-cell table:formula="of:=IF([.CP50]-[.CP$59]&gt;0;[.CP50]-[.CP$59];&quot;&quot;)">
            <text:p/>
          </table:table-cell>
          <table:table-cell table:formula="of:=IF([.CQ50]-[.CQ$59]&gt;0;[.CQ50]-[.CQ$59];&quot;&quot;)">
            <text:p/>
          </table:table-cell>
          <table:table-cell table:formula="of:=IF([.CR50]-[.CR$59]&gt;0;[.CR50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7" calcext:value-type="float">
            <text:p>7</text:p>
          </table:table-cell>
          <table:table-cell/>
          <table:table-cell table:formula="of:=IF([.BG51]-[.BG$59]&gt;0;[.BG51]-[.BG$59];&quot;&quot;)">
            <text:p/>
          </table:table-cell>
          <table:table-cell table:formula="of:=IF([.BH51]-[.BH$59]&gt;0;[.BH51]-[.BH$59];&quot;&quot;)">
            <text:p/>
          </table:table-cell>
          <table:table-cell table:formula="of:=IF([.BI51]-[.BI$59]&gt;0;[.BI51]-[.BI$59];&quot;&quot;)">
            <text:p/>
          </table:table-cell>
          <table:table-cell table:formula="of:=IF([.BJ51]-[.BJ$59]&gt;0;[.BJ51]-[.BJ$59];&quot;&quot;)">
            <text:p/>
          </table:table-cell>
          <table:table-cell table:formula="of:=IF([.BK51]-[.BK$59]&gt;0;[.BK51]-[.BK$59];&quot;&quot;)">
            <text:p/>
          </table:table-cell>
          <table:table-cell table:formula="of:=IF([.BL51]-[.BL$59]&gt;0;[.BL51]-[.BL$59];&quot;&quot;)" office:value-type="float" office:value="1" calcext:value-type="float">
            <text:p>1</text:p>
          </table:table-cell>
          <table:table-cell table:formula="of:=IF([.BM51]-[.BM$59]&gt;0;[.BM51]-[.BM$59];&quot;&quot;)" office:value-type="float" office:value="6" calcext:value-type="float">
            <text:p>6</text:p>
          </table:table-cell>
          <table:table-cell table:formula="of:=IF([.BN51]-[.BN$59]&gt;0;[.BN51]-[.BN$59];&quot;&quot;)">
            <text:p/>
          </table:table-cell>
          <table:table-cell table:formula="of:=IF([.BO51]-[.BO$59]&gt;0;[.BO51]-[.BO$59];&quot;&quot;)" office:value-type="float" office:value="15" calcext:value-type="float">
            <text:p>15</text:p>
          </table:table-cell>
          <table:table-cell table:formula="of:=IF([.BP51]-[.BP$59]&gt;0;[.BP51]-[.BP$59];&quot;&quot;)" office:value-type="float" office:value="19" calcext:value-type="float">
            <text:p>19</text:p>
          </table:table-cell>
          <table:table-cell table:formula="of:=IF([.BQ51]-[.BQ$59]&gt;0;[.BQ51]-[.BQ$59];&quot;&quot;)">
            <text:p/>
          </table:table-cell>
          <table:table-cell table:formula="of:=IF([.BR51]-[.BR$59]&gt;0;[.BR51]-[.BR$59];&quot;&quot;)">
            <text:p/>
          </table:table-cell>
          <table:table-cell table:formula="of:=IF([.BS51]-[.BS$59]&gt;0;[.BS51]-[.BS$59];&quot;&quot;)">
            <text:p/>
          </table:table-cell>
          <table:table-cell table:formula="of:=IF([.BT51]-[.BT$59]&gt;0;[.BT51]-[.BT$59];&quot;&quot;)">
            <text:p/>
          </table:table-cell>
          <table:table-cell table:formula="of:=IF([.BU51]-[.BU$59]&gt;0;[.BU51]-[.BU$59];&quot;&quot;)">
            <text:p/>
          </table:table-cell>
          <table:table-cell table:formula="of:=IF([.BV51]-[.BV$59]&gt;0;[.BV51]-[.BV$59];&quot;&quot;)">
            <text:p/>
          </table:table-cell>
          <table:table-cell table:formula="of:=IF([.BW51]-[.BW$59]&gt;0;[.BW51]-[.BW$59];&quot;&quot;)"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IF([.CB51]-[.CB$59]&gt;0;[.CB51]-[.CB$59];&quot;&quot;)">
            <text:p/>
          </table:table-cell>
          <table:table-cell table:formula="of:=IF([.CC51]-[.CC$59]&gt;0;[.CC51]-[.CC$59];&quot;&quot;)">
            <text:p/>
          </table:table-cell>
          <table:table-cell table:formula="of:=IF([.CD51]-[.CD$59]&gt;0;[.CD51]-[.CD$59];&quot;&quot;)">
            <text:p/>
          </table:table-cell>
          <table:table-cell table:formula="of:=IF([.CE51]-[.CE$59]&gt;0;[.CE51]-[.CE$59];&quot;&quot;)">
            <text:p/>
          </table:table-cell>
          <table:table-cell table:formula="of:=IF([.CF51]-[.CF$59]&gt;0;[.CF51]-[.CF$59];&quot;&quot;)">
            <text:p/>
          </table:table-cell>
          <table:table-cell table:formula="of:=IF([.CG51]-[.CG$59]&gt;0;[.CG51]-[.CG$59];&quot;&quot;)">
            <text:p/>
          </table:table-cell>
          <table:table-cell table:formula="of:=IF([.CH51]-[.CH$59]&gt;0;[.CH51]-[.CH$59];&quot;&quot;)" office:value-type="float" office:value="2" calcext:value-type="float">
            <text:p>2</text:p>
          </table:table-cell>
          <table:table-cell table:formula="of:=IF([.CI51]-[.CI$59]&gt;0;[.CI51]-[.CI$59];&quot;&quot;)" office:value-type="float" office:value="6" calcext:value-type="float">
            <text:p>6</text:p>
          </table:table-cell>
          <table:table-cell table:formula="of:=IF([.CJ51]-[.CJ$59]&gt;0;[.CJ51]-[.CJ$59];&quot;&quot;)">
            <text:p/>
          </table:table-cell>
          <table:table-cell table:formula="of:=IF([.CK51]-[.CK$59]&gt;0;[.CK51]-[.CK$59];&quot;&quot;)" office:value-type="float" office:value="15" calcext:value-type="float">
            <text:p>15</text:p>
          </table:table-cell>
          <table:table-cell table:formula="of:=IF([.CL51]-[.CL$59]&gt;0;[.CL51]-[.CL$59];&quot;&quot;)" office:value-type="float" office:value="20" calcext:value-type="float">
            <text:p>20</text:p>
          </table:table-cell>
          <table:table-cell table:formula="of:=IF([.CM51]-[.CM$59]&gt;0;[.CM51]-[.CM$59];&quot;&quot;)">
            <text:p/>
          </table:table-cell>
          <table:table-cell table:formula="of:=IF([.CN51]-[.CN$59]&gt;0;[.CN51]-[.CN$59];&quot;&quot;)">
            <text:p/>
          </table:table-cell>
          <table:table-cell table:formula="of:=IF([.CO51]-[.CO$59]&gt;0;[.CO51]-[.CO$59];&quot;&quot;)">
            <text:p/>
          </table:table-cell>
          <table:table-cell table:formula="of:=IF([.CP51]-[.CP$59]&gt;0;[.CP51]-[.CP$59];&quot;&quot;)">
            <text:p/>
          </table:table-cell>
          <table:table-cell table:formula="of:=IF([.CQ51]-[.CQ$59]&gt;0;[.CQ51]-[.CQ$59];&quot;&quot;)">
            <text:p/>
          </table:table-cell>
          <table:table-cell table:formula="of:=IF([.CR51]-[.CR$59]&gt;0;[.CR51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8" calcext:value-type="float">
            <text:p>8</text:p>
          </table:table-cell>
          <table:table-cell/>
          <table:table-cell table:formula="of:=IF([.BG52]-[.BG$59]&gt;0;[.BG52]-[.BG$59];&quot;&quot;)">
            <text:p/>
          </table:table-cell>
          <table:table-cell table:formula="of:=IF([.BH52]-[.BH$59]&gt;0;[.BH52]-[.BH$59];&quot;&quot;)">
            <text:p/>
          </table:table-cell>
          <table:table-cell table:formula="of:=IF([.BI52]-[.BI$59]&gt;0;[.BI52]-[.BI$59];&quot;&quot;)">
            <text:p/>
          </table:table-cell>
          <table:table-cell table:formula="of:=IF([.BJ52]-[.BJ$59]&gt;0;[.BJ52]-[.BJ$59];&quot;&quot;)">
            <text:p/>
          </table:table-cell>
          <table:table-cell table:formula="of:=IF([.BK52]-[.BK$59]&gt;0;[.BK52]-[.BK$59];&quot;&quot;)">
            <text:p/>
          </table:table-cell>
          <table:table-cell table:formula="of:=IF([.BL52]-[.BL$59]&gt;0;[.BL52]-[.BL$59];&quot;&quot;)">
            <text:p/>
          </table:table-cell>
          <table:table-cell table:formula="of:=IF([.BM52]-[.BM$59]&gt;0;[.BM52]-[.BM$59];&quot;&quot;)" office:value-type="float" office:value="1" calcext:value-type="float">
            <text:p>1</text:p>
          </table:table-cell>
          <table:table-cell table:formula="of:=IF([.BN52]-[.BN$59]&gt;0;[.BN52]-[.BN$59];&quot;&quot;)" office:value-type="float" office:value="5" calcext:value-type="float">
            <text:p>5</text:p>
          </table:table-cell>
          <table:table-cell table:formula="of:=IF([.BO52]-[.BO$59]&gt;0;[.BO52]-[.BO$59];&quot;&quot;)">
            <text:p/>
          </table:table-cell>
          <table:table-cell table:formula="of:=IF([.BP52]-[.BP$59]&gt;0;[.BP52]-[.BP$59];&quot;&quot;)" office:value-type="float" office:value="14" calcext:value-type="float">
            <text:p>14</text:p>
          </table:table-cell>
          <table:table-cell table:formula="of:=IF([.BQ52]-[.BQ$59]&gt;0;[.BQ52]-[.BQ$59];&quot;&quot;)" office:value-type="float" office:value="19" calcext:value-type="float">
            <text:p>19</text:p>
          </table:table-cell>
          <table:table-cell table:formula="of:=IF([.BR52]-[.BR$59]&gt;0;[.BR52]-[.BR$59];&quot;&quot;)">
            <text:p/>
          </table:table-cell>
          <table:table-cell table:formula="of:=IF([.BS52]-[.BS$59]&gt;0;[.BS52]-[.BS$59];&quot;&quot;)">
            <text:p/>
          </table:table-cell>
          <table:table-cell table:formula="of:=IF([.BT52]-[.BT$59]&gt;0;[.BT52]-[.BT$59];&quot;&quot;)">
            <text:p/>
          </table:table-cell>
          <table:table-cell table:formula="of:=IF([.BU52]-[.BU$59]&gt;0;[.BU52]-[.BU$59];&quot;&quot;)">
            <text:p/>
          </table:table-cell>
          <table:table-cell table:formula="of:=IF([.BV52]-[.BV$59]&gt;0;[.BV52]-[.BV$59];&quot;&quot;)">
            <text:p/>
          </table:table-cell>
          <table:table-cell table:formula="of:=IF([.BW52]-[.BW$59]&gt;0;[.BW52]-[.BW$59];&quot;&quot;)"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IF([.CB52]-[.CB$59]&gt;0;[.CB52]-[.CB$59];&quot;&quot;)">
            <text:p/>
          </table:table-cell>
          <table:table-cell table:formula="of:=IF([.CC52]-[.CC$59]&gt;0;[.CC52]-[.CC$59];&quot;&quot;)">
            <text:p/>
          </table:table-cell>
          <table:table-cell table:formula="of:=IF([.CD52]-[.CD$59]&gt;0;[.CD52]-[.CD$59];&quot;&quot;)">
            <text:p/>
          </table:table-cell>
          <table:table-cell table:formula="of:=IF([.CE52]-[.CE$59]&gt;0;[.CE52]-[.CE$59];&quot;&quot;)">
            <text:p/>
          </table:table-cell>
          <table:table-cell table:formula="of:=IF([.CF52]-[.CF$59]&gt;0;[.CF52]-[.CF$59];&quot;&quot;)">
            <text:p/>
          </table:table-cell>
          <table:table-cell table:formula="of:=IF([.CG52]-[.CG$59]&gt;0;[.CG52]-[.CG$59];&quot;&quot;)">
            <text:p/>
          </table:table-cell>
          <table:table-cell table:formula="of:=IF([.CH52]-[.CH$59]&gt;0;[.CH52]-[.CH$59];&quot;&quot;)">
            <text:p/>
          </table:table-cell>
          <table:table-cell table:formula="of:=IF([.CI52]-[.CI$59]&gt;0;[.CI52]-[.CI$59];&quot;&quot;)" office:value-type="float" office:value="1" calcext:value-type="float">
            <text:p>1</text:p>
          </table:table-cell>
          <table:table-cell table:formula="of:=IF([.CJ52]-[.CJ$59]&gt;0;[.CJ52]-[.CJ$59];&quot;&quot;)" office:value-type="float" office:value="6" calcext:value-type="float">
            <text:p>6</text:p>
          </table:table-cell>
          <table:table-cell table:formula="of:=IF([.CK52]-[.CK$59]&gt;0;[.CK52]-[.CK$59];&quot;&quot;)">
            <text:p/>
          </table:table-cell>
          <table:table-cell table:formula="of:=IF([.CL52]-[.CL$59]&gt;0;[.CL52]-[.CL$59];&quot;&quot;)" office:value-type="float" office:value="15" calcext:value-type="float">
            <text:p>15</text:p>
          </table:table-cell>
          <table:table-cell table:formula="of:=IF([.CM52]-[.CM$59]&gt;0;[.CM52]-[.CM$59];&quot;&quot;)" office:value-type="float" office:value="19" calcext:value-type="float">
            <text:p>19</text:p>
          </table:table-cell>
          <table:table-cell table:formula="of:=IF([.CN52]-[.CN$59]&gt;0;[.CN52]-[.CN$59];&quot;&quot;)">
            <text:p/>
          </table:table-cell>
          <table:table-cell table:formula="of:=IF([.CO52]-[.CO$59]&gt;0;[.CO52]-[.CO$59];&quot;&quot;)">
            <text:p/>
          </table:table-cell>
          <table:table-cell table:formula="of:=IF([.CP52]-[.CP$59]&gt;0;[.CP52]-[.CP$59];&quot;&quot;)">
            <text:p/>
          </table:table-cell>
          <table:table-cell table:formula="of:=IF([.CQ52]-[.CQ$59]&gt;0;[.CQ52]-[.CQ$59];&quot;&quot;)">
            <text:p/>
          </table:table-cell>
          <table:table-cell table:formula="of:=IF([.CR52]-[.CR$59]&gt;0;[.CR52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9" calcext:value-type="float">
            <text:p>9</text:p>
          </table:table-cell>
          <table:table-cell/>
          <table:table-cell table:formula="of:=IF([.BG53]-[.BG$59]&gt;0;[.BG53]-[.BG$59];&quot;&quot;)">
            <text:p/>
          </table:table-cell>
          <table:table-cell table:formula="of:=IF([.BH53]-[.BH$59]&gt;0;[.BH53]-[.BH$59];&quot;&quot;)">
            <text:p/>
          </table:table-cell>
          <table:table-cell table:formula="of:=IF([.BI53]-[.BI$59]&gt;0;[.BI53]-[.BI$59];&quot;&quot;)">
            <text:p/>
          </table:table-cell>
          <table:table-cell table:formula="of:=IF([.BJ53]-[.BJ$59]&gt;0;[.BJ53]-[.BJ$59];&quot;&quot;)">
            <text:p/>
          </table:table-cell>
          <table:table-cell table:formula="of:=IF([.BK53]-[.BK$59]&gt;0;[.BK53]-[.BK$59];&quot;&quot;)">
            <text:p/>
          </table:table-cell>
          <table:table-cell table:formula="of:=IF([.BL53]-[.BL$59]&gt;0;[.BL53]-[.BL$59];&quot;&quot;)">
            <text:p/>
          </table:table-cell>
          <table:table-cell table:formula="of:=IF([.BM53]-[.BM$59]&gt;0;[.BM53]-[.BM$59];&quot;&quot;)">
            <text:p/>
          </table:table-cell>
          <table:table-cell table:formula="of:=IF([.BN53]-[.BN$59]&gt;0;[.BN53]-[.BN$59];&quot;&quot;)" office:value-type="float" office:value="1" calcext:value-type="float">
            <text:p>1</text:p>
          </table:table-cell>
          <table:table-cell table:formula="of:=IF([.BO53]-[.BO$59]&gt;0;[.BO53]-[.BO$59];&quot;&quot;)" office:value-type="float" office:value="6" calcext:value-type="float">
            <text:p>6</text:p>
          </table:table-cell>
          <table:table-cell table:formula="of:=IF([.BP53]-[.BP$59]&gt;0;[.BP53]-[.BP$59];&quot;&quot;)">
            <text:p/>
          </table:table-cell>
          <table:table-cell table:formula="of:=IF([.BQ53]-[.BQ$59]&gt;0;[.BQ53]-[.BQ$59];&quot;&quot;)" office:value-type="float" office:value="15" calcext:value-type="float">
            <text:p>15</text:p>
          </table:table-cell>
          <table:table-cell table:formula="of:=IF([.BR53]-[.BR$59]&gt;0;[.BR53]-[.BR$59];&quot;&quot;)" office:value-type="float" office:value="19" calcext:value-type="float">
            <text:p>19</text:p>
          </table:table-cell>
          <table:table-cell table:formula="of:=IF([.BS53]-[.BS$59]&gt;0;[.BS53]-[.BS$59];&quot;&quot;)">
            <text:p/>
          </table:table-cell>
          <table:table-cell table:formula="of:=IF([.BT53]-[.BT$59]&gt;0;[.BT53]-[.BT$59];&quot;&quot;)">
            <text:p/>
          </table:table-cell>
          <table:table-cell table:formula="of:=IF([.BU53]-[.BU$59]&gt;0;[.BU53]-[.BU$59];&quot;&quot;)">
            <text:p/>
          </table:table-cell>
          <table:table-cell table:formula="of:=IF([.BV53]-[.BV$59]&gt;0;[.BV53]-[.BV$59];&quot;&quot;)">
            <text:p/>
          </table:table-cell>
          <table:table-cell table:formula="of:=IF([.BW53]-[.BW$59]&gt;0;[.BW53]-[.BW$59];&quot;&quot;)"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IF([.CB53]-[.CB$59]&gt;0;[.CB53]-[.CB$59];&quot;&quot;)">
            <text:p/>
          </table:table-cell>
          <table:table-cell table:formula="of:=IF([.CC53]-[.CC$59]&gt;0;[.CC53]-[.CC$59];&quot;&quot;)">
            <text:p/>
          </table:table-cell>
          <table:table-cell table:formula="of:=IF([.CD53]-[.CD$59]&gt;0;[.CD53]-[.CD$59];&quot;&quot;)">
            <text:p/>
          </table:table-cell>
          <table:table-cell table:formula="of:=IF([.CE53]-[.CE$59]&gt;0;[.CE53]-[.CE$59];&quot;&quot;)">
            <text:p/>
          </table:table-cell>
          <table:table-cell table:formula="of:=IF([.CF53]-[.CF$59]&gt;0;[.CF53]-[.CF$59];&quot;&quot;)">
            <text:p/>
          </table:table-cell>
          <table:table-cell table:formula="of:=IF([.CG53]-[.CG$59]&gt;0;[.CG53]-[.CG$59];&quot;&quot;)">
            <text:p/>
          </table:table-cell>
          <table:table-cell table:formula="of:=IF([.CH53]-[.CH$59]&gt;0;[.CH53]-[.CH$59];&quot;&quot;)">
            <text:p/>
          </table:table-cell>
          <table:table-cell table:formula="of:=IF([.CI53]-[.CI$59]&gt;0;[.CI53]-[.CI$59];&quot;&quot;)">
            <text:p/>
          </table:table-cell>
          <table:table-cell table:formula="of:=IF([.CJ53]-[.CJ$59]&gt;0;[.CJ53]-[.CJ$59];&quot;&quot;)" office:value-type="float" office:value="2" calcext:value-type="float">
            <text:p>2</text:p>
          </table:table-cell>
          <table:table-cell table:formula="of:=IF([.CK53]-[.CK$59]&gt;0;[.CK53]-[.CK$59];&quot;&quot;)" office:value-type="float" office:value="6" calcext:value-type="float">
            <text:p>6</text:p>
          </table:table-cell>
          <table:table-cell table:formula="of:=IF([.CL53]-[.CL$59]&gt;0;[.CL53]-[.CL$59];&quot;&quot;)">
            <text:p/>
          </table:table-cell>
          <table:table-cell table:formula="of:=IF([.CM53]-[.CM$59]&gt;0;[.CM53]-[.CM$59];&quot;&quot;)" office:value-type="float" office:value="15" calcext:value-type="float">
            <text:p>15</text:p>
          </table:table-cell>
          <table:table-cell table:formula="of:=IF([.CN53]-[.CN$59]&gt;0;[.CN53]-[.CN$59];&quot;&quot;)" office:value-type="float" office:value="20" calcext:value-type="float">
            <text:p>20</text:p>
          </table:table-cell>
          <table:table-cell table:formula="of:=IF([.CO53]-[.CO$59]&gt;0;[.CO53]-[.CO$59];&quot;&quot;)">
            <text:p/>
          </table:table-cell>
          <table:table-cell table:formula="of:=IF([.CP53]-[.CP$59]&gt;0;[.CP53]-[.CP$59];&quot;&quot;)">
            <text:p/>
          </table:table-cell>
          <table:table-cell table:formula="of:=IF([.CQ53]-[.CQ$59]&gt;0;[.CQ53]-[.CQ$59];&quot;&quot;)">
            <text:p/>
          </table:table-cell>
          <table:table-cell table:formula="of:=IF([.CR53]-[.CR$59]&gt;0;[.CR53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10" calcext:value-type="float">
            <text:p>10</text:p>
          </table:table-cell>
          <table:table-cell/>
          <table:table-cell table:formula="of:=IF([.BG54]-[.BG$59]&gt;0;[.BG54]-[.BG$59];&quot;&quot;)">
            <text:p/>
          </table:table-cell>
          <table:table-cell table:formula="of:=IF([.BH54]-[.BH$59]&gt;0;[.BH54]-[.BH$59];&quot;&quot;)">
            <text:p/>
          </table:table-cell>
          <table:table-cell table:formula="of:=IF([.BI54]-[.BI$59]&gt;0;[.BI54]-[.BI$59];&quot;&quot;)">
            <text:p/>
          </table:table-cell>
          <table:table-cell table:formula="of:=IF([.BJ54]-[.BJ$59]&gt;0;[.BJ54]-[.BJ$59];&quot;&quot;)">
            <text:p/>
          </table:table-cell>
          <table:table-cell table:formula="of:=IF([.BK54]-[.BK$59]&gt;0;[.BK54]-[.BK$59];&quot;&quot;)">
            <text:p/>
          </table:table-cell>
          <table:table-cell table:formula="of:=IF([.BL54]-[.BL$59]&gt;0;[.BL54]-[.BL$59];&quot;&quot;)">
            <text:p/>
          </table:table-cell>
          <table:table-cell table:formula="of:=IF([.BM54]-[.BM$59]&gt;0;[.BM54]-[.BM$59];&quot;&quot;)">
            <text:p/>
          </table:table-cell>
          <table:table-cell table:formula="of:=IF([.BN54]-[.BN$59]&gt;0;[.BN54]-[.BN$59];&quot;&quot;)">
            <text:p/>
          </table:table-cell>
          <table:table-cell table:formula="of:=IF([.BO54]-[.BO$59]&gt;0;[.BO54]-[.BO$59];&quot;&quot;)" office:value-type="float" office:value="1" calcext:value-type="float">
            <text:p>1</text:p>
          </table:table-cell>
          <table:table-cell table:formula="of:=IF([.BP54]-[.BP$59]&gt;0;[.BP54]-[.BP$59];&quot;&quot;)" office:value-type="float" office:value="5" calcext:value-type="float">
            <text:p>5</text:p>
          </table:table-cell>
          <table:table-cell table:formula="of:=IF([.BQ54]-[.BQ$59]&gt;0;[.BQ54]-[.BQ$59];&quot;&quot;)">
            <text:p/>
          </table:table-cell>
          <table:table-cell table:formula="of:=IF([.BR54]-[.BR$59]&gt;0;[.BR54]-[.BR$59];&quot;&quot;)" office:value-type="float" office:value="14" calcext:value-type="float">
            <text:p>14</text:p>
          </table:table-cell>
          <table:table-cell table:formula="of:=IF([.BS54]-[.BS$59]&gt;0;[.BS54]-[.BS$59];&quot;&quot;)" office:value-type="float" office:value="19" calcext:value-type="float">
            <text:p>19</text:p>
          </table:table-cell>
          <table:table-cell table:formula="of:=IF([.BT54]-[.BT$59]&gt;0;[.BT54]-[.BT$59];&quot;&quot;)">
            <text:p/>
          </table:table-cell>
          <table:table-cell table:formula="of:=IF([.BU54]-[.BU$59]&gt;0;[.BU54]-[.BU$59];&quot;&quot;)">
            <text:p/>
          </table:table-cell>
          <table:table-cell table:formula="of:=IF([.BV54]-[.BV$59]&gt;0;[.BV54]-[.BV$59];&quot;&quot;)">
            <text:p/>
          </table:table-cell>
          <table:table-cell table:formula="of:=IF([.BW54]-[.BW$59]&gt;0;[.BW54]-[.BW$59];&quot;&quot;)"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IF([.CB54]-[.CB$59]&gt;0;[.CB54]-[.CB$59];&quot;&quot;)">
            <text:p/>
          </table:table-cell>
          <table:table-cell table:formula="of:=IF([.CC54]-[.CC$59]&gt;0;[.CC54]-[.CC$59];&quot;&quot;)">
            <text:p/>
          </table:table-cell>
          <table:table-cell table:formula="of:=IF([.CD54]-[.CD$59]&gt;0;[.CD54]-[.CD$59];&quot;&quot;)">
            <text:p/>
          </table:table-cell>
          <table:table-cell table:formula="of:=IF([.CE54]-[.CE$59]&gt;0;[.CE54]-[.CE$59];&quot;&quot;)">
            <text:p/>
          </table:table-cell>
          <table:table-cell table:formula="of:=IF([.CF54]-[.CF$59]&gt;0;[.CF54]-[.CF$59];&quot;&quot;)">
            <text:p/>
          </table:table-cell>
          <table:table-cell table:formula="of:=IF([.CG54]-[.CG$59]&gt;0;[.CG54]-[.CG$59];&quot;&quot;)">
            <text:p/>
          </table:table-cell>
          <table:table-cell table:formula="of:=IF([.CH54]-[.CH$59]&gt;0;[.CH54]-[.CH$59];&quot;&quot;)">
            <text:p/>
          </table:table-cell>
          <table:table-cell table:formula="of:=IF([.CI54]-[.CI$59]&gt;0;[.CI54]-[.CI$59];&quot;&quot;)">
            <text:p/>
          </table:table-cell>
          <table:table-cell table:formula="of:=IF([.CJ54]-[.CJ$59]&gt;0;[.CJ54]-[.CJ$59];&quot;&quot;)">
            <text:p/>
          </table:table-cell>
          <table:table-cell table:formula="of:=IF([.CK54]-[.CK$59]&gt;0;[.CK54]-[.CK$59];&quot;&quot;)" office:value-type="float" office:value="1" calcext:value-type="float">
            <text:p>1</text:p>
          </table:table-cell>
          <table:table-cell table:formula="of:=IF([.CL54]-[.CL$59]&gt;0;[.CL54]-[.CL$59];&quot;&quot;)" office:value-type="float" office:value="6" calcext:value-type="float">
            <text:p>6</text:p>
          </table:table-cell>
          <table:table-cell table:formula="of:=IF([.CM54]-[.CM$59]&gt;0;[.CM54]-[.CM$59];&quot;&quot;)">
            <text:p/>
          </table:table-cell>
          <table:table-cell table:formula="of:=IF([.CN54]-[.CN$59]&gt;0;[.CN54]-[.CN$59];&quot;&quot;)" office:value-type="float" office:value="15" calcext:value-type="float">
            <text:p>15</text:p>
          </table:table-cell>
          <table:table-cell table:formula="of:=IF([.CO54]-[.CO$59]&gt;0;[.CO54]-[.CO$59];&quot;&quot;)" office:value-type="float" office:value="19" calcext:value-type="float">
            <text:p>19</text:p>
          </table:table-cell>
          <table:table-cell table:formula="of:=IF([.CP54]-[.CP$59]&gt;0;[.CP54]-[.CP$59];&quot;&quot;)">
            <text:p/>
          </table:table-cell>
          <table:table-cell table:formula="of:=IF([.CQ54]-[.CQ$59]&gt;0;[.CQ54]-[.CQ$59];&quot;&quot;)">
            <text:p/>
          </table:table-cell>
          <table:table-cell table:formula="of:=IF([.CR54]-[.CR$59]&gt;0;[.CR54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11" calcext:value-type="float">
            <text:p>11</text:p>
          </table:table-cell>
          <table:table-cell/>
          <table:table-cell table:formula="of:=IF([.BG55]-[.BG$59]&gt;0;[.BG55]-[.BG$59];&quot;&quot;)">
            <text:p/>
          </table:table-cell>
          <table:table-cell table:formula="of:=IF([.BH55]-[.BH$59]&gt;0;[.BH55]-[.BH$59];&quot;&quot;)">
            <text:p/>
          </table:table-cell>
          <table:table-cell table:formula="of:=IF([.BI55]-[.BI$59]&gt;0;[.BI55]-[.BI$59];&quot;&quot;)">
            <text:p/>
          </table:table-cell>
          <table:table-cell table:formula="of:=IF([.BJ55]-[.BJ$59]&gt;0;[.BJ55]-[.BJ$59];&quot;&quot;)">
            <text:p/>
          </table:table-cell>
          <table:table-cell table:formula="of:=IF([.BK55]-[.BK$59]&gt;0;[.BK55]-[.BK$59];&quot;&quot;)">
            <text:p/>
          </table:table-cell>
          <table:table-cell table:formula="of:=IF([.BL55]-[.BL$59]&gt;0;[.BL55]-[.BL$59];&quot;&quot;)">
            <text:p/>
          </table:table-cell>
          <table:table-cell table:formula="of:=IF([.BM55]-[.BM$59]&gt;0;[.BM55]-[.BM$59];&quot;&quot;)">
            <text:p/>
          </table:table-cell>
          <table:table-cell table:formula="of:=IF([.BN55]-[.BN$59]&gt;0;[.BN55]-[.BN$59];&quot;&quot;)">
            <text:p/>
          </table:table-cell>
          <table:table-cell table:formula="of:=IF([.BO55]-[.BO$59]&gt;0;[.BO55]-[.BO$59];&quot;&quot;)">
            <text:p/>
          </table:table-cell>
          <table:table-cell table:formula="of:=IF([.BP55]-[.BP$59]&gt;0;[.BP55]-[.BP$59];&quot;&quot;)" office:value-type="float" office:value="1" calcext:value-type="float">
            <text:p>1</text:p>
          </table:table-cell>
          <table:table-cell table:formula="of:=IF([.BQ55]-[.BQ$59]&gt;0;[.BQ55]-[.BQ$59];&quot;&quot;)" office:value-type="float" office:value="6" calcext:value-type="float">
            <text:p>6</text:p>
          </table:table-cell>
          <table:table-cell table:formula="of:=IF([.BR55]-[.BR$59]&gt;0;[.BR55]-[.BR$59];&quot;&quot;)">
            <text:p/>
          </table:table-cell>
          <table:table-cell table:formula="of:=IF([.BS55]-[.BS$59]&gt;0;[.BS55]-[.BS$59];&quot;&quot;)" office:value-type="float" office:value="15" calcext:value-type="float">
            <text:p>15</text:p>
          </table:table-cell>
          <table:table-cell table:formula="of:=IF([.BT55]-[.BT$59]&gt;0;[.BT55]-[.BT$59];&quot;&quot;)" office:value-type="float" office:value="19" calcext:value-type="float">
            <text:p>19</text:p>
          </table:table-cell>
          <table:table-cell table:formula="of:=IF([.BU55]-[.BU$59]&gt;0;[.BU55]-[.BU$59];&quot;&quot;)">
            <text:p/>
          </table:table-cell>
          <table:table-cell table:formula="of:=IF([.BV55]-[.BV$59]&gt;0;[.BV55]-[.BV$59];&quot;&quot;)">
            <text:p/>
          </table:table-cell>
          <table:table-cell table:formula="of:=IF([.BW55]-[.BW$59]&gt;0;[.BW55]-[.BW$59];&quot;&quot;)"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IF([.CB55]-[.CB$59]&gt;0;[.CB55]-[.CB$59];&quot;&quot;)">
            <text:p/>
          </table:table-cell>
          <table:table-cell table:formula="of:=IF([.CC55]-[.CC$59]&gt;0;[.CC55]-[.CC$59];&quot;&quot;)">
            <text:p/>
          </table:table-cell>
          <table:table-cell table:formula="of:=IF([.CD55]-[.CD$59]&gt;0;[.CD55]-[.CD$59];&quot;&quot;)">
            <text:p/>
          </table:table-cell>
          <table:table-cell table:formula="of:=IF([.CE55]-[.CE$59]&gt;0;[.CE55]-[.CE$59];&quot;&quot;)">
            <text:p/>
          </table:table-cell>
          <table:table-cell table:formula="of:=IF([.CF55]-[.CF$59]&gt;0;[.CF55]-[.CF$59];&quot;&quot;)">
            <text:p/>
          </table:table-cell>
          <table:table-cell table:formula="of:=IF([.CG55]-[.CG$59]&gt;0;[.CG55]-[.CG$59];&quot;&quot;)">
            <text:p/>
          </table:table-cell>
          <table:table-cell table:formula="of:=IF([.CH55]-[.CH$59]&gt;0;[.CH55]-[.CH$59];&quot;&quot;)">
            <text:p/>
          </table:table-cell>
          <table:table-cell table:formula="of:=IF([.CI55]-[.CI$59]&gt;0;[.CI55]-[.CI$59];&quot;&quot;)">
            <text:p/>
          </table:table-cell>
          <table:table-cell table:formula="of:=IF([.CJ55]-[.CJ$59]&gt;0;[.CJ55]-[.CJ$59];&quot;&quot;)">
            <text:p/>
          </table:table-cell>
          <table:table-cell table:formula="of:=IF([.CK55]-[.CK$59]&gt;0;[.CK55]-[.CK$59];&quot;&quot;)">
            <text:p/>
          </table:table-cell>
          <table:table-cell table:formula="of:=IF([.CL55]-[.CL$59]&gt;0;[.CL55]-[.CL$59];&quot;&quot;)" office:value-type="float" office:value="2" calcext:value-type="float">
            <text:p>2</text:p>
          </table:table-cell>
          <table:table-cell table:formula="of:=IF([.CM55]-[.CM$59]&gt;0;[.CM55]-[.CM$59];&quot;&quot;)" office:value-type="float" office:value="6" calcext:value-type="float">
            <text:p>6</text:p>
          </table:table-cell>
          <table:table-cell table:formula="of:=IF([.CN55]-[.CN$59]&gt;0;[.CN55]-[.CN$59];&quot;&quot;)">
            <text:p/>
          </table:table-cell>
          <table:table-cell table:formula="of:=IF([.CO55]-[.CO$59]&gt;0;[.CO55]-[.CO$59];&quot;&quot;)" office:value-type="float" office:value="15" calcext:value-type="float">
            <text:p>15</text:p>
          </table:table-cell>
          <table:table-cell table:formula="of:=IF([.CP55]-[.CP$59]&gt;0;[.CP55]-[.CP$59];&quot;&quot;)" office:value-type="float" office:value="20" calcext:value-type="float">
            <text:p>20</text:p>
          </table:table-cell>
          <table:table-cell table:formula="of:=IF([.CQ55]-[.CQ$59]&gt;0;[.CQ55]-[.CQ$59];&quot;&quot;)">
            <text:p/>
          </table:table-cell>
          <table:table-cell table:formula="of:=IF([.CR55]-[.CR$59]&gt;0;[.CR55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12" calcext:value-type="float">
            <text:p>12</text:p>
          </table:table-cell>
          <table:table-cell/>
          <table:table-cell table:formula="of:=IF([.BG56]-[.BG$59]&gt;0;[.BG56]-[.BG$59];&quot;&quot;)">
            <text:p/>
          </table:table-cell>
          <table:table-cell table:formula="of:=IF([.BH56]-[.BH$59]&gt;0;[.BH56]-[.BH$59];&quot;&quot;)">
            <text:p/>
          </table:table-cell>
          <table:table-cell table:formula="of:=IF([.BI56]-[.BI$59]&gt;0;[.BI56]-[.BI$59];&quot;&quot;)">
            <text:p/>
          </table:table-cell>
          <table:table-cell table:formula="of:=IF([.BJ56]-[.BJ$59]&gt;0;[.BJ56]-[.BJ$59];&quot;&quot;)">
            <text:p/>
          </table:table-cell>
          <table:table-cell table:formula="of:=IF([.BK56]-[.BK$59]&gt;0;[.BK56]-[.BK$59];&quot;&quot;)">
            <text:p/>
          </table:table-cell>
          <table:table-cell table:formula="of:=IF([.BL56]-[.BL$59]&gt;0;[.BL56]-[.BL$59];&quot;&quot;)">
            <text:p/>
          </table:table-cell>
          <table:table-cell table:formula="of:=IF([.BM56]-[.BM$59]&gt;0;[.BM56]-[.BM$59];&quot;&quot;)">
            <text:p/>
          </table:table-cell>
          <table:table-cell table:formula="of:=IF([.BN56]-[.BN$59]&gt;0;[.BN56]-[.BN$59];&quot;&quot;)">
            <text:p/>
          </table:table-cell>
          <table:table-cell table:formula="of:=IF([.BO56]-[.BO$59]&gt;0;[.BO56]-[.BO$59];&quot;&quot;)">
            <text:p/>
          </table:table-cell>
          <table:table-cell table:formula="of:=IF([.BP56]-[.BP$59]&gt;0;[.BP56]-[.BP$59];&quot;&quot;)">
            <text:p/>
          </table:table-cell>
          <table:table-cell table:formula="of:=IF([.BQ56]-[.BQ$59]&gt;0;[.BQ56]-[.BQ$59];&quot;&quot;)" office:value-type="float" office:value="1" calcext:value-type="float">
            <text:p>1</text:p>
          </table:table-cell>
          <table:table-cell table:formula="of:=IF([.BR56]-[.BR$59]&gt;0;[.BR56]-[.BR$59];&quot;&quot;)" office:value-type="float" office:value="5" calcext:value-type="float">
            <text:p>5</text:p>
          </table:table-cell>
          <table:table-cell table:formula="of:=IF([.BS56]-[.BS$59]&gt;0;[.BS56]-[.BS$59];&quot;&quot;)">
            <text:p/>
          </table:table-cell>
          <table:table-cell table:formula="of:=IF([.BT56]-[.BT$59]&gt;0;[.BT56]-[.BT$59];&quot;&quot;)" office:value-type="float" office:value="14" calcext:value-type="float">
            <text:p>14</text:p>
          </table:table-cell>
          <table:table-cell table:formula="of:=IF([.BU56]-[.BU$59]&gt;0;[.BU56]-[.BU$59];&quot;&quot;)" office:value-type="float" office:value="19" calcext:value-type="float">
            <text:p>19</text:p>
          </table:table-cell>
          <table:table-cell table:formula="of:=IF([.BV56]-[.BV$59]&gt;0;[.BV56]-[.BV$59];&quot;&quot;)">
            <text:p/>
          </table:table-cell>
          <table:table-cell table:formula="of:=IF([.BW56]-[.BW$59]&gt;0;[.BW56]-[.BW$59];&quot;&quot;)"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IF([.CB56]-[.CB$59]&gt;0;[.CB56]-[.CB$59];&quot;&quot;)">
            <text:p/>
          </table:table-cell>
          <table:table-cell table:formula="of:=IF([.CC56]-[.CC$59]&gt;0;[.CC56]-[.CC$59];&quot;&quot;)">
            <text:p/>
          </table:table-cell>
          <table:table-cell table:formula="of:=IF([.CD56]-[.CD$59]&gt;0;[.CD56]-[.CD$59];&quot;&quot;)">
            <text:p/>
          </table:table-cell>
          <table:table-cell table:formula="of:=IF([.CE56]-[.CE$59]&gt;0;[.CE56]-[.CE$59];&quot;&quot;)">
            <text:p/>
          </table:table-cell>
          <table:table-cell table:formula="of:=IF([.CF56]-[.CF$59]&gt;0;[.CF56]-[.CF$59];&quot;&quot;)">
            <text:p/>
          </table:table-cell>
          <table:table-cell table:formula="of:=IF([.CG56]-[.CG$59]&gt;0;[.CG56]-[.CG$59];&quot;&quot;)">
            <text:p/>
          </table:table-cell>
          <table:table-cell table:formula="of:=IF([.CH56]-[.CH$59]&gt;0;[.CH56]-[.CH$59];&quot;&quot;)">
            <text:p/>
          </table:table-cell>
          <table:table-cell table:formula="of:=IF([.CI56]-[.CI$59]&gt;0;[.CI56]-[.CI$59];&quot;&quot;)">
            <text:p/>
          </table:table-cell>
          <table:table-cell table:formula="of:=IF([.CJ56]-[.CJ$59]&gt;0;[.CJ56]-[.CJ$59];&quot;&quot;)">
            <text:p/>
          </table:table-cell>
          <table:table-cell table:formula="of:=IF([.CK56]-[.CK$59]&gt;0;[.CK56]-[.CK$59];&quot;&quot;)">
            <text:p/>
          </table:table-cell>
          <table:table-cell table:formula="of:=IF([.CL56]-[.CL$59]&gt;0;[.CL56]-[.CL$59];&quot;&quot;)">
            <text:p/>
          </table:table-cell>
          <table:table-cell table:formula="of:=IF([.CM56]-[.CM$59]&gt;0;[.CM56]-[.CM$59];&quot;&quot;)" office:value-type="float" office:value="1" calcext:value-type="float">
            <text:p>1</text:p>
          </table:table-cell>
          <table:table-cell table:formula="of:=IF([.CN56]-[.CN$59]&gt;0;[.CN56]-[.CN$59];&quot;&quot;)" office:value-type="float" office:value="6" calcext:value-type="float">
            <text:p>6</text:p>
          </table:table-cell>
          <table:table-cell table:formula="of:=IF([.CO56]-[.CO$59]&gt;0;[.CO56]-[.CO$59];&quot;&quot;)">
            <text:p/>
          </table:table-cell>
          <table:table-cell table:formula="of:=IF([.CP56]-[.CP$59]&gt;0;[.CP56]-[.CP$59];&quot;&quot;)" office:value-type="float" office:value="15" calcext:value-type="float">
            <text:p>15</text:p>
          </table:table-cell>
          <table:table-cell table:formula="of:=IF([.CQ56]-[.CQ$59]&gt;0;[.CQ56]-[.CQ$59];&quot;&quot;)" office:value-type="float" office:value="19" calcext:value-type="float">
            <text:p>19</text:p>
          </table:table-cell>
          <table:table-cell table:formula="of:=IF([.CR56]-[.CR$59]&gt;0;[.CR56]-[.CR$59];&quot;&quot;)">
            <text:p/>
          </table:table-cell>
          <table:table-cell table:number-columns-repeated="928"/>
        </table:table-row>
        <table:table-row table:style-name="ro1">
          <table:table-cell table:number-columns-repeated="56"/>
          <table:table-cell office:value-type="float" office:value="13" calcext:value-type="float">
            <text:p>13</text:p>
          </table:table-cell>
          <table:table-cell/>
          <table:table-cell table:formula="of:=IF([.BG57]-[.BG$59]&gt;0;[.BG57]-[.BG$59];&quot;&quot;)">
            <text:p/>
          </table:table-cell>
          <table:table-cell table:formula="of:=IF([.BH57]-[.BH$59]&gt;0;[.BH57]-[.BH$59];&quot;&quot;)">
            <text:p/>
          </table:table-cell>
          <table:table-cell table:formula="of:=IF([.BI57]-[.BI$59]&gt;0;[.BI57]-[.BI$59];&quot;&quot;)">
            <text:p/>
          </table:table-cell>
          <table:table-cell table:formula="of:=IF([.BJ57]-[.BJ$59]&gt;0;[.BJ57]-[.BJ$59];&quot;&quot;)">
            <text:p/>
          </table:table-cell>
          <table:table-cell table:formula="of:=IF([.BK57]-[.BK$59]&gt;0;[.BK57]-[.BK$59];&quot;&quot;)">
            <text:p/>
          </table:table-cell>
          <table:table-cell table:formula="of:=IF([.BL57]-[.BL$59]&gt;0;[.BL57]-[.BL$59];&quot;&quot;)">
            <text:p/>
          </table:table-cell>
          <table:table-cell table:formula="of:=IF([.BM57]-[.BM$59]&gt;0;[.BM57]-[.BM$59];&quot;&quot;)">
            <text:p/>
          </table:table-cell>
          <table:table-cell table:formula="of:=IF([.BN57]-[.BN$59]&gt;0;[.BN57]-[.BN$59];&quot;&quot;)">
            <text:p/>
          </table:table-cell>
          <table:table-cell table:formula="of:=IF([.BO57]-[.BO$59]&gt;0;[.BO57]-[.BO$59];&quot;&quot;)">
            <text:p/>
          </table:table-cell>
          <table:table-cell table:formula="of:=IF([.BP57]-[.BP$59]&gt;0;[.BP57]-[.BP$59];&quot;&quot;)">
            <text:p/>
          </table:table-cell>
          <table:table-cell table:formula="of:=IF([.BQ57]-[.BQ$59]&gt;0;[.BQ57]-[.BQ$59];&quot;&quot;)">
            <text:p/>
          </table:table-cell>
          <table:table-cell table:formula="of:=IF([.BR57]-[.BR$59]&gt;0;[.BR57]-[.BR$59];&quot;&quot;)" office:value-type="float" office:value="1" calcext:value-type="float">
            <text:p>1</text:p>
          </table:table-cell>
          <table:table-cell table:formula="of:=IF([.BS57]-[.BS$59]&gt;0;[.BS57]-[.BS$59];&quot;&quot;)" office:value-type="float" office:value="6" calcext:value-type="float">
            <text:p>6</text:p>
          </table:table-cell>
          <table:table-cell table:formula="of:=IF([.BT57]-[.BT$59]&gt;0;[.BT57]-[.BT$59];&quot;&quot;)">
            <text:p/>
          </table:table-cell>
          <table:table-cell table:formula="of:=IF([.BU57]-[.BU$59]&gt;0;[.BU57]-[.BU$59];&quot;&quot;)" office:value-type="float" office:value="15" calcext:value-type="float">
            <text:p>15</text:p>
          </table:table-cell>
          <table:table-cell table:formula="of:=IF([.BV57]-[.BV$59]&gt;0;[.BV57]-[.BV$59];&quot;&quot;)" office:value-type="float" office:value="19" calcext:value-type="float">
            <text:p>19</text:p>
          </table:table-cell>
          <table:table-cell table:formula="of:=IF([.BW57]-[.BW$59]&gt;0;[.BW57]-[.BW$59];&quot;&quot;)"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IF([.CB57]-[.CB$59]&gt;0;[.CB57]-[.CB$59];&quot;&quot;)">
            <text:p/>
          </table:table-cell>
          <table:table-cell table:formula="of:=IF([.CC57]-[.CC$59]&gt;0;[.CC57]-[.CC$59];&quot;&quot;)">
            <text:p/>
          </table:table-cell>
          <table:table-cell table:formula="of:=IF([.CD57]-[.CD$59]&gt;0;[.CD57]-[.CD$59];&quot;&quot;)">
            <text:p/>
          </table:table-cell>
          <table:table-cell table:formula="of:=IF([.CE57]-[.CE$59]&gt;0;[.CE57]-[.CE$59];&quot;&quot;)">
            <text:p/>
          </table:table-cell>
          <table:table-cell table:formula="of:=IF([.CF57]-[.CF$59]&gt;0;[.CF57]-[.CF$59];&quot;&quot;)">
            <text:p/>
          </table:table-cell>
          <table:table-cell table:formula="of:=IF([.CG57]-[.CG$59]&gt;0;[.CG57]-[.CG$59];&quot;&quot;)">
            <text:p/>
          </table:table-cell>
          <table:table-cell table:formula="of:=IF([.CH57]-[.CH$59]&gt;0;[.CH57]-[.CH$59];&quot;&quot;)">
            <text:p/>
          </table:table-cell>
          <table:table-cell table:formula="of:=IF([.CI57]-[.CI$59]&gt;0;[.CI57]-[.CI$59];&quot;&quot;)">
            <text:p/>
          </table:table-cell>
          <table:table-cell table:formula="of:=IF([.CJ57]-[.CJ$59]&gt;0;[.CJ57]-[.CJ$59];&quot;&quot;)">
            <text:p/>
          </table:table-cell>
          <table:table-cell table:formula="of:=IF([.CK57]-[.CK$59]&gt;0;[.CK57]-[.CK$59];&quot;&quot;)">
            <text:p/>
          </table:table-cell>
          <table:table-cell table:formula="of:=IF([.CL57]-[.CL$59]&gt;0;[.CL57]-[.CL$59];&quot;&quot;)">
            <text:p/>
          </table:table-cell>
          <table:table-cell table:formula="of:=IF([.CM57]-[.CM$59]&gt;0;[.CM57]-[.CM$59];&quot;&quot;)">
            <text:p/>
          </table:table-cell>
          <table:table-cell table:formula="of:=IF([.CN57]-[.CN$59]&gt;0;[.CN57]-[.CN$59];&quot;&quot;)" office:value-type="float" office:value="2" calcext:value-type="float">
            <text:p>2</text:p>
          </table:table-cell>
          <table:table-cell table:formula="of:=IF([.CO57]-[.CO$59]&gt;0;[.CO57]-[.CO$59];&quot;&quot;)" office:value-type="float" office:value="6" calcext:value-type="float">
            <text:p>6</text:p>
          </table:table-cell>
          <table:table-cell table:formula="of:=IF([.CP57]-[.CP$59]&gt;0;[.CP57]-[.CP$59];&quot;&quot;)">
            <text:p/>
          </table:table-cell>
          <table:table-cell table:formula="of:=IF([.CQ57]-[.CQ$59]&gt;0;[.CQ57]-[.CQ$59];&quot;&quot;)" office:value-type="float" office:value="15" calcext:value-type="float">
            <text:p>15</text:p>
          </table:table-cell>
          <table:table-cell table:formula="of:=IF([.CR57]-[.CR$59]&gt;0;[.CR57]-[.CR$59];&quot;&quot;)" office:value-type="float" office:value="20" calcext:value-type="float">
            <text:p>20</text:p>
          </table:table-cell>
          <table:table-cell table:number-columns-repeated="928"/>
        </table:table-row>
        <table:table-row table:style-name="ro1">
          <table:table-cell table:number-columns-repeated="56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31"/>
        </table:table-row>
        <calcext:conditional-formats>
          <calcext:conditional-format calcext:target-range-address="Sheet2.AB23:Sheet2.AP23 Sheet2.AP9:Sheet2.AP9">
            <calcext:condition calcext:apply-style-name="Untitled1" calcext:value="&gt;0" calcext:base-cell-address="Sheet2.AB9"/>
          </calcext:conditional-format>
          <calcext:conditional-format calcext:target-range-address="Sheet2.E9:Sheet2.S23 Sheet2.T9:Sheet2.T9">
            <calcext:condition calcext:apply-style-name="Untitled1" calcext:value="=1" calcext:base-cell-address="Sheet2.E9"/>
            <calcext:condition calcext:apply-style-name="Untitled2" calcext:value="=2" calcext:base-cell-address="Sheet2.E9"/>
          </calcext:conditional-format>
          <calcext:conditional-format calcext:target-range-address="Sheet2.AB27:Sheet2.AO27">
            <calcext:condition calcext:apply-style-name="Untitled1" calcext:value="=1" calcext:base-cell-address="Sheet2.AB27"/>
            <calcext:condition calcext:apply-style-name="Untitled2" calcext:value="=2" calcext:base-cell-address="Sheet2.AB27"/>
          </calcext:conditional-format>
          <calcext:conditional-format calcext:target-range-address="Sheet2.AC28:Sheet2.AP28">
            <calcext:condition calcext:apply-style-name="Untitled1" calcext:value="=1" calcext:base-cell-address="Sheet2.AC28"/>
            <calcext:condition calcext:apply-style-name="Untitled2" calcext:value="=2" calcext:base-cell-address="Sheet2.AC28"/>
          </calcext:conditional-format>
          <calcext:conditional-format calcext:target-range-address="Sheet2.AD29:Sheet2.AQ29">
            <calcext:condition calcext:apply-style-name="Untitled1" calcext:value="=1" calcext:base-cell-address="Sheet2.AD29"/>
            <calcext:condition calcext:apply-style-name="Untitled2" calcext:value="=2" calcext:base-cell-address="Sheet2.AD29"/>
          </calcext:conditional-format>
          <calcext:conditional-format calcext:target-range-address="Sheet2.AE30:Sheet2.AE30">
            <calcext:condition calcext:apply-style-name="Untitled1" calcext:value="=1" calcext:base-cell-address="Sheet2.AE30"/>
            <calcext:condition calcext:apply-style-name="Untitled2" calcext:value="=2" calcext:base-cell-address="Sheet2.AE30"/>
          </calcext:conditional-format>
          <calcext:conditional-format calcext:target-range-address="Sheet2.AF30:Sheet2.AR30">
            <calcext:condition calcext:apply-style-name="Untitled1" calcext:value="=1" calcext:base-cell-address="Sheet2.AF30"/>
            <calcext:condition calcext:apply-style-name="Untitled2" calcext:value="=2" calcext:base-cell-address="Sheet2.AF30"/>
          </calcext:conditional-format>
          <calcext:conditional-format calcext:target-range-address="Sheet2.AG31:Sheet2.AG31">
            <calcext:condition calcext:apply-style-name="Untitled1" calcext:value="=1" calcext:base-cell-address="Sheet2.AG31"/>
            <calcext:condition calcext:apply-style-name="Untitled2" calcext:value="=2" calcext:base-cell-address="Sheet2.AG31"/>
          </calcext:conditional-format>
          <calcext:conditional-format calcext:target-range-address="Sheet2.AG31:Sheet2.AS31">
            <calcext:condition calcext:apply-style-name="Untitled1" calcext:value="=1" calcext:base-cell-address="Sheet2.AG31"/>
            <calcext:condition calcext:apply-style-name="Untitled2" calcext:value="=2" calcext:base-cell-address="Sheet2.AG31"/>
          </calcext:conditional-format>
          <calcext:conditional-format calcext:target-range-address="Sheet2.AI32:Sheet2.AI32">
            <calcext:condition calcext:apply-style-name="Untitled1" calcext:value="=1" calcext:base-cell-address="Sheet2.AI32"/>
            <calcext:condition calcext:apply-style-name="Untitled2" calcext:value="=2" calcext:base-cell-address="Sheet2.AI32"/>
          </calcext:conditional-format>
          <calcext:conditional-format calcext:target-range-address="Sheet2.AH32:Sheet2.AT32">
            <calcext:condition calcext:apply-style-name="Untitled1" calcext:value="=1" calcext:base-cell-address="Sheet2.AH32"/>
            <calcext:condition calcext:apply-style-name="Untitled2" calcext:value="=2" calcext:base-cell-address="Sheet2.AH32"/>
          </calcext:conditional-format>
          <calcext:conditional-format calcext:target-range-address="Sheet2.AK33:Sheet2.AK33">
            <calcext:condition calcext:apply-style-name="Untitled1" calcext:value="=1" calcext:base-cell-address="Sheet2.AK33"/>
            <calcext:condition calcext:apply-style-name="Untitled2" calcext:value="=2" calcext:base-cell-address="Sheet2.AK33"/>
          </calcext:conditional-format>
          <calcext:conditional-format calcext:target-range-address="Sheet2.AI33:Sheet2.AU33">
            <calcext:condition calcext:apply-style-name="Untitled1" calcext:value="=1" calcext:base-cell-address="Sheet2.AI33"/>
            <calcext:condition calcext:apply-style-name="Untitled2" calcext:value="=2" calcext:base-cell-address="Sheet2.AI33"/>
          </calcext:conditional-format>
          <calcext:conditional-format calcext:target-range-address="Sheet2.AM34:Sheet2.AM34">
            <calcext:condition calcext:apply-style-name="Untitled1" calcext:value="=1" calcext:base-cell-address="Sheet2.AM34"/>
            <calcext:condition calcext:apply-style-name="Untitled2" calcext:value="=2" calcext:base-cell-address="Sheet2.AM34"/>
          </calcext:conditional-format>
          <calcext:conditional-format calcext:target-range-address="Sheet2.AJ34:Sheet2.AV34">
            <calcext:condition calcext:apply-style-name="Untitled1" calcext:value="=1" calcext:base-cell-address="Sheet2.AJ34"/>
            <calcext:condition calcext:apply-style-name="Untitled2" calcext:value="=2" calcext:base-cell-address="Sheet2.AJ34"/>
          </calcext:conditional-format>
          <calcext:conditional-format calcext:target-range-address="Sheet2.AO35:Sheet2.AO35">
            <calcext:condition calcext:apply-style-name="Untitled1" calcext:value="=1" calcext:base-cell-address="Sheet2.AO35"/>
            <calcext:condition calcext:apply-style-name="Untitled2" calcext:value="=2" calcext:base-cell-address="Sheet2.AO35"/>
          </calcext:conditional-format>
          <calcext:conditional-format calcext:target-range-address="Sheet2.AK35:Sheet2.AW35">
            <calcext:condition calcext:apply-style-name="Untitled1" calcext:value="=1" calcext:base-cell-address="Sheet2.AK35"/>
            <calcext:condition calcext:apply-style-name="Untitled2" calcext:value="=2" calcext:base-cell-address="Sheet2.AK35"/>
          </calcext:conditional-format>
          <calcext:conditional-format calcext:target-range-address="Sheet2.AQ36:Sheet2.AQ36">
            <calcext:condition calcext:apply-style-name="Untitled1" calcext:value="=1" calcext:base-cell-address="Sheet2.AQ36"/>
            <calcext:condition calcext:apply-style-name="Untitled2" calcext:value="=2" calcext:base-cell-address="Sheet2.AQ36"/>
          </calcext:conditional-format>
          <calcext:conditional-format calcext:target-range-address="Sheet2.AL36:Sheet2.AX36">
            <calcext:condition calcext:apply-style-name="Untitled1" calcext:value="=1" calcext:base-cell-address="Sheet2.AL36"/>
            <calcext:condition calcext:apply-style-name="Untitled2" calcext:value="=2" calcext:base-cell-address="Sheet2.AL36"/>
          </calcext:conditional-format>
          <calcext:conditional-format calcext:target-range-address="Sheet2.AS37:Sheet2.AS37">
            <calcext:condition calcext:apply-style-name="Untitled1" calcext:value="=1" calcext:base-cell-address="Sheet2.AS37"/>
            <calcext:condition calcext:apply-style-name="Untitled2" calcext:value="=2" calcext:base-cell-address="Sheet2.AS37"/>
          </calcext:conditional-format>
          <calcext:conditional-format calcext:target-range-address="Sheet2.AM37:Sheet2.AY37">
            <calcext:condition calcext:apply-style-name="Untitled1" calcext:value="=1" calcext:base-cell-address="Sheet2.AM37"/>
            <calcext:condition calcext:apply-style-name="Untitled2" calcext:value="=2" calcext:base-cell-address="Sheet2.AM37"/>
          </calcext:conditional-format>
          <calcext:conditional-format calcext:target-range-address="Sheet2.AU38:Sheet2.AU38">
            <calcext:condition calcext:apply-style-name="Untitled1" calcext:value="=1" calcext:base-cell-address="Sheet2.AU38"/>
            <calcext:condition calcext:apply-style-name="Untitled2" calcext:value="=2" calcext:base-cell-address="Sheet2.AU38"/>
          </calcext:conditional-format>
          <calcext:conditional-format calcext:target-range-address="Sheet2.AN38:Sheet2.AX38">
            <calcext:condition calcext:apply-style-name="Untitled1" calcext:value="=1" calcext:base-cell-address="Sheet2.AN38"/>
            <calcext:condition calcext:apply-style-name="Untitled2" calcext:value="=2" calcext:base-cell-address="Sheet2.AN38"/>
          </calcext:conditional-format>
          <calcext:conditional-format calcext:target-range-address="Sheet2.AW39:Sheet2.AW39">
            <calcext:condition calcext:apply-style-name="Untitled1" calcext:value="=1" calcext:base-cell-address="Sheet2.AW39"/>
            <calcext:condition calcext:apply-style-name="Untitled2" calcext:value="=2" calcext:base-cell-address="Sheet2.AW39"/>
          </calcext:conditional-format>
          <calcext:conditional-format calcext:target-range-address="Sheet2.AO39:Sheet2.AX39">
            <calcext:condition calcext:apply-style-name="Untitled1" calcext:value="=1" calcext:base-cell-address="Sheet2.AO39"/>
            <calcext:condition calcext:apply-style-name="Untitled2" calcext:value="=2" calcext:base-cell-address="Sheet2.AO39"/>
          </calcext:conditional-format>
          <calcext:conditional-format calcext:target-range-address="Sheet2.BB40:Sheet2.BB40 Sheet2.AP40:Sheet2.AX40">
            <calcext:condition calcext:apply-style-name="Untitled1" calcext:value="=1" calcext:base-cell-address="Sheet2.AP40"/>
            <calcext:condition calcext:apply-style-name="Untitled2" calcext:value="=2" calcext:base-cell-address="Sheet2.AP40"/>
          </calcext:conditional-format>
          <calcext:conditional-format calcext:target-range-address="Sheet2.AY38:Sheet2.AZ38">
            <calcext:condition calcext:apply-style-name="Untitled1" calcext:value="=1" calcext:base-cell-address="Sheet2.AY38"/>
            <calcext:condition calcext:apply-style-name="Untitled2" calcext:value="=2" calcext:base-cell-address="Sheet2.AY38"/>
          </calcext:conditional-format>
          <calcext:conditional-format calcext:target-range-address="Sheet2.AY39:Sheet2.BA39">
            <calcext:condition calcext:apply-style-name="Untitled1" calcext:value="=1" calcext:base-cell-address="Sheet2.AY39"/>
            <calcext:condition calcext:apply-style-name="Untitled2" calcext:value="=2" calcext:base-cell-address="Sheet2.AY39"/>
          </calcext:conditional-format>
          <calcext:conditional-format calcext:target-range-address="Sheet2.AY40:Sheet2.AY40">
            <calcext:condition calcext:apply-style-name="Untitled1" calcext:value="=1" calcext:base-cell-address="Sheet2.AY40"/>
            <calcext:condition calcext:apply-style-name="Untitled2" calcext:value="=2" calcext:base-cell-address="Sheet2.AY40"/>
          </calcext:conditional-format>
          <calcext:conditional-format calcext:target-range-address="Sheet2.AY40:Sheet2.BA40">
            <calcext:condition calcext:apply-style-name="Untitled1" calcext:value="=1" calcext:base-cell-address="Sheet2.AY40"/>
            <calcext:condition calcext:apply-style-name="Untitled2" calcext:value="=2" calcext:base-cell-address="Sheet2.AY40"/>
          </calcext:conditional-format>
          <calcext:conditional-format calcext:target-range-address="Sheet2.AB27:Sheet2.AB27">
            <calcext:condition calcext:apply-style-name="Untitled1" calcext:value="=1" calcext:base-cell-address="Sheet2.AB27"/>
            <calcext:condition calcext:apply-style-name="Default" calcext:value="=0" calcext:base-cell-address="Sheet2.AB27"/>
          </calcext:conditional-format>
        </calcext:conditional-formats>
      </table:table>
      <table:named-expressions/>
      <table:database-ranges>
        <table:database-range table:name="tab" table:target-range-address="Sheet1.E6:Sheet1.J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  <style:style style:name="Untitled2" style:family="table-cell" style:parent-style-name="Default">
      <style:table-cell-properties fo:background-color="#ff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3:28:48.107571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Faz</meta:initial-creator>
    <meta:creation-date>2015-05-29T23:31:59</meta:creation-date>
    <dc:date>2016-06-03T16:48:55.190062292</dc:date>
    <meta:editing-duration>PT19H10M37S</meta:editing-duration>
    <meta:editing-cycles>26</meta:editing-cycles>
    <meta:generator>LibreOffice/5.0.6.2$Linux_X86_64 LibreOffice_project/00$Build-2</meta:generator>
    <meta:print-date>2016-06-02T16:05:18.583659854</meta:print-date>
    <meta:document-statistic meta:table-count="2" meta:cell-count="4142" meta:object-count="0"/>
  </office:meta>
</office:document-meta>
</file>